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乌克兰武装部队总参谋部估计俄罗斯损失为221460</text:span>
</text:h>
      <text:p text:style-name="P4">
作者: liveuamap (Language: en)</text:p>
      <text:p text:style-name="P4">
时间: 2023-06-20T01:47:13</text:p>
      <text:p text:style-name="P4">
地点: Kyiv, Kyiv city (Latitude:50.44425 Longtitude:30.52903)</text:p>
      <text:p text:style-name="P4">
视频: []</text:p>
      <text:p text:style-name="P4">
图片: ["<text:a xlink:type="simple" xlink:href="https://liveuamap.com/pics/2023/06/20/22570478_0.jpg" text:style-name="Internet_20_link" text:visited-style-name="Visited_20_Internet_20_Link">
22570478_0.jpg</text:a>
"]</text:p>
      <text:p text:style-name="P4">
标签: ["Europe", "Central and Eastern Europe"]</text:p>
      <text:p text:style-name="P4">
Id: 22570478</text:p>
      <!--METADATA-->
      <text:p text:style-name="P4">
乌克兰武装部队总参谋部估计俄罗斯损失为221460</text:p>
      <text:p text:style-name="P4">
<draw:frame draw:style-name="fr1" draw:name="Image2" text:anchor-type="as-char" svg:width="6.9236in" svg:height="9.200797in" draw:z-index="0">
<draw:image xlink:href="../Images/liveuamap/2023-06-20T01-47-13/22570478_0.jpg" xlink:type="simple" xlink:show="embed" xlink:actuate="onLoad" draw:mime-type="image/jpeg"/>
</draw:frame>
新闻集链接：<text:a xlink:type="simple" xlink:href="https：\/\/liveuamap.com \/en \/2023 \/20-June-june-general-staff of-uckraine-espimates" text:style-name="Internet_20_link" text:visited-style-name="Visited_20_Internet_20_Link">
https：\/\/liveuamap.com \/en \/2023 \/20-June-june-general-staff-and-general-and-armed-and-force of-uckraine-espimates</text:a>
</text:p>
      <text:p text:style-name="P4">
News Source: <text:a xlink:type="simple" xlink:href="https://t.me/GeneralStaffZSU/8383" text:style-name="Internet_20_link" text:visited-style-name="Visited_20_Internet_20_Link">
https://t.me/GeneralStaffZSU/8383</text:a>
</text:p>
      <!--NEWS-->
      <text:h text:style-name="P10" text:outline-level="1">
<text:span text:style-name="T4">
乌克兰防空击落了35个俄罗斯发射的35架Shahed无人机中的32</text:span>
</text:h>
      <text:p text:style-name="P4">
作者: liveuamap (Language: en)</text:p>
      <text:p text:style-name="P4">
时间: 2023-06-20T01:49:34</text:p>
      <text:p text:style-name="P4">
地点: Kyiv,Kyiv city (Latitude:50.59544 Longtitude:30.51315)</text:p>
      <text:p text:style-name="P4">
视频: []</text:p>
      <text:p text:style-name="P4">
图片: ["<text:a xlink:type="simple" xlink:href="https://liveuamap.com/pics/2023/06/20/22570479_0.jpg" text:style-name="Internet_20_link" text:visited-style-name="Visited_20_Internet_20_Link">
22570479_0.jpg</text:a>
"]</text:p>
      <text:p text:style-name="P4">
标签: []</text:p>
      <text:p text:style-name="P4">
Id: 22570479</text:p>
      <!--METADATA-->
      <text:p text:style-name="P4">
乌克兰防空击落了35次由俄罗斯夜推出的35架Shahed无人机中的32</text:p>
      <text:p text:style-name="P4">
<draw:frame draw:style-name="fr1" draw:name="Image3" text:anchor-type="as-char" svg:width="6.9236in" svg:height="6.9236in" draw:z-index="0">
<draw:image xlink:href="../Images/liveuamap/2023-06-20T01-49-34/22570479_0.jpg" xlink:type="simple" xlink:show="embed" xlink:actuate="onLoad" draw:mime-type="image/jpeg"/>
</draw:frame>
新闻集链接：<text:a xlink:type="simple" xlink:href="https：\/\/liveuamap.com \/en \/2023 \/20-June-ukrainian-air-defense-wefshot-shot-down-down-32 of 35-shahed-Roners" text:style-name="Internet_20_link" text:visited-style-name="Visited_20_Internet_20_Link">
https：\/\/liveuamap.com \/en \/2023 \/20-June-ukrainian-air-defense-defense-shot-shot-down-down-down-32 of 35-shahed-Rolones</text:a>
</text:p>
      <text:p text:style-name="P4">
News Source: <text:a xlink:type="simple" xlink:href="https://t.me/kpszsu/2672" text:style-name="Internet_20_link" text:visited-style-name="Visited_20_Internet_20_Link">
https://t.me/kpszsu/2672</text:a>
</text:p>
      <!--NEWS-->
      <text:h text:style-name="P10" text:outline-level="1">
<text:span text:style-name="T4">
3无人机在LVIV中罢工关键基础设施对象</text:span>
</text:h>
      <text:p text:style-name="P4">
作者: liveuamap (Language: en)</text:p>
      <text:p text:style-name="P4">
时间: 2023-06-20T02:19:04</text:p>
      <text:p text:style-name="P4">
地点: L'viv (Latitude:49.82769 Longtitude:24.08392)</text:p>
      <text:p text:style-name="P4">
视频: []</text:p>
      <text:p text:style-name="P4">
图片: []</text:p>
      <text:p text:style-name="P4">
标签: ["Europe", "Central and Eastern Europe"]</text:p>
      <text:p text:style-name="P4">
Id: 22570498</text:p>
      <!--METADATA-->
      <text:p text:style-name="P4">
3无人机在LVIV中罢工关键基础设施对象</text:p>
      <text:p text:style-name="P4">
新闻集合链接：<text:a xlink:type="simple" xlink:href="https：\/\/liveuamap.com \/en \/2023 \/20-6-June-3-3-drones-strike-strike-trike-trike-trike-trike-Infrastructure-object-in" text:style-name="Internet_20_link" text:visited-style-name="Visited_20_Internet_20_Link">
https：\/\/liveuamap.com \/en \/2023 \/20-June-3-3-drones-strike-strike-strike-trike-trike-trike-trike-Infrastructure-objection-in</text:a>
</text:p>
      <text:p text:style-name="P4">
News Source: <text:a xlink:type="simple" xlink:href="https://t.me/channel24_ua/93142" text:style-name="Internet_20_link" text:visited-style-name="Visited_20_Internet_20_Link">
https://t.me/channel24_ua/93142</text:a>
</text:p>
      <!--NEWS-->
      <text:h text:style-name="P10" text:outline-level="1">
<text:span text:style-name="T4">
乌克兰军队试图在Novodarivka- Pryutne，Makarivka -Rivnopil和Nov ...</text:span>
</text:h>
      <text:p text:style-name="P4">
作者: liveuamap (Language: en)</text:p>
      <text:p text:style-name="P4">
时间: 2023-06-20T03:37:00</text:p>
      <text:p text:style-name="P4">
地点: Hulaipole, Zaporizhzhia (Latitude:47.47986 Longtitude:35.81165)</text:p>
      <text:p text:style-name="P4">
视频: []</text:p>
      <text:p text:style-name="P4">
图片: []</text:p>
      <text:p text:style-name="P4">
标签: []</text:p>
      <text:p text:style-name="P4">
Id: 22570582</text:p>
      <!--METADATA-->
      <text:p text:style-name="P4">
乌克兰军队试图在Novodarivka前进 -  Pryutne，Makarivka-Rivnopil和Novodanylivka-Robotyne的指示</text:p>
      <text:p text:style-name="P4">
新闻集链接：<text:a xlink:type="simple" xlink:href="https：\/\/liveuamap.com \/en \/2023 \/20-6-June-ukrainian-Milithity-Antempting-to-At-At-Atvance-at-Novodarivka" text:style-name="Internet_20_link" text:visited-style-name="Visited_20_Internet_20_Link">
https：\/\/liveuamap.com \/en \/2023 \/20-6-June-ukrainian-Military-Anterment-Antempting-to-invance-invance-at-Novodarivka</text:a>
</text:p>
      <text:p text:style-name="P4">
News Source: <text:a xlink:type="simple" xlink:href="https://t.me/info_zp/38695" text:style-name="Internet_20_link" text:visited-style-name="Visited_20_Internet_20_Link">
https://t.me/info_zp/38695</text:a>
</text:p>
      <!--NEWS-->
      <text:h text:style-name="P10" text:outline-level="1">
<text:span text:style-name="T4">
JSC Avdiivka Directio Rusian军队炮击了Orlivka，Avdiivka，Karlovka，Pervomaisko，Neels ...</text:span>
</text:h>
      <text:p text:style-name="P4">
作者: liveuamap (Language: en)</text:p>
      <text:p text:style-name="P4">
时间: 2023-06-20T05:00:00</text:p>
      <text:p text:style-name="P4">
地点: Donetsk Oblast (Latitude:48.05743 Longtitude:37.57427)</text:p>
      <text:p text:style-name="P4">
视频: []</text:p>
      <text:p text:style-name="P4">
图片: []</text:p>
      <text:p text:style-name="P4">
标签: ["Russia"]</text:p>
      <text:p text:style-name="P4">
Id: 22570608</text:p>
      <!--METADATA-->
      <text:p text:style-name="P4">
在Avdiyivka方向，俄罗斯军队炮击了Orlivka，Avdiyivka，Karlivka，Pervomayske，Donetsk地区的Nevelske-</text:p>
      <text:p text:style-name="P4">
新闻集链接：<text:a xlink:type="simple" xlink:href="https：\/\/liveuamap.com \/en \/2023 \/20-June-at-at-at-avdiyivka-directionlection-Russian-army-army-shelled-orlivka" text:style-name="Internet_20_link" text:visited-style-name="Visited_20_Internet_20_Link">
https：\/\/liveuamap.com \/en \/2023 \/20-June-at-at-avdiyivka-direction-russian-army-army-army-shelled-orlivka</text:a>
</text:p>
      <text:p text:style-name="P4">
News Source: <text:a xlink:type="simple" xlink:href="https://t.me/lumsrc/5139" text:style-name="Internet_20_link" text:visited-style-name="Visited_20_Internet_20_Link">
https://t.me/lumsrc/5139</text:a>
</text:p>
      <!--NEWS-->
      <text:h text:style-name="P10" text:outline-level="1">
<text:span text:style-name="T4">
俄罗斯部队在顿涅茨克和卢汉斯克地区采取进攻行动。 乌克兰军事...</text:span>
</text:h>
      <text:p text:style-name="P4">
作者: liveuamap (Language: en)</text:p>
      <text:p text:style-name="P4">
时间: 2023-06-20T05:16:00</text:p>
      <text:p text:style-name="P4">
地点: Donetsk (Latitude:47.85118 Longtitude:37.50612)</text:p>
      <text:p text:style-name="P4">
视频: []</text:p>
      <text:p text:style-name="P4">
图片: []</text:p>
      <text:p text:style-name="P4">
标签: ["Russia"]</text:p>
      <text:p text:style-name="P4">
Id: 22570603</text:p>
      <!--METADATA-->
      <text:p text:style-name="P4">
俄罗斯军队在顿涅茨克和卢汉斯克地区采取进攻行动。Ukrainian军方与俄罗斯附近的俄罗斯军队进行了45次战斗，托尔斯克，托斯克，Hryhorivka，Spirne和West到Donetsk地区的Dibrova，Orikhovo-Vasylivka，Avdiyobnivka，Krosebka，Kroshohohan，Kroshohohan，Kroseky，利夫卡 ， - 乌克兰武装部队总参谋部在早晨报告中说</text:p>
      <text:p text:style-name="P4">
新闻集链接：<text:a xlink:type="simple" xlink:href="https：\/\/liveuamap.com \/en \/2023 \/20-6-June-Russian-Forces-docducting-indervist-In-Donetsk" text:style-name="Internet_20_link" text:visited-style-name="Visited_20_Internet_20_Link">
https：\/\/liveuamap.com \/en \/2023 \/20-6-June-russian-Forces-docducting-docducting犯罪 - 犯罪现象 -  donetsk</text:a>
</text:p>
      <text:p text:style-name="P4">
News Source: <text:a xlink:type="simple" xlink:href="https://t.me/lumsrc/5143" text:style-name="Internet_20_link" text:visited-style-name="Visited_20_Internet_20_Link">
https://t.me/lumsrc/5143</text:a>
</text:p>
      <!--NEWS-->
      <text:h text:style-name="P10" text:outline-level="1">
<text:span text:style-name="T4">
1人因赫尔森的炮击而丧生</text:span>
</text:h>
      <text:p text:style-name="P4">
作者: liveuamap (Language: en)</text:p>
      <text:p text:style-name="P4">
时间: 2023-06-20T05:39:19</text:p>
      <text:p text:style-name="P4">
地点: Kherson (Latitude:46.63364 Longtitude:32.616)</text:p>
      <text:p text:style-name="P4">
视频: []</text:p>
      <text:p text:style-name="P4">
图片: []</text:p>
      <text:p text:style-name="P4">
标签: ["Europe", "Central and Eastern Europe"]</text:p>
      <text:p text:style-name="P4">
Id: 22570613</text:p>
      <!--METADATA-->
      <text:p text:style-name="P4">
1人因赫尔森的炮击而丧生</text:p>
      <text:p text:style-name="P4">
新闻集链接：[https：\/\/liveuamap.com \/en \/2023 \/20-6-June-1-pers-killed-killed-as-as-as-in-kherson in-kherson]](https：\/\/liveuamap.com \/en \/2023 \/20-June-1-person-kill-as-as-as-as-as-in-in-in-kherson in-kherson)</text:p>
      <text:p text:style-name="P4">
News Source: <text:a xlink:type="simple" xlink:href="https://twitter.com/_kava24_02_22/status/1671086901023866880" text:style-name="Internet_20_link" text:visited-style-name="Visited_20_Internet_20_Link">
https://twitter.com/_kava24_02_22/status/1671086901023866880</text:a>
</text:p>
      <!--NEWS-->
      <text:h text:style-name="P10" text:outline-level="1">
<text:span text:style-name="T4">
乌克兰血统的妇女被拘留在萨兰斯克，并代表UKR被指控犯有间谍活动。</text:span>
</text:h>
      <text:p text:style-name="P4">
作者: liveuamap (Language: en)</text:p>
      <text:p text:style-name="P4">
时间: 2023-06-20T06:06:23</text:p>
      <text:p text:style-name="P4">
地点: Saransk,Respublika Mordoviya (Latitude:54.18876 Longtitude:45.18402)</text:p>
      <text:p text:style-name="P4">
视频: []</text:p>
      <text:p text:style-name="P4">
图片: []</text:p>
      <text:p text:style-name="P4">
标签: ["Russia"]</text:p>
      <text:p text:style-name="P4">
Id: 22570620</text:p>
      <!--METADATA-->
      <text:p text:style-name="P4">
乌克兰血统的妇女被拘留在萨兰斯克，并被指控代表乌克兰</text:p>
      <text:p text:style-name="P4">
新闻集链接：<text:a xlink:type="simple" xlink:href="https：\/\/liveuamap.com \/en \/2023 \/20-6-June-Woman-of-ukrainian-origin-was-was-in-saransk" text:style-name="Internet_20_link" text:visited-style-name="Visited_20_Internet_20_Link">
https：\/\/liveuamap.com \/en \/2023 \/20-6-June-Woman-of-ukrainian-Origin-was-was-in-saransk</text:a>
</text:p>
      <text:p text:style-name="P4">
News Source: <text:a xlink:type="simple" xlink:href="https://t.me/rian_ru/206293" text:style-name="Internet_20_link" text:visited-style-name="Visited_20_Internet_20_Link">
https://t.me/rian_ru/206293</text:a>
</text:p>
      <!--NEWS-->
      <text:h text:style-name="P10" text:outline-level="1">
<text:span text:style-name="T4">
据报道，伯迪安斯克附近爆炸了</text:span>
</text:h>
      <text:p text:style-name="P4">
作者: liveuamap (Language: en)</text:p>
      <text:p text:style-name="P4">
时间: 2023-06-20T08:24:00</text:p>
      <text:p text:style-name="P4">
地点: Zaporizhzhia (Latitude:46.79877 Longtitude:36.67322)</text:p>
      <text:p text:style-name="P4">
视频: []</text:p>
      <text:p text:style-name="P4">
图片: []</text:p>
      <text:p text:style-name="P4">
标签: []</text:p>
      <text:p text:style-name="P4">
Id: 22570625</text:p>
      <!--METADATA-->
      <text:p text:style-name="P4">
据报道，伯迪安斯克附近爆炸了</text:p>
      <text:p text:style-name="P4">
新闻集链接：<text:a xlink:type="simple" xlink:href="https：\/\/liveuamap.com \/en \/2023 \/20-June-explosion-was-was-near-berdyansk-" text:style-name="Internet_20_link" text:visited-style-name="Visited_20_Internet_20_Link">
https：\/\/liveuamap.com \/en \/2023 \/20-June-explosion-was-was-near-near-berdyansk-</text:a>
</text:p>
      <text:p text:style-name="P4">
News Source: <text:a xlink:type="simple" xlink:href="https://t.me/info_zp/38714" text:style-name="Internet_20_link" text:visited-style-name="Visited_20_Internet_20_Link">
https://t.me/info_zp/38714</text:a>
</text:p>
      <!--NEWS-->
      <text:h text:style-name="P10" text:outline-level="1">
<text:span text:style-name="T4">
@EU_Commission总裁：我们在接下来的4年...</text:span>
</text:h>
      <text:p text:style-name="P4">
作者: liveuamap (Language: en)</text:p>
      <text:p text:style-name="P4">
时间: 2023-06-20T08:31:00</text:p>
      <text:p text:style-name="P4">
地点: Bruxelles, Bruxelles (Latitude:50.83864 Longtitude:4.37557)</text:p>
      <text:p text:style-name="P4">
视频: []</text:p>
      <text:p text:style-name="P4">
图片: ["<text:a xlink:type="simple" xlink:href="https://liveuamap.com/pics/2023/06/20/22570629_0.jpg" text:style-name="Internet_20_link" text:visited-style-name="Visited_20_Internet_20_Link">
22570629_0.jpg</text:a>
"]</text:p>
      <text:p text:style-name="P4">
标签: ["Europe", "Trade Wars"]</text:p>
      <text:p text:style-name="P4">
Id: 22570629</text:p>
      <!--METADATA-->
      <text:p text:style-name="P4">
@EU_Commission总裁：我们在接下来的4年中为乌克兰提供了一个设施，最高50亿欧元  <draw:frame draw:style-name="fr1" draw:name="Image4" text:anchor-type="as-char" svg:width="6.9236in" svg:height="4.615733in" draw:z-index="0">
<draw:image xlink:href="../Images/liveuamap/2023-06-20T08-31-00/22570629_0.jpg" xlink:type="simple" xlink:show="embed" xlink:actuate="onLoad" draw:mime-type="image/jpeg"/>
</draw:frame>
新闻集链接：<text:a xlink:type="simple" xlink:href="https：\/\/liveuamap.com \/en \/2023 \/20-June-june-the-eucommission-the-ecommission-we-propose-a-a-a-a-a-a-a-a-a-a-a-a-a-a-a-a-a-a-a-a-a-a-a-a-a" text:style-name="Internet_20_link" text:visited-style-name="Visited_20_Internet_20_Link">
https：\/\/liveuamap.com \/en \/2023 \/20-June-june-the-eucommession-eucommession-we-propose-a-a-a-a-fiality</text:a>
</text:p>
      <text:p text:style-name="P4">
News Source: <text:a xlink:type="simple" xlink:href="https://twitter.com/vonderleyen/status/1671118464671514626" text:style-name="Internet_20_link" text:visited-style-name="Visited_20_Internet_20_Link">
https://twitter.com/vonderleyen/status/1671118464671514626</text:a>
</text:p>
      <!--NEWS-->
      <text:h text:style-name="P10" text:outline-level="1">
<text:span text:style-name="T4">
坦博夫地区科托夫斯克市着火了火药工厂。 根据最新...</text:span>
</text:h>
      <text:p text:style-name="P4">
作者: liveuamap (Language: en)</text:p>
      <text:p text:style-name="P4">
时间: 2023-06-20T08:37:06</text:p>
      <text:p text:style-name="P4">
地点: Tambov (Latitude:52.59173 Longtitude:41.50802)</text:p>
      <text:p text:style-name="P4">
视频: []</text:p>
      <text:p text:style-name="P4">
图片: []</text:p>
      <text:p text:style-name="P4">
标签: ["Russia", "Weapons"]</text:p>
      <text:p text:style-name="P4">
Id: 22570626</text:p>
      <!--METADATA-->
      <text:p text:style-name="P4">
坦博夫地区科托夫斯克市的一家火药工厂着火。根据最新数据，有四人被杀，两人受伤。</text:p>
      <text:p text:style-name="P4">
新闻集链接：[https：\/\/liveuamap.com \/en \/2023 \/20-June-a-a-a-gunpowder-factory-factory-is-in-in-in-in-in-in-in-kotovsk]](https：\/\/liveuamap.com \/en \/2023 \/20-june-a-a-a-gunpowder-factory-factory-is-in-in-in-in-in-in-the-kotovsk)</text:p>
      <text:p text:style-name="P4">
News Source: <text:a xlink:type="simple" xlink:href="https://t.me/rusbrief/127835" text:style-name="Internet_20_link" text:visited-style-name="Visited_20_Internet_20_Link">
https://t.me/rusbrief/127835</text:a>
</text:p>
      <!--NEWS-->
      <text:h text:style-name="P10" text:outline-level="1">
<text:span text:style-name="T4">
秘书说，美国将在周三宣布为乌克兰制定强大的经济援助计划。</text:span>
</text:h>
      <text:p text:style-name="P4">
作者: liveuamap (Language: en)</text:p>
      <text:p text:style-name="P4">
时间: 2023-06-20T08:56:23</text:p>
      <text:p text:style-name="P4">
地点: Washington, District of Columbia (Latitude:38.8929 Longtitude:-77.04815)</text:p>
      <text:p text:style-name="P4">
视频: []</text:p>
      <text:p text:style-name="P4">
图片: []</text:p>
      <text:p text:style-name="P4">
标签: ["District Columbia", "USA"]</text:p>
      <text:p text:style-name="P4">
Id: 22570628</text:p>
      <!--METADATA-->
      <text:p text:style-name="P4">
国务卿说，美国周三将为乌克兰宣布一项强大的经济援助计划。</text:p>
      <text:p text:style-name="P4">
新闻集链接：<text:a xlink:type="simple" xlink:href="https：\/\/liveuamap.com \/en \/2023 \/20-6-June-us-on-wednesday-will-will-annouse-annouse-a-bobust-probust-probost-promonic-sassistance" text:style-name="Internet_20_link" text:visited-style-name="Visited_20_Internet_20_Link">
https：\/\/liveuamap.com \/en \/2023 \/20-6-June-us-wednesday-will-will-annouse-anounce-a-bobust-probust-proconomic-sassistance</text:a>
</text:p>
      <text:p text:style-name="P4">
News Source: <text:a xlink:type="simple" xlink:href="https://twitter.com/W7VOA/status/1671138270837723137" text:style-name="Internet_20_link" text:visited-style-name="Visited_20_Internet_20_Link">
https://twitter.com/W7VOA/status/1671138270837723137</text:a>
</text:p>
      <!--NEWS-->
      <text:h text:style-name="P10" text:outline-level="1">
<text:span text:style-name="T4">
1 Emercom Rescuer丧生，今天因俄罗斯炮击而受伤了8人</text:span>
</text:h>
      <text:p text:style-name="P4">
作者: liveuamap (Language: en)</text:p>
      <text:p text:style-name="P4">
时间: 2023-06-20T09:17:49</text:p>
      <text:p text:style-name="P4">
地点: Kherson (Latitude:46.62445 Longtitude:32.61)</text:p>
      <text:p text:style-name="P4">
视频: []</text:p>
      <text:p text:style-name="P4">
图片: []</text:p>
      <text:p text:style-name="P4">
标签: ["Europe", "Central and Eastern Europe"]</text:p>
      <text:p text:style-name="P4">
Id: 22570632</text:p>
      <!--METADATA-->
      <text:p text:style-name="P4">
1 Emercom救援人员被杀，由于俄罗斯炮击在Khersontoday造成的8人受伤</text:p>
      <text:p text:style-name="P4">
新闻集链接：[https：\/\/liveuamap.com \/en \/2023 \/20-6-June-1- emercom-rescuer-kill-kill-kill-kill-8-wounded-as as as-as-as-Russian]](https：\/\/liveuamap.com \/en \/2023 \/20-6-June-1- emercom-rescuer-kill-kill-kill-kill-kill-8-nounded-as-as as-as-as-Result-Russian)</text:p>
      <text:p text:style-name="P4">
News Source: <text:a xlink:type="simple" xlink:href="https://t.me/ermaka2022/2985" text:style-name="Internet_20_link" text:visited-style-name="Visited_20_Internet_20_Link">
https://t.me/ermaka2022/2985</text:a>
</text:p>
      <!--NEWS-->
      <text:h text:style-name="P10" text:outline-level="1">
<text:span text:style-name="T4">
乌克兰情报部长说，俄罗斯军队在冷却池塘里种了炸弹...</text:span>
</text:h>
      <text:p text:style-name="P4">
作者: liveuamap (Language: en)</text:p>
      <text:p text:style-name="P4">
时间: 2023-06-20T11:28:00</text:p>
      <text:p text:style-name="P4">
地点: Enerhodar, Zaporizhzhia region (Latitude:47.50682 Longtitude:34.52196)</text:p>
      <text:p text:style-name="P4">
视频: []</text:p>
      <text:p text:style-name="P4">
图片: []</text:p>
      <text:p text:style-name="P4">
标签: ["Energy", "Central and Eastern Europe"]</text:p>
      <text:p text:style-name="P4">
Id: 22570638</text:p>
      <!--METADATA-->
      <text:p text:style-name="P4">
根据乌克兰情报部长的说法</text:p>
      <text:p text:style-name="P4">
新闻集链接：<text:a xlink:type="simple" xlink:href="https：\/\/liveuamap.com \/en \/2023 \/20-6-june-according-of-ukrainian-Intelligence-Russian" text:style-name="Internet_20_link" text:visited-style-name="Visited_20_Internet_20_Link">
https：\/\/liveuamap.com \/en \/2023 \/20-June-according-to-ukrainian-Intelligence-Russian</text:a>
</text:p>
      <text:p text:style-name="P4">
News Source: <text:a xlink:type="simple" xlink:href="https://t.me/suspilnenews/21860" text:style-name="Internet_20_link" text:visited-style-name="Visited_20_Internet_20_Link">
https://t.me/suspilnenews/21860</text:a>
</text:p>
      <!--NEWS-->
      <text:h text:style-name="P10" text:outline-level="1">
<text:span text:style-name="T4">
乌克兰能够从匈牙利带走三名乌克兰战俘</text:span>
</text:h>
      <text:p text:style-name="P4">
作者: liveuamap (Language: en)</text:p>
      <text:p text:style-name="P4">
时间: 2023-06-20T11:37:24</text:p>
      <text:p text:style-name="P4">
地点: Berehove, Zakarpats'ka oblast (Latitude:48.19722 Longtitude:22.64557)</text:p>
      <text:p text:style-name="P4">
视频: []</text:p>
      <text:p text:style-name="P4">
图片: ["<text:a xlink:type="simple" xlink:href="https://liveuamap.com/pics/2023/06/20/22570636_0.jpg" text:style-name="Internet_20_link" text:visited-style-name="Visited_20_Internet_20_Link">
22570636_0.jpg</text:a>
"]</text:p>
      <text:p text:style-name="P4">
标签: ["Hungary", "Visegrad 4"]</text:p>
      <text:p text:style-name="P4">
Id: 22570636</text:p>
      <!--METADATA-->
      <text:p text:style-name="P4">
乌克兰能够从匈牙利带走三名乌克兰战俘</text:p>
      <text:p text:style-name="P4">
<draw:frame draw:style-name="fr1" draw:name="Image5" text:anchor-type="as-char" svg:width="6.9236in" svg:height="2.505314in" draw:z-index="0">
<draw:image xlink:href="../Images/liveuamap/2023-06-20T11-37-24/22570636_0.jpg" xlink:type="simple" xlink:show="embed" xlink:actuate="onLoad" draw:mime-type="image/jpeg"/>
</draw:frame>
新闻集链接：<text:a xlink:type="simple" xlink:href="https：\/\/liveuamap.com \/en \/2023 \/20-June-ukraine-was-was-to-to-to-Toke-Three-Three-Three-Ikrainian-Prisoners" text:style-name="Internet_20_link" text:visited-style-name="Visited_20_Internet_20_Link">
https：\/\/liveuamap.com \/en \/2023 \/20-June-ukraine-was-was-able-to-to-to-The-There-There-Three-Ikrainian Prisoners</text:a>
</text:p>
      <text:p text:style-name="P4">
News Source: <text:a xlink:type="simple" xlink:href="https://t.me/OdessaDumskayaNet/57772" text:style-name="Internet_20_link" text:visited-style-name="Visited_20_Internet_20_Link">
https://t.me/OdessaDumskayaNet/57772</text:a>
</text:p>
      <!--NEWS-->
      <text:h text:style-name="P10" text:outline-level="1">
<text:span text:style-name="T4">
赫尔森的新一轮爆炸</text:span>
</text:h>
      <text:p text:style-name="P4">
作者: liveuamap (Language: en)</text:p>
      <text:p text:style-name="P4">
时间: 2023-06-20T14:10:00</text:p>
      <text:p text:style-name="P4">
地点: Kherson (Latitude:46.6274 Longtitude:32.61652)</text:p>
      <text:p text:style-name="P4">
视频: []</text:p>
      <text:p text:style-name="P4">
图片: []</text:p>
      <text:p text:style-name="P4">
标签: ["Europe", "Central and Eastern Europe"]</text:p>
      <text:p text:style-name="P4">
Id: 22570671</text:p>
      <!--METADATA-->
      <text:p text:style-name="P4">
赫尔森的新一轮爆炸</text:p>
      <text:p text:style-name="P4">
新闻集合链接：<text:a xlink:type="simple" xlink:href="https：\/\/liveuamap.com \/en \/2023 \/20-6-june-new-new-new-new-new-new-revosions in-kherson--" text:style-name="Internet_20_link" text:visited-style-name="Visited_20_Internet_20_Link">
https：\/\/liveuamap.com \/en \/2023 \/20-6-June-new-new-new-new-new-new-new-explosions in-kherson-</text:a>
</text:p>
      <text:p text:style-name="P4">
News Source: <text:a xlink:type="simple" xlink:href="https://t.me/suspilnekherson/28115" text:style-name="Internet_20_link" text:visited-style-name="Visited_20_Internet_20_Link">
https://t.me/suspilnekherson/28115</text:a>
</text:p>
      <!--NEWS-->
      <text:h text:style-name="P10" text:outline-level="1">
<text:span text:style-name="T4">
我们的防守者很难移动，因为敌人挥舞着所有的力量来阻止进攻 - 安娜·马利亚</text:span>
</text:h>
      <text:p text:style-name="P4">
作者: ['АРМІЯINFORM']</text:p>
      <text:p text:style-name="P4">
时间: 2023-06-20T16:00:00-04:00</text:p>
      <text:p text:style-name="P4">
描述: 关于TS，乌克兰国防部的代祷者在她的电报中写道。 “敌人不是……与乌克兰2022年的战争，与乌克兰的战争是今天的最新消息，与乌克兰2022年的新闻战是今天的最后一场，乌克兰和俄罗斯之间的战争是否会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6/malyar-1-960x540-1.jpg" text:style-name="Internet_20_link" text:visited-style-name="Visited_20_Internet_20_Link">
malyar-1-960x540-1.jpg</text:a>
']</text:p>
      <text:p text:style-name="P4">
标签: []</text:p>
      <text:p text:style-name="P4">
类别: News</text:p>
      <!--METADATA-->
      <text:p text:style-name="P4">
<draw:frame draw:style-name="fr1" draw:name="Image6" text:anchor-type="as-char" svg:width="6.9236in" svg:height="3.894525in" draw:z-index="0">
<draw:image xlink:href="../Images/AРМІЯINFORM/2023-06-20T16-00-00-04-00/malyar-1-960x540-1.jpg" xlink:type="simple" xlink:show="embed" xlink:actuate="onLoad" draw:mime-type="image/jpeg"/>
</draw:frame>
关于乌克兰国防副部长<text:a xlink:type="simple" xlink:href="https://www.facebook.com/GeneralStaff.ua/posts/pfbid02AxtfjEkHqdvLDN2ZnDvzj2fQdKuu9vSnv5z8psXiFQqMKtM3JCADgrH67dC9XmEwl" text:style-name="Internet_20_link" text:visited-style-name="Visited_20_Internet_20_Link">
写道</text:a>
在他的电报中。</text:p>
      <text:p text:style-name="P4">
“敌人不会轻易占领职位，我们必须设置成为一场艰苦的决斗。 其实现在正在发生的事情。 不必衡量国防部队仅由定居点和知情公里的结果来衡量。 因为敌对行动效率的标准更多。 正在进行的手术有多个任务，这些任务使这些任务做出了多项任务。 他们不得不移动。 这是第一次最大的打击。”消息写道。</text:p>
      <text:p text:style-name="P4">
另外，安娜·马利亚尔(Anna Malyar)指出，尽管我们的部队朝着南方的苛刻指示来的事实，但敌人在东方集中了很多努力，但它仍在那里继续前进。 因为对于敌人来说，进攻的主要方向就在那里，因为侵略者没有留下目的到达顿涅茨克和卢坎克地区的边界。 因此，现在在东方和南部很热。</text:p>
      <text:p text:style-name="P4">
News Source: <text:a xlink:type="simple" xlink:href="https://armyinform.com.ua/2023/06/20/nashym-oboronczyam-dovoli-skladno-prosuvatys-adzhe-vorog-kynuv-usi-syly-shhob-zupynyty-nastup-ganna-malyar/" text:style-name="Internet_20_link" text:visited-style-name="Visited_20_Internet_20_Link">
https://armyinform.com.ua/2023/06/20/nashym-oboronczyam-dovoli-skladno-prosuvatys-adzhe-vorog-kynuv-usi-syly-shhob-zupynyty-nastup-ganna-malyar/</text:a>
</text:p>
      <!--NEWS-->
      <text:h text:style-name="P10" text:outline-level="1">
<text:span text:style-name="T4">
日本将帮助乌克兰恢复受影响的领土</text:span>
</text:h>
      <text:p text:style-name="P4">
作者: ['АРМІЯINFORM']</text:p>
      <text:p text:style-name="P4">
时间: 2023-06-20T18:00:00-04:00</text:p>
      <text:p text:style-name="P4">
描述: Mintystvo Rosvitka Gromad，Terita tu Infrastrusturia of Ukrainian，该机构...与乌克兰2022年的战争，与乌克兰的最新新闻，今天与乌克兰2022年的新闻，今天与乌克兰的新闻战争，乌克兰和俄罗斯之间的战争以及乌克兰和俄罗斯之间的战争会他们说，乌克兰将于2022年在2022年，他们将在不久的将来与乌克兰发生战争，他们说，与乌克兰的战争，今天的乌克兰新闻，乌克兰的新闻，乌克兰媒体在俄罗斯的乌克兰新闻</text:p>
      <text:p text:style-name="P4">
图片: ['<text:a xlink:type="simple" xlink:href="https://armyinform.com.ua/wp-content/uploads/2023/06/yaponiya-ukrayina-prapor.jpg" text:style-name="Internet_20_link" text:visited-style-name="Visited_20_Internet_20_Link">
yaponiya-ukrayina-prapor.jpg</text:a>
']</text:p>
      <text:p text:style-name="P4">
标签: ['АГРЕСІЯ РФ', 'ЯПОНІЯ']</text:p>
      <text:p text:style-name="P4">
类别: News</text:p>
      <!--METADATA-->
      <text:p text:style-name="P4">
<draw:frame draw:style-name="fr1" draw:name="Image7" text:anchor-type="as-char" svg:width="6.9236in" svg:height="4.369813in" draw:z-index="0">
<draw:image xlink:href="../Images/AРМІЯINFORM/2023-06-20T18-00-00-04-00/yaponiya-ukrayina-prapor.jpg" xlink:type="simple" xlink:show="embed" xlink:actuate="onLoad" draw:mime-type="image/jpeg"/>
</draw:frame>
乌克兰和日本机构的社区发展，领土和基础设施部将通过消除自然人制造灾难的后果以及为恢复受影响社区和领土的恢复提供咨询性支持的经验来交换。</text:p>
      <text:p text:style-name="P4">
副总理签署了有关合作和促进城市可持续恢复的相应备忘录，该备忘录是由乌克兰统治的乌克兰建立，领土和基础设施的乌克兰国防部长和日本国防部国防部长Hiromichi hiromichi hiromichi Vatanabe的恢复的副总理。</text:p>
      <text:p text:style-name="P4">
“重建机构在日本大地震后恢复基础设施的经验，名词受影响地区的正常性回归是无价的。 尤其是现在，当俄罗斯联邦从Podrivkakhovsky Hydroelectric Power Station的恐怖行为导致了近几十年来最大的欧洲人类灾难之一。</text:p>
      <text:p text:style-name="P4">
我们日本同事的成功经验将避免在恢复项目的计划和实施中遇到许多错误，因此我们将能够节省时间，并更快，更有效地完成一切。</text:p>
      <text:p text:style-name="P4">
我感谢Hiromichi Vatanabe部长和该机构的护理机构团队，并愿意尽快开始实践经验。” Alexander Kubrakov报道。</text:p>
      <text:p text:style-name="P4">
根据日本恢复大臣Hiromichi Vatanabe的说法，日本的经验将表明，在完全康复开始之前，受影响社区人口的关键需求是关键。 这是关于住房，关键的基础设施(热，水和电源系统)社区中经济活动的土耳其。</text:p>
      <text:p text:style-name="P4">
双方同意，正是在基础设施部工作的这一方向上，重建的讽刺性在不久的将来一直在激活经验的交流。</text:p>
      <text:p text:style-name="P4">
交流本身将通过定期的双边缩放，研讨会和研讨会来完成。</text:p>
      <text:p text:style-name="P4">
重建机构于2012年2月成立，是政府的主要机构，负责2011年3月11日大东日本地球之后。 他在福岛NPP造成了三重灾难 - 乡村，海啸和核事故。</text:p>
      <text:p text:style-name="P4">
该机构直接在乌克兰部长的内阁下建立，用于重建措施的集中管理，所有参与其中的人的协调以及与地方当局的合作。</text:p>
      <text:p text:style-name="P4">
News Source: <text:a xlink:type="simple" xlink:href="https://armyinform.com.ua/2023/06/20/yaponiya-dopomozhe-ukrayini-z-vidnovlennyam-postrazhdalyh-terytorij/" text:style-name="Internet_20_link" text:visited-style-name="Visited_20_Internet_20_Link">
https://armyinform.com.ua/2023/06/20/yaponiya-dopomozhe-ukrayini-z-vidnovlennyam-postrazhdalyh-terytorij/</text:a>
</text:p>
      <!--NEWS-->
      <text:h text:style-name="P10" text:outline-level="1">
<text:span text:style-name="T4">
世界支持乌克兰：美国和欧盟政客的陈述</text:span>
</text:h>
      <text:p text:style-name="P4">
作者: ['АРМІЯINFORM']</text:p>
      <text:p text:style-name="P4">
时间: 2023-06-20T20:00:00-04:00</text:p>
      <text:p text:style-name="P4">
描述: 北约恩斯·斯托尔滕贝格（NatoєnsStoltenberg）的秘书长是Vyslovannya，在Maybutnom Ukrainian的Sho ...与乌克兰2022年的战争，与乌克兰的最新消息，今天与乌克兰的新闻，今天与乌克兰2022年的新闻战争，乌克兰和俄罗斯之间的战争将会发生，乌克兰和俄罗斯之间以及何时，以及何时，何时，何时，，乌克兰的战争与乌克兰的战争将是不久的</text:p>
      <text:p text:style-name="P4">
图片: ['<text:a xlink:type="simple" xlink:href="https://armyinform.com.ua/wp-content/uploads/2023/06/627bfcf48d884.jpeg" text:style-name="Internet_20_link" text:visited-style-name="Visited_20_Internet_20_Link">
627bfcf48d884.jpeg</text:a>
']</text:p>
      <text:p text:style-name="P4">
标签: ['ВЕЛИКА БРИТАНІЯ', 'ЄНС СТОЛТЕНБЕРГ', 'ПРЕЗИДЕНТ США']</text:p>
      <text:p text:style-name="P4">
类别: News</text:p>
      <!--METADATA-->
      <text:p text:style-name="P4">
<draw:frame draw:style-name="fr1" draw:name="Image8" text:anchor-type="as-char" svg:width="6.9236in" svg:height="4.32725in" draw:z-index="0">
<draw:image xlink:href="../Images/AРМІЯINFORM/2023-06-20T20-00-00-04-00/627bfcf48d884.jpeg" xlink:type="simple" xlink:show="embed" xlink:actuate="onLoad" draw:mime-type="image/jpeg"/>
</draw:frame>
北约秘书长詹斯·斯托尔滕贝格(Jens Stoltenberg)表示，他相信乌克兰将成为联盟的成员。 他说，将在敌人的峰会上获得一揽子援助，几年来，乌克兰将使乌克兰更加接近北约标准。 斯托尔滕堡还警告不要在乌克兰与俄罗斯联邦之间的和平社区的赶时间，并强调只有乌克兰才能确定自己结束战争的条件。</text:p>
      <text:p text:style-name="P4">
“告诉这个在布查的人们。 我无法告诉他们有关非暴力抵抗的信息，愤怒的眼泪转变为我的眼睛。</text:p>
      <text:p text:style-name="P4">
欧洲内部贸易和服务局长Tierry Breton说，欧盟打算加快向乌克兰的武器供应，以支持反性国防部队。</text:p>
      <text:p text:style-name="P4">
英国总理瑞莎·萨纳克(Risha Sunak)在乌克兰恢复会议上，奥洛多尼(Ollodoni)将呼吁投资者和商业领袖加入乌克兰的斗争。 他认为，乌克兰能够建立和恢复的财务斗争对俄罗斯来说是一种反对意见。 “同样，乌克兰展示了其快速使用创新的能力，我知道它的恢复也不例外。 乌克兰的违法行为摧毁了全国各地的商业和生计，但并没有破坏乌克兰人民的创造力和决心。 融资，技术开发的乌克兰将增强其移动边界的能力，并为未来的主权和现代乌克兰建立光明的未来。” Sunak说。</text:p>
      <text:p text:style-name="P4">
美国总统乔·拜登(Joe Biden)命名了普京关于在白俄罗斯战术核武器第一批单位“绝对不负责任”的说法。</text:p>
      <text:p text:style-name="P4">
欧盟谴责俄罗斯计划在乌克兰暂时占领的领土上举行选举。 欧洲外交政策委员会彼得的首席席位是邮票的地位，即这种意图严重违反了联合国宪章，以及乌克兰的非挥助性，主权和领土完整性。</text:p>
      <text:p text:style-name="P4">
<text:span text:style-name="T4">
来源：</text:span>
 <text:a xlink:type="simple" xlink:href="https://www.facebook.com/SZRUkraine" text:style-name="Internet_20_link" text:visited-style-name="Visited_20_Internet_20_Link">
外部情报服务</text:a>
</text:p>
      <text:p text:style-name="P4">
News Source: <text:a xlink:type="simple" xlink:href="https://armyinform.com.ua/2023/06/20/svit-pidtrymuye-ukrayinu-zayavy-politykiv-ssha-ta-yes/" text:style-name="Internet_20_link" text:visited-style-name="Visited_20_Internet_20_Link">
https://armyinform.com.ua/2023/06/20/svit-pidtrymuye-ukrayinu-zayavy-politykiv-ssha-ta-yes/</text:a>
</text:p>
      <!--NEWS-->
      <text:h text:style-name="P10" text:outline-level="1">
<text:span text:style-name="T4">
占领者告诉他的母亲俄罗斯士兵中的醉酒，并担心武装部队的进攻</text:span>
</text:h>
      <text:p text:style-name="P4">
作者: ['АРМІЯINFORM']</text:p>
      <text:p text:style-name="P4">
时间: 2023-06-20T22:00:00-04:00</text:p>
      <text:p text:style-name="P4">
描述: https://youtu.be/1mkmrivczg4关于GUR GUR MOU。 VIISKOVOVOVOVOVOVOVOVOVOVOVOVOVOVOVOVOVOVOVOVOVOVOVOVOVOVOVOVOVOVOVOVOVOVOVOVEV ...与乌克兰2022年的战争，与乌克兰的最新新闻，与乌克兰的新闻战争，与乌克兰2022年的新闻战争，今天将在乌克兰和俄罗斯之间发生战争，当2022年与乌克兰的战争将是，将在不久的将来与乌克兰发动战争，这是与乌克兰的战争，今天的乌克兰新闻，乌克兰的新闻，乌克兰媒体在俄罗斯</text:p>
      <text:p text:style-name="P4">
图片: []</text:p>
      <text:p text:style-name="P4">
标签: ['STOPRUSSIA', 'АГРЕСІЯ РФ', 'ВІЙНА', 'ГУР МО УКРАЇНИ', 'ГУР ПЕРЕХОПЛЕННЯ']</text:p>
      <text:p text:style-name="P4">
类别: News</text:p>
      <!--METADATA-->
      <text:p text:style-name="P4">
关于它<text:a xlink:type="simple" xlink:href="https://gur.gov.ua/content/muzhyk-zastrelytsia-zakhotel-strelnul-sebe-s-avtomata-v-podborodok-tak-u-neho-pulia-prosto-cherez-nos-vyshla-a-sam-to-vyzhyl.html" text:style-name="Internet_20_link" text:visited-style-name="Visited_20_Internet_20_Link">
报告</text:a>
Gur Mou。</text:p>
      <text:p text:style-name="P4">
这位俄罗斯军人在部队中的紧张局势，以及他或她自己对武装部队的进攻的进攻。</text:p>
      <text:p text:style-name="P4">
“该男子将射击集会，用机枪在吊舱中开枪，如此统一地从鼻子出来，他幸免于难!”(简单) - 告诉买家。</text:p>
      <text:p text:style-name="P4">
占领者还担心他的排指挥官最近将脖子伸到脖子上，导致现场死亡。</text:p>
      <text:p text:style-name="P4">
News Source: <text:a xlink:type="simple" xlink:href="https://armyinform.com.ua/2023/06/20/okupant-rozpovidaye-materi-pro-pyyacztvo-sered-soldati-rf-ta-poboyuvannya-shhodo-mozhlyvogo-nastupu-zsu/" text:style-name="Internet_20_link" text:visited-style-name="Visited_20_Internet_20_Link">
https://armyinform.com.ua/2023/06/20/okupant-rozpovidaye-materi-pro-pyyacztvo-sered-soldati-rf-ta-poboyuvannya-shhodo-mozhlyvogo-nastupu-zsu/</text:a>
</text:p>
      <!--NEWS-->
      <text:h text:style-name="P10" text:outline-level="1">
<text:span text:style-name="T4">
2023年国家预算的每一张hryvnia都用于国防-Roksolana Podlas</text:span>
</text:h>
      <text:p text:style-name="P4">
作者: ['АРМІЯINFORM']</text:p>
      <text:p text:style-name="P4">
时间: 2023-06-20T24:00:00-04:00</text:p>
      <text:p text:style-name="P4">
描述: 在2023年的辛格拉斯（Sinki-Grass）中，选择了二十二座预算的岩石，1.4万亿赫里维尼斯（Mayzhe）……与乌克兰2022年的战争，与乌克兰的战争是今天的最新消息，这是与乌克兰2022年的战争，无论是今天的最后一场战争，无论是今天的最后一场，乌克兰与俄罗斯，俄罗斯和俄罗斯之间的战争将在2022年与乌克兰战争时，是否会在不久的将来与乌克兰进行战争，与乌克兰与乌克兰的战争，今天的乌克兰新闻，乌克兰新闻，乌克兰新闻俄罗斯的媒体</text:p>
      <text:p text:style-name="P4">
图片: ['<text:a xlink:type="simple" xlink:href="https://armyinform.com.ua/wp-content/uploads/2023/06/photo-2023-06-19-11-10-28.jpg" text:style-name="Internet_20_link" text:visited-style-name="Visited_20_Internet_20_Link">
photo-2023-06-19-11-10-28.jpg</text:a>
']</text:p>
      <text:p text:style-name="P4">
标签: ['STOPRUSSIA', 'АГРЕСІЯ РФ', 'ВЕРХОВНА РАДА УКРАЇНИ', 'ВІЙНА']</text:p>
      <text:p text:style-name="P4">
类别: News</text:p>
      <!--METADATA-->
      <text:p text:style-name="P4">
<draw:frame draw:style-name="fr1" draw:name="Image9" text:anchor-type="as-char" svg:width="6.9236in" svg:height="4.615733in" draw:z-index="0">
<draw:image xlink:href="../Images/AРМІЯINFORM/2023-06-20T24-00-00-04-00/photo-2023-06-19-11-10-28.jpg" xlink:type="simple" xlink:show="embed" xlink:actuate="onLoad" draw:mime-type="image/jpeg"/>
</draw:frame>
在2023年1月至5月，国家预算支出为1.4票，比2022年同期的数量高出几乎2倍，比2021年5个月的支出高3倍。 Roksolana Pidlas的Verkhovna Rada委员会讲述了这一点。</text:p>
      <text:p text:style-name="P4">
“今年，国家预算的每一个人都多于国防。 这是UAH 7454亿或总支出的52.9％，”  - 强调Laroclaroclana Podlas。</text:p>
      <text:p text:style-name="P4">
此外，代理人提请注意以下事实：在大规模加强国家预算支出的主要项目之前(简单)道路经济，对当地预算的坦克财政支持。 现在 - 国防国家安全，社会支付和消除武装侵略后果的支出。</text:p>
      <text:p text:style-name="P4">
“如果与过去几年的同一时期相比，当年的纳博隆的数量超过了3倍以上，超过了2022年的此类支出的数量，超过了16倍以上 - 在-WAR 2021年之前。国防支出的增加并没有阻止其节省，甚至甚至增加了针对战前时期的社会保护和社会残疾的国家预算支出，因此在今年的五个月中，指挥了1.957亿美元，这是由比去年同期高17.6％。 尽管如此，它们在一般体积中的份额已从21.2％显着下降到13.9％。” Roksolanidlas解释说。</text:p>
      <text:p text:style-name="P4">
该委员会主席补充说，在一场大规模战争中，公共秩序和安全边界的支出以及防火的支出大大增加：在今年的五个月中，这一年度分别增加了1.5次和1.4次。 。</text:p>
      <text:p text:style-name="P4">
资料来源：<text:a xlink:type="simple" xlink:href="https://www.rada.gov.ua/news/news_kom/237845.html" text:style-name="Internet_20_link" text:visited-style-name="Visited_20_Internet_20_Link">
乌克兰Verkhovna Rada的新闻服务。</text:a>
</text:p>
      <text:p text:style-name="P4">
News Source: <text:a xlink:type="simple" xlink:href="https://armyinform.com.ua/2023/06/20/kozhna-druga-gryvnya-z-derzhavnogo-byudzhetu-u-2023-spryamovuyetsya-na-oboronu-roksolana-pidlasa/" text:style-name="Internet_20_link" text:visited-style-name="Visited_20_Internet_20_Link">
https://armyinform.com.ua/2023/06/20/kozhna-druga-gryvnya-z-derzhavnogo-byudzhetu-u-2023-spryamovuyetsya-na-oboronu-roksolana-pidlasa/</text:a>
</text:p>
      <!--NEWS-->
      <text:h text:style-name="P10" text:outline-level="1">
<text:span text:style-name="T4">
摧毁了俄罗斯MUR-M站和6辆敌方装甲车</text:span>
</text:h>
      <text:p text:style-name="P4">
作者: ['АРМІЯINFORM']</text:p>
      <text:p text:style-name="P4">
时间: 2023-06-20T26:00:00-04:00</text:p>
      <text:p text:style-name="P4">
描述: 关于乌克兰胡说八道的谷物服务。 “ SBU SBU SBU SBU是Rosiska Station ...与乌克兰2022的战争，与乌克兰的战争是今天的最新消息，与乌克兰2022年的新闻战是今天的最后一场，乌克兰和俄罗斯之间以及俄罗斯和俄罗斯之间的战争将是一场战争，他们说，与乌克兰的战争将在不久的将来与乌克兰发生战争，他们说，今天与乌克兰的战争，今天的乌克兰新闻，乌克兰新闻，乌克兰媒体在俄罗斯的乌克兰新闻</text:p>
      <text:p text:style-name="P4">
图片: []</text:p>
      <text:p text:style-name="P4">
标签: ['STOPRUSSIA', 'АГРЕСІЯ РФ', 'ВТОРГНЕННЯ РФ', 'СБУ']</text:p>
      <text:p text:style-name="P4">
类别: News</text:p>
      <!--METADATA-->
      <text:p text:style-name="P4">
关于它<text:a xlink:type="simple" xlink:href="https://www.facebook.com/SecurSerUkraine/videos/3238558146435446/" text:style-name="Internet_20_link" text:visited-style-name="Visited_20_Internet_20_Link">
报告</text:a>
乌克兰的安全服务。</text:p>
      <text:p text:style-name="P4">
“ SBU工作人员摧毁了俄罗斯MUR-M站和6个单位。 该目标是由Donetsk Talugansk地区的SBU运营小组制定的。 讯息写道：“广播 - 电子情报综合体占据了碰撞线，以全天候跟踪乌克兰军队的运动。”</text:p>
      <text:p text:style-name="P4">
值得注意的是，我们的勇士还“无关”的是四个敌人的BMP-2，TwomTLB以及16名机组人员和一个迫击炮计算。</text:p>
      <text:p text:style-name="P4">
News Source: <text:a xlink:type="simple" xlink:href="https://armyinform.com.ua/2023/06/20/znyshheno-rosijsku-stancziyu-murom-m-i-6-odynycz-bronetehniky-protyvnyka/" text:style-name="Internet_20_link" text:visited-style-name="Visited_20_Internet_20_Link">
https://armyinform.com.ua/2023/06/20/znyshheno-rosijsku-stancziyu-murom-m-i-6-odynycz-bronetehniky-protyvnyka/</text:a>
</text:p>
      <!--NEWS-->
      <text:h text:style-name="P10" text:outline-level="1">
<text:span text:style-name="T4">
在马林斯基，我们的捍卫者反映了敌人的所有攻击</text:span>
</text:h>
      <text:p text:style-name="P4">
作者: ['АРМІЯINFORM']</text:p>
      <text:p text:style-name="P4">
时间: 2023-06-20T28: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2/08/vidbyly-nastup.jpg" text:style-name="Internet_20_link" text:visited-style-name="Visited_20_Internet_20_Link">
vidbyly-nastup.jpg</text:a>
']</text:p>
      <text:p text:style-name="P4">
标签: ['STOPRUSSIA', 'АГРЕСІЯ РФ', 'БАХМУТ', 'ВІЙНА', 'ГШ ЗС УКРАЇНИ']</text:p>
      <text:p text:style-name="P4">
类别: News</text:p>
      <!--METADATA-->
      <text:p text:style-name="P4">
<draw:frame draw:style-name="fr1" draw:name="Image10" text:anchor-type="as-char" svg:width="6.9236in" svg:height="4.615733in" draw:z-index="0">
<draw:image xlink:href="../Images/AРМІЯINFORM/2023-06-20T28-00-00-04-00/vidbyly-nastup.jpg" xlink:type="simple" xlink:show="embed" xlink:actuate="onLoad" draw:mime-type="image/jpeg"/>
</draw:frame>
说明性照片<text:span text:style-name="T4">
🔥俄罗斯入侵的情况</text:span>
</text:p>
      <text:p text:style-name="P4">
敌人继续专注于利马，巴赫穆特，阿夫迪夫和马里因斯基的指示的巴赫穆特，阿夫迪夫和马林斯基的指示。 过去，发生了45次战斗冲突。</text:p>
      <text:p text:style-name="P4">
关于它<text:a xlink:type="simple" xlink:href="https://www.facebook.com/GeneralStaff.ua/posts/pfbid02AxtfjEkHqdvLDN2ZnDvzj2fQdKuu9vSnv5z8psXiFQqMKtM3JCADgrH67dC9XmEwl" text:style-name="Internet_20_link" text:visited-style-name="Visited_20_Internet_20_Link">
报告</text:a>
武装部队的总人员。</text:p>
      <text:p text:style-name="P4">
“在玛丽的方向上，在一天中，我们的捍卫者在克拉斯诺夫卡(Krasnogorivka)，马林卡(Marinka)和胜利(Krasnogorivka)地区击退了敌人的所有方式。 在两条路附近 - 敌人击中。 同时，他在Krasnogorivka，St. George，Marinka Ipobedda，Donetsk地区的定居点制造了炮兵部队。”</text:p>
      <text:p text:style-name="P4">
值得注意的是，在巴赫穆特(Bakhmut)的方向上，敌人朝着顿涅茨克地区的奥里克霍沃 - 瓦西利夫卡(Orikhovo-Vasilivka)方向执行了不成功的程序。 北部和托莱斯克的得分被击中。 Vasyukivka，Orikhovo-vasylivka，Bogdanivka，Kalinovka，Kalinovka，Yar，Ivanivske，Varyarivka，Waryarivka，White Gora，Konstantininovka，Konstantininovka，友谊和北顿人地区受到敌意的炮击受伤。</text:p>
      <text:p text:style-name="P4">
News Source: <text:a xlink:type="simple" xlink:href="https://armyinform.com.ua/2023/06/20/na-maryinskomu-napryamku-nashi-zahysnyky-vidbyly-usi-ataky-protyvnyka/" text:style-name="Internet_20_link" text:visited-style-name="Visited_20_Internet_20_Link">
https://armyinform.com.ua/2023/06/20/na-maryinskomu-napryamku-nashi-zahysnyky-vidbyly-usi-ataky-protyvnyka/</text:a>
</text:p>
      <!--NEWS-->
      <text:h text:style-name="P10" text:outline-level="1">
<text:span text:style-name="T4">
国防军消除了1000多名入侵者，销毁了23个Artsystems和15 BBM</text:span>
</text:h>
      <text:p text:style-name="P4">
作者: ['АРМІЯINFORM']</text:p>
      <text:p text:style-name="P4">
时间: 2023-06-20T30:00:00-04:00</text:p>
      <text:p text:style-name="P4">
描述: Zagalni Boyov，将敌人于02.24.22至06/20/23 Orintovo成为：...与乌克兰2022的战争，与乌克兰与乌克兰的最新新闻，今天与乌克兰的新闻战争，今天与乌克兰2022年的新闻战争，今天是否会有一场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6/394ffd31-8968-4390-97c4-eddfdaaf45ad.jpg" text:style-name="Internet_20_link" text:visited-style-name="Visited_20_Internet_20_Link">
394ffd31-8968-4390-97c4-eddfdaaf45ad.jpg</text:a>
']</text:p>
      <text:p text:style-name="P4">
标签: ['АГРЕСІЯ РФ', 'ВТОРГНЕННЯ РФ', 'ВТРАТИ ВОРОГА', 'ГШ ЗСУ']</text:p>
      <text:p text:style-name="P4">
类别: News</text:p>
      <!--METADATA-->
      <text:p text:style-name="P4">
<draw:frame draw:style-name="fr1" draw:name="Image11" text:anchor-type="as-char" svg:width="6.9236in" svg:height="6.981297in" draw:z-index="0">
<draw:image xlink:href="../Images/AРМІЯINFORM/2023-06-20T30-00-00-04-00/394ffd31-8968-4390-97c4-eddfdaaf45ad.jpg" xlink:type="simple" xlink:show="embed" xlink:actuate="onLoad" draw:mime-type="image/jpeg"/>
</draw:frame>
敌人从24.02.22到20.06.23的总损失将定向：</text:p>
      <text:p text:style-name="P4">
<text:span text:style-name="T4">
<text:span text:style-name="T5">
人员 -  </text:span>
* 221460(+1010)淘汰的人</text:span>
<text:span text:style-name="T5">
坦克 -  </text:span>
<text:span text:style-name="T5">
 3997(+8)</text:span>
<text:span text:style-name="T4">
战车 -  </text:span>
 7750(+15)<text:span text:style-name="T4">
<text:span text:style-name="T5">
炮兵系统 -  </text:span>
<text:span text:style-name="T5">
 3888(+23)</text:span>
 </text:span>
 rszv- <text:span text:style-name="T4">
 614(+4)</text:span>
<text:span text:style-name="T5">
防空 -  </text:span>
<text:span text:style-name="T5">
 372(+2)</text:span>
<text:span text:style-name="T4">
飞机 -  </text:span>
 314(0)<text:span text:style-name="T4">
<text:span text:style-name="T5">
直升机 -  </text:span>
* 306(+1)</text:span>
<text:span text:style-name="T5">
无人机手术战术水平 -  </text:span>
<text:span text:style-name="T5">
 3393(+10)</text:span>
<text:span text:style-name="T4">
有翼的导弹 -  </text:span>
 1214(+3)<text:span text:style-name="T4">
<text:span text:style-name="T5">
船 /船 -  </text:span>
* 18(0)</text:span>
<text:span text:style-name="T5">
汽车设备和坦克 -  </text:span>
<text:span text:style-name="T5">
 6645(+32)</text:span>
<text:span text:style-name="T4">
特殊设备 -  </text:span>
 531(+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0.06.23。</text:p>
      <text:p text:style-name="P4">
News Source: <text:a xlink:type="simple" xlink:href="https://armyinform.com.ua/2023/06/20/syly-oborony-likviduvaly-ponad-1000-okupantiv-znyshhyly-23-artsystem-i-15-bbm/" text:style-name="Internet_20_link" text:visited-style-name="Visited_20_Internet_20_Link">
https://armyinform.com.ua/2023/06/20/syly-oborony-likviduvaly-ponad-1000-okupantiv-znyshhyly-23-artsystem-i-15-bbm/</text:a>
</text:p>
      <!--NEWS-->
      <text:h text:style-name="P10" text:outline-level="1">
<text:span text:style-name="T4">
每天的火炮弹药和装甲车都来到乌克兰 -  Dmytro Kuleba</text:span>
</text:h>
      <text:p text:style-name="P4">
作者: ['АРМІЯINFORM']</text:p>
      <text:p text:style-name="P4">
时间: 2023-06-20T32:00:00-04:00</text:p>
      <text:p text:style-name="P4">
描述: 在乌克兰Vid Kraina-Partnerv Vidbuva的Viiskovo Dudomoge的支持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kuleba.jpg" text:style-name="Internet_20_link" text:visited-style-name="Visited_20_Internet_20_Link">
kuleba.jpg</text:a>
']</text:p>
      <text:p text:style-name="P4">
标签: ['STOPRUSSIA', 'ВТОРГНЕННЯ РФ', 'ДМИТРО КУЛЕБА', 'ПОСТАВКИ ЗБРОЇ']</text:p>
      <text:p text:style-name="P4">
类别: News</text:p>
      <!--METADATA-->
      <text:p text:style-name="P4">
<draw:frame draw:style-name="fr1" draw:name="Image12" text:anchor-type="as-char" svg:width="6.9236in" svg:height="3.891564in" draw:z-index="0">
<draw:image xlink:href="../Images/AРМІЯINFORM/2023-06-20T32-00-00-04-00/kuleba.jpg" xlink:type="simple" xlink:show="embed" xlink:actuate="onLoad" draw:mime-type="image/jpeg"/>
</draw:frame>
伴侣国家向乌克兰提供军事援助的供应一直保持不变。</text:p>
      <text:p text:style-name="P4">
关于它<text:a xlink:type="simple" xlink:href="https://t.me/Ukraine_MFA/1825" text:style-name="Internet_20_link" text:visited-style-name="Visited_20_Internet_20_Link">
陈述</text:a>
外交部长德米特里·库莱布(Dmitry Kuleb)。</text:p>
      <text:p text:style-name="P4">
“总统弗拉基米尔·泽伦斯基·泽伦斯基(Vladimir Zelensky Zelenskyi)团队的军事和外交集团主要致力于炮弹的供应； 相关援助方每天来到乌克兰。”他说。</text:p>
      <text:p text:style-name="P4">
News Source: <text:a xlink:type="simple" xlink:href="https://armyinform.com.ua/2023/06/20/shhodnya-artylerijski-boyeprypasy-i-bronetehnika-prybuvayut-v-ukrayinu-dmytro-kuleba/" text:style-name="Internet_20_link" text:visited-style-name="Visited_20_Internet_20_Link">
https://armyinform.com.ua/2023/06/20/shhodnya-artylerijski-boyeprypasy-i-bronetehnika-prybuvayut-v-ukrayinu-dmytro-kuleba/</text:a>
</text:p>
      <!--NEWS-->
      <text:h text:style-name="P10" text:outline-level="1">
<text:span text:style-name="T4">
ukr.net上的控制论：Malimist代表技术支持发送网络钓鱼信</text:span>
</text:h>
      <text:p text:style-name="P4">
作者: ['АРМІЯINFORM']</text:p>
      <text:p text:style-name="P4">
时间: 2023-06-20T57:00:00-04:00</text:p>
      <text:p text:style-name="P4">
描述: 竞争者Osvichenishinishinisary Cert-UA的Uryavara Reparonnia，Yaka Dix在...与乌克兰2022年的战争，与乌克兰与乌克兰的最新新闻，今天与乌克兰的新闻战争，今天与乌克兰的新闻战争最后一次，乌克兰和俄罗斯之间的战争将会发生战争与乌克兰在2022年的关系与否，在不久的将来，乌克兰与乌克兰的战争，今天的乌克兰新闻，乌克兰新闻，乌克兰媒体的战争</text:p>
      <text:p text:style-name="P4">
图片: ['<text:a xlink:type="simple" xlink:href="https://armyinform.com.ua/wp-content/uploads/2023/06/site000327.png" text:style-name="Internet_20_link" text:visited-style-name="Visited_20_Internet_20_Link">
site000327.png</text:a>
']</text:p>
      <text:p text:style-name="P4">
标签: ['ІНФОРМАЦІЙНІ ЗАГРОЗИ', 'КІБЕРБЕЗПЕКА']</text:p>
      <text:p text:style-name="P4">
类别: News</text:p>
      <!--METADATA-->
      <text:p text:style-name="P4">
<draw:frame draw:style-name="fr1" draw:name="Image13" text:anchor-type="as-char" svg:width="6.9236in" svg:height="5.204239in" draw:z-index="0">
<draw:image xlink:href="../Images/AРМІЯINFORM/2023-06-20T57-00-00-04-00/site000327.png" xlink:type="simple" xlink:show="embed" xlink:actuate="onLoad" draw:mime-type="image/png"/>
</draw:frame>
在国家秘书处运营的乌克兰Cert-UA的政府响应团队警告说，针对ukr.net用户警告欺诈活动。</text:p>
      <text:p text:style-name="P4">
攻击者似乎代表技术支持UKR.NET发送了带有“注意到可疑活动 @ukr.net”的电子信件，并以“安全反安全”的名称的PDF文件的另一种形式形式(电子地址 -  <text:a xlink:type="simple" xlink:href="mailto：account.support.0@ukr.net )"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巴哈马).</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该小组也被称为Cold River，Callisto)并为特殊服务联合会的利益进行。</text:p>
      <text:p text:style-name="P4">
CERT-UA专家推荐UKR.NET用户：</text:p>
      <text:p text:style-name="P4">
<text:span text:style-name="T5">
请勿在可疑链接上移动， </text:span>
设置多因素身份验证 *检查哪些第三方设备 /应用程序已访问了邮箱，并采用其他安全性增强功能。</text:p>
      <text:p text:style-name="P4">
News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NEWS-->
      <text:h text:style-name="P10" text:outline-level="1">
<text:span text:style-name="T4">
丹麦以29.5亿欧元的价格批准了另一个向乌克兰的军事援助计划</text:span>
</text:h>
      <text:p text:style-name="P4">
作者: ['АРМІЯINFORM']</text:p>
      <text:p text:style-name="P4">
时间: 2023-06-20T59:00:00-04:00</text:p>
      <text:p text:style-name="P4">
描述: 关于乌克兰Oleksiy Reznikov的一项辩护，他在他的高音扬声器上写道。 好消息...与乌克兰2022年的战争，与乌克兰的最新新闻战争，与乌克兰的新闻战争，2022年的新闻战争，今天的最后一次战争将在乌克兰和俄罗斯之间发动战争，当2022年与乌克兰的战争将是与乌克兰之间的战争，将在不久的将来与乌克兰发动战争，说，与乌克兰的战争，今天的乌克兰新闻，乌克兰的新闻，乌克兰媒体的俄罗斯媒体</text:p>
      <text:p text:style-name="P4">
图片: ['<text:a xlink:type="simple" xlink:href="https://armyinform.com.ua/wp-content/uploads/2023/06/fza_16owiam-w3u.jpg" text:style-name="Internet_20_link" text:visited-style-name="Visited_20_Internet_20_Link">
fza_16owiam-w3u.jpg</text:a>
']</text:p>
      <text:p text:style-name="P4">
标签: ['ВІЙНА', 'ВІЙСЬКОВА ДОПОМОГА УКРАЇНІ', 'ВТОРГНЕННЯ РФ', 'ДАНІЯ', 'ОЛЕКСІЙ РЕЗНІКОВ']</text:p>
      <text:p text:style-name="P4">
类别: News</text:p>
      <!--METADATA-->
      <text:p text:style-name="P4">
<draw:frame draw:style-name="fr1" draw:name="Image14" text:anchor-type="as-char" svg:width="6.9236in" svg:height="3.030998in" draw:z-index="0">
<draw:image xlink:href="../Images/AРМІЯINFORM/2023-06-20T59-00-00-04-00/fza_16owiam-w3u.jpg" xlink:type="simple" xlink:show="embed" xlink:actuate="onLoad" draw:mime-type="image/jpeg"/>
</draw:frame>
乌克兰国防部长Alexei Reznikov在他的推文中写了有关它的文章。</text:p>
      <text:p text:style-name="Quotations">

<text:p text:style-name="P4">
哥本哈根的好消息：&gt;
 <text:a xlink:type="simple" xlink:href="https://twitter.com/folketinget" text:style-name="Internet_20_link" text:visited-style-name="Visited_20_Internet_20_Link">
@folketingt</text:a>
已批准&gt;
向乌克兰的另一套军事援助，价值29.5亿欧元&gt;
 2023年-2028。 &gt;
感谢我亲爱的朋友&gt;
 <text:a xlink:type="simple" xlink:href="https://twitter.com/mfMorten" text:style-name="Internet_20_link" text:visited-style-name="Visited_20_Internet_20_Link">
@mfmorten</text:a>
&gt;
 <text:a xlink:type="simple" xlink:href="https://twitter.com/troelslundp" text:style-name="Internet_20_link" text:visited-style-name="Visited_20_Internet_20_Link">
@troelslundp</text:a>
还有&gt;
丹麦人。 &gt;
凯撒(Caesar)的豹子和萨尔沃(Salvo of Caesar)的每一个咆哮都是您的敬意…&gt;
 <text:a xlink:type="simple" xlink:href="https://t.co/YMmLM0eqgu" text:style-name="Internet_20_link" text:visited-style-name="Visited_20_Internet_20_Link">
pic.twitter.com/ymmlm0eqgu</text:a>
&gt;
&gt;
  -  Oleksiy Reznikov(@oleksireznikov)<text:a xlink:type="simple" xlink:href="https://twitter.com/oleksiireznikov/status/1670905661922721792" text:style-name="Internet_20_link" text:visited-style-name="Visited_20_Internet_20_Link">
6月19日，&gt;
 2023年</text:a>
“哥本哈根的好消息：在2023  -  2028年批准了29.5亿欧元的下一套军事援助。 谢谢我在丹麦的亲爱的朋友。 每个豹子咆哮和凯撒的凌空抽射都是为您致敬的。 讯息的信息是，阿瓦莎(Avasha)参加了“鸟联盟”(Bird Coalition)，这将增加天空中的乐团声音，我们将是米普拉格(Mipragne)。”</text:p>

</text:p>
      <text:p text:style-name="P4">
News Source: <text:a xlink:type="simple" xlink:href="https://armyinform.com.ua/2023/06/20/daniya-shvalyla-chergovyj-paket-vijskovoyi-dopomogy-ukrayini-na-295-milyardiv-yevro/" text:style-name="Internet_20_link" text:visited-style-name="Visited_20_Internet_20_Link">
https://armyinform.com.ua/2023/06/20/daniya-shvalyla-chergovyj-paket-vijskovoyi-dopomogy-ukrayini-na-295-milyardiv-yevro/</text:a>
</text:p>
      <!--NEWS-->
      <text:h text:style-name="P10" text:outline-level="1">
<text:span text:style-name="T4">
英国的要求：数十亿的艾布拉莫维奇帮助乌克兰</text:span>
</text:h>
      <text:p text:style-name="P4">
作者: ['АРМІЯINFORM']</text:p>
      <text:p text:style-name="P4">
时间: 2023-06-20T61:00:00-04:00</text:p>
      <text:p text:style-name="P4">
描述: 中国银行Z 13 Chervnya嘲笑南非服务局的克里尼特银行银行...与乌克兰2022年的战争，与乌克兰的最新新闻战争，今天与乌克兰2022年的新闻战争，乌克兰与乌克兰之间的战争，乌克兰与乌克兰之间的战争将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07/krah_rf.jpeg" text:style-name="Internet_20_link" text:visited-style-name="Visited_20_Internet_20_Link">
krah_rf.jpeg</text:a>
']</text:p>
      <text:p text:style-name="P4">
标签: []</text:p>
      <text:p text:style-name="P4">
类别: News</text:p>
      <!--METADATA-->
      <text:p text:style-name="P4">
<draw:frame draw:style-name="fr1" draw:name="Image15" text:anchor-type="as-char" svg:width="6.9236in" svg:height="3.63489in" draw:z-index="0">
<draw:image xlink:href="../Images/AРМІЯINFORM/2023-06-20T61-00-00-04-00/krah_rf.jpeg" xlink:type="simple" xlink:show="embed" xlink:actuate="onLoad" draw:mime-type="image/jpeg"/>
</draw:frame>
自6月13日以来，中国银行一直将俄罗斯银行的客户限制在俄罗斯银行的客户到美国，瑞士和英国的欧盟银行。</text:p>
      <text:p text:style-name="P4">
英国要求俄罗斯亿万富翁阿布拉莫维奇(Abramovich)从切尔西足球俱乐部出售2300万英镑以帮助乌克兰。</text:p>
      <text:p text:style-name="P4">
在禁止通过立陶宛Litvikallingrad地区的俄罗斯商品过境的禁令之后，它每月损失900-9.8亿卢布：自2022年以来，俄罗斯失去了利用通过菲利利托夫共和国的土地运输的可能性并应将货物运送到波罗的海船上。</text:p>
      <text:p text:style-name="P4">
莫斯科·索比安金(Moscow Sobiangin)可能拒绝了这样的指控，即俄罗斯联邦的首都正在吸收俄罗斯其他地区的财务状况，同时指出应该在2025  -  2027年借用莫斯科，因为这是“超高成本的阶段”。</text:p>
      <text:p text:style-name="P4">
中央银行纳比林(Nabiullin)的负责人表示，俄罗斯是“有返回补充经济的风险”。</text:p>
      <text:p text:style-name="P4">
<text:span text:style-name="T4">
 JREL：</text:span>
 <text:a xlink:type="simple" xlink:href="https://www.facebook.com/SZRUkraine" text:style-name="Internet_20_link" text:visited-style-name="Visited_20_Internet_20_Link">
外部情报服务</text:a>
</text:p>
      <text:p text:style-name="P4">
News Source: <text:a xlink:type="simple" xlink:href="https://armyinform.com.ua/2023/06/20/vymoga-spoluchenogo-korolivstva-milyardy-abramovycha-skeruvaty-na-dopomogu-ukrayini/" text:style-name="Internet_20_link" text:visited-style-name="Visited_20_Internet_20_Link">
https://armyinform.com.ua/2023/06/20/vymoga-spoluchenogo-korolivstva-milyardy-abramovycha-skeruvaty-na-dopomogu-ukrayini/</text:a>
</text:p>
      <!--NEWS-->
      <text:h text:style-name="P10" text:outline-level="1">
<text:span text:style-name="T4">
国防军的航空在敌方人员的重点领域进行了15次跳动</text:span>
</text:h>
      <text:p text:style-name="P4">
作者: ['АРМІЯINFORM']</text:p>
      <text:p text:style-name="P4">
时间: 2023-06-20T63:00:00-04:00</text:p>
      <text:p text:style-name="P4">
描述: 关于ZSU的总部。 “ DOB国防军的Aviacii由15杆领导……与乌克兰2022的战争，与乌克兰的战争是今天的最新消息，今天与乌克兰2022年的战争是今天的最后一场，乌克兰之间会发生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ОРГНЕННЯ РФ', 'ГШ ЗСУ', 'ХРОНІКА ОБОРОНИ', 'ХРОНІКА ОБОРОНИ УКРАЇНИ']</text:p>
      <text:p text:style-name="P4">
类别: News</text:p>
      <!--METADATA-->
      <text:p text:style-name="P4">
<draw:frame draw:style-name="fr1" draw:name="Image16" text:anchor-type="as-char" svg:width="6.9236in" svg:height="5.385022in" draw:z-index="0">
<draw:image xlink:href="../Images/AРМІЯINFORM/2023-06-20T63-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AxtfjEkHqdvLDN2ZnDvzj2fQdKuu9vSnv5z8psXiFQqMKtM3JCADgrH67dC9XmEwl" text:style-name="Internet_20_link" text:visited-style-name="Visited_20_Internet_20_Link">
报告</text:a>
武装部队的总人员。</text:p>
      <text:p text:style-name="P4">
“国防军的航空在敌人的个人工作人员集中的领域中进行了15次跳动。</text:p>
      <text:p text:style-name="P4">
导弹和​​炮兵部队被3点管理，10个人员和军事设备集中的区域，2个弹药仓库，1个组成。</text:p>
      <text:p text:style-name="P4">
News Source: <text:a xlink:type="simple" xlink:href="https://armyinform.com.ua/2023/06/20/aviacziya-syl-oborony-zavdala-15-udariv-po-rajonah-zoseredzhennya-osobovogo-skladu-protyvnyka-2/" text:style-name="Internet_20_link" text:visited-style-name="Visited_20_Internet_20_Link">
https://armyinform.com.ua/2023/06/20/aviacziya-syl-oborony-zavdala-15-udariv-po-rajonah-zoseredzhennya-osobovogo-skladu-protyvnyka-2/</text:a>
</text:p>
      <!--NEWS-->
      <text:h text:style-name="P10" text:outline-level="1">
<text:span text:style-name="T4">
晚上，空中国防军摧毁了35次冲击无人机SHAHD-136/131的32</text:span>
</text:h>
      <text:p text:style-name="P4">
作者: ['АРМІЯINFORM']</text:p>
      <text:p text:style-name="P4">
时间: 2023-06-20T65:00:00-04:00</text:p>
      <text:p text:style-name="P4">
描述: 尼克（Nich）受到了20辆Chervye敌人的射击，受到了兰尼羔羊船的影响。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287990_obstril-ppo_reuters_new_960x380_0.jpg" text:style-name="Internet_20_link" text:visited-style-name="Visited_20_Internet_20_Link">
287990_obstril-ppo_reuters_new_960x380_0.jpg</text:a>
']</text:p>
      <text:p text:style-name="P4">
标签: ['SHAHED-136/131', 'АГРЕСІЯ РФ', 'ВТОРГНЕННЯ РФ', 'КОМАНДУВАННЯ ПОВІТРЯНИХ СИЛ ЗСУ']</text:p>
      <text:p text:style-name="P4">
类别: News</text:p>
      <!--METADATA-->
      <text:p text:style-name="P4">
<draw:frame draw:style-name="fr1" draw:name="Image17" text:anchor-type="as-char" svg:width="6.9236in" svg:height="3.606042in" draw:z-index="0">
<draw:image xlink:href="../Images/AРМІЯINFORM/2023-06-20T65-00-00-04-00/287990_obstril-ppo_reuters_new_960x380_0.jpg" xlink:type="simple" xlink:show="embed" xlink:actuate="onLoad" draw:mime-type="image/jpeg"/>
</draw:frame>
6月20日晚上，敌人在乌克兰的军事和基础设施场所袭击了伊朗违反弹药弹药。 普斯基夫(Puskiv)来自北部和南部的方向：布莱恩斯克地区和阿佐夫海的东海岸。</text:p>
      <text:p text:style-name="P4">
关于它<text:a xlink:type="simple" xlink:href="https://t.me/kpszsu/2672" text:style-name="Internet_20_link" text:visited-style-name="Visited_20_Internet_20_Link">
报告</text:a>
武装部队司令部。</text:p>
      <text:p text:style-name="P4">
总共，入侵者使用了35次冲击无人机。 32能够破坏反应。</text:p>
      <text:p text:style-name="P4">
30 Shahanedov被空军和手段摧毁，另外两个因细分。</text:p>
      <text:p text:style-name="P4">
今天，防空在乌克兰的大多数地区工作，乌克兰是伊朗无人机袭击的安慰方向 - 基辅地区。 二十多个沙哈内多夫在这里被摧毁。</text:p>
      <text:p text:style-name="P4">
此外，在晚上，俄罗斯入侵者遭到了Iskander-M/S-300的Zaporizhzhia Balticism-Prats的袭击。</text:p>
      <text:p text:style-name="P4">
袭击，轰炸和战斗机飞机继续袭击占领军的位置，设备和后方。</text:p>
      <text:p text:style-name="P4">
News Source: <text:a xlink:type="simple" xlink:href="https://armyinform.com.ua/2023/06/20/vnochi-syly-ppo-znyshhyly-32-iz-35-udarnyh-droniv-shahed-136-131/" text:style-name="Internet_20_link" text:visited-style-name="Visited_20_Internet_20_Link">
https://armyinform.com.ua/2023/06/20/vnochi-syly-ppo-znyshhyly-32-iz-35-udarnyh-droniv-shahed-136-131/</text:a>
</text:p>
      <!--NEWS-->
      <text:h text:style-name="P10" text:outline-level="1">
<text:span text:style-name="T4">
白天，敌人造成了70多次空袭，并对RSZV进行了36炮击</text:span>
</text:h>
      <text:p text:style-name="P4">
作者: ['АРМІЯINFORM']</text:p>
      <text:p text:style-name="P4">
时间: 2023-06-20T94:00:00-04:00</text:p>
      <text:p text:style-name="P4">
描述: 在澄清的诉讼之后，摘录是通过对乌克兰35岁的乌克兰人的影响所搜索的……与乌克兰2022年的战争，与乌克兰的战争是今天的最新消息，这是与乌克兰2022年的新闻战争，这是今天的最后一场，是今天的最后一场，威尔乌克兰与俄罗斯之间发生了战争，当与乌克兰的战争将在不久的将来与乌克兰进行战争，与乌克兰的战争，今天的乌克兰新闻，乌克兰媒体上的乌克兰新闻在俄罗斯人将在俄罗斯</text:p>
      <text:p text:style-name="P4">
图片: ['<text:a xlink:type="simple" xlink:href="https://armyinform.com.ua/wp-content/uploads/2023/06/400_0_1687250310-8011.webp" text:style-name="Internet_20_link" text:visited-style-name="Visited_20_Internet_20_Link">
400_0_1687250310-8011.webp</text:a>
']</text:p>
      <text:p text:style-name="P4">
标签: ['STOPRUSSIA', 'АГРЕСІЯ РФ', 'ВЕЧІРНЄ ЗВЕДЕННЯ', 'ВІЙНА', 'ВТОРГНЕННЯ РФ', 'ГШ ЗСУ']</text:p>
      <text:p text:style-name="P4">
类别: News</text:p>
      <!--METADATA-->
      <text:p text:style-name="P4">
<draw:frame draw:style-name="fr1" draw:name="Image18" text:anchor-type="as-char" svg:width="6.9236in" svg:height="3.894525in" draw:z-index="0">
<draw:image xlink:href="../ConvertedIMGs/AРМІЯINFORM/2023-06-20T94-00-00-04-00/400_0_1687250310-8011.png" xlink:type="simple" xlink:show="embed" xlink:actuate="onLoad" draw:mime-type="image/png"/>
</draw:frame>
根据规定的信息，俄罗斯入侵者在乌克兰35伊朗的伊朗电视台袭击了Shahd，七架防空导弹300-300和一名翼式火箭发射器“ Iskander-M”，介绍了Zaporizhzhia平民基础设施的物品。</text:p>
      <text:p text:style-name="P4">
关于它<text:a xlink:type="simple" xlink:href="https://www.facebook.com/GeneralStaff.ua/posts/pfbid02gqjE8CmQ81Mnys3GAnmhoSiFi5ds653prVDQXzE5Z2YLtBQcKZpQRUdQ5H6eojwzl" text:style-name="Internet_20_link" text:visited-style-name="Visited_20_Internet_20_Link">
报告</text:a>
武装部队的总人员在其官方Facebook页面上。</text:p>
      <text:p text:style-name="P4">
武装部队空军防空部队与乌克兰国防部队其他组成部分的空中防御合作摧毁了32辆Shock Shock Shahd。</text:p>
      <text:p text:style-name="P4">
此外，敌人造成了72多次航空罢工，在我们部队的位置对反应性射击消防系统进行了36炮击。 和平的人受伤。</text:p>
      <text:p text:style-name="P4">
总参谋部警告说，乌克兰的火箭和航空罢工的可能性仍然很高。</text:p>
      <text:p text:style-name="P4">
News Source: <text:a xlink:type="simple" xlink:href="https://armyinform.com.ua/2023/06/20/protyagom-doby-vorog-zavdav-ponad-70-aviaudariv-i-zdijsnyv-36-obstriliv-z-rszv/" text:style-name="Internet_20_link" text:visited-style-name="Visited_20_Internet_20_Link">
https://armyinform.com.ua/2023/06/20/protyagom-doby-vorog-zavdav-ponad-70-aviaudariv-i-zdijsnyv-36-obstriliv-z-rszv/</text:a>
</text:p>
      <!--NEWS-->
      <text:h text:style-name="P10" text:outline-level="1">
<text:span text:style-name="T4">
“内置，加强乌克兰是防止任何形式的俄罗斯恐怖的保护” -Vladimir Zelensky的上诉</text:span>
</text:h>
      <text:p text:style-name="P4">
作者: ['АРМІЯINFORM']</text:p>
      <text:p text:style-name="P4">
时间: 2023-06-20T96:00:00-04:00</text:p>
      <text:p text:style-name="P4">
描述: 我很健康，乌克兰人！ 短迹一天。 在USIM之前，我将自己做自己的...与乌克兰2022年的战争，与乌克兰的最新新闻，今天与乌克兰的新闻战争，今天与乌克兰的新闻战争，今天的最后一次战争将在乌克兰和俄罗斯之间发生战争2022年将是，是否会有是否会有，无论是否会在不久的将来与乌克兰发生战争，说，与乌克兰的战争，今天的乌克兰新闻，乌克兰的新闻，乌克兰媒体在俄罗斯的乌克兰新闻</text:p>
      <text:p text:style-name="P4">
图片: ['<text:a xlink:type="simple" xlink:href="https://armyinform.com.ua/wp-content/uploads/2023/06/zelenskyj.png" text:style-name="Internet_20_link" text:visited-style-name="Visited_20_Internet_20_Link">
zelenskyj.png</text:a>
']</text:p>
      <text:p text:style-name="P4">
标签: ['STOPRUSSIA', 'АГРЕСІЯ РФ', 'ВІДЕОЗВЕРНЕННЯ ПРЕЗИДЕНТА УКРАЇНИ', 'ВІЙНА', 'ВОЄННІ ЗЛОЧИНИ ЗС РФ', 'ВТОРГНЕННЯ РФ']</text:p>
      <text:p text:style-name="P4">
类别: News</text:p>
      <!--METADATA-->
      <text:p text:style-name="P4">
<draw:frame draw:style-name="fr1" draw:name="Image19" text:anchor-type="as-char" svg:width="6.9236in" svg:height="3.882986in" draw:z-index="0">
<draw:image xlink:href="../Images/AРМІЯINFORM/2023-06-20T96-00-00-04-00/zelenskyj.png" xlink:type="simple" xlink:show="embed" xlink:actuate="onLoad" draw:mime-type="image/png"/>
</draw:frame>
亲爱的乌克兰人，我希望健康!</text:p>
      <text:p text:style-name="P4">
这一天的简短报告。</text:p>
      <text:p text:style-name="P4">
首先，我要感谢我们的空军和所有防守的天空捍卫者，每张困惑的俄罗斯火箭和每张shot弹枪。 就在昨晚 - 超过30张shot弹枪。 这些是数百种挽救的生命，即这些基础设施。 谢谢你，战士!</text:p>
      <text:p text:style-name="P4">
第二。 今天，由于侵略者受害者的炮击，在赫尔森中……他们正在消除纳卡科夫斯基水电站俄罗斯恐怖袭击的后果，并被俄罗斯炮火射击。 不幸的是，八名DSSN员工受伤了……我对他们的亲戚和亲戚表示慰问!</text:p>
      <text:p text:style-name="P4">
每次这样的俄罗斯打击，每一次俄罗斯恐怖袭击都是一个争论，并且没有机会留在乌克兰土地上。 这里没有杀手和恐怖分子，永远不会。</text:p>
      <text:p text:style-name="P4">
现在，我们在南部的勇士非常积极地摧毁乌克兰的敌人的物理净化。 这将继续。</text:p>
      <text:p text:style-name="P4">
恐怖保护是破坏恐怖分子。 这是保证国家枪支将永远无法将邪恶带到乌克兰。 实际上是关于今天的地下室。 伦敦的第一次会议已经开始在我们与英国狗准备的有关乌克兰重建的会议上。 瑞士和德国，法国和意大利的讨论已经进行。我们的恢复有不同的工作。 我们指示这项工作是我们的重建，我们的恢复不仅成为建筑项目，而且成为一个全球保护项目。</text:p>
      <text:p text:style-name="P4">
乌克兰改造了乌克兰，加强了乌克兰是安全和安全保证人，它是针对任何形式的俄罗斯恐怖保护的安全，以防止俄罗斯侵略的任何重复。</text:p>
      <text:p text:style-name="P4">
明天在伦敦会议上，我将介绍我们乌克兰哲学的一些方面。 全部含义将在本月晚些时候和乌克兰代表。</text:p>
      <text:p text:style-name="P4">
与合作伙伴一起，在这里，在这里，在乌克兰的家中，我们必须保证，在我们之后，乌克兰仅是安全，只有自由，只有和平。</text:p>
      <text:p text:style-name="P4">
我感谢每个正在为乌克兰战斗和工作的人!我感谢我们的每个战士，他们现在正在战斗，在战斗哨所和战斗任务中!Zaporizhzhia，Donetsk-您是年轻人!荣耀乌克兰!</text:p>
      <text:p text:style-name="P4">
News Source: <text:a xlink:type="simple" xlink:href="https://armyinform.com.ua/2023/06/20/vidbudovana-zmicznena-ukrayina-cze-zahyshhenist-vid-bud-yakyh-form-rosijskogo-teroru-zvernennya-prezydenta-volodymyra-zelenskogo/" text:style-name="Internet_20_link" text:visited-style-name="Visited_20_Internet_20_Link">
https://armyinform.com.ua/2023/06/20/vidbudovana-zmicznena-ukrayina-cze-zahyshhenist-vid-bud-yakyh-form-rosijskogo-teroru-zvernennya-prezydenta-volodymyra-zelenskogo/</text:a>
</text:p>
      <!--NEWS-->
      <text:h text:style-name="P10" text:outline-level="1">
<text:span text:style-name="T4">
JSC Marinka Direcion Rusian军队炮击Krasnogorivka，St. George，Marinka Andes Vesda O ...</text:span>
</text:h>
      <text:p text:style-name="P4">
作者: liveuamap (Language: en)</text:p>
      <text:p text:style-name="P4">
时间: 2023-06-21T-10:16:00</text:p>
      <text:p text:style-name="P4">
地点: Donetsk Oblast (Latitude:47.91554 Longtitude:37.46286)</text:p>
      <text:p text:style-name="P4">
视频: []</text:p>
      <text:p text:style-name="P4">
图片: []</text:p>
      <text:p text:style-name="P4">
标签: ["Russia"]</text:p>
      <text:p text:style-name="P4">
Id: 22570762</text:p>
      <!--METADATA-->
      <text:p text:style-name="P4">
在玛丽卡(Maryinka)方向，俄罗斯军队炮击了顿涅茨克地区的Krasnohorivka，Heorhiyivka，Maryinka和Pobyeda。 俄罗斯航空进行了Airstrikesat Maryinka，乌克兰武装部队的总参谋部在晨报中说</text:p>
      <text:p text:style-name="P4">
新闻集链接：<text:a xlink:type="simple" xlink:href="https：\/\/liveuamap.com \/en \/2023 \/21-6-June-at-maryinka-directionlection-russian-army-army-shelled-krasnohorivka" text:style-name="Internet_20_link" text:visited-style-name="Visited_20_Internet_20_Link">
https：\/\/liveuamap.com \/en \/2023 \/21-june-at-at-maryinka-directionlection-direction-russian-army-army-shelled-krasnohorivka</text:a>
</text:p>
      <text:p text:style-name="P4">
News Source: <text:a xlink:type="simple" xlink:href="https://t.me/lumsrc/5149" text:style-name="Internet_20_link" text:visited-style-name="Visited_20_Internet_20_Link">
https://t.me/lumsrc/5149</text:a>
</text:p>
      <!--NEWS-->
      <text:h text:style-name="P10" text:outline-level="1">
<text:span text:style-name="T4">
库勒巴与丹麦同事的航空联盟和和平的公式讨论</text:span>
</text:h>
      <text:p text:style-name="P4">
作者: Ukrinform (Person)</text:p>
      <text:p text:style-name="P4">
出版商: Укринформ (Organization)</text:p>
      <text:p text:style-name="P4">
出版时间: 2023-06-21T-10:59:00+03:00</text:p>
      <text:p text:style-name="P4">
修改时间: 2023-06-21T18:59:00+03:00</text:p>
      <text:p text:style-name="P4">
描述: 乌克兰·德米特罗·库莱巴（Ukraine Dmytro Kuleba）的外交大臣在伦敦的伦敦谈判期间讨论了丹麦作为航空联盟成员的以下步骤。  - 乌克林。</text:p>
      <text:p text:style-name="P4">
图片: ['<text:a xlink:type="simple" xlink:href="https://static.ukrinform.com/photos/2023_06/thumb_files/630_360_1687363167-425.jpg" text:style-name="Internet_20_link" text:visited-style-name="Visited_20_Internet_20_Link">
630_360_16873...</text:a>
']</text:p>
      <text:p text:style-name="P4">
标签: ['Данія', 'Дмитро Кулеба', 'МЗС', 'Війна з Росією', 'Формула миру', 'Авіаційна коаліція', 'Конференція з відбудови у Лондоні']</text:p>
      <text:p text:style-name="P4">
类型: Article</text:p>
      <!--METADATA-->
      <text:p text:style-name="P4">
<draw:frame draw:style-name="fr1" draw:name="Image20" text:anchor-type="as-char" svg:width="6.9236in" svg:height="3.956343in" draw:z-index="0">
<draw:image xlink:href="../Images/yкринформ/2023-06-21T-10-59-00-03-00/630_360_1687363167-425.jpg" xlink:type="simple" xlink:show="embed" xlink:actuate="onLoad" draw:mime-type="image/jpeg"/>
</draw:frame>
乌克兰法律部长德米特里·库莱布(Dmitry Kuleb)在伦敦的谈判期间，讨论丹麦·洛斯·洛克·拉斯穆森(Lars Lokke Rasmussen)，这是丹麦作为会员联盟的以下步骤。</text:p>
      <text:p text:style-name="P4">
根据乌克林的说法，乌克兰外交部在[电报]中报道(https://t.me/Ukraine_MFA/1830)。</text:p>
      <text:p text:style-name="P4">
“ dmitry <text:a xlink:type="simple" xlink:href="https://www.ukrinform.ua/tag-kuleba" text:style-name="Internet_20_link" text:visited-style-name="Visited_20_Internet_20_Link">
kuleba</text:a>
他在丹麦作为航空联盟成员的下一步就与Zlars Lokke Rasmussen进行了谈判。 外交官还特别注意扩大和平公式的地理支持。”</text:p>
      <text:p text:style-name="P4">
此前，乌克兰外交部长和法国Dmytro Kuleba和Katrincolone讨论了对法国的新支持，以增强乌克兰的进攻。</text:p>
      <text:p text:style-name="P4">
<text:span text:style-name="T4">
另请阅读：</text:span>
 <text:a xlink:type="simple" xlink:href="https://www.ukrinform.ua/rubric-ato/3725196-dania-zatverdila-paket-vijskovoi-dopomogi-ukraini-na-295-milarda.html" text:style-name="Internet_20_link" text:visited-style-name="Visited_20_Internet_20_Link">
<text:span text:style-name="T4">
丹麦</text:span>
以29.5亿欧元的价格批准向乌克兰提供军事援助计划</text:a>
正如乌克林福姆报道的<text:a xlink:type="simple" xlink:href="https://www.ukrinform.ua/rubric-ato/3724238-dania-gotova-peredati-vinisuvaci-f16-ukraini-ministr-oboroni.html" text:style-name="Internet_20_link" text:visited-style-name="Visited_20_Internet_20_Link">
丹麦准备了</text:a>
将F-16战斗机转移到乌克兰，但要获得美国制造这些飞机的这一步骤的批准。</text:p>
      <text:p text:style-name="P4">
<text:span text:style-name="T5">
foto：乌克兰外交部，电报</text:span>
</text:p>
      <text:p text:style-name="P4">
News Source: <text:a xlink:type="simple" xlink:href="https://www.ukrinform.ua/rubric-polytics/3725957-kuleba-obgovoriv-iz-danskim-kolegou-aviacijnu-koaliciu-ta-formulu-miru.html" text:style-name="Internet_20_link" text:visited-style-name="Visited_20_Internet_20_Link">
https://www.ukrinform.ua/rubric-polytics/3725957-kuleba-obgovoriv-iz-danskim-kolegou-aviacijnu-koaliciu-ta-formulu-miru.html</text:a>
</text:p>
      <!--NEWS-->
      <text:h text:style-name="P10" text:outline-level="1">
<text:span text:style-name="T4">
英国准备投资乌克兰能源部门</text:span>
</text:h>
      <text:p text:style-name="P4">
作者: Ukrinform (Person)</text:p>
      <text:p text:style-name="P4">
出版商: Укринформ (Organization)</text:p>
      <text:p text:style-name="P4">
出版时间: 2023-06-21T-11:58:03+03:00</text:p>
      <text:p text:style-name="P4">
修改时间: 2023-06-21T18:58:03+03:00</text:p>
      <text:p text:style-name="P4">
描述: 英国企业的代表准备开始投资乌克兰能源部门。  - 乌克林。</text:p>
      <text:p text:style-name="P4">
图片: ['<text:a xlink:type="simple" xlink:href="https://static.ukrinform.com/photos/2023_06/thumb_files/630_360_1687362982-801.jpg" text:style-name="Internet_20_link" text:visited-style-name="Visited_20_Internet_20_Link">
630_360_16873...</text:a>
']</text:p>
      <text:p text:style-name="P4">
标签: ['Британія', 'Енергетика', 'Інвестиції', 'Україна']</text:p>
      <text:p text:style-name="P4">
类型: Article</text:p>
      <!--METADATA-->
      <text:p text:style-name="P4">
<draw:frame draw:style-name="fr1" draw:name="Image21" text:anchor-type="as-char" svg:width="6.9236in" svg:height="3.956343in" draw:z-index="0">
<draw:image xlink:href="../Images/yкринформ/2023-06-21T-11-58-03-03-00/630_360_1687362982-801.jpg" xlink:type="simple" xlink:show="embed" xlink:actuate="onLoad" draw:mime-type="image/jpeg"/>
</draw:frame>
英国企业的代表准备开始投资乌克兰能源部门。</text:p>
      <text:p text:style-name="P4">
根据乌克林福姆的说法，能源部长赫尔曼·盖申科(Herman Galushchenko)表示，这篇文章与国家商业和贸易部尼尔拉特·加尼(Nurrat Ghani)表示，[Telegram]中的能源部报告(https://t.me/energyofukraine/560)。</text:p>
      <text:p text:style-name="P4">
“ <text:a xlink:type="simple" xlink:href="https://www.ukrinform.ua/tag-britania" text:style-name="Internet_20_link" text:visited-style-name="Visited_20_Internet_20_Link">
 英国 </text:a>
\  - 第二个国家和可靠的合作伙伴!它可能会变得更加更大，更可靠。乌克兰能源部门需要投资。 英国业务已准备好提供必要的支持。 因此，我们需要一起寻找机制，包括州际水平以加速这些过程。” Galushchenko强调。</text:p>
      <text:p text:style-name="P4">
<text:span text:style-name="T4">
另请阅读：</text:span>
 <text:a xlink:type="simple" xlink:href="https://www.ukrinform.ua/rubric-economy/3725523-galusenko-zustrivsa-z-kerivnictvom-britanskogo-energeticnogo-regulatora.html" text:style-name="Internet_20_link" text:visited-style-name="Visited_20_Internet_20_Link">
<text:span text:style-name="T4">
 Galushchenko </text:span>
会见了英国能源监管机构的管理</text:a>
在会议期间，部长再次感谢英国朋友的协助，其中包括55家能源设备和超过1100万欧元的能源支持贡献。</text:p>
      <text:p text:style-name="P4">
据报道，乌克兰能源部和外国卓越部，国际联邦和英国的发展(FCDO)英国<text:a xlink:type="simple" xlink:href="https://www.ukrinform.ua/rubric-economy/3725943-ukraina-i-britania-uklali-dogovir-pro-energeticne-partnerstvo.html" text:style-name="Internet_20_link" text:visited-style-name="Visited_20_Internet_20_Link">
在国家之间建立了能源伙伴关系的备忘录</text:a>
。 该备忘录规定了在绿色创新“ Innovateukraine”领域的新挑战，其规模为6200万英镑。</text:p>
      <text:p text:style-name="P4">
<text:span text:style-name="T5">
foto：能量部</text:span>
</text:p>
      <text:p text:style-name="P4">
News Source: <text:a xlink:type="simple" xlink:href="https://www.ukrinform.ua/rubric-economy/3725956-velika-britania-gotova-investuvati-v-ukrainskij-energosektor.html" text:style-name="Internet_20_link" text:visited-style-name="Visited_20_Internet_20_Link">
https://www.ukrinform.ua/rubric-economy/3725956-velika-britania-gotova-investuvati-v-ukrainskij-energosektor.html</text:a>
</text:p>
      <!--NEWS-->
      <text:h text:style-name="P10" text:outline-level="1">
<text:span text:style-name="T4">
在Shakhtarsk指令，俄罗斯军队在Don ...</text:span>
</text:h>
      <text:p text:style-name="P4">
作者: liveuamap (Language: en)</text:p>
      <text:p text:style-name="P4">
时间: 2023-06-21T-12:16:00</text:p>
      <text:p text:style-name="P4">
地点: Donetsk (Latitude:47.85222 Longtitude:37.48158)</text:p>
      <text:p text:style-name="P4">
视频: []</text:p>
      <text:p text:style-name="P4">
图片: []</text:p>
      <text:p text:style-name="P4">
标签: ["Russia"]</text:p>
      <text:p text:style-name="P4">
Id: 22570761</text:p>
      <!--METADATA-->
      <text:p text:style-name="P4">
在Shakhtarske的指示，俄罗斯军队炮击了霍斯特，巴拉斯科维尔卡，顿涅茨克地区的诺维亚伊利夫卡， - 乌克兰武装部队的总参谋</text:p>
      <text:p text:style-name="P4">
新闻集链接：<text:a xlink:type="simple" xlink:href="https：\/\/liveuamap.com \/en \/2023 \/21-6-june-at-at-at-as-at-shakhtarske-directionlectionlectiondirection-russian-army-army shelled-hostre hostre" text:style-name="Internet_20_link" text:visited-style-name="Visited_20_Internet_20_Link">
https：\/\/liveuamap.com \/en \/2023 \/21-june-at-at-as-at-shakhtarske-directionlectiondirection-Russian-army-army shelled-hostre</text:a>
</text:p>
      <text:p text:style-name="P4">
News Source: <text:a xlink:type="simple" xlink:href="https://t.me/lumsrc/5150" text:style-name="Internet_20_link" text:visited-style-name="Visited_20_Internet_20_Link">
https://t.me/lumsrc/5150</text:a>
</text:p>
      <!--NEWS-->
      <text:h text:style-name="P10" text:outline-level="1">
<text:span text:style-name="T4">
在基辅水电站紧急情况下进行培训</text:span>
</text:h>
      <text:p text:style-name="P4">
作者: Ukrinform (Person)</text:p>
      <text:p text:style-name="P4">
出版商: Укринформ (Organization)</text:p>
      <text:p text:style-name="P4">
出版时间: 2023-06-21T-12:57:00+03:00</text:p>
      <text:p text:style-name="P4">
修改时间: 2023-06-21T18:57:00+03:00</text:p>
      <text:p text:style-name="P4">
描述: 基辅在基辅（Kyiv）制定了对基辅水电委员会的行动 - 涉及大约250名不同服务的员工。  - 乌克林。</text:p>
      <text:p text:style-name="P4">
图片: ['<text:a xlink:type="simple" xlink:href="https://static.ukrinform.com/photos/2023_06/thumb_files/630_360_1687362424-6773.jpeg" text:style-name="Internet_20_link" text:visited-style-name="Visited_20_Internet_20_Link">
630_360_16873...</text:a>
']</text:p>
      <text:p text:style-name="P4">
标签: ['Надзвичайна ситуація', 'Київська ГЕС', 'Тренування']</text:p>
      <text:p text:style-name="P4">
类型: Article</text:p>
      <!--METADATA-->
      <text:p text:style-name="P4">
<draw:frame draw:style-name="fr1" draw:name="Image22" text:anchor-type="as-char" svg:width="6.9236in" svg:height="3.956343in" draw:z-index="0">
<draw:image xlink:href="../Images/yкринформ/2023-06-21T-12-57-00-03-00/630_360_1687362424-6773.jpeg" xlink:type="simple" xlink:show="embed" xlink:actuate="onLoad" draw:mime-type="image/jpeg"/>
</draw:frame>
在基辅，在基辅水电站紧急情况下采取行动 - 涉及近250名不同服务的员工。</text:p>
      <text:p text:style-name="P4">
关于IT报告[基辅市政府的新闻服务]](https://kyivcity.gov.ua/news/u_stolitsi_vidpratsyuvali_di_na_vipadok_nadzvichayno_situatsi_na_kivskiy_ges_zaluchili_blizko_250_pratsivnikiv_riznikh_sluzhb/)，报道乌克林福姆。</text:p>
      <text:p text:style-name="P4">
“今天，在基辅，他们对城市所有相关服务进行了员工培训，并在[紧急]的情况下采取了行动行动(https://www.ukrinform.ua/tag-nadzvicajna-situacia)在DNIEPER CASCADE的液压结构处(基辅水力发电). Усього до тренувань залучили понад250 учасників”, - йдеться в повідомленні.</text:p>
      <text:p text:style-name="P4">
</text:p>
      <text:p text:style-name="P4">
值得注意的是，这是自年初以来首都的第二大规模培训，在洪水或液压结构损坏时已经解决。</text:p>
      <text:p text:style-name="P4">
“认识到风险，我们必须动员，在不同单位之间的互动中进行工作机制，检查技术，告知人口的方式。鉴于在紧急情况下，五个领域可以进入洪水领域五人将与他们一起工作。</text:p>
      <text:p text:style-name="P4">
<text:span text:style-name="T4">
另请阅读：</text:span>
 <text:a xlink:type="simple" xlink:href="https://www.ukrinform.ua/rubric-kyiv/3713212-u-stolici-projsli-navcanna-z-nadanna-dopomogi-pri-masovomu-urazenni-himikatami.html" text:style-name="Internet_20_link" text:visited-style-name="Visited_20_Internet_20_Link">
在首都接受了培训以帮助化学物质的主要损害</text:a>
如[Ukrinform]报道(https://www.ukrinform.ua/rubric-regions/3725621-na-hersonsini-zalisautsa-pidtoplenimi-20-naselenih-punktiv.html)，在赫尔森地区，在俄罗斯人探索之后，卡科夫斯卡雅(Kakhovskaya)淹没了20个定居点，其中有17个在暂时占领的领土上。</text:p>
      <text:p text:style-name="P4">
News Source: <text:a xlink:type="simple" xlink:href="https://www.ukrinform.ua/rubric-kyiv/3725955-u-stolici-proveli-trenuvanna-na-vipadok-nadzvicajnoi-situacii-na-kiivskij-ges.html" text:style-name="Internet_20_link" text:visited-style-name="Visited_20_Internet_20_Link">
https://www.ukrinform.ua/rubric-kyiv/3725955-u-stolici-proveli-trenuvanna-na-vipadok-nadzvicajnoi-situacii-na-kiivskij-ges.html</text:a>
</text:p>
      <!--NEWS-->
      <text:h text:style-name="P10" text:outline-level="1">
<text:span text:style-name="T4">
在Zaporizhzhia和Kherson的指示，俄罗斯军队炮击了Blahodatne，Neskuchne，Makarivka，...</text:span>
</text:h>
      <text:p text:style-name="P4">
作者: liveuamap (Language: en)</text:p>
      <text:p text:style-name="P4">
时间: 2023-06-21T-14:16:00</text:p>
      <text:p text:style-name="P4">
地点: Zaporizhiye (Latitude:47.7056 Longtitude:35.5267)</text:p>
      <text:p text:style-name="P4">
视频: []</text:p>
      <text:p text:style-name="P4">
图片: []</text:p>
      <text:p text:style-name="P4">
标签: ["Russia"]</text:p>
      <text:p text:style-name="P4">
Id: 22570760</text:p>
      <!--METADATA-->
      <text:p text:style-name="P4">
在Zaporizhzhzhia和Kherson的指示，俄罗斯军队炮击了Blahodatne，Neskuchne，Makarivka，Storozheve，Storozheve，Vremivka，Vremivka，Zelene Pole，Donetskregion的Noveopil； Novodarivka, Levadne, Chervone, Huliapole, Zaliznychne, Charivne, Novoandriyivka, Stepove, Pyatykhatky, Lobkove, Kamyanske of Zaporizhzhzhzhzhzhzhzhzhzhzhzhzhzhzhzhzhzhzhzhzhzhzhzhzhzhzhzhzhzhzhzhzhzhzhzhzhzhzhzhzhzhzhzhzhzhzhzhzhzhzhzhzhzhzhzhzhzhzhzhzhzhzhzhzhzhzhzhzhzhzhzhzhzhzhzhzhzhzhzhzhzhzhzhzhzhzhzhzhzhzhzhzhzhzhzhzhzhzhzhzhzhzhzhzhzhzhzhzhzhzh. Zolota Balka, Mykhaylivka, Novoooleksandrivka, Dudchany, Kachkarivka, Shlyakhove, Kozatske, Mykolayivka, Burhunka, Ivanivka, Sadove, Pryove, Pryyvka HNE, ZYMIVNYK, BILOZERKA, ROMASHKOVE, Veletenske, Kherson, Dniprovske, Kizomys of Kherson Region, Nikopol of Dnipropetrovskregion and Ochakiv Mykolayiv地区。 Russian Aviation Conducted Airstrikesat Storozheve, Prechystivka, Zolota Nyva, Blahodatne, Makarivka of Donetskregion, Novodanylivka, Zaporizhzhzhya, Komyzhzhya ATTRADNOKAMYANKA AND Kherson, - General Staff of Armed Forces ofukraine Says in the Morning Report</text:p>
      <text:p text:style-name="P4">
新闻集链接：(https：\/\/liveuamap.com \/en \/2023 \/21-June-at-at-at-zaporizhzhzhia-and-kherson-directions-directions-russian-army-army)</text:p>
      <text:p text:style-name="P4">
News Source: <text:a xlink:type="simple" xlink:href="https://t.me/lumsrc/5151" text:style-name="Internet_20_link" text:visited-style-name="Visited_20_Internet_20_Link">
https://t.me/lumsrc/5151</text:a>
</text:p>
      <!--NEWS-->
      <text:h text:style-name="P10" text:outline-level="1">
<text:span text:style-name="T4">
警察在Zaporozhye展示了大量火箭中风的后果</text:span>
</text:h>
      <text:p text:style-name="P4">
作者: Ukrinform (Person)</text:p>
      <text:p text:style-name="P4">
出版商: Укринформ (Organization)</text:p>
      <text:p text:style-name="P4">
出版时间: 2023-06-21T-16:57:00+03:00</text:p>
      <text:p text:style-name="P4">
修改时间: 2023-06-21T15:57:00+03:00</text:p>
      <text:p text:style-name="P4">
描述: 在对Zaporozhye领土和前一天发生的郊区的大规模火箭袭击中，俄罗斯军队使用了C-300，X-59和Iskander。  - 乌克林。</text:p>
      <text:p text:style-name="P4">
图片: ['<text:a xlink:type="simple" xlink:href="https://static.ukrinform.com/photos/2023_06/thumb_files/630_360_1687352198-859.jpg" text:style-name="Internet_20_link" text:visited-style-name="Visited_20_Internet_20_Link">
630_360_16873...</text:a>
']</text:p>
      <text:p text:style-name="P4">
标签: ['Поліція', 'Запоріжжя', 'Війна з Росією', 'Ракетний удар']</text:p>
      <text:p text:style-name="P4">
类型: Article</text:p>
      <!--METADATA-->
      <text:p text:style-name="P4">
<draw:frame draw:style-name="fr1" draw:name="Image24" text:anchor-type="as-char" svg:width="6.9236in" svg:height="3.956343in" draw:z-index="0">
<draw:image xlink:href="../Images/yкринформ/2023-06-21T-16-57-00-03-00/630_360_1687352198-859.jpg" xlink:type="simple" xlink:show="embed" xlink:actuate="onLoad" draw:mime-type="image/jpeg"/>
</draw:frame>
在火箭袭击Zaporizhzhia和郊区的火箭袭击中，发生在前夕，俄罗斯联邦军队使用了S-300，X-59和“ Iskander”。</text:p>
      <text:p text:style-name="P4">
这是在[电报]中报道的(https://t.me/police_zp_news/6094?single)据报道，Zaporozhye地区的国家警察据报道。</text:p>
      <text:p text:style-name="P4">
“ 6月20日，占领部队在地区中心和Zaporizhhya区撞到了火箭，使用了C-300，X-59和“ Iskander”，并将在该职位上。</text:p>
      <text:p text:style-name="P4">
由于夜间大量火箭袭击<text:a xlink:type="simple" xlink:href="https://www.ukrinform.ua/tag-zaporizza" text:style-name="Internet_20_link" text:visited-style-name="Visited_20_Internet_20_Link">
Zaporozhye</text:a>
郊区被当地基础设施，企业家设施，仓库摧毁。 爆炸性的动摇是受到伤害的私人房屋，高层建筑和公民车辆。</text:p>
      <text:p text:style-name="P4">
<text:span text:style-name="T4">
另请阅读：</text:span>
 <text:a xlink:type="simple" xlink:href="https://www.ukrinform.ua/rubric-ato/3725821-vorog-zbilsiv-intensivnist-obstriliv-na-dniprovskomu-napramku-gumenuk.html" text:style-name="Internet_20_link" text:visited-style-name="Visited_20_Internet_20_Link">
敌人增加了强度<text:span text:style-name="T4">
炮击</text:span>
 iv nadniprovsky方向-Humeniuk</text:a>
昨天，警方登记了66份破坏报告。 敌人的领导下是Zaporizhzhia，Razzhivka，Komyshivakha，Gulyaypole，Orikhiv，铁路，转变，Temivka，Novoandriivka，Gulyaypil，Magic，Chervone，Chervone，Malinivka，Malinivka，Belogorya，Belogorya，Belogorya，Novodarivka，Kamianska，Kamianska，kamianska，kamianska，pyata，pyata，Pyate，Pyate，Pyate，Pyate，Pyate，Pyate，Pyate，Pyate，Pyate，</text:p>
      <text:p text:style-name="P4">
据报道，据报道，俄罗斯人攻击了86次的点和Vasylivschyna的定居点 - 二手无人机，射击火和火炮的反应性系统。 在炮击期间，伤口接受了四个变形。 伴有躯干和下肢的碎片，被送往医院进一步住院。</text:p>
      <text:p text:style-name="P4">
<text:span text:style-name="T4">
另请阅读：</text:span>
 [从昨天<text:span text:style-name="T4">
炮击</text:span>
 IV在LVIV中没有受伤(https://www.ukrinform.ua/rubric-regions/3725778-vid-vcorasnih-obstriliv-u-lvovi-ne-postrazdav-zoden-zitlovij-budinok-ova.html)执法部门记录了俄罗斯袭击的所有后果。 根据艺术的刑事诉讼。 438(违反战争的法律和习俗)乌克兰的刑法。  照片：Facebook Zaporizhhya地区的警察</text:p>
      <text:p text:style-name="P4">
News Source: <text:a xlink:type="simple" xlink:href="https://www.ukrinform.ua/rubric-regions/3725873-policia-pokazala-naslidki-masovanogo-raketnogo-udaru-po-zaporizzu.html" text:style-name="Internet_20_link" text:visited-style-name="Visited_20_Internet_20_Link">
https://www.ukrinform.ua/rubric-regions/3725873-policia-pokazala-naslidki-masovanogo-raketnogo-udaru-po-zaporizzu.html</text:a>
</text:p>
      <!--NEWS-->
      <text:h text:style-name="P10" text:outline-level="1">
<text:span text:style-name="T4">
在巴黎爆炸的汽油 - 几座建筑物点燃，16人受伤</text:span>
</text:h>
      <text:p text:style-name="P4">
作者: Ukrinform (Person)</text:p>
      <text:p text:style-name="P4">
出版商: Укринформ (Organization)</text:p>
      <text:p text:style-name="P4">
出版时间: 2023-06-21T-1:42:00+03:00</text:p>
      <text:p text:style-name="P4">
修改时间: 2023-06-21T21:42:00+03:00</text:p>
      <text:p text:style-name="P4">
描述: 在巴黎第五区，发生了气体爆炸，捕获了几座建筑物，至少16人受伤。 其中七个处于危急状态。  - 乌克林。</text:p>
      <text:p text:style-name="P4">
图片: ['<text:a xlink:type="simple" xlink:href="https://static.ukrinform.com/photos/2023_06/thumb_files/630_360_1687370028-732.jpg" text:style-name="Internet_20_link" text:visited-style-name="Visited_20_Internet_20_Link">
630_360_16873...</text:a>
']</text:p>
      <text:p text:style-name="P4">
标签: ['Газ', 'Париж', 'Пожежа', 'Вибух']</text:p>
      <text:p text:style-name="P4">
类型: Article</text:p>
      <!--METADATA-->
      <text:p text:style-name="P4">
<draw:frame draw:style-name="fr1" draw:name="Image25" text:anchor-type="as-char" svg:width="6.9236in" svg:height="3.956343in" draw:z-index="0">
<draw:image xlink:href="../Images/yкринформ/2023-06-21T-1-42-00-03-00/630_360_1687370028-732.jpg" xlink:type="simple" xlink:show="embed" xlink:actuate="onLoad" draw:mime-type="image/jpeg"/>
</draw:frame>
在巴黎，巴黎发生了气体爆炸，该气体陷入了几个空洞，至少有16人受伤。 其中七个很关键。</text:p>
      <text:p text:style-name="P4">
根据乌克林福姆的报道，它报告了<text:a xlink:type="simple" xlink:href="https://www.theguardian.com/world/2023/jun/21/gas-explosion-in-paris-has-set-buildings-on-fire-says-local-official" text:style-name="Internet_20_link" text:visited-style-name="Visited_20_Internet_20_Link">
监护人</text:a>
参考地方当局。</text:p>
      <text:p text:style-name="P4">
警方要求人们避开瓦尔德格拉斯(Val-De Gras)区域后，一座建筑物的立面倒塌了，大火倒塌，大火洒到了附近的建筑物上。</text:p>
      <text:p text:style-name="Quotations">

<text:p text:style-name="P4">
vidéodel'uppersionRapportéeDansle5èmearondissement de paris&gt;
 Plusieurs ImmeublesétamentTouché<text:a xlink:type="simple" xlink:href="https://twitter.com/hashtag/Paris" text:style-name="Internet_20_link" text:visited-style-name="Visited_20_Internet_20_Link">
#Paris&gt;
</text:a>
<text:a xlink:type="simple" xlink:href="https://t.co/0AQwBoILsm" text:style-name="Internet_20_link" text:visited-style-name="Visited_20_Internet_20_Link">
&gt;
 pic.twitter.com/0aqwboilsm</text:a>
&gt;
&gt;
  - 警报(@aiertesinfos)<text:a xlink:type="simple" xlink:href="https://twitter.com/AIertesinfos/status/1671539291204337666" text:style-name="Internet_20_link" text:visited-style-name="Visited_20_Internet_20_Link">
2023年6月21日&gt;
</text:a>
&gt;
 <text:a xlink:type="simple" xlink:href="https://twitter.com/hashtag/Explosion" text:style-name="Internet_20_link" text:visited-style-name="Visited_20_Internet_20_Link">
#Explosion&gt;
</text:a>
&gt;
毁灭者发生在第五ardissement：我的思想转到&gt;
受害者及其亲人，也是<text:a xlink:type="simple" xlink:href="https://twitter.com/PompiersParis" text:style-name="Internet_20_link" text:visited-style-name="Visited_20_Internet_20_Link">
@pompiersparis&gt;
</text:a>
正在进行干预正在进行的BSPP。 <text:a xlink:type="simple" xlink:href="https://twitter.com/hashtag/%C3%89lus" text:style-name="Internet_20_link" text:visited-style-name="Visited_20_Internet_20_Link">
#peletect&gt;
</text:a>
de <text:a xlink:type="simple" xlink:href="https://twitter.com/hashtag/Paris" text:style-name="Internet_20_link" text:visited-style-name="Visited_20_Internet_20_Link">
&gt;
 #paris</text:a>
在&gt;
团结中。 <text:a xlink:type="simple" xlink:href="https://twitter.com/hashtag/Paris5" text:style-name="Internet_20_link" text:visited-style-name="Visited_20_Internet_20_Link">
#PARIS5&gt;
</text:a>
<text:a xlink:type="simple" xlink:href="https://t.co/aMxgJTS63E" text:style-name="Internet_20_link" text:visited-style-name="Visited_20_Internet_20_Link">
&gt;
 pic.twitter.com/amxgjts63e</text:a>
&gt;
&gt;
 -Rachida dati n(约会)<text:a xlink:type="simple" xlink:href="https://twitter.com/datirachida/status/1671555434879098881" text:style-name="Internet_20_link" text:visited-style-name="Visited_20_Internet_20_Link">
2023年6月21日&gt;
</text:a>
&gt;
巴黎中部的爆炸受伤16人&gt;
&gt;
七个人处于危急状态，在巴黎第五次爆炸爆炸后，有9人处于严重状态。 根据检察官的说法，尚未确定爆炸的原因。…<text:a xlink:type="simple" xlink:href="https://t.co/pMb7NrIWhG" text:style-name="Internet_20_link" text:visited-style-name="Visited_20_Internet_20_Link">
&gt;
 pic.twitter.com/pmb7nriwhg</text:a>
&gt;
&gt;
  -  Sprinter(@Sprinter99880)<text:a xlink:type="simple" xlink:href="https://twitter.com/Sprinter99880/status/1671564572258336813" text:style-name="Internet_20_link" text:visited-style-name="Visited_20_Internet_20_Link">
2023年6月21日&gt;
</text:a>
下午5:00之后，当地居民谈到了一个<text:a xlink:type="simple" xlink:href="https://www.ukrinform.ua/tag-vibuh" text:style-name="Internet_20_link" text:visited-style-name="Visited_20_Internet_20_Link">
爆炸</text:a>
一个较小。</text:p>

</text:p>
      <text:p text:style-name="P4">
</text:p>
      <text:p text:style-name="P4">
一些目击者报告说，巨大的烟雾正在上升。</text:p>
      <text:p text:style-name="P4">
“爆炸发生在建筑物内的圣雅克街277号，那里有巴黎美国学院，这是一所双语时装与设计学校，”  - 称巴黎警察劳伦特·努尼斯(Laurent Nunes)的老板。</text:p>
      <text:p text:style-name="P4">
<text:span text:style-name="T4">
另请阅读：</text:span>
 <text:a xlink:type="simple" xlink:href="https://www.ukrinform.ua/rubric-regions/3725734-u-harkovi-cerez-udar-bliskavki-zagorivsa-gazogin.html" text:style-name="Internet_20_link" text:visited-style-name="Visited_20_Internet_20_Link">
在Kharkiv，因为闪电击中<text:span text:style-name="T4">
 gas </text:span>
 gin</text:a>
大约在18:45当地时代警方报告说，大火受到控制，并且正在进行救援工作。</text:p>
      <text:p text:style-name="P4">
<text:span text:style-name="T5">
foto：www.libration.fr / twitter / matthias benda</text:span>
</text:p>
      <text:p text:style-name="P4">
News Source: <text:a xlink:type="simple" xlink:href="https://www.ukrinform.ua/rubric-world/3725982-u-parizi-vibuhnuv-gaz-zagorilisa-kilka-budivel.html" text:style-name="Internet_20_link" text:visited-style-name="Visited_20_Internet_20_Link">
https://www.ukrinform.ua/rubric-world/3725982-u-parizi-vibuhnuv-gaz-zagorilisa-kilka-budivel.html</text:a>
</text:p>
      <!--NEWS-->
      <text:h text:style-name="P10" text:outline-level="1">
<text:span text:style-name="T4">
在金丝雀群岛附近，被移民推翻了船 - 将近40人死亡</text:span>
</text:h>
      <text:p text:style-name="P4">
作者: Ukrinform (Person)</text:p>
      <text:p text:style-name="P4">
出版商: Укринформ (Organization)</text:p>
      <text:p text:style-name="P4">
出版时间: 2023-06-21T-2:37:00+03:00</text:p>
      <text:p text:style-name="P4">
修改时间: 2023-06-21T21:37:00+03:00</text:p>
      <text:p text:style-name="P4">
描述: 一艘船扔向西班牙金丝雀群岛，有30多名移民被杀。  - 乌克林。</text:p>
      <text:p text:style-name="P4">
图片: ['<text:a xlink:type="simple" xlink:href="https://static.ukrinform.com/photos/2023_02/thumb_files/630_360_1677494588-697.jpg" text:style-name="Internet_20_link" text:visited-style-name="Visited_20_Internet_20_Link">
630_360_16774...</text:a>
']</text:p>
      <text:p text:style-name="P4">
标签: ['Мігранти', 'Загибель', 'Човен', 'Канарські острови']</text:p>
      <text:p text:style-name="P4">
类型: Article</text:p>
      <!--METADATA-->
      <text:p text:style-name="P4">
<draw:frame draw:style-name="fr1" draw:name="Image28" text:anchor-type="as-char" svg:width="6.9236in" svg:height="3.956343in" draw:z-index="0">
<draw:image xlink:href="../Images/yкринформ/2023-06-21T-2-37-00-03-00/630_360_1677494588-697.jpg" xlink:type="simple" xlink:show="embed" xlink:actuate="onLoad" draw:mime-type="image/jpeg"/>
</draw:frame>
由于船只转移到西班牙海峡群岛，有30多名移民被杀。</text:p>
      <text:p text:style-name="P4">
正如乌克林福姆报道的那样，它报告了<text:a xlink:type="simple" xlink:href="https://www.reuters.com/world/one-child-dead-24-people-rescued-dinghy-sinks-en-route-spains-canary-islands-2023-06-21/" text:style-name="Internet_20_link" text:visited-style-name="Visited_20_Internet_20_Link">
路透</text:a>
。</text:p>
      <text:p text:style-name="P4">
根据初步数据，船上有59人。 西班牙监护组织的负责人步行边界海伦报告说<text:a xlink:type="simple" xlink:href="https://www.ukrinform.ua/tag-zagibel" text:style-name="Internet_20_link" text:visited-style-name="Visited_20_Internet_20_Link">
沉没</text:a>
39人。</text:p>
      <text:p text:style-name="P4">
“这艘船在西班牙水域乞求救赎超过12个小时。在幸存的人中，有24人：有22名男子和2名被运送到布祖角的妇女。”</text:p>
      <text:p text:style-name="P4">
同时，运行跨欧洲网络的救援组织警报电话说，有35人被认为失踪了。</text:p>
      <text:p text:style-name="P4">
西班牙海岸警卫队和摩洛哥当局都没有证实有多少人在船上，以及可能缺少多少人。</text:p>
      <text:p text:style-name="P4">
<text:span text:style-name="T4">
另请阅读：</text:span>
 <text:a xlink:type="simple" xlink:href="https://www.ukrinform.ua/rubric-world/3724600-u-pakistani-arestuvali-desatoh-pricetnih-do-zagibeli-migrantiv-bila-beregiv-grecii.html" text:style-name="Internet_20_link" text:visited-style-name="Visited_20_Internet_20_Link">
在巴基斯坦，逮捕了十名涉及<text:span text:style-name="T4">
移民死亡的人</text:span>
在希腊海岸附近</text:a>
西班牙海岸的消息人士报告说，路透社，摩洛哥在大加加 - 加纳里亚岛东南88英里处被救出。</text:p>
      <text:p text:style-name="P4">
西班牙贝尔警卫队的消息人士补充说：“一个孩子的尸体是由西班牙海军救援局和大加那利姆的直升机发现的。” 后来，第二个尸体是由Naviosazure商人发现的。</text:p>
      <text:p text:style-name="P4">
如[Ukrinform]报道(https://www.ukrinform.ua/rubric-world/3725712-poblizu-italijskogo-uzberezza-zatonuv-coven-iz-migrantami.html)，在6月21日晚上，一艘六米移民船在意大利岛岛附近沉没后，认为三人被认为失踪了。</text:p>
      <text:p text:style-name="P4">
<text:span text:style-name="T5">
foto：www.ansa.it</text:span>
</text:p>
      <text:p text:style-name="P4">
News Source: <text:a xlink:type="simple" xlink:href="https://www.ukrinform.ua/rubric-world/3726007-bila-kanarskih-ostroviv-perekinuvsa-coven-z-migrantami-majze-40-zagiblih.html" text:style-name="Internet_20_link" text:visited-style-name="Visited_20_Internet_20_Link">
https://www.ukrinform.ua/rubric-world/3726007-bila-kanarskih-ostroviv-perekinuvsa-coven-z-migrantami-majze-40-zagiblih.html</text:a>
</text:p>
      <!--NEWS-->
      <text:h text:style-name="P10" text:outline-level="1">
<text:span text:style-name="T4">
在Kupiansk方向，俄罗斯军队炮击了Fyholivka，Dvorichna，Zapadne，Kyslivka和Berest ...</text:span>
</text:h>
      <text:p text:style-name="P4">
作者: liveuamap (Language: en)</text:p>
      <text:p text:style-name="P4">
时间: 2023-06-21T-3:15:00</text:p>
      <text:p text:style-name="P4">
地点: Kharkiv (Latitude:50.00697 Longtitude:37.69272)</text:p>
      <text:p text:style-name="P4">
视频: []</text:p>
      <text:p text:style-name="P4">
图片: []</text:p>
      <text:p text:style-name="P4">
标签: ["Russia"]</text:p>
      <text:p text:style-name="P4">
Id: 22570773</text:p>
      <!--METADATA-->
      <text:p text:style-name="P4">
在Kupiansk方向，俄罗斯军队炮击了Kharkiv地区的Fyholivka，Dvorichna，Zapadne，Kyslivka和Berestove。 俄罗斯航空在哈尔基夫地区的科洛迪兹(Kharkiv Region</text:p>
      <text:p text:style-name="P4">
新闻集链接：<text:a xlink:type="simple" xlink:href="https：\/\/liveuamap.com \/en \/2023 \/21-June-at-at-Kupiansk-directionlectionlectionle-army-army-army shelled-fyholivka" text:style-name="Internet_20_link" text:visited-style-name="Visited_20_Internet_20_Link">
https：\/\/liveuamap.com \/en \/2023 \/21-june-at-at-kupiansk-directionlection-Russian-army-army-army shelled-fyholivka</text:a>
</text:p>
      <text:p text:style-name="P4">
News Source: <text:a xlink:type="simple" xlink:href="https://t.me/lumsrc/5145" text:style-name="Internet_20_link" text:visited-style-name="Visited_20_Internet_20_Link">
https://t.me/lumsrc/5145</text:a>
</text:p>
      <!--NEWS-->
      <text:h text:style-name="P10" text:outline-level="1">
<text:span text:style-name="T4">
西班牙将派遣NASAMS来保护北约在维尔纽斯的峰会 - 媒体</text:span>
</text:h>
      <text:p text:style-name="P4">
作者: Ukrinform (Person)</text:p>
      <text:p text:style-name="P4">
出版商: Укринформ (Organization)</text:p>
      <text:p text:style-name="P4">
出版时间: 2023-06-21T-3:26:00+03:00</text:p>
      <text:p text:style-name="P4">
修改时间: 2023-06-21T21:26:00+03:00</text:p>
      <text:p text:style-name="P4">
描述: 西班牙将从邻国拉脱维亚的Lielvare的军事基地中的北约纳萨姆斯防空综合体中的北约峰会上转移到立陶宛，以保护空域。  - 乌克林。</text:p>
      <text:p text:style-name="P4">
图片: ['<text:a xlink:type="simple" xlink:href="https://static.ukrinform.com/photos/2022_07/thumb_files/630_360_1656707784-123.jpg" text:style-name="Internet_20_link" text:visited-style-name="Visited_20_Internet_20_Link">
630_360_16567...</text:a>
']</text:p>
      <text:p text:style-name="P4">
标签: ['Іспанія', 'Латвія', 'Литва', 'НАТО', 'Саміт НАТО', 'NASAMS']</text:p>
      <text:p text:style-name="P4">
类型: Article</text:p>
      <!--METADATA-->
      <text:p text:style-name="P4">
<draw:frame draw:style-name="fr1" draw:name="Image29" text:anchor-type="as-char" svg:width="6.9236in" svg:height="3.956343in" draw:z-index="0">
<draw:image xlink:href="../Images/yкринформ/2023-06-21T-3-26-00-03-00/630_360_1656707784-123.jpg" xlink:type="simple" xlink:show="embed" xlink:actuate="onLoad" draw:mime-type="image/jpeg"/>
</draw:frame>
西班牙佩雷斯金(Pereskin)进入立陶宛，以保护NASAMS防空导弹综合大楼的北约峰会(Lielvare)的军事基地，这是拉脱维亚(Lielvare)的军事基地。</text:p>
      <text:p text:style-name="P4">
关于它报告<text:a xlink:type="simple" xlink:href="https://www.abc.es/internacional/espana-enviara-misiles-antiaereos-nasams-proteger-cumbre-20230620195913-nt.html" text:style-name="Internet_20_link" text:visited-style-name="Visited_20_Internet_20_Link">
ABC</text:a>
，报道乌克林福姆。</text:p>
      <text:p text:style-name="P4">
值得注意的是，还有从拉脱维亚到立陶宛的NASAMS电池，还有85名西班牙军人。</text:p>
      <text:p text:style-name="P4">
<text:span text:style-name="T5">
!</text:span>
北约**](https://www.ukrinform.ua/rubric-world/3725685-britanski-vinisuvaci-perehopili-tri-litaki-rf-bila-povitranogo-prostoru-nato.html)“这对辩护维尔纽斯峰会的贡献<text:a xlink:type="simple" xlink:href="https://www.ukrinform.ua/tag-nato" text:style-name="Internet_20_link" text:visited-style-name="Visited_20_Internet_20_Link">
北约</text:a>
我们的可靠性，与其他北约系统的兼容性以及大西洋联盟的奉献精神证明了这一点。”</text:p>
      <text:p text:style-name="P4">
据报道，北约峰会将于7月11日至12日在维尔纽斯举行。</text:p>
      <text:p text:style-name="P4">
News Source: <text:a xlink:type="simple" xlink:href="https://www.ukrinform.ua/rubric-world/3725715-ispania-vidpravit-nasams-dla-zahistu-samitu-nato-u-vilnusi-zmi.html" text:style-name="Internet_20_link" text:visited-style-name="Visited_20_Internet_20_Link">
https://www.ukrinform.ua/rubric-world/3725715-ispania-vidpravit-nasams-dla-zahistu-samitu-nato-u-vilnusi-zmi.html</text:a>
</text:p>
      <!--NEWS-->
      <text:h text:style-name="P10" text:outline-level="1">
<text:span text:style-name="T4">
在赫尔森地区，一次怀疑19名合作者</text:span>
</text:h>
      <text:p text:style-name="P4">
作者: Ukrinform (Person)</text:p>
      <text:p text:style-name="P4">
出版商: Укринформ (Organization)</text:p>
      <text:p text:style-name="P4">
出版时间: 2023-06-21T-4:22:13+03:00</text:p>
      <text:p text:style-name="P4">
修改时间: 2023-06-21T21:22:13+03:00</text:p>
      <text:p text:style-name="P4">
描述: SBU宣布涉嫌合作活动，他曾在犯罪分子中心入侵中心工作。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Херсонщина', 'Підозра', 'СБУ', 'Колаборант']</text:p>
      <text:p text:style-name="P4">
类型: Article</text:p>
      <!--METADATA-->
      <text:p text:style-name="P4">
<draw:frame draw:style-name="fr1" draw:name="Image30" text:anchor-type="as-char" svg:width="6.9236in" svg:height="3.956343in" draw:z-index="0">
<draw:image xlink:href="../Images/yкринформ/2023-06-21T-4-22-13-03-00/630_360_1682879203-914.jpg" xlink:type="simple" xlink:show="embed" xlink:actuate="onLoad" draw:mime-type="image/jpeg"/>
</draw:frame>
Sbuogulos涉嫌一次在纳扎加尔尼基“犯罪中心”工作的十九个友好的人。</text:p>
      <text:p text:style-name="P4">
这报告了<text:a xlink:type="simple" xlink:href="https://t.me/khersonskaODA/7258" text:style-name="Internet_20_link" text:visited-style-name="Visited_20_Internet_20_Link">
电报</text:a>
库尔森，据报道乌克林福姆。</text:p>
      <text:p text:style-name="P4">
据报道(https://www.ukrinform.ua/tag-hersonsina)”。</text:p>
      <text:p text:style-name="P4">
声明说：“攻击者不仅履行了各种法医研究领域的“专家”的责任，而且还实施了占领权的计划和命令。”</text:p>
      <text:p text:style-name="P4">
目前，所有嫌疑人都躲藏在乌克兰南部的临时占领领土上。</text:p>
      <text:p text:style-name="P4">
<text:span text:style-name="T4">
另请阅读：</text:span>
 [SBU宣布七个合作者的怀疑，其中Aksenova商店]]](https://www.ukrinform.ua/rubric-society/3719053-sbu-ogolosila-pidozru-se-simom-kolaborantam-sered-akih-soratnica-aksonova.html)值得注意的是，他们每个人都威胁着长达15年的没收财产。</text:p>
      <text:p text:style-name="P4">
据报道，据报道，卢汉斯克地区的居民据说，卢汉斯克地区的居民是“国家拥有”的有组织的阿什瓦尔布尼基(Ashavarbniki)。 此外，由于缺乏侵略者，一位敖德萨的医生被判入狱11年。</text:p>
      <text:p text:style-name="P4">
News Source: <text:a xlink:type="simple" xlink:href="https://www.ukrinform.ua/rubric-regions/3726006-na-hersonsini-ogolosili-pidozru-odrazu-19-kolaborantam.html" text:style-name="Internet_20_link" text:visited-style-name="Visited_20_Internet_20_Link">
https://www.ukrinform.ua/rubric-regions/3726006-na-hersonsini-ogolosili-pidozru-odrazu-19-kolaborantam.html</text:a>
</text:p>
      <!--NEWS-->
      <text:h text:style-name="P10" text:outline-level="1">
<text:span text:style-name="T4">
明天在乌克兰预测，在大多数地区 - 雨水和雷暴</text:span>
</text:h>
      <text:p text:style-name="P4">
作者: Ukrinform (Person)</text:p>
      <text:p text:style-name="P4">
出版商: Укринформ (Organization)</text:p>
      <text:p text:style-name="P4">
出版时间: 2023-06-21T-5:12:00+03:00</text:p>
      <text:p text:style-name="P4">
修改时间: 2023-06-21T21:12:00+03:00</text:p>
      <text:p text:style-name="P4">
描述: 6月21日，星期三，除大多数西方和北部地区，乌克兰形式外，预计在整个乌克兰的短期降雨和雷暴。</text:p>
      <text:p text:style-name="P4">
图片: ['<text:a xlink:type="simple" xlink:href="https://static.ukrinform.com/photos/2020_07/thumb_files/630_360_1594100962-521.jpg" text:style-name="Internet_20_link" text:visited-style-name="Visited_20_Internet_20_Link">
630_360_15941...</text:a>
']</text:p>
      <text:p text:style-name="P4">
标签: ['Дощ', 'Гроза', 'Погода', 'Спека']</text:p>
      <text:p text:style-name="P4">
类型: Article</text:p>
      <!--METADATA-->
      <text:p text:style-name="P4">
<draw:frame draw:style-name="fr1" draw:name="Image31" text:anchor-type="as-char" svg:width="6.9236in" svg:height="3.956343in" draw:z-index="0">
<draw:image xlink:href="../Images/yкринформ/2023-06-21T-5-12-00-03-00/630_360_1594100962-521.jpg" xlink:type="simple" xlink:show="embed" xlink:actuate="onLoad" draw:mime-type="image/jpeg"/>
</draw:frame>
6月21日，星期三，几乎所有乌克兰的短期降雨和雷暴预计，除了大多数西方和北部地区，</text:p>
      <text:p text:style-name="P4">
乌克兰形式在乌克兰水文气象学中心报道。</text:p>
      <text:p text:style-name="P4">
在晚上和早晨的西部地区，雾气。 风主要是西北，5-10 m/s。</text:p>
      <text:p text:style-name="P4">
晚上的温度为14-19°，在该国西部10-15°； 在24-29°的一天中； 下午17-22°在喀尔巴阡山脉8-13°。</text:p>
      <text:p text:style-name="P4">
在基辅和基辅地区，6月21日正在改变多云，夜间短暂生活<text:a xlink:type="simple" xlink:href="https://www.ukrinform.ua/tag-dos" text:style-name="Internet_20_link" text:visited-style-name="Visited_20_Internet_20_Link">
雨</text:a>
，下午没有降水。 晚上16-18°，下午26-28°的usobia温度； 在晚上14-19°的晚上，下午24-29°。</text:p>
      <text:p text:style-name="P4">
在接下来的两天中，只有在6月23日西部和北部地区，短期雨水，雷暴天气，乌克兰的天气仍将留在乌克兰。</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text:span text:style-name="T4">
夏季</text:span>
欧洲是历史上最温暖的人</text:a>
夜晚的温度14-19°，海洋海岸高达23°(在该国的东部11-16°); 6月22日，在东部的南部和中部地区，在25-30°下午，在西部地区，在西部地区22-27°。</text:p>
      <text:p text:style-name="P4">
在6月22日至23日在首都地区没有降水，直到6月23日下午，雷雨有降雨。 下午28-30°，晚上17-19°的基辅温度； 晚上14-19°，下午25-30°通过。</text:p>
      <text:p text:style-name="P4">
在6月24日至25日，预报员于6月24日在乌克兰的短期降雨和雷暴预测在没有降水量的东南地区。</text:p>
      <text:p text:style-name="P4">
<text:span text:style-name="T4">
另请阅读：</text:span>
 <text:a xlink:type="simple" xlink:href="https://www.ukrinform.ua/rubric-economy/3719250-kahovskij-ekocid-kostuvatime-ukraini-dodatkovo-desatki-milardiv-griven.html" text:style-name="Internet_20_link" text:visited-style-name="Visited_20_Internet_20_Link">
Kakhovsky Ecocide将使乌克兰额外花费数十亿张Hryvnias</text:a>
晚上15-21°，白天24-30°的温度在6月24日至33°的南部地区；在西部地区，晚上12-17°，下午20-25°。</text:p>
      <text:p text:style-name="P4">
6月24日至25日在基辅和该地区，短期降雨，雷暴。 下午26-28°，晚上17-19°的首都的首都温度； 在晚上15-20°的晚上，下午24-29°。</text:p>
      <text:p text:style-name="P4">
News Source: <text:a xlink:type="simple" xlink:href="https://www.ukrinform.ua/rubric-regions/3725925-v-ukraini-zavtra-prognozuut-do-29-u-bilsosti-oblastej-dosi-ta-grozi.html" text:style-name="Internet_20_link" text:visited-style-name="Visited_20_Internet_20_Link">
https://www.ukrinform.ua/rubric-regions/3725925-v-ukraini-zavtra-prognozuut-do-29-u-bilsosti-oblastej-dosi-ta-grozi.html</text:a>
</text:p>
      <!--NEWS-->
      <text:h text:style-name="P10" text:outline-level="1">
<text:span text:style-name="T4">
JSU Bakhmut Directio Rusian军队炮击Vasukivka，Orikhovo-Vasylivka，Bogdanivka，Kalinivka ...</text:span>
</text:h>
      <text:p text:style-name="P4">
作者: liveuamap (Language: en)</text:p>
      <text:p text:style-name="P4">
时间: 2023-06-21T-6:16:00</text:p>
      <text:p text:style-name="P4">
地点: Donetsk Oblast (Latitude:48.39525 Longtitude:37.9133)</text:p>
      <text:p text:style-name="P4">
视频: []</text:p>
      <text:p text:style-name="P4">
图片: []</text:p>
      <text:p text:style-name="P4">
标签: ["Russia"]</text:p>
      <text:p text:style-name="P4">
Id: 22570771</text:p>
      <!--METADATA-->
      <text:p text:style-name="P4">
在巴赫穆特(Bakhmut)方向，俄罗斯军队炮击了瓦苏基夫卡(Vasukivka)，奥里克霍沃(Orikhovo-vasylivka)，博达尼夫卡(Bohdanivka)，卡利尼维卡(Kalynivka)，查西夫·耶尔(Chasiv Yar)，伊万尼维斯克(Ivanivske)，奥萨里安(Ozaryan)，bila Holvka donetsk地区。 乌克兰的武装部队的俄罗斯航空典型的空袭和比拉·霍拉(Bila Hora)在早晨的报告中说</text:p>
      <text:p text:style-name="P4">
新闻集链接：(https：\/\/liveuamap.com \/en \/2023 \/21-June-at-at-at-at-bakhmut-direction-direction-Russian-army-army-shelled-vasukivka)</text:p>
      <text:p text:style-name="P4">
News Source: <text:a xlink:type="simple" xlink:href="https://t.me/lumsrc/5147" text:style-name="Internet_20_link" text:visited-style-name="Visited_20_Internet_20_Link">
https://t.me/lumsrc/5147</text:a>
</text:p>
      <!--NEWS-->
      <text:h text:style-name="P10" text:outline-level="1">
<text:span text:style-name="T4">
奥地利将为乌克兰的Demining做出宝贵的贡献-Kuleba</text:span>
</text:h>
      <text:p text:style-name="P4">
作者: Ukrinform (Person)</text:p>
      <text:p text:style-name="P4">
出版商: Укринформ (Organization)</text:p>
      <text:p text:style-name="P4">
出版时间: 2023-06-21T-7:10:00+03:00</text:p>
      <text:p text:style-name="P4">
修改时间: 2023-06-21T20:10:00+03:00</text:p>
      <text:p text:style-name="P4">
描述: 乌克兰·德米特罗·库莱巴（Ukraine Dmytro Kuleba）的外交大臣在与奥地利同事亚历山大·萨拉尔伯格（Alexander Shalllenberg）进行谈判之后，他说，奥地利将为被俄罗斯军队所取代的乌克兰领土的剥夺做出宝贵的贡献。  - 乌克林。</text:p>
      <text:p text:style-name="P4">
图片: ['<text:a xlink:type="simple" xlink:href="https://static.ukrinform.com/photos/2023_06/thumb_files/630_360_1687367637-553.jpg" text:style-name="Internet_20_link" text:visited-style-name="Visited_20_Internet_20_Link">
630_360_16873...</text:a>
']</text:p>
      <text:p text:style-name="P4">
标签: ['Австрія', 'Дмитро Кулеба', 'Розмінування', 'Конференція з відбудови у Лондоні']</text:p>
      <text:p text:style-name="P4">
类型: Article</text:p>
      <!--METADATA-->
      <text:p text:style-name="P4">
<draw:frame draw:style-name="fr1" draw:name="Image32" text:anchor-type="as-char" svg:width="6.9236in" svg:height="3.956343in" draw:z-index="0">
<draw:image xlink:href="../Images/yкринформ/2023-06-21T-7-10-00-03-00/630_360_1687367637-553.jpg" xlink:type="simple" xlink:show="embed" xlink:actuate="onLoad" draw:mime-type="image/jpeg"/>
</draw:frame>
Zavstrian同事亚历山大·萨拉尔伯格(Alexander Shalllenberg)在伦敦进行谈判之后，乌克兰法律事务部长Dmytro Kuleba表示，奥地利将对俄罗斯军队取代的乌克兰航站楼的脱落做出价值贡献。</text:p>
      <text:p text:style-name="P4">
乌克兰外交部在[电报]中报道了这一点(https://t.me/Ukraine_MFA/1832)，报道乌克林福姆。</text:p>
      <text:p text:style-name="P4">
“<text:a xlink:type="simple" xlink:href="https://www.ukrinform.ua/tag-avstria" text:style-name="Internet_20_link" text:visited-style-name="Visited_20_Internet_20_Link">
奥地利</text:a>
将做出宝贵的贡献。 在伦敦的谈判中，部长德米特里·库莱布(Dmitry Kuleb)和亚历山大·霍伦伯格(Alexandershallenberg)讨论了经济合作，贸易和人道主义支持保险。”</text:p>
      <text:p text:style-name="P4">
此前，伦敦的乌克兰外交负责人正在与Msfranius和丹麦的负责人进行谈判。</text:p>
      <text:p text:style-name="P4">
<text:span text:style-name="T4">
另请阅读：</text:span>
 <text:a xlink:type="simple" xlink:href="https://www.ukrinform.ua/rubric-society/3725502-avstria-vidilit-se-18-miljoniv-dla-dopomogi-ukraincam.html" text:style-name="Internet_20_link" text:visited-style-name="Visited_20_Internet_20_Link">
<text:span text:style-name="T4">
奥地利</text:span>
将分配更多的1800万欧元来帮助乌克兰人</text:a>
正如乌克林福姆报道的那样，乌克兰重建国际会议将于6月21日至22日在伦敦举行(乌克兰恢复会议). Захід єпродовженням щорічних конференцій щодо реформ в Україні, які відбувалися з2017 року.</text:p>
      <text:p text:style-name="P4">
<text:span text:style-name="T5">
Фото: МЗС України</text:span>
</text:p>
      <text:p text:style-name="P4">
News Source: <text:a xlink:type="simple" xlink:href="https://www.ukrinform.ua/rubric-society/3725984-avstria-zrobit-cinnij-vnesok-u-rozminuvanna-ukraini-kuleba.html" text:style-name="Internet_20_link" text:visited-style-name="Visited_20_Internet_20_Link">
https://www.ukrinform.ua/rubric-society/3725984-avstria-zrobit-cinnij-vnesok-u-rozminuvanna-ukraini-kuleba.html</text:a>
</text:p>
      <!--NEWS-->
      <text:h text:style-name="P10" text:outline-level="1">
<text:span text:style-name="T4">
在Avdiyivka的方向，俄罗斯军队炮击了Donetsk地区的Pervomayske和Nevelske。 俄罗斯...</text:span>
</text:h>
      <text:p text:style-name="P4">
作者: liveuamap (Language: en)</text:p>
      <text:p text:style-name="P4">
时间: 2023-06-21T-8:16:00</text:p>
      <text:p text:style-name="P4">
地点: Donetsk Oblast (Latitude:48.06156 Longtitude:37.56964)</text:p>
      <text:p text:style-name="P4">
视频: []</text:p>
      <text:p text:style-name="P4">
图片: []</text:p>
      <text:p text:style-name="P4">
标签: ["Russia"]</text:p>
      <text:p text:style-name="P4">
Id: 22570763</text:p>
      <!--METADATA-->
      <text:p text:style-name="P4">
在Avdiyivka方向，俄罗斯军队炮击了Pervomayske和Nevelske Ofdonetsk地区。 俄罗斯航空在乌克兰武装部队的总参谋部Avdiyivka Andsyeverne进行了空袭</text:p>
      <text:p text:style-name="P4">
新闻集链接：<text:a xlink:type="simple" xlink:href="https：\/\/liveuamap.com \/en \/2023 \/21-june-at-at-at-avdiyivka-directionlection-Russian-Army-Shelled-Pervomayske" text:style-name="Internet_20_link" text:visited-style-name="Visited_20_Internet_20_Link">
https：\/\/liveuamap.com \/en \/2023 \/21-june-at-at-at-avdiyivka-direction-russian-army-army-army shelled-pervomayske</text:a>
</text:p>
      <text:p text:style-name="P4">
News Source: <text:a xlink:type="simple" xlink:href="https://t.me/lumsrc/5148" text:style-name="Internet_20_link" text:visited-style-name="Visited_20_Internet_20_Link">
https://t.me/lumsrc/5148</text:a>
</text:p>
      <!--NEWS-->
      <text:h text:style-name="P10" text:outline-level="1">
<text:span text:style-name="T4">
一夜之间的6架Shahed无人机被击落</text:span>
</text:h>
      <text:p text:style-name="P4">
作者: liveuamap (Language: en)</text:p>
      <text:p text:style-name="P4">
时间: 2023-06-21T01:28:25</text:p>
      <text:p text:style-name="P4">
地点: Khmelnitsky (Latitude:49.48262 Longtitude:27.04182)</text:p>
      <text:p text:style-name="P4">
视频: []</text:p>
      <text:p text:style-name="P4">
图片: ["<text:a xlink:type="simple" xlink:href="https://liveuamap.com/pics/2023/06/21/22570677_0.jpg" text:style-name="Internet_20_link" text:visited-style-name="Visited_20_Internet_20_Link">
22570677_0.jpg</text:a>
"]</text:p>
      <text:p text:style-name="P4">
标签: []</text:p>
      <text:p text:style-name="P4">
Id: 22570677</text:p>
      <!--METADATA-->
      <text:p text:style-name="P4">
一夜之间的6架Shahed无人机被击落</text:p>
      <text:p text:style-name="P4">
<draw:frame draw:style-name="fr1" draw:name="Image33" text:anchor-type="as-char" svg:width="6.9236in" svg:height="6.9236in" draw:z-index="0">
<draw:image xlink:href="../Images/liveuamap/2023-06-21T01-28-25/22570677_0.jpg" xlink:type="simple" xlink:show="embed" xlink:actuate="onLoad" draw:mime-type="image/jpeg"/>
</draw:frame>
新闻收集链接：<text:a xlink:type="simple" xlink:href="https：\/\/liveuamap.com \/en \/2023 \/21-6-June-6-june-6-shahed-Rones night night night night-night-" text:style-name="Internet_20_link" text:visited-style-name="Visited_20_Internet_20_Link">
https：\/\/liveuamap.com \/en \/2023 \/21-june-6-june-6-shahed-drones在夜晚 - </text:a>
</text:p>
      <text:p text:style-name="P4">
News Source: <text:a xlink:type="simple" xlink:href="https://t.me/kpszsu/2712" text:style-name="Internet_20_link" text:visited-style-name="Visited_20_Internet_20_Link">
https://t.me/kpszsu/2712</text:a>
</text:p>
      <!--NEWS-->
      <text:h text:style-name="P10" text:outline-level="1">
<text:span text:style-name="T4">
乌克兰的国防军继续在梅利托波尔进行进攻行动。</text:span>
</text:h>
      <text:p text:style-name="P4">
作者: liveuamap (Language: en)</text:p>
      <text:p text:style-name="P4">
时间: 2023-06-21T03:14:05</text:p>
      <text:p text:style-name="P4">
地点: Bilohorivka (Latitude:48.96083 Longtitude:38.27053)</text:p>
      <text:p text:style-name="P4">
视频: []</text:p>
      <text:p text:style-name="P4">
图片: []</text:p>
      <text:p text:style-name="P4">
标签: ["Russia"]</text:p>
      <text:p text:style-name="P4">
Id: 22570753</text:p>
      <!--METADATA-->
      <text:p text:style-name="P4">
乌克兰的国防军继续在Melitopol和Berdyansk的指示进行进攻行动，在Novodanilivka- Malatokmachka -Robotyne- Vilne Pole -vilne Pole -Makarivka。 他们还限制了俄罗斯军队在莱曼和巴赫穆特的指示上。 在莱曼(Lyman)方向，Yampolivka和Serebryanskeforestry的地区进行了沉重的战斗。 进攻行动是朝着Bilohorivka -shipylivka的方向进行的</text:p>
      <text:p text:style-name="P4">
新闻集链接：[https：\/\/liveuamap.com \/en \/2023 \/21-6-June-june-the-defense-deforse-uckraine-continue-to-docduct]](https：\/\/liveuamap.com \/en \/2023 \/21-June-june-the-the-defense-of-ukraine-continue-continue-to-docduct)</text:p>
      <text:p text:style-name="P4">
News Source: <text:a xlink:type="simple" xlink:href="https://t.me/info_zp/38751" text:style-name="Internet_20_link" text:visited-style-name="Visited_20_Internet_20_Link">
https://t.me/info_zp/38751</text:a>
</text:p>
      <!--NEWS-->
      <text:h text:style-name="P10" text:outline-level="1">
<text:span text:style-name="T4">
铁路在被占领的克里米亚的Feodosia附近的爆炸中损坏了...占领...</text:span>
</text:h>
      <text:p text:style-name="P4">
作者: liveuamap (Language: en)</text:p>
      <text:p text:style-name="P4">
时间: 2023-06-21T03:35:00</text:p>
      <text:p text:style-name="P4">
地点: Crimea (Latitude:45.17692 Longtitude:35.35699)</text:p>
      <text:p text:style-name="P4">
视频: []</text:p>
      <text:p text:style-name="P4">
图片: []</text:p>
      <text:p text:style-name="P4">
标签: ["Europe", "Central and Eastern Europe"]</text:p>
      <text:p text:style-name="P4">
Id: 22570758</text:p>
      <!--METADATA-->
      <text:p text:style-name="P4">
铁路受到占领克里米亚的富罗氏症附近的爆炸的破坏，占领当局承诺将在两个小时内恢复交通</text:p>
      <text:p text:style-name="P4">
新闻集链接：<text:a xlink:type="simple" xlink:href="https：\/\/liveuamap.com \/en \/2023 \/21-6-June-june-the-railway-was-was-by-an-and-and-near-near-feodosia" text:style-name="Internet_20_link" text:visited-style-name="Visited_20_Internet_20_Link">
https：\/\/liveuamap.com \/en \/2023 \/21--June-june-the-railway-was-was-was-by-an-and-n-explosion-near-feodosia</text:a>
</text:p>
      <text:p text:style-name="P4">
News Source: <text:a xlink:type="simple" xlink:href="https://t.me/tass_agency/197314" text:style-name="Internet_20_link" text:visited-style-name="Visited_20_Internet_20_Link">
https://t.me/tass_agency/197314</text:a>
</text:p>
      <!--NEWS-->
      <text:h text:style-name="P10" text:outline-level="1">
<text:span text:style-name="T4">
基辅多个地区的停电在电网故障</text:span>
</text:h>
      <text:p text:style-name="P4">
作者: liveuamap (Language: en)</text:p>
      <text:p text:style-name="P4">
时间: 2023-06-21T03:50:51</text:p>
      <text:p text:style-name="P4">
地点: Kyiv, Kyiv city (Latitude:50.46734 Longtitude:30.51144)</text:p>
      <text:p text:style-name="P4">
视频: []</text:p>
      <text:p text:style-name="P4">
图片: []</text:p>
      <text:p text:style-name="P4">
标签: ["Energy", "Central and Eastern Europe"]</text:p>
      <text:p text:style-name="P4">
Id: 22570756</text:p>
      <!--METADATA-->
      <text:p text:style-name="P4">
基辅多个地区的停电在电网故障</text:p>
      <text:p text:style-name="P4">
新闻集链接：<text:a xlink:type="simple" xlink:href="https：\/\/liveuamap.com \/en \/2023 \/21-6-June-june-blackouts in-kyiv-due-in-kyiv-due-in-malfunctions in-malfunction" text:style-name="Internet_20_link" text:visited-style-name="Visited_20_Internet_20_Link">
https：\/\/liveuamap.com \/en \/2023 \/21- june-june-blackouts in-kyiv-due-in-kyiv-due-in-malfunctions in-malfunctions in-malfunction</text:a>
</text:p>
      <text:p text:style-name="P4">
News Source: <text:a xlink:type="simple" xlink:href="https://t.me/kyivoperativ/125044" text:style-name="Internet_20_link" text:visited-style-name="Visited_20_Internet_20_Link">
https://t.me/kyivoperativ/125044</text:a>
</text:p>
      <!--NEWS-->
      <text:h text:style-name="P10" text:outline-level="1">
<text:span text:style-name="T4">
乌克兰的安全部门拘留了一名FSB特工，他正在准备俄罗斯的新攻击...</text:span>
</text:h>
      <text:p text:style-name="P4">
作者: liveuamap (Language: en)</text:p>
      <text:p text:style-name="P4">
时间: 2023-06-21T04:01:00</text:p>
      <text:p text:style-name="P4">
地点: Poltava (Latitude:49.58715 Longtitude:34.552)</text:p>
      <text:p text:style-name="P4">
视频: []</text:p>
      <text:p text:style-name="P4">
图片: []</text:p>
      <text:p text:style-name="P4">
标签: ["Energy", "Central and Eastern Europe"]</text:p>
      <text:p text:style-name="P4">
Id: 22570807</text:p>
      <!--METADATA-->
      <text:p text:style-name="P4">
乌克兰的安全局拘留了一名FSB特工，该特工正在俄罗斯联合会在5个地区的电动变电站上准备NewAttack</text:p>
      <text:p text:style-name="P4">
新闻集链接：<text:a xlink:type="simple" xlink:href="https：\/\/liveuamap.com \/en \/2023 \/21-June-june-Security-Service-service-ukraine-dected-ne-fsain-and-and-an fsb-and-fsb-agent" text:style-name="Internet_20_link" text:visited-style-name="Visited_20_Internet_20_Link">
https：\/\/liveuamap.com \/en \/2023 \/21-六月 - 六月 - 苏联服务 - 乌克兰 - 乌克兰 -  detaine-ukraine-and-and-an fsb-agent</text:a>
</text:p>
      <text:p text:style-name="P4">
News Source: <text:a xlink:type="simple" xlink:href="https://twitter.com/ServiceSsu/status/1671413074962665473" text:style-name="Internet_20_link" text:visited-style-name="Visited_20_Internet_20_Link">
https://twitter.com/ServiceSsu/status/1671413074962665473</text:a>
</text:p>
      <!--NEWS-->
      <text:h text:style-name="P10" text:outline-level="1">
<text:span text:style-name="T4">
在Sivershchyna和Slobozhanshchyna的指示，俄罗斯军队炮击Halahanivka，Karpovych O ...</text:span>
</text:h>
      <text:p text:style-name="P4">
作者: liveuamap (Language: en)</text:p>
      <text:p text:style-name="P4">
时间: 2023-06-21T04:15:00</text:p>
      <text:p text:style-name="P4">
地点: Kharkiv (Latitude:50.32618 Longtitude:36.19034)</text:p>
      <text:p text:style-name="P4">
视频: []</text:p>
      <text:p text:style-name="P4">
图片: []</text:p>
      <text:p text:style-name="P4">
标签: ["Russia"]</text:p>
      <text:p text:style-name="P4">
Id: 22570774</text:p>
      <!--METADATA-->
      <text:p text:style-name="P4">
在Sivershchyna和Slbozhanschyna的指示，俄罗斯军队的Chernihiv地区Karpovychi壳； Kindrativka，Brusky，Basivka，Loknya，Myropilske，Yunakivka，Bachivsk，Sumy地区的Stepne，也是Ivashky，Rozhkovychi，Huryhiivkovykovykhivykhivykhivykhivykhivychi。 A，Ambarne，Kharkiv地区的Hryhorivka。 俄罗斯航空进行了Atrstrikes Atyanzhulivka和Chernihiv地区的Leonivka和Kozacha Lopoan</text:p>
      <text:p text:style-name="P4">
新闻集链接：(https：\/\/liveuamap.com \/en \/2023 \/21-June-at-at-sivershchyna and-slobozhanschyna-directions-directions-Russian)</text:p>
      <text:p text:style-name="P4">
News Source: <text:a xlink:type="simple" xlink:href="https://t.me/lumsrc/5144" text:style-name="Internet_20_link" text:visited-style-name="Visited_20_Internet_20_Link">
https://t.me/lumsrc/5144</text:a>
</text:p>
      <!--NEWS-->
      <text:h text:style-name="P10" text:outline-level="1">
<text:span text:style-name="T4">
在莱曼（Lyman）的指示，俄罗斯军队炮击了斯特尔马克（Stelmakhivka），内维斯克（Nevske）</text:span>
</text:h>
      <text:p text:style-name="P4">
作者: liveuamap (Language: en)</text:p>
      <text:p text:style-name="P4">
时间: 2023-06-21T04:16:00</text:p>
      <text:p text:style-name="P4">
地点: Donetsk (Latitude:48.75291 Longtitude:38.07844)</text:p>
      <text:p text:style-name="P4">
视频: []</text:p>
      <text:p text:style-name="P4">
图片: []</text:p>
      <text:p text:style-name="P4">
标签: ["Russia"]</text:p>
      <text:p text:style-name="P4">
Id: 22570772</text:p>
      <!--METADATA-->
      <text:p text:style-name="P4">
俄罗斯军队在莱曼的指导上炮击了斯特尔马克希夫卡，内夫斯克，卢汉斯克地区的bilohorivka和托尔斯克，塞雷布里卡，弗卡尼卡米安斯，弗卡尼卡米斯克，斯皮尔恩，罗兹多利夫科夫·顿涅茨克地区 - 乌克兰的武装部队报告</text:p>
      <text:p text:style-name="P4">
新闻集链接：<text:a xlink:type="simple" xlink:href="https：\/\/liveuamap.com \/en \/2023 \/21-June-at-Lyman-directiondrection-Russian-Army-Army-Shelled-Stelmakhivka" text:style-name="Internet_20_link" text:visited-style-name="Visited_20_Internet_20_Link">
https：\/\/liveuamap.com \/en \/2023 \/21-june-at-at-lyman-directionlection-Russian-army-army-army-shelled stelmystelmakhivka</text:a>
</text:p>
      <text:p text:style-name="P4">
News Source: <text:a xlink:type="simple" xlink:href="https://t.me/lumsrc/5146" text:style-name="Internet_20_link" text:visited-style-name="Visited_20_Internet_20_Link">
https://t.me/lumsrc/5146</text:a>
</text:p>
      <!--NEWS-->
      <text:h text:style-name="P10" text:outline-level="1">
<text:span text:style-name="T4">
俄罗斯部队在顿涅茨克和卢汉斯克地区采取进攻行动。 乌克兰军事...</text:span>
</text:h>
      <text:p text:style-name="P4">
作者: liveuamap (Language: en)</text:p>
      <text:p text:style-name="P4">
时间: 2023-06-21T04:20:03</text:p>
      <text:p text:style-name="P4">
地点: Donetsk (Latitude:47.85003 Longtitude:37.51402)</text:p>
      <text:p text:style-name="P4">
视频: []</text:p>
      <text:p text:style-name="P4">
图片: []</text:p>
      <text:p text:style-name="P4">
标签: ["Russia"]</text:p>
      <text:p text:style-name="P4">
Id: 22570759</text:p>
      <!--METADATA-->
      <text:p text:style-name="P4">
俄罗斯军队在顿涅茨克和卢汉斯克地区进行进攻行动。Ukrainian军方与俄罗斯军队在Kreminna-Yampolivka附近与俄罗斯部队进行了交战</text:p>
      <text:p text:style-name="P4">
新闻集链接：<text:a xlink:type="simple" xlink:href="https：\/\/liveuamap.com \/en \/2023 \/21-简历 - 俄罗斯 - 俄罗斯 - 连导犯罪 - 犯罪行为 -  donetsk" text:style-name="Internet_20_link" text:visited-style-name="Visited_20_Internet_20_Link">
https：\/\/liveuamap.com \/en \/2023 \/21-简历 - 俄罗斯 - 俄罗斯 - 连导犯罪 - 犯罪行为 -  in-donetsk</text:a>
</text:p>
      <text:p text:style-name="P4">
News Source: <text:a xlink:type="simple" xlink:href="https://t.me/lumsrc/5152" text:style-name="Internet_20_link" text:visited-style-name="Visited_20_Internet_20_Link">
https://t.me/lumsrc/5152</text:a>
</text:p>
      <!--NEWS-->
      <text:h text:style-name="P10" text:outline-level="1">
<text:span text:style-name="T4">
眨眼：我们将支持乌克兰损坏电网的维修</text:span>
</text:h>
      <text:p text:style-name="P4">
作者: liveuamap (Language: en)</text:p>
      <text:p text:style-name="P4">
时间: 2023-06-21T04:59:38</text:p>
      <text:p text:style-name="P4">
地点: Washington, District of Columbia (Latitude:38.89457 Longtitude:-77.04853)</text:p>
      <text:p text:style-name="P4">
视频: []</text:p>
      <text:p text:style-name="P4">
图片: []</text:p>
      <text:p text:style-name="P4">
标签: ["Energy"]</text:p>
      <text:p text:style-name="P4">
Id: 22570777</text:p>
      <!--METADATA-->
      <text:p text:style-name="P4">
眨眼：我们将支持乌克兰损坏电网的维修</text:p>
      <text:p text:style-name="P4">
新闻集链接：<text:a xlink:type="simple" xlink:href="https：\/\/liveuamap.com \/en \/2023 \/21-6-June-june-blinken-we-will-will-will-support-the-will-the-will-the损害的力量" text:style-name="Internet_20_link" text:visited-style-name="Visited_20_Internet_20_Link">
https：\/\/liveuamap.com \/en \/2023 \/21--6-June-june-we-we-will-will-will-support-the-will-the-will-will-the-pair损害损害的能力</text:a>
</text:p>
      <text:p text:style-name="P4">
News Source: <text:a xlink:type="simple" xlink:href="https://twitter.com/SkyNewsArabia_B/status/1671442399803916296" text:style-name="Internet_20_link" text:visited-style-name="Visited_20_Internet_20_Link">
https://twitter.com/SkyNewsArabia_B/status/1671442399803916296</text:a>
</text:p>
      <!--NEWS-->
      <text:h text:style-name="P10" text:outline-level="1">
<text:span text:style-name="T4">
爆炸发生在罗马尼亚的黑海凝岛炼油厂，紧急响应单元说 - 路透社</text:span>
</text:h>
      <text:p text:style-name="P4">
作者: liveuamap (Language: en)</text:p>
      <text:p text:style-name="P4">
时间: 2023-06-21T09:46:00</text:p>
      <text:p text:style-name="P4">
地点: București, Municipiul București (Latitude:44.34328 Longtitude:28.64483)</text:p>
      <text:p text:style-name="P4">
视频: []</text:p>
      <text:p text:style-name="P4">
图片: []</text:p>
      <text:p text:style-name="P4">
标签: ["Balkans", "Central and Eastern Europe"]</text:p>
      <text:p text:style-name="P4">
Id: 22570809</text:p>
      <!--METADATA-->
      <text:p text:style-name="P4">
爆炸发生在罗马尼亚的黑海石油炼油厂，紧急响应肯尼特说 - 路透社</text:p>
      <text:p text:style-name="P4">
新闻集链接：<text:a xlink:type="simple" xlink:href="https：\/\/liveuamap.com \/en \/2023 \/21-June-june-blast-occurs-at-Romanias-black-sea-sea-petromidia-refinery-refinery" text:style-name="Internet_20_link" text:visited-style-name="Visited_20_Internet_20_Link">
https：\/\/liveuamap.com \/en \/2023 \/21- june-june-blast-occurs-at romanias-black-sea-sea-petromidia-refinery</text:a>
</text:p>
      <text:p text:style-name="P4">
News Source: <text:a xlink:type="simple" xlink:href="https://twitter.com/Faytuks/status/1671499918064730113" text:style-name="Internet_20_link" text:visited-style-name="Visited_20_Internet_20_Link">
https://twitter.com/Faytuks/status/1671499918064730113</text:a>
</text:p>
      <!--NEWS-->
      <text:h text:style-name="P10" text:outline-level="1">
<text:span text:style-name="T4">
Dnipro返回70年前的频道</text:span>
</text:h>
      <text:p text:style-name="P4">
作者: Ukrinform (Person)</text:p>
      <text:p text:style-name="P4">
出版商: Укринформ (Organization)</text:p>
      <text:p text:style-name="P4">
出版时间: 2023-06-21T0:48:00+03:00</text:p>
      <text:p text:style-name="P4">
修改时间: 2023-06-21T21:48:00+03:00</text:p>
      <text:p text:style-name="P4">
描述: DNIEPER实际上返回其70年前的河道，从Kakhovka水库的海岸退缩，经过1300-1600米。  - 乌克林。</text:p>
      <text:p text:style-name="P4">
图片: ['<text:a xlink:type="simple" xlink:href="https://static.ukrinform.com/photos/2023_06/thumb_files/630_360_1686570955-345.jpg" text:style-name="Internet_20_link" text:visited-style-name="Visited_20_Internet_20_Link">
630_360_16865...</text:a>
']</text:p>
      <text:p text:style-name="P4">
标签: ['Дніпро', 'Вода', 'Каховська ГЕС']</text:p>
      <text:p text:style-name="P4">
类型: Article</text:p>
      <!--METADATA-->
      <text:p text:style-name="P4">
<draw:frame draw:style-name="fr1" draw:name="Image34" text:anchor-type="as-char" svg:width="6.9236in" svg:height="3.956343in" draw:z-index="0">
<draw:image xlink:href="../Images/yкринформ/2023-06-21T0-48-00-03-00/630_360_1686570955-345.jpg" xlink:type="simple" xlink:show="embed" xlink:actuate="onLoad" draw:mime-type="image/jpeg"/>
</draw:frame>
Dniproproproproproprother返回他的生产线，他在70年前，她从Kakhovka水库海岸部署了1300-1600米。</text:p>
      <text:p text:style-name="P4">
关于它<text:a xlink:type="simple" xlink:href="https://t.me/shtab_kakhovska_hes/1133" text:style-name="Internet_20_link" text:visited-style-name="Visited_20_Internet_20_Link">
报告</text:a>
在官方信息电报通道中，乌克霍夫斯卡亚水电站被堆叠在一起。</text:p>
      <text:p text:style-name="P4">
“水从海岸退回了1300-1600米。dnieper实际上变成了70年前的渠道。目前，他们进行了所有必要的计算，可以允许对人口的水需求预测，声明说。</text:p>
      <text:p text:style-name="P4">
<text:span text:style-name="T4">
另请阅读：</text:span>
 <text:span text:style-name="T4">
 <text:a xlink:type="simple" xlink:href="https://www.ukrinform.ua/rubric-culture/3725722-cerez-pidriv-kahovskoi-ges-pid-zagrozou-15-nacpamatok-na-zaporizzi.html" text:style-name="Internet_20_link" text:visited-style-name="Visited_20_Internet_20_Link">
由于威胁下的Kakhovskaya水力发电站的爆炸15国家总统Zaporozhye</text:a>
</text:span>
</text:p>
      <text:p text:style-name="P4">
如图所述，消除卡克霍夫斯卡亚水力发电厂后果的紧迫需求之一是水。 饮酒和技术。 现在被带来了。 但是当局正在尽一切可能在最短的任期内完成大量的大地侦察工作，以创建井。</text:p>
      <text:p text:style-name="P4">
同时，现场的10个用于饮用水清洁的过滤站正在运行。</text:p>
      <text:p text:style-name="P4">
<text:span text:style-name="T4">
另请阅读：</text:span>
 <text:span text:style-name="T4">
 <text:a xlink:type="simple" xlink:href="https://www.ukrinform.ua/rubric-regions/3725940-hersonvodokanal-otrimav-portativnu-laboratoriu-dla-analizu-akosti-vodi.html" text:style-name="Internet_20_link" text:visited-style-name="Visited_20_Internet_20_Link">
Khersonvodokanal收到了便携式水质分析实验室</text:a>
</text:span>
</text:p>
      <text:p text:style-name="P4">
目前至少有一个月的储备为所有人提供饮用水。</text:p>
      <text:p text:style-name="P4">
正如乌克林福姆报道的，6月6日晚上，俄罗斯军队破坏了大坝<text:span text:style-name="T4">
 <text:a xlink:type="simple" xlink:href="https://www.ukrinform.ua/tag-kahovska-ges" text:style-name="Internet_20_link" text:visited-style-name="Visited_20_Internet_20_Link">
Kakhovskaya水力发电站</text:a>
</text:span>
。 Uchhydroenergo表示，它已被完全销毁，无法回收。</text:p>
      <text:p text:style-name="P4">
News Source: <text:a xlink:type="simple" xlink:href="https://www.ukrinform.ua/rubric-regions/3726010-dnipro-povertaetsa-v-ruslo-v-akomu-vin-buv-70-rokiv-tomu.html" text:style-name="Internet_20_link" text:visited-style-name="Visited_20_Internet_20_Link">
https://www.ukrinform.ua/rubric-regions/3726010-dnipro-povertaetsa-v-ruslo-v-akomu-vin-buv-70-rokiv-tomu.html</text:a>
</text:p>
      <!--NEWS-->
      <text:h text:style-name="P10" text:outline-level="1">
<text:span text:style-name="T4">
CPD报告的操作在世界媒体上普遍存在</text:span>
</text:h>
      <text:p text:style-name="P4">
作者: ['АРМІЯINFORM']</text:p>
      <text:p text:style-name="P4">
时间: 2023-06-21T10:00:00-04:00</text:p>
      <text:p text:style-name="P4">
描述: 宣传是要破碎desi -format假货。 Wizin -Format中心...与乌克兰2022年的战争，与乌克兰的最新新闻，今天与乌克兰2022年的新闻战争，乌克兰和俄罗斯之间的战争以及2022年与乌克兰的战争将会发生战争是否是，他们是否会与乌克兰发生战争，在不久的将来，他们说与乌克兰的战争，今天的乌克兰新闻，乌克兰新闻，乌克兰媒体在俄罗斯的乌克兰新闻</text:p>
      <text:p text:style-name="P4">
图片: ['<text:a xlink:type="simple" xlink:href="https://armyinform.com.ua/wp-content/uploads/2023/06/355164117_276737894875283_4770897590668483351_n.jpg" text:style-name="Internet_20_link" text:visited-style-name="Visited_20_Internet_20_Link">
355164117_276737894875283_4770897590668483351_n.jpg</text:a>
']</text:p>
      <text:p text:style-name="P4">
标签: ['STOPRUSSIA', 'РОСІЙСЬКІ ФЕЙКИ', 'ЦПД РНБО']</text:p>
      <text:p text:style-name="P4">
类别: News</text:p>
      <!--METADATA-->
      <text:p text:style-name="P4">
<draw:frame draw:style-name="fr1" draw:name="Image35" text:anchor-type="as-char" svg:width="6.9236in" svg:height="6.9236in" draw:z-index="0">
<draw:image xlink:href="../Images/AРМІЯINFORM/2023-06-21T10-00-00-04-00/355164117_276737894875283_4770897590668483351_n.jpg" xlink:type="simple" xlink:show="embed" xlink:actuate="onLoad" draw:mime-type="image/jpeg"/>
</draw:frame>
宣传员继续传播假货和错误信息。 NSDC乌克兰的抗-ydrozinformation中心<text:a xlink:type="simple" xlink:href="https://www.facebook.com/protydiyadezinformatsiyi.cpd/posts/pfbid0gtEyQ62NuUL2hPNSUEYgwfjNtbzWZ5jtAtmC5yDFZDjd6z9ZV2MUmyveGkEQWtLul" text:style-name="Internet_20_link" text:visited-style-name="Visited_20_Internet_20_Link">
找到</text:a>
宣传运动的几个例子。</text:p>
      <text:p text:style-name="P4">
<text:span text:style-name="T4">
假：</text:span>
“毒品正在寻找新的方法来“切断”纳扎波罗的方向的进攻 - 他们打破了设备并削弱自己，以免去Osabiy，以免去Osabiy”  - 敌方Portal Readovka的编辑说。</text:p>
      <text:p text:style-name="P4">
<text:span text:style-name="T4">
错误信息：</text:span>
敌人的TG通道RT扩展了一个叙述：“ K. Budanova的照片是Dipfeyk或Photoshop，因为Budanova的生日消失了，不自然的位置和面部表情，这并没有改变，说这是不变的，说那人们说人们。那张照片是错误的。”</text:p>
      <text:p text:style-name="P4">
<text:span text:style-name="T4">
假：</text:span>
《纽约时报》写道：“在乌克兰挖了老坟墓，为最近被杀的士兵腾出空间。”</text:p>
      <text:p text:style-name="P4">
News Source: <text:a xlink:type="simple" xlink:href="https://armyinform.com.ua/2023/06/21/czpd-povidomlyaye-pro-manipulyacziyi-poshyreni-za-dobu-svitovymy-zmi/" text:style-name="Internet_20_link" text:visited-style-name="Visited_20_Internet_20_Link">
https://armyinform.com.ua/2023/06/21/czpd-povidomlyaye-pro-manipulyacziyi-poshyreni-za-dobu-svitovymy-zmi/</text:a>
</text:p>
      <!--NEWS-->
      <text:h text:style-name="P10" text:outline-level="1">
<text:span text:style-name="T4">
英国准备支持乌克兰加入北约的简化程序</text:span>
</text:h>
      <text:p text:style-name="P4">
作者: Ukrinform (Person)</text:p>
      <text:p text:style-name="P4">
出版商: Укринформ (Organization)</text:p>
      <text:p text:style-name="P4">
出版时间: 2023-06-21T10:41:00+03:00</text:p>
      <text:p text:style-name="P4">
修改时间: 2023-06-21T22:41:00+03:00</text:p>
      <text:p text:style-name="P4">
描述: 在简化程序下，英国将支持乌克兰加入北约。  - 乌克林。</text:p>
      <text:p text:style-name="P4">
图片: ['<text:a xlink:type="simple" xlink:href="https://static.ukrinform.com/photos/2023_06/thumb_files/630_360_1685693006-991.jpg" text:style-name="Internet_20_link" text:visited-style-name="Visited_20_Internet_20_Link">
630_360_16856...</text:a>
']</text:p>
      <text:p text:style-name="P4">
标签: ['Британія', 'НАТО', 'Україна', 'Війна з Росією']</text:p>
      <text:p text:style-name="P4">
类型: Article</text:p>
      <!--METADATA-->
      <text:p text:style-name="P4">
<draw:frame draw:style-name="fr1" draw:name="Image36" text:anchor-type="as-char" svg:width="6.9236in" svg:height="3.956343in" draw:z-index="0">
<draw:image xlink:href="../Images/yкринформ/2023-06-21T10-41-00-03-00/630_360_1685693006-991.jpg" xlink:type="simple" xlink:show="embed" xlink:actuate="onLoad" draw:mime-type="image/jpeg"/>
</draw:frame>
大型内阁将在简化的程序下支持乌克兰加入北约。</text:p>
      <text:p text:style-name="P4">
根据乌克林福姆的报道，它报告了<text:a xlink:type="simple" xlink:href="https://www.theguardian.com/world/live/2023/jun/21/russia-ukraine-war-live-ukrainian-forces-destroying-the-enemy-zelenskiy-says-major-aid-packages-to-be-unveiled-in-london" text:style-name="Internet_20_link" text:visited-style-name="Visited_20_Internet_20_Link">
监护人</text:a>
关于英国外交部长詹姆斯·克莱维利的声明。</text:p>
      <text:p text:style-name="P4">
克莱维利(Kleverli)指出，英国将支持关于乌克兰通过的成员行动阶段阶段缺乏stinel的提议(芯片板)参加军事联盟。</text:p>
      <text:p text:style-name="P4">
增值税流程规定，候选国家获得成绩和建议，寡妇正在采取措施满足北约的国防和其他报价标准。</text:p>
      <text:p text:style-name="P4">
<text:span text:style-name="T4">
另请阅读：</text:span>
 <text:span text:style-name="T4">
 <text:a xlink:type="simple" xlink:href="https://www.ukrinform.ua/rubric-economy/3725688-premer-britanii-ogolosiv-velikij-paket-finansovoi-pidtrimki-dla-ukraini.html" text:style-name="Internet_20_link" text:visited-style-name="Visited_20_Internet_20_Link">
英国总理宣布了大量的乌克兰财政支持</text:a>
</text:span>
</text:p>
      <text:p text:style-name="P4">
如果乌克兰实际上错过了这个阶段，它实际上将与联盟的新成员 - 芬兰一类。 为了进行比较，北工作塞亚斯参加了2020年推出的20年计划。</text:p>
      <text:p text:style-name="P4">
克莱弗利说：“我们已经看到乌克兰迅速发展和发展。北约的非正式部长们说，对联盟成员的行动计划的许多要求已经在实施。”</text:p>
      <text:p text:style-name="P4">
<text:span text:style-name="T4">
另请阅读：</text:span>
 <text:span text:style-name="T4">
 <text:a xlink:type="simple" xlink:href="https://www.ukrinform.ua/rubric-polytics/3726004-rumunia-pidtrimala-vstup-ukraini-v-nato-kuleba.html" text:style-name="Internet_20_link" text:visited-style-name="Visited_20_Internet_20_Link">
罗马尼亚支持乌克兰的北约介绍-Kuleba</text:a>
</text:span>
</text:p>
      <text:p text:style-name="P4">
他补充说，乌克兰将在反俄罗斯侵略的对抗期间改革其武装力量。</text:p>
      <text:p text:style-name="P4">
“我认为，如果我们离开了成员资格的行动计划，英国的立场将非常有利，他认识到瑞典和芬兰都要求这一点。乌克兰人表明了他们对改革部队的承诺，并在战场上表现出来。我认为这是如此。所有盟友都会做到这一点，”部长总结道。</text:p>
      <text:p text:style-name="P4">
<text:span text:style-name="T4">
另请阅读：</text:span>
 <text:span text:style-name="T4">
 <text:a xlink:type="simple" xlink:href="https://www.ukrinform.ua/rubric-polytics/3725999-u-vilnusi-ukraina-mae-otrimati-zaprosenna-abo-plan-vstupu-do-nato-rasmussen.html" text:style-name="Internet_20_link" text:visited-style-name="Visited_20_Internet_20_Link">
在维尔纽斯·乌克兰(Vilnius Ukraine)必须收到邀请或北约 - 拉斯穆森计划</text:a>
 </text:span>
</text:p>
      <text:p text:style-name="P4">
下个月，北约峰会应在联盟成员国负责人级别的维尔纽斯举行。 乌克兰在<text:span text:style-name="T4">
 [北约]将盟友放在盟友面前(https://www.ukrinform.ua/tag-nato)</text:span>
安全保证的问题，以及前往其在联盟中的全部成员资格的前景。</text:p>
      <text:p text:style-name="P4">
News Source: <text:a xlink:type="simple" xlink:href="https://www.ukrinform.ua/rubric-ato/3726021-britania-gotova-pidtrimati-sprosenu-proceduru-vstupu-ukraini-do-nato.html" text:style-name="Internet_20_link" text:visited-style-name="Visited_20_Internet_20_Link">
https://www.ukrinform.ua/rubric-ato/3726021-britania-gotova-pidtrimati-sprosenu-proceduru-vstupu-ukraini-do-nato.html</text:a>
</text:p>
      <!--NEWS-->
      <text:h text:style-name="P10" text:outline-level="1">
<text:span text:style-name="T4">
国防部长Yoav Gallant与他的乌克兰同行Oleksii Reznikov进行了交谈，他的关头...</text:span>
</text:h>
      <text:p text:style-name="P4">
作者: liveuamap (Language: en)</text:p>
      <text:p text:style-name="P4">
时间: 2023-06-21T10:43:00</text:p>
      <text:p text:style-name="P4">
地点: Tel Aviv-Yafo, Tel Aviv District (Latitude:32.07542 Longtitude:34.78828)</text:p>
      <text:p text:style-name="P4">
视频: []</text:p>
      <text:p text:style-name="P4">
图片: []</text:p>
      <text:p text:style-name="P4">
标签: ["Israel-Palestine", "Iran"]</text:p>
      <text:p text:style-name="P4">
Id: 22570804</text:p>
      <!--METADATA-->
      <text:p text:style-name="P4">
国防部长Yoav Gallant与他的乌克兰同行Oleksiireznikov进行了交谈。 两人谈到了俄罗斯的入侵和对两国的威胁</text:p>
      <text:p text:style-name="P4">
新闻集链接：<text:a xlink:type="simple" xlink:href="https：\/\/liveuamap.com \/en \/2023 \/21-6-June-defense-minister-yoav-yoav-gallant-gallant spoke-with-His-Ikrainian" text:style-name="Internet_20_link" text:visited-style-name="Visited_20_Internet_20_Link">
https：\/\/liveuamap.com \/en \/2023 \/21-6-June-defense-minister-yoav-yoav-gallant-gallant-with-with-His-Ikrainian</text:a>
</text:p>
      <text:p text:style-name="P4">
News Source: <text:a xlink:type="simple" xlink:href="https://twitter.com/manniefabian/status/1671514181168685056" text:style-name="Internet_20_link" text:visited-style-name="Visited_20_Internet_20_Link">
https://twitter.com/manniefabian/status/1671514181168685056</text:a>
</text:p>
      <!--NEWS-->
      <text:h text:style-name="P10" text:outline-level="1">
<text:span text:style-name="T4">
以色列的Zelenskaya参观了乌克兰的文化中心</text:span>
</text:h>
      <text:p text:style-name="P4">
作者: Ukrinform (Person)</text:p>
      <text:p text:style-name="P4">
出版商: Укринформ (Organization)</text:p>
      <text:p text:style-name="P4">
出版时间: 2023-06-21T11:01:00+03:00</text:p>
      <text:p text:style-name="P4">
修改时间: 2023-06-21T11:01:00+03:00</text:p>
      <text:p text:style-name="P4">
描述: 总统的妻子Olena Zelenskaya参观了以色列乌克兰的文化中心，在我国大使馆举行了“ Heritage”/Heritage。  - 乌克林。</text:p>
      <text:p text:style-name="P4">
图片: ['<text:a xlink:type="simple" xlink:href="https://static.ukrinform.com/photos/2023_06/thumb_files/630_360_1687334523-2226.jpeg" text:style-name="Internet_20_link" text:visited-style-name="Visited_20_Internet_20_Link">
630_360_16873...</text:a>
']</text:p>
      <text:p text:style-name="P4">
标签: ['Ізраїль', 'Культура', 'Візит', 'Олена Зеленська']</text:p>
      <text:p text:style-name="P4">
类型: Article</text:p>
      <!--METADATA-->
      <text:p text:style-name="P4">
<draw:frame draw:style-name="fr1" draw:name="Image37" text:anchor-type="as-char" svg:width="6.9236in" svg:height="3.956343in" draw:z-index="0">
<draw:image xlink:href="../Images/yкринформ/2023-06-21T11-01-00-03-00/630_360_1687334523-2226.jpeg" xlink:type="simple" xlink:show="embed" xlink:actuate="onLoad" draw:mime-type="image/jpeg"/>
</draw:frame>
总统的妻子Olena Zelenskaya访问了统治展览/遗产的以色列乌克兰文化中心。</text:p>
      <text:p text:style-name="P4">
根据乌克林福姆的说法，她在[电报]中报道了这一点(https://t.me/FirstLadyOfUkraine/3469)。</text:p>
      <text:p text:style-name="P4">
这一创造力说：“一旦戈德·梅尔(Golda Meir)是以色列的作品之一，他说：“我们买不起悲观的奢侈。” 我认为现在所有乌克兰人都将在这些话语下注册 - 无论他们的战争被俄罗斯扔到哪里。 国外乌克兰人 - 我们的语言，文化，历史和现代性的字面大使。 他们展示了如何团结，找到朋友，互相帮助和祖国。 乌克兰大使馆的以色列州乌克兰文化中心今天访问了以色列，这是一个将乌克兰人和我们在这个国家的朋友们汇集在一起​​的中心。” Zelenska说。</text:p>
      <text:p text:style-name="P4">
</text:p>
      <text:p text:style-name="P4">
<text:a xlink:type="simple" xlink:href="https://static.ukrinform.com/photos/2023_06/1687334523-8968.jpeg" text:style-name="Internet_20_link" text:visited-style-name="Visited_20_Internet_20_Link">
 </text:a>
 <text:a xlink:type="simple" xlink:href="https://static.ukrinform.com/photos/2023_06/1687334523-9070.jpeg" text:style-name="Internet_20_link" text:visited-style-name="Visited_20_Internet_20_Link">
</text:a>
 <text:a xlink:type="simple" xlink:href="https://static.ukrinform.com/photos/2023_06/1687334523-2226.jpeg" text:style-name="Internet_20_link" text:visited-style-name="Visited_20_Internet_20_Link">
<draw:frame draw:style-name="fr1" draw:name="Image41" text:anchor-type="as-char" svg:width="6.9236in" svg:height="3.956343in" draw:z-index="0">
<draw:image xlink:href="../Images/yкринформ/2023-06-21T11-01-00-03-00/630_360_1687334523-2226.jpeg" xlink:type="simple" xlink:show="embed" xlink:actuate="onLoad" draw:mime-type="image/jpeg"/>
</draw:frame>
</text:a>
 <text:a xlink:type="simple" xlink:href="https://static.ukrinform.com/photos/2023_06/1687334523-5361.jpeg" text:style-name="Internet_20_link" text:visited-style-name="Visited_20_Internet_20_Link">
</text:a>
 <text:a xlink:type="simple" xlink:href="https://static.ukrinform.com/photos/2023_06/1687334523-1033.jpeg" text:style-name="Internet_20_link" text:visited-style-name="Visited_20_Internet_20_Link">
</text:a>
 <text:a xlink:type="simple" xlink:href="https://static.ukrinform.com/photos/2023_06/1687334523-1755.jpeg" text:style-name="Internet_20_link" text:visited-style-name="Visited_20_Internet_20_Link">
</text:a>
 <text:a xlink:type="simple" xlink:href="https://static.ukrinform.com/photos/2023_06/1687334524-1623.jpeg" text:style-name="Internet_20_link" text:visited-style-name="Visited_20_Internet_20_Link">
</text:a>
 <text:a xlink:type="simple" xlink:href="https://static.ukrinform.com/photos/2023_06/1687334524-8896.jpeg" text:style-name="Internet_20_link" text:visited-style-name="Visited_20_Internet_20_Link">
</text:a>
 <text:a xlink:type="simple" xlink:href="https://static.ukrinform.com/photos/2023_06/1687334524-4489.jpeg" text:style-name="Internet_20_link" text:visited-style-name="Visited_20_Internet_20_Link">
</text:a>
 <text:a xlink:type="simple" xlink:href="https://static.ukrinform.com/photos/2023_06/1687334524-7592.jpeg" text:style-name="Internet_20_link" text:visited-style-name="Visited_20_Internet_20_Link">
</text:a>
</text:p>
      <text:p text:style-name="P4">
她报告说，该中心遇到了她的继承/遗产展览：来自乌克兰不同地区的五个艺术家的12幅作品 - 乌克兰人民的生活，其有形和无形的价值观，破坏和繁荣时期。</text:p>
      <text:p text:style-name="P4">
Zelenska强调：“像乌克兰人的每个牢房一样，每个这样的事件都是我们业务的文化帖子，不仅可以保护继承 - 现在和未来。”</text:p>
      <text:p text:style-name="P4">
据报道，他的妻子<text:a xlink:type="simple" xlink:href="https://www.ukrinform.ua/rubric-society/3725031-navcanna-v-izraili-z-nadanna-psihologicnoi-dopomogi-projsli-5000-ukrainciv-zelenska.html" text:style-name="Internet_20_link" text:visited-style-name="Visited_20_Internet_20_Link">
总统Olena Zelensk</text:a>
从6月19日起，他将访问以色列。</text:p>
      <text:p text:style-name="P4">
News Source: <text:a xlink:type="simple" xlink:href="https://www.ukrinform.ua/rubric-society/3725674-zelenska-v-izraili-vidvidala-kulturnij-centr-ukraini.html" text:style-name="Internet_20_link" text:visited-style-name="Visited_20_Internet_20_Link">
https://www.ukrinform.ua/rubric-society/3725674-zelenska-v-izraili-vidvidala-kulturnij-centr-ukraini.html</text:a>
</text:p>
      <!--NEWS-->
      <text:h text:style-name="P10" text:outline-level="1">
<text:span text:style-name="T4">
国务院建议非洲国家不要相信普京的“和平意图”</text:span>
</text:h>
      <text:p text:style-name="P4">
作者: Ukrinform (Person)</text:p>
      <text:p text:style-name="P4">
出版商: Укринформ (Organization)</text:p>
      <text:p text:style-name="P4">
出版时间: 2023-06-21T11:42:00+03:00</text:p>
      <text:p text:style-name="P4">
修改时间: 2023-06-21T22:42:00+03:00</text:p>
      <text:p text:style-name="P4">
描述: 美国建议不要相信普京关于在乌克兰举行“和平谈判”的意图的话，而是要研究俄罗斯联邦的直接行动，俄罗斯联邦继续侵略，包括对乌克兰平民人口和基础设施。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Африка', 'Путін', 'Держдеп', 'Війна з Росією']</text:p>
      <text:p text:style-name="P4">
类型: Article</text:p>
      <!--METADATA-->
      <text:p text:style-name="P4">
<draw:frame draw:style-name="fr1" draw:name="Image49" text:anchor-type="as-char" svg:width="6.9236in" svg:height="3.956343in" draw:z-index="0">
<draw:image xlink:href="../Images/yкринформ/2023-06-21T11-42-00-03-00/630_360_1666031974-150.jpg" xlink:type="simple" xlink:show="embed" xlink:actuate="onLoad" draw:mime-type="image/jpeg"/>
</draw:frame>
建议组合不要相信普京关于他打算在乌克兰进行“和平间隔”的意图的话，而是要研究俄罗斯联邦的直接行动，俄罗斯联邦的直接行动损害了他的侵略性，包括对乌克兰的伊尼德堡公民人口。</text:p>
      <text:p text:style-name="P4">
据报道，这是关于扎尔坎方声明的国务院Vedant Patel副发言人的评论，称俄罗斯联邦总统被授予和平解决方案。</text:p>
      <text:p text:style-name="P4">
“行动比言语大，我只是再婚(Dociev- ed。)当他们在城市促进和讨论和平方面时，”帕特尔说。</text:p>
      <text:p text:style-name="P4">
因此，国务院代表对声明[普京]发表了评论(https://www.ukrinform.ua/tag-putin)对于非洲国家的领导人来说，也就是说，他从未放弃和平谈判，甚至向他们展示了关于中立和保证乌克兰安全的如此和平条约。</text:p>
      <text:p text:style-name="P4">
帕特尔说：“关于轰炸基辅的俄罗斯的行动，他在公寓楼，医院诅咒平民和能源基础设施，很明显，他们对建立和平与停止这场战争没有重大兴趣。”</text:p>
      <text:p text:style-name="P4">
他还强调，在这种情况下，他想要坚实的和平，并试图继续侵略邻国。</text:p>
      <text:p text:style-name="P4">
*!(https://www.ukrinform.ua/rubric-polytics/3724439-v-ofisi-prezidenta-prokomentuvali-slova-putina-pid-cas-vizitu-afrikanskoi-delegacii-v-rosiu.html)正如乌克林福姆报道的那样，非洲领导人的代表团上周辞职，访问了基辅和<text:a xlink:type="simple" xlink:href="https://www.ukrinform.ua/rubric-world/3724252-lideri-krain-afriki-pribuli-do-rf-dla-peregovoriv.html" text:style-name="Internet_20_link" text:visited-style-name="Visited_20_Internet_20_Link">
莫斯科</text:a>
为乌克兰与俄罗斯联邦之间的监管进行谈判。 在乌克兰首都，由于俄罗斯向Rocketamica开枪，非洲国家元首被迫在炸弹庇护所里花一些时间。</text:p>
      <text:p text:style-name="P4">
News Source: <text:a xlink:type="simple" xlink:href="https://www.ukrinform.ua/rubric-world/3726022-derzdep-poradiv-afrikanskim-krainam-ne-dovirati-mirnim-namiram-putina.html" text:style-name="Internet_20_link" text:visited-style-name="Visited_20_Internet_20_Link">
https://www.ukrinform.ua/rubric-world/3726022-derzdep-poradiv-afrikanskim-krainam-ne-dovirati-mirnim-namiram-putina.html</text:a>
</text:p>
      <!--NEWS-->
      <text:h text:style-name="P10" text:outline-level="1">
<text:span text:style-name="T4">
武装部队的总人员发布了一段毁灭俄罗斯坦克“ Stugna”的视频</text:span>
</text:h>
      <text:p text:style-name="P4">
作者: ['АРМІЯINFORM']</text:p>
      <text:p text:style-name="P4">
时间: 2023-06-21T12:00:00-04:00</text:p>
      <text:p text:style-name="P4">
描述: BISITS是Roti Ostankovikh导弹综合大楼128-їїQirsko-nursing ...与乌克兰2022年的战争，与乌克兰与乌克兰的最新新闻，今天上次与乌克兰的新闻战争，今天上次与乌克兰的新闻战争，乌克兰和俄罗斯之间的战争是否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pidbytyj-tank.png" text:style-name="Internet_20_link" text:visited-style-name="Visited_20_Internet_20_Link">
pidbytyj-tank.png</text:a>
']</text:p>
      <text:p text:style-name="P4">
标签: ['128 БРИГАДА', 'STOPRUSSIA', 'АГРЕСІЯ РФ', 'ВІЙНА', 'ВТОРГНЕННЯ РФ', 'ГШ ЗСУ', 'ЗНИЩЕННЯ ВОЄННОЇ ТЕХНІКИ ЗС РФ']</text:p>
      <text:p text:style-name="P4">
类别: News</text:p>
      <!--METADATA-->
      <text:p text:style-name="P4">
<draw:frame draw:style-name="fr1" draw:name="Image50" text:anchor-type="as-char" svg:width="6.9236in" svg:height="3.894525in" draw:z-index="0">
<draw:image xlink:href="../Images/AРМІЯINFORM/2023-06-21T12-00-00-04-00/pidbytyj-tank.png" xlink:type="simple" xlink:show="embed" xlink:actuate="onLoad" draw:mime-type="image/png"/>
</draw:frame>
带有视频的Skrin</text:p>
      <text:p text:style-name="P4">
供应商旅的第128个单独山区的反坦克导弹系统公司的战士被俄罗斯坦克摧毁。</text:p>
      <text:p text:style-name="P4">
关于这一点，关于旅的公共关系服务，<text:a xlink:type="simple" xlink:href="https://www.facebook.com/watch/" text:style-name="Internet_20_link" text:visited-style-name="Visited_20_Internet_20_Link">
报告</text:a>
乌克兰武装部队将军。</text:p>
      <text:p text:style-name="P4">
精确的射击是由几公里的距离的复合物“ stugna-p”制成的。 张贴武装部队武装部队的视频显示了坦克如何试图表现出来并为我们的位置炮击做准备。</text:p>
      <text:p text:style-name="P4">
News Source: <text:a xlink:type="simple" xlink:href="https://armyinform.com.ua/2023/06/21/genshtab-zsu-rozmistyv-video-znyshhennya-stugnoyu-rosijskogo-tanka/" text:style-name="Internet_20_link" text:visited-style-name="Visited_20_Internet_20_Link">
https://armyinform.com.ua/2023/06/21/genshtab-zsu-rozmistyv-video-znyshhennya-stugnoyu-rosijskogo-tanka/</text:a>
</text:p>
      <!--NEWS-->
      <text:h text:style-name="P10" text:outline-level="1">
<text:span text:style-name="T4">
乌克兰的道德领导应转变为经济-Zelensky</text:span>
</text:h>
      <text:p text:style-name="P4">
作者: Ukrinform (Person)</text:p>
      <text:p text:style-name="P4">
出版商: Укринформ (Organization)</text:p>
      <text:p text:style-name="P4">
出版时间: 2023-06-21T12:50:00+03:00</text:p>
      <text:p text:style-name="P4">
修改时间: 2023-06-21T22:50:00+03:00</text:p>
      <text:p text:style-name="P4">
描述: 乌克兰的任务是将我们人民的道德领导层转变为我们国家的经济领导。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Бізнес', 'Економіка', 'Зеленський', 'Конференція з відбудови у Лондоні']</text:p>
      <text:p text:style-name="P4">
类型: Article</text:p>
      <!--METADATA-->
      <text:p text:style-name="P4">
<draw:frame draw:style-name="fr1" draw:name="Image51" text:anchor-type="as-char" svg:width="6.9236in" svg:height="3.956343in" draw:z-index="0">
<draw:image xlink:href="../Images/yкринформ/2023-06-21T12-50-00-03-00/630_360_1685119271-129.jpeg" xlink:type="simple" xlink:show="embed" xlink:actuate="onLoad" draw:mime-type="image/jpeg"/>
</draw:frame>
乌克兰前是改变我们国家对国家守卫领导的道德领导的任务。</text:p>
      <text:p text:style-name="P4">
沃迪米尔总统Zelenskyy在[上诉]中说了这一点(https://t.me/V_Zelenskiy_official/6665)，报道乌克林福姆。</text:p>
      <text:p text:style-name="P4">
“今天，我们与英国的合作举行了一次特别会议，以参考乌克兰。我感谢英国的新套餐，我们重建了500亿欧元。伦敦这次会议的含义不仅是为了产生努力我们的合作伙伴说，但要支持我们的转型和国际<text:a xlink:type="simple" xlink:href="https://www.ukrinform.ua/tag-biznes" text:style-name="Internet_20_link" text:visited-style-name="Visited_20_Internet_20_Link">
业务</text:a>
”， - 泽伦斯基说。</text:p>
      <text:p text:style-name="P4">
<text:span text:style-name="T5">
viso：<text:a xlink:type="simple" xlink:href="https://t.me/V_Zelenskiy_official/6665" text:style-name="Internet_20_link" text:visited-style-name="Visited_20_Internet_20_Link">
op</text:a>
</text:span>
</text:p>
      <text:p text:style-name="P4">
他指出，乌克兰恢复的各个方面和国家的进一步发展将由世界业务的人物代表，这些人物在乌克兰特别需要。</text:p>
      <text:p text:style-name="P4">
总统总结总统说：“乌克兰的任务是我们人民的道德领导地位，改变了我们国家的经济领导才能。总统总统总结说。</text:p>
      <text:p text:style-name="P4">
<text:span text:style-name="T4">
另请阅读：</text:span>
 <text:a xlink:type="simple" xlink:href="https://www.ukrinform.ua/rubric-society/3725972-osvitni-mozlivosti-u-derzavi-maut-povertati-ukrainciv-dodomu-zelenskij.html" text:style-name="Internet_20_link" text:visited-style-name="Visited_20_Internet_20_Link">
该州的教育机会应返回乌克兰人 -  <text:span text:style-name="T4">
 Zelensky </text:span>
</text:a>
正如乌克兰人报道的那样，乌克兰恢复的国际会议于6月21日在伦敦开始，该会议将确定我们国家的主要，中期和有前途的任务。</text:p>
      <text:p text:style-name="P4">
News Source: <text:a xlink:type="simple" xlink:href="https://www.ukrinform.ua/rubric-economy/3726025-moralne-liderstvo-nasogo-narodu-treba-transformuvati-v-ekonomicne-liderstvo-ukraini-zelenskij.html" text:style-name="Internet_20_link" text:visited-style-name="Visited_20_Internet_20_Link">
https://www.ukrinform.ua/rubric-economy/3726025-moralne-liderstvo-nasogo-narodu-treba-transformuvati-v-ekonomicne-liderstvo-ukraini-zelenskij.html</text:a>
</text:p>
      <!--NEWS-->
      <text:h text:style-name="P10" text:outline-level="1">
<text:span text:style-name="T4">
在Zaporizhzhya地区被占领的领土上组织了一个伪文明 - 怀疑俄罗斯作家</text:span>
</text:h>
      <text:p text:style-name="P4">
作者: ['АРМІЯINFORM']</text:p>
      <text:p text:style-name="P4">
时间: 2023-06-21T14:00:00-04:00</text:p>
      <text:p text:style-name="P4">
描述: 对于专有的Kerivnitva Abvorzky检察官Grumadyan，俄罗斯在缺席的联盟...与2022年乌克兰的战争，与乌克兰的战争是今天的最新消息，与乌克兰的新闻是2022年的新闻战，将是今天的最后一场战争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6/1-1-2.jpg" text:style-name="Internet_20_link" text:visited-style-name="Visited_20_Internet_20_Link">
1-1-2.jpg</text:a>
']</text:p>
      <text:p text:style-name="P4">
标签: ['STOPRUSSIA', 'ОФІС ГЕНЕРАЛЬНОГО ПРОКУРОРА УКРАЇНИ']</text:p>
      <text:p text:style-name="P4">
类别: News</text:p>
      <!--METADATA-->
      <text:p text:style-name="P4">
<draw:frame draw:style-name="fr1" draw:name="Image52" text:anchor-type="as-char" svg:width="6.9236in" svg:height="6.622574in" draw:z-index="0">
<draw:image xlink:href="../Images/AРМІЯINFORM/2023-06-21T14-00-00-04-00/1-1-2.jpg" xlink:type="simple" xlink:show="embed" xlink:actuate="onLoad" draw:mime-type="image/jpeg"/>
</draw:frame>
在Zaporizhhya区域检察官办公室的程序领导下，一位rfasonon的公民涉嫌怀疑侵占领土完整性(艺术的第2部分。 《乌克兰刑法》 110). Про це<text:a xlink:type="simple" xlink:href="https://www.gp.gov.ua/ua/posts/ocoliv-okupaciinii-organ-ta-organizuvav-psevdoreferendum-na-zaxoplenii-teritoriyi-zaporizkoyi-oblasti-pidozryujetsya-rosiiskii-pismennik" text:style-name="Internet_20_link" text:visited-style-name="Visited_20_Internet_20_Link">
повідомляє</text:a>
检察官办公室</text:p>
      <text:p text:style-name="P4">
根据调查，在捕获了波罗戈夫斯基地区占领力的部分领土之后，被任命为阿扎波罗兹基地区Pologozky地区的罗斯夫斯基Poshovsky政府所谓的“军事 - 格拉斯丹斯卡夫斯基政府”。莫斯科的作家，有关进行战术战斗的书籍的作者。</text:p>
      <text:p text:style-name="P4">
为了实施占领当局的犯罪计划，以改变乌克兰塔边界领土的边界，他已分配了自己的命令，以随后在被占领的罗齐卡领土上进行全民公决。 他还确定了商定的策展人。</text:p>
      <text:p text:style-name="P4">
在入侵者的强制性遗嘱之后，占领者积极参与了其结果的伪造，正如他所指导的那样，该结果在当地的电报频道上发表。</text:p>
      <text:p text:style-name="P4">
刑事诉讼中的 - 审判前调查是由Zaporizhzhia地区的SBU调查进行的。</text:p>
      <text:p text:style-name="P4">
News Source: <text:a xlink:type="simple" xlink:href="https://armyinform.com.ua/2023/06/21/ocholyv-okupaczijnyj-organ-ta-organizuvav-psevdoreferendum-na-zahoplenij-terytoriyi-zaporizkoyi-oblasti-pidozryuyetsya-rosijskyj-pysmennyk/" text:style-name="Internet_20_link" text:visited-style-name="Visited_20_Internet_20_Link">
https://armyinform.com.ua/2023/06/21/ocholyv-okupaczijnyj-organ-ta-organizuvav-psevdoreferendum-na-zahoplenij-terytoriyi-zaporizkoyi-oblasti-pidozryuyetsya-rosijskyj-pysmennyk/</text:a>
</text:p>
      <!--NEWS-->
      <text:h text:style-name="P10" text:outline-level="1">
<text:span text:style-name="T4">
乌克兰帕夫洛夫的乌克兰国旗：我们希望乌克兰人从这里了解好消息</text:span>
</text:h>
      <text:p text:style-name="P4">
作者: Ukrinform (Person)</text:p>
      <text:p text:style-name="P4">
出版商: Укринформ (Organization)</text:p>
      <text:p text:style-name="P4">
出版时间: 2023-06-21T14:03:00+03:00</text:p>
      <text:p text:style-name="P4">
修改时间: 2023-06-21T23:03:00+03:00</text:p>
      <text:p text:style-name="P4">
描述: 欧洲奥运会阿纳斯塔西娅·帕夫洛娃（Anastasia Pavlova）的乌克兰弓箭手和国家队对参加欧洲运动会的参与期望。  - 乌克林。</text:p>
      <text:p text:style-name="P4">
图片: ['<text:a xlink:type="simple" xlink:href="https://static.ukrinform.com/photos/2023_06/thumb_files/630_360_1687377726-830.jpg" text:style-name="Internet_20_link" text:visited-style-name="Visited_20_Internet_20_Link">
630_360_16873...</text:a>
']</text:p>
      <text:p text:style-name="P4">
标签: ['Європейські ігри']</text:p>
      <text:p text:style-name="P4">
类型: Article</text:p>
      <!--METADATA-->
      <text:p text:style-name="P4">
<draw:frame draw:style-name="fr1" draw:name="Image53" text:anchor-type="as-char" svg:width="6.9236in" svg:height="3.956343in" draw:z-index="0">
<draw:image xlink:href="../Images/yкринформ/2023-06-21T14-03-00-03-00/630_360_1687377726-830.jpg" xlink:type="simple" xlink:show="embed" xlink:actuate="onLoad" draw:mime-type="image/jpeg"/>
</draw:frame>
欧洲奥运会阿纳斯塔西娅·帕夫洛夫瓦(Anastasia Pavlovva)的乌克兰卢特里安(Lutrian)和国家队的国旗付出了期望，他们希望参加欧洲运动会-2023-the Europe。</text:p>
      <text:p text:style-name="P4">
她在向乌克林福音通讯员的评论中专门讲述了这一点。</text:p>
      <text:p text:style-name="P4">
“我想展示我最好的结果，让人们为我感到骄傲，以便我们的演讲被人们记住。 我尚未完全理解为所有人，因为我们昨天才到达。 一切都发生得太快了：我们走了很多，因为我们的射击基地很远。 在他们的比赛中，这是一个普遍的故事。 明天我们将在主聚合物上拍摄 我们希望好消息成为乌克兰人，”帕夫洛娃说。</text:p>
      <text:p text:style-name="P4">
她还指出，她一直不用担心，因为她已经成为旗帜 - 乌克兰在被问到。 弓箭手说，表演这座城市非常光荣。</text:p>
      <text:p text:style-name="P4">
<text:span text:style-name="T4">
另请阅读：</text:span>
 <text:a xlink:type="simple" xlink:href="https://www.ukrinform.ua/rubric-sports/3725512-evropejski-igri2023-igri-peremozciv-igri-povagi-igri-bez-rosian.html" text:style-name="Internet_20_link" text:visited-style-name="Visited_20_Internet_20_Link">
<text:span text:style-name="T4">
欧洲</text:span>
 <text:span text:style-name="T4">
 </text:span>
游戏** -2023-获奖者，游戏，没有俄罗斯人的游戏</text:a>
据报道，今天6月21日，将在克拉科夫举行2023年埃维加运动会的开幕式。 在仪式上，乌克兰的襟翼将是Anastasia Pavlova的弓箭手和Kanosti-Kanist Andrei Rybachok。</text:p>
      <text:p text:style-name="P4">
比赛将持续从6月21日至7月2日。</text:p>
      <text:p text:style-name="P4">
照片：盖蒂图像</text:p>
      <text:p text:style-name="P4">
News Source: <text:a xlink:type="simple" xlink:href="https://www.ukrinform.ua/rubric-sports/3726027-ukrainskij-praporonosec-pavlova-hocetsa-sob-ukrainnci-diznavalisa-zvidsi-horosi-novini.html" text:style-name="Internet_20_link" text:visited-style-name="Visited_20_Internet_20_Link">
https://www.ukrinform.ua/rubric-sports/3726027-ukrainskij-praporonosec-pavlova-hocetsa-sob-ukrainnci-diznavalisa-zvidsi-horosi-novini.html</text:a>
</text:p>
      <!--NEWS-->
      <text:h text:style-name="P10" text:outline-level="1">
<text:span text:style-name="T4">
Zelensky已接受挪威，瑞士，阿塞拜疆，巴基斯坦和冰岛的证书证书</text:span>
</text:h>
      <text:p text:style-name="P4">
作者: Ukrinform (Person)</text:p>
      <text:p text:style-name="P4">
出版商: Укринформ (Organization)</text:p>
      <text:p text:style-name="P4">
出版时间: 2023-06-21T15:11:00+03:00</text:p>
      <text:p text:style-name="P4">
修改时间: 2023-06-21T23:11:00+03:00</text:p>
      <text:p text:style-name="P4">
描述: 总统弗拉基米尔·泽伦斯基（Vladimir Zelensky）接受了瑞士联邦大使菲利克斯·鲍曼（Felix Baumann）的诺维吉亚海军桑德·安德森（Norwegia Heline Sand Andresen）王国的证书，阿塞拜疆共和国西摩·马尔达利耶耶夫（Azymour Mardaliyev）大使，大使。  - 乌克林。</text:p>
      <text:p text:style-name="P4">
图片: ['<text:a xlink:type="simple" xlink:href="https://static.ukrinform.com/photos/2023_06/thumb_files/630_360_1687377688-126.jpeg" text:style-name="Internet_20_link" text:visited-style-name="Visited_20_Internet_20_Link">
630_360_16873...</text:a>
']</text:p>
      <text:p text:style-name="P4">
标签: ['Посол', 'Дипломати', 'Зеленський']</text:p>
      <text:p text:style-name="P4">
类型: Article</text:p>
      <!--METADATA-->
      <text:p text:style-name="P4">
<draw:frame draw:style-name="fr1" draw:name="Image54" text:anchor-type="as-char" svg:width="6.9236in" svg:height="3.956343in" draw:z-index="0">
<draw:image xlink:href="../Images/yкринформ/2023-06-21T15-11-00-03-00/630_360_1687377688-126.jpeg" xlink:type="simple" xlink:show="embed" xlink:actuate="onLoad" draw:mime-type="image/jpeg"/>
</draw:frame>
总统泽伦斯基(Zelensky)接受了挪威·海伦斯(Norway Helensand Andresen)王国的证书，瑞士·鲍曼(Felix Baumann)瑞士联邦大使，伊斯兰共和党纳迪拉·纳迪拉·哈迪尔·哈希安·哈希安·哈希安·哈希安·哈希安·哈曼(Seymlaira Haidan Haidan and Ambassador)和我们国家的伊斯兰共和党人玛达​​利耶夫(Seymour Mardaliyev)的波拉泽比贾尼(Polazerbaijani Mardaliyev)</text:p>
      <text:p text:style-name="P4">
关于它报告<text:a xlink:type="simple" xlink:href="https://www.president.gov.ua/news/glava-derzhavi-prijnyav-virchi-gramoti-u-posliv-norvegiyi-sh-83713" text:style-name="Internet_20_link" text:visited-style-name="Visited_20_Internet_20_Link">
媒体服务OP</text:a>
，报道乌克林福姆。</text:p>
      <text:p text:style-name="P4">
如图所述，传统上脊椎动物的仪式发生在国家储备“索非亚·基维斯卡”的索非亚。</text:p>
      <text:p text:style-name="P4">
Zelensky证书证书的交付时间对挪威的存储表示感谢。 他感谢挪威一方提供了全面，财务和人道主义援助，并得到了政府的批准，该援助是一项单独的五年援助计划<text:a xlink:type="simple" xlink:href="https://www.ukrinform.ua/tag-ukraina" text:style-name="Internet_20_link" text:visited-style-name="Visited_20_Internet_20_Link">
乌克兰</text:a>
约70亿欧元。</text:p>
      <text:p text:style-name="P4">
</text:p>
      <text:p text:style-name="P4">
此外，Zelensky感谢乌克兰的总统，议会和整个维特室人民的支持，尤其是提供人道主义和经济援助的人，以及逃离战争逃离战争的乌克兰人的庇护所。 他称赞政治和实践援助，自全面的俄罗斯入侵开始以来，它一直在为她的瑞士提供。</text:p>
      <text:p text:style-name="P4">
</text:p>
      <text:p text:style-name="P4">
欢迎阿塞拜疆大使西摩·马尔达利耶夫(Seymour Mardaliyev)在该国的外交任务开始时，感谢国家元首感谢乌克兰领土完整性的支持。 他还感谢阿塞拜疆人的援助，以克服俄罗斯武装侵略的后果，尤其是由俄罗斯人联合会在卡科夫斯基水力发电厂造成的俄罗斯联合会造成的灾难。</text:p>
      <text:p text:style-name="P4">
</text:p>
      <text:p text:style-name="P4">
在与冰岛大使汉尼斯·赫西森(Hannes Hesison)会面期间，总统感谢乌克兰在双边级别和国际组织内的关注。</text:p>
      <text:p text:style-name="P4">
<text:span text:style-name="T4">
 ReadMetas：</text:span>
 <text:a xlink:type="simple" xlink:href="https://www.ukrinform.ua/rubric-polytics/3703754-novij-posol-ukraini-v-latvii-rozpocav-svou-robotu.html" text:style-name="Internet_20_link" text:visited-style-name="Visited_20_Internet_20_Link">
乌克兰到拉脱维亚的新大使开始了工作</text:a>
如<text:a xlink:type="simple" xlink:href="https://www.ukrinform.ua/rubric-ato/3725240-zelenskij-priznaciv-posliv-v-indii-kolumbii-ta-brazilii.html" text:style-name="Internet_20_link" text:visited-style-name="Visited_20_Internet_20_Link">
报道</text:a>
，总统沃罗迪米尔泽伦斯基(Volodymyrzelensky)任命了乌克兰共和国哥伦比亚共和国巴西共和国的乌克兰大使。</text:p>
      <text:p text:style-name="P4">
_foto：op _</text:p>
      <text:p text:style-name="P4">
News Source: <text:a xlink:type="simple" xlink:href="https://www.ukrinform.ua/rubric-polytics/3726028-zelenskij-prijnav-virci-gramoti-u-posliv-norvegii-svejcarii-azerbajdzanu-pakistanu-ta-islandii.html" text:style-name="Internet_20_link" text:visited-style-name="Visited_20_Internet_20_Link">
https://www.ukrinform.ua/rubric-polytics/3726028-zelenskij-prijnav-virci-gramoti-u-posliv-norvegii-svejcarii-azerbajdzanu-pakistanu-ta-islandii.html</text:a>
</text:p>
      <!--NEWS-->
      <text:h text:style-name="P10" text:outline-level="1">
<text:span text:style-name="T4">
德国为乌克兰提供了新的军事援助计划</text:span>
</text:h>
      <text:p text:style-name="P4">
作者: Ukrinform (Person)</text:p>
      <text:p text:style-name="P4">
出版商: Укринформ (Organization)</text:p>
      <text:p text:style-name="P4">
出版时间: 2023-06-21T15:51:00+03:00</text:p>
      <text:p text:style-name="P4">
修改时间: 2023-06-21T15:51:00+03:00</text:p>
      <text:p text:style-name="P4">
描述: 6月21日，星期三，德国政府宣布将常规军事援助党转移到乌克兰。  - 乌克林。</text:p>
      <text:p text:style-name="P4">
图片: ['<text:a xlink:type="simple" xlink:href="https://static.ukrinform.com/photos/2023_01/thumb_files/630_360_1674605071-654.jpg" text:style-name="Internet_20_link" text:visited-style-name="Visited_20_Internet_20_Link">
630_360_16746...</text:a>
']</text:p>
      <text:p text:style-name="P4">
标签: ['Німеччина', 'Україна', 'Зброя', 'Війна з Росією']</text:p>
      <text:p text:style-name="P4">
类型: Article</text:p>
      <!--METADATA-->
      <text:p text:style-name="P4">
<draw:frame draw:style-name="fr1" draw:name="Image66" text:anchor-type="as-char" svg:width="6.9236in" svg:height="3.956343in" draw:z-index="0">
<draw:image xlink:href="../Images/yкринформ/2023-06-21T15-51-00-03-00/630_360_1674605071-654.jpg" xlink:type="simple" xlink:show="embed" xlink:actuate="onLoad" draw:mime-type="image/jpeg"/>
</draw:frame>
6月21日，星期三，政府官员报告了将常规党援助转移到乌克兰的。</text:p>
      <text:p text:style-name="P4">
乌克林福姆报道，该列表在联邦政府的网站上进行了更新。</text:p>
      <text:p text:style-name="P4">
值得注意的是，新软件包包括155毫米口径的一千个炮弹，高精油受控的壳为155毫米口径(该号码未指示)，六辆边防车辆，两辆HX81拖拉机，带有8x8车轮配方和两个半拖车。</text:p>
      <text:p text:style-name="P4">
还有<text:a xlink:type="simple" xlink:href="https://www.ukrinform.ua/tag-nimeccina" text:style-name="Internet_20_link" text:visited-style-name="Visited_20_Internet_20_Link">
德国</text:a>
她宣布了爱国者SCR的传播，该数量不被称为。</text:p>
      <text:p text:style-name="P4">
<text:span text:style-name="T4">
另请阅读：</text:span>
 <text:a xlink:type="simple" xlink:href="https://www.ukrinform.ua/rubric-economy/3725688-premer-britanii-ogolosiv-velikij-paket-finansovoi-pidtrimki-dla-ukraini.html" text:style-name="Internet_20_link" text:visited-style-name="Visited_20_Internet_20_Link">
英国总理宣布了大型<text:span text:style-name="T4">
方案</text:span>
对乌克兰的财政支持</text:a>
根据乌克林福姆的说法，德国外交部长安娜伦·贝尔博科扎耶(Annalen Berbokozayaayae)认为，德国政府将在2023年向乌克兰提供3.81亿欧元的额外援助。</text:p>
      <text:p text:style-name="P4">
News Source: <text:a xlink:type="simple" xlink:href="https://www.ukrinform.ua/rubric-ato/3725864-nimeccina-nadala-ukraini-novij-paket-vijskovoi-dopomogi.html" text:style-name="Internet_20_link" text:visited-style-name="Visited_20_Internet_20_Link">
https://www.ukrinform.ua/rubric-ato/3725864-nimeccina-nadala-ukraini-novij-paket-vijskovoi-dopomogi.html</text:a>
</text:p>
      <!--NEWS-->
      <text:h text:style-name="P10" text:outline-level="1">
<text:span text:style-name="T4">
这很愤慨：纳布董事谈到了腐败引渡的问题</text:span>
</text:h>
      <text:p text:style-name="P4">
作者: Ukrinform (Person)</text:p>
      <text:p text:style-name="P4">
出版商: Укринформ (Organization)</text:p>
      <text:p text:style-name="P4">
出版时间: 2023-06-21T15:52:57+03:00</text:p>
      <text:p text:style-name="P4">
修改时间: 2023-06-21T15:52:57+03:00</text:p>
      <text:p text:style-name="P4">
描述: 由于战争，一些司法管辖区拒绝引渡乌克兰的腐败犯罪嫌疑人。  - 乌克林。</text:p>
      <text:p text:style-name="P4">
图片: ['<text:a xlink:type="simple" xlink:href="https://static.ukrinform.com/photos/2023_06/thumb_files/630_360_1687277314-881.jpg" text:style-name="Internet_20_link" text:visited-style-name="Visited_20_Internet_20_Link">
630_360_16872...</text:a>
']</text:p>
      <text:p text:style-name="P4">
标签: ['Екстрадиція', 'НАБУ', 'Боротьба з корупцією', 'Кривонос']</text:p>
      <text:p text:style-name="P4">
类型: Article</text:p>
      <!--METADATA-->
      <text:p text:style-name="P4">
<draw:frame draw:style-name="fr1" draw:name="Image67" text:anchor-type="as-char" svg:width="6.9236in" svg:height="3.956343in" draw:z-index="0">
<draw:image xlink:href="../Images/yкринформ/2023-06-21T15-52-57-03-00/630_360_1687277314-881.jpg" xlink:type="simple" xlink:show="embed" xlink:actuate="onLoad" draw:mime-type="image/jpeg"/>
</draw:frame>
由于战争，单独的法利人拒绝引渡乌克兰的涉嫌腐败犯罪。</text:p>
      <text:p text:style-name="P4">
这是由国家反腐败局Semen Krivonos的主任在[访谈乌克林福姆]中报道的。(https://www.ukrinform.ua/rubric-economy/3725452-semen-krivonos-direktor-nacionalnogo-antikorupcijnogo-buro.html)。</text:p>
      <text:p text:style-name="P4">
“我们在腐败引渡方面有问题。 通过战争引渡，一些司法管辖区反映在引渡中。 数以百万计的乌克兰人由于该国而受苦，事实证明，他们拥有一切，腐败的官员在这里，看到，这是危险的!这是愤慨的。 当俄罗斯不仅摧毁Nshinfradstruct并杀死人们，而且拯救了我们腐败的官员，无论听起来多么难过，”他说。</text:p>
      <text:p text:style-name="P4">
同时，克里沃诺斯(Krivonos)指出，此事有积极的转变。 特别是，立陶宛最近提取了国家食品和谷物公司Petro Vovchuk的专家委员会。</text:p>
      <text:p text:style-name="P4">
<text:span text:style-name="T4">
另请阅读：</text:span>
 <text:a xlink:type="simple" xlink:href="https://www.ukrinform.ua/rubric-polytics/3725791-ofis-genprokurora-spramuvav-zapit-na-ekstradiciu-eksglavi-nacbanku-sevcenka-nabu.html" text:style-name="Internet_20_link" text:visited-style-name="Visited_20_Internet_20_Link">
检察长办公室已指示引渡Exglawinacbank Shevchenko -Nabu的请求</text:a>
根据克里沃诺斯(Krivonos)的说法，纳布与发达国家的执法机构有许多关系，调查通常会在运营层面接收信息，但是在司法管辖区实施不属于欧洲前联盟的司法管辖区的请求存在问题。 离岸答案也有一个问题。</text:p>
      <text:p text:style-name="P4">
“这是他们政策的一部分。 实际上，他们隐藏了资金，尽管他们了解了起源的可能性。”纳布董事说。</text:p>
      <text:p text:style-name="P4">
正如乌克林福姆报道的，上诉调查会议厅(法国)决定<text:a xlink:type="simple" xlink:href="https://www.ukrinform.ua/rubric-polytics/3689484-francuzkij-sud-vidmoviv-u-ekstradicii-do-ukraini-eksnardepa-zevago.html" text:style-name="Internet_20_link" text:visited-style-name="Visited_20_Internet_20_Link">
不可能由Inich MP Konstantin Zhevago引入乌克兰的[不可能引渡到乌克兰]的决定</text:a>
，该公司被控浪费1.13亿美元的JSC“银行“财务和信贷”。</text:p>
      <text:p text:style-name="P4">
据法院称，处于战争状态的乌克兰，他们将无法确保商人的透明诉讼。</text:p>
      <text:p text:style-name="P4">
<text:span text:style-name="T4">
另请阅读：</text:span>
 <text:a xlink:type="simple" xlink:href="https://www.ukrinform.ua/rubric-economy/3725854-okremij-pidrozdil-nabu-rozslidue-korupciu-v-ukrzaliznici-z-2015-roku-krivonos.html" text:style-name="Internet_20_link" text:visited-style-name="Visited_20_Internet_20_Link">
单独的NABU单位调查ukrzaliznytsia 2015  -  <text:span text:style-name="T4">
 Krivonos </text:span>
</text:a>
</text:p>
      <text:p text:style-name="P4">
Zhevago本人否认犯罪。</text:p>
      <text:p text:style-name="P4">
2022年12月27日，应州局的要求(法国).</text:p>
      <text:p text:style-name="P4">
У січні 2023 року суд у місті Шамбері вирішив звільнити Жеваго під заставу в 1мільйон євро до слухання справи про його <text:a xlink:type="simple" xlink:href="https://www.ukrinform.ua/tag-ekstradicia" text:style-name="Internet_20_link" text:visited-style-name="Visited_20_Internet_20_Link">
 екстрадицію</text:a>
到乌克兰。</text:p>
      <text:p text:style-name="P4">
News Source: <text:a xlink:type="simple" xlink:href="https://www.ukrinform.ua/rubric-polytics/3725863-ce-oburue-direktor-nabu-rozpoviv-pro-problemi-z-ekstradicieu-korupcioneriv.html" text:style-name="Internet_20_link" text:visited-style-name="Visited_20_Internet_20_Link">
https://www.ukrinform.ua/rubric-polytics/3725863-ce-oburue-direktor-nabu-rozpoviv-pro-problemi-z-ekstradicieu-korupcioneriv.html</text:a>
</text:p>
      <!--NEWS-->
      <text:h text:style-name="P10" text:outline-level="1">
<text:span text:style-name="T4">
乌克兰的武器：欧盟大使支持和平基金增加35亿欧元</text:span>
</text:h>
      <text:p text:style-name="P4">
作者: Ukrinform (Person)</text:p>
      <text:p text:style-name="P4">
出版商: Укринформ (Organization)</text:p>
      <text:p text:style-name="P4">
出版时间: 2023-06-21T15:57:00+03:00</text:p>
      <text:p text:style-name="P4">
修改时间: 2023-06-21T15:57:00+03:00</text:p>
      <text:p text:style-name="P4">
描述: 欧盟成员国政府的常任代表委员会（Coreper II）增加了35亿欧元的欧洲和平基金会（EPF），该基金为乌克兰提供了武器。  - 乌克林。</text:p>
      <text:p text:style-name="P4">
图片: ['<text:a xlink:type="simple" xlink:href="https://static.ukrinform.com/photos/2020_03/thumb_files/630_360_1583491059-557.jpg" text:style-name="Internet_20_link" text:visited-style-name="Visited_20_Internet_20_Link">
630_360_15834...</text:a>
']</text:p>
      <text:p text:style-name="P4">
标签: ['Європа', 'Євросоюз', 'Зброя', 'Війна з Росією']</text:p>
      <text:p text:style-name="P4">
类型: Article</text:p>
      <!--METADATA-->
      <text:p text:style-name="P4">
<draw:frame draw:style-name="fr1" draw:name="Image68" text:anchor-type="as-char" svg:width="6.9236in" svg:height="3.956343in" draw:z-index="0">
<draw:image xlink:href="../Images/yкринформ/2023-06-21T15-57-00-03-00/630_360_1583491059-557.jpg" xlink:type="simple" xlink:show="embed" xlink:actuate="onLoad" draw:mime-type="image/jpeg"/>
</draw:frame>
欧盟成员国常设代表委员会(Coreper 2)增加了35亿欧元的欧洲和平基金(EPF)这为乌克兰提供了武器。</text:p>
      <text:p text:style-name="P4">
正如乌克林福姆(Ukrinform)报道的那样，在[Twitter]中(https://twitter.com/sweden2023eu/status/1671439679353151491)报道欧盟理事会的瑞典总统。</text:p>
      <text:p text:style-name="P4">
“欧盟大使已批准额外的35亿欧元(在2018年的价格)欧洲和平基金会。</text:p>
      <text:p text:style-name="P4">
据指出，该决定证实了欧盟在安全和国防领域支持其合作伙伴的义务。</text:p>
      <text:p text:style-name="P4">
<text:span text:style-name="T4">
另请阅读：</text:span>
 <text:a xlink:type="simple" xlink:href="https://www.ukrinform.ua/rubric-ato/3725834-nato-retelno-vivcae-usi-potrebi-ukraini-abi-vcasno-ih-zabezpecuvati-pomicnik-genseka.html" text:style-name="Internet_20_link" text:visited-style-name="Visited_20_Internet_20_Link">
北约正在仔细研究乌克兰的所有需求，以确保它们及时 - 秘书长助理</text:a>
据乌克林福姆报道，欧盟理事会于2021年3月批准了一种新的金融工具 - 欧洲和平基金，其容量为50亿欧元，将在2012年至2027年期间使用。(CFSP).</text:p>
      <text:p text:style-name="P4">
Саме з цього фонду <text:a xlink:type="simple" xlink:href="https://www.ukrinform.ua/rubric-vidbudova/3718999-evrosouz-vidilae-33-milardi-na-transportnu-infrastrukturu-ukraini.html" text:style-name="Internet_20_link" text:visited-style-name="Visited_20_Internet_20_Link">
 Євросоюз </text:a>
它分配了欧盟成员国将转移到乌克兰的武器手段。</text:p>
      <text:p text:style-name="P4">
News Source: <text:a xlink:type="simple" xlink:href="https://www.ukrinform.ua/rubric-ato/3725867-zbroa-dla-ukraini-posli-es-pidtrimali-zbilsenna-fondu-miru-na-35-milarda.html" text:style-name="Internet_20_link" text:visited-style-name="Visited_20_Internet_20_Link">
https://www.ukrinform.ua/rubric-ato/3725867-zbroa-dla-ukraini-posli-es-pidtrimali-zbilsenna-fondu-miru-na-35-milarda.html</text:a>
</text:p>
      <!--NEWS-->
      <text:h text:style-name="P10" text:outline-level="1">
<text:span text:style-name="T4">
克里姆林宫阻止了联合国代表的接纳到赫森地区的左岸</text:span>
</text:h>
      <text:p text:style-name="P4">
作者: ['АРМІЯINFORM']</text:p>
      <text:p text:style-name="P4">
时间: 2023-06-21T16:00:00-04:00</text:p>
      <text:p text:style-name="P4">
描述: 联合国：克里姆林宫被Khersonshchini Layvobezhzhzhiy的有组织的管理所阻止。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348670134_589660509984601_6424248947595925824_n.jpg" text:style-name="Internet_20_link" text:visited-style-name="Visited_20_Internet_20_Link">
348670134_589660509984601_6424248947595925824_n.jpg</text:a>
']</text:p>
      <text:p text:style-name="P4">
标签: ['ЕКОЦИД', 'ООН', 'СТРАТКОМ']</text:p>
      <text:p text:style-name="P4">
类别: News</text:p>
      <!--METADATA-->
      <text:p text:style-name="P4">
<draw:frame draw:style-name="fr1" draw:name="Image69" text:anchor-type="as-char" svg:width="6.9236in" svg:height="6.9236in" draw:z-index="0">
<draw:image xlink:href="../Images/AРМІЯINFORM/2023-06-21T16-00-00-04-00/348670134_589660509984601_6424248947595925824_n.jpg" xlink:type="simple" xlink:show="embed" xlink:actuate="onLoad" draw:mime-type="image/jpeg"/>
</draw:frame>
非偏爱：克里姆林宫正在人为地阻止该组织在左岸的承认。</text:p>
      <text:p text:style-name="P4">
在您的Facebook页面上关于它<text:a xlink:type="simple" xlink:href="https://www.facebook.com/StratcomCentreUA/posts/pfbid0CedsgKQwqktTgzPRiKaQHCoqsdWkc13QvNbhY5sAUBPEU7ipX5xSNnEHW7oUvD7Sl" text:style-name="Internet_20_link" text:visited-style-name="Visited_20_Internet_20_Link">
写信</text:a>
战略通信和信息安全中心。</text:p>
      <text:p text:style-name="P4">
预防联合国对被占领的霍森地区洪水淹没的领土的预防也有一个有趣的历史。 联合国后俄罗斯后收入后总部的Gennady Gatilov强调，该组织“不应忽略以下事实：Kherson地区是俄罗斯联邦的一部分，因此，为了证明其认证，有必要遵守俄罗斯法律。 “</text:p>
      <text:p text:style-name="P4">
佩斯科夫反过来又散发了通常的烟，说不允许Uonians通过炮击到受影响的地区。</text:p>
      <text:p text:style-name="P4">
实际上，来自乌克兰Denizbraun的联合国特殊人文特派团的协调员发表声明，指出莫斯科拒绝在俄罗斯控制下组织左岸的入学。</text:p>
      <text:p text:style-name="P4">
莫斯科可能不喜欢联合国的定义：“在俄罗斯接受的领土”(这很明显，因为国际社会不认识他们的“加入”). Тому росія пішла на принцип і не пустилагуманітарну місію, прикриваючись «турботою про її безпеку».</text:p>
      <text:p text:style-name="P4">
Зараз в українському місті Гола Пристань окупаційна влада оголосила карантин.Тобто нічого нового не відбувається. путін, як і раніше, нехтує життям людейзаради власних цілей. Є що приховувати і кого ховати?</text:p>
      <text:p text:style-name="P4">
News Source: <text:a xlink:type="simple" xlink:href="https://armyinform.com.ua/2023/06/21/kreml-blokuye-dopusk-predstavnykiv-oon-na-livoberezhzhya-hersonshhyny/" text:style-name="Internet_20_link" text:visited-style-name="Visited_20_Internet_20_Link">
https://armyinform.com.ua/2023/06/21/kreml-blokuye-dopusk-predstavnykiv-oon-na-livoberezhzhya-hersonshhyny/</text:a>
</text:p>
      <!--NEWS-->
      <text:h text:style-name="P10" text:outline-level="1">
<text:span text:style-name="T4">
对于乌克洛龙，到2034年批准了开发策略</text:span>
</text:h>
      <text:p text:style-name="P4">
作者: Ukrinform (Person)</text:p>
      <text:p text:style-name="P4">
出版商: Укринформ (Organization)</text:p>
      <text:p text:style-name="P4">
出版时间: 2023-06-21T16:01:38+03:00</text:p>
      <text:p text:style-name="P4">
修改时间: 2023-06-21T16:01:38+03:00</text:p>
      <text:p text:style-name="P4">
描述: 乌克罗龙普罗姆（Ukroboronprom）监督委员会批准了一项策略，该策略确定了该关注点及其企业的优先事项，及其企业的2023-2034-Ikrinform。</text:p>
      <text:p text:style-name="P4">
图片: ['<text:a xlink:type="simple" xlink:href="https://static.ukrinform.com/photos/2020_12/thumb_files/630_360_1607526642-550.jpg" text:style-name="Internet_20_link" text:visited-style-name="Visited_20_Internet_20_Link">
630_360_16075...</text:a>
']</text:p>
      <text:p text:style-name="P4">
标签: ['Промисловість', 'Укроборонпром', 'Зброя', 'Виробництво']</text:p>
      <text:p text:style-name="P4">
类型: Article</text:p>
      <!--METADATA-->
      <text:p text:style-name="P4">
<draw:frame draw:style-name="fr1" draw:name="Image70" text:anchor-type="as-char" svg:width="6.9236in" svg:height="3.956343in" draw:z-index="0">
<draw:image xlink:href="../Images/yкринформ/2023-06-21T16-01-38-03-00/630_360_1607526642-550.jpg" xlink:type="simple" xlink:show="embed" xlink:actuate="onLoad" draw:mime-type="image/jpeg"/>
</draw:frame>
乌克罗龙普罗姆(Ukroboronprom)的主管采用了一项策略，该战略定义了该关注点及其企业的优先事项。</text:p>
      <text:p text:style-name="P4">
关于IT报告乌克林福姆，参考新闻服务<text:a xlink:type="simple" xlink:href="https://ukroboronprom.com.ua/news/naglyadova-rada-zatverdila-strategicni-prioriteti-rozvitku-ukroboronpromu" text:style-name="Internet_20_link" text:visited-style-name="Visited_20_Internet_20_Link">
DK</text:a>
。</text:p>
      <text:p text:style-name="P4">
消息说：“监督委员会批准了一项策略，该策略定义了2023  -  2034年TAI参与企业的关注。”</text:p>
      <text:p text:style-name="P4">
在乌克罗龙普罗姆及其企业的关键优先事项中：保存传统的科学，技术和工业能力； 由于高级西方公司的技术转移，创建了新的技术和工业能力； 支持操作OVT样品的整个生命周期。</text:p>
      <text:p text:style-name="P4">
<text:span text:style-name="T4">
另请阅读：</text:span>
 <text:a xlink:type="simple" xlink:href="https://www.ukrinform.ua/rubric-ato/3719652-v-ukroboronpromi-rozpovili-pro-stvorenna-spilnogo-pidpriemstva-z-rheinmetall.html" text:style-name="Internet_20_link" text:visited-style-name="Visited_20_Internet_20_Link">
在<text:span text:style-name="T4">
 ukroboronprom </text:span>
，并讲述了与Rheinmetall创建合资企业的信息</text:a>
DC企业活动的决定因素之一是提供运营兼容性以及乌克兰的武器与乌克兰国防部队的武器与美国军事联盟的广泛合作联盟成员国之间的互换性公司以及其他北约和欧盟成员国。</text:p>
      <text:p text:style-name="P4">
该文件是由团队[DK“ ukroboronprom”]开发的。(https://www.ukrinform.ua/tag-ukroboronprom)鉴于转移环境(在世界，地区和国家一级)，乌克兰在OVT中的安全和国防军的需求发生变化，OVT国际强奸的重新标准等等。</text:p>
      <text:p text:style-name="P4">
<text:span text:style-name="T4">
另请阅读：</text:span>
 <text:a xlink:type="simple" xlink:href="https://www.ukrinform.ua/rubric-ato/3725318-ukraina-uspisno-zastosuvala-udarnij-dron-iz-dalnistu-urazenna-1000-kilometriv.html" text:style-name="Internet_20_link" text:visited-style-name="Visited_20_Internet_20_Link">
乌克兰成功地使用了1000公里距离的冲击无人机</text:a>
除了国内科学机构和组织的代表外，国防部 - 美国国防研究所的代表。改革为最新技术的转移，与外国合作伙伴的共同企业创建，吸引投资，深入的国家私人合作伙伴关系开辟了道路。 这将大大提高乌克兰州国家部门的整体效率，并且在俄罗斯战争和战后期间也将特别重要。</text:p>
      <text:p text:style-name="P4">
News Source: <text:a xlink:type="simple" xlink:href="https://www.ukrinform.ua/rubric-economy/3725869-dla-ukroboronpromu-uhvalili-strategiu-rozvitku-do-2034-roku.html" text:style-name="Internet_20_link" text:visited-style-name="Visited_20_Internet_20_Link">
https://www.ukrinform.ua/rubric-economy/3725869-dla-ukroboronpromu-uhvalili-strategiu-rozvitku-do-2034-roku.html</text:a>
</text:p>
      <!--NEWS-->
      <text:h text:style-name="P10" text:outline-level="1">
<text:span text:style-name="T4">
在芬兰议会中，选择了一位以前曾与武装部队的新发言人</text:span>
</text:h>
      <text:p text:style-name="P4">
作者: Ukrinform (Person)</text:p>
      <text:p text:style-name="P4">
出版商: Укринформ (Organization)</text:p>
      <text:p text:style-name="P4">
出版时间: 2023-06-21T16:02:00+03:00</text:p>
      <text:p text:style-name="P4">
修改时间: 2023-06-21T16:02:00+03:00</text:p>
      <text:p text:style-name="P4">
描述: 芬兰议会代表于6月21日星期三当选，尤西·哈拉·阿霍（Yussi Halla-Aho）与该国最高立法机构的新发言人一起当选。  - 乌克林。</text:p>
      <text:p text:style-name="P4">
图片: ['<text:a xlink:type="simple" xlink:href="https://static.ukrinform.com/photos/2023_06/thumb_files/630_360_1687352407-298.jpg" text:style-name="Internet_20_link" text:visited-style-name="Visited_20_Internet_20_Link">
630_360_16873...</text:a>
']</text:p>
      <text:p text:style-name="P4">
标签: ['Фінляндія', 'Парламент', 'Вибори', 'Спікер']</text:p>
      <text:p text:style-name="P4">
类型: Article</text:p>
      <!--METADATA-->
      <text:p text:style-name="P4">
<draw:frame draw:style-name="fr1" draw:name="Image71" text:anchor-type="as-char" svg:width="6.9236in" svg:height="3.956343in" draw:z-index="0">
<draw:image xlink:href="../Images/yкринформ/2023-06-21T16-02-00-03-00/630_360_1687352407-298.jpg" xlink:type="simple" xlink:show="embed" xlink:actuate="onLoad" draw:mime-type="image/jpeg"/>
</draw:frame>
副议会于6月21日星期三当选，Yussi Halla-Aho与该国立法机构的新发言人一起当选。</text:p>
      <text:p text:style-name="P4">
根据乌克林福姆的说法，这是在议会的主持中指出的。</text:p>
      <text:p text:style-name="P4">
新闻稿中说：“在6月21日星期三的全体会议上，发言人被选为Yussi Halla -Aho。第一任代理人被选为Paulo Risikko，第二任代表将传播Taria Filatov。”</text:p>
      <text:p text:style-name="P4">
Halla -Aho获得了134票，Risikco -177。早在4月，Filatov选举了Vespicker的特权，她将继续担任这一职位。</text:p>
      <text:p text:style-name="P4">
<text:span text:style-name="T4">
另请阅读：</text:span>
 <text:a xlink:type="simple" xlink:href="https://www.ukrinform.ua/rubric-world/3723710-u-finlandii-sformovana-pravlaca-uradova-koalicia-na-coli-z-petteri-orpo.html" text:style-name="Internet_20_link" text:visited-style-name="Visited_20_Internet_20_Link">
在<text:span text:style-name="T4">
芬兰</text:span>
 <text:span text:style-name="T4">
形成</text:span>
 <text:span text:style-name="T4">
统治</text:span>
 <text:span text:style-name="T4">
政府</text:span>
联盟<text:span text:style-name="T4">
 on </text:span>
 head <text:span text:style-name="T4">
 with </text:span>
 with <text:span text:style-name="T4">
 with </text:span>
 petter <text:span text:style-name="T4">
 </text:span>
 <text:span text:style-name="T4">
 </text:span>
 <text:span text:style-name="T4">
 ORPO </text:span>
 *</text:a>
值得注意的是，新当选的发言人Yussi Halla-Aho是2011  -  2014年以来的议会议员。 他当选为早餐区议会<text:a xlink:type="simple" xlink:href="https://www.ukrinform.ua/tag-gelsinki" text:style-name="Internet_20_link" text:visited-style-name="Visited_20_Internet_20_Link">
赫尔辛基</text:a>
。 自2014年以来，他一直是欧洲议会的成员。 Halla-Aho是2017  -  2021年真正的Finns党主席。</text:p>
      <text:p text:style-name="P4">
正如乌克林福姆报道的那样，1月初，议会法律委员会负责人Yussi Halla-Aho表示<text:a xlink:type="simple" xlink:href="https://www.ukrinform.ua/rubric-uarazom/3649360-finskij-deputat-zamoviv-cerez-ukrainskij-servis-napis-na-snaradi-proti-rosijskoi-armii.html" text:style-name="Internet_20_link" text:visited-style-name="Visited_20_Internet_20_Link">
通过乌克兰服务命令在炮弹上铭文。</text:a>
照片：芬兰议会出版社</text:p>
      <text:p text:style-name="P4">
News Source: <text:a xlink:type="simple" xlink:href="https://www.ukrinform.ua/rubric-world/3725871-u-finskomu-parlamenti-obrali-novogo-spikera-akij-ranise-donativ-na-zsu.html" text:style-name="Internet_20_link" text:visited-style-name="Visited_20_Internet_20_Link">
https://www.ukrinform.ua/rubric-world/3725871-u-finskomu-parlamenti-obrali-novogo-spikera-akij-ranise-donativ-na-zsu.html</text:a>
</text:p>
      <!--NEWS-->
      <text:h text:style-name="P10" text:outline-level="1">
<text:span text:style-name="T4">
GTS运营商将从乌克兰的能源支持基金中获得3亿美元的加油站</text:span>
</text:h>
      <text:p text:style-name="P4">
作者: Ukrinform (Person)</text:p>
      <text:p text:style-name="P4">
出版商: Укринформ (Organization)</text:p>
      <text:p text:style-name="P4">
出版时间: 2023-06-21T16:03:28+03:00</text:p>
      <text:p text:style-name="P4">
修改时间: 2023-06-21T16:03:28+03:00</text:p>
      <text:p text:style-name="P4">
描述: 乌克兰的GTS运营商将收到能源支持基金的设备，以恢复价值3亿UAH的受损和工业设施。  - 乌克林。</text:p>
      <text:p text:style-name="P4">
图片: ['<text:a xlink:type="simple" xlink:href="https://static.ukrinform.com/photos/2023_06/thumb_files/630_360_1687352526-964.jpg" text:style-name="Internet_20_link" text:visited-style-name="Visited_20_Internet_20_Link">
630_360_16873...</text:a>
']</text:p>
      <text:p text:style-name="P4">
标签: ['Енергетика', 'ГТС України', 'допомога']</text:p>
      <text:p text:style-name="P4">
类型: Article</text:p>
      <!--METADATA-->
      <text:p text:style-name="P4">
<draw:frame draw:style-name="fr1" draw:name="Image72" text:anchor-type="as-char" svg:width="6.9236in" svg:height="3.956343in" draw:z-index="0">
<draw:image xlink:href="../Images/yкринформ/2023-06-21T16-03-28-03-00/630_360_1687352526-964.jpg" xlink:type="simple" xlink:show="embed" xlink:actuate="onLoad" draw:mime-type="image/jpeg"/>
</draw:frame>
乌克兰运营商将从能源支持基金中获得设备，以恢复3亿UAH的损坏和de增强物品。</text:p>
      <text:p text:style-name="P4">
根据乌克林福姆的说法，新闻服务[OGTSU]报告(https://tsoua.com/news/ogtsu-otrymaye-vid-fondu-pidtrymky-energetyky-ukrayiny-fondu-obladnannya-dlya-vidnovlennya-poshkodzhenyh-ta-deokupovanyh-obyektiv-na-sumu-300-mln-grn/)。</text:p>
      <text:p text:style-name="P4">
«乌克兰的GTS运营商(OGTU)将接收五个自动加油站(AGRS)该声明在与乌克兰的秘书处社区中创建的乌克兰能源支持基金的援助方面的价值为3亿UAH，与乌克兰能源部，欧盟和国际捐助者合作。” 。</text:p>
      <text:p text:style-name="P4">
值得注意的是，天然气配送站将有助于恢复俄罗斯联邦武装侵略损坏的GTS物体，尤其是在乌克兰的东部和南部。以及领先的欧洲制造商的现代自动化设备，使企业能够更有效地运营这些设施安全。</text:p>
      <text:p text:style-name="P4">
特别是，乌克兰能源支持基金已收到德国，英国，欧盟，西班牙，冰岛，丹麦和捐助者的捐款。 管理资金的责任委托了能源社区的鼻孔，采购代理的服务为Tetra Tech ES Inc. Inc.提供了服务。 在美国国际开发署能源安全项目中。</text:p>
      <text:p text:style-name="P4">
<text:span text:style-name="T4">
另请阅读：</text:span>
 <text:a xlink:type="simple" xlink:href="https://www.ukrinform.ua/rubric-economy/3706319-operator-gts-sukae-novih-mozlivostej-transportuvanna-gazu.html" text:style-name="Internet_20_link" text:visited-style-name="Visited_20_Internet_20_Link">
GTS运营商正在寻找新的汽油运输机会</text:a>
“我们感谢基金的大力支持，以确保战时GTS的不间断运作。 OGTSU首席执行官Dmitry Lippa说：“新设备将帮助我们恢复受战斗影响的领土居民的无天然气运输。”</text:p>
      <text:p text:style-name="P4">
据报道，乌克兰的能源支持基金是在2022年4月由能源社区秘书处根据欧洲委员会与[能源部]一致的。(https://www.ukrinform.ua/tag-minenergo)。 该基金使政府，国际金融机构和私人捐助者能够为乌克兰能源部门提供紧急支持。<text:span text:style-name="T5">
foto：ogts</text:span>
</text:p>
      <text:p text:style-name="P4">
News Source: <text:a xlink:type="simple" xlink:href="https://www.ukrinform.ua/rubric-economy/3725872-operator-gts-otrimae-gazorozpodilni-stancii-na-300-miljoniv-vid-fondu-pidtrimki-energetiki-ukraini.html" text:style-name="Internet_20_link" text:visited-style-name="Visited_20_Internet_20_Link">
https://www.ukrinform.ua/rubric-economy/3725872-operator-gts-otrimae-gazorozpodilni-stancii-na-300-miljoniv-vid-fondu-pidtrimki-energetiki-ukraini.html</text:a>
</text:p>
      <!--NEWS-->
      <text:h text:style-name="P10" text:outline-level="1">
<text:span text:style-name="T4">
俄罗斯入侵者敦促离开霍尔森地区Rykove村的居民 - 媒体</text:span>
</text:h>
      <text:p text:style-name="P4">
作者: Ukrinform (Person)</text:p>
      <text:p text:style-name="P4">
出版商: Укринформ (Organization)</text:p>
      <text:p text:style-name="P4">
出版时间: 2023-06-21T16:10:00+03:00</text:p>
      <text:p text:style-name="P4">
修改时间: 2023-06-21T16:10:00+03:00</text:p>
      <text:p text:style-name="P4">
描述: 俄罗斯入侵者敦促霍尔森地区Rykove村的居民离开定居点。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Евакуація', 'Херсонщина', 'Окупація', 'Війна з Росією']</text:p>
      <text:p text:style-name="P4">
类型: Article</text:p>
      <!--METADATA-->
      <text:p text:style-name="P4">
<draw:frame draw:style-name="fr1" draw:name="Image73" text:anchor-type="as-char" svg:width="6.9236in" svg:height="3.956343in" draw:z-index="0">
<draw:image xlink:href="../Images/yкринформ/2023-06-21T16-10-00-03-00/630_360_1668461240-442.jpg" xlink:type="simple" xlink:show="embed" xlink:actuate="onLoad" draw:mime-type="image/jpeg"/>
</draw:frame>
俄罗斯 - 敦促霍尔森地区Rykove村的居民离开居民。</text:p>
      <text:p text:style-name="P4">
根据乌克林福姆(Ukrinform)，Kherson Edition [“桥”]报告了(https://most.ks.ua/news/url/okupanti-zaklikajut-zhiteliv-sela-rikove-na-hersonschini-pokinuti-naselenij-punkt/?fbclid=IwAR0o4Y6hqcCs0rYl0W0N5uZsYekxJceYpE-t3zr9Dza8CvJAwauGdDppkFQ)引用自称能力的信息。</text:p>
      <text:p text:style-name="P4">
“占领当局将赫尔森地区吉尼切斯基区瑞科夫村的居民召集，以离开定居点。 关于它在电报上报道了Genichesky区的“管理”，这是消息所读。</text:p>
      <text:p text:style-name="P4">
正如所指出的那样，入侵者指出，这在定居点中很危险，但没有任何细节。 居民的居民也未知，因为没有有关[疏散]的信息(https://www.ukrinform.ua/tag-evakuacia)这些路线没有出版。</text:p>
      <text:p text:style-name="P4">
据报道，6月18日上午，在霍尔森地区暂时捕获的领土(发生了强烈的爆炸)(https://www.ukrinform.ua/rubric-regions/3724347-u-zagarbnikiv-na-hersonsini-rankova-bavovna-detonue-velikij-sklad-boepripasiv.html)。 在瑞科克(Rykok)，俄罗斯人弹药的大量构成被引爆。</text:p>
      <text:p text:style-name="P4">
<text:span text:style-name="T4">
另请阅读：</text:span>
 [在空军中证实了破坏(https://www.ukrinform.ua/rubric-ato/3724397-u-povitranih-silah-pidtverdili-znisenna-skladu-boepripasiv-zagarbnikiv-na-hersonsini.html)在俄罗斯联邦的军队中，在吉尼切斯基地区的赫尔森地区被征服的领土上，张贴在瑞科夫村的军事仓库中，安装了增强的职位，也进行了双旁路。</text:p>
      <text:p text:style-name="P4">
随后，信息似乎在霍尔森地区的瑞科夫村[(https://www.ukrinform.ua/rubric-ato/3725405-u-rikovomu-na-hersonsini-rosiani-virisili-pidirvati-20-tonn-svoih-boepripasiv-zmi.html)留在电梯的地下室，尚未引爆。</text:p>
      <text:p text:style-name="P4">
News Source: <text:a xlink:type="simple" xlink:href="https://www.ukrinform.ua/rubric-regions/3725875-rosijski-zagarbniki-zaklikaut-viihati-ziteliv-sela-rikove-na-hersonsini-zmi.html" text:style-name="Internet_20_link" text:visited-style-name="Visited_20_Internet_20_Link">
https://www.ukrinform.ua/rubric-regions/3725875-rosijski-zagarbniki-zaklikaut-viihati-ziteliv-sela-rikove-na-hersonsini-zmi.html</text:a>
</text:p>
      <!--NEWS-->
      <text:h text:style-name="P10" text:outline-level="1">
<text:span text:style-name="T4">
伊朗与欧盟调解人协商核协议</text:span>
</text:h>
      <text:p text:style-name="P4">
作者: Ukrinform (Person)</text:p>
      <text:p text:style-name="P4">
出版商: Укринформ (Organization)</text:p>
      <text:p text:style-name="P4">
出版时间: 2023-06-21T16:12:54+03:00</text:p>
      <text:p text:style-name="P4">
修改时间: 2023-06-21T16:12:54+03:00</text:p>
      <text:p text:style-name="P4">
描述: 伊朗与欧盟代表恩里克·莫拉（Enrique Mora）在卡塔尔进行了谈判，后者协调德黑兰和六个州之间的谈判，以恢复2015年的核协议。  - 乌克林。</text:p>
      <text:p text:style-name="P4">
图片: ['<text:a xlink:type="simple" xlink:href="https://static.ukrinform.com/photos/2023_05/thumb_files/630_360_1685368049-244.jpg" text:style-name="Internet_20_link" text:visited-style-name="Visited_20_Internet_20_Link">
630_360_16853...</text:a>
']</text:p>
      <text:p text:style-name="P4">
标签: ['Євросоюз', 'Іран', 'Катар', 'Ядерна угода']</text:p>
      <text:p text:style-name="P4">
类型: Article</text:p>
      <!--METADATA-->
      <text:p text:style-name="P4">
<draw:frame draw:style-name="fr1" draw:name="Image74" text:anchor-type="as-char" svg:width="6.9236in" svg:height="3.956343in" draw:z-index="0">
<draw:image xlink:href="../Images/yкринформ/2023-06-21T16-12-54-03-00/630_360_1685368049-244.jpg" xlink:type="simple" xlink:show="embed" xlink:actuate="onLoad" draw:mime-type="image/jpeg"/>
</draw:frame>
卡塔尔与欧盟代表恩里克·莫拉(Enrique Mora)在卡塔尔进行的伊朗维比谈判，他们协调德黑兰和六个州之间的谈判，以恢复2015年的核心协议。</text:p>
      <text:p text:style-name="P4">
正如乌克林福姆报道的那样，它报告了<text:a xlink:type="simple" xlink:href="https://www.reuters.com/world/iran-holds-talks-with-eu-mediator-mora-qatar-2023-06-21/" text:style-name="Internet_20_link" text:visited-style-name="Visited_20_Internet_20_Link">
路透</text:a>
参考伊朗领先的谈判者阿里·巴格里·卡尼(Ali Bageri Kani)。</text:p>
      <text:p text:style-name="P4">
消息说，伊朗与世界各州之间的谈判恢复了2015年的协议，旨在限制德黑兰有争议的核计划，以换取制裁的削弱，并于去年9月陷入僵局。</text:p>
      <text:p text:style-name="P4">
“与大海度过了一次认真而建设性的会议(卡塔尔-ED的首都。). Ми обмінялися думками і обговорили низку питань, включаючи переговорипро зняття санкцій", - написав Багері Кані у своєму Твіттері.</text:p>
      <text:p text:style-name="P4">
<text:span text:style-name="T4">
Читайте також:</text:span>
 <text:a xlink:type="simple" xlink:href="https://www.ukrinform.ua/rubric-economy/3543884-peregovori-sodo-iranskoi-adernoi-ugodi-porodili-se-bilsu-neviznacenist-bloomberg.html" text:style-name="Internet_20_link" text:visited-style-name="Visited_20_Internet_20_Link">
 Переговори щодо Іранської ядерної угоди породили щебільшу невизначеність - Bloomberg </text:a>
值得注意的是，2018年当时的总统<text:a xlink:type="simple" xlink:href="https://www.ukrinform.ua/tag-ssa" text:style-name="Internet_20_link" text:visited-style-name="Visited_20_Internet_20_Link">
美国</text:a>
唐纳德·特朗普(Donald Trump)退出了伊朗制裁的核协议，该协议违反了该协议，恢复了浓缩的铀的衰败。</text:p>
      <text:p text:style-name="P4">
正如乌克林福姆报道的那样，伊朗当局否认有报道称乌克兰正在与美国就临时核协议进行谈判，以减轻制裁。</text:p>
      <text:p text:style-name="P4">
_foto：Getty Images _</text:p>
      <text:p text:style-name="P4">
News Source: <text:a xlink:type="simple" xlink:href="https://www.ukrinform.ua/rubric-world/3725876-iran-proviv-peregovori-z-privodu-adernogo-paktu-z-poserednikom-es.html" text:style-name="Internet_20_link" text:visited-style-name="Visited_20_Internet_20_Link">
https://www.ukrinform.ua/rubric-world/3725876-iran-proviv-peregovori-z-privodu-adernogo-paktu-z-poserednikom-es.html</text:a>
</text:p>
      <!--NEWS-->
      <text:h text:style-name="P10" text:outline-level="1">
<text:span text:style-name="T4">
基辅的“昆虫之家”被带到了房地产国家登记册</text:span>
</text:h>
      <text:p text:style-name="P4">
作者: Ukrinform (Person)</text:p>
      <text:p text:style-name="P4">
出版商: Укринформ (Organization)</text:p>
      <text:p text:style-name="P4">
出版时间: 2023-06-21T16:14:00+03:00</text:p>
      <text:p text:style-name="P4">
修改时间: 2023-06-21T16:14:00+03:00</text:p>
      <text:p text:style-name="P4">
描述: 弗拉基米尔斯卡亚（Vladimirskaya）的玛丽亚·斯坦尼斯拉夫斯卡亚（Maria Stanislavskaya）的房子被93号进入乌克兰房地产国家，该类别是“当地重要建筑纪念碑”类别。  - 乌克林。</text:p>
      <text:p text:style-name="P4">
图片: ['<text:a xlink:type="simple" xlink:href="https://static.ukrinform.com/photos/2023_06/thumb_files/630_360_1687353039-238.jpg" text:style-name="Internet_20_link" text:visited-style-name="Visited_20_Internet_20_Link">
630_360_16873...</text:a>
']</text:p>
      <text:p text:style-name="P4">
标签: ["Пам'ятка", 'Київ', 'МКІП ']</text:p>
      <text:p text:style-name="P4">
类型: Article</text:p>
      <!--METADATA-->
      <text:p text:style-name="P4">
<draw:frame draw:style-name="fr1" draw:name="Image75" text:anchor-type="as-char" svg:width="6.9236in" svg:height="3.956343in" draw:z-index="0">
<draw:image xlink:href="../Images/yкринформ/2023-06-21T16-14-00-03-00/630_360_1687353039-238.jpg" xlink:type="simple" xlink:show="embed" xlink:actuate="onLoad" draw:mime-type="image/jpeg"/>
</draw:frame>
弗拉基米尔斯卡亚(Vladimirskaya)的斯坦尼斯拉夫斯卡亚(Stanislavskaya)房屋93号被“当地标记建筑纪念碑”类别介绍给乌克兰州的登记册。</text:p>
      <text:p text:style-name="P4">
相关<text:a xlink:type="simple" xlink:href="https://mkip.gov.ua/files/pdf/%D0%BD%D0%B0%D0%BA%D0%B0%D0%B7_%D0%9A%D0%B8%D1%97%D0%B2__%D0%92%D0%BE%D0%BB%D0%BE%D0%B4%D0%B8%D0%BC%D0%B8%D1%80%D1%81%D1%8C%D0%BA%D0%B0__93.pdf" text:style-name="Internet_20_link" text:visited-style-name="Visited_20_Internet_20_Link">
第332号订单</text:a>
文化和信息政策部已发布。 据报道(https://t.me/mkipu/6524)，报道乌克林福姆。</text:p>
      <text:p text:style-name="P4">
“基辅城军事管理部门被委托给所有人<text:a xlink:type="simple" xlink:href="https://www.ukrinform.ua/tag-pamatka" text:style-name="Internet_20_link" text:visited-style-name="Visited_20_Internet_20_Link">
纪念碑</text:a>
在国家登记册中引入纪念碑以及2023年期间的文化遗址，以确保记录被释放到纪念碑中。”</text:p>
      <text:p text:style-name="P4">
该部门还指出，KMVA应确保开发和批准科学项目的文档，以确定使用该纪念碑领土的边界和模式。 同时，基辅当局应开发土地管理的技术建设，以建立纪念碑文化遗产领土的边界。</text:p>
      <text:p text:style-name="P4">
<text:span text:style-name="T4">
另请阅读：</text:span>
 <text:a xlink:type="simple" xlink:href="https://www.ukrinform.ua/rubric-culture/3723864-v-odesi-rozsirili-zonu-unesko.html" text:style-name="Internet_20_link" text:visited-style-name="Visited_20_Internet_20_Link">
联合国教科文组织(UNESCO)地区已在敖德萨(Odessa)扩展</text:a>
正如乌克林福姆报道的，<text:a xlink:type="simple" xlink:href="https://www.ukrinform.ua/rubric-culture/3724905-mkip-gotove-vnesti-budinok-na-volodimirskij-u-kievi-do-reestru-pamatok.html" text:style-name="Internet_20_link" text:visited-style-name="Visited_20_Internet_20_Link">
MKIP将带上房子</text:a>
在基辅的Volodymyrskaya Street21 \ 20上，纪念纪念碑，一旦基辅市军事管理部门将提供必要的文件。</text:p>
      <text:p text:style-name="P4">
<text:span text:style-name="T5">
foto：tatiana assadcheva</text:span>
</text:p>
      <text:p text:style-name="P4">
News Source: <text:a xlink:type="simple" xlink:href="https://www.ukrinform.ua/rubric-kyiv/3725877-budinok-iz-komahami-u-kievi-vnesli-do-derzreestru-neruhomih-pamatok.html" text:style-name="Internet_20_link" text:visited-style-name="Visited_20_Internet_20_Link">
https://www.ukrinform.ua/rubric-kyiv/3725877-budinok-iz-komahami-u-kievi-vnesli-do-derzreestru-neruhomih-pamatok.html</text:a>
</text:p>
      <!--NEWS-->
      <text:h text:style-name="P10" text:outline-level="1">
<text:span text:style-name="T4">
Zelensky授予106名士兵，其中63名 - 死后</text:span>
</text:h>
      <text:p text:style-name="P4">
作者: Ukrinform (Person)</text:p>
      <text:p text:style-name="P4">
出版商: Укринформ (Organization)</text:p>
      <text:p text:style-name="P4">
出版时间: 2023-06-21T16:17:00+03:00</text:p>
      <text:p text:style-name="P4">
修改时间: 2023-06-21T16:17:00+03:00</text:p>
      <text:p text:style-name="P4">
描述: 总统沃迪米尔·泽伦斯基（Volodymyr Zelenskyy）通过州奖庆祝了106名军人，其中有63人死后。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Нагорода', 'Військові', 'Зеленський', 'Війна з Росією']</text:p>
      <text:p text:style-name="P4">
类型: Article</text:p>
      <!--METADATA-->
      <text:p text:style-name="P4">
<draw:frame draw:style-name="fr1" draw:name="Image76" text:anchor-type="as-char" svg:width="6.9236in" svg:height="3.956343in" draw:z-index="0">
<draw:image xlink:href="../Images/yкринформ/2023-06-21T16-17-00-03-00/630_360_1664387283-922.jpg" xlink:type="simple" xlink:show="embed" xlink:actuate="onLoad" draw:mime-type="image/jpeg"/>
</draw:frame>
总统的洛尔迪尔·泽伦斯基(Lordir Zelensky)庆祝了106名军人，并通过州颁奖典礼，其中63个死后。</text:p>
      <text:p text:style-name="P4">
该法令发表在[国家元首地点]上(https://www.president.gov.ua/documents/3452023-47109)，报道乌克林福姆。</text:p>
      <text:p text:style-name="P4">
根据该文件，该奖项是“以个人的勇气，揭示了乌克兰的总体主权和领土完整，无私的军事履行”。</text:p>
      <text:p text:style-name="P4">
<text:a xlink:type="simple" xlink:href="https://www.ukrinform.ua/tag-vijskovi" text:style-name="Internet_20_link" text:visited-style-name="Visited_20_Internet_20_Link">
捍卫者</text:a>
他们被授予Bogdanakhmelnitsky的命令，“勇气”和奖牌“为乌克兰军事服役”，“祖国的捍卫者”。</text:p>
      <text:p text:style-name="P4">
<text:span text:style-name="T4">
另请阅读：</text:span>
 <text:a xlink:type="simple" xlink:href="https://www.ukrinform.ua/rubric-ato/3722983-prezident-vidznaciv-derznagorodami-320-vijskovih-128-z-nih-posmertno.html" text:style-name="Internet_20_link" text:visited-style-name="Visited_20_Internet_20_Link">
总统指出州320名士兵，128-死后</text:a>
如<text:a xlink:type="simple" xlink:href="https://www.ukrinform.ua/rubric-ato/3725195-zelenskij-nagorodiv-643-ukrainskih-zahisnikiv-z-nih-180-posmertno.html" text:style-name="Internet_20_link" text:visited-style-name="Visited_20_Internet_20_Link">
报道</text:a>
，643年6月19日的总统法令获得了州奖，其中180名是死后的。</text:p>
      <text:p text:style-name="P4">
News Source: <text:a xlink:type="simple" xlink:href="https://www.ukrinform.ua/rubric-ato/3725882-zelenskij-nagorodiv-106-vijskovih-63-iz-nih-posmertno.html" text:style-name="Internet_20_link" text:visited-style-name="Visited_20_Internet_20_Link">
https://www.ukrinform.ua/rubric-ato/3725882-zelenskij-nagorodiv-106-vijskovih-63-iz-nih-posmertno.html</text:a>
</text:p>
      <!--NEWS-->
      <text:h text:style-name="P10" text:outline-level="1">
<text:span text:style-name="T4">
乌克兰将来计划显着增加能源和天然气出口</text:span>
</text:h>
      <text:p text:style-name="P4">
作者: Ukrinform (Person)</text:p>
      <text:p text:style-name="P4">
出版商: Укринформ (Organization)</text:p>
      <text:p text:style-name="P4">
出版时间: 2023-06-21T16:20:00+03:00</text:p>
      <text:p text:style-name="P4">
修改时间: 2023-06-21T23:20:00+03:00</text:p>
      <text:p text:style-name="P4">
描述: 将来，乌克兰将能够向欧洲出口约700个TVT小时。 能源和150亿立方米的天然气。  - 乌克林。</text:p>
      <text:p text:style-name="P4">
图片: ['<text:a xlink:type="simple" xlink:href="https://static.ukrinform.com/photos/2023_04/thumb_files/630_360_1682721995-288.jpg" text:style-name="Internet_20_link" text:visited-style-name="Visited_20_Internet_20_Link">
630_360_16827...</text:a>
']</text:p>
      <text:p text:style-name="P4">
标签: ['Експорт', 'Енергетика', 'Газ', 'Реекспорт газу']</text:p>
      <text:p text:style-name="P4">
类型: Article</text:p>
      <!--METADATA-->
      <text:p text:style-name="P4">
<draw:frame draw:style-name="fr1" draw:name="Image77" text:anchor-type="as-char" svg:width="6.9236in" svg:height="3.956343in" draw:z-index="0">
<draw:image xlink:href="../Images/yкринформ/2023-06-21T16-20-00-03-00/630_360_1682721995-288.jpg" xlink:type="simple" xlink:show="embed" xlink:actuate="onLoad" draw:mime-type="image/jpeg"/>
</draw:frame>
乌克兰将能够向欧洲出口约700个TVT小时，而天然气则可以向欧洲出口150亿立方米。</text:p>
      <text:p text:style-name="P4">
乌克林福姆(Ukrinform)表示，办公室总统斯特斯拉夫·舒尔玛(Cresidence Archensialstyslav Shurma)的副负责人在一次伦敦乌克兰恢复的会议上表示了这一点。</text:p>
      <text:p text:style-name="P4">
“当我们在乌克兰建立绿色钢铁行业时，我们将谈论150-1.6亿TVT小时。 如果我们在乌克兰建立绿色肥料行业，并向欧洲供应250万吨绿色氨，那么我们将谈论另外70个电视小时。 350万吨的氢将额外提供20吨小时。 电。 因此，总共将大约700个TVT小时。额外的容量。” Shurma说。</text:p>
      <text:p text:style-name="P4">
<text:span text:style-name="T4">
另请阅读：</text:span>
 <text:span text:style-name="T4">
 <text:a xlink:type="simple" xlink:href="https://www.ukrinform.ua/rubric-economy/3725880-agrarii-prosat-urad-vziti-zahodiv-dla-zabezpecenna-eksportu-ukrainskoi-produkcii.html" text:style-name="Internet_20_link" text:visited-style-name="Visited_20_Internet_20_Link">
Agrarians要求政府采取措施确保出口乌克兰产品</text:a>
</text:span>
</text:p>
      <text:p text:style-name="P4">
据他说，乌克兰还需要Energomix，其生产可以在10  -  30年内提供。 然后，乌克兰将能够提供140吉瓦。 风，94 GW。 太阳能和30 GW。 核能。</text:p>
      <text:p text:style-name="P4">
Shurma还强调，乌克兰将来将能够出口100亿个生物甲烷和150亿立方米的天然气。</text:p>
      <text:p text:style-name="P4">
<text:span text:style-name="T4">
另请阅读：</text:span>
 <text:span text:style-name="T4">
 <text:a xlink:type="simple" xlink:href="https://www.ukrinform.ua/rubric-economy/3724749-ukraina-moze-stati-gazovim-sejfom-dla-evropi-ekspert.html" text:style-name="Internet_20_link" text:visited-style-name="Visited_20_Internet_20_Link">
乌克兰可以成为欧洲的“天然气安全” -Expert</text:a>
</text:span>
</text:p>
      <text:p text:style-name="P4">
据报道，6月21日在伦敦举行的乌克兰国防会议开始，该会议将确定战后重建和国家现代化的优先，中期和观点任务。</text:p>
      <text:p text:style-name="P4">
News Source: <text:a xlink:type="simple" xlink:href="https://www.ukrinform.ua/rubric-economy/3726030-ukraina-v-majbutnomu-planue-znacno-zbilsiti-eksport-energii-ta-gazu.html" text:style-name="Internet_20_link" text:visited-style-name="Visited_20_Internet_20_Link">
https://www.ukrinform.ua/rubric-economy/3726030-ukraina-v-majbutnomu-planue-znacno-zbilsiti-eksport-energii-ta-gazu.html</text:a>
</text:p>
      <!--NEWS-->
      <text:h text:style-name="P10" text:outline-level="1">
<text:span text:style-name="T4">
阿格拉里亚人要求政府采取措施确保出口乌克兰产品</text:span>
</text:h>
      <text:p text:style-name="P4">
作者: Ukrinform (Person)</text:p>
      <text:p text:style-name="P4">
出版商: Укринформ (Organization)</text:p>
      <text:p text:style-name="P4">
出版时间: 2023-06-21T16:20:35+03:00</text:p>
      <text:p text:style-name="P4">
修改时间: 2023-06-21T16:20:35+03:00</text:p>
      <text:p text:style-name="P4">
描述: 协会“乌克兰农业商业俱乐部”与领先的农业协会一起呼吁总理丹尼斯·施米加尔（Denis Shmigal）通过乌克兰产品的出口解决局势，并采取了许多措施来支持农业部门。  - 乌克林。</text:p>
      <text:p text:style-name="P4">
图片: ['<text:a xlink:type="simple" xlink:href="https://static.ukrinform.com/photos/2018_04/thumb_files/630_360_1523023895-8949.jpg" text:style-name="Internet_20_link" text:visited-style-name="Visited_20_Internet_20_Link">
630_360_15230...</text:a>
']</text:p>
      <text:p text:style-name="P4">
标签: ['Експорт', 'Євросоюз', 'Кабмін', 'Аграрії', 'Шмигаль']</text:p>
      <text:p text:style-name="P4">
类型: Article</text:p>
      <!--METADATA-->
      <text:p text:style-name="P4">
<draw:frame draw:style-name="fr1" draw:name="Image78" text:anchor-type="as-char" svg:width="6.9236in" svg:height="3.956343in" draw:z-index="0">
<draw:image xlink:href="../Images/yкринформ/2023-06-21T16-20-35-03-00/630_360_1523023895-8949.jpg" xlink:type="simple" xlink:show="embed" xlink:actuate="onLoad" draw:mime-type="image/jpeg"/>
</draw:frame>
协会“乌克兰农业商业俱乐部”与领先的农业协会一起，转换为总理丹尼斯·施米加尔(Denis Schmigal)，要求通过出口乌克兰产品来规范情况，并采取许多措施来支持农业部门。</text:p>
      <text:p text:style-name="P4">
根据乌克林福姆的报道，它报告了<text:a xlink:type="simple" xlink:href="https://www.ucab.ua/ua/pres_sluzhba/novosti/agrospilnota_zvernulas_do_uryadu_z_propozitsiyami_schodo_pidtrimki_agrosektoru_ukraini" text:style-name="Internet_20_link" text:visited-style-name="Visited_20_Internet_20_Link">
UKBA的新闻服务。</text:a>
值得注意的是，阿格拉里亚人要求政府废除与进口乌克兰谷物有关的欧洲限制性措施，该措施于2023年9月15日慷慨大方，并防止现有限制的新和扩展。</text:p>
      <text:p text:style-name="P4">
还要求政府采取同等的措施，以从欧盟成员国中进口到乌克兰的生产，这些欧盟成员国对乌克兰农产品施加了限制，并且不遵守其消除限制和确保其过境方面的义务。 此外，协会敦促政府审查禁止糖出口的决定。</text:p>
      <text:p text:style-name="P4">
乌克兰农业生产者建议提出欧盟成员国领土出口的弹性过境问题，这是由“追求”倡议提供的，并向受禁令影响的乌克兰出口商范围提供财政支持。</text:p>
      <text:p text:style-name="P4">
还要求政府确保国家消费者服务的加强，并通过农业食品产品的质量和安全指标，这是从欧盟各个成员国进口到乌克兰的； 并考虑在此类工具的帮助下延迟乌克兰经济利益的权宜之计，以呼吁WTO内部和协会协议内的仲裁。协会敦促政府在对乌克兰谐调经济学的任务开始调查。关税和贸易在1994年。</text:p>
      <text:p text:style-name="P4">
*!(https://www.ukrinform.ua/rubric-economy/3723312-agrarii-prosat-urad-zatverditi-aktualnij-spisok-teritorij-vedenna-aktivnih-bojovih-dij.html)</text:p>
      <text:p text:style-name="P4">
特别是，欧盟委员会决定继续禁止进口乌克兰的进口(小麦，玉米，菜籽和向日葵)乌克兰谷物不仅向这些州出口，而且其过境领域也出口到某些成员国。 根据协会的说法，并非所有州都废除了他们对乌克兰农业生产的单方面禁令的机构决定(例如，这尚未由匈牙利完成). Водночас, у травні2023 року польські перевізники заблокували можливість перетину будь-якимивантажівками державного кордону України з Польщею з вимогою повернення дляукраїнських перевізників дозвільної процедури здійснення міжнародних вантажнихавтомобільних перевезень територією ЄС.</text:p>
      <text:p text:style-name="P4">
У зверненні наголошується, що поява у ЄС практик, що порушують умови угоди проасоціацію та є дискримінаційними по відношенню до України. Відповідно до угодипро асоціацію жодна сторона не повинна запроваджувати будь-які заборони чиобмеження щодо імпорту будь-якого товару іншої сторони. Крім цього, аграріївбачають ризики у риториці європейських чиновників щодо подальшого введенняквот і проведення розслідувань стосовно української агропродовольчоїпродукції.</text:p>
      <text:p text:style-name="P4">
<text:span text:style-name="T4">
Читайте також:</text:span>
 <text:a xlink:type="simple" xlink:href="https://www.ukrinform.ua/rubric-economy/3720753-agrarii-gotovi-blokuvati-vizd-polskih-vantazivok-na-teritoriu-ukraini.html" text:style-name="Internet_20_link" text:visited-style-name="Visited_20_Internet_20_Link">
 <text:span text:style-name="T4">
Аграрії</text:span>
 готові блокувати в'їзд польських вантажівокна територію України </text:a>
同时，乌克兰农民反对引入禁止糖的禁令。 得益于这一决定，禁止乌克兰谷物欧盟Grado出口的禁令被添加到禁止糖出口的禁令中。 此步骤将对农产品的国内生产商和加工者产生负面影响，媒体：未遵守外国经济合同，溶剂外部市场的损失，不可靠供应商的声誉，金融服务的声誉。同时，欧盟各个成员国适用于增加控制的乌克兰农业食品制度。 在过去的几个月中，越过边界时使用乌克兰农产品的货物开始接受欧盟成员国检查的解释。 结果，货物的阻力增加了(例如破碎的玻璃容器或饭菜中有一些霉菌).</text:p>
      <text:p text:style-name="P4">
"Істотне погіршення доступу на зовнішні ринки суттєво звужує можливості дляфінансування відновлення аграрного сектору. Жодна держава-член ЄС незіткнулась з тим, з чим наразі доводиться мати справу українським аграріям.Наразі закриття з будь-яких причин кожного окремого зовнішнього ринку длянової товарної позиції має не менш руйнівні наслідки, ніж повномасштабнавійськова агресія російської федерації проти України", - підкреслюютьасоціації у зверненні.</text:p>
      <text:p text:style-name="P4">
<text:span text:style-name="T4">
Читайте також:</text:span>
 <text:a xlink:type="simple" xlink:href="https://www.ukrinform.ua/rubric-economy/3722346-so-nas-ne-vbe-te-zrobit-silnisimi-uroki-zernovoi-krizi-dla-ukraini-i-es.html" text:style-name="Internet_20_link" text:visited-style-name="Visited_20_Internet_20_Link">
 Що нас не вб’є, те зробить сильнішими: Уроки зерновоїкризи для України і ЄС </text:a>
正如乌克林福姆报道的那样，欧洲委员会于2023年6月5日做出决定<text:a xlink:type="simple" xlink:href="https://www.ukrinform.ua/rubric-economy/3718722-teper-oficijno-es-prodovziv-diu-obmezen-na-agroimport-z-ukraini-do-seredini-veresna.html" text:style-name="Internet_20_link" text:visited-style-name="Visited_20_Internet_20_Link">
将于2023年9月15日持续到独家和非凡的预防措施</text:a>
关于五月的乌克兰谷物向乌克兰的五个欧盟国家进口的味道。</text:p>
      <text:p text:style-name="P4">
2023年5月，欧盟委员会禁止从乌克兰进口到保加利亚，匈牙利，波兰，斯洛伐克和罗马尼亚，玉米，菜籽。</text:p>
      <text:p text:style-name="P4">
News Source: <text:a xlink:type="simple" xlink:href="https://www.ukrinform.ua/rubric-economy/3725880-agrarii-prosat-urad-vziti-zahodiv-dla-zabezpecenna-eksportu-ukrainskoi-produkcii.html" text:style-name="Internet_20_link" text:visited-style-name="Visited_20_Internet_20_Link">
https://www.ukrinform.ua/rubric-economy/3725880-agrarii-prosat-urad-vziti-zahodiv-dla-zabezpecenna-eksportu-ukrainskoi-produkcii.html</text:a>
</text:p>
      <!--NEWS-->
      <text:h text:style-name="P10" text:outline-level="1">
<text:span text:style-name="T4">
欧盟大使同意了第11套制裁措施</text:span>
</text:h>
      <text:p text:style-name="P4">
作者: Ukrinform (Person)</text:p>
      <text:p text:style-name="P4">
出版商: Укринформ (Organization)</text:p>
      <text:p text:style-name="P4">
出版时间: 2023-06-21T16:21:00+03:00</text:p>
      <text:p text:style-name="P4">
修改时间: 2023-06-21T16:21:00+03:00</text:p>
      <text:p text:style-name="P4">
描述: 6月21日星期三，欧盟大使同意对俄罗斯的第11套制裁。  - 乌克林。</text:p>
      <text:p text:style-name="P4">
图片: ['<text:a xlink:type="simple" xlink:href="https://static.ukrinform.com/photos/2022_09/thumb_files/630_360_1664378302-977.jpg" text:style-name="Internet_20_link" text:visited-style-name="Visited_20_Internet_20_Link">
630_360_16643...</text:a>
']</text:p>
      <text:p text:style-name="P4">
标签: ['Антиросійські санкції', 'Євросоюз', 'Україна', 'Агресія РФ']</text:p>
      <text:p text:style-name="P4">
类型: Article</text:p>
      <!--METADATA-->
      <text:p text:style-name="P4">
<draw:frame draw:style-name="fr1" draw:name="Image79" text:anchor-type="as-char" svg:width="6.9236in" svg:height="3.956343in" draw:z-index="0">
<draw:image xlink:href="../Images/yкринформ/2023-06-21T16-21-00-03-00/630_360_1664378302-977.jpg" xlink:type="simple" xlink:show="embed" xlink:actuate="onLoad" draw:mime-type="image/jpeg"/>
</draw:frame>
6月21日，星期三，欧洲联盟同意了第11套反长期制裁措施。</text:p>
      <text:p text:style-name="P4">
在[Twitter]中关于它(https://twitter.com/sweden2023eu/status/1671501823084052486)乌克林福姆报道，欧盟理事会的瑞典总统。</text:p>
      <text:p text:style-name="Quotations">

<text:p text:style-name="P4">
<text:a xlink:type="simple" xlink:href="https://twitter.com/hashtag/COREPER" text:style-name="Internet_20_link" text:visited-style-name="Visited_20_Internet_20_Link">
#coreper&gt;
</text:a>
ii |&gt;
今天，欧盟大使同意了第11套针对&gt;
俄罗斯的制裁。 该计划包括旨在应对制裁&gt;
规避和个人上市的措施。&gt;
&gt;
  - 欧盟理事会瑞典总统(@瑞典2023EU)<text:a xlink:type="simple" xlink:href="https://twitter.com/sweden2023eu/status/1671501823084052486" text:style-name="Internet_20_link" text:visited-style-name="Visited_20_Internet_20_Link">
6月21日，&gt;
 2023&gt;
</text:a>
“今天，欧盟大使已同意第11套餐<text:a xlink:type="simple" xlink:href="https://www.ukrinform.ua/tag-antirosijski-sankcii" text:style-name="Internet_20_link" text:visited-style-name="Visited_20_Internet_20_Link">
制裁</text:a>
反对俄罗斯。 该软件包将采取旨在抵消制裁和各个清单的绕过的措施。”  - 将在消息中。</text:p>

</text:p>
      <text:p text:style-name="P4">
据报道，乌克兰坚持采用11剂欧盟制裁的过程，以及针对俄罗斯 - 军事工业综合体的破坏性制裁。</text:p>
      <text:p text:style-name="P4">
<text:span text:style-name="T4">
另请阅读：</text:span>
 <text:a xlink:type="simple" xlink:href="https://www.ukrinform.ua/rubric-vidbudova/3725745-smigal-nazvav-kroki-dla-zalucenna-zamorozenih-aktiviv-rf-na-vidbudovu-ukraini.html" text:style-name="Internet_20_link" text:visited-style-name="Visited_20_Internet_20_Link">
Shmigal提出了吸引RFNU重建乌克兰的冷冻资产的步骤</text:a>
周三，欧盟大使还宣布增加了35亿欧元的资金，这将为乌克兰提供武器。</text:p>
      <text:p text:style-name="P4">
News Source: <text:a xlink:type="simple" xlink:href="https://www.ukrinform.ua/rubric-polytics/3725881-posli-evrosouzu-pogodili-11j-paket-sankcij-proti-rosii.html" text:style-name="Internet_20_link" text:visited-style-name="Visited_20_Internet_20_Link">
https://www.ukrinform.ua/rubric-polytics/3725881-posli-evrosouzu-pogodili-11j-paket-sankcij-proti-rosii.html</text:a>
</text:p>
      <!--NEWS-->
      <text:h text:style-name="P10" text:outline-level="1">
<text:span text:style-name="T4">
OpenAI计划为人工智能创建一家应用商店 - 媒体</text:span>
</text:h>
      <text:p text:style-name="P4">
作者: Ukrinform (Person)</text:p>
      <text:p text:style-name="P4">
出版商: Укринформ (Organization)</text:p>
      <text:p text:style-name="P4">
出版时间: 2023-06-21T16:28:00+03:00</text:p>
      <text:p text:style-name="P4">
修改时间: 2023-06-21T16:28:00+03:00</text:p>
      <text:p text:style-name="P4">
描述: 开发了Chatgpt Chatbt的OpenAI创业公司计划启动一家应用程序商店，开发人员将能够根据人工智能出售其模型。  - 乌克林。</text:p>
      <text:p text:style-name="P4">
图片: ['<text:a xlink:type="simple" xlink:href="https://static.ukrinform.com/photos/2023_06/thumb_files/630_360_1687353919-731.png" text:style-name="Internet_20_link" text:visited-style-name="Visited_20_Internet_20_Link">
630_360_16873...</text:a>
']</text:p>
      <text:p text:style-name="P4">
标签: ['Технології', 'Штучний інтелект', 'Мобільний додаток', 'OpenAI']</text:p>
      <text:p text:style-name="P4">
类型: Article</text:p>
      <!--METADATA-->
      <text:p text:style-name="P4">
<draw:frame draw:style-name="fr1" draw:name="Image80" text:anchor-type="as-char" svg:width="6.9236in" svg:height="3.956343in" draw:z-index="0">
<draw:image xlink:href="../Images/yкринформ/2023-06-21T16-28-00-03-00/630_360_1687353919-731.png" xlink:type="simple" xlink:show="embed" xlink:actuate="onLoad" draw:mime-type="image/png"/>
</draw:frame>
开发了聊天机器人Chatgpt的Startapopenai计划启动应用程序商店，DeCrapyers将能够根据人工智能出售其模型。</text:p>
      <text:p text:style-name="P4">
关于它报告<text:a xlink:type="simple" xlink:href="https://www.reuters.com/technology/openai-plans-app-store-ai-software-information-2023-06-20/" text:style-name="Internet_20_link" text:visited-style-name="Visited_20_Internet_20_Link">
路透</text:a>
，报道乌克林福姆。</text:p>
      <text:p text:style-name="P4">
Openai首席执行官Sam Altman揭示了潜在的计划，即在与伦敦月份的开发人员会议上创建此类应用程序商店。</text:p>
      <text:p text:style-name="P4">
注意到，这样的应用商店可以与其他客户竞争，这些客户是一些客户和<text:a xlink:type="simple" xlink:href="https://www.ukrinform.ua/tag-tehnologii" text:style-name="Internet_20_link" text:visited-style-name="Visited_20_Internet_20_Link">
技术</text:a>
公司的合作伙伴，包括Salesforce和Microsoft，并帮助OpenAI扩展客户群。</text:p>
      <text:p text:style-name="P4">
<text:span text:style-name="T4">
另请阅读：</text:span>
 <text:a xlink:type="simple" xlink:href="https://www.ukrinform.ua/rubric-technology/3719415-gendirektor-apple-skazav-so-koristuetsa-catbotom-chatgpt.html" text:style-name="Internet_20_link" text:visited-style-name="Visited_20_Internet_20_Link">
苹果首席执行官说changpt</text:a>
如[Ukrinform]报道(https://www.ukrinform.ua/rubric-technology/3714440-eksperimenti-z-upravlinna-stucnim-intelektom-openai-proponue-granti-na-1-miljon.html)Openai Startup表示，它将以100万美元的价格分配10美元的UAH，以100万美元用于进行人工智能法规实验。</text:p>
      <text:p text:style-name="P4">
News Source: <text:a xlink:type="simple" xlink:href="https://www.ukrinform.ua/rubric-technology/3725885-openai-planue-stvoriti-magazin-dodatkiv-dla-produktiv-zi-stucnim-intelektom-zmi.html" text:style-name="Internet_20_link" text:visited-style-name="Visited_20_Internet_20_Link">
https://www.ukrinform.ua/rubric-technology/3725885-openai-planue-stvoriti-magazin-dodatkiv-dla-produktiv-zi-stucnim-intelektom-zmi.html</text:a>
</text:p>
      <!--NEWS-->
      <text:h text:style-name="P10" text:outline-level="1">
<text:span text:style-name="T4">
国家能源效率讲述了伦敦会议的期望</text:span>
</text:h>
      <text:p text:style-name="P4">
作者: Ukrinform (Person)</text:p>
      <text:p text:style-name="P4">
出版商: Укринформ (Organization)</text:p>
      <text:p text:style-name="P4">
出版时间: 2023-06-21T16:34:00+03:00</text:p>
      <text:p text:style-name="P4">
修改时间: 2023-06-21T16:34:00+03:00</text:p>
      <text:p text:style-name="P4">
描述: 乌克兰必须从伦敦恢复乌克兰的会议上返回会议，并采取实践措施来实施能源效率，并了解其融资来源。  - 乌克林。</text:p>
      <text:p text:style-name="P4">
图片: ['<text:a xlink:type="simple" xlink:href="https://static.ukrinform.com/photos/2023_06/thumb_files/630_360_1687353192-209.jpg" text:style-name="Internet_20_link" text:visited-style-name="Visited_20_Internet_20_Link">
630_360_16873...</text:a>
']</text:p>
      <text:p text:style-name="P4">
标签: ['Газ', 'Енергоефективність', 'Енергозбереження', 'Конференція з відбудови у Лондоні']</text:p>
      <text:p text:style-name="P4">
类型: Article</text:p>
      <!--METADATA-->
      <text:p text:style-name="P4">
<draw:frame draw:style-name="fr1" draw:name="Image81" text:anchor-type="as-char" svg:width="6.9236in" svg:height="3.956343in" draw:z-index="0">
<draw:image xlink:href="../Images/yкринформ/2023-06-21T16-34-00-03-00/630_360_1687353192-209.jpg" xlink:type="simple" xlink:show="embed" xlink:actuate="onLoad" draw:mime-type="image/jpeg"/>
</draw:frame>
乌克兰从伦敦恢复乌克兰的会议上返回，以了解能源效率的著名实用措施，以理解其融资来源。</text:p>
      <text:p text:style-name="P4">
这是由国家能源效率局长在乌克兰媒体中心(乌克兰 - 乌克兰(Ukrinform)的简报中)指出的。</text:p>
      <text:p text:style-name="P4">
“迄今<text:a xlink:type="simple" xlink:href="https://www.ukrinform.ua/tag-energoefektivnist" text:style-name="Internet_20_link" text:visited-style-name="Visited_20_Internet_20_Link">
能源</text:a>
下一个冬季的正面和准备工作是优先的。 因此，所有国家都准备加入这一目标，因此我们将研究国家委员会的国外代表如何对我们的建议做出回应，并了解我们将从本次会议中返回。 我希望，通过已经制定了大量的实践措施，并了解我们国家以不同方向分配的财务状况的了解。” Zamazieva说。</text:p>
      <text:p text:style-name="P4">
<text:span text:style-name="T4">
另请阅读：</text:span>
 <text:a xlink:type="simple" xlink:href="https://www.ukrinform.ua/rubric-vidbudova/3725287-londonska-konferencia-vidkrie-perspektivu-svidkogo-vidnovlenna-dla-ukraini-posol-cencov.html" text:style-name="Internet_20_link" text:visited-style-name="Visited_20_Internet_20_Link">
<text:span text:style-name="T4">
伦敦</text:span>
 <text:span text:style-name="T4">
会议</text:span>
 <text:span text:style-name="T4">
 </text:span>
打开<text:span text:style-name="T4">
<text:span text:style-name="T5">
*透视</text:span>
* </text:span>
快速<text:span text:style-name="T4">
 </text:span>
 <text:span text:style-name="T4">
恢复</text:span>
 <text:span text:style-name="T4">
 </text:span>
 <text:span text:style-name="T4">
 </text:span>
 <text:span text:style-name="T4">
 </text:span>
 <text:span text:style-name="T4">
 </text:span>
 <text:span text:style-name="T4">
 </text:span>
乌克兰<text:span text:style-name="T4">
 </text:span>
  -  <text:span text:style-name="T4">
  - </text:span>
大使<text:span text:style-name="T4">
** chentsov </text:span>
</text:a>
根据她的说法，对乌克兰以及其他国家或对俄罗斯天然气的依赖而言，能源独立性问题仍然尤为重要。 乌克兰应该永远放弃新芽气，所以今天我们谈论的是替代类型的燃料tasintetic气体。</text:p>
      <text:p text:style-name="P4">
乌克兰将成为欧洲供应合成气体的供应和生产的战略合作伙伴。 为此，我们需要致力于巧合。 我希望我国的生物甲烷出口问题将更加活跃。 特别是，在这次会议上，我们已经在讨论更多步骤，以认识到欧盟中生物甲烷起源的保证，”国家能源效率负责人。</text:p>
      <text:p text:style-name="P4">
据报道，在国际会议URC23上(乌克兰改革会议)6月21日至22日在伦敦举行的<text:a xlink:type="simple" xlink:href="https://www.ukrinform.ua/rubric-vidbudova/3725670-u-londoni-pocinaetsa-miznarodna-konferencia-z-vidnovlenna-ukraini.html" text:style-name="Internet_20_link" text:visited-style-name="Visited_20_Internet_20_Link">
乌克兰将提出需求和优先计划</text:a>
长期形成和现代化的战后恢复和策略。</text:p>
      <text:p text:style-name="P4">
News Source: <text:a xlink:type="simple" xlink:href="https://www.ukrinform.ua/rubric-vidbudova/3725883-u-derzenergoefektivnosti-rozpovili-pro-ocikuvanna-vid-konferencii-v-londoni.html" text:style-name="Internet_20_link" text:visited-style-name="Visited_20_Internet_20_Link">
https://www.ukrinform.ua/rubric-vidbudova/3725883-u-derzenergoefektivnosti-rozpovili-pro-ocikuvanna-vid-konferencii-v-londoni.html</text:a>
</text:p>
      <!--NEWS-->
      <text:h text:style-name="P10" text:outline-level="1">
<text:span text:style-name="T4">
在塔林，举行了有关乌克兰文化和历史的表演的首映式</text:span>
</text:h>
      <text:p text:style-name="P4">
作者: Ukrinform (Person)</text:p>
      <text:p text:style-name="P4">
出版商: Укринформ (Organization)</text:p>
      <text:p text:style-name="P4">
出版时间: 2023-06-21T16:35:00+03:00</text:p>
      <text:p text:style-name="P4">
修改时间: 2023-06-21T16:35:00+03:00</text:p>
      <text:p text:style-name="P4">
描述: 原始表演的首映“在他人的公寓里度假。 我们开设了乌克兰”，由爱沙尼亚音乐学院和戏剧学院的学生在LMB的控制下在乌克兰侨民的代表的帮助下编写。  - 乌克林。</text:p>
      <text:p text:style-name="P4">
图片: ['<text:a xlink:type="simple" xlink:href="https://static.ukrinform.com/photos/2023_06/thumb_files/630_360_1687356200-949.png" text:style-name="Internet_20_link" text:visited-style-name="Visited_20_Internet_20_Link">
630_360_16873...</text:a>
', '<text:a xlink:type="simple" xlink:href="https://static.ukrinform.com/photos/2023_06/1687354422-347.png" text:style-name="Internet_20_link" text:visited-style-name="Visited_20_Internet_20_Link">
1687354422-34...</text:a>
', '<text:a xlink:type="simple" xlink:href="https://static.ukrinform.com/photos/2023_06/1687354442-194.png" text:style-name="Internet_20_link" text:visited-style-name="Visited_20_Internet_20_Link">
1687354442-19...</text:a>
', '<text:a xlink:type="simple" xlink:href="https://static.ukrinform.com/photos/2023_06/1687354455-844.png" text:style-name="Internet_20_link" text:visited-style-name="Visited_20_Internet_20_Link">
1687354455-84...</text:a>
', '<text:a xlink:type="simple" xlink:href="https://static.ukrinform.com/photos/2023_06/1687354478-385.png" text:style-name="Internet_20_link" text:visited-style-name="Visited_20_Internet_20_Link">
1687354478-38...</text:a>
', '<text:a xlink:type="simple" xlink:href="https://static.ukrinform.com/photos/2023_06/1687354502-390.png" text:style-name="Internet_20_link" text:visited-style-name="Visited_20_Internet_20_Link">
1687354502-39...</text:a>
']</text:p>
      <text:p text:style-name="P4">
标签: ['Діаспора', 'Естонія', 'Культура', 'Театр', 'Вистава']</text:p>
      <text:p text:style-name="P4">
类型: Article</text:p>
      <!--METADATA-->
      <text:p text:style-name="P4">
<draw:frame draw:style-name="fr1" draw:name="Image82" text:anchor-type="as-char" svg:width="6.9236in" svg:height="3.956343in" draw:z-index="0">
<draw:image xlink:href="../Images/yкринформ/2023-06-21T16-35-00-03-00/630_360_1687356200-949.png" xlink:type="simple" xlink:show="embed" xlink:actuate="onLoad" draw:mime-type="image/png"/>
</draw:frame>
在Capitanton，原始表演的首映式“鸡肉公寓的假期成功于6月18日至20日举行。 我们开设了乌克兰”，由爱沙尼亚音乐学院和戏剧学院的学生在LMB的控制下在乌克兰侨民的代表的帮助下编写。</text:p>
      <text:p text:style-name="P4">
这是乌克利福通讯员的报道。</text:p>
      <text:p text:style-name="P4">
<draw:frame draw:style-name="fr1" draw:name="Image83" text:anchor-type="as-char" svg:width="6.9236in" svg:height="5.1927in" draw:z-index="0">
<draw:image xlink:href="../Images/yкринформ/2023-06-21T16-35-00-03-00/1687354422-347.png" xlink:type="simple" xlink:show="embed" xlink:actuate="onLoad" draw:mime-type="image/png"/>
</draw:frame>
“我是这一主要表现的顾问，其作者和参与者是精心准备的。 这就是为什么我首先就乌克兰文学的评论演讲。 然后，目前有一项关于历史和文学的建议，并为乌克兰沃莫夫(Ukrainian Vomov)提供了帮助，并为文本提供了一些小补充。</text:p>
      <text:p text:style-name="P4">
<draw:frame draw:style-name="fr1" draw:name="Image84" text:anchor-type="as-char" svg:width="6.9236in" svg:height="5.1927in" draw:z-index="0">
<draw:image xlink:href="../Images/yкринформ/2023-06-21T16-35-00-03-00/1687354442-194.png" xlink:type="simple" xlink:show="embed" xlink:actuate="onLoad" draw:mime-type="image/png"/>
</draw:frame>
乌克兰的另一位激进主义者诗人是地道的乌克兰歌曲艾琳·彼得森·帕卢克(Irene Peterson-Pauluk)的表演者，参与了表演的准备。 她选择了乌克兰歌曲和一些爱沙尼亚人的翻译。</text:p>
      <text:p text:style-name="P4">
<draw:frame draw:style-name="fr1" draw:name="Image85" text:anchor-type="as-char" svg:width="6.9236in" svg:height="5.1927in" draw:z-index="0">
<draw:image xlink:href="../Images/yкринформ/2023-06-21T16-35-00-03-00/1687354455-844.png" xlink:type="simple" xlink:show="embed" xlink:actuate="onLoad" draw:mime-type="image/png"/>
</draw:frame>
“这是通过被裁定要看到的艺术的最佳游览。 年轻的演员在我们长时间的时间内告诉Pro -ukraine两个半小时。 同时，与俄罗斯帝国解释不同的正确口音。 结合真诚和受启发的表演，实际上是令人难以置信的和应有的!</text:p>
      <text:p text:style-name="P4">
<draw:frame draw:style-name="fr1" draw:name="Image86" text:anchor-type="as-char" svg:width="6.9236in" svg:height="5.1927in" draw:z-index="0">
<draw:image xlink:href="../Images/yкринформ/2023-06-21T16-35-00-03-00/1687354478-385.png" xlink:type="simple" xlink:show="embed" xlink:actuate="onLoad" draw:mime-type="image/png"/>
</draw:frame>
<draw:frame draw:style-name="fr1" draw:name="Image87" text:anchor-type="as-char" svg:width="6.9236in" svg:height="5.1927in" draw:z-index="0">
<draw:image xlink:href="../Images/yкринформ/2023-06-21T16-35-00-03-00/1687354502-390.png" xlink:type="simple" xlink:show="embed" xlink:actuate="onLoad" draw:mime-type="image/png"/>
</draw:frame>
正如乌克林福姆报道的那样，乌克兰社区负责人<text:a xlink:type="simple" xlink:href="https://www.ukrinform.ua/rubric-diaspora/3724939-kerivniki-ukrainskih-gromad-zustrilisa-z-predstavnikami-fondu-integracii-estonii.html" text:style-name="Internet_20_link" text:visited-style-name="Visited_20_Internet_20_Link">
Met</text:a>
爱沙尼亚整合基金会。</text:p>
      <text:p text:style-name="P4">
<text:span text:style-name="T5">
foto和视频：Vera Konik和Lilia Ivanchenko</text:span>
</text:p>
      <text:p text:style-name="P4">
News Source: <text:a xlink:type="simple" xlink:href="https://www.ukrinform.ua/rubric-diaspora/3725884-u-tallinni-projsla-premera-vistavi-pro-ukrainsku-kulturu-j-istoriu.html" text:style-name="Internet_20_link" text:visited-style-name="Visited_20_Internet_20_Link">
https://www.ukrinform.ua/rubric-diaspora/3725884-u-tallinni-projsla-premera-vistavi-pro-ukrainsku-kulturu-j-istoriu.html</text:a>
</text:p>
      <!--NEWS-->
      <text:h text:style-name="P10" text:outline-level="1">
<text:span text:style-name="T4">
印度的异常热量：死亡人数超过了一百个</text:span>
</text:h>
      <text:p text:style-name="P4">
作者: Ukrinform (Person)</text:p>
      <text:p text:style-name="P4">
出版商: Укринформ (Organization)</text:p>
      <text:p text:style-name="P4">
出版时间: 2023-06-21T16:35:36+03:00</text:p>
      <text:p text:style-name="P4">
修改时间: 2023-06-21T16:35:36+03:00</text:p>
      <text:p text:style-name="P4">
描述: 由于炎热，在北方邦和比喀尔州，已经有170人死亡。  - 乌克林。</text:p>
      <text:p text:style-name="P4">
图片: ['<text:a xlink:type="simple" xlink:href="https://static.ukrinform.com/photos/2023_06/thumb_files/630_360_1686994563-358.jpg" text:style-name="Internet_20_link" text:visited-style-name="Visited_20_Internet_20_Link">
630_360_16869...</text:a>
']</text:p>
      <text:p text:style-name="P4">
标签: ['Індія', 'Спека']</text:p>
      <text:p text:style-name="P4">
类型: Article</text:p>
      <!--METADATA-->
      <text:p text:style-name="P4">
<draw:frame draw:style-name="fr1" draw:name="Image88" text:anchor-type="as-char" svg:width="6.9236in" svg:height="3.956343in" draw:z-index="0">
<draw:image xlink:href="../Images/yкринформ/2023-06-21T16-35-36-03-00/630_360_1686994563-358.jpg" xlink:type="simple" xlink:show="embed" xlink:actuate="onLoad" draw:mime-type="image/jpeg"/>
</draw:frame>
在印度北方邦和Bichar的印度州已经死亡，大约有160人死亡。</text:p>
      <text:p text:style-name="P4">
正如乌克林福姆报道的那样，它报告了<text:a xlink:type="simple" xlink:href="https://www.euronews.com/green/2023/06/20/morgues-full-and-hospitals-overwhelmed-as-indias-heatwave-death-toll-hits-170" text:style-name="Internet_20_link" text:visited-style-name="Visited_20_Internet_20_Link">
Euronews</text:a>
。</text:p>
      <text:p text:style-name="P4">
根据气象部<text:a xlink:type="simple" xlink:href="https://www.ukrinform.ua/tag-india" text:style-name="Internet_20_link" text:visited-style-name="Visited_20_Internet_20_Link">
印度</text:a>
 (IMD)，在本月初，某些地区的温度达到43.5°C。</text:p>
      <text:p text:style-name="P4">
据报道，该国的医院很拥挤，寄予碎片。</text:p>
      <text:p text:style-name="P4">
<text:span text:style-name="T4">
另请阅读：</text:span>
 [在<text:span text:style-name="T4">
印度</text:span>
发布高级官员，因为(https://www.ukrinform.ua/rubric-world/3724779-v-indii-zvilnili-visokoposadovca-cerez-zaavu-pro-smerti-vid-anomalnoi-speki.html)地面上的官员发现致命案件的确切数量，其中有多少人直接由高温引起。</text:p>
      <text:p text:style-name="P4">
正如乌克林福姆报道的那样，由于印度形北方邦和比哈尔邦的高温<text:a xlink:type="simple" xlink:href="https://www.ukrinform.ua/rubric-world/3724604-anomalna-speka-v-indii-kilkist-zagiblih-nablizilasa-do-sotni.html" text:style-name="Internet_20_link" text:visited-style-name="Visited_20_Internet_20_Link">
98人被杀</text:a>
 .</text:p>
      <text:p text:style-name="P4">
News Source: <text:a xlink:type="simple" xlink:href="https://www.ukrinform.ua/rubric-world/3725888-anomalna-speka-v-indii-kilkist-zagiblih-perevisila-pivtori-sotni.html" text:style-name="Internet_20_link" text:visited-style-name="Visited_20_Internet_20_Link">
https://www.ukrinform.ua/rubric-world/3725888-anomalna-speka-v-indii-kilkist-zagiblih-perevisila-pivtori-sotni.html</text:a>
</text:p>
      <!--NEWS-->
      <text:h text:style-name="P10" text:outline-level="1">
<text:span text:style-name="T4">
第一个联赛的下一个赛季将参加20支球队</text:span>
</text:h>
      <text:p text:style-name="P4">
作者: Ukrinform (Person)</text:p>
      <text:p text:style-name="P4">
出版商: Укринформ (Organization)</text:p>
      <text:p text:style-name="P4">
出版时间: 2023-06-21T16:36:44+03:00</text:p>
      <text:p text:style-name="P4">
修改时间: 2023-06-21T16:36:44+03:00</text:p>
      <text:p text:style-name="P4">
描述: 下个赛季，20个俱乐部将参加第一联盟。  - 乌克林。</text:p>
      <text:p text:style-name="P4">
图片: ['<text:a xlink:type="simple" xlink:href="https://static.ukrinform.com/photos/2023_06/thumb_files/630_360_1687354445-927.jpg" text:style-name="Internet_20_link" text:visited-style-name="Visited_20_Internet_20_Link">
630_360_16873...</text:a>
']</text:p>
      <text:p text:style-name="P4">
标签: ['Футбол', 'перша ліга']</text:p>
      <text:p text:style-name="P4">
类型: Article</text:p>
      <!--METADATA-->
      <text:p text:style-name="P4">
<draw:frame draw:style-name="fr1" draw:name="Image89" text:anchor-type="as-char" svg:width="6.9236in" svg:height="3.956343in" draw:z-index="0">
<draw:image xlink:href="../Images/yкринформ/2023-06-21T16-36-44-03-00/630_360_1687354445-927.jpg" xlink:type="simple" xlink:show="embed" xlink:actuate="onLoad" draw:mime-type="image/jpeg"/>
</draw:frame>
在第一个赛季，有20个俱乐部将参加第一联盟。</text:p>
      <text:p text:style-name="P4">
据报道<text:a xlink:type="simple" xlink:href="https://sportarena.com/uk/footboll/ukraina-pervaya-liga/u-novomu-sezoni-pershoyi-ligi-zigrayut-20-klubiv/" text:style-name="Internet_20_link" text:visited-style-name="Visited_20_Internet_20_Link">
体育竞技场</text:a>
，报道乌克林福姆。</text:p>
      <text:p text:style-name="P4">
计划将团队分为两组10支球队。</text:p>
      <text:p text:style-name="P4">
在第二局中，乌克兰司将“ Podilla”，“左岸”，“ Victoria”和“ Agrobusiness”返回。 最有可能的是，它将保留在FSC“ Mariupol”的第一联盟中，该联赛在季后赛中被Khust所取代。</text:p>
      <text:p text:style-name="P4">
参与者名单中没有“ LVIV”。 据报道，俱乐部停止了。</text:p>
      <text:p text:style-name="P4">
参赛者名单</text:p>
      <text:p text:style-name="P4">
第一联盟</text:p>
      <text:p text:style-name="P4">
A组：农业综合企业(Volochysk)，布科维纳(切尔尼维斯)，中心(Kamianets-Podilskyi)，喀尔巴阡山脉(利沃夫)，金属主义者(哈尔基夫)。级别(ternopil)。级别(布佐瓦)，Podilla(Khmelnytskyi)，喀尔巴阡山脉(ivano-frankivsk)，Khust。</text:p>
      <text:p text:style-name="P4">
B组：维多利亚(Sumy)，Minek-Sport(Horishni平滑)，Dinaz(Vyshgorod)，ingulets(彼得罗娃)，弗林特(Kremenchuk)，FSC Mariupol(mariupol)，Metalurg(Zaporizhzhia)，波尔塔瓦，左岸(基辅)，切尼希夫。</text:p>
      <text:p text:style-name="P4">
第二个联赛：广大(mykolaiv)，友谊(隐晦)，PFK Zvyagel，Kremin-2(Kremenchuk)，Kudrovka，机车(基辅)，Metalurg-2(Zaporizhzhia)。级别(Vinnitsa)，真正的农场(odesa)，比例1911(Stryi)，trostyanets，海鸥(Petropavlovskaya Borschagivka)， 破坏(塔拉西夫卡).</text:p>
      <text:p text:style-name="P4">
Матчі першого етапу пройдуть у два кола за круговою системою. За результатамипершого етапу команди, які посіли з першого по п’яте місця груп А та Б,формують «Чемпіонську» групу за вихід в УПЛ з урахуванням показників (眼镜，头)比赛中的第一阶段(第一至第五位的团队). У новійгрупі визначаються позиції з першої по десяту у змаганнях Першої ліги.</text:p>
      <text:p text:style-name="P4">
За результатами першого етапу команди, які посіли шосте-десяте місця груп А таБ формують групу "На вибуття" за право залишитися в дивізіоні з урахуваннямпоказників (眼镜，头)比赛中的第一阶段(排名第六的球队).</text:p>
      <text:p text:style-name="P4">
На другому етапі команди групи А проводять матчі лише з командами групи Б удва кола за круговою системою – по одному матчу на своєму полі та полісуперника. Господарі перших матчів визначаться окремим жеребкуванням.</text:p>
      <text:p text:style-name="P4">
<text:span text:style-name="T4">
Читайте також:</text:span>
 <text:a xlink:type="simple" xlink:href="https://www.ukrinform.ua/rubric-sports/3725809-vorskla-diznalasa-potencijnih-supernikiv-u-drugomu-raundi-vidboru-lk-uefa.html" text:style-name="Internet_20_link" text:visited-style-name="Visited_20_Internet_20_Link">
 «Ворскла» дізналася потенційних суперників у другомураунді відбору ЛК УЄФА </text:a>
</text:p>
      <text:p text:style-name="P4">
照片：facebook.com/fcab.com.ua</text:p>
      <text:p text:style-name="P4">
News Source: <text:a xlink:type="simple" xlink:href="https://www.ukrinform.ua/rubric-sports/3725891-v-nastupnomu-sezoni-persoi-ligi-gratimut-20-komand.html" text:style-name="Internet_20_link" text:visited-style-name="Visited_20_Internet_20_Link">
https://www.ukrinform.ua/rubric-sports/3725891-v-nastupnomu-sezoni-persoi-ligi-gratimut-20-komand.html</text:a>
</text:p>
      <!--NEWS-->
      <text:h text:style-name="P10" text:outline-level="1">
<text:span text:style-name="T4">
在基洛沃拉德（Kirovohrad</text:span>
</text:h>
      <text:p text:style-name="P4">
作者: Ukrinform (Person)</text:p>
      <text:p text:style-name="P4">
出版商: Укринформ (Organization)</text:p>
      <text:p text:style-name="P4">
出版时间: 2023-06-21T16:38:23+03:00</text:p>
      <text:p text:style-name="P4">
修改时间: 2023-06-21T16:38:23+03:00</text:p>
      <text:p text:style-name="P4">
描述: 在基洛维格拉德地区，音乐会，迪斯科舞厅，表演，专业和业余团体的表演，博览会，餐饮场所的工作，22:00之后的体育赛事被禁止。  - 乌克林。</text:p>
      <text:p text:style-name="P4">
图片: ['<text:a xlink:type="simple" xlink:href="https://static.ukrinform.com/photos/2023_06/thumb_files/630_360_1687354692-680.jpg" text:style-name="Internet_20_link" text:visited-style-name="Visited_20_Internet_20_Link">
630_360_16873...</text:a>
']</text:p>
      <text:p text:style-name="P4">
标签: ['Кіровоградщина', 'Харчування', 'Комендантська година']</text:p>
      <text:p text:style-name="P4">
类型: Article</text:p>
      <!--METADATA-->
      <text:p text:style-name="P4">
<draw:frame draw:style-name="fr1" draw:name="Image90" text:anchor-type="as-char" svg:width="6.9236in" svg:height="3.956343in" draw:z-index="0">
<draw:image xlink:href="../Images/yкринформ/2023-06-21T16-38-23-03-00/630_360_1687354692-680.jpg" xlink:type="simple" xlink:show="embed" xlink:actuate="onLoad" draw:mime-type="image/jpeg"/>
</draw:frame>
Nakirovograd地区禁止音乐会，迪斯科舞厅，表演，专业和业余团体的表演，博览会，公共角色机构的工作，22:00之后的体育赛事。</text:p>
      <text:p text:style-name="P4">
根据乌克林福姆(Ukrinform)的说法，Kirovograd Ova Andriyrikovich的负责人在[Telegram中报道了它。 这是给出的(https://t.me/kirovogradskaODA/5825)“该地区国防地区的下一个决定涉及基洛维格拉德地区国家状况的其他措施。 应该强调的是，自戒严以来，他们中的大多数人已经有效。 特别是宵禁。 嗜睡性和检查结果，执法突袭，对公共空间的分析以及社交网络的内容被迫激活特定立场。 这个决定禁止娱乐性。这些音乐会，迪斯科舞厅，表演，专业和业余团体，博览会，体育比赛，甚至慈善机构的表演。 以及22:00之后的餐饮，贸易，酒吧，咖啡馆的工作工作。 所有机构都应关闭，”  - 雷科维奇的参考。</text:p>
      <text:p text:style-name="P4">
<text:span text:style-name="T4">
另请阅读：</text:span>
 [在尼科波尔区的某些社区将改变宵禁的抵抗]](https://www.ukrinform.ua/rubric-regions/3724907-u-deakih-gromadah-nikopolskogo-rajonu-zminitsa-trivalist-komendantskoi-godini.html)还指出，将禁止在关键基础设施，军事零件，军事设备附近的地方进行视频拍摄和拍照，在线广播。</text:p>
      <text:p text:style-name="P4">
理事会<text:a xlink:type="simple" xlink:href="https://www.ukrinform.ua/tag-oborona" text:style-name="Internet_20_link" text:visited-style-name="Visited_20_Internet_20_Link">
国防</text:a>
地区军事行政部门，地方当局，执法机构和相关军事成立的领域，以确保遵守已建立的政权。</text:p>
      <text:p text:style-name="P4">
*!(https://www.ukrinform.ua/rubric-regions/3724811-u-hersoni-pisla-trivaloi-komendantskoi-godini-vidkrili-proizd-u-mikrorajon-ostriv.html)该地区的宵禁从23:00有效。</text:p>
      <text:p text:style-name="P4">
News Source: <text:a xlink:type="simple" xlink:href="https://www.ukrinform.ua/rubric-regions/3725892-na-kirovogradsini-zaboronili-masovi-zahodi-ta-robotu-zakladiv-harcuvanna-pisla-2200.html" text:style-name="Internet_20_link" text:visited-style-name="Visited_20_Internet_20_Link">
https://www.ukrinform.ua/rubric-regions/3725892-na-kirovogradsini-zaboronili-masovi-zahodi-ta-robotu-zakladiv-harcuvanna-pisla-2200.html</text:a>
</text:p>
      <!--NEWS-->
      <text:h text:style-name="P10" text:outline-level="1">
<text:span text:style-name="T4">
在土耳其，伊斯坦布尔护卫舰在水上被降低</text:span>
</text:h>
      <text:p text:style-name="P4">
作者: Ukrinform (Person)</text:p>
      <text:p text:style-name="P4">
出版商: Укринформ (Organization)</text:p>
      <text:p text:style-name="P4">
出版时间: 2023-06-21T16:39:00+03:00</text:p>
      <text:p text:style-name="P4">
修改时间: 2023-06-21T16:39:00+03:00</text:p>
      <text:p text:style-name="P4">
描述: 在土耳其，伊斯坦布尔护卫舰建于水上，这是使用最新技术建造的。  - 乌克林。</text:p>
      <text:p text:style-name="P4">
图片: ['<text:a xlink:type="simple" xlink:href="https://static.ukrinform.com/photos/2023_06/thumb_files/630_360_1687354414-678.jpg" text:style-name="Internet_20_link" text:visited-style-name="Visited_20_Internet_20_Link">
630_360_16873...</text:a>
']</text:p>
      <text:p text:style-name="P4">
标签: ['Корабель', 'Туреччина', 'Флот']</text:p>
      <text:p text:style-name="P4">
类型: Article</text:p>
      <!--METADATA-->
      <text:p text:style-name="P4">
<draw:frame draw:style-name="fr1" draw:name="Image91" text:anchor-type="as-char" svg:width="6.9236in" svg:height="3.956343in" draw:z-index="0">
<draw:image xlink:href="../Images/yкринформ/2023-06-21T16-39-00-03-00/630_360_1687354414-678.jpg" xlink:type="simple" xlink:show="embed" xlink:actuate="onLoad" draw:mime-type="image/jpeg"/>
</draw:frame>
羊毛是由护卫舰“伊斯坦布尔”建造的，该护卫舰是使用壁画技术建造的。</text:p>
      <text:p text:style-name="P4">
关于IT报告[土耳其国防部(https://twitter.com/tcsavunma/status/1671149080574332933?s=46&amp;t=dp-5xCG1Z4cdb5DeqlGO0w)，乌克林通讯员报告。</text:p>
      <text:p text:style-name="P4">
“土耳其国旗是在[护卫舰]上庄严举起的(https://www.ukrinform.ua/tag-korabel)伊斯坦布尔是由Nadombul造船厂建造的，并且已经开始了接待试验。”</text:p>
      <text:p text:style-name="Quotations">

<text:p text:style-name="P4">
icastanbul tersanesikomutanlıdaindainsa insa edilmekte olan olan icastanbulfırkateynine，&gt;
törenleTürrkaBayrakbayrax bayrka toka edildi vers lkksşeraineCississiscistumisCISSISECISISISCIASICICıkıkılarakden。 <text:a xlink:type="simple" xlink:href="https://twitter.com/hashtag/Mill%C3%AESavunmaBakanl%C4%B1%C4%9F%C4%B1" text:style-name="Internet_20_link" text:visited-style-name="Visited_20_Internet_20_Link">
#Millîsavunmabakanlığı&gt;
</text:a>
&gt;
 <text:a xlink:type="simple" xlink:href="https://t.co/6NVk4VyPz6" text:style-name="Internet_20_link" text:visited-style-name="Visited_20_Internet_20_Link">
pic.twitter.com/6nvk4vypz6</text:a>
&gt;
&gt;
 -T.C。 国防部(@tcsavunma)<text:a xlink:type="simple" xlink:href="https://twitter.com/tcsavunma/status/1671149080574332933" text:style-name="Internet_20_link" text:visited-style-name="Visited_20_Internet_20_Link">
2023年6月20日&gt;
</text:a>
预计护卫舰将成为今年土耳其海军的一部分。</text:p>

</text:p>
      <text:p text:style-name="P4">
根据出版物<text:a xlink:type="simple" xlink:href="https://www.denizhaber.net/mobi/news_detail.php" text:style-name="Internet_20_link" text:visited-style-name="Visited_20_Internet_20_Link">
Deniz Haber</text:a>
，伊斯坦布尔护卫舰上使用了国家医疗军事技术。</text:p>
      <text:p text:style-name="P4">
*!(https://www.ukrinform.ua/rubric-technology/3723254-kompania-baykar-provela-uspisni-strilbi-z-bezpilotnika-akinci.html)如<text:a xlink:type="simple" xlink:href="https://www.ukrinform.ua/amp/rubric-world/3694057-u-tureccini-postavili-na-ozbroenna-persij-u-sviti-korabel-dla-vikoristanna-udarnih-bpla.html" text:style-name="Internet_20_link" text:visited-style-name="Visited_20_Internet_20_Link">
报道</text:a>
，在四月份，在土耳其，为TCG Anadolu的武器提供了新的旗舰。 世界上第一个用于脱位和使用无人机的军舰。</text:p>
      <text:p text:style-name="P4">
<text:span text:style-name="T5">
foto：国防部土耳其</text:span>
</text:p>
      <text:p text:style-name="P4">
News Source: <text:a xlink:type="simple" xlink:href="https://www.ukrinform.ua/rubric-world/3725893-u-tureccini-spustili-na-vodu-fregat-stambul.html" text:style-name="Internet_20_link" text:visited-style-name="Visited_20_Internet_20_Link">
https://www.ukrinform.ua/rubric-world/3725893-u-tureccini-spustili-na-vodu-fregat-stambul.html</text:a>
</text:p>
      <!--NEWS-->
      <text:h text:style-name="P10" text:outline-level="1">
<text:span text:style-name="T4">
纳布计划使用人工智能-Krivonos</text:span>
</text:h>
      <text:p text:style-name="P4">
作者: Ukrinform (Person)</text:p>
      <text:p text:style-name="P4">
出版商: Укринформ (Organization)</text:p>
      <text:p text:style-name="P4">
出版时间: 2023-06-21T16:46:00+03:00</text:p>
      <text:p text:style-name="P4">
修改时间: 2023-06-21T16:46:00+03:00</text:p>
      <text:p text:style-name="P4">
描述: 纳布计划在刑事调查中使用人工智能。 技术将有助于分析数据范围和跟踪关系。  - 乌克林。</text:p>
      <text:p text:style-name="P4">
图片: ['<text:a xlink:type="simple" xlink:href="https://static.ukrinform.com/photos/2023_06/thumb_files/630_360_1687277315-731.jpg" text:style-name="Internet_20_link" text:visited-style-name="Visited_20_Internet_20_Link">
630_360_16872...</text:a>
']</text:p>
      <text:p text:style-name="P4">
标签: ['IT-технології', 'НАБУ', 'Штучний інтелект', 'Кривонос', 'Цифровізація']</text:p>
      <text:p text:style-name="P4">
类型: Article</text:p>
      <!--METADATA-->
      <text:p text:style-name="P4">
<draw:frame draw:style-name="fr1" draw:name="Image93" text:anchor-type="as-char" svg:width="6.9236in" svg:height="3.956343in" draw:z-index="0">
<draw:image xlink:href="../Images/yкринформ/2023-06-21T16-46-00-03-00/630_360_1687277315-731.jpg" xlink:type="simple" xlink:show="embed" xlink:actuate="onLoad" draw:mime-type="image/jpeg"/>
</draw:frame>
它在调查刑法中生产人工智能的使用。 该技术将有助于分析数据范围和跟踪通信。</text:p>
      <text:p text:style-name="P4">
这是Nabu Semen Krivonos的报道<text:a xlink:type="simple" xlink:href="https://www.ukrinform.ua/rubric-economy/3725452-semen-krivonos-direktor-nacionalnogo-antikorupcijnogo-buro.html" text:style-name="Internet_20_link" text:visited-style-name="Visited_20_Internet_20_Link">
在接受Ukrinform的采访时</text:a>
 <text:a xlink:type="simple" xlink:href="https://www.ukrinform.ua/rubric-economy/3725452-semen-krivonos-direktor-nacionalnogo-antikorupcijnogo-buro.html" text:style-name="Internet_20_link" text:visited-style-name="Visited_20_Internet_20_Link">
 .</text:a>
“我们还有其他数字化计划。 这是技术的引入<text:a xlink:type="simple" xlink:href="https://www.ukrinform.ua/tag-stucnij-intelekt" text:style-name="Internet_20_link" text:visited-style-name="Visited_20_Internet_20_Link">
人工智能</text:a>
，在该局工作中的神经元素及其分析仪器的网络。 该技术能够分析相同的数据范围，突出个人元素和可疑行动。 根据交通分析，授权权，跟踪和建立关系的注册，实时实时系统。 它识别面部，将音频记录到文本中。 仍然 - 她是自学的，”克里沃诺斯说。</text:p>
      <text:p text:style-name="P4">
克里沃诺斯说，该局正在与拥有分析产品的一家公司进行谈判，并且已经在执行其实施的必要项目中进行了谈判。</text:p>
      <text:p text:style-name="P4">
“例如，我设定的开发人员的简单任务之一是“透明”的招标，因为在特定时间段内X公司X公司需要50次购买，而某种分类产品的价格异常膨胀的迹象？ 该公司通过Sidorov拥有Ivanov，而Sidorov则在与盗窃有关的刑事诉讼中进行了了解，获得了非法律利益，他在谈判中有电话号码。 这是数据的数量可以执行人工智能，”他提名。</text:p>
      <text:p text:style-name="P4">
<text:span text:style-name="T4">
另请阅读：</text:span>
 <text:a xlink:type="simple" xlink:href="https://www.ukrinform.ua/rubric-technology/3722612-google-predstaviv-dvi-novi-funkcii-zi-stucnim-intelektom.html" text:style-name="Internet_20_link" text:visited-style-name="Visited_20_Internet_20_Link">
Google呈现了两个新功能<text:span text:style-name="T4">
人工</text:span>
<text:span text:style-name="T4">
智能</text:span>
 ohm</text:a>
根据纳布董事的说法，该局分析师将为该计划设定任务。</text:p>
      <text:p text:style-name="P4">
克里沃诺斯说，在世界范围内，执法机构已经在积极实施人工智能工具，但是“我们希望在此类计划成功使用的国家俱乐部。”</text:p>
      <text:p text:style-name="P4">
他回忆说，一次类似的Palantir计划(也是基于算法)允许Ben Laden。<text:span text:style-name="T4">
另请阅读：</text:span>
 <text:a xlink:type="simple" xlink:href="https://www.ukrinform.ua/rubric-technology/3722920-evroparlament-shvaliv-plan-reguluvanna-stucnogo-intelektu.html" text:style-name="Internet_20_link" text:visited-style-name="Visited_20_Internet_20_Link">
欧洲议会批准了人工智能法规计划</text:a>
“如今，局仍在实施ECASE管理系统。 我们计划完成年度测试和工业运营，并在电子视图中交换Nabu，SAP和Waks之间的所有文件。 我们将偷偷摸摸的例行程序，该系统的部署将释放大量时间。”他说。</text:p>
      <text:p text:style-name="P4">
据报道，Semen Krivonos领导NABU建筑和城市规划局局长，在那里他介绍了建设许可证建设许可证的数字化。</text:p>
      <text:p text:style-name="P4">
News Source: <text:a xlink:type="simple" xlink:href="https://www.ukrinform.ua/rubric-technology/3725894-nabu-planue-vikoristovuvati-u-roboti-stucnij-intelekt-krivonos.html" text:style-name="Internet_20_link" text:visited-style-name="Visited_20_Internet_20_Link">
https://www.ukrinform.ua/rubric-technology/3725894-nabu-planue-vikoristovuvati-u-roboti-stucnij-intelekt-krivonos.html</text:a>
</text:p>
      <!--NEWS-->
      <text:h text:style-name="P10" text:outline-level="1">
<text:span text:style-name="T4">
乌克兰战斗机每天塔夫里斯克方向摧毁了280名入侵者</text:span>
</text:h>
      <text:p text:style-name="P4">
作者: Ukrinform (Person)</text:p>
      <text:p text:style-name="P4">
出版商: Укринформ (Organization)</text:p>
      <text:p text:style-name="P4">
出版时间: 2023-06-21T16:47:57+03:00</text:p>
      <text:p text:style-name="P4">
修改时间: 2023-06-21T16:47:57+03:00</text:p>
      <text:p text:style-name="P4">
描述: 最后一天，在塔夫里斯克（Tavriysk）的方向上，俄罗斯军队的损失达到了280多名入侵者和68架武器和军事装备。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Оборона', 'ЗСУ', 'Війна з Росією']</text:p>
      <text:p text:style-name="P4">
类型: Article</text:p>
      <!--METADATA-->
      <text:p text:style-name="P4">
<draw:frame draw:style-name="fr1" draw:name="Image94" text:anchor-type="as-char" svg:width="6.9236in" svg:height="3.956343in" draw:z-index="0">
<draw:image xlink:href="../Images/yкринформ/2023-06-21T16-47-57-03-00/630_360_1680422407-224.png" xlink:type="simple" xlink:show="embed" xlink:actuate="onLoad" draw:mime-type="image/png"/>
</draw:frame>
俄罗斯军队失去的塔夫里斯克方向的最后一块土地是280多个目标和68架武器和军事装备。</text:p>
      <text:p text:style-name="P4">
在<text:a xlink:type="simple" xlink:href="https://www.facebook.com/PresscentrTavria/videos/1718743025240347/" text:style-name="Internet_20_link" text:visited-style-name="Visited_20_Internet_20_Link">
Facebook</text:a>
乌克林福姆报道说，谢尔什·塔夫里斯基(Tavriysky)方向的国防军中心发言人报道说。</text:p>
      <text:p text:style-name="P4">
“塔夫里伊斯基方向部队的火箭部队和炮兵部队已经完成了1119个火灾任务。在最后一天，有280多名入侵者丧生和受伤。</text:p>
      <text:p text:style-name="P4">
他指定那是大约6个<text:a xlink:type="simple" xlink:href="https://www.ukrinform.ua/tag-tank" text:style-name="Internet_20_link" text:visited-style-name="Visited_20_Internet_20_Link">
坦克</text:a>
，13个BMP单位，25章2C19“ MSTU-C”，4榴弹炮2A65“ MSTA-B”，2个防空摇滚岩体“箭头”，5 Sau 2c5“ hyacint”，2 Sau“ ”。 此外，将三台超级车和奥兰10次无人机销毁。3还销毁了3个敌方弹药存储。</text:p>
      <text:p text:style-name="P4">
*!(https://www.ukrinform.ua/rubric-ato/3725700-sili-oboroni-efektivno-znisuut-rosijskij-desant-na-doneccini-genstab.html)“在过去的24小时内，塔夫里亚国防军最大程度地专注于贝迪安斯克·泰梅利托波尔(Berdyansk Tamelitopol)南部的进攻行动。 每米的乌克兰土地上都有激烈的战斗，即我们的袭击的向量：诺维达尼利夫卡，一个机器人，一个小女孩，柳树，柳树，一个自由田地，自由田地，麦卡罗夫卡。 发言人说：“我们取得了部分成功，我们固定在实现的范围内。”</text:p>
      <text:p text:style-name="P4">
他指出，敌人正试图防止晋升乌克兰军队。</text:p>
      <text:p text:style-name="P4">
同时，在顿涅茨克地区入侵者的东部，他们继续猛烈袭击旗手，试图抓住Marinka并创造了覆盖Avdiivka的条件，Avdiivka的覆盖条件是投资于俄罗斯军队进入顿涅茨克行政边界的战略地区。</text:p>
      <text:p text:style-name="P4">
<text:span text:style-name="T4">
另请阅读：</text:span>
 <text:a xlink:type="simple" xlink:href="https://www.ukrinform.ua/rubric-ato/3725821-vorog-zbilsiv-intensivnist-obstriliv-na-dniprovskomu-napramku-gumenuk.html" text:style-name="Internet_20_link" text:visited-style-name="Visited_20_Internet_20_Link">
敌人增加了对DNIEPER -PRAVMIL -HUMENIUK上的炮击强度</text:a>
发言人说，塔夫里亚(Tavriya)的防守部队在马林卡地区(Marinka Area)牢固地防守，反映了11次敌人的袭击。</text:p>
      <text:p text:style-name="P4">
News Source: <text:a xlink:type="simple" xlink:href="https://www.ukrinform.ua/rubric-ato/3725897-ukrainski-bijci-na-tavrijskomu-napramku-za-dobu-znisili-280-zagarbnikiv.html" text:style-name="Internet_20_link" text:visited-style-name="Visited_20_Internet_20_Link">
https://www.ukrinform.ua/rubric-ato/3725897-ukrainski-bijci-na-tavrijskomu-napramku-za-dobu-znisili-280-zagarbnikiv.html</text:a>
</text:p>
      <!--NEWS-->
      <text:h text:style-name="P10" text:outline-level="1">
<text:span text:style-name="T4">
60个国家 -  Shmigal帮助恢复乌克兰城市和村庄 -</text:span>
</text:h>
      <text:p text:style-name="P4">
作者: Ukrinform (Person)</text:p>
      <text:p text:style-name="P4">
出版商: Укринформ (Organization)</text:p>
      <text:p text:style-name="P4">
出版时间: 2023-06-21T16:53:31+03:00</text:p>
      <text:p text:style-name="P4">
修改时间: 2023-06-21T16:53:31+03:00</text:p>
      <text:p text:style-name="P4">
描述: 已经有60个国家可以帮助乌克兰城市，定居点和村庄恢复。  - 乌克林。</text:p>
      <text:p text:style-name="P4">
图片: ['<text:a xlink:type="simple" xlink:href="https://static.ukrinform.com/photos/2023_06/thumb_files/630_360_1687355013-761.jpg" text:style-name="Internet_20_link" text:visited-style-name="Visited_20_Internet_20_Link">
630_360_16873...</text:a>
']</text:p>
      <text:p text:style-name="P4">
标签: ['Шмигаль', 'Відбудова', 'Відновлення України', 'Конференція з відбудови у Лондоні']</text:p>
      <text:p text:style-name="P4">
类型: Article</text:p>
      <!--METADATA-->
      <text:p text:style-name="P4">
<draw:frame draw:style-name="fr1" draw:name="Image95" text:anchor-type="as-char" svg:width="6.9236in" svg:height="3.956343in" draw:z-index="0">
<draw:image xlink:href="../Images/yкринформ/2023-06-21T16-53-31-03-00/630_360_1687355013-761.jpg" xlink:type="simple" xlink:show="embed" xlink:actuate="onLoad" draw:mime-type="image/jpeg"/>
</draw:frame>
已经有60个国家可以帮助乌克兰城市，定居点和村庄恢复。</text:p>
      <text:p text:style-name="P4">
总理丹尼斯·施米加尔(Denis Shmigal)在乌克兰代表通讯员的报道中在伦敦举行的乌克兰更新会议上说。</text:p>
      <text:p text:style-name="P4">
[Shmigal]说：“世界上将近60个国家帮助我们的城市，定居点和村庄恢复。(https://www.ukrinform.ua/tag-smigal)。</text:p>
      <text:p text:style-name="P4">
<text:span text:style-name="T4">
另请阅读：</text:span>
 <text:a xlink:type="simple" xlink:href="https://www.ukrinform.ua/rubric-ato/3725798-smigal-prognozue-spravznij-bum-u-virobnictvi-ukrainskoi-zbroi-pisla-vijni.html" text:style-name="Internet_20_link" text:visited-style-name="Visited_20_Internet_20_Link">
<text:span text:style-name="T4">
 shmigal </text:span>
在战后乌克兰武器的生产中预测“真正的繁荣”</text:a>
据他说，有30个国家签署了一份声明，该声明支持该倡议为恢复乌克兰社区的Iregions提供协调的援助。 在这一年中，乌克兰有300多个领土社区缔结了150万个合作伙伴协议。</text:p>
      <text:p text:style-name="P4">
总理称恢复资金来源。 首先，没收俄罗斯的资产，因为俄罗斯必须为被摧毁而付费。其次，重建资金的来源是乌克兰预算的资金，包括从没收俄罗斯资产的资金。 国际合作伙伴联盟的第三个来源，包括国际金融组织。</text:p>
      <text:p text:style-name="P4">
<text:span text:style-name="T4">
另请阅读：</text:span>
 <text:a xlink:type="simple" xlink:href="https://www.ukrinform.ua/rubric-vidbudova/3725806-smigal-ocikuemo-so-na-konferencii-u-londoni-zmozemo-mobilizuvati-dostatno-finansiv.html" text:style-name="Internet_20_link" text:visited-style-name="Visited_20_Internet_20_Link">
<text:span text:style-name="T4">
 Shmigal </text:span>
：我们希望在伦敦主义会议上动员足够的财务状况</text:a>
正如乌克林福姆(Ukrinform)所报道的那样，政府负责人此前曾强调，塔维斯主义在实施与乌克兰tavering重建有关的项目中的透明度将发挥关键作用。</text:p>
      <text:p text:style-name="P4">
News Source: <text:a xlink:type="simple" xlink:href="https://www.ukrinform.ua/rubric-vidbudova/3725900-vidnovitisa-ukrainskim-mistam-ta-selam-dopomagaut-uze-60-krain-smigal.html" text:style-name="Internet_20_link" text:visited-style-name="Visited_20_Internet_20_Link">
https://www.ukrinform.ua/rubric-vidbudova/3725900-vidnovitisa-ukrainskim-mistam-ta-selam-dopomagaut-uze-60-krain-smigal.html</text:a>
</text:p>
      <!--NEWS-->
      <text:h text:style-name="P10" text:outline-level="1">
<text:span text:style-name="T4">
坐在一张桌子上：纳布导演讲述了与yermak的关系</text:span>
</text:h>
      <text:p text:style-name="P4">
作者: Ukrinform (Person)</text:p>
      <text:p text:style-name="P4">
出版商: Укринформ (Organization)</text:p>
      <text:p text:style-name="P4">
出版时间: 2023-06-21T16:54:00+03:00</text:p>
      <text:p text:style-name="P4">
修改时间: 2023-06-21T16:54:00+03:00</text:p>
      <text:p text:style-name="P4">
描述: 国家反腐败局局长克里沃诺斯（Krivonos）保证，他对官员没有影响。  - 乌克林。</text:p>
      <text:p text:style-name="P4">
图片: ['<text:a xlink:type="simple" xlink:href="https://static.ukrinform.com/photos/2023_06/thumb_files/630_360_1687277315-886.jpg" text:style-name="Internet_20_link" text:visited-style-name="Visited_20_Internet_20_Link">
630_360_16872...</text:a>
']</text:p>
      <text:p text:style-name="P4">
标签: ['НАБУ', 'Кривонос', 'Єрмак']</text:p>
      <text:p text:style-name="P4">
类型: Article</text:p>
      <!--METADATA-->
      <text:p text:style-name="P4">
<draw:frame draw:style-name="fr1" draw:name="Image96" text:anchor-type="as-char" svg:width="6.9236in" svg:height="3.956343in" draw:z-index="0">
<draw:image xlink:href="../Images/yкринформ/2023-06-21T16-54-00-03-00/630_360_1687277315-886.jpg" xlink:type="simple" xlink:show="embed" xlink:actuate="onLoad" draw:mime-type="image/jpeg"/>
</draw:frame>
董事 - 国家反腐败局精液Krivonos保证他对官员没有任何影响。</text:p>
      <text:p text:style-name="P4">
他在[采访乌克林福姆]中指出了这一点(https://www.ukrinform.ua/rubric-economy/3725452-semen-krivonos-direktor-nacionalnogo-antikorupcijnogo-buro.html)回答与总统安德里·埃尔马克(Andriy Ermak)办公室负责人的关系的问题。</text:p>
      <text:p text:style-name="P4">
“来自Bug -Subsidy和个人官员的国家反腐败局对我没有影响。 其他一切都是阴谋，这显然是在我尊重的人的职位上，但是...好吧，我们到达这里是什么？” - 他说。</text:p>
      <text:p text:style-name="P4">
“在比赛中我被问到了。我和他在一起(A. <text:a xlink:type="simple" xlink:href="https://www.ukrinform.ua/tag-ermak" text:style-name="Internet_20_link" text:visited-style-name="Visited_20_Internet_20_Link">
yermak</text:a>
- 命令。)确实，他看到了国家改革委员会的会议。 在Diam的负责人当选时，我与Yermak没有个人交流。 当我提出城市规划概念时，我与其他专家和政府成员坐在一张桌子旁。</text:p>
      <text:p text:style-name="P4">
约会后，我和他一起在经合组织工作组的一次会议上与他在一起，没有其他交流。</text:p>
      <text:p text:style-name="P4">
但是独立问题是选择问题。 在俄罗斯对乌克兰的全面加强之后，作为一个国家，我们有选择 - 放弃流产。 我们选择了独立性。”他补充说。</text:p>
      <text:p text:style-name="P4">
克里沃诺斯(Krivonos)还保证，他“有足够的野心和工具来给予任何压力并试图影响纳布独立性。”</text:p>
      <text:p text:style-name="P4">
<text:span text:style-name="T4">
另请阅读：</text:span>
 [克里沃诺斯(Krivonos(https://www.ukrinform.ua/rubric-society/3725757-krivonos-skazav-aki-zlocini-budut-u-prioriteti-nabu.html)同时，他指出，金融和工业团体，当局，政党和个人数字的尝试从未停止影响预审调查的结果。</text:p>
      <text:p text:style-name="P4">
“没有人愿意入狱，没有人愿意接受调查。他想有效地影响像国家 - 英国腐败局这样的结构。 在八年内，这还没有成功，我保证它在七年内不会100％。”他说。</text:p>
      <text:p text:style-name="P4">
据乌克林福姆(Ukrinform)报道，政府任命了克里沃诺斯(Semen Krivonos)为当年纳布6的主任。 在选拔决赛中，他是三名在执法部门工作的候选人之一。</text:p>
      <text:p text:style-name="P4">
在此之前，克里沃诺斯(Krivonos)领导了国家建筑和城市规划局。</text:p>
      <text:p text:style-name="P4">
News Source: <text:a xlink:type="simple" xlink:href="https://www.ukrinform.ua/rubric-polytics/3725899-sidiv-za-odnim-stolom-direktor-nabu-rozpoviv-pro-vidnosini-z-ermakom.html" text:style-name="Internet_20_link" text:visited-style-name="Visited_20_Internet_20_Link">
https://www.ukrinform.ua/rubric-polytics/3725899-sidiv-za-odnim-stolom-direktor-nabu-rozpoviv-pro-vidnosini-z-ermakom.html</text:a>
</text:p>
      <!--NEWS-->
      <text:h text:style-name="P10" text:outline-level="1">
<text:span text:style-name="T4">
国家企业“乌克兰森林”制定了一种行业发展的战略，以吸引投资</text:span>
</text:h>
      <text:p text:style-name="P4">
作者: Ukrinform (Person)</text:p>
      <text:p text:style-name="P4">
出版商: Укринформ (Organization)</text:p>
      <text:p text:style-name="P4">
出版时间: 2023-06-21T16:56:00+03:00</text:p>
      <text:p text:style-name="P4">
修改时间: 2023-06-21T16:56:00+03:00</text:p>
      <text:p text:style-name="P4">
描述: 为了吸引外部投资的创建行业发展战略的工作已经开始在“乌克兰的森林”。  - 乌克林。</text:p>
      <text:p text:style-name="P4">
图片: ['<text:a xlink:type="simple" xlink:href="https://static.ukrinform.com/photos/2023_06/thumb_files/630_360_1686673936-606.jpg" text:style-name="Internet_20_link" text:visited-style-name="Visited_20_Internet_20_Link">
630_360_16866...</text:a>
']</text:p>
      <text:p text:style-name="P4">
标签: ['Інвестиції', 'Ліс', 'Стратегія розвитку']</text:p>
      <text:p text:style-name="P4">
类型: Article</text:p>
      <!--METADATA-->
      <text:p text:style-name="P4">
<draw:frame draw:style-name="fr1" draw:name="Image97" text:anchor-type="as-char" svg:width="6.9236in" svg:height="3.956343in" draw:z-index="0">
<draw:image xlink:href="../Images/yкринформ/2023-06-21T16-56-00-03-00/630_360_1686673936-606.jpg" xlink:type="simple" xlink:show="embed" xlink:actuate="onLoad" draw:mime-type="image/jpeg"/>
</draw:frame>
为了制定行业发展战略的创建，以便在Lisyukin进行外部投资。</text:p>
      <text:p text:style-name="P4">
根据乌克林福姆的说法，国家企业的新闻服务在[Facebook]报告(https://www.facebook.com/ForestsOfUkraine/posts/pfbid02ixouR5dc54AaAaqd1UP5QxG92thkTSycpEyobCPJ4S6UtCm6SUEqCvdqUeTkAbXJl).</text:p>
      <text:p text:style-name="P4">
«У Лондоні розпочинається дуже важлива для нашої країни подія Ukraine RecoveryConference (URC 23). Україна презентує для міжнародного бізнесу та інвесторівпрограму відновлення нашої країни. ДП «Ліси України» також має велику потребуу зовнішніх <text:a xlink:type="simple" xlink:href="https://www.ukrinform.ua/tag-investicii" text:style-name="Internet_20_link" text:visited-style-name="Visited_20_Internet_20_Link">
 інвестиціях </text:a>
”， - 在消息中go。</text:p>
      <text:p text:style-name="P4">
根据一家国家拥有的企业，与投资者和捐助者进行对话，根据世界标准发展的发展需求，这是由领先的专家，人民代表强调的。</text:p>
      <text:p text:style-name="P4">
这是一种策略，可以实施乌克兰开始的Ureform森林行业提供的转型。</text:p>
      <text:p text:style-name="P4">
<text:span text:style-name="T4">
另请阅读：</text:span>
 <text:a xlink:type="simple" xlink:href="https://www.ukrinform.ua/rubric-economy/3710521-v-ukraini-zbuduut-ponad-120-lisovih-rekreacijnih-punktiv.html" text:style-name="Internet_20_link" text:visited-style-name="Visited_20_Internet_20_Link">
在乌克兰将建造超过120个森林休闲点</text:a>
“我们应该说，为制定该战略的准备已经开始。 已经进行了“ Lisyukraine”咨询，已经确定了该战略的要求和标准。世界名称的汇合应在其创建方面起作用。这不仅有可能确定最有效的开发领域，而且可以访问外部。资金，”  - 在州企业中说。</text:p>
      <text:p text:style-name="P4">
据报道，根据2023年第一季度的结果，“乌克兰森林”的收入达到了UAH 46亿，超过了国家机构企业的战前结果。 利润增长了几乎两倍到5亿UAH。 林业的实现增加到230万立方米。</text:p>
      <text:p text:style-name="P4">
News Source: <text:a xlink:type="simple" xlink:href="https://www.ukrinform.ua/rubric-economy/3725898-derzpidpriemstvo-lisi-ukraini-rozroblae-strategiu-rozvitku-galuzi-dla-zalucenna-investicij.html" text:style-name="Internet_20_link" text:visited-style-name="Visited_20_Internet_20_Link">
https://www.ukrinform.ua/rubric-economy/3725898-derzpidpriemstvo-lisi-ukraini-rozroblae-strategiu-rozvitku-galuzi-dla-zalucenna-investicij.html</text:a>
</text:p>
      <!--NEWS-->
      <text:h text:style-name="P10" text:outline-level="1">
<text:span text:style-name="T4">
敖德萨歌剧的艺术家在摩尔多瓦音乐节上演出</text:span>
</text:h>
      <text:p text:style-name="P4">
作者: Ukrinform (Person)</text:p>
      <text:p text:style-name="P4">
出版商: Укринформ (Organization)</text:p>
      <text:p text:style-name="P4">
出版时间: 2023-06-21T16:59:00+03:00</text:p>
      <text:p text:style-name="P4">
修改时间: 2023-06-21T16:59:00+03:00</text:p>
      <text:p text:style-name="P4">
描述: 敖德萨歌剧和芭蕾舞剧院的工作人员参加了摩尔多瓦共和国第六届古典音乐节“ Descopera”。  - 乌克林。</text:p>
      <text:p text:style-name="P4">
图片: ['<text:a xlink:type="simple" xlink:href="https://static.ukrinform.com/photos/2023_06/thumb_files/630_360_1687355735-312.jpg" text:style-name="Internet_20_link" text:visited-style-name="Visited_20_Internet_20_Link">
630_360_16873...</text:a>
']</text:p>
      <text:p text:style-name="P4">
标签: ['Фестиваль', 'Молдова', 'Музика', 'Одеса', 'Опера']</text:p>
      <text:p text:style-name="P4">
类型: Article</text:p>
      <!--METADATA-->
      <text:p text:style-name="P4">
<draw:frame draw:style-name="fr1" draw:name="Image98" text:anchor-type="as-char" svg:width="6.9236in" svg:height="3.956343in" draw:z-index="0">
<draw:image xlink:href="../Images/yкринформ/2023-06-21T16-59-00-03-00/630_360_1687355735-312.jpg" xlink:type="simple" xlink:show="embed" xlink:actuate="onLoad" draw:mime-type="image/jpeg"/>
</draw:frame>
集体歌剧和芭蕾舞剧院参加了摩尔多瓦共和国的第六届古典音乐节。</text:p>
      <text:p text:style-name="P4">
关于它报告<text:a xlink:type="simple" xlink:href="https://mkip.gov.ua/news/9351.html" text:style-name="Internet_20_link" text:visited-style-name="Visited_20_Internet_20_Link">
新闻服务</text:a>
文化和信息政策部，乌克林福姆报告。</text:p>
      <text:p text:style-name="P4">
«敖德萨国家学术歌剧和芭蕾舞剧院的工作人员的表演，该剧院呈现了公众<text:a xlink:type="simple" xlink:href="https://www.ukrinform.ua/tag-opera" text:style-name="Internet_20_link" text:visited-style-name="Visited_20_Internet_20_Link">
Opera</text:a>
P. Maskanya的“乡村荣誉”成为第六届古典音乐节“ Descopera”的赤道，这是消息写的。</text:p>
      <text:p text:style-name="P4">
值得注意的是，该节日以团结的三角形“ Chisinau -odessa -Iasi”的形式举行，并在共和国文化部的主持下举行，国家歌剧院和芭蕾舞团“ Maria Biesh”美国国际开发摩托车，瑞典和英国的战略支持。</text:p>
      <text:p text:style-name="P4">
<text:span text:style-name="T4">
另请阅读：</text:span>
 [lviv Opera将显示更新的制作“ Danube背后的Zaporozhets”]](https://www.ukrinform.ua/rubric-culture/3725317-lvivska-opera-pokaze-u-kievi-onovlenu-postanovku-zaporozec-za-dunaem.html)正如乌克林福姆在乔克斯市报道的(美国纽约)第36届乌克兰音乐节举行了。</text:p>
      <text:p text:style-name="P4">
<text:span text:style-name="T5">
foto：mkip</text:span>
</text:p>
      <text:p text:style-name="P4">
News Source: <text:a xlink:type="simple" xlink:href="https://www.ukrinform.ua/rubric-culture/3725903-artisti-odeskoi-operi-vistupili-na-festivali-v-moldovi.html" text:style-name="Internet_20_link" text:visited-style-name="Visited_20_Internet_20_Link">
https://www.ukrinform.ua/rubric-culture/3725903-artisti-odeskoi-operi-vistupili-na-festivali-v-moldovi.html</text:a>
</text:p>
      <!--NEWS-->
      <text:h text:style-name="P10" text:outline-level="1">
<text:span text:style-name="T4">
在Metro中，Metro暂时不使用纸质QR书籍和代码付款</text:span>
</text:h>
      <text:p text:style-name="P4">
作者: Ukrinform (Person)</text:p>
      <text:p text:style-name="P4">
出版商: Укринформ (Organization)</text:p>
      <text:p text:style-name="P4">
出版时间: 2023-06-21T17:02:00+03:00</text:p>
      <text:p text:style-name="P4">
修改时间: 2023-06-21T17:02:00+03:00</text:p>
      <text:p text:style-name="P4">
描述: 在Metro-Subway中，服务支付服务与Kyiv Digital应用程序中生成的单个纸质QR-Books和QR码不临时使用。  - 乌克林。</text:p>
      <text:p text:style-name="P4">
图片: ['<text:a xlink:type="simple" xlink:href="https://static.ukrinform.com/photos/2022_08/thumb_files/630_360_1660555572-595.jpg" text:style-name="Internet_20_link" text:visited-style-name="Visited_20_Internet_20_Link">
630_360_16605...</text:a>
']</text:p>
      <text:p text:style-name="P4">
标签: ['Метро', 'Київ', 'Київ Цифровий']</text:p>
      <text:p text:style-name="P4">
类型: Article</text:p>
      <!--METADATA-->
      <text:p text:style-name="P4">
<draw:frame draw:style-name="fr1" draw:name="Image99" text:anchor-type="as-char" svg:width="6.9236in" svg:height="3.956343in" draw:z-index="0">
<draw:image xlink:href="../Images/yкринформ/2023-06-21T17-02-00-03-00/630_360_1660555572-595.jpg" xlink:type="simple" xlink:show="embed" xlink:actuate="onLoad" draw:mime-type="image/jpeg"/>
</draw:frame>
USTOLIAN地铁不会临时操作Kyivcifrovy应用程序中生成的单纸QR-BITS和QR码的服务支付。</text:p>
      <text:p text:style-name="P4">
关于<text:a xlink:type="simple" xlink:href="http://t.me/KyivCityOfficial/7076" text:style-name="Internet_20_link" text:visited-style-name="Visited_20_Internet_20_Link">
电报</text:a>
乌克林福姆报道，基辅市政府的现任服务报告。</text:p>
      <text:p text:style-name="P4">
“地铁不会暂时运行应用程序中生成的单纸QR-Book和QR码的服务付款” <text:a xlink:type="simple" xlink:href="https://www.ukrinform.ua/tag-kiiv" text:style-name="Internet_20_link" text:visited-style-name="Visited_20_Internet_20_Link">
Kiev</text:a>
数字”， - 消息读取。</text:p>
      <text:p text:style-name="P4">
值得注意的是，专家试图尽快解决该问题。</text:p>
      <text:p text:style-name="P4">
同时，所有其他支付旅行手段均在正常模式下运行，包括：运输卡，非接触式银行卡，ApplePaya Google Pay的移动应用程序。</text:p>
      <text:p text:style-name="P4">
<text:span text:style-name="T4">
另请阅读：</text:span>
 <text:a xlink:type="simple" xlink:href="https://www.ukrinform.ua/rubric-kyiv/3685959-kiivske-metro-otrimalo-rozkladni-stilci-akimi-mozna-koristuvatisa-pid-cas-povitranoi-trivogi.html" text:style-name="Internet_20_link" text:visited-style-name="Visited_20_Internet_20_Link">
基辅地铁已收到可在空气警报期间使用的折叠椅</text:a>
正如乌克林福姆报道的那样，基辅地铁收到了<text:a xlink:type="simple" xlink:href="https://www.ukrinform.ua/rubric-kyiv/3722387-kiivskij-metropoliten-otrimav-drugu-partiu-varsavskih-vagoniv.html" text:style-name="Internet_20_link" text:visited-style-name="Visited_20_Internet_20_Link">
第二党货车</text:a>
，目前，地铁数量有12辆货车。</text:p>
      <text:p text:style-name="P4">
News Source: <text:a xlink:type="simple" xlink:href="https://www.ukrinform.ua/rubric-kyiv/3725917-u-stolicnomu-metro-timcasovo-ne-pracue-oplata-paperovimi-qrkvitkami-ta-kodami.html" text:style-name="Internet_20_link" text:visited-style-name="Visited_20_Internet_20_Link">
https://www.ukrinform.ua/rubric-kyiv/3725917-u-stolicnomu-metro-timcasovo-ne-pracue-oplata-paperovimi-qrkvitkami-ta-kodami.html</text:a>
</text:p>
      <!--NEWS-->
      <text:h text:style-name="P10" text:outline-level="1">
<text:span text:style-name="T4">
Zelensky称Putin是继希特勒之后的第二个反犹太主义国王</text:span>
</text:h>
      <text:p text:style-name="P4">
作者: Ukrinform (Person)</text:p>
      <text:p text:style-name="P4">
出版商: Укринформ (Organization)</text:p>
      <text:p text:style-name="P4">
出版时间: 2023-06-21T17:04:00+03:00</text:p>
      <text:p text:style-name="P4">
修改时间: 2023-06-21T17:04:00+03:00</text:p>
      <text:p text:style-name="P4">
描述: 沃迪米尔·泽伦斯基（Volodymyr Zelenskyy）总统在讲话中评论了弗拉基米尔·普京（Vladimir Putin）的话，他称他为“犹太人的耻辱”，称俄罗斯领导人是“仅次于希特勒之后的反犹太主义国王”。  - 乌克林。</text:p>
      <text:p text:style-name="P4">
图片: ['<text:a xlink:type="simple" xlink:href="https://static.ukrinform.com/photos/2022_06/thumb_files/630_360_1654386643-299.png" text:style-name="Internet_20_link" text:visited-style-name="Visited_20_Internet_20_Link">
630_360_16543...</text:a>
']</text:p>
      <text:p text:style-name="P4">
标签: ['Путін', 'Антисемітизм', 'Зеленський', 'Гітлер']</text:p>
      <text:p text:style-name="P4">
类型: Article</text:p>
      <!--METADATA-->
      <text:p text:style-name="P4">
<draw:frame draw:style-name="fr1" draw:name="Image100" text:anchor-type="as-char" svg:width="6.9236in" svg:height="3.956343in" draw:z-index="0">
<draw:image xlink:href="../Images/yкринформ/2023-06-21T17-04-00-03-00/630_360_1654386643-299.png" xlink:type="simple" xlink:show="embed" xlink:actuate="onLoad" draw:mime-type="image/png"/>
</draw:frame>
总统洛尔里尔·泽伦斯基(Lordir Zelensky)在他的讲话中评论了弗拉基米尔·普京(Vladimir Putin)的话，他称他为“犹太人的耻辱”，称俄罗斯领导人是“仅次于希特勒之后的反犹太主义的第二个国王”。</text:p>
      <text:p text:style-name="P4">
Zelensky在[BBC访谈]中说明了这一点(https://www.bbc.com/news/world-europe-65971790)，报道乌克林福姆。</text:p>
      <text:p text:style-name="P4">
该出版物的记者向Zelensky询问他对单词的反应<text:a xlink:type="simple" xlink:href="https://www.ukrinform.ua/tag-putin" text:style-name="Internet_20_link" text:visited-style-name="Visited_20_Internet_20_Link">
普京</text:a>
在圣彼得堡经济论坛上。</text:p>
      <text:p text:style-name="P4">
根据英国广播公司(BBC)的说法，泽伦斯基(Zelensky)在包括祖父在内的大屠杀期间失去了许多亲戚，很明显，这个问题突然抓住了他。</text:p>
      <text:p text:style-name="P4">
作为回应，乌克兰总统深深地叹了口气，降低了头，并在几秒钟内说，他不确定如何回答这个问题。</text:p>
      <text:p text:style-name="P4">
“他的印象(普京 -  ed。)他不完全理解自己的话。 抱歉，他似乎是仅次于希特勒的第二个反犹太主义国王。 这是总统。 文明世界不能说太多。”  - 泽伦斯基说。</text:p>
      <text:p text:style-name="P4">
在普京的话语之后，他感谢世界社区的支持。</text:p>
      <text:p text:style-name="P4">
乌克兰领导人补充说：“对我来说，听到世界的反应很重要，我感谢支持。”</text:p>
      <text:p text:style-name="P4">
*!(https://www.ukrinform.ua/rubric-society/3725553-u-erusalimi-vidkrili-aleu-na-cest-ukrainciv-aki-ratuvali-evreiv-vid-nacistiv-zelenska.html)据报道，上周，乌克兰·莫什·莫斯·阿斯曼(Ukraine Moshe Reauen Asman)的首席拉比对普京对泽伦斯基的下一个丑闻陈述做出了反应：“我可以说，我为扎伦斯基总统感到自豪，他没有逃脱一切来帮助乌克兰人民。为他感到骄傲。</text:p>
      <text:p text:style-name="P4">
此外，乌克兰首席拉比(Rabbis)强调，乌克兰没有新纳粹分子。 Vinnna命令在乌克兰有体面的人捍卫自己的家园。</text:p>
      <text:p text:style-name="P4">
_foto：op _</text:p>
      <text:p text:style-name="P4">
News Source: <text:a xlink:type="simple" xlink:href="https://www.ukrinform.ua/rubric-polytics/3725906-zelenskij-nazvav-putina-drugim-korolem-antisemitizmu-pisla-gitlera.html" text:style-name="Internet_20_link" text:visited-style-name="Visited_20_Internet_20_Link">
https://www.ukrinform.ua/rubric-polytics/3725906-zelenskij-nazvav-putina-drugim-korolem-antisemitizmu-pisla-gitlera.html</text:a>
</text:p>
      <!--NEWS-->
      <text:h text:style-name="P10" text:outline-level="1">
<text:span text:style-name="T4">
Klimenko告诉自救援行动开始以来，在赫尔森发现了多少矿山</text:span>
</text:h>
      <text:p text:style-name="P4">
作者: Ukrinform (Person)</text:p>
      <text:p text:style-name="P4">
出版商: Укринформ (Organization)</text:p>
      <text:p text:style-name="P4">
出版时间: 2023-06-21T17:07:21+03:00</text:p>
      <text:p text:style-name="P4">
修改时间: 2023-06-21T17:07:21+03:00</text:p>
      <text:p text:style-name="P4">
描述: 自救援行动开始以来，相应的专家已经在赫尔森发现并消除了62矿。  - 乌克林。</text:p>
      <text:p text:style-name="P4">
图片: ['<text:a xlink:type="simple" xlink:href="https://static.ukrinform.com/photos/2023_06/thumb_files/630_360_1686147031-809.jpg" text:style-name="Internet_20_link" text:visited-style-name="Visited_20_Internet_20_Link">
630_360_16861...</text:a>
']</text:p>
      <text:p text:style-name="P4">
标签: ['Херсон', 'Клименко', 'Міна', 'Єдині новини', 'Підтоплення']</text:p>
      <text:p text:style-name="P4">
类型: Article</text:p>
      <!--METADATA-->
      <text:p text:style-name="P4">
<draw:frame draw:style-name="fr1" draw:name="Image101" text:anchor-type="as-char" svg:width="6.9236in" svg:height="3.956343in" draw:z-index="0">
<draw:image xlink:href="../Images/yкринформ/2023-06-21T17-07-21-03-00/630_360_1686147031-809.jpg" xlink:type="simple" xlink:show="embed" xlink:actuate="onLoad" draw:mime-type="image/jpeg"/>
</draw:frame>
从救援行动开始时，相应的专家已经在赫尔森发现了62个矿山。</text:p>
      <text:p text:style-name="P4">
乌克利芬通讯员报道，内政部长伊戈克林科(Igorklimenko)在“统一新闻”中指出。</text:p>
      <text:p text:style-name="P4">
“寻找地雷的危险很高。 现在我们已经找到了62个矿山并将其取出，从该区域拿出(来自Kherson -ed。). Ми маємо спочаткузробити весь комплекс протимінних заходів, щоб уже комунальні служби моглипрацювати», - сказав він.</text:p>
      <text:p text:style-name="P4">
Відповідаючи на питання щодо роботи штабу з ліквідації наслідків підривуКаховської ГЕС, Клименко зазначив, що у середу було проведене засідання штабу,на якому був присутній також спікер українського парламенту Руслан Стефанчук.</text:p>
      <text:p text:style-name="P4">
«Ми говорили саме про компенсаційний механізм для наших громадян. Він має бутизрозумілий, інформативний. І він має надати впевненість нашим громадянам, що внайближчий час вони ці компенсації за втрачене майно отримають. Звичайно,великий комплекс правоохоронних завдань стоїть на цій території, і ми не маємодопустити тут будь-яких злочинів, у тому числі мародерств», - заявив міністр.</text:p>
      <text:p text:style-name="P4">
<text:span text:style-name="T4">
Читайте також:</text:span>
 <text:a xlink:type="simple" xlink:href="https://www.ukrinform.ua/rubric-regions/3725816-u-hersoni-bez-elektropostacanna-zalisautsa-se-majze-14-tisac-abonentiv.html" text:style-name="Internet_20_link" text:visited-style-name="Visited_20_Internet_20_Link">
 У Херсоні без електропостачання залишаються ще майже 14тисяч абонентів </text:a>
内政部负责人告知，某些建筑物仍然被洪水淹没，特别是在赫尔森地区约有593座建筑物，如今的工人被从地下室抽水。</text:p>
      <text:p text:style-name="P4">
“当今的水，电力，付款和安全是主要的。 当然，我们都希望人们返回。 他们开始返回一点，我们接受他们的陈述。 相关的委员会工作，根据声明，进行了损失，损坏财产的检查。”</text:p>
      <text:p text:style-name="P4">
克里曼科(Klimenko)说，仍然有很多工作，并表示他们仍然需要做这项工作。</text:p>
      <text:p text:style-name="P4">
这位部长告知，目前正在进行有关贸易和贸易领土市场的工作。 敦促内政部不要在自然市场上出售或购买鱼。</text:p>
      <text:p text:style-name="P4">
<text:span text:style-name="T4">
另请阅读：</text:span>
 <text:a xlink:type="simple" xlink:href="https://www.ukrinform.ua/rubric-ato/3725782-rosijski-mini-pisla-pidrivu-kahovskoi-ges-pribilo-do-beregiv-mikolaivsini-ta-odesini.html" text:style-name="Internet_20_link" text:visited-style-name="Visited_20_Internet_20_Link">
爆炸后的俄罗斯矿山<text:span text:style-name="T4">
 kakhovskaya </text:span>
 hpps pribilodo，Mykolaiv地区和Odesa地区的海岸</text:a>
</text:p>
      <text:p text:style-name="P4">
克利曼科(Klimenko)告知，内政部已经删除了一个半公里的油性脚跟。 这位部长说：“相关的试剂已经入睡，我们看到的10级公里的污渍将在下周消除。”</text:p>
      <text:p text:style-name="P4">
据报道，国防部告知[赫森]的岛屿将被清除矿山的矿山。(https://www.ukrinform.ua/tag-herson)。</text:p>
      <text:p text:style-name="P4">
_foto：内政部</text:p>
      <text:p text:style-name="P4">
News Source: <text:a xlink:type="simple" xlink:href="https://www.ukrinform.ua/rubric-regions/3725907-klimenko-rozpoviv-skilki-min-viavili-u-hersoni-z-pocatku-ratuvalnoi-operacii.html" text:style-name="Internet_20_link" text:visited-style-name="Visited_20_Internet_20_Link">
https://www.ukrinform.ua/rubric-regions/3725907-klimenko-rozpoviv-skilki-min-viavili-u-hersoni-z-pocatku-ratuvalnoi-operacii.html</text:a>
</text:p>
      <!--NEWS-->
      <text:h text:style-name="P10" text:outline-level="1">
<text:span text:style-name="T4">
Yermak与犹太组织和以色列媒体的代表讨论了乌克兰的支持</text:span>
</text:h>
      <text:p text:style-name="P4">
作者: Ukrinform (Person)</text:p>
      <text:p text:style-name="P4">
出版商: Укринформ (Organization)</text:p>
      <text:p text:style-name="P4">
出版时间: 2023-06-21T17:11:00+03:00</text:p>
      <text:p text:style-name="P4">
修改时间: 2023-06-21T17:11:00+03:00</text:p>
      <text:p text:style-name="P4">
描述: OP OP ANDRIY YERMAK与犹太组织，犹太社区和以色列媒体的代表讨论了，这是结合乌克兰人和犹太人在抵抗世界上反犹太主义并维持历史真理的努力的问题。  - 乌克林。</text:p>
      <text:p text:style-name="P4">
图片: ['<text:a xlink:type="simple" xlink:href="https://static.ukrinform.com/photos/2023_06/thumb_files/630_360_1687356330-112.jpeg" text:style-name="Internet_20_link" text:visited-style-name="Visited_20_Internet_20_Link">
630_360_16873...</text:a>
']</text:p>
      <text:p text:style-name="P4">
标签: ['Ізраїль', 'Єрмак', 'Офіс Президента']</text:p>
      <text:p text:style-name="P4">
类型: Article</text:p>
      <!--METADATA-->
      <text:p text:style-name="P4">
<draw:frame draw:style-name="fr1" draw:name="Image102" text:anchor-type="as-char" svg:width="6.9236in" svg:height="3.956343in" draw:z-index="0">
<draw:image xlink:href="../Images/yкринформ/2023-06-21T17-11-00-03-00/630_360_1687356330-112.jpeg" xlink:type="simple" xlink:show="embed" xlink:actuate="onLoad" draw:mime-type="image/jpeg"/>
</draw:frame>
安德里·耶尔马克(Andriy Yermak)的负责人与犹太组织，犹太人级和以色列媒体的代表进行了讨论，即团结乌克兰人和犹太人在世界上反犹太主义世界的努力并维护历史真理的问题。</text:p>
      <text:p text:style-name="P4">
乌克利福姆报道，在一个在线会议上讨论了这一点，该会议与世界上有50多位参与者一起加入。(https://www.president.gov.ua/news/dlya-ukrayinciv-i-yevreyiv-ce-spilna-vijna-za-vlasnu-istoriy-83709) .</text:p>
      <text:p text:style-name="P4">
国家元首感谢犹太社区加强乌克兰的支持，特别是为乌克兰人最脆弱的群体提供了大量的人道主义援助。</text:p>
      <text:p text:style-name="P4">
同时，他敦促会议的参与者通过以色列促进向乌克兰国家提高军事援助。</text:p>
      <text:p text:style-name="P4">
“我认为今天以色列可以帮助乌克兰保护Zyranean无人机。 我们非常希望对此建立共同的倡议。” Yermak强调。</text:p>
      <text:p text:style-name="P4">
他回忆说，两个国家不仅是友好的关系。 多个犹太人出生于乌克兰，许多乌克兰人拯救了第二次世界大战的犹太人。</text:p>
      <text:p text:style-name="P4">
<text:span text:style-name="T4">
另请阅读：</text:span>
 [<text:span text:style-name="T4">
 ermak </text:span>
与总统总统公式的顾问讨论(https://www.ukrinform.ua/rubric-polytics/3722662-ermak-obgovoriv-iz-radnikom-administracii-prezidenta-brazilii-formulu-miru.html)“在乌克兰和以色列之间保持友好和伙伴关系是很自然的。 在军事挑战期间，在我们搬家的和平期间，我们希望很快就会到达乌克兰土地，这是在军事挑战期间的真正界限，当然，当然是空的，无论是在军事挑战期间还是空虚的。”</text:p>
      <text:p text:style-name="P4">
据他说，今天乌克兰清楚地将其文明道路定义为一个民主的欧洲国家，在这个国家中，长期的民族受到了尊重，并尊重了人们对Holodomor和Holocaust受害者的记忆，并且承认乌克兰的挑战并没有停止恢复历史真理的工作。 。在世界舞台上。OP的负责人指出，俄罗斯的帝国主义努力一直致力于羞辱乌克兰和犹太人民的价值和重要性，以及普京对普京总统弗拉基米尔·泽伦斯基(Vladimir Zelensky)的最新言论曾经强调这一点。</text:p>
      <text:p text:style-name="P4">
耶尔马克(Yermak)对犹太泥土代表的反应表示感谢：“克里姆林宫不仅容忍，而且鼓励了令人陶醉的仇外情绪的增长，不仅在俄罗斯，而且在世界范围内。 这就是为什么成为犹太公众人物的公众回应以及该国政治领导地位的透明立场非常重要的原因。”</text:p>
      <text:p text:style-name="P4">
国家元首提醒，在Verkhovna Rada的支持下，采用反犹太主义。</text:p>
      <text:p text:style-name="P4">
同时，他强调，维持世界法律的统一以支持乌克兰并加强对俄罗斯联邦的制裁非常重要，尤其是反俄罗斯宣传家和任何支持俄罗斯政权的人。</text:p>
      <text:p text:style-name="P4">
根据OP的说法，会议由以下会议参加：以色列政治和人权活动家Nathan Sharansky，Rabin，联合犹太组织Williamsburg和北布鲁克林·戴维·尼德曼(North Brooklyn David Niederman)的犹太人联邦总裁，董事会主席，董事会主席，董事会主席人权中心Raul Wallenberg Jazentzweig和中心Irwin Kotler的创始人，研究全球反犹太主义与政策研究所的代表(ISGAP)拉里萨·鲁特曼(Larisa Rutman)，乌克兰犹太社区联合会副主席，国际关系主任拉斐尔·鲁特曼(Raphael Rutman)，世界进步伊达主义组织的代表，瓦德(Vad)，瓦德(Vad)，莫伊什·豪斯(Moishe House)，保守派犹太教社区“马斯诺雷特”社区，“马斯诺雷特”，地区犹太社区。</text:p>
      <text:p text:style-name="P4">
据报道，总统的妻子<text:a xlink:type="simple" xlink:href="https://www.ukrinform.ua/rubric-polytics/3724741-zelenska-rozpocala-vizit-do-izrailu-iz-zustrici-z-prezidentskim-podruzzam.html" text:style-name="Internet_20_link" text:visited-style-name="Visited_20_Internet_20_Link">
Elena Zelenska</text:a>
自6月19日以来，他一直是[以色列]的鞋子(https://www.ukrinform.ua/tag-izrail)。  照片：总统办公室</text:p>
      <text:p text:style-name="P4">
News Source: <text:a xlink:type="simple" xlink:href="https://www.ukrinform.ua/rubric-polytics/3725910-ermak-obgovoriv-pidtrimku-ukraini-z-predstavnikami-evrejskih-organizacij-j-izrailskih-zmi.html" text:style-name="Internet_20_link" text:visited-style-name="Visited_20_Internet_20_Link">
https://www.ukrinform.ua/rubric-polytics/3725910-ermak-obgovoriv-pidtrimku-ukraini-z-predstavnikami-evrejskih-organizacij-j-izrailskih-zmi.html</text:a>
</text:p>
      <!--NEWS-->
      <text:h text:style-name="P10" text:outline-level="1">
<text:span text:style-name="T4">
在Vinnitsa，乌克兰的第一个配备了自动打开门系统</text:span>
</text:h>
      <text:p text:style-name="P4">
作者: Ukrinform (Person)</text:p>
      <text:p text:style-name="P4">
出版商: Укринформ (Organization)</text:p>
      <text:p text:style-name="P4">
出版时间: 2023-06-21T17:17:00+03:00</text:p>
      <text:p text:style-name="P4">
修改时间: 2023-06-21T17:17:00+03:00</text:p>
      <text:p text:style-name="P4">
描述: 在Vinnitsa，在任何乌克兰市尚未在庇护所中测试了一个自动打开的门系统。  - 乌克林。</text:p>
      <text:p text:style-name="P4">
图片: ['<text:a xlink:type="simple" xlink:href="https://static.ukrinform.com/photos/2023_06/thumb_files/630_360_1687356427-530.jpeg" text:style-name="Internet_20_link" text:visited-style-name="Visited_20_Internet_20_Link">
630_360_16873...</text:a>
']</text:p>
      <text:p text:style-name="P4">
标签: ['Школа', 'Вінниця', 'Укриття', 'Повітряна тривога']</text:p>
      <text:p text:style-name="P4">
类型: Article</text:p>
      <!--METADATA-->
      <text:p text:style-name="P4">
<draw:frame draw:style-name="fr1" draw:name="Image105" text:anchor-type="as-char" svg:width="6.9236in" svg:height="3.956343in" draw:z-index="0">
<draw:image xlink:href="../Images/yкринформ/2023-06-21T17-17-00-03-00/630_360_1687356427-530.jpeg" xlink:type="simple" xlink:show="embed" xlink:actuate="onLoad" draw:mime-type="image/jpeg"/>
</draw:frame>
在Vinnitsa，在庇护所中自动开门的系统，这尚未是乌克兰的有效城市。</text:p>
      <text:p text:style-name="P4">
这是在[电报]中报道的(https://t.me/morgunovofficial/4039)乌克林福姆报道，Vinnytsia市董事长Sergey Morgunov。</text:p>
      <text:p text:style-name="P4">
“我们在[庇护所]的Vinnitsa引入了一个自动开门系统(https://www.ukrinform.ua/tag-ukritta) - 在五个Vinnytsia教育机构中，她已经在工作。 我们将测试该系统的工作一段时间，因为在乌克兰任何城市都没有这种经验。 因此，我们有一个模型。”莫尔古诺夫告知。</text:p>
      <text:p text:style-name="P4">
据他说，在最近的计划中 - 在20个教育机构中引入这样的系统，然后将这种做法扩展到进入空气焦虑期间的所有地方的入口。</text:p>
      <text:p text:style-name="P4">
<text:span text:style-name="T4">
另请阅读：</text:span>
 <text:a xlink:type="simple" xlink:href="https://www.ukrinform.ua/rubric-kyiv/3724962-u-kmda-sprostuvali-informaciu-pro-grafiki-cerguvan-uciteliv-u-skilnih-ukrittah.html" text:style-name="Internet_20_link" text:visited-style-name="Visited_20_Internet_20_Link">
in <text:span text:style-name="T4">
 ksca </text:span>
 <text:span text:style-name="T4">
 </text:span>
拒绝<text:span text:style-name="T4">
 </text:span>
信息<text:span text:style-name="T4">
 </text:span>
 <text:span text:style-name="T4">
 </text:span>
关于<text:span text:style-name="T4">
<text:span text:style-name="T5">
* graphics </text:span>
* </text:span>
 <text:span text:style-name="T4">
 disas </text:span>
 <text:span text:style-name="T4">
 </text:span>
 <text:span text:style-name="T4">
 </text:span>
老师<text:span text:style-name="T4">
在</text:span>
学校<text:span text:style-name="T4">
 </text:span>
庇护**</text:a>
值得注意的是，当航空公司附录报告导弹威胁时，城堡的开放工作。</text:p>
      <text:p text:style-name="P4">
要退出庇护所内部，只需按适当的按钮即可。</text:p>
      <text:p text:style-name="P4">
市长再次强调，平衡持有人应保持庇护所处于适当的状态，并确保在空中职责期间开放。</text:p>
      <text:p text:style-name="P4">
正如乌克林福姆报道的[Holosiivskyi地区法院(https://www.ukrinform.ua/rubric-kyiv/3725781-zacinene-ukritta-direktora-departamentu-kmda-vidpravili-pid-domasnij-arest.html)鉴于圆形的房屋被关闭庇护所KSCA部门安全局长被捕。</text:p>
      <text:p text:style-name="P4">
照片：Sergey Morgunov/Telegram</text:p>
      <text:p text:style-name="P4">
News Source: <text:a xlink:type="simple" xlink:href="https://www.ukrinform.ua/rubric-regions/3725909-u-vinnici-persimi-v-ukraini-oblastuvali-ukritta-sistemou-avtomaticnogo-vidkritta-dverej.html" text:style-name="Internet_20_link" text:visited-style-name="Visited_20_Internet_20_Link">
https://www.ukrinform.ua/rubric-regions/3725909-u-vinnici-persimi-v-ukraini-oblastuvali-ukritta-sistemou-avtomaticnogo-vidkritta-dverej.html</text:a>
</text:p>
      <!--NEWS-->
      <text:h text:style-name="P10" text:outline-level="1">
<text:span text:style-name="T4">
西班牙宣布了恢复乌克兰的新帮助</text:span>
</text:h>
      <text:p text:style-name="P4">
作者: Ukrinform (Person)</text:p>
      <text:p text:style-name="P4">
出版商: Укринформ (Organization)</text:p>
      <text:p text:style-name="P4">
出版时间: 2023-06-21T17:23:00+03:00</text:p>
      <text:p text:style-name="P4">
修改时间: 2023-06-21T17:23:00+03:00</text:p>
      <text:p text:style-name="P4">
描述: 西班牙宣布向基辅提供新的援助，为乌克兰学校提供庇护所，支持性暴力的受害者并为新生儿提供移动诊所。  - 乌克林。</text:p>
      <text:p text:style-name="P4">
图片: ['<text:a xlink:type="simple" xlink:href="https://static.ukrinform.com/photos/2023_02/thumb_files/630_360_1677107847-584.jpg" text:style-name="Internet_20_link" text:visited-style-name="Visited_20_Internet_20_Link">
630_360_16771...</text:a>
']</text:p>
      <text:p text:style-name="P4">
标签: ['Іспанія', 'Україна', 'допомога', 'Конференція з відбудови у Лондоні']</text:p>
      <text:p text:style-name="P4">
类型: Article</text:p>
      <!--METADATA-->
      <text:p text:style-name="P4">
<draw:frame draw:style-name="fr1" draw:name="Image110" text:anchor-type="as-char" svg:width="6.9236in" svg:height="3.956343in" draw:z-index="0">
<draw:image xlink:href="../Images/yкринформ/2023-06-21T17-23-00-03-00/630_360_1677107847-584.jpg" xlink:type="simple" xlink:show="embed" xlink:actuate="onLoad" draw:mime-type="image/jpeg"/>
</draw:frame>
西班牙在为基辅提供新的援助，为乌克兰学校提供新的援助，为性暴力的受害者提供支持，并为新生儿提供移动诊所。</text:p>
      <text:p text:style-name="P4">
西班牙外交部在伦敦国防大会期间，西班牙外交部在[Twitter]报告(https://twitter.com/SpainMFA/status/1671465699792003073)，报道乌克林福姆。</text:p>
      <text:p text:style-name="P4">
根据阿尔巴斯的说法，政府<text:a xlink:type="simple" xlink:href="https://www.ukrinform.ua/tag-ispania" text:style-name="Internet_20_link" text:visited-style-name="Visited_20_Internet_20_Link">
西班牙</text:a>
他承诺在伦敦的伦敦分配2.5亿欧元。</text:p>
      <text:p text:style-name="P4">
“包括我今天宣布的新责任包括700万欧元的新责任，也已获得批准。 它的目的是为学校安排庇护所，支持性暴力，并为新生儿提供移动诊所。”</text:p>
      <text:p text:style-name="P4">
西班牙外交大臣表示，该国正在动员24吨以上的人道主义援助，这将转移到卡科夫斯克水力发电学位的受害者。</text:p>
      <text:p text:style-name="P4">
<text:span text:style-name="T4">
另请阅读：</text:span>
 <text:a xlink:type="simple" xlink:href="https://www.ukrinform.ua/rubric-ato/3723521-ispania-peredast-ukraini-tanki-bronemasini-ta-polovij-spital.html" text:style-name="Internet_20_link" text:visited-style-name="Visited_20_Internet_20_Link">
<text:span text:style-name="T4">
西班牙</text:span>
将移交坦克，装甲车塔普尔医院</text:a>
阿尔伯斯还指出，西班牙准备与乌克兰分享此类部门的经验，例如基础设施，能源，供水，卫生，卫生保健，卫生保健，铁路，以帮助恢复。</text:p>
      <text:p text:style-name="P4">
正如乌克林福姆报道的，6月21日至22日在伦敦<text:a xlink:type="simple" xlink:href="https://www.ukrinform.ua/rubric-vidbudova/3725670-u-londoni-pocinaetsa-miznarodna-konferencia-z-vidnovlenna-ukraini.html" text:style-name="Internet_20_link" text:visited-style-name="Visited_20_Internet_20_Link">
举行国际会议</text:a>
来自乌克兰的重建(乌克兰恢复会议). Захід є продовженням щорічнихконференцій щодо реформ в Україні, які відбувалися з 2017 року.</text:p>
      <text:p text:style-name="P4">
<text:span text:style-name="T5">
Фото: Getty Images</text:span>
</text:p>
      <text:p text:style-name="P4">
News Source: <text:a xlink:type="simple" xlink:href="https://www.ukrinform.ua/rubric-vidbudova/3725915-ispania-anonsuvala-novu-dopomogu-dla-vidnovlenna-ukraini.html" text:style-name="Internet_20_link" text:visited-style-name="Visited_20_Internet_20_Link">
https://www.ukrinform.ua/rubric-vidbudova/3725915-ispania-anonsuvala-novu-dopomogu-dla-vidnovlenna-ukraini.html</text:a>
</text:p>
      <!--NEWS-->
      <text:h text:style-name="P10" text:outline-level="1">
<text:span text:style-name="T4">
AFS的武装部队供应合同开始根据新程序结束</text:span>
</text:h>
      <text:p text:style-name="P4">
作者: Ukrinform (Person)</text:p>
      <text:p text:style-name="P4">
出版商: Укринформ (Organization)</text:p>
      <text:p text:style-name="P4">
出版时间: 2023-06-21T17:25:00+03:00</text:p>
      <text:p text:style-name="P4">
修改时间: 2023-06-21T23:25:00+03:00</text:p>
      <text:p text:style-name="P4">
描述: 国防部已开始根据新程序签订武装部队的粮食供应合同。  - 乌克林。</text:p>
      <text:p text:style-name="P4">
图片: ['<text:a xlink:type="simple" xlink:href="https://static.ukrinform.com/photos/2023_06/thumb_files/630_360_1687378731-353.jpg" text:style-name="Internet_20_link" text:visited-style-name="Visited_20_Internet_20_Link">
630_360_16873...</text:a>
']</text:p>
      <text:p text:style-name="P4">
标签: ['Міноборони', 'Продукти', 'ЗСУ', 'Держзакупівлі']</text:p>
      <text:p text:style-name="P4">
类型: Article</text:p>
      <!--METADATA-->
      <text:p text:style-name="P4">
<draw:frame draw:style-name="fr1" draw:name="Image111" text:anchor-type="as-char" svg:width="6.9236in" svg:height="3.956343in" draw:z-index="0">
<draw:image xlink:href="../Images/yкринформ/2023-06-21T17-25-00-03-00/630_360_1687378731-353.jpg" xlink:type="simple" xlink:show="embed" xlink:actuate="onLoad" draw:mime-type="image/jpeg"/>
</draw:frame>
国防部将根据新程序签订武装部队的粮食供应合同。</text:p>
      <text:p text:style-name="P4">
乌克兰国防部在[电报]中报告了这一点(https://t.me/ministry_of_defense_ua/7708)，报道乌克林福姆。</text:p>
      <text:p text:style-name="P4">
«国防部根据6月21日的Prozorro贸易体系的结果，与获奖公司的前三个合同签订了供应[产品]的合同(https://www.ukrinform.ua/tag-produkti)武装部队根据食物准备的食物。”消息写道。</text:p>
      <text:p text:style-name="P4">
从22名确定了19个获奖者。另外16名获奖者在签署中接受了培训，该奖项是该部门的存款作为招标文件。</text:p>
      <text:p text:style-name="P4">
所有参与者拒绝了与公告条件的不一致有关的所有参与者的三个程序。 重复竞标 -  Prozorro系统中突出显示了此信息(双重程序提交文件22.06.2023的截止日期，到第三次 - 直到27.06.2023).</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text:p>
      <text:p text:style-name="P4">
Також триває низка судових процесів, на яких розглядаються позови окремихучасників торгів. Зміст заяв різний, але здебільшого їх суть полягає упретензіях до роботи Колегіального органу Міноборони з питань обороннихзакупівель.</text:p>
      <text:p text:style-name="P4">
<text:span text:style-name="T4">
Читайте також:</text:span>
 <text:a xlink:type="simple" xlink:href="https://www.ukrinform.ua/rubric-ato/3676504-minoboroni-zminilo-cini-na-produkti-dla-zsu.html" text:style-name="Internet_20_link" text:visited-style-name="Visited_20_Internet_20_Link">
 Міноборони змінило ціни на <text:span text:style-name="T4">
продукти</text:span>
 <text:span text:style-name="T4">
для</text:span>
 <text:span text:style-name="T4">
ЗСУ</text:span>
</text:a>
同时，为了最大程度地控制采购过程，就国防部公共反腐败委员会的国防采购问题引入了联盟机构。</text:p>
      <ul>
        <li>
我强调，所有过程都尽可能公开地发生。 我们正在与公众积极合作，我对此表示感谢，尤其是反犯罪，敢于敢于所有这些困难，购买继续，签署合同，与法律规定的所有程序和条款一致“采购”。 没有延迟。 乌克兰国防部副部长丹尼斯·莎拉波夫(Denis Sharapov)说，陆军曾经是并且将是完全安全的 - 这是我们的关键任务。</li>
      </ul>
      <text:p text:style-name="P4">
News Source: <text:a xlink:type="simple" xlink:href="https://www.ukrinform.ua/rubric-economy/3726031-dogovori-na-postacanna-produktiv-dla-zsu-pocali-ukladati-za-novou-procedurou.html" text:style-name="Internet_20_link" text:visited-style-name="Visited_20_Internet_20_Link">
https://www.ukrinform.ua/rubric-economy/3726031-dogovori-na-postacanna-produktiv-dla-zsu-pocali-ukladati-za-novou-procedurou.html</text:a>
</text:p>
      <!--NEWS-->
      <text:h text:style-name="P10" text:outline-level="1">
<text:span text:style-name="T4">
战争前税收制度的退货：建议理事会通过法案</text:span>
</text:h>
      <text:p text:style-name="P4">
作者: Ukrinform (Person)</text:p>
      <text:p text:style-name="P4">
出版商: Укринформ (Organization)</text:p>
      <text:p text:style-name="P4">
出版时间: 2023-06-21T17:26:38+03:00</text:p>
      <text:p text:style-name="P4">
修改时间: 2023-06-21T17:26:38+03:00</text:p>
      <text:p text:style-name="P4">
描述: 财务，税收和海关政策委员会建议，Verkhovna Rada在二读中批准，总的来说，政府法律第8401号。 从2023年8月1日开始设想这些变化。  - 乌克林。</text:p>
      <text:p text:style-name="P4">
图片: ['<text:a xlink:type="simple" xlink:href="https://static.ukrinform.com/photos/2019_10/thumb_files/630_360_1570013236-899.jpg" text:style-name="Internet_20_link" text:visited-style-name="Visited_20_Internet_20_Link">
630_360_15700...</text:a>
']</text:p>
      <text:p text:style-name="P4">
标签: ['Податки', 'Законопроєкт', 'Верховна Рада']</text:p>
      <text:p text:style-name="P4">
类型: Article</text:p>
      <!--METADATA-->
      <text:p text:style-name="P4">
<draw:frame draw:style-name="fr1" draw:name="Image112" text:anchor-type="as-char" svg:width="6.9236in" svg:height="3.956343in" draw:z-index="0">
<draw:image xlink:href="../Images/yкринформ/2023-06-21T17-26-38-03-00/630_360_1570013236-899.jpg" xlink:type="simple" xlink:show="embed" xlink:actuate="onLoad" draw:mime-type="image/jpeg"/>
</draw:frame>
财务，税收和海关政策的调查委员会在二读中建议了最高的radiac，并且整个政府法律第8401号项目。 从2023年8月1日开始设想更改。</text:p>
      <text:p text:style-name="P4">
正如乌克林福姆报道的那样，在[电报]中(http://t.me/getmantsevdanil/4905)餐桌政策Danilo Getmantsev告知议会财务委员会主席。</text:p>
      <text:p text:style-name="P4">
“委员会建议Verkhovna Rada在二读中采用，总的来说是第8401号综合法案。 采用该法案是IMF协议规定的重要条件。”消息写道。</text:p>
      <text:p text:style-name="P4">
从2023年8月1日开始提供相应更改的条目。 特别是，这是关于2％的单一税的取消。</text:p>
      <text:p text:style-name="P4">
根据Hetmantsev的说法，2％的EP付款人将有权提交2％的EP拒绝，并指出他想转移哪种税制。 如果不提交此类陈述，并且如果付款人未指示所需的系统，则付款人的2％EP将自动转移到在简化选举之前加强的系统。</text:p>
      <text:p text:style-name="P4">
此外，该法律规定，从州注册之日起选择了2％EP的新创建的实体将由第三组EP的付款人自动尊重5％。</text:p>
      <text:p text:style-name="P4">
<text:span text:style-name="T4">
另请阅读：</text:span>
 <text:a xlink:type="simple" xlink:href="https://www.ukrinform.ua/rubric-economy/3722467-povernenna-na-dovoennu-sistemu-opodatkuvanna-ocikuetsa-z-1-serpna-getmancev.html" text:style-name="Internet_20_link" text:visited-style-name="Visited_20_Internet_20_Link">
返回到8月1日的战争前税制 -  getmantsev</text:a>
还有代理人<text:a xlink:type="simple" xlink:href="http://t.me/getmantsevdanil/4906" text:style-name="Internet_20_link" text:visited-style-name="Visited_20_Internet_20_Link">
压力</text:a>
从12023年8月开始，目前关于检查的暂停已被废除。 蛋白质丙型丙丙糖交易于2024年8月1日，暂停了FOP 1和2组的所有应用程序(除了通过终止经济活动进行的)以及注册/位于前线领土的纳税人或对象的纪录片或实际检查(包括在可能的战斗领土).</text:p>
      <text:p text:style-name="P4">
<text:span text:style-name="T4">
Читайте також:</text:span>
 <text:a xlink:type="simple" xlink:href="https://www.ukrinform.ua/rubric-economy/3710115-ukraina-i-mvf-obgovorili-fiskalnobudzetnu-politiku.html" text:style-name="Internet_20_link" text:visited-style-name="Visited_20_Internet_20_Link">
 Україна і МВФ обговорили фіскально-бюджетну політику</text:a>
</text:p>
      <text:p text:style-name="P4">
News Source: <text:a xlink:type="simple" xlink:href="https://www.ukrinform.ua/rubric-economy/3725912-povernenna-dovoennoi-sistemi-opodatkuvanna-radi-rekomenduut-uhvaliti-zakonoproekt.html" text:style-name="Internet_20_link" text:visited-style-name="Visited_20_Internet_20_Link">
https://www.ukrinform.ua/rubric-economy/3725912-povernenna-dovoennoi-sistemi-opodatkuvanna-radi-rekomenduut-uhvaliti-zakonoproekt.html</text:a>
</text:p>
      <!--NEWS-->
      <text:h text:style-name="P10" text:outline-level="1">
<text:span text:style-name="T4">
法比奥·卡纳瓦罗（Fabio Kannavaro）将参加一场慈善比赛，以支持乌克兰</text:span>
</text:h>
      <text:p text:style-name="P4">
作者: Ukrinform (Person)</text:p>
      <text:p text:style-name="P4">
出版商: Укринформ (Organization)</text:p>
      <text:p text:style-name="P4">
出版时间: 2023-06-21T17:30:51+03:00</text:p>
      <text:p text:style-name="P4">
修改时间: 2023-06-21T17:30:51+03:00</text:p>
      <text:p text:style-name="P4">
描述: 前尤文图斯，皇家马德里和意大利国家队法比奥·卡纳瓦罗（Fabio Kannavaro）将参加Game4ukraine慈善比赛，以支持乌克兰，该比赛将于8月5日在伦敦的斯坦福桥举行。  - 乌克林。</text:p>
      <text:p text:style-name="P4">
图片: ['<text:a xlink:type="simple" xlink:href="https://static.ukrinform.com/photos/2023_06/thumb_files/630_360_1687357745-769.jpg" text:style-name="Internet_20_link" text:visited-style-name="Visited_20_Internet_20_Link">
630_360_16873...</text:a>
']</text:p>
      <text:p text:style-name="P4">
标签: ['Футбол']</text:p>
      <text:p text:style-name="P4">
类型: Article</text:p>
      <!--METADATA-->
      <text:p text:style-name="P4">
<draw:frame draw:style-name="fr1" draw:name="Image113" text:anchor-type="as-char" svg:width="6.9236in" svg:height="3.956343in" draw:z-index="0">
<draw:image xlink:href="../Images/yкринформ/2023-06-21T17-30-51-03-00/630_360_1687357745-769.jpg" xlink:type="simple" xlink:show="embed" xlink:actuate="onLoad" draw:mime-type="image/jpeg"/>
</draw:frame>
前尤文图斯，皇家马德里和意大利国家队法比奥·卡纳瓦罗(Fabio Kannavaro)将参加Game4ukraine比赛，以支持乌克兰，该比赛将于8月5日在伦敦在斯坦福桥举行。</text:p>
      <text:p text:style-name="P4">
据报道<text:a xlink:type="simple" xlink:href="https://twitter.com/game_4_ukraine/status/1671490708010614786" text:style-name="Internet_20_link" text:visited-style-name="Visited_20_Internet_20_Link">
Game4ukraine</text:a>
，报道乌克林福姆。</text:p>
      <text:p text:style-name="P4">
据报道，臀部宣告的球员中的球员将由亚历山大·辛金科(Alexander Zinchenko)和安德里(Andriy Shevchenko)选举。</text:p>
      <text:p text:style-name="P4">
<text:span text:style-name="T4">
另请阅读：</text:span>
 <text:a xlink:type="simple" xlink:href="https://www.ukrinform.ua/rubric-sports/3725551-ronaldu-proviv-rekordnij-200j-poedinok-za-zbirnu-v-kareri.html" text:style-name="Internet_20_link" text:visited-style-name="Visited_20_Internet_20_Link">
罗纳尔多为空缺团队度过了创纪录的第200场比赛</text:a>
现在众所周知，Zinchenko的团队将由阿森纳·温格(Arsenal Arsen Wenger)的前主教练领导。</text:p>
      <text:p text:style-name="P4">
照片：天空运动</text:p>
      <text:p text:style-name="P4">
News Source: <text:a xlink:type="simple" xlink:href="https://www.ukrinform.ua/rubric-sports/3725914-fabio-kannavaro-zigrae-u-blagodijnomu-matci-na-pidtrimku-ukraini.html" text:style-name="Internet_20_link" text:visited-style-name="Visited_20_Internet_20_Link">
https://www.ukrinform.ua/rubric-sports/3725914-fabio-kannavaro-zigrae-u-blagodijnomu-matci-na-pidtrimku-ukraini.html</text:a>
</text:p>
      <!--NEWS-->
      <text:h text:style-name="P10" text:outline-level="1">
<text:span text:style-name="T4">
库勒巴（Kuleba</text:span>
</text:h>
      <text:p text:style-name="P4">
作者: Ukrinform (Person)</text:p>
      <text:p text:style-name="P4">
出版商: Укринформ (Organization)</text:p>
      <text:p text:style-name="P4">
出版时间: 2023-06-21T17:41:43+03:00</text:p>
      <text:p text:style-name="P4">
修改时间: 2023-06-21T17:41:43+03:00</text:p>
      <text:p text:style-name="P4">
描述: 乌克兰外交事务部长，法国Dmytro Kuleba和Katrin Kolonone在伦敦举行的一次会议上讨论了对法国的新支持，以增强乌克兰的进攻能力。  - 乌克林。</text:p>
      <text:p text:style-name="P4">
图片: ['<text:a xlink:type="simple" xlink:href="https://static.ukrinform.com/photos/2023_06/thumb_files/630_360_1687358371-981.jpg" text:style-name="Internet_20_link" text:visited-style-name="Visited_20_Internet_20_Link">
630_360_16873...</text:a>
']</text:p>
      <text:p text:style-name="P4">
标签: ['Франція', 'Дмитро Кулеба', 'ЗСУ', 'допомога']</text:p>
      <text:p text:style-name="P4">
类型: Article</text:p>
      <!--METADATA-->
      <text:p text:style-name="P4">
<draw:frame draw:style-name="fr1" draw:name="Image114" text:anchor-type="as-char" svg:width="6.9236in" svg:height="3.956343in" draw:z-index="0">
<draw:image xlink:href="../Images/yкринформ/2023-06-21T17-41-43-03-00/630_360_1687358371-981.jpg" xlink:type="simple" xlink:show="embed" xlink:actuate="onLoad" draw:mime-type="image/jpeg"/>
</draw:frame>
乌克兰和法国Dmytro Kuleba和Katrin Colonna的Ministhard -Border事务讨论了伦敦法国的新支持，以加强乌克兰。</text:p>
      <text:p text:style-name="P4">
根据乌克林福姆的说法，乌克兰外交部报道了这<text:a xlink:type="simple" xlink:href="https://t.me/Ukraine_MFA/1829" text:style-name="Internet_20_link" text:visited-style-name="Visited_20_Internet_20_Link">
电报</text:a>
。</text:p>
      <text:p text:style-name="P4">
“ Dmytro Kuleba在伦敦与法国同事Katrincolone进行了谈判，并表示感谢法国对雄心勃勃的北约-Nato的开放。 部长们还讨论了新的支持<text:a xlink:type="simple" xlink:href="https://www.ukrinform.ua/tag-francia" text:style-name="Internet_20_link" text:visited-style-name="Visited_20_Internet_20_Link">
法国</text:a>
为了增强乌克兰的进攻，”邮报说。</text:p>
      <text:p text:style-name="P4">
<text:span text:style-name="T4">
另请阅读：</text:span>
 <text:a xlink:type="simple" xlink:href="https://www.ukrinform.ua/rubric-ato/3702244-rosia-navmisno-obstrilue-zitlovi-budinki-v-ukraini-mzs-francii.html" text:style-name="Internet_20_link" text:visited-style-name="Visited_20_Internet_20_Link">
俄罗斯故意在乌克兰开火 -  MSFRANCE</text:a>
据报道，法国外交部长卡特林·科洛纳(Katrin Kolonna)在乌克兰重建国际会议上表示，<text:a xlink:type="simple" xlink:href="https://www.ukrinform.ua/rubric-vidbudova/3725847-francia-vidilit-ukraini-dodatkovi-40-miljoniv-na-vidbudovu.html" text:style-name="Internet_20_link" text:visited-style-name="Visited_20_Internet_20_Link">
法国将在2023年获得乌克兰的额外4000万欧元的财政援助</text:a>
。</text:p>
      <text:p text:style-name="P4">
<text:span text:style-name="T5">
foto：外国</text:span>
</text:p>
      <text:p text:style-name="P4">
News Source: <text:a xlink:type="simple" xlink:href="https://www.ukrinform.ua/rubric-ato/3725922-kuleba-obgovoriv-iz-kolonnou-novu-nastupalnu-dopomogu-francii-dla-zsu.html" text:style-name="Internet_20_link" text:visited-style-name="Visited_20_Internet_20_Link">
https://www.ukrinform.ua/rubric-ato/3725922-kuleba-obgovoriv-iz-kolonnou-novu-nastupalnu-dopomogu-francii-dla-zsu.html</text:a>
</text:p>
      <!--NEWS-->
      <text:h text:style-name="P10" text:outline-level="1">
<text:span text:style-name="T4">
在基辅地区，昵称“ jol”拘留了Boyarka的“手表”</text:span>
</text:h>
      <text:p text:style-name="P4">
作者: Ukrinform (Person)</text:p>
      <text:p text:style-name="P4">
出版商: Укринформ (Organization)</text:p>
      <text:p text:style-name="P4">
出版时间: 2023-06-21T17:43:00+03:00</text:p>
      <text:p text:style-name="P4">
修改时间: 2023-06-21T17:43:00+03:00</text:p>
      <text:p text:style-name="P4">
描述: 在基辅地区，警察在博伊卡市拘留了所谓的“守望”，该城市在城市中传播了犯罪的影响，并从居民那里进行了勒索。  - 乌克林。</text:p>
      <text:p text:style-name="P4">
图片: ['<text:a xlink:type="simple" xlink:href="https://static.ukrinform.com/photos/2023_06/thumb_files/630_360_1687358486-150.jpg" text:style-name="Internet_20_link" text:visited-style-name="Visited_20_Internet_20_Link">
630_360_16873...</text:a>
']</text:p>
      <text:p text:style-name="P4">
标签: ['Затримання', 'Кримінал', 'Київщина', 'Злодій в законі']</text:p>
      <text:p text:style-name="P4">
类型: Article</text:p>
      <!--METADATA-->
      <text:p text:style-name="P4">
<draw:frame draw:style-name="fr1" draw:name="Image115" text:anchor-type="as-char" svg:width="6.9236in" svg:height="3.956343in" draw:z-index="0">
<draw:image xlink:href="../Images/yкринформ/2023-06-21T17-43-00-03-00/630_360_1687358486-150.jpg" xlink:type="simple" xlink:show="embed" xlink:actuate="onLoad" draw:mime-type="image/jpeg"/>
</draw:frame>
Ukiiv地区警察拘留了Boyarka市以外的So称为“手表”，该城市在城市中传播了犯罪的影响，并从事储蓄金钱的勒索。</text:p>
      <text:p text:style-name="P4">
根据乌克林福姆(Ukrinform(https://t.me/press_kobl/1387)。</text:p>
      <text:p text:style-name="P4">
在基辅地区检察官办公室的程序指导下，揭示了<text:a xlink:type="simple" xlink:href="https://www.ukrinform.ua/tag-pidozra" text:style-name="Internet_20_link" text:visited-style-name="Visited_20_Internet_20_Link">
怀疑</text:a>
居民关于犯罪影响和勒索的事实(艺术的第2部分。 255-1，h。 4汤匙。 《乌克兰刑法》 189).</text:p>
      <text:p text:style-name="P4">
За даними слідства, підозрюваний відбував покарання за спричинення тяжкихтілесних ушкоджень, що спричинили смерть потерпілого.</text:p>
      <text:p text:style-name="P4">
За сім років ув’язнення він здобув авторитет серед засуджених та отримаввідповідальне становище в кримінальній ієрархії - так званого "смотрящого","ответчика за городом Боярка".</text:p>
      <text:p text:style-name="P4">
Чоловік отримав прізвисько "Джола" та після звільнення з місць позбавленняволі поширював злочинний вплив у Боярці Київської області.</text:p>
      <text:p text:style-name="P4">
Він контролював надходження, витрати та розподіл грошових коштів, отриманихзлочинним шляхом, призначених для забезпечення існування та функціонуванняланок криміногенного суспільства.</text:p>
      <text:p text:style-name="P4">
<text:span text:style-name="T4">
Читайте також:</text:span>
 <text:a xlink:type="simple" xlink:href="https://www.ukrinform.ua/rubric-regions/3666996-sbu-nejtralizuvala-bandi-aki-terorizuvali-harkiv-odesu-ta-sumsinu.html" text:style-name="Internet_20_link" text:visited-style-name="Visited_20_Internet_20_Link">
 СБУ нейтралізувала банди, які тероризували Харків, Одесута Сумщину </text:a>
犯罪嫌疑人利用他在犯罪世界中的地位要求赚钱。</text:p>
      <text:p text:style-name="P4">
该人被拘留。</text:p>
      <text:p text:style-name="P4">
法院被派往法院，以警惕的持有形式选举预防措施。</text:p>
      <text:p text:style-name="P4">
如[Ukrinform]报道(https://www.ukrinform.ua/rubric-regions/3718600-sbu-zneskodila-na-poltavsini-bandu-kriminalnogo-avtoriteta-na-prizvisko-moskva.html)在波尔塔瓦地区的特殊行动中，一个团伙在波尔塔瓦地区被告知，该团伙恐吓了当地人并从企业家那里“淘汰”了不存在的债务。</text:p>
      <text:p text:style-name="P4">
<text:span text:style-name="T5">
foto：基辅地区检察官办公室</text:span>
</text:p>
      <text:p text:style-name="P4">
News Source: <text:a xlink:type="simple" xlink:href="https://www.ukrinform.ua/rubric-regions/3725924-na-kiivsini-zatrimali-smotrasogo-za-boarkou-na-prizvisko-dzola.html" text:style-name="Internet_20_link" text:visited-style-name="Visited_20_Internet_20_Link">
https://www.ukrinform.ua/rubric-regions/3725924-na-kiivsini-zatrimali-smotrasogo-za-boarkou-na-prizvisko-dzola.html</text:a>
</text:p>
      <!--NEWS-->
      <text:h text:style-name="P10" text:outline-level="1">
<text:span text:style-name="T4">
乌克兰拳击手Usik开始为与杜巴战斗做准备</text:span>
</text:h>
      <text:p text:style-name="P4">
作者: Ukrinform (Person)</text:p>
      <text:p text:style-name="P4">
出版商: Укринформ (Organization)</text:p>
      <text:p text:style-name="P4">
出版时间: 2023-06-21T17:43:18+03:00</text:p>
      <text:p text:style-name="P4">
修改时间: 2023-06-21T17:43:18+03:00</text:p>
      <text:p text:style-name="P4">
描述: WBA，WBO，IBO和IBF冠军Alexander Usyk（20-0，13 KO）开始为与Daniel Duba（19-1，18 KO）的战斗做准备。</text:p>
      <ul>
        <li>
I的，。: </li>
      </ul>
      <text:p text:style-name="P4">
图片: ['<text:a xlink:type="simple" xlink:href="https://static.ukrinform.com/photos/2023_06/thumb_files/630_360_1687358500-289.jpg" text:style-name="Internet_20_link" text:visited-style-name="Visited_20_Internet_20_Link">
630_360_16873...</text:a>
']</text:p>
      <text:p text:style-name="P4">
标签: ['Бокс', 'Усик']</text:p>
      <text:p text:style-name="P4">
类型: Article</text:p>
      <!--METADATA-->
      <text:p text:style-name="P4">
<draw:frame draw:style-name="fr1" draw:name="Image116" text:anchor-type="as-char" svg:width="6.9236in" svg:height="3.956343in" draw:z-index="0">
<draw:image xlink:href="../Images/yкринформ/2023-06-21T17-43-18-03-00/630_360_1687358500-289.jpg" xlink:type="simple" xlink:show="embed" xlink:actuate="onLoad" draw:mime-type="image/jpeg"/>
</draw:frame>
超重亚历山大·乌斯克(Alexander usik)(20-0，13 KO)开始为与丹尼尔·杜巴(Daniel Duba)战斗做准备(19-1，18 ko).</text:p>
      <text:p text:style-name="P4">
Про це повідомляє <text:a xlink:type="simple" xlink:href="https://www.instagram.com/p/Ctv0QgIrPRf/" text:style-name="Internet_20_link" text:visited-style-name="Visited_20_Internet_20_Link">
 LuckyPunch </text:a>
，报道乌克林福姆。</text:p>
      <text:p text:style-name="P4">
战斗可以在8月26日在弗罗茨瓦夫通过。</text:p>
      <text:p text:style-name="P4">
<text:span text:style-name="T4">
另请阅读：</text:span>
 <text:a xlink:type="simple" xlink:href="https://www.ukrinform.ua/rubric-sports/3725213-ukrainskij-bokser-selestuk-viklikav-na-bij-kubinca-ugasa.html" text:style-name="Internet_20_link" text:visited-style-name="Visited_20_Internet_20_Link">
乌克兰人<text:span text:style-name="T4">
盒子</text:span>
 Shelestyuk打电话给Kubintsegas战斗</text:a>
据报道，乌克兰队在这场战斗中赢得了促销竞标。</text:p>
      <text:p text:style-name="P4">
照片：instagram.com/usykaa/</text:p>
      <text:p text:style-name="P4">
News Source: <text:a xlink:type="simple" xlink:href="https://www.ukrinform.ua/rubric-sports/3725923-ukrainskij-bokser-usik-rozpocav-pidgotovku-do-bou-proti-dubua.html" text:style-name="Internet_20_link" text:visited-style-name="Visited_20_Internet_20_Link">
https://www.ukrinform.ua/rubric-sports/3725923-ukrainskij-bokser-usik-rozpocav-pidgotovku-do-bou-proti-dubua.html</text:a>
</text:p>
      <!--NEWS-->
      <text:h text:style-name="P10" text:outline-level="1">
<text:span text:style-name="T4">
伦敦的Shmigal会见了拉脱维亚总理</text:span>
</text:h>
      <text:p text:style-name="P4">
作者: Ukrinform (Person)</text:p>
      <text:p text:style-name="P4">
出版商: Укринформ (Organization)</text:p>
      <text:p text:style-name="P4">
出版时间: 2023-06-21T17:44:00+03:00</text:p>
      <text:p text:style-name="P4">
修改时间: 2023-06-21T17:44:00+03:00</text:p>
      <text:p text:style-name="P4">
描述: 总理丹尼斯·施米加尔（Denis Shmigal）和拉脱维亚总理克里希亚尼斯·卡林什（Krishianis Karinsh）在伦敦的一次会议上协调了欧盟和北约途中进一步晋升乌克兰的职位。  - 乌克林。</text:p>
      <text:p text:style-name="P4">
图片: ['<text:a xlink:type="simple" xlink:href="https://static.ukrinform.com/photos/2023_06/thumb_files/630_360_1687359256-204.jpg" text:style-name="Internet_20_link" text:visited-style-name="Visited_20_Internet_20_Link">
630_360_16873...</text:a>
']</text:p>
      <text:p text:style-name="P4">
标签: ['Латвія', 'Шмигаль', 'Конференція з відбудови у Лондоні']</text:p>
      <text:p text:style-name="P4">
类型: Article</text:p>
      <!--METADATA-->
      <text:p text:style-name="P4">
<draw:frame draw:style-name="fr1" draw:name="Image117" text:anchor-type="as-char" svg:width="6.9236in" svg:height="3.956343in" draw:z-index="0">
<draw:image xlink:href="../Images/yкринформ/2023-06-21T17-44-00-03-00/630_360_1687359256-204.jpg" xlink:type="simple" xlink:show="embed" xlink:actuate="onLoad" draw:mime-type="image/jpeg"/>
</draw:frame>
总理丹尼斯·施米加尔(Denis Schmigal)和拉脱维亚总理克里希亚尼斯·卡林斯(Krishianis Karinsh)在弗拉登的会议上，在ESR中进一步晋升乌克兰的乌克兰协调职位。</text:p>
      <text:p text:style-name="P4">
乌克兰总理在<text:a xlink:type="simple" xlink:href="https://twitter.com/Denys_Shmyhal/status/1671524481653719040" text:style-name="Internet_20_link" text:visited-style-name="Visited_20_Internet_20_Link">
Twitter</text:a>
，报道乌克林福姆。</text:p>
      <text:p text:style-name="P4">
“他会见了拉脱维亚@Krisjaniskarins的总理。 他衷心感谢拉脱维亚与俄罗斯入侵者 - 军事技术，金融，人道主义者的斗争，这已经是GDP的1.3％。 在前往欧盟和北约的途中更好地晋升乌克兰的立场。(https://www.ukrinform.ua/tag-smigal)。</text:p>
      <text:p text:style-name="P4">
<text:span text:style-name="T4">
另请阅读：</text:span>
 <text:a xlink:type="simple" xlink:href="https://www.ukrinform.ua/rubric-vidbudova/3725806-smigal-ocikuemo-so-na-konferencii-u-londoni-zmozemo-mobilizuvati-dostatno-finansiv.html" text:style-name="Internet_20_link" text:visited-style-name="Visited_20_Internet_20_Link">
<text:span text:style-name="T4">
 Shmigal </text:span>
：我们希望在伦敦主义会议上动员足够的财务状况</text:a>
正如乌克林福姆报道的，在同一天，在伦敦乌克兰恢复的会议上(https://www.ukrinform.ua/rubric-polytics/3725762-smigal-u-londoni-zustrivsa-iz-sunakom.html)与英国总理赖斯·萨纳克(Rice Sunak)一起。</text:p>
      <text:p text:style-name="P4">
乌克兰政府的负责人感谢该活动的组织，应由合作伙伴努力重建我们的国家并找到有效的乌克兰财政支持机制。 双方讨论私人业务以支持乌克兰经济。</text:p>
      <text:p text:style-name="P4">
<text:span text:style-name="T5">
foto：Denys Shmyhal，Twitter</text:span>
</text:p>
      <text:p text:style-name="P4">
News Source: <text:a xlink:type="simple" xlink:href="https://www.ukrinform.ua/rubric-polytics/3725928-smigal-u-londoni-zustrivsa-z-premerom-latvii.html" text:style-name="Internet_20_link" text:visited-style-name="Visited_20_Internet_20_Link">
https://www.ukrinform.ua/rubric-polytics/3725928-smigal-u-londoni-zustrivsa-z-premerom-latvii.html</text:a>
</text:p>
      <!--NEWS-->
      <text:h text:style-name="P10" text:outline-level="1">
<text:span text:style-name="T4">
MIGA世界银行机构已开始在乌克兰提供军事风险保险的保证</text:span>
</text:h>
      <text:p text:style-name="P4">
作者: Ukrinform (Person)</text:p>
      <text:p text:style-name="P4">
出版商: Укринформ (Organization)</text:p>
      <text:p text:style-name="P4">
出版时间: 2023-06-21T17:53:00+03:00</text:p>
      <text:p text:style-name="P4">
修改时间: 2023-06-21T17:53:00+03:00</text:p>
      <text:p text:style-name="P4">
描述: 世界银行投资集团的多边担保机构已开始为乌克兰的信托基金提供乌克兰军事风险的保证，以支持乌克兰的重建和经济学（当然）。  - 乌克林。</text:p>
      <text:p text:style-name="P4">
图片: ['<text:a xlink:type="simple" xlink:href="https://static.ukrinform.com/photos/2023_06/thumb_files/630_360_1687359108-904.jpg" text:style-name="Internet_20_link" text:visited-style-name="Visited_20_Internet_20_Link">
630_360_16873...</text:a>
']</text:p>
      <text:p text:style-name="P4">
标签: ['Інвестиції', 'Страхування', 'Відновлення України', 'Воєнні ризики', 'Конференція з відбудови у Лондоні']</text:p>
      <text:p text:style-name="P4">
类型: Article</text:p>
      <!--METADATA-->
      <text:p text:style-name="P4">
<draw:frame draw:style-name="fr1" draw:name="Image118" text:anchor-type="as-char" svg:width="6.9236in" svg:height="3.956343in" draw:z-index="0">
<draw:image xlink:href="../Images/yкринформ/2023-06-21T17-53-00-03-00/630_360_1687359108-904.jpg" xlink:type="simple" xlink:show="embed" xlink:actuate="onLoad" draw:mime-type="image/jpeg"/>
</draw:frame>
多边投资担保机构(米卡)世界银行团体必须从乌克兰的工作基金中为乌克兰的军事风险保险提供保证(当然).</text:p>
      <text:p text:style-name="P4">
Як передає Укрінформ, угоду про збільшення гарантії з 17,1 до 40,85 млн євроміж MIGA і німецьким банківським холдингом ProCredit було підписано вприсутності першого віцепрем’єр-міністра – міністра економіки України ЮліїСвириденко в Лондоні під час проведення Конференції з питань відновленняУкраїни-2023 (URC-2023)，报告<text:a xlink:type="simple" xlink:href="https://www.me.gov.ua/News/Detail" text:style-name="Internet_20_link" text:visited-style-name="Visited_20_Internet_20_Link">
经济部新闻服务服务</text:a>
 <text:a xlink:type="simple" xlink:href="https://me.gov.ua/News/Detail" text:style-name="Internet_20_link" text:visited-style-name="Visited_20_Internet_20_Link">
 .</text:a>
“这是乌克兰的重建和经济信托基金的参与，第一个实施的项目。 我确信，为那些正在等待机会开始研究的商人，从Migazatate绿光到乌克兰经济的投资风险编程<text:a xlink:type="simple" xlink:href="https://www.ukrinform.ua/tag-vidnovlenna-ukraini" text:style-name="Internet_20_link" text:visited-style-name="Visited_20_Internet_20_Link">
恢复</text:a>
我们的国家，” Sviridenko说。</text:p>
      <text:p text:style-name="P4">
<text:span text:style-name="T5">
!</text:span>
*](https://www.ukrinform.ua/rubric-vidbudova/3725900-vidnovitisa-ukrainskim-mistam-ta-selam-dopomagaut-uze-60-krain-smigal.html)值得注意的是，MIGA保修的增加扩展到了Procredit对JSC Procredit银行乌克兰子公司的首都的投资，以支持乌克兰中小型企业。 相应的程序将在2025年12月之前编程。 将MIGA担保提高2375万欧元，以优化其现有资本，继续继续进行必要的银行服务，并可能向客户产生新的贷款。</text:p>
      <text:p text:style-name="P4">
据乌克林福姆报道，Migbaul的多边担保机构于1988年成立。 它是世界银行集团的成员，并在发展中国家直接投资。MIGA活动应降低限制转换和翻译的限制风险，政府违反合同，征用，战争和公民的合同。 该机构提高私人投资者和债权人信贷的主要任务之一。Procredit Holding Ag&amp;Co。 KGAA位于德国Main的Frankfurt，是一家母公司，专注于Procredit集团的开发，该集团由中小型企业的商业银行制成。 在乌克兰同伴中，金融机构有一个金融机构。</text:p>
      <text:p text:style-name="P4">
News Source: <text:a xlink:type="simple" xlink:href="https://www.ukrinform.ua/rubric-economy/3725926-agentstvo-svitovogo-banku-miga-pocalo-nadavati-garantii-dla-strahuvanna-voennih-rizikiv-v-ukraini.html" text:style-name="Internet_20_link" text:visited-style-name="Visited_20_Internet_20_Link">
https://www.ukrinform.ua/rubric-economy/3725926-agentstvo-svitovogo-banku-miga-pocalo-nadavati-garantii-dla-strahuvanna-voennih-rizikiv-v-ukraini.html</text:a>
</text:p>
      <!--NEWS-->
      <text:h text:style-name="P10" text:outline-level="1">
<text:span text:style-name="T4">
乌克兰的主菜国家队获得了世界杯107枚奖牌，并获得了第三名</text:span>
</text:h>
      <text:p text:style-name="P4">
作者: Ukrinform (Person)</text:p>
      <text:p text:style-name="P4">
出版商: Укринформ (Organization)</text:p>
      <text:p text:style-name="P4">
出版时间: 2023-06-21T17:54:13+03:00</text:p>
      <text:p text:style-name="P4">
修改时间: 2023-06-21T17:54:13+03:00</text:p>
      <text:p text:style-name="P4">
描述: 乌克兰的主菜队成为2023年欧洲锦标赛的第三名，该锦标赛在摩尔多瓦奇西诺（Chisinau）举行。  - 乌克林。</text:p>
      <text:p text:style-name="P4">
图片: ['<text:a xlink:type="simple" xlink:href="https://static.ukrinform.com/photos/2023_06/thumb_files/630_360_1687359091-514.jpg" text:style-name="Internet_20_link" text:visited-style-name="Visited_20_Internet_20_Link">
630_360_16873...</text:a>
']</text:p>
      <text:p text:style-name="P4">
标签: None</text:p>
      <text:p text:style-name="P4">
类型: Article</text:p>
      <!--METADATA-->
      <text:p text:style-name="P4">
<draw:frame draw:style-name="fr1" draw:name="Image119" text:anchor-type="as-char" svg:width="6.9236in" svg:height="3.956343in" draw:z-index="0">
<draw:image xlink:href="../Images/yкринформ/2023-06-21T17-54-13-03-00/630_360_1687359091-514.jpg" xlink:type="simple" xlink:show="embed" xlink:actuate="onLoad" draw:mime-type="image/jpeg"/>
</draw:frame>
乌克兰武器乌克兰国家队成为2023年欧洲锦标赛的第三名，该锦标赛由摩尔多瓦Vychyshin举行。</text:p>
      <text:p text:style-name="P4">
据报道<text:a xlink:type="simple" xlink:href="https://www.facebook.com/ArmwrestlingUA/posts/pfbid02TpDMKP9dVqRLnCQrWoHq56wCZbJ8KrocA6H7tSnnNhS26FbF4aWffjpEMLyogR1ol" text:style-name="Internet_20_link" text:visited-style-name="Visited_20_Internet_20_Link">
新闻服务</text:a>
据报道，乌克兰的武装联合会。</text:p>
      <text:p text:style-name="P4">
97名赢得107枚奖牌的运动员推出了乌克兰。 该作品包括在男孩，大三和年轻人中讲话的代表中(46枚奖牌)，在成年人中(17枚奖牌)，在退伍军人中(13枚奖牌)parasports的海报(31枚奖牌). Остання група спортсменів поїхала начемпіонат власним коштом, також їх підтримала Федерація армрестлінгу України.</text:p>
      <text:p text:style-name="P4">
Всього Україна здобула 36 золотих, 36 срібних, 35 бронзових медалей. Узагальнокомандному рейтингу стала 3-ю, а серед жінок-ветеранів - першою.</text:p>
      <text:p text:style-name="P4">
<text:span text:style-name="T4">
Читайте також:</text:span>
 <text:a xlink:type="simple" xlink:href="https://www.ukrinform.ua/rubric-sports/3693068-belenuk-potribno-borotisa-z-dopuskom-rosian-inakse-zarucnikami-stanut-nasi-sportsmeni.html" text:style-name="Internet_20_link" text:visited-style-name="Visited_20_Internet_20_Link">
 <text:span text:style-name="T4">
Беленюк</text:span>
 : Потрібно боротися з допуском росіян, інакшезаручниками стануть наші спортсмени </text:a>
乌克兰国家队正在为2023年世界杯做准备，该比赛将于9月24日至9月3日在哈萨克斯坦的阿尔玛蒂举行。</text:p>
      <text:p text:style-name="P4">
照片：Facebook.com</text:p>
      <text:p text:style-name="P4">
News Source: <text:a xlink:type="simple" xlink:href="https://www.ukrinform.ua/rubric-sports/3725927-zbirna-ukraini-z-armrestlingu-vigrala-107-medalej-na-ce-ta-posila-3-zagalnokomandne-misce.html" text:style-name="Internet_20_link" text:visited-style-name="Visited_20_Internet_20_Link">
https://www.ukrinform.ua/rubric-sports/3725927-zbirna-ukraini-z-armrestlingu-vigrala-107-medalej-na-ce-ta-posila-3-zagalnokomandne-misce.html</text:a>
</text:p>
      <!--NEWS-->
      <text:h text:style-name="P10" text:outline-level="1">
<text:span text:style-name="T4">
爆炸在哈尔基夫报道</text:span>
</text:h>
      <text:p text:style-name="P4">
作者: liveuamap (Language: en)</text:p>
      <text:p text:style-name="P4">
时间: 2023-06-21T17:59:25</text:p>
      <text:p text:style-name="P4">
地点: Kharkiv,Kharkivs'ka oblast (Latitude:50.0202 Longtitude:36.3069)</text:p>
      <text:p text:style-name="P4">
视频: []</text:p>
      <text:p text:style-name="P4">
图片: []</text:p>
      <text:p text:style-name="P4">
标签: ["Europe", "Central and Eastern Europe"]</text:p>
      <text:p text:style-name="P4">
Id: 22570871</text:p>
      <!--METADATA-->
      <text:p text:style-name="P4">
爆炸在哈尔基夫报道</text:p>
      <text:p text:style-name="P4">
新闻集合链接：<text:a xlink:type="simple" xlink:href="https：\/\/liveuamap.com \/en \/2023 \/21-June-june-explosion-in-kharkiv in-kharkiv" text:style-name="Internet_20_link" text:visited-style-name="Visited_20_Internet_20_Link">
https：\/\/liveuamap.com \/en \/2023 \/21-june-june-explosion-in-kharkiv</text:a>
</text:p>
      <text:p text:style-name="P4">
News Source: <text:a xlink:type="simple" xlink:href="https://t.me/huyovy_kharkiv/113822" text:style-name="Internet_20_link" text:visited-style-name="Visited_20_Internet_20_Link">
https://t.me/huyovy_kharkiv/113822</text:a>
</text:p>
      <!--NEWS-->
      <text:h text:style-name="P10" text:outline-level="1">
<text:span text:style-name="T4">
敌人未能成功地踏上四个方向</text:span>
</text:h>
      <text:p text:style-name="P4">
作者: ['АРМІЯINFORM']</text:p>
      <text:p text:style-name="P4">
时间: 2023-06-21T18: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3/06/bmp.jpg" text:style-name="Internet_20_link" text:visited-style-name="Visited_20_Internet_20_Link">
bmp.jpg</text:a>
']</text:p>
      <text:p text:style-name="P4">
标签: ['STOPRUSSIA', 'АГРЕСІЯ РФ', 'БОЙОВІ ЗІТКНЕННЯ', 'ВІЙНА', 'ВТОРГНЕННЯ РФ', 'ГЕНЕРАЛЬНИЙ ШТАБ ЗС УКРАЇНИ', 'ГШ ЗСУ', 'РАНКОВЕ ЗВЕДЕННЯ']</text:p>
      <text:p text:style-name="P4">
类别: News</text:p>
      <!--METADATA-->
      <text:p text:style-name="P4">
<draw:frame draw:style-name="fr1" draw:name="Image120" text:anchor-type="as-char" svg:width="6.9236in" svg:height="4.615733in" draw:z-index="0">
<draw:image xlink:href="../Images/AРМІЯINFORM/2023-06-21T18-00-00-04-00/bmp.jpg" xlink:type="simple" xlink:show="embed" xlink:actuate="onLoad" draw:mime-type="image/jpeg"/>
</draw:frame>
<text:span text:style-name="T4">
🔥俄罗斯入侵的情况</text:span>
</text:p>
      <text:p text:style-name="P4">
敌人继续专注于利马，巴赫穆特，阿夫迪夫和马里因斯基的指示的巴赫穆特，阿夫迪夫和马林斯基的指示。 收购期间有40次战斗冲突。</text:p>
      <text:p text:style-name="P4">
关于您早上的摘要<text:a xlink:type="simple" xlink:href="https://www.facebook.com/GeneralStaff.ua/posts/pfbid0zupXEu8ro7DMospQpLhL6imqqqwTT6iwXKJcTu3wxXXryfs6EL84q7r66WtA9gPDl" text:style-name="Internet_20_link" text:visited-style-name="Visited_20_Internet_20_Link">
报告</text:a>
乌克兰武装部队的总参谋部。</text:p>
      <text:p text:style-name="P4">
在利马方向上，敌人朝着donetsk地区的奥里克霍沃 - 瓦西利维卡(Orikhovo-vasylivka)的方向，在阿夫迪夫卡(Avdiivka)的奥利克霍沃 - 瓦西利维卡(Orikhovo-vasylivka)的方向上，在阿夫迪夫卡(Avdiivka)的方向 在所有这些领域，敌人都无法达到任何方式。</text:p>
      <text:p text:style-name="P4">
在Zaporizhzhya和Kherson的指示中，敌人继续进行防御。</text:p>
      <text:p text:style-name="P4">
News Source: <text:a xlink:type="simple" xlink:href="https://armyinform.com.ua/2023/06/21/vorog-bezuspishno-namagavsya-nastupaty-na-chotyroh-napryamkah-genshtab-zsu/" text:style-name="Internet_20_link" text:visited-style-name="Visited_20_Internet_20_Link">
https://armyinform.com.ua/2023/06/21/vorog-bezuspishno-namagavsya-nastupaty-na-chotyroh-napryamkah-genshtab-zsu/</text:a>
</text:p>
      <!--NEWS-->
      <text:h text:style-name="P10" text:outline-level="1">
<text:span text:style-name="T4">
NABU董事解释了为什么剥夺Kolomoisky公民身份是有风险的</text:span>
</text:h>
      <text:p text:style-name="P4">
作者: Ukrinform (Person)</text:p>
      <text:p text:style-name="P4">
出版商: Укринформ (Organization)</text:p>
      <text:p text:style-name="P4">
出版时间: 2023-06-21T18:00:39+03:00</text:p>
      <text:p text:style-name="P4">
修改时间: 2023-06-21T18:00:39+03:00</text:p>
      <text:p text:style-name="P4">
描述: 如果怀疑，乌克兰公民对寡头伊戈尔·科洛莫斯基（Igor Kolomoisky）的剥夺将在出国旅行时为调查带来风险。  - 乌克林。</text:p>
      <text:p text:style-name="P4">
图片: ['<text:a xlink:type="simple" xlink:href="https://static.ukrinform.com/photos/2023_06/thumb_files/630_360_1687277315-731.jpg" text:style-name="Internet_20_link" text:visited-style-name="Visited_20_Internet_20_Link">
630_360_16872...</text:a>
']</text:p>
      <text:p text:style-name="P4">
标签: ['Коломойський', 'НАБУ', 'Укрнафта', 'Громадянство', 'Кривонос']</text:p>
      <text:p text:style-name="P4">
类型: Article</text:p>
      <!--METADATA-->
      <text:p text:style-name="P4">
<draw:frame draw:style-name="fr1" draw:name="Image121" text:anchor-type="as-char" svg:width="6.9236in" svg:height="3.956343in" draw:z-index="0">
<draw:image xlink:href="../Images/yкринформ/2023-06-21T18-00-39-03-00/630_360_1687277315-731.jpg" xlink:type="simple" xlink:show="embed" xlink:actuate="onLoad" draw:mime-type="image/jpeg"/>
</draw:frame>
如果怀疑，乌克兰公民对寡头伊戈尔·科洛莫斯基(Igor Kolomoisky)的剥夺将在离开国外时为调查带来风险。</text:p>
      <text:p text:style-name="P4">
这是由国家反腐败局Semen Krivonos的董事报告的[在接受乌克林福姆采访时。 这是给出的(https://www.ukrinform.ua/rubric-economy/3725452-semen-krivonos-direktor-nacionalnogo-antikorupcijnogo-buro.html)“如果他在乌克兰的领土上并在这里犯罪，他或她应该对我们的法律负责。 剥夺公民身份将在我们出国时会造成我们的风险，并需要要求提取他的责任。”该局局长说，回答了一个问题，即在怀疑的情况下，剥夺Kolomoisky的公民身份是否会受到影响。</text:p>
      <text:p text:style-name="P4">
<text:span text:style-name="T4">
另请阅读：</text:span>
 <text:a xlink:type="simple" xlink:href="https://www.ukrinform.ua/rubric-regions/3666747-meria-dnipra-vidsudila-aeroport-u-kolomojskogo-filatov.html" text:style-name="Internet_20_link" text:visited-style-name="Visited_20_Internet_20_Link">
Dniep​​er的市政厅在<text:span text:style-name="T4">
 Kolomoisky </text:span>
  -  Filatov</text:a>
Krivonos还报告说，对乌克纳夫塔偶像的财产扣押的调查正在等待经济检查。与之相关。”</text:p>
      <text:p text:style-name="P4">
董事说：“我们没有宣布我们的怀疑，但我们正在积极工作。”</text:p>
      <text:p text:style-name="P4">
据乌克林福姆报道，去年10月10日，Kolomoisky来到了纳布。</text:p>
      <text:p text:style-name="P4">
在此之前，乌克纳夫塔(Ukrnafta)的出口和七个上衣涉嫌交换SAP检察官和Nabu侦探。</text:p>
      <text:p text:style-name="P4">
Kolomoisky是Ukrnafta的共同所有者。</text:p>
      <text:p text:style-name="P4">
*!(https://www.ukrinform.ua/rubric-economy/3717596-privlasnenna-600-miljoniv-ukrtatnafti-sbu-vikrila-biznespartnera-kolomojskogo.html)2022年9月18日，媒体报道说，纳布侦探在他在布科维尔度假胜地的居住地进行了kuolomoisky的搜索。</text:p>
      <text:p text:style-name="P4">
去年，媒体上出现了信息，说总统弗拉基米尔·泽伦斯基(Vladimir Zelensky)已提交了乌克兰公民的寡头伊戈尔·库洛莫斯基(Igor Kolomoisky)。</text:p>
      <text:p text:style-name="P4">
News Source: <text:a xlink:type="simple" xlink:href="https://www.ukrinform.ua/rubric-polytics/3725931-direktor-nabu-poasniv-comu-rizikovano-pozbavlati-kolomojskogo-gromadanstva.html" text:style-name="Internet_20_link" text:visited-style-name="Visited_20_Internet_20_Link">
https://www.ukrinform.ua/rubric-polytics/3725931-direktor-nabu-poasniv-comu-rizikovano-pozbavlati-kolomojskogo-gromadanstva.html</text:a>
</text:p>
      <!--NEWS-->
      <text:h text:style-name="P10" text:outline-level="1">
<text:span text:style-name="T4">
斯蒂芬妮斯纳（Stephanyshina）讨论了北约副秘书长 - 从维尔纽斯的Summit等待</text:span>
</text:h>
      <text:p text:style-name="P4">
作者: Ukrinform (Person)</text:p>
      <text:p text:style-name="P4">
出版商: Укринформ (Organization)</text:p>
      <text:p text:style-name="P4">
出版时间: 2023-06-21T18:04:22+03:00</text:p>
      <text:p text:style-name="P4">
修改时间: 2023-06-21T18:04:22+03:00</text:p>
      <text:p text:style-name="P4">
描述: 欧洲融合副总理奥尔加·斯蒂芬妮斯（Olga Stephanyshyn）在与北约副秘书长托马斯·霍夫斯（Thomas Hoffus）的会议上，强调了在维尔纽斯（Vilnius）在维尔纽斯（Vilnius）获得明显的政治信号的重要性。  - 乌克林。</text:p>
      <text:p text:style-name="P4">
图片: ['<text:a xlink:type="simple" xlink:href="https://static.ukrinform.com/photos/2023_06/thumb_files/630_360_1687359750-545.jpg" text:style-name="Internet_20_link" text:visited-style-name="Visited_20_Internet_20_Link">
630_360_16873...</text:a>
']</text:p>
      <text:p text:style-name="P4">
标签: ['Саміт НАТО', 'Стефанішина']</text:p>
      <text:p text:style-name="P4">
类型: Article</text:p>
      <!--METADATA-->
      <text:p text:style-name="P4">
<draw:frame draw:style-name="fr1" draw:name="Image122" text:anchor-type="as-char" svg:width="6.9236in" svg:height="3.956343in" draw:z-index="0">
<draw:image xlink:href="../Images/yкринформ/2023-06-21T18-04-22-03-00/630_360_1687359750-545.jpg" xlink:type="simple" xlink:show="embed" xlink:actuate="onLoad" draw:mime-type="image/jpeg"/>
</draw:frame>
欧洲融合副总理奥尔加·斯蒂芬妮斯(Olga Stephanyshyn)在与北约秘书长托马斯·霍夫斯(Thomas Hoffus)的会议上强调，要获得有关乌克兰在联盟成员资格的明确政治信号的重要性。</text:p>
      <text:p text:style-name="P4">
关于它报告了<text:a xlink:type="simple" xlink:href="https://www.kmu.gov.ua/news/olha-stefanishyna-zustrilas-iz-zastupnykom-heneralnoho-sekretaria-nato-z-operatsii-tomasom-hoffusom" text:style-name="Internet_20_link" text:visited-style-name="Visited_20_Internet_20_Link">
政府门户网站。</text:a>
“乌克兰已准备好进行对话，并准备以形式进行工作。 这并不是要明天加入北约，而是对我们非常重要的是，这一过程是在维尔纽斯(Vilnius)推出的。” Viceremier强调。</text:p>
      <text:p text:style-name="P4">
反过来，霍夫斯强调，乌克兰对北约至关重要，并使进一步的支持感到困惑。</text:p>
      <text:p text:style-name="P4">
<text:span text:style-name="T4">
另请阅读：</text:span>
 <text:a xlink:type="simple" xlink:href="https://www.ukrinform.ua/rubric-polytics/3724788-ukraina-stane-clenom-nato-ale-zaprosenna-u-vilnusi-ne-bude-stoltenberg.html" text:style-name="Internet_20_link" text:visited-style-name="Visited_20_Internet_20_Link">
乌克兰将成为北约的成员，但<text:span text:style-name="T4">
 Vilnius的邀请</text:span>
不会-Stoltenberg</text:a>
双方讨论了在维尔纽斯的未来北约峰会，乌克兰的国防支持以及合作加深的准备，以便在联盟中获得乌克兰的正式成员。</text:p>
      <text:p text:style-name="P4">
谈话的主要主题是实施全面的援助计划<text:a xlink:type="simple" xlink:href="https://www.ukrinform.ua/tag-nato" text:style-name="Internet_20_link" text:visited-style-name="Visited_20_Internet_20_Link">
北约</text:a>
乌克兰，将在维尔纽斯考虑。</text:p>
      <text:p text:style-name="P4">
Stephanyshyn和Hoffus积极赞扬了该包装中向乌克兰开发援助的工作，特别关注了诸如Demining of Territories，Tavuzhmaya服务人员的社会保护。</text:p>
      <text:p text:style-name="P4">
Viceremier-Minister还向对话者介绍了对北约北约援助套餐项目协调的置信度机制的功能。</text:p>
      <text:p text:style-name="P4">
<text:span text:style-name="T4">
另请阅读：</text:span>
 <text:a xlink:type="simple" xlink:href="https://www.ukrinform.ua/rubric-polytics/3719764-nato-mae-nadati-ukraini-garantii-bezpeki-sob-istoria-z-vijnou-ne-povtorilasa-stoltenberg.html" text:style-name="Internet_20_link" text:visited-style-name="Visited_20_Internet_20_Link">
乌克兰 - 在北约，但战争结束后：如果是这样的表述？ 这是给出的(https://www.ukrinform.ua/rubric-ato/3725713-ukraina-v-nato-ale-pisla-zakincenna-vijni-u-comu-rizik-podibnogo-formuluvanna.html)据报道，7月11日至12日在维尔纽斯(北约峰会将举行。</text:a>
在各个层面上，乌克兰一方强调，在2008年北约布加勒斯特峰会上听到的“乌克兰联盟成员”的保证是不够的。<text:span text:style-name="T5">
foto：eu-ua.org</text:span>
</text:p>
      <text:p text:style-name="P4">
News Source: <text:a xlink:type="simple" xlink:href="https://www.ukrinform.ua/rubric-polytics/3725934-stefanisina-obgovorila-iz-zastupnikom-genseka-nato-ocikuvanna-vid-samitu-u-vilnusi.html" text:style-name="Internet_20_link" text:visited-style-name="Visited_20_Internet_20_Link">
https://www.ukrinform.ua/rubric-polytics/3725934-stefanisina-obgovorila-iz-zastupnikom-genseka-nato-ocikuvanna-vid-samitu-u-vilnusi.html</text:a>
</text:p>
      <!--NEWS-->
      <text:h text:style-name="P10" text:outline-level="1">
<text:span text:style-name="T4">
在库皮斯克的方向上，俄罗斯人积累了部队并不断提出DRG -Sinegubov</text:span>
</text:h>
      <text:p text:style-name="P4">
作者: Ukrinform (Person)</text:p>
      <text:p text:style-name="P4">
出版商: Укринформ (Organization)</text:p>
      <text:p text:style-name="P4">
出版时间: 2023-06-21T18:11:08+03:00</text:p>
      <text:p text:style-name="P4">
修改时间: 2023-06-21T18:11:08+03:00</text:p>
      <text:p text:style-name="P4">
描述: 在库皮斯克的方向上，入侵者积累了部队并不断提出破坏团体，但是武装部队看到了所有这些行动并做出了充分的回应，哈尔基夫成功的敌人没有。  - 乌克林。</text:p>
      <text:p text:style-name="P4">
图片: ['<text:a xlink:type="simple" xlink:href="https://static.ukrinform.com/photos/2021_06/thumb_files/630_360_1622662401-106.jpg" text:style-name="Internet_20_link" text:visited-style-name="Visited_20_Internet_20_Link">
630_360_16226...</text:a>
']</text:p>
      <text:p text:style-name="P4">
标签: ['Російські військові', 'Харківщина', 'Синєгубов', 'Війна з Росією', 'Диверсанти', 'Єдині новини']</text:p>
      <text:p text:style-name="P4">
类型: Article</text:p>
      <!--METADATA-->
      <text:p text:style-name="P4">
<draw:frame draw:style-name="fr1" draw:name="Image123" text:anchor-type="as-char" svg:width="6.9236in" svg:height="3.956343in" draw:z-index="0">
<draw:image xlink:href="../Images/yкринформ/2023-06-21T18-11-08-03-00/630_360_1622662401-106.jpg" xlink:type="simple" xlink:show="embed" xlink:actuate="onLoad" draw:mime-type="image/jpeg"/>
</draw:frame>
入侵者积累了部队，并不断提出侦察和侦察团体，但他们看到了所有这些行动，并充分回应了哈尔基夫成功的敌人在哈尔基夫没有成功。</text:p>
      <text:p text:style-name="P4">
哈尔基夫地区军事管理局负责人奥列格·辛尼格博夫(Oleg Synigubov)在Teleterna的气氛中说，这是“统一新闻”。</text:p>
      <text:p text:style-name="P4">
“这个占领者的区域一直是优先事项，因为它导致了有很多铁路的购买者，他们需要(由铁路连接的Kupyansk-nodular与Kharkiv，Conalyki，Svyatogorsk，Belgorod，Popasna，Kupyansk-South-Ed连接。)考虑到他们没有摆脱对哈尔基夫地区定居点的占领的痛苦意图，以及去年秋天的先前丢失地位的反思。他们不断地提出破坏性和情报团体，但他们没有成功。 我们现在看到的是，是的，确实有很多部队。 也就是说，要获得更大的打击或努力打破防御的副本。 但是，武装部队被排斥，他们看到了一切并采取了足够的措施。” Synigubov说。</text:p>
      <text:p text:style-name="P4">
<text:span text:style-name="T4">
另请阅读：</text:span>
 <text:a xlink:type="simple" xlink:href="https://www.ukrinform.ua/rubric-regions/3724919-sinegubov-rozpoviv-skilki-ludej-narazi-prozivaut-u-harkovi.html" text:style-name="Internet_20_link" text:visited-style-name="Visited_20_Internet_20_Link">
Sinegubov告诉目前有多少人住在Uharkiv</text:a>
据他说，目前有11,000人居住在库班斯克社区，有520人是儿童。 人们从不断受到火灾的库皮斯克方向的边界定居点，人们被撤离。</text:p>
      <text:p text:style-name="P4">
Synugubov说：“所有服务都可以提高准备就绪，如有必要，我们可以朝这个方向撤离。”</text:p>
      <text:p text:style-name="P4">
根据乌克林福姆的说法，根据第92 Ombr的军队，在库珀扬斯基纳普里克敌人<text:a xlink:type="simple" xlink:href="https://www.ukrinform.ua/rubric-ato/3724768-na-kupanskomu-napramku-rosiani-dva-tizni-namagalisa-atakuvati-grupami-stormz-vijskovi.html" text:style-name="Internet_20_link" text:visited-style-name="Visited_20_Internet_20_Link">
</text:a>
<text:a xlink:type="simple" xlink:href="https://www.ukrinform.ua/rubric-ato/3724768-na-kupanskomu-napramku-rosiani-dva-tizni-namagalisa-atakuvati-grupami-stormz-vijskovi.html" text:style-name="Internet_20_link" text:visited-style-name="Visited_20_Internet_20_Link">
试图攻击</text:a>
使用由罪犯组成的Storm-Z组，但没有成功。</text:p>
      <text:p text:style-name="P4">
News Source: <text:a xlink:type="simple" xlink:href="https://www.ukrinform.ua/rubric-ato/3725935-na-kupanskomu-napramku-rosiani-nakopicuut-vijska-i-postijno-visuvaut-drg-sinegubov.html" text:style-name="Internet_20_link" text:visited-style-name="Visited_20_Internet_20_Link">
https://www.ukrinform.ua/rubric-ato/3725935-na-kupanskomu-napramku-rosiani-nakopicuut-vijska-i-postijno-visuvaut-drg-sinegubov.html</text:a>
</text:p>
      <!--NEWS-->
      <text:h text:style-name="P10" text:outline-level="1">
<text:span text:style-name="T4">
个人资料委员会建议理事会采用有关消费税的电子标志的法律</text:span>
</text:h>
      <text:p text:style-name="P4">
作者: Ukrinform (Person)</text:p>
      <text:p text:style-name="P4">
出版商: Укринформ (Organization)</text:p>
      <text:p text:style-name="P4">
出版时间: 2023-06-21T18:17:59+03:00</text:p>
      <text:p text:style-name="P4">
修改时间: 2023-06-21T18:17:59+03:00</text:p>
      <text:p text:style-name="P4">
描述: 财务，税收和海关政策委员会建议Verkhovna Rada在二读中批准，总体上，第8287号法案，该法案设想了2026年1月1日从2026年1月1日引入E -Brand的消费税税。  - 乌克林。</text:p>
      <text:p text:style-name="P4">
图片: ['<text:a xlink:type="simple" xlink:href="https://static.ukrinform.com/photos/2017_06/thumb_files/630_360_1498030991-5537.jpg" text:style-name="Internet_20_link" text:visited-style-name="Visited_20_Internet_20_Link">
630_360_14980...</text:a>
']</text:p>
      <text:p text:style-name="P4">
标签: ['Акциз', 'Марка', 'Законопроєкт', 'Верховна Рада']</text:p>
      <text:p text:style-name="P4">
类型: Article</text:p>
      <!--METADATA-->
      <text:p text:style-name="P4">
<draw:frame draw:style-name="fr1" draw:name="Image124" text:anchor-type="as-char" svg:width="6.9236in" svg:height="3.946452in" draw:z-index="0">
<draw:image xlink:href="../Images/yкринформ/2023-06-21T18-17-59-03-00/630_360_1498030991-5537.jpg" xlink:type="simple" xlink:show="embed" xlink:actuate="onLoad" draw:mime-type="image/jpeg"/>
</draw:frame>
财务，税收和海关政策的询问委员会建议在二读中最高RAD，整体上，第8287号法案，该法案设想从2026年1月1日的E -Brand Excise税税进行实施。</text:p>
      <text:p text:style-name="P4">
正如乌克林福姆报道的那样，在[电报]中(http://t.me/getmantsevdanil/4908?fbclid=IwAR29tPq7vDWrroH4tFDuIKV13OtM1WDqF7-dBjevCLwFWl5aiE5vDfMXJzE)餐桌政策Danilo Getmantsev告知议会财务委员会主席。</text:p>
      <text:p text:style-name="P4">
该声明说：“委员会建议在二读中，整体上，该账单#8287，它设想从2026年1月1日开始引入电子马尔卡基西斯税。”</text:p>
      <text:p text:style-name="P4">
<text:span text:style-name="T4">
另请阅读：</text:span>
 <text:a xlink:type="simple" xlink:href="https://www.ukrinform.ua/rubric-economy/3709767-palne-tutun-alkogol-ak-navesti-lad-na-rinkah-pidakciznih-tovariv.html" text:style-name="Internet_20_link" text:visited-style-name="Visited_20_Internet_20_Link">
燃料，烟草，酒精：如何在连帽商品的市场中播放</text:a>
值得注意的是，电子邮件将提供：跟踪酒精，烟草，电子烟液体从制造商到最终消费者的运动，以控制Dezaki商品的消费税税金额的完整性和及时性。 此外，每个公民都将能够识别产品并检查产品起源的合法性。</text:p>
      <text:p text:style-name="P4">
同样，创建消费品的电子循环将提供国家机构与经济实体之间的电子相互作用。 在这种情况下，系统将订购消费税的纸张标记的繁重过程，系统将在订单阶段计算并设置帐户的订单税额，并设置帐户。</text:p>
      <text:p text:style-name="P4">
<text:span text:style-name="T4">
另请阅读：</text:span>
 [BAB暴露了地下生产(https://www.ukrinform.ua/rubric-economy/3719124-beb-vikrilo-pidpilne-virobnictvo-spirtu-z-sodennim-oborotom-u-20-tonn.html)根据Hetmantsev的说法，该法案将翻译帐户<text:a xlink:type="simple" xlink:href="https://www.ukrinform.ua/tag-alkogol" text:style-name="Internet_20_link" text:visited-style-name="Visited_20_Internet_20_Link">
酒精</text:a>
，以电子格式的电子卷烟的烟草产品和液体，简化并克服阴影。</text:p>
      <text:p text:style-name="P4">
据报道，由于非法酒产品的流通，国家预算在当年未收到90亿UAH的税收。</text:p>
      <text:p text:style-name="P4">
News Source: <text:a xlink:type="simple" xlink:href="https://www.ukrinform.ua/rubric-economy/3725937-profilnij-komitet-rekomendue-radi-uhvaliti-zakonoproekt-pro-emarku-akciznogo-podatku.html" text:style-name="Internet_20_link" text:visited-style-name="Visited_20_Internet_20_Link">
https://www.ukrinform.ua/rubric-economy/3725937-profilnij-komitet-rekomendue-radi-uhvaliti-zakonoproekt-pro-emarku-akciznogo-podatku.html</text:a>
</text:p>
      <!--NEWS-->
      <text:h text:style-name="P10" text:outline-level="1">
<text:span text:style-name="T4">
纳布希望逐步将员工提升到300个职位-Krivonos</text:span>
</text:h>
      <text:p text:style-name="P4">
作者: Ukrinform (Person)</text:p>
      <text:p text:style-name="P4">
出版商: Укринформ (Organization)</text:p>
      <text:p text:style-name="P4">
出版时间: 2023-06-21T18:18:18+03:00</text:p>
      <text:p text:style-name="P4">
修改时间: 2023-06-21T18:18:18+03:00</text:p>
      <text:p text:style-name="P4">
描述: 纳布被送往议会的反腐败委员会，该委员会的人员人员人员配备从700名雇员增加到1000名。  - 乌克林。</text:p>
      <text:p text:style-name="P4">
图片: ['<text:a xlink:type="simple" xlink:href="https://static.ukrinform.com/photos/2023_06/thumb_files/630_360_1687277316-190.jpg" text:style-name="Internet_20_link" text:visited-style-name="Visited_20_Internet_20_Link">
630_360_16872...</text:a>
']</text:p>
      <text:p text:style-name="P4">
标签: ['НАБУ', 'Кривонос']</text:p>
      <text:p text:style-name="P4">
类型: Article</text:p>
      <!--METADATA-->
      <text:p text:style-name="P4">
<draw:frame draw:style-name="fr1" draw:name="Image125" text:anchor-type="as-char" svg:width="6.9236in" svg:height="3.956343in" draw:z-index="0">
<draw:image xlink:href="../Images/yкринформ/2023-06-21T18-18-18-03-00/630_360_1687277316-190.jpg" xlink:type="simple" xlink:show="embed" xlink:actuate="onLoad" draw:mime-type="image/jpeg"/>
</draw:frame>
该法案与议会的反腐败委员会有关，该委员会的人员逐渐增加到了700名工人。</text:p>
      <text:p text:style-name="P4">
为此，明年的预算需要额外的资金。 国家反腐败局精液中的主任在[访谈乌克林福姆]报道说。(https://www.ukrinform.ua/rubric-economy/3725452-semen-krivonos-direktor-nacionalnogo-antikorupcijnogo-buro.html) <text:a xlink:type="simple" xlink:href="https://www.ukrinform.ua/rubric-economy/3725452-semen-krivonos-direktor-nacionalnogo-antikorupcijnogo-buro.html" text:style-name="Internet_20_link" text:visited-style-name="Visited_20_Internet_20_Link">
 .</text:a>
“在5月底，我们向反腐败委员会发送了一项法案。 我们正在等待它的注册和进一步的讨论，促进Verkhovna Rada。” Krivonos说。</text:p>
      <text:p text:style-name="P4">
他说，有必要增加有约束力的工人的数量，而该局的刑事案件数量增加。</text:p>
      <text:p text:style-name="P4">
<text:span text:style-name="T4">
另请阅读：</text:span>
 [克里沃诺斯(Krivonos(https://www.ukrinform.ua/rubric-society/3725757-krivonos-skazav-aki-zlocini-budut-u-prioriteti-nabu.html)“从2015年的该局到今天，诉讼的数量已大大增加。 在工作开始时，大约有250例犯罪病例。 截至2022年底 -  716年。这些是与预算资金盗窃的严重计划，犯罪组织的活动有关的复杂规定，需要大量参与者的参与。 因此，调查单位的负担正在大大增加。”他说。</text:p>
      <text:p text:style-name="P4">
克里沃诺斯(Krivonos)还提请人们注意以下事实：在我们赢得战后恢复之后，将要指导大量资金，并且它们的分配和使用应大胆地负责和透明。</text:p>
      <text:p text:style-name="P4">
“我们需要确保有效监控和控制乌克兰恢复过程。 这部分局的负担也将增长。”他解释说。</text:p>
      <text:p text:style-name="P4">
根据纳布董事的说法，为了增加员工人数，有必要为明年提供额外的资金。 该局还指望国际捐助者的支持。</text:p>
      <text:p text:style-name="P4">
<text:span text:style-name="T4">
“ </text:span>
根据局的经验，我们与人员培训有关的许多材料需求涵盖了它。 因此，金融负荷将在国家预算和国际捐助者的帮助之间分配。”他说：“明天要将员工提升到300个职位，我们需要更多的十亿人。”</text:p>
      <text:p text:style-name="P4">
“但是，通过了解该法案的过渡条款中的国家预算负担，我们通过键入自2024年以来逐步增加了人员编号。 这将使您能够更均匀地分配支出，并且不会在州预算上付出过多的负担。”局局长说。</text:p>
      <text:p text:style-name="P4">
Krivonis指出，在评估该局的资金时，有必要考虑经济影响的经济影响<text:a xlink:type="simple" xlink:href="https://www.ukrinform.ua/tag-nabu" text:style-name="Internet_20_link" text:visited-style-name="Visited_20_Internet_20_Link">
Nabu</text:a>
以及去年的SAP，总计超过3 Mlrd UAH。</text:p>
      <text:p text:style-name="P4">
同样，在过去的一年中，17亿次转移到了武装部队，其中包括大约7亿架无人机军。</text:p>
      <text:p text:style-name="P4">
News Source: <text:a xlink:type="simple" xlink:href="https://www.ukrinform.ua/rubric-polytics/3725938-nabu-hoce-poetapno-zbilsiti-stat-na-300-posad-krivonos.html" text:style-name="Internet_20_link" text:visited-style-name="Visited_20_Internet_20_Link">
https://www.ukrinform.ua/rubric-polytics/3725938-nabu-hoce-poetapno-zbilsiti-stat-na-300-posad-krivonos.html</text:a>
</text:p>
      <!--NEWS-->
      <text:h text:style-name="P10" text:outline-level="1">
<text:span text:style-name="T4">
Khersonvodokanal收到了一家便携式实验室，用于分析水质</text:span>
</text:h>
      <text:p text:style-name="P4">
作者: Ukrinform (Person)</text:p>
      <text:p text:style-name="P4">
出版商: Укринформ (Organization)</text:p>
      <text:p text:style-name="P4">
出版时间: 2023-06-21T18:20:14+03:00</text:p>
      <text:p text:style-name="P4">
修改时间: 2023-06-21T18:20:14+03:00</text:p>
      <text:p text:style-name="P4">
描述: 红十字会国际委员会提供了一家便携式实验室，用于分析赫森沃多卡纳尔的水质。  - 乌克林。</text:p>
      <text:p text:style-name="P4">
图片: ['<text:a xlink:type="simple" xlink:href="https://static.ukrinform.com/photos/2023_06/thumb_files/630_360_1687360704-300.jpg" text:style-name="Internet_20_link" text:visited-style-name="Visited_20_Internet_20_Link">
630_360_16873...</text:a>
']</text:p>
      <text:p text:style-name="P4">
标签: ['Херсон', 'Вода', 'Лабораторія', 'Водоканал']</text:p>
      <text:p text:style-name="P4">
类型: Article</text:p>
      <!--METADATA-->
      <text:p text:style-name="P4">
<draw:frame draw:style-name="fr1" draw:name="Image126" text:anchor-type="as-char" svg:width="6.9236in" svg:height="3.956343in" draw:z-index="0">
<draw:image xlink:href="../Images/yкринформ/2023-06-21T18-20-14-03-00/630_360_1687360704-300.jpg" xlink:type="simple" xlink:show="embed" xlink:actuate="onLoad" draw:mime-type="image/jpeg"/>
</draw:frame>
红十字会国际委员会提供了一家便携式实验室，用于分析水质。</text:p>
      <text:p text:style-name="P4">
根据乌克林福姆的报道，它报告了<text:a xlink:type="simple" xlink:href="https://t.me/khersonskaODA/7236" text:style-name="Internet_20_link" text:visited-style-name="Visited_20_Internet_20_Link">
Kherson Ova</text:a>
。</text:p>
      <text:p text:style-name="P4">
声明说：“赫森沃多卡纳尔(Khersonvodokanal)收到了一家便携式实验室，用于分析水质。该设备由红十字会国际委员会提供。”</text:p>
      <text:p text:style-name="P4">
如前所述，Wagtech Potalab站允许系统地监视状态<text:a xlink:type="simple" xlink:href="https://www.ukrinform.ua/tag-voda" text:style-name="Internet_20_link" text:visited-style-name="Visited_20_Internet_20_Link">
Water</text:a>
，分析微生物和物理化学指标是否相对应。 得益于现代设施，水电工具将能够更迅速地进行研究。</text:p>
      <text:p text:style-name="P4">
公用事业还收到了用于吹水和排水的软管和过滤器。</text:p>
      <text:p text:style-name="P4">
正如乌克林福姆报道的，在6月6日的晚上<text:a xlink:type="simple" xlink:href="https://www.ukrinform.ua/rubric-other_news/3720776-pidriv-rosianami-kahovskoi-ges-usi-novini.html" text:style-name="Internet_20_link" text:visited-style-name="Visited_20_Internet_20_Link">
俄罗斯军队Kakhovskaya水力发电站</text:a>
引起了赫尔森和米科洛地区的一部分洪水，同时 - 卡科夫卡水库的严重打磨。</text:p>
      <text:p text:style-name="P4">
<text:span text:style-name="T4">
另请阅读：</text:span>
 [Khohovsky水力发电厂：大约150吨(https://www.ukrinform.ua/rubric-regions/3725313-pidriv-rosianami-kahovskoi-ges-blizko-150-tonn-mastila-j-nafti-drejfuut-dniprom-do-mora.html)在赫尔森地区，不断监控水，水井和井中的饮用水状况。 还监测了用地表水监测的水。</text:p>
      <text:p text:style-name="P4">
_foto：Chercona Ode(这)，电报</text:p>
      <text:p text:style-name="P4">
News Source: <text:a xlink:type="simple" xlink:href="https://www.ukrinform.ua/rubric-regions/3725940-hersonvodokanal-otrimav-portativnu-laboratoriu-dla-analizu-akosti-vodi.html" text:style-name="Internet_20_link" text:visited-style-name="Visited_20_Internet_20_Link">
https://www.ukrinform.ua/rubric-regions/3725940-hersonvodokanal-otrimav-portativnu-laboratoriu-dla-analizu-akosti-vodi.html</text:a>
</text:p>
      <!--NEWS-->
      <text:h text:style-name="P10" text:outline-level="1">
<text:span text:style-name="T4">
乌克兰军方摧毁了俄罗斯直升机MI-24</text:span>
</text:h>
      <text:p text:style-name="P4">
作者: Ukrinform (Person)</text:p>
      <text:p text:style-name="P4">
出版商: Укринформ (Organization)</text:p>
      <text:p text:style-name="P4">
出版时间: 2023-06-21T18:29:00+03:00</text:p>
      <text:p text:style-name="P4">
修改时间: 2023-06-21T18:29:00+03:00</text:p>
      <text:p text:style-name="P4">
描述: 乌克兰军人于6月21日星期三摧毁了俄罗斯MI-24直升机。  - 乌克林。</text:p>
      <text:p text:style-name="P4">
图片: ['<text:a xlink:type="simple" xlink:href="https://static.ukrinform.com/photos/2023_06/thumb_files/630_360_1687361274-991.jpg" text:style-name="Internet_20_link" text:visited-style-name="Visited_20_Internet_20_Link">
630_360_16873...</text:a>
']</text:p>
      <text:p text:style-name="P4">
标签: ['Вертоліт', 'Війна з Росією', '#stoprussia']</text:p>
      <text:p text:style-name="P4">
类型: Article</text:p>
      <!--METADATA-->
      <text:p text:style-name="P4">
<draw:frame draw:style-name="fr1" draw:name="Image128" text:anchor-type="as-char" svg:width="6.9236in" svg:height="3.956343in" draw:z-index="0">
<draw:image xlink:href="../Images/yкринформ/2023-06-21T18-29-00-03-00/630_360_1687361274-991.jpg" xlink:type="simple" xlink:show="embed" xlink:actuate="onLoad" draw:mime-type="image/jpeg"/>
</draw:frame>
乌克兰军人于6月21日星期三摧毁了俄罗斯MI-24直升机。</text:p>
      <text:p text:style-name="P4">
乌克林福姆(Ukrinform(https://www.facebook.com/GeneralStaff.ua/posts/pfbid02YaBs6m1DL2uh4rHtDFxLytdB1oiGDELBwYTKYuc1MHxRNGLEaLBgEMDR8NzGt5zGl).</text:p>
      <text:p text:style-name="P4">
«Сьогодні пообіді наші воїни збили російський <text:a xlink:type="simple" xlink:href="https://www.ukrinform.ua/tag-vertolit" text:style-name="Internet_20_link" text:visited-style-name="Visited_20_Internet_20_Link">
 вертоліт</text:a>
mi -24»， - 消息读取。</text:p>
      <text:p text:style-name="P4">
<text:span text:style-name="T4">
另请阅读：</text:span>
 <text:a xlink:type="simple" xlink:href="https://www.ukrinform.ua/rubric-ato/3723306-morpihi-znisili-rosijskij-vertolit-aligator.html" text:style-name="Internet_20_link" text:visited-style-name="Visited_20_Internet_20_Link">
海军陆战队摧毁了俄罗斯直升机“ <text:span text:style-name="T4">
鳄鱼</text:span>
”</text:a>
正如乌克林福姆报道的那样，乌克兰的国防军从2022年2月24日至2023年6月21日<text:a xlink:type="simple" xlink:href="https://www.ukrinform.ua/rubric-ato/3725590-sili-oboroni-znisili-vze-blizko-222-tisac-rosijskih-zagarbnikiv.html" text:style-name="Internet_20_link" text:visited-style-name="Visited_20_Internet_20_Link">
消除了约222,000名俄罗斯入侵者</text:a>
，有540人 - 在过去的一天中。  照片：武装部队总参谋部</text:p>
      <text:p text:style-name="P4">
News Source: <text:a xlink:type="simple" xlink:href="https://www.ukrinform.ua/rubric-ato/3725942-ukrainski-vijskovi-znisili-rosijskij-vertolit-mi24.html" text:style-name="Internet_20_link" text:visited-style-name="Visited_20_Internet_20_Link">
https://www.ukrinform.ua/rubric-ato/3725942-ukrainski-vijskovi-znisili-rosijskij-vertolit-mi24.html</text:a>
</text:p>
      <!--NEWS-->
      <text:h text:style-name="P10" text:outline-level="1">
<text:span text:style-name="T4">
乌克兰和英国缔结了一项能源伙伴关系协议</text:span>
</text:h>
      <text:p text:style-name="P4">
作者: Ukrinform (Person)</text:p>
      <text:p text:style-name="P4">
出版商: Укринформ (Organization)</text:p>
      <text:p text:style-name="P4">
出版时间: 2023-06-21T18:30:31+03:00</text:p>
      <text:p text:style-name="P4">
修改时间: 2023-06-21T18:30:31+03:00</text:p>
      <text:p text:style-name="P4">
描述: 乌克兰能源部和外交部，国际联邦和英国英国（FCDO）的发展已签署了国家之间有关能源伙伴关系的备忘录。  - 乌克林。</text:p>
      <text:p text:style-name="P4">
图片: ['<text:a xlink:type="simple" xlink:href="https://static.ukrinform.com/photos/2023_06/thumb_files/630_360_1687361307-414.jpg" text:style-name="Internet_20_link" text:visited-style-name="Visited_20_Internet_20_Link">
630_360_16873...</text:a>
']</text:p>
      <text:p text:style-name="P4">
标签: ['Британія', 'Енергетика', 'Галущенко', 'Конференція з відбудови у Лондоні']</text:p>
      <text:p text:style-name="P4">
类型: Article</text:p>
      <!--METADATA-->
      <text:p text:style-name="P4">
<draw:frame draw:style-name="fr1" draw:name="Image129" text:anchor-type="as-char" svg:width="6.9236in" svg:height="3.956343in" draw:z-index="0">
<draw:image xlink:href="../Images/yкринформ/2023-06-21T18-30-31-03-00/630_360_1687361307-414.jpg" xlink:type="simple" xlink:show="embed" xlink:actuate="onLoad" draw:mime-type="image/jpeg"/>
</draw:frame>
乌克兰能源部和外交部，为英国事务和发展部(FCDO)大不列颠已经制定了国家之间能源伙伴关系的备忘录。</text:p>
      <text:p text:style-name="P4">
根据乌克林福姆的说法，伦敦乌克兰恢复会议中的相关文件已签署(http://mev.gov.ua/novyna/62-milyony-funtiv-sterlinhiv-dlya-fondu-innovatsiy-u-sferi-enerhetyky-ukrayina-ta-velyka)。</text:p>
      <text:p text:style-name="P4">
“与英国合作伙伴的合作将允许现代化裸核组织，并增强其对军事威胁的抵抗，并为发展“绿色”能源的发展创造基础。 在不久的将来，在该计划中，乌克兰能源部门将获得额外的资源来维修和维修受损的基础设施。 我们感谢[英国]的朋友(https://www.ukrinform.ua/tag-britania)为了对偶像的支持，” Galushchenko说。</text:p>
      <text:p text:style-name="P4">
<text:span text:style-name="T4">
另请阅读：</text:span>
 <text:a xlink:type="simple" xlink:href="https://www.ukrinform.ua/rubric-economy/3720786-minenergo-i-miznarodna-energeticna-agencia-domovilisa-pro-dopomogu-ukraini.html" text:style-name="Internet_20_link" text:visited-style-name="Visited_20_Internet_20_Link">
能源与国际能源机构已就乌克兰达成协议</text:a>
值得注意的是，备忘录规定了创建创新创新的新挑战基金的6200万英镑。主要目标是增强能源安全。 最初的捐款将为1,000万英镑，其余的将由零件到2025年。这些代码将用于能源创新，这些创新将加速重建和恢复乌克兰能源基础设施的过程。</text:p>
      <text:p text:style-name="P4">
根据备忘录，英国方面将在纯净能源伙伴关系的范围内支持能源部，并继续支持“乌克兰的稳定和能源安全”计划(«ures»). Йдеться про технічнеспівробітництво, гранти в межах офіційної допомоги розвитку, а також сприянняторгівлі та інвестиціям у таких сферах як малі модульні атомні електростанції,«зелений» водень та інші відновлювані гази, сонячні мікро/міні-мережі, сонячнісистеми для малих домогосподарств, енергоефективність, наземна та офшорнавітроенергетика, розвиток вуглецевого ринку та інші.</text:p>
      <text:p text:style-name="P4">
“ FCDO支持将通过G7+能源支持组协调。 根据URS计划，在不久的将来，乌克兰能源行业将提供资源来修复受损的基础设施，以恢复消费者为电力，天然气和热量。</text:p>
      <text:p text:style-name="P4">
据报道，在国际会议URC23上(乌克兰改革会议)乌克兰将于6月21日至22日在伦敦举行，将对战后恢复和战略改革和现代化的需求和优先计划进行评估。</text:p>
      <text:p text:style-name="P4">
<text:span text:style-name="T5">
foto：能量部</text:span>
</text:p>
      <text:p text:style-name="P4">
News Source: <text:a xlink:type="simple" xlink:href="https://www.ukrinform.ua/rubric-economy/3725943-ukraina-i-britania-uklali-dogovir-pro-energeticne-partnerstvo.html" text:style-name="Internet_20_link" text:visited-style-name="Visited_20_Internet_20_Link">
https://www.ukrinform.ua/rubric-economy/3725943-ukraina-i-britania-uklali-dogovir-pro-energeticne-partnerstvo.html</text:a>
</text:p>
      <!--NEWS-->
      <text:h text:style-name="P10" text:outline-level="1">
<text:span text:style-name="T4">
世界银行将向乌克兰提供5亿美元的薪水，向救援人员，老师和退休金</text:span>
</text:h>
      <text:p text:style-name="P4">
作者: Ukrinform (Person)</text:p>
      <text:p text:style-name="P4">
出版商: Укринформ (Organization)</text:p>
      <text:p text:style-name="P4">
出版时间: 2023-06-21T18:33:00+03:00</text:p>
      <text:p text:style-name="P4">
修改时间: 2023-06-21T23:33:00+03:00</text:p>
      <text:p text:style-name="P4">
描述: 在全面战争开始后，世界银行已成为动员资源来协助乌克兰的领导人之一。  - 乌克林。</text:p>
      <text:p text:style-name="P4">
图片: ['<text:a xlink:type="simple" xlink:href="https://static.ukrinform.com/photos/2023_06/thumb_files/630_360_1687379429-538.jpg" text:style-name="Internet_20_link" text:visited-style-name="Visited_20_Internet_20_Link">
630_360_16873...</text:a>
']</text:p>
      <text:p text:style-name="P4">
标签: ['Британія', 'Україна', 'Світовий банк', 'Шмигаль']</text:p>
      <text:p text:style-name="P4">
类型: Article</text:p>
      <!--METADATA-->
      <text:p text:style-name="P4">
<draw:frame draw:style-name="fr1" draw:name="Image130" text:anchor-type="as-char" svg:width="6.9236in" svg:height="3.956343in" draw:z-index="0">
<draw:image xlink:href="../Images/yкринформ/2023-06-21T18-33-00-03-00/630_360_1687379429-538.jpg" xlink:type="simple" xlink:show="embed" xlink:actuate="onLoad" draw:mime-type="image/jpeg"/>
</draw:frame>
世界银行已成为动员资源的领导者之一，以帮助乌克兰推迟一场全面的战争。</text:p>
      <text:p text:style-name="P4">
根据乌克林福姆的说法，乌克兰总理丹尼斯·施米加尔(Denis Shmigal)在[Telegram]中报道(https://t.me/Denys_Smyhal/5466)。</text:p>
      <text:p text:style-name="P4">
Smigal说：“今天，我们已经在美国，英国，英国和芬兰的支持下从17.6亿美元的援助中签署了5亿美元的5亿美元资金，”</text:p>
      <text:p text:style-name="P4">
资金将用于<text:a xlink:type="simple" xlink:href="https://www.ukrinform.ua/tag-zarplata" text:style-name="Internet_20_link" text:visited-style-name="Visited_20_Internet_20_Link">
薪水</text:a>
救援人员和教师，养老金的支付，对低收入家庭的支持，残疾儿童，内部流离失所者，单身母亲以及根据医疗保证计划支付医疗服务。</text:p>
      <text:p text:style-name="P4">
<text:span text:style-name="T4">
另请阅读：</text:span>
 <text:a xlink:type="simple" xlink:href="https://www.ukrinform.ua/rubric-vidbudova/3725967-smigal-planuemo-zaluciti-do-7-milardiv-za-dopomogou-koordinacijnoi-donorskoi-platformi.html" text:style-name="Internet_20_link" text:visited-style-name="Visited_20_Internet_20_Link">
<text:span text:style-name="T4">
 Shmigal </text:span>
：我们计划在协调供体平台的帮助下吸引高达70亿美元</text:a>
如[Ukrinform]报道(https://www.ukrinform.ua/rubric-economy/3726017-ebrr-cogoric-pidtrimae-ukrainsku-energetiku-na-600-miljoniv-smigal.html)，欧洲重建与发展银行将以今年的6亿欧元为乌克兰能源提供支持。</text:p>
      <text:p text:style-name="P4">
<text:span text:style-name="T5">
foto：Denis Shmigal / Telegram</text:span>
</text:p>
      <text:p text:style-name="P4">
News Source: <text:a xlink:type="simple" xlink:href="https://www.ukrinform.ua/rubric-economy/3726033-svitovij-bank-nadast-ukraini-500-miljoniv-na-zarplati-ratuvalnikam-vcitelam-ta-pensii.html" text:style-name="Internet_20_link" text:visited-style-name="Visited_20_Internet_20_Link">
https://www.ukrinform.ua/rubric-economy/3726033-svitovij-bank-nadast-ukraini-500-miljoniv-na-zarplati-ratuvalnikam-vcitelam-ta-pensii.html</text:a>
</text:p>
      <!--NEWS-->
      <text:h text:style-name="P10" text:outline-level="1">
<text:span text:style-name="T4">
伦敦重建会议：19个国家加入了乌克兰的平台</text:span>
</text:h>
      <text:p text:style-name="P4">
作者: Ukrinform (Person)</text:p>
      <text:p text:style-name="P4">
出版商: Укринформ (Organization)</text:p>
      <text:p text:style-name="P4">
出版时间: 2023-06-21T18:37:00+03:00</text:p>
      <text:p text:style-name="P4">
修改时间: 2023-06-21T18:37:00+03:00</text:p>
      <text:p text:style-name="P4">
描述: 在伦敦，签署了有关EBRD和开发组织（DFI）进一步合作的备忘录，以协调乌克兰的投资工作； 共同识别平台已经加入了19个国家。  - 乌克林。</text:p>
      <text:p text:style-name="P4">
图片: ['<text:a xlink:type="simple" xlink:href="https://static.ukrinform.com/photos/2023_06/thumb_files/630_360_1687361672-416.jpg" text:style-name="Internet_20_link" text:visited-style-name="Visited_20_Internet_20_Link">
630_360_16873...</text:a>
']</text:p>
      <text:p text:style-name="P4">
标签: ['ЄБРР', 'Інвестиції', 'Мінекономіки', 'Відбудова', 'Конференція з відбудови у Лондоні']</text:p>
      <text:p text:style-name="P4">
类型: Article</text:p>
      <!--METADATA-->
      <text:p text:style-name="P4">
<draw:frame draw:style-name="fr1" draw:name="Image131" text:anchor-type="as-char" svg:width="6.9236in" svg:height="3.956343in" draw:z-index="0">
<draw:image xlink:href="../Images/yкринформ/2023-06-21T18-37-00-03-00/630_360_1687361672-416.jpg" xlink:type="simple" xlink:show="embed" xlink:actuate="onLoad" draw:mime-type="image/jpeg"/>
</draw:frame>
备忘录签署了伦敦诺像签署的EBRD和发展组织的进一步合作(DFI)关于乌克兰投资努力的协调； 在19个国家 /地区已经加入了平台。</text:p>
      <text:p text:style-name="P4">
根据乌克林福姆的报道，它报告了<text:a xlink:type="simple" xlink:href="https://me.gov.ua/News/Detail" text:style-name="Internet_20_link" text:visited-style-name="Visited_20_Internet_20_Link">
经济新闻部服务</text:a>
.</text:p>
      <text:p text:style-name="P4">
«Повоєнна відбудова України буде відбуватись переважно завдяки приватномукапіталу. Тому для нас є надзвичайно важливою координація зусиль міжнароднихфінансових інституцій для більш ефективної та масштабної відбудови Українисаме з акцентом на приватному секторі», - наголосила перший віцепрем’єр-міністр – міністр економіки України Юлія Свириденко.</text:p>
      <text:p text:style-name="P4">
Зазначається, що фінансові потреби України в період реконструкції величезні івиходять за межі будь-якої окремої установи. Тому українська інвестиційнаплатформа буде потрібна для ретельної координації між партнерами, щобмаксимізувати ефективність і вплив їхніх заходів.</text:p>
      <text:p text:style-name="P4">
<text:span text:style-name="T4">
Читайте також:</text:span>
 <text:a xlink:type="simple" xlink:href="https://www.ukrinform.ua/rubric-vidbudova/3725745-smigal-nazvav-kroki-dla-zalucenna-zamorozenih-aktiviv-rf-na-vidbudovu-ukraini.html" text:style-name="Internet_20_link" text:visited-style-name="Visited_20_Internet_20_Link">
 Шмигаль назвав кроки для залучення заморожених активів РФна <text:span text:style-name="T4">
відбудову</text:span>
 України </text:a>
世界上的DFI和EBRD还试图将该平台扩展到将来会投资于乌克兰的机构的更多搜索。</text:p>
      <text:p text:style-name="P4">
据报道，2023年5月12日在东京发展的发展组织(发展金融机构，DFI)G7国家 -  JBIC(日本)，JICA(日本)，CDP(意大利)，找到加拿大(加拿大)，proparco(法国)，DFC(美国)，Bii(英国)，DEG(德国)以及欧洲银行和发展(EBRD)协商并同意创建一个平台<text:a xlink:type="simple" xlink:href="https://www.ukrinform.ua/tag-investicii" text:style-name="Internet_20_link" text:visited-style-name="Visited_20_Internet_20_Link">
投资</text:a>
在EBRD和双边发展机构之间。 她的工作将在乌克兰的机构间捐助者平台协调中得到确定的需求。</text:p>
      <text:p text:style-name="P4">
<text:span text:style-name="T5">
foto：me.gov.ua</text:span>
</text:p>
      <text:p text:style-name="P4">
News Source: <text:a xlink:type="simple" xlink:href="https://www.ukrinform.ua/rubric-vidbudova/3725945-konferencia-z-vidbudovi-u-londoni-do-platformi-spivinvestuvanna-v-ukrainu-dolucilisa-19-krain.html" text:style-name="Internet_20_link" text:visited-style-name="Visited_20_Internet_20_Link">
https://www.ukrinform.ua/rubric-vidbudova/3725945-konferencia-z-vidbudovi-u-londoni-do-platformi-spivinvestuvanna-v-ukrainu-dolucilisa-19-krain.html</text:a>
</text:p>
      <!--NEWS-->
      <text:h text:style-name="P10" text:outline-level="1">
<text:span text:style-name="T4">
乌克兰可以成为全球假肢枢纽 - 社会政策部长</text:span>
</text:h>
      <text:p text:style-name="P4">
作者: Ukrinform (Person)</text:p>
      <text:p text:style-name="P4">
出版商: Укринформ (Organization)</text:p>
      <text:p text:style-name="P4">
出版时间: 2023-06-21T18:43:48+03:00</text:p>
      <text:p text:style-name="P4">
修改时间: 2023-06-21T18:43:48+03:00</text:p>
      <text:p text:style-name="P4">
描述: 乌克兰假肢经验对世界很有用。  - 乌克林。</text:p>
      <text:p text:style-name="P4">
图片: ['<text:a xlink:type="simple" xlink:href="https://static.ukrinform.com/photos/2023_03/thumb_files/630_360_1680090749-444.jpg" text:style-name="Internet_20_link" text:visited-style-name="Visited_20_Internet_20_Link">
630_360_16800...</text:a>
']</text:p>
      <text:p text:style-name="P4">
标签: ['Мінсоцполітики', 'Протезування', 'Оксана Жолнович', 'Конференція з відбудови у Лондоні']</text:p>
      <text:p text:style-name="P4">
类型: Article</text:p>
      <!--METADATA-->
      <text:p text:style-name="P4">
<draw:frame draw:style-name="fr1" draw:name="Image132" text:anchor-type="as-char" svg:width="6.9236in" svg:height="3.956343in" draw:z-index="0">
<draw:image xlink:href="../Images/yкринформ/2023-06-21T18-43-48-03-00/630_360_1680090749-444.jpg" xlink:type="simple" xlink:show="embed" xlink:actuate="onLoad" draw:mime-type="image/jpeg"/>
</draw:frame>
乌克兰假肢经验对世界很有用。</text:p>
      <text:p text:style-name="P4">
乌克林福姆通讯员Oksana Zholnovich在伦敦在乌克兰国际重建会议上的演讲中报道了这一点。</text:p>
      <text:p text:style-name="P4">
“不幸的是，乌克兰碰巧是劳动人民独特经验的地方。 我们有许多复杂的假肢案例。 我们希望将我们的经验转变为我们的优势，并尽可能地创造最好的康复和创新的假肢解决方案。 据透露，我们将在乌克兰创建世界中心假肢。”  - 强调。</text:p>
      <text:p text:style-name="P4">
<text:span text:style-name="T5">
!和</text:span>
<text:span text:style-name="T5">
处理</text:span>
<text:span text:style-name="T5">
 </text:span>
<text:span text:style-name="T5">
淋浴</text:span>
*](https://www.ukrinform.ua/rubric-ato/3506206-reabilitacia-u-centri-nezlamni-bionicne-protezuvanna-ekzoskeleti-3d-implanti-i-likuvanna-dus.html)她敦促与乌克兰专家一起从事外国军官的假肢，以交换经验和改善服务。 她还邀请了一家在该领域工作的业务，并通过她的倡议去乌克兰。</text:p>
      <text:p text:style-name="P4">
Zholnovich补充说：“我们将不仅对乌克兰有用，而且对存在有用。”</text:p>
      <text:p text:style-name="P4">
据报道，在Zaporozhye，计划在圣尼古拉斯·巴齐克林(St. Nicholas Bazikline)开设一个假肢中心。 诊所专家研究了乌克兰和国外的假肢经验，特别是在美国，<text:a xlink:type="simple" xlink:href="https://www.ukrinform.ua/tag-britania" text:style-name="Internet_20_link" text:visited-style-name="Visited_20_Internet_20_Link">
英国</text:a>
。 该机构目前正在进行中。</text:p>
      <text:p text:style-name="P4">
News Source: <text:a xlink:type="simple" xlink:href="https://www.ukrinform.ua/rubric-society/3725949-ukraina-moze-stati-svitovim-habom-iz-protezuvanna-ministr-socpolitiki.html" text:style-name="Internet_20_link" text:visited-style-name="Visited_20_Internet_20_Link">
https://www.ukrinform.ua/rubric-society/3725949-ukraina-moze-stati-svitovim-habom-iz-protezuvanna-ministr-socpolitiki.html</text:a>
</text:p>
      <!--NEWS-->
      <text:h text:style-name="P10" text:outline-level="1">
<text:span text:style-name="T4">
中国目前不像欧盟发言人那样支持普京</text:span>
</text:h>
      <text:p text:style-name="P4">
作者: Ukrinform (Person)</text:p>
      <text:p text:style-name="P4">
出版商: Укринформ (Organization)</text:p>
      <text:p text:style-name="P4">
出版时间: 2023-06-21T18:46:15+03:00</text:p>
      <text:p text:style-name="P4">
修改时间: 2023-06-21T18:46:15+03:00</text:p>
      <text:p text:style-name="P4">
描述: 到目前为止，中国并不支持普京的俄罗斯独裁者，这很好。  - 乌克林。</text:p>
      <text:p text:style-name="P4">
图片: ['<text:a xlink:type="simple" xlink:href="https://static.ukrinform.com/photos/2023_05/thumb_files/630_360_1683814858-971.jpg" text:style-name="Internet_20_link" text:visited-style-name="Visited_20_Internet_20_Link">
630_360_16838...</text:a>
']</text:p>
      <text:p text:style-name="P4">
标签: ['Євросоюз', 'Китай', 'США', 'Україна', 'Війна з Росією']</text:p>
      <text:p text:style-name="P4">
类型: Article</text:p>
      <!--METADATA-->
      <text:p text:style-name="P4">
<draw:frame draw:style-name="fr1" draw:name="Image133" text:anchor-type="as-char" svg:width="6.9236in" svg:height="3.956343in" draw:z-index="0">
<draw:image xlink:href="../Images/yкринформ/2023-06-21T18-46-15-03-00/630_360_1683814858-971.jpg" xlink:type="simple" xlink:show="embed" xlink:actuate="onLoad" draw:mime-type="image/jpeg"/>
</draw:frame>
到目前为止，普京的俄罗斯独裁者并没有尽其所能支持俄罗斯独裁者，这很好。</text:p>
      <text:p text:style-name="P4">
该意见在评论<text:a xlink:type="simple" xlink:href="http://ukr.radio/news.html" text:style-name="Internet_20_link" text:visited-style-name="Visited_20_Internet_20_Link">
乌克兰广播电台</text:a>
乌克林福姆报道，彼得的欧洲外国和安全政策发言人说。</text:p>
      <text:p text:style-name="P4">
他认为，中国应该在与乌克兰的罗斯扬 - 规模战争中发挥作用。</text:p>
      <text:p text:style-name="P4">
“我们从入侵之初就点击中国以符合其行动。中国试图将自己作为YSVITA秩序现代世界的捍卫者作为负责任的永久永久成员的捍卫者，当时他可以通过行动来确认他的陈述：”他说。</text:p>
      <text:p text:style-name="P4">
欧盟发言人说，总的来说，作为中国的合伙人非常不透明。</text:p>
      <text:p text:style-name="P4">
“我们不知道中国真正想到的。我们只能假设它具有潜在的机会和机会。但是，这只是一个原因。我们倾向于相信，是的，中国将发挥作用。欧盟发言人补充说，冲突将延迟的时间越长，普京就越会显示出所有这些暴行等的真正侵略单位，中国将越来越多。”欧盟发言人补充说。</text:p>
      <text:p text:style-name="P4">
根据中国的说法，乌克兰是“可以说是一个州并在三个层面上滥用它”。</text:p>
      <text:p text:style-name="P4">
“ _ First Lever_-their Internal，与台湾有关。因此，他们提示，因为他们对北京的可能决定对北京的决定做出反应，以便能够将当前的现状强加于台湾，他们认为这是他们的一部分。尽管每个人都知道电力协会永远不会起作用，但仍有野心。”欧盟发言人说。</text:p>
      <text:p text:style-name="P4">
<text:span text:style-name="T4">
另请阅读：</text:span>
 <text:a xlink:type="simple" xlink:href="https://www.ukrinform.ua/rubric-world/3725721-kitaj-oburili-slova-bajdena-pro-diktatora.html" text:style-name="Internet_20_link" text:visited-style-name="Visited_20_Internet_20_Link">
<text:span text:style-name="T4">
中国</text:span>
受到拜登关于“独裁者”的话的愤怒</text:a>
</text:p>
      <text:p text:style-name="P4">
_treti级别_认为它是一个共同的好处，这要归功于俄罗斯从当前情况中获得。 “中国现在可以使用俄罗斯。要使用它并滥用它。这不仅适用于廉价的咆哮，天然气或石油。中国在可再生能源上投资了可观的资金，因为该国被不切实际地污染了。中国人知道它具有影响力的人口。而且，俄罗斯会认为，如果他们需要自然资源，他们知道俄罗斯正在削弱。这让人想起一个大型的地缘政治游戏，中国赢得了胜利。它得到了一个可以操纵的忠诚和依赖的游戏...”欧盟代表解释了。</text:p>
      <text:p text:style-name="P4">
<text:span text:style-name="T4">
另请阅读：</text:span>
 <text:a xlink:type="simple" xlink:href="https://www.ukrinform.ua/rubric-world/3725698-ssa-sturbovani-vijskovou-dialnistu-kitau-na-kubi-blinken.html" text:style-name="Internet_20_link" text:visited-style-name="Visited_20_Internet_20_Link">
由军事活动关注的美国<text:span text:style-name="T4">
中国</text:span>
在古巴 - 眨眼</text:a>
同时，他指出：“乌克兰对他们无动于衷，但是如果他们要求他们一代的地缘政治计划，他们将以更多的力量进入游戏。(今年4月26日，乌克兰Zelensky总裁与中国领导人XI Jinping进行了电话交谈。)，中国的特别代表来了(到基辅 -  ed。). Вони намагаютьсябути помітнішими. Чи буде це ефективно, чи принесе результати, хто знає. Алезнову ж таки, поки вони не підтримують Путіна так, як могли б, це добре. І тойфакт, що він програє, свідчить, що насправді китайська підтримка – це небільше, ніж реверанси на червоній доріжці".</text:p>
      <text:p text:style-name="P4">
Тому підхід ЄС до <text:a xlink:type="simple" xlink:href="https://www.ukrinform.ua/tag-kitaj" text:style-name="Internet_20_link" text:visited-style-name="Visited_20_Internet_20_Link">
 Китаю </text:a>
根据国家的说法，欧盟继续迫使中国人履行其义务。 他认为，国际压力会产生结果。</text:p>
      <text:p text:style-name="P4">
“但是，不幸的是，它并没有像您不知所措的速度一样快。所有这些过程需要时间，但是在乌克兰，现在在乌克兰及时地衡量了人类的生活。总结。</text:p>
      <text:p text:style-name="P4">
*!(https://www.ukrinform.ua/rubric-world/3725382-solc-zustrivsa-z-premerom-kitau-i-zaklikav-pekin-vplinuti-na-moskvu.html)</text:p>
      <text:p text:style-name="P4">
<text:span text:style-name="T5">
foto：Era</text:span>
</text:p>
      <text:p text:style-name="P4">
News Source: <text:a xlink:type="simple" xlink:href="https://www.ukrinform.ua/rubric-polytics/3725950-kitaj-narazi-ne-pidtrimue-putina-tak-ak-mig-bi-recnik-es.html" text:style-name="Internet_20_link" text:visited-style-name="Visited_20_Internet_20_Link">
https://www.ukrinform.ua/rubric-polytics/3725950-kitaj-narazi-ne-pidtrimue-putina-tak-ak-mig-bi-recnik-es.html</text:a>
</text:p>
      <!--NEWS-->
      <text:h text:style-name="P10" text:outline-level="1">
<text:span text:style-name="T4">
法国将帮助乌克兰建造模块化医院 - 伦敦签署了一份备忘录</text:span>
</text:h>
      <text:p text:style-name="P4">
作者: Ukrinform (Person)</text:p>
      <text:p text:style-name="P4">
出版商: Укринформ (Organization)</text:p>
      <text:p text:style-name="P4">
出版时间: 2023-06-21T18:48:21+03:00</text:p>
      <text:p text:style-name="P4">
修改时间: 2023-06-21T18:48:21+03:00</text:p>
      <text:p text:style-name="P4">
描述: 在伦敦正在进行的国际会议会议上，乌克兰卫生部与法国卫生协会之间的合作备忘录已签署。  - 乌克林。</text:p>
      <text:p text:style-name="P4">
图片: ['<text:a xlink:type="simple" xlink:href="https://static.ukrinform.com/photos/2021_08/thumb_files/630_360_1629875973-267.jpg" text:style-name="Internet_20_link" text:visited-style-name="Visited_20_Internet_20_Link">
630_360_16298...</text:a>
']</text:p>
      <text:p text:style-name="P4">
标签: ['Франція', 'МОЗ', 'Україна', 'Лікарня', 'Конференція з відбудови у Лондоні']</text:p>
      <text:p text:style-name="P4">
类型: Article</text:p>
      <!--METADATA-->
      <text:p text:style-name="P4">
<draw:frame draw:style-name="fr1" draw:name="Image134" text:anchor-type="as-char" svg:width="6.9236in" svg:height="3.956343in" draw:z-index="0">
<draw:image xlink:href="../Images/yкринформ/2023-06-21T18-48-21-03-00/630_360_1629875973-267.jpg" xlink:type="simple" xlink:show="embed" xlink:actuate="onLoad" draw:mime-type="image/jpeg"/>
</draw:frame>
在乌克兰复苏国际会议上(乌克兰恢复会议)乌克兰卫生部与法国卫生协会之间的合作备忘录已在伦敦签署。</text:p>
      <text:p text:style-name="P4">
关于它报告<text:a xlink:type="simple" xlink:href="https://moz.gov.ua/article/news/moz-i-francuzka-asociacija-ohoroni-zdorov%E2%80%99ja-pidpisali-memorandumi-pro-spivpracju-" text:style-name="Internet_20_link" text:visited-style-name="Visited_20_Internet_20_Link">
MOH</text:a>
，报道乌克林福姆。</text:p>
      <text:p text:style-name="P4">
“恢复乌克兰人获得医疗服务非常重要。 首先，存在环境灾难的领土和领土。 因此，现代模块化医院的可能建设 - 富裕的医疗机构，该机构是用模块化建筑物建造的，该机构用完整的工程设备建造，在工厂制造并安装在建筑工地上。”</text:p>
      <text:p text:style-name="P4">
卫生部指出，模块化医疗机构并不比标准技术不如标准技术。 但是，由于模块化结构，其构造的时机显着分散。 考虑到所有Tastandards的标准，它们是在建造的，并允许将高科技设备放在其基础上。</text:p>
      <text:p text:style-name="P4">
<text:span text:style-name="T4">
另请阅读：</text:span>
 <text:a xlink:type="simple" xlink:href="https://www.ukrinform.ua/rubric-society/3725296-ukraina-vhodit-do-50-krain-zdatnih-provoditi-peresadku-legen-moz.html" text:style-name="Internet_20_link" text:visited-style-name="Visited_20_Internet_20_Link">
乌克兰在50个国家可以移植 -  <text:span text:style-name="T4">
 moh </text:span>
</text:a>
在乌克兰一年以上的战争<text:a xlink:type="simple" xlink:href="http://Росіяни пошкодили або зруйнували в Україні 1 554 медичні заклади" text:style-name="Internet_20_link" text:visited-style-name="Visited_20_Internet_20_Link">
1 370个医疗机构已经损坏</text:a>
出租车184医疗机构被彻底销毁。</text:p>
      <text:p text:style-name="P4">
根据卫生部的说法，可以恢复包括卫星区域在内的部分医疗机构，由于敌人的炮击和轰炸，造成的损坏很小 - 窗户损坏，损坏了立面等。</text:p>
      <text:p text:style-name="P4">
此外，在会议期间，这是结合努力在乌克兰早期诊断乳腺癌的努力，以改善我国该疾病的治疗方法，从而降低规模率。</text:p>
      <text:p text:style-name="P4">
<text:span text:style-name="T4">
另请阅读：</text:span>
 <text:a xlink:type="simple" xlink:href="https://www.ukrinform.ua/rubric-vidbudova/3725847-francia-vidilit-ukraini-dodatkovi-40-miljoniv-na-vidbudovu.html" text:style-name="Internet_20_link" text:visited-style-name="Visited_20_Internet_20_Link">
法国将通过<text:span text:style-name="T4">
重建额外分配4000万欧元</text:span>
</text:a>
</text:p>
      <text:p text:style-name="P4">
在伦敦，6月21日至22日<text:a xlink:type="simple" xlink:href="https://www.ukrinform.ua/rubric-vidbudova/3725670-u-londoni-pocinaetsa-miznarodna-konferencia-z-vidnovlenna-ukraini.html" text:style-name="Internet_20_link" text:visited-style-name="Visited_20_Internet_20_Link">
正在举行国际会议</text:a>
来自乌克兰的重建(乌克兰恢复会议). Захід є продовженням щорічних конференцій щодореформ в Україні, які відбувалися з 2017 року.</text:p>
      <text:p text:style-name="P4">
News Source: <text:a xlink:type="simple" xlink:href="https://www.ukrinform.ua/rubric-vidbudova/3725951-francia-dopomoze-ukraini-pobuduvati-modulni-likarni-u-londoni-pidpisali-memorandum.html" text:style-name="Internet_20_link" text:visited-style-name="Visited_20_Internet_20_Link">
https://www.ukrinform.ua/rubric-vidbudova/3725951-francia-dopomoze-ukraini-pobuduvati-modulni-likarni-u-londoni-pidpisali-memorandum.html</text:a>
</text:p>
      <!--NEWS-->
      <text:h text:style-name="P10" text:outline-level="1">
<text:span text:style-name="T4">
埃斯科德（Escords）：78名申请人将获得630万次小额维修</text:span>
</text:h>
      <text:p text:style-name="P4">
作者: Ukrinform (Person)</text:p>
      <text:p text:style-name="P4">
出版商: Укринформ (Organization)</text:p>
      <text:p text:style-name="P4">
出版时间: 2023-06-21T18:49:04+03:00</text:p>
      <text:p text:style-name="P4">
修改时间: 2023-06-21T18:49:04+03:00</text:p>
      <text:p text:style-name="P4">
描述: 根据该计划，由于俄罗斯联邦的武装侵略，有78名住房损坏的申请人将支付超过UAH 630万。 这些资金可用于对自己的房屋进行少量维修。  - 乌克林。</text:p>
      <text:p text:style-name="P4">
图片: ['<text:a xlink:type="simple" xlink:href="https://static.ukrinform.com/photos/2022_11/thumb_files/630_360_1668525984-290.jpg" text:style-name="Internet_20_link" text:visited-style-name="Visited_20_Internet_20_Link">
630_360_16685...</text:a>
']</text:p>
      <text:p text:style-name="P4">
标签: ['Компенсація', 'Житло', 'Гроші', 'Ремонт', 'єВідновлення']</text:p>
      <text:p text:style-name="P4">
类型: Article</text:p>
      <!--METADATA-->
      <text:p text:style-name="P4">
<draw:frame draw:style-name="fr1" draw:name="Image135" text:anchor-type="as-char" svg:width="6.9236in" svg:height="3.956343in" draw:z-index="0">
<draw:image xlink:href="../Images/yкринформ/2023-06-21T18-49-04-03-00/630_360_1668525984-290.jpg" xlink:type="simple" xlink:show="embed" xlink:actuate="onLoad" draw:mime-type="image/jpeg"/>
</draw:frame>
78名因俄罗斯联邦的装甲侵略而损害住房的申请人将支付超过630万的申请人。 为自己的房屋维修而提供了资金。</text:p>
      <text:p text:style-name="P4">
关于它报告了[Facebook]中社区发展，领土和基础设施部的报道(https://www.facebook.com/Ministry.for.restoration/posts/pfbid027PB7wUAFbkkun4Boh8ZA2zzA4jc2v6KKMu7WtmR5jseyHgGRHNU9iLwm4GthqvaAl).</text:p>
      <text:p text:style-name="P4">
«Від 10 травня, з моменту запуску програми єВідновлення, подано 20 308 заяв.Найбільше надійшло з <text:a xlink:type="simple" xlink:href="https://www.ukrinform.ua/tag-harkivsina" text:style-name="Internet_20_link" text:visited-style-name="Visited_20_Internet_20_Link">
 Харківської </text:a>
(7 238)，基辅(4 924)，Nikolaevskaya(1 555)，赫尔森(1 477)t(1 275)区域。 公民最适用于帮助您翻新公寓(53.6％)和私人房子(45.9％)»， - 证词读取。</text:p>
      <text:p text:style-name="P4">
该部强调，只有在社区在社区创建社区并迅速考虑申请之后才有可能开始。 截至6月16日，乌克兰总共已经有482个佣金。</text:p>
      <text:p text:style-name="P4">
“我们敦促当地的自政府机构，包括哈尔基夫，艾丁斯克，米科洛夫和切尔尼希夫社区，其中考虑到住房货币保健申请的速度是最低的，以加快其职业，” 。</text:p>
      <text:p text:style-name="P4">
<text:span text:style-name="T4">
另请阅读：</text:span>
 <text:a xlink:type="simple" xlink:href="https://www.ukrinform.ua/rubric-vidbudova/3722881-programa-evidnovlenna-pracuvatime-dla-pidtoplenih-regioniv-veresuk.html" text:style-name="Internet_20_link" text:visited-style-name="Visited_20_Internet_20_Link">
“ <text:span text:style-name="T4">
 equinal Program </text:span>
”将在被洪水区域工作-Vereshchuk</text:a>
据报道，平等计划于5月10日开始。 俄罗斯联邦武装侵略的每个住房受到损害的公民都可以申请国家援助以进行目前的住房维修。 您可以采取行动或通过门户网站与行政服务，社会保护当局和公证人联系。</text:p>
      <text:p text:style-name="P4">
早些时候，已有8名申请人获得了超过8.47千UAH的援助。</text:p>
      <text:p text:style-name="P4">
<text:span text:style-name="T5">
foto：尼科波尔市议会</text:span>
</text:p>
      <text:p text:style-name="P4">
News Source: <text:a xlink:type="simple" xlink:href="https://www.ukrinform.ua/rubric-vidbudova/3725952-evidnovlenna-78-zaavnikiv-otrimaut-63-miljona-na-dribnij-remont-vlasnogo-zitla.html" text:style-name="Internet_20_link" text:visited-style-name="Visited_20_Internet_20_Link">
https://www.ukrinform.ua/rubric-vidbudova/3725952-evidnovlenna-78-zaavnikiv-otrimaut-63-miljona-na-dribnij-remont-vlasnogo-zitla.html</text:a>
</text:p>
      <!--NEWS-->
      <text:h text:style-name="P10" text:outline-level="1">
<text:span text:style-name="T4">
英国将在虚拟现实中教乌克兰课程</text:span>
</text:h>
      <text:p text:style-name="P4">
作者: Ukrinform (Person)</text:p>
      <text:p text:style-name="P4">
出版商: Укринформ (Organization)</text:p>
      <text:p text:style-name="P4">
出版时间: 2023-06-21T18:50:00+03:00</text:p>
      <text:p text:style-name="P4">
修改时间: 2023-06-21T18:50:00+03:00</text:p>
      <text:p text:style-name="P4">
描述: 英国将在虚拟现实（VR）中为乌克兰课程提供培训，这是新的支持套餐的一部分。  - 乌克林。</text:p>
      <text:p text:style-name="P4">
图片: ['<text:a xlink:type="simple" xlink:href="https://static.ukrinform.com/photos/2022_12/thumb_files/630_360_1671201375-954.jpg" text:style-name="Internet_20_link" text:visited-style-name="Visited_20_Internet_20_Link">
630_360_16712...</text:a>
']</text:p>
      <text:p text:style-name="P4">
标签: ['Британія', 'Моряки', 'Україна', 'Віртуальна реальність']</text:p>
      <text:p text:style-name="P4">
类型: Article</text:p>
      <!--METADATA-->
      <text:p text:style-name="P4">
<draw:frame draw:style-name="fr1" draw:name="Image137" text:anchor-type="as-char" svg:width="6.9236in" svg:height="3.956343in" draw:z-index="0">
<draw:image xlink:href="../Images/yкринформ/2023-06-21T18-50-00-03-00/630_360_1671201375-954.jpg" xlink:type="simple" xlink:show="embed" xlink:actuate="onLoad" draw:mime-type="image/jpeg"/>
</draw:frame>
新支持包的框架中的大英国大国将在虚拟现实中为乌克兰课程提供培训(VR).</text:p>
      <text:p text:style-name="P4">
Про це повідомляється на <text:a xlink:type="simple" xlink:href="https://www.gov.uk/government/news/uk-transport-support-package-for-ukraines-skies-and-seas" text:style-name="Internet_20_link" text:visited-style-name="Visited_20_Internet_20_Link">
 сайті британського уряду</text:a>
，报道乌克林福姆。</text:p>
      <text:p text:style-name="P4">
英国政府表示，将使用VR技术进行培训，以允许学员在海上锻炼剧本生活。</text:p>
      <text:p text:style-name="P4">
乌克兰人还将获得财政支持，参加[英国]的三年学员从业者(https://www.ukrinform.ua/tag-britania)容器和其他大型容器。</text:p>
      <text:p text:style-name="P4">
“乌克兰基础设施部长与英国运输部长马克·哈珀(Mark Harper)的双边表示祝贺，这将有助于保护乌克兰的海军部门，乌克兰在全球范围内都受到重视，并为出口谷物和更广泛的乌克兰和世界经济而扮演着键盘。”在消息中。</text:p>
      <text:p text:style-name="P4">
值得注意的是，在哈珀(Harper)在乌克兰恢复会议上的演讲中，新套餐得到了证实。</text:p>
      <text:p text:style-name="P4">
他说：“我们对乌克兰及其人民的支持是坚定不移的，我们将不允许采取令人恶心的行动来破坏乌克兰在航行等领域的声誉。英国的份额和该领域的导航。</text:p>
      <text:p text:style-name="P4">
<text:span text:style-name="T4">
另请阅读：</text:span>
 <text:a xlink:type="simple" xlink:href="https://www.ukrinform.ua/rubric-ato/3725823-novobranci-zsu-u-britanii-opanovuut-nlaw.html" text:style-name="Internet_20_link" text:visited-style-name="Visited_20_Internet_20_Link">
英国的武装部队新兵<text:span text:style-name="T4">
掌握</text:span>
 nlaw</text:a>
此外，如该网站上所述，运输部还将支持乌克兰空中交通管制员的商务旅行，以便在英国进行研究。</text:p>
      <text:p text:style-name="P4">
如[Ukrinform]报道(https://www.ukrinform.ua/rubric-ato/3725864-nimeccina-nadala-ukraini-novij-paket-vijskovoi-dopomogi.html)，德国政府于6月21日星期三宣布将定期的军事援助当事方转移到乌克兰。</text:p>
      <text:p text:style-name="P4">
News Source: <text:a xlink:type="simple" xlink:href="https://www.ukrinform.ua/rubric-technology/3725953-britania-navcatime-ukrainskih-morakivkursantiv-u-virtualnij-realnosti.html" text:style-name="Internet_20_link" text:visited-style-name="Visited_20_Internet_20_Link">
https://www.ukrinform.ua/rubric-technology/3725953-britania-navcatime-ukrainskih-morakivkursantiv-u-virtualnij-realnosti.html</text:a>
</text:p>
      <!--NEWS-->
      <text:h text:style-name="P10" text:outline-level="1">
<text:span text:style-name="T4">
乌克兰特别代表在波兰就非洲进行了咨询</text:span>
</text:h>
      <text:p text:style-name="P4">
作者: Ukrinform (Person)</text:p>
      <text:p text:style-name="P4">
出版商: Укринформ (Organization)</text:p>
      <text:p text:style-name="P4">
出版时间: 2023-06-21T18:55:11+03:00</text:p>
      <text:p text:style-name="P4">
修改时间: 2023-06-21T18:55:11+03:00</text:p>
      <text:p text:style-name="P4">
描述: 在对华沙的工作访问期间，乌克兰的中东和非洲马克西姆·苏德（Maxim Subh）的特别代表会见了在波兰认可的大使，以及在阿尔及利亚，安哥拉，刚果民主共和国，埃及，埃及，埃及，摩洛哥，摩洛哥，摩洛哥，摩洛哥，摩洛哥，，摩洛哥，摩洛哥，，摩洛哥，，摩洛哥，，摩洛哥，，尼日利亚，鲁里亚，鲁亚。  - 乌克林。</text:p>
      <text:p text:style-name="P4">
图片: ['<text:a xlink:type="simple" xlink:href="https://static.ukrinform.com/photos/2023_06/thumb_files/630_360_1687362731-204.jpg" text:style-name="Internet_20_link" text:visited-style-name="Visited_20_Internet_20_Link">
630_360_16873...</text:a>
']</text:p>
      <text:p text:style-name="P4">
标签: ['Африка', 'МЗС', 'Польща', 'Україна']</text:p>
      <text:p text:style-name="P4">
类型: Article</text:p>
      <!--METADATA-->
      <text:p text:style-name="P4">
<draw:frame draw:style-name="fr1" draw:name="Image138" text:anchor-type="as-char" svg:width="6.9236in" svg:height="3.956343in" draw:z-index="0">
<draw:image xlink:href="../Images/yкринформ/2023-06-21T18-55-11-03-00/630_360_1687362731-204.jpg" xlink:type="simple" xlink:show="embed" xlink:actuate="onLoad" draw:mime-type="image/jpeg"/>
</draw:frame>
乌克兰中东和非洲的特别代表马克西姆·苏德(Maxim Subh)在一次访问华沙期间，会见了阿尔及利亚，安哥拉，刚果民主共和国，刚果民主共和国，埃及，利比亚，摩洛哥，尼日利亚，尼日利亚，安哥拉，安哥拉，安哥拉，埃及人，利比亚，利比亚，，利比亚，，利比亚，利比亚，利比亚，利比亚，利比亚，摩洛哥和摩洛哥。</text:p>
      <text:p text:style-name="P4">
正如乌克林福姆(Ukrinform)报道的那样<text:a xlink:type="simple" xlink:href="https://mfa.gov.ua/news/maksim-subh-proviv-konsultaciyi-z-pitan-afriki-u-respublici-polshcha" text:style-name="Internet_20_link" text:visited-style-name="Visited_20_Internet_20_Link">
外交部教育部</text:a>
，这些州的外交机构的一些负责人及其国家在乌克兰的大使结合在一起。</text:p>
      <text:p text:style-name="P4">
“在最近的非洲非洲领导人提出的一项和平倡议的观点的背景下，马克西姆·苏德(Maxim Subh(Zelensky总裁 -  ed。)它是全球所有维度上全球安全的唯一有效工具，也是最有效的机制，可以阻止俄罗斯对乌克兰的持续侵略。”外交部说。</text:p>
      <text:p text:style-name="P4">
非洲国家再次被邀请加入和平公式的实施，并表示愿意参加其规定的实际实施。</text:p>
      <text:p text:style-name="P4">
讨论过程中的另一个关键问题是考虑乌克兰人道主义倡议的谷物实施，旨在确保包括非洲大陆国家在内的全球粮食安全。</text:p>
      <text:p text:style-name="P4">
“已经提出了俄罗斯联邦在[非洲]的破坏性影响的问题(https://www.ukrinform.ua/tag-afrika)，特别是，在俄罗斯的活动中，旨在破坏该地区的稳定，这是由于瓦格纳·佩克(Wagner PEC)在某些非洲国家的存在，以及俄罗斯联邦的积极政策，扩大了错误信息和反对非洲人的反国意宣传大陆，”外交部。</text:p>
      <text:p text:style-name="P4">
同一天，波兰外交部与波兰·帕维尔·雅布隆斯基乌克兰副部有关在非洲发展合作的前景。</text:p>
      <text:p text:style-name="P4">
</text:p>
      <text:p text:style-name="P4">
当事方同意在非洲巩固非洲国家地位的方向上进一步协调行动，并通过乌克兰倡议和决议，包括联合国和其他国际组织。</text:p>
      <text:p text:style-name="P4">
在格丹克，他会见了参加这座城市国际会议的非洲政治力量的代表。</text:p>
      <text:p text:style-name="P4">
<text:span text:style-name="T4">
另请阅读：</text:span>
 <text:a xlink:type="simple" xlink:href="https://www.ukrinform.ua/rubric-polytics/3723982-zelenskij-zaprosiv-kraini-afriki-dolucitisa-do-ukrainskoi-formuli-miru.html" text:style-name="Internet_20_link" text:visited-style-name="Visited_20_Internet_20_Link">
Zelensky邀请非洲国家加入D-乌克兰和平公式</text:a>
这位乌克兰外交官向包括非洲在内的俄罗斯侵略及其负面影响告知。 他呼吁所有政治力量为乌克兰和平公式提供的公平条件以公平的条件制止战争。</text:p>
      <text:p text:style-name="P4">
正如乌克兰(Ukrinform)报道的那样，乌克兰沃迪米尔·泽伦斯基(Volodymyr Zelensky)总裁于6月16日<text:a xlink:type="simple" xlink:href="https://www.ukrinform.ua/rubric-polytics/3723955-zelenskij-u-kievi-zustrivsa-z-predstavnikami-semi-afrikanskih-derzav.html" text:style-name="Internet_20_link" text:visited-style-name="Visited_20_Internet_20_Link">
关于乌克兰维持和平的谈判</text:a>
与南非共和国，科莫罗斯联盟，埃及，塞内加尔，赞比亚，刚果和乌干达的代表。</text:p>
      <text:p text:style-name="P4">
南非共和国总统<text:a xlink:type="simple" xlink:href="https://www.ukrinform.ua/rubric-polytics/3723968-prezident-par-predstaviv-u-kievi-afrikanskij-plan-dosagnenna-miru-z-10-punktiv.html" text:style-name="Internet_20_link" text:visited-style-name="Visited_20_Internet_20_Link">
锡里尔·拉玛夫斯(Syril Ramafos)在京普兰(Kyivplan)提出了非洲国家，以达到十分的和平</text:a>
。</text:p>
      <text:p text:style-name="P4">
<text:span text:style-name="T5">
foto：外国</text:span>
</text:p>
      <text:p text:style-name="P4">
News Source: <text:a xlink:type="simple" xlink:href="https://www.ukrinform.ua/rubric-polytics/3725954-specpredstavnik-ukraini-proviv-u-polsi-konsultacii-z-pitan-afriki.html" text:style-name="Internet_20_link" text:visited-style-name="Visited_20_Internet_20_Link">
https://www.ukrinform.ua/rubric-polytics/3725954-specpredstavnik-ukraini-proviv-u-polsi-konsultacii-z-pitan-afriki.html</text:a>
</text:p>
      <!--NEWS-->
      <text:h text:style-name="P10" text:outline-level="1">
<text:span text:style-name="T4">
在基辅水电站紧急情况下进行培训</text:span>
</text:h>
      <text:p text:style-name="P4">
作者: Ukrinform (Person)</text:p>
      <text:p text:style-name="P4">
出版商: Укринформ (Organization)</text:p>
      <text:p text:style-name="P4">
出版时间: 2023-06-21T18:57:00+03:00</text:p>
      <text:p text:style-name="P4">
修改时间: 2023-06-21T18:57:00+03:00</text:p>
      <text:p text:style-name="P4">
描述: 基辅在基辅（Kyiv）制定了对基辅水电委员会的行动 - 涉及大约250名不同服务的员工。  - 乌克林。</text:p>
      <text:p text:style-name="P4">
图片: ['<text:a xlink:type="simple" xlink:href="https://static.ukrinform.com/photos/2023_06/thumb_files/630_360_1687362424-6773.jpeg" text:style-name="Internet_20_link" text:visited-style-name="Visited_20_Internet_20_Link">
630_360_16873...</text:a>
']</text:p>
      <text:p text:style-name="P4">
标签: ['Надзвичайна ситуація', 'Київська ГЕС', 'Тренування']</text:p>
      <text:p text:style-name="P4">
类型: Article</text:p>
      <!--METADATA-->
      <text:p text:style-name="P4">
<draw:frame draw:style-name="fr1" draw:name="Image142" text:anchor-type="as-char" svg:width="6.9236in" svg:height="3.956343in" draw:z-index="0">
<draw:image xlink:href="../Images/yкринформ/2023-06-21T18-57-00-03-00/630_360_1687362424-6773.jpeg" xlink:type="simple" xlink:show="embed" xlink:actuate="onLoad" draw:mime-type="image/jpeg"/>
</draw:frame>
在基辅，在基辅水电站紧急情况下采取行动 - 涉及近250名不同服务的员工。</text:p>
      <text:p text:style-name="P4">
关于IT报告[基辅市政府的新闻服务]](https://kyivcity.gov.ua/news/u_stolitsi_vidpratsyuvali_di_na_vipadok_nadzvichayno_situatsi_na_kivskiy_ges_zaluchili_blizko_250_pratsivnikiv_riznikh_sluzhb/)，报道乌克林福姆。</text:p>
      <text:p text:style-name="P4">
“今天，在基辅，他们对城市所有相关服务进行了员工培训，并在[紧急]的情况下采取了行动行动(https://www.ukrinform.ua/tag-nadzvicajna-situacia)在DNIEPER CASCADE的液压结构处(基辅水力发电). Усього до тренувань залучили понад250 учасників”, - йдеться в повідомленні.</text:p>
      <text:p text:style-name="P4">
</text:p>
      <text:p text:style-name="P4">
值得注意的是，这是自年初以来首都的第二大规模培训，在洪水或液压结构损坏时已经解决。</text:p>
      <text:p text:style-name="P4">
“认识到风险，我们必须动员，在不同单位之间的互动中进行工作机制，检查技术，告知人口的方式。鉴于在紧急情况下，五个领域可以进入洪水领域五人将与他们一起工作。</text:p>
      <text:p text:style-name="P4">
<text:span text:style-name="T4">
另请阅读：</text:span>
 <text:a xlink:type="simple" xlink:href="https://www.ukrinform.ua/rubric-kyiv/3713212-u-stolici-projsli-navcanna-z-nadanna-dopomogi-pri-masovomu-urazenni-himikatami.html" text:style-name="Internet_20_link" text:visited-style-name="Visited_20_Internet_20_Link">
在首都接受了培训以帮助化学物质的主要损害</text:a>
如[Ukrinform]报道(https://www.ukrinform.ua/rubric-regions/3725621-na-hersonsini-zalisautsa-pidtoplenimi-20-naselenih-punktiv.html)，在赫尔森地区，在俄罗斯人探索之后，卡科夫斯卡雅(Kakhovskaya)淹没了20个定居点，其中有17个在暂时占领的领土上。</text:p>
      <text:p text:style-name="P4">
News Source: <text:a xlink:type="simple" xlink:href="https://www.ukrinform.ua/rubric-kyiv/3725955-u-stolici-proveli-trenuvanna-na-vipadok-nadzvicajnoi-situacii-na-kiivskij-ges.html" text:style-name="Internet_20_link" text:visited-style-name="Visited_20_Internet_20_Link">
https://www.ukrinform.ua/rubric-kyiv/3725955-u-stolici-proveli-trenuvanna-na-vipadok-nadzvicajnoi-situacii-na-kiivskij-ges.html</text:a>
</text:p>
      <!--NEWS-->
      <text:h text:style-name="P10" text:outline-level="1">
<text:span text:style-name="T4">
英国准备投资乌克兰能源部门</text:span>
</text:h>
      <text:p text:style-name="P4">
作者: Ukrinform (Person)</text:p>
      <text:p text:style-name="P4">
出版商: Укринформ (Organization)</text:p>
      <text:p text:style-name="P4">
出版时间: 2023-06-21T18:58:03+03:00</text:p>
      <text:p text:style-name="P4">
修改时间: 2023-06-21T18:58:03+03:00</text:p>
      <text:p text:style-name="P4">
描述: 英国企业的代表准备开始投资乌克兰能源部门。  - 乌克林。</text:p>
      <text:p text:style-name="P4">
图片: ['<text:a xlink:type="simple" xlink:href="https://static.ukrinform.com/photos/2023_06/thumb_files/630_360_1687362982-801.jpg" text:style-name="Internet_20_link" text:visited-style-name="Visited_20_Internet_20_Link">
630_360_16873...</text:a>
']</text:p>
      <text:p text:style-name="P4">
标签: ['Британія', 'Енергетика', 'Інвестиції', 'Україна']</text:p>
      <text:p text:style-name="P4">
类型: Article</text:p>
      <!--METADATA-->
      <text:p text:style-name="P4">
<draw:frame draw:style-name="fr1" draw:name="Image144" text:anchor-type="as-char" svg:width="6.9236in" svg:height="3.956343in" draw:z-index="0">
<draw:image xlink:href="../Images/yкринформ/2023-06-21T18-58-03-03-00/630_360_1687362982-801.jpg" xlink:type="simple" xlink:show="embed" xlink:actuate="onLoad" draw:mime-type="image/jpeg"/>
</draw:frame>
英国企业的代表准备开始投资乌克兰能源部门。</text:p>
      <text:p text:style-name="P4">
根据乌克林福姆的说法，能源部长赫尔曼·盖申科(Herman Galushchenko)表示，这篇文章与国家商业和贸易部尼尔拉特·加尼(Nurrat Ghani)表示，[Telegram]中的能源部报告(https://t.me/energyofukraine/560)。</text:p>
      <text:p text:style-name="P4">
“ <text:a xlink:type="simple" xlink:href="https://www.ukrinform.ua/tag-britania" text:style-name="Internet_20_link" text:visited-style-name="Visited_20_Internet_20_Link">
 英国 </text:a>
\  - 第二个国家和可靠的合作伙伴!它可能会变得更加更大，更可靠。乌克兰能源部门需要投资。 英国业务已准备好提供必要的支持。 因此，我们需要一起寻找机制，包括州际水平以加速这些过程。” Galushchenko强调。</text:p>
      <text:p text:style-name="P4">
<text:span text:style-name="T4">
另请阅读：</text:span>
 <text:a xlink:type="simple" xlink:href="https://www.ukrinform.ua/rubric-economy/3725523-galusenko-zustrivsa-z-kerivnictvom-britanskogo-energeticnogo-regulatora.html" text:style-name="Internet_20_link" text:visited-style-name="Visited_20_Internet_20_Link">
<text:span text:style-name="T4">
 Galushchenko </text:span>
会见了英国能源监管机构的管理</text:a>
在会议期间，部长再次感谢英国朋友的协助，其中包括55家能源设备和超过1100万欧元的能源支持贡献。</text:p>
      <text:p text:style-name="P4">
据报道，乌克兰能源部和外国卓越部，国际联邦和英国的发展(FCDO)英国<text:a xlink:type="simple" xlink:href="https://www.ukrinform.ua/rubric-economy/3725943-ukraina-i-britania-uklali-dogovir-pro-energeticne-partnerstvo.html" text:style-name="Internet_20_link" text:visited-style-name="Visited_20_Internet_20_Link">
在国家之间建立了能源伙伴关系的备忘录</text:a>
。 该备忘录规定了在绿色创新“ Innovateukraine”领域的新挑战，其规模为6200万英镑。</text:p>
      <text:p text:style-name="P4">
<text:span text:style-name="T5">
foto：能量部</text:span>
</text:p>
      <text:p text:style-name="P4">
News Source: <text:a xlink:type="simple" xlink:href="https://www.ukrinform.ua/rubric-economy/3725956-velika-britania-gotova-investuvati-v-ukrainskij-energosektor.html" text:style-name="Internet_20_link" text:visited-style-name="Visited_20_Internet_20_Link">
https://www.ukrinform.ua/rubric-economy/3725956-velika-britania-gotova-investuvati-v-ukrainskij-energosektor.html</text:a>
</text:p>
      <!--NEWS-->
      <text:h text:style-name="P10" text:outline-level="1">
<text:span text:style-name="T4">
库勒巴与丹麦同事的航空联盟和和平的公式讨论</text:span>
</text:h>
      <text:p text:style-name="P4">
作者: Ukrinform (Person)</text:p>
      <text:p text:style-name="P4">
出版商: Укринформ (Organization)</text:p>
      <text:p text:style-name="P4">
出版时间: 2023-06-21T18:59:00+03:00</text:p>
      <text:p text:style-name="P4">
修改时间: 2023-06-21T18:59:00+03:00</text:p>
      <text:p text:style-name="P4">
描述: 乌克兰·德米特罗·库莱巴（Ukraine Dmytro Kuleba）的外交大臣在伦敦的伦敦谈判期间讨论了丹麦作为航空联盟成员的以下步骤。  - 乌克林。</text:p>
      <text:p text:style-name="P4">
图片: ['<text:a xlink:type="simple" xlink:href="https://static.ukrinform.com/photos/2023_06/thumb_files/630_360_1687363167-425.jpg" text:style-name="Internet_20_link" text:visited-style-name="Visited_20_Internet_20_Link">
630_360_16873...</text:a>
']</text:p>
      <text:p text:style-name="P4">
标签: ['Данія', 'Дмитро Кулеба', 'МЗС', 'Війна з Росією', 'Формула миру', 'Авіаційна коаліція', 'Конференція з відбудови у Лондоні']</text:p>
      <text:p text:style-name="P4">
类型: Article</text:p>
      <!--METADATA-->
      <text:p text:style-name="P4">
<draw:frame draw:style-name="fr1" draw:name="Image145" text:anchor-type="as-char" svg:width="6.9236in" svg:height="3.956343in" draw:z-index="0">
<draw:image xlink:href="../Images/yкринформ/2023-06-21T18-59-00-03-00/630_360_1687363167-425.jpg" xlink:type="simple" xlink:show="embed" xlink:actuate="onLoad" draw:mime-type="image/jpeg"/>
</draw:frame>
乌克兰法律部长德米特里·库莱布(Dmitry Kuleb)在伦敦的谈判期间，讨论丹麦·洛斯·洛克·拉斯穆森(Lars Lokke Rasmussen)，这是丹麦作为会员联盟的以下步骤。</text:p>
      <text:p text:style-name="P4">
根据乌克林的说法，乌克兰外交部在[电报]中报道(https://t.me/Ukraine_MFA/1830)。</text:p>
      <text:p text:style-name="P4">
“ dmitry <text:a xlink:type="simple" xlink:href="https://www.ukrinform.ua/tag-kuleba" text:style-name="Internet_20_link" text:visited-style-name="Visited_20_Internet_20_Link">
kuleba</text:a>
他在丹麦作为航空联盟成员的下一步就与Zlars Lokke Rasmussen进行了谈判。 外交官还特别注意扩大和平公式的地理支持。”</text:p>
      <text:p text:style-name="P4">
此前，乌克兰外交部长和法国Dmytro Kuleba和Katrincolone讨论了对法国的新支持，以增强乌克兰的进攻。</text:p>
      <text:p text:style-name="P4">
<text:span text:style-name="T4">
另请阅读：</text:span>
 <text:a xlink:type="simple" xlink:href="https://www.ukrinform.ua/rubric-ato/3725196-dania-zatverdila-paket-vijskovoi-dopomogi-ukraini-na-295-milarda.html" text:style-name="Internet_20_link" text:visited-style-name="Visited_20_Internet_20_Link">
<text:span text:style-name="T4">
丹麦</text:span>
以29.5亿欧元的价格批准向乌克兰提供军事援助计划</text:a>
正如乌克林福姆报道的<text:a xlink:type="simple" xlink:href="https://www.ukrinform.ua/rubric-ato/3724238-dania-gotova-peredati-vinisuvaci-f16-ukraini-ministr-oboroni.html" text:style-name="Internet_20_link" text:visited-style-name="Visited_20_Internet_20_Link">
丹麦准备了</text:a>
将F-16战斗机转移到乌克兰，但要获得美国制造这些飞机的这一步骤的批准。</text:p>
      <text:p text:style-name="P4">
<text:span text:style-name="T5">
foto：乌克兰外交部，电报</text:span>
</text:p>
      <text:p text:style-name="P4">
News Source: <text:a xlink:type="simple" xlink:href="https://www.ukrinform.ua/rubric-polytics/3725957-kuleba-obgovoriv-iz-danskim-kolegou-aviacijnu-koaliciu-ta-formulu-miru.html" text:style-name="Internet_20_link" text:visited-style-name="Visited_20_Internet_20_Link">
https://www.ukrinform.ua/rubric-polytics/3725957-kuleba-obgovoriv-iz-danskim-kolegou-aviacijnu-koaliciu-ta-formulu-miru.html</text:a>
</text:p>
      <!--NEWS-->
      <text:h text:style-name="P10" text:outline-level="1">
<text:span text:style-name="T4">
德国移交给了尼科波尔区立方水箱</text:span>
</text:h>
      <text:p text:style-name="P4">
作者: Ukrinform (Person)</text:p>
      <text:p text:style-name="P4">
出版商: Укринформ (Organization)</text:p>
      <text:p text:style-name="P4">
出版时间: 2023-06-21T19:09:00+03:00</text:p>
      <text:p text:style-name="P4">
修改时间: 2023-06-21T19:09:00+03:00</text:p>
      <text:p text:style-name="P4">
描述: 德国移交了人道主义货物 - 尼科波尔区的立方水箱。  - 乌克林。</text:p>
      <text:p text:style-name="P4">
图片: ['<text:a xlink:type="simple" xlink:href="https://static.ukrinform.com/photos/2023_06/thumb_files/630_360_1687363743-587.jpg" text:style-name="Internet_20_link" text:visited-style-name="Visited_20_Internet_20_Link">
630_360_16873...</text:a>
']</text:p>
      <text:p text:style-name="P4">
标签: ['Нікополь', 'Німеччина', 'Допомогатор', 'Каховська ГЕС']</text:p>
      <text:p text:style-name="P4">
类型: Article</text:p>
      <!--METADATA-->
      <text:p text:style-name="P4">
<draw:frame draw:style-name="fr1" draw:name="Image146" text:anchor-type="as-char" svg:width="6.9236in" svg:height="3.956343in" draw:z-index="0">
<draw:image xlink:href="../Images/yкринформ/2023-06-21T19-09-00-03-00/630_360_1687363743-587.jpg" xlink:type="simple" xlink:show="embed" xlink:actuate="onLoad" draw:mime-type="image/jpeg"/>
</draw:frame>
德国传输到尼科波尔地区人道主义货物 - 立方坦克的水。</text:p>
      <text:p text:style-name="P4">
关于<text:a xlink:type="simple" xlink:href="https://t.me/Yevtushenko_E/4263" text:style-name="Internet_20_link" text:visited-style-name="Visited_20_Internet_20_Link">
电报</text:a>
乌克林福姆报道，通知首席北野Rva Yevhen Yevtushenko。</text:p>
      <text:p text:style-name="P4">
“蓝色和黄十字的德国乌克兰慈善基金会的代表是通过俄罗斯俄罗斯乘员的恐怖行动发生的灾难的持续时刻，这是他们的支持。今天，他们移交给了他们的支持。该地区领土社区的能力，这意味着更多的人将能够保持饮酒或水。(https://www.ukrinform.ua/tag-voda)这是当今该地区每个居民的需求。”</text:p>
      <text:p text:style-name="P4">
<text:span text:style-name="T4">
另请阅读：</text:span>
 [在Dnipropetrovsk中，该地区获得了灵活的水库(https://www.ukrinform.ua/rubric-regions/3724215-na-dnipropetrovsini-pridbali-gnucki-rezervuari-dla-rajoniv-so-zalisilis-bez-vodi.html)据报道，该地区正在进行有关实施两个有关供水计划的计划的工作。 其中之一是恢复乌克兰基础设施的国家机构。 它设想建造从Zaporizhzhya市到Marganets，Nikopol和Intercession城市的供水。其销售已分配约15亿美元，这是一个州起诉。 乌克兰总统的任务是在最短的时间内进行建设。</text:p>
      <text:p text:style-name="P4">
News Source: <text:a xlink:type="simple" xlink:href="https://www.ukrinform.ua/rubric-regions/3725958-nimeccina-peredala-dla-nikopolskogo-rajonu-kubovi-emnosti-dla-vodi.html" text:style-name="Internet_20_link" text:visited-style-name="Visited_20_Internet_20_Link">
https://www.ukrinform.ua/rubric-regions/3725958-nimeccina-peredala-dla-nikopolskogo-rajonu-kubovi-emnosti-dla-vodi.html</text:a>
</text:p>
      <!--NEWS-->
      <text:h text:style-name="P10" text:outline-level="1">
<text:span text:style-name="T4">
美国众议院委员会支持一项决议，以授予ATCMS乌克兰</text:span>
</text:h>
      <text:p text:style-name="P4">
作者: Ukrinform (Person)</text:p>
      <text:p text:style-name="P4">
出版商: Укринформ (Organization)</text:p>
      <text:p text:style-name="P4">
出版时间: 2023-06-21T19:16:00+03:00</text:p>
      <text:p text:style-name="P4">
修改时间: 2023-06-21T19:16:00+03:00</text:p>
      <text:p text:style-name="P4">
描述: 众议院外交事务委员会考虑并支持两项决议H.Res。 488呼吁拜登政府立即提供ATACMS导弹。  - 乌克林。</text:p>
      <text:p text:style-name="P4">
图片: ['<text:a xlink:type="simple" xlink:href="https://static.ukrinform.com/photos/2023_03/thumb_files/630_360_1678220436-325.jpg" text:style-name="Internet_20_link" text:visited-style-name="Visited_20_Internet_20_Link">
630_360_16782...</text:a>
']</text:p>
      <text:p text:style-name="P4">
标签: ['ЗСУ', 'Конгрес США', 'Війна з Росією', '#stoprussia', 'ATACMS']</text:p>
      <text:p text:style-name="P4">
类型: Article</text:p>
      <!--METADATA-->
      <text:p text:style-name="P4">
<draw:frame draw:style-name="fr1" draw:name="Image147" text:anchor-type="as-char" svg:width="6.9236in" svg:height="3.956343in" draw:z-index="0">
<draw:image xlink:href="../Images/yкринформ/2023-06-21T19-16-00-03-00/630_360_1678220436-325.jpg" xlink:type="simple" xlink:show="embed" xlink:actuate="onLoad" draw:mime-type="image/jpeg"/>
</draw:frame>
众议院众议院的外部事务委员会考虑并支持H.Res解决方案。 488呼吁拜登政府不存在向乌克兰提供ATACMS导弹的规定。</text:p>
      <text:p text:style-name="P4">
委员会会议于周三举行，报告了自己的记者。</text:p>
      <text:p text:style-name="P4">
“ ATASMS导弹对于乌克兰的成功至关重要。 ATACM的行动半径高达190英里(超过300公里 -  ed。)这使乌克兰部队能够在俄罗斯人所拥有的领土上罢工。</text:p>
      <text:p text:style-name="P4">
民主党委员会的高级成员国会议员格雷戈里·混合公司(Gregory Mix)在电话中说，这一步骤将使乌克兰更加靠近乌克兰的tapee省侵略者。</text:p>
      <text:p text:style-name="P4">
<text:span text:style-name="T4">
另请阅读：</text:span>
 <text:a xlink:type="simple" xlink:href="https://www.ukrinform.ua/rubric-ato/3723025-bridlav-zaklikav-urad-ssa-zabezpeciti-ukrainu-raketami-atacams.html" text:style-name="Internet_20_link" text:visited-style-name="Visited_20_Internet_20_Link">
Bridlava敦促美国政府向乌克兰提供Atacams</text:a>
民主党代表们强调：“尽管乌克兰继续反对释放自己的泡沫，但美国与合作伙伴和盟友必须看到所有帮助乌克兰获胜的方式。”</text:p>
      <text:p text:style-name="P4">
根据乌克林福姆(Ukrinform)的报道，该决议<text:a xlink:type="simple" xlink:href="https://www.congress.gov/118/bills/hres488/BILLS-118hres488ih.pdf" text:style-name="Internet_20_link" text:visited-style-name="Visited_20_Internet_20_Link">
H.Res。 488</text:a>
为BAIDEN管理提供ATACMS火箭<text:a xlink:type="simple" xlink:href="https://www.ukrinform.ua/rubric-polytics/3720801-cleni-kongresu-ssa-predstavili-rezoluciu-iz-zaklikom-peredati-ukraini-atacms.html" text:style-name="Internet_20_link" text:visited-style-name="Visited_20_Internet_20_Link">
代表</text:a>
在<text:a xlink:type="simple" xlink:href="https://www.ukrinform.ua/tag-kongres-ssa" text:style-name="Internet_20_link" text:visited-style-name="Visited_20_Internet_20_Link">
美国国会</text:a>
在上半场。 该文件的文字强调需要立即提供乌克兰导弹，同时保持竞争国家的战斗准备。</text:p>
      <text:p text:style-name="P4">
<text:span text:style-name="T5">
foto：wikimedia</text:span>
</text:p>
      <text:p text:style-name="P4">
News Source: <text:a xlink:type="simple" xlink:href="https://www.ukrinform.ua/rubric-ato/3725961-komitet-palati-predstavnikiv-ssa-pidtrimav-rezoluciu-sodo-nadanna-atacms-ukraini.html" text:style-name="Internet_20_link" text:visited-style-name="Visited_20_Internet_20_Link">
https://www.ukrinform.ua/rubric-ato/3725961-komitet-palati-predstavnikiv-ssa-pidtrimav-rezoluciu-sodo-nadanna-atacms-ukraini.html</text:a>
</text:p>
      <!--NEWS-->
      <text:h text:style-name="P10" text:outline-level="1">
<text:span text:style-name="T4">
在四个方向上有激烈的战斗，每天超过30次冲突</text:span>
</text:h>
      <text:p text:style-name="P4">
作者: Ukrinform (Person)</text:p>
      <text:p text:style-name="P4">
出版商: Укринформ (Organization)</text:p>
      <text:p text:style-name="P4">
出版时间: 2023-06-21T19:20:06+03:00</text:p>
      <text:p text:style-name="P4">
修改时间: 2023-06-21T19:20:06+03:00</text:p>
      <text:p text:style-name="P4">
描述: 俄罗斯联邦集中于利曼，巴赫穆特，阿夫迪夫和玛丽斯基的指导 - 激烈的战斗正在进行中。 每天发生了30多次战斗冲突。  - 乌克林。</text:p>
      <text:p text:style-name="P4">
图片: ['<text:a xlink:type="simple" xlink:href="https://static.ukrinform.com/photos/2023_06/thumb_files/630_360_1686488514-765.jpg" text:style-name="Internet_20_link" text:visited-style-name="Visited_20_Internet_20_Link">
630_360_16864...</text:a>
']</text:p>
      <text:p text:style-name="P4">
标签: None</text:p>
      <text:p text:style-name="P4">
类型: Article</text:p>
      <!--METADATA-->
      <text:p text:style-name="P4">
<draw:frame draw:style-name="fr1" draw:name="Image148" text:anchor-type="as-char" svg:width="6.9236in" svg:height="3.956343in" draw:z-index="0">
<draw:image xlink:href="../Images/yкринформ/2023-06-21T19-20-06-03-00/630_360_1686488514-765.jpg" xlink:type="simple" xlink:show="embed" xlink:actuate="onLoad" draw:mime-type="image/jpeg"/>
</draw:frame>
军方在利马，巴赫穆特，阿夫迪夫斯基塔玛林方向进行了基本努力 - 激烈的战斗正在进行中。 每天发生30多次战斗碰撞。</text:p>
      <text:p text:style-name="P4">
这是在晚上陈述的<text:a xlink:type="simple" xlink:href="https://www.facebook.com/GeneralStaff.ua/posts/pfbid02pzpwsPvBezrvEGnAkMnG4Y6Q1TbQoXKhtQ9f5TEGHzUciygGgpW6FsZYsxyko3JAl" text:style-name="Internet_20_link" text:visited-style-name="Visited_20_Internet_20_Link">
武装部队总参谋长的摘要</text:a>
，报道乌克林福姆。</text:p>
      <text:p text:style-name="P4">
消息写道：“敌人继续集中在利马，巴赫穆特，阿夫迪夫和马林斯克的指示中，剧烈的战斗正在进行中。</text:p>
      <text:p text:style-name="P4">
据总参谋部称，乌克兰国防军每天的航空对敌人的人员造成了12次打击，而六个击败了敌人的反弹药导弹综合大楼。 另外，我们的捍卫者被<text:a xlink:type="simple" xlink:href="https://www.ukrinform.ua/rubric-ato/3725942-ukrainski-vijskovi-znisili-rosijskij-vertolit-mi24.html" text:style-name="Internet_20_link" text:visited-style-name="Visited_20_Internet_20_Link">
摧毁了俄罗斯MI-24</text:a>
白天，尸体和炮兵被敌人弹药的控制点击中。</text:p>
      <text:p text:style-name="P4">
值得注意的是，敌人击中了30多次航空罢工，其中包括六个伊朗冲击无人机SHAHD-136/131。 所有这些都是由乌克兰捍卫者设计的。</text:p>
      <text:p text:style-name="P4">
此外，入侵者在乌克兰军队和定居点的位置上从走廊的反应性系统进行了23次炮击。</text:p>
      <text:p text:style-name="P4">
整个乌克兰的火箭和航空罢工的可能性很高。</text:p>
      <text:p text:style-name="P4">
总参谋部报告说，敌人继续集中于纳利曼斯克，巴赫穆特，阿夫迪夫和玛丽斯基的指示，并进行了激烈的战斗。 白天发生了30多次战斗冲突。</text:p>
      <text:p text:style-name="P4">
<text:span text:style-name="T5">
!(https://www.ukrinform.ua/rubric-ato/3725818-kontrnastup-jde-nelegko-bo-rf-zaminuvala-200-tisac-km-zelenskij.html)在</text:span>
<text:span text:style-name="T5">
 Volynskyi </text:span>
<text:span text:style-name="T5">
和</text:span>
<text:span text:style-name="T5">
 Polissya方向</text:span>
<text:span text:style-name="T5">
无显着变化的操作情况。在</text:span>
<text:span text:style-name="T5">
 kupyansk的方向</text:span>
*敌人在Sinkiv Khkivarka地区击中了航空罢工。 敌人的炮兵和迫击炮炮击是第一个，是菲洛利夫卡，诺沃特林斯克，两年，西方，马苏蒂夫卡，基斯利夫卡，布雷斯特·哈尔基夫地区。</text:p>
      <text:p text:style-name="P4">
在<text:span text:style-name="T4">
方向</text:span>
敌人在卢汉斯克地区的dibrova和顿涅茨克地区的Srebryanka进行了不成功的进攻行动。 卢汉斯克地区Tasiveersk的Novoyegorovka和Bigorivka地区的中风增加。 炮弹遭到Stelmakhivka，Nevskoye，Dibrova，Kuzmin，Luhansk的Bigorivka和Torke，Verkhnamyanskoye的争议，Donetsk地区的Rozdolivka遭受了。</text:p>
      <text:p text:style-name="P4">
在<text:span text:style-name="T4">
巴赫穆特方向</text:span>
敌人在顿涅茨克地区的奥里科沃 - 瓦西利维卡，伊万诺沃和怀特山上进行了不成功的进攻行动。 Vasyukivka，Orikhovo-Vasylivka，Bogdanivka，Kalinovka，Yar，Ivanivske，Okarivka，Bila Gora，Konstantinovka，友谊和北顿Netsk地区受伤。</text:p>
      <text:p text:style-name="P4">
在<text:span text:style-name="T4">
 avdeevsky方向上</text:span>
敌人进行了Sivensky和Pervomaisky Donetsk地区未能成功的进攻行动。 他击中了Avdiivka，Severene和Pervomaisky的航空射击。 他制作了Alexandropol，Ceramics，Novokalinovo，Berdychi，Steppe，Avdiivka，Tonenko，Tonenko，Severene，Pervomaisko，Netaylovo，Netaylovo和Nevelsky Donetsk地区。</text:p>
      <text:p text:style-name="P4">
<text:span text:style-name="T4">
另请阅读：</text:span>
 <text:a xlink:type="simple" xlink:href="https://www.ukrinform.ua/rubric-ato/3725821-vorog-zbilsiv-intensivnist-obstriliv-na-dniprovskomu-napramku-gumenuk.html" text:style-name="Internet_20_link" text:visited-style-name="Visited_20_Internet_20_Link">
敌人增加了对Dniep​​er上的炮击强度 -  <text:span text:style-name="T4">
 Humeniuk </text:span>
</text:a>
在<text:span text:style-name="T4">
马林斯基方向</text:span>
敌人朝着海军陆战队的方向进行了进攻行动，没有成功。 他在Krasnogorivka地区进行了航空罢工。与此同时，他对定居点进行了炮击Krasnogorivka，Zoryana，acoryana，Acute，Marinka，Marinka，Georgiivka，Kurakhovo，Kurakhovo和Donetsk地区的胜利。</text:p>
      <text:p text:style-name="P4">
在<text:span text:style-name="T4">
采矿方向</text:span>
敌人朝着非伏米哈尼利夫卡和煤炭的方向执行了进攻行动，没有成功。 他在Donetsk地区的Rivmivkaivka袭击了航空罢工。 他在定居点Paraskaskovivka，Novomikhailivka，Konstantinovka，Elizabeth，Katerynivka，Bogoyavlenka，Blessed，Prychistivka，Golden Niva和Great Novosilkadonnets地区。敌人袭击了变形和继诺格斯克地区。 制造炮兵<text:a xlink:type="simple" xlink:href="https://www.ukrinform.ua/tag-obstril" text:style-name="Internet_20_link" text:visited-style-name="Visited_20_Internet_20_Link">
炮击</text:a>
新的强挥发物，Neschaty，Grace，Makarivka，Storozhevo，Green Field，Temivka，Temivka，Novopil，Burlatskoye Donetsk地区的定居点； 列瓦尼，红色，gulyaipole，Novoandriivka，Steppe，Pyathakka，Pubkovo，Zaporizhzhya地区的Kamyanskoye； Golden Balka，Mikhailivka，Novoalexandrivka，Dudchans，Kachkarakivka，Payakhovo，Cossack，Mykolaivka，Burguna，Ivanivka，Ivanivka，Sadovo</text:p>
      <text:p text:style-name="P4">
<text:span text:style-name="T4">
另请阅读：</text:span>
 <text:a xlink:type="simple" xlink:href="https://www.ukrinform.ua/rubric-ato/3725897-ukrainski-bijci-na-tavrijskomu-napramku-za-dobu-znisili-280-zagarbnikiv.html" text:style-name="Internet_20_link" text:visited-style-name="Visited_20_Internet_20_Link">
乌克兰战斗机每天塔夫里亚方向摧毁了280名入侵者</text:a>
正如乌克林福姆报道的那样，乌克兰的国防军从2022年2月24日至2023年6月21日<text:a xlink:type="simple" xlink:href="https://www.ukrinform.ua/rubric-ato/3725590-sili-oboroni-znisili-vze-blizko-222-tisac-rosijskih-zagarbnikiv.html" text:style-name="Internet_20_link" text:visited-style-name="Visited_20_Internet_20_Link">
消除了约222,000名俄罗斯入侵者</text:a>
，有540人 - 在过去的一天中。  照片：Libkos</text:p>
      <text:p text:style-name="P4">
News Source: <text:a xlink:type="simple" xlink:href="https://www.ukrinform.ua/rubric-ato/3725962-na-cotiroh-napramkah-tocatsa-vazki-boi-za-dobu-ponad-30-zitknen.html" text:style-name="Internet_20_link" text:visited-style-name="Visited_20_Internet_20_Link">
https://www.ukrinform.ua/rubric-ato/3725962-na-cotiroh-napramkah-tocatsa-vazki-boi-za-dobu-ponad-30-zitknen.html</text:a>
</text:p>
      <!--NEWS-->
      <text:h text:style-name="P10" text:outline-level="1">
<text:span text:style-name="T4">
Shmigal：我们计划使用协调供体平台吸引高达70亿美元</text:span>
</text:h>
      <text:p text:style-name="P4">
作者: Ukrinform (Person)</text:p>
      <text:p text:style-name="P4">
出版商: Укринформ (Organization)</text:p>
      <text:p text:style-name="P4">
出版时间: 2023-06-21T19:22:00+03:00</text:p>
      <text:p text:style-name="P4">
修改时间: 2023-06-21T19:22:00+03:00</text:p>
      <text:p text:style-name="P4">
描述: 在伦敦，在恢复会议上举行了机构间捐助者协调平台的会议 - 讨论了动员资源以资助快速恢复的资源。  - 乌克林。</text:p>
      <text:p text:style-name="P4">
图片: ['<text:a xlink:type="simple" xlink:href="https://static.ukrinform.com/photos/2023_06/thumb_files/630_360_1687365211-324.jpg" text:style-name="Internet_20_link" text:visited-style-name="Visited_20_Internet_20_Link">
630_360_16873...</text:a>
']</text:p>
      <text:p text:style-name="P4">
标签: ['Гроші', 'Шмигаль', 'Відбудова', 'Конференція з відбудови у Лондоні']</text:p>
      <text:p text:style-name="P4">
类型: Article</text:p>
      <!--METADATA-->
      <text:p text:style-name="P4">
<draw:frame draw:style-name="fr1" draw:name="Image149" text:anchor-type="as-char" svg:width="6.9236in" svg:height="3.956343in" draw:z-index="0">
<draw:image xlink:href="../Images/yкринформ/2023-06-21T19-22-00-03-00/630_360_1687365211-324.jpg" xlink:type="simple" xlink:show="embed" xlink:actuate="onLoad" draw:mime-type="image/jpeg"/>
</draw:frame>
在伦敦，重建会议在乌克兰的机构间协调播种平台会议上举行，讨论了动员资源以供快速恢复的资源。</text:p>
      <text:p text:style-name="P4">
总理丹尼斯·施米加尔(Denis Shmigal)在[]中报道了这一点(https://t.me/Denys_Smyhal/5454)<text:a xlink:type="simple" xlink:href="https://t.me/Denys_Smyhal/5454" text:style-name="Internet_20_link" text:visited-style-name="Visited_20_Internet_20_Link">
电报</text:a>
，报道乌克林福姆。</text:p>
      <text:p text:style-name="P4">
[Shmigal]说：“关键目标是动员资源以资助快速恢复。我们最多五个优先事项：住房，能源，批判性和社会基础设施，人道主义者，经济，”  -  [Shmigal]说。(https://www.ukrinform.ua/tag-smigal)。</text:p>
      <text:p text:style-name="P4">
他回忆说：“根据(世界银行报告 - 编辑。)紧急续签需要RDNA2，需要141亿美元。 目前，已筹集了3300万美元的国家预算，国际合作伙伴提供了约40亿美元。”</text:p>
      <text:p text:style-name="P4">
政府负责人强调说：“我们指望使用协调供体平台机制的近70亿美元的吸引力。”</text:p>
      <text:p text:style-name="P4">
<text:span text:style-name="T4">
另请阅读：</text:span>
 <text:a xlink:type="simple" xlink:href="https://www.ukrinform.ua/rubric-vidbudova/3725900-vidnovitisa-ukrainskim-mistam-ta-selam-dopomagaut-uze-60-krain-smigal.html" text:style-name="Internet_20_link" text:visited-style-name="Visited_20_Internet_20_Link">
恢复乌克兰城市和60个国家 /地区的帮助 -  <text:span text:style-name="T4">
 Shmigal </text:span>
</text:a>
总理补充说：“我们期待将伙伴国家的政府依靠私营企业的军事和政治风险保险。”</text:p>
      <text:p text:style-name="P4">
Schmigal感谢建立事工报告管理组的倡议，并指出“我们希望他们能够开始迅速启动。”</text:p>
      <text:p text:style-name="P4">
总理感谢乌克兰的朋友们的支持和团结。</text:p>
      <text:p text:style-name="P4">
正如乌克林福姆报道的那样，在伦敦乌克兰恢复会议的领域<text:a xlink:type="simple" xlink:href="https://www.ukrinform.ua/rubric-polytics/3725762-smigal-u-londoni-zustrivsa-iz-sunakom.html" text:style-name="Internet_20_link" text:visited-style-name="Visited_20_Internet_20_Link">
Shmigal举行了会议</text:a>
与英国总理赖斯·萨纳克(Rice Sunak)一起。 乌克兰政府负责人感谢该活动的组织，该组织旨在巩固合作伙伴赎回我们国家的努力，并找到有效的乌克兰财政支持机制。 双方讨论了私营企业的参与，以支持乌克兰经济。</text:p>
      <text:p text:style-name="P4">
<text:span text:style-name="T5">
foto：Denis Shmigal，Telegram</text:span>
</text:p>
      <text:p text:style-name="P4">
News Source: <text:a xlink:type="simple" xlink:href="https://www.ukrinform.ua/rubric-vidbudova/3725967-smigal-planuemo-zaluciti-do-7-milardiv-za-dopomogou-koordinacijnoi-donorskoi-platformi.html" text:style-name="Internet_20_link" text:visited-style-name="Visited_20_Internet_20_Link">
https://www.ukrinform.ua/rubric-vidbudova/3725967-smigal-planuemo-zaluciti-do-7-milardiv-za-dopomogou-koordinacijnoi-donorskoi-platformi.html</text:a>
</text:p>
      <!--NEWS-->
      <text:h text:style-name="P10" text:outline-level="1">
<text:span text:style-name="T4">
社区恢复基金的资金将针对六个定居点的重建-Nayem</text:span>
</text:h>
      <text:p text:style-name="P4">
作者: Ukrinform (Person)</text:p>
      <text:p text:style-name="P4">
出版商: Укринформ (Organization)</text:p>
      <text:p text:style-name="P4">
出版时间: 2023-06-21T19:25:00+03:00</text:p>
      <text:p text:style-name="P4">
修改时间: 2023-06-21T19:25:00+03:00</text:p>
      <text:p text:style-name="P4">
描述: 社区恢复基金的资金将首先针对实验项目，以恢复受俄罗斯侵略影响最大的六个定居点：Trostyanets，Mictyanets，Circus，Borodyanka，Moschun，Poskrovsky和Berry。  - 乌克林。</text:p>
      <text:p text:style-name="P4">
图片: ['<text:a xlink:type="simple" xlink:href="https://static.ukrinform.com/photos/2023_06/thumb_files/630_360_1687364658-824.jpg" text:style-name="Internet_20_link" text:visited-style-name="Visited_20_Internet_20_Link">
630_360_16873...</text:a>
']</text:p>
      <text:p text:style-name="P4">
标签: ['Найєм', 'Агресія РФ', 'Відбудова', 'Фонд відновлення']</text:p>
      <text:p text:style-name="P4">
类型: Article</text:p>
      <!--METADATA-->
      <text:p text:style-name="P4">
<draw:frame draw:style-name="fr1" draw:name="Image150" text:anchor-type="as-char" svg:width="6.9236in" svg:height="3.956343in" draw:z-index="0">
<draw:image xlink:href="../Images/yкринформ/2023-06-21T19-25-00-03-00/630_360_1687364658-824.jpg" xlink:type="simple" xlink:show="embed" xlink:actuate="onLoad" draw:mime-type="image/jpeg"/>
</draw:frame>
重建社区的资金将主要针对六个受俄罗斯侵略影响最大的六个定居点的实验发展：trostyanets，马戏团，Borodyanka，Moschun，Moschun，Pokrovsky和Berry。</text:p>
      <text:p text:style-name="P4">
这是由国家基础设施穆斯塔法·纳耶姆(Mustafa Nayem)恢复和开发局局长的报道，乌克林福姆(Ukrinform)在[Facebook]中参考新闻服务。(https://restoration.gov.ua/press/news/55693.html)。</text:p>
      <text:p text:style-name="P4">
“我们的国家首先遇到这样的破坏规模和复杂的需要<text:a xlink:type="simple" xlink:href="https://www.ukrinform.ua/tag-budivnictvo" text:style-name="Internet_20_link" text:visited-style-name="Visited_20_Internet_20_Link">
重建</text:a>
特拉恩的一部分。 恢复机构优先考虑实现的优先事项，这不仅取决于个人社区的生活方向，而且还取决于整个国家的支持。”他说。</text:p>
      <text:p text:style-name="P4">
纳耶姆强调，该基金将促进社区的长期恢复和稳定，其关键领域将是恢复住房，批判性，社会基础设施，以及人道主义的秘密和支持当地企业。 计划为基金会的需求动员5年的3亿个DOL。 开始融资 -  5000万美元。</text:p>
      <text:p text:style-name="P4">
<text:span text:style-name="T4">
另请阅读：</text:span>
 <text:a xlink:type="simple" xlink:href="https://www.ukrinform.ua/rubric-vidbudova/3725945-konferencia-z-vidbudovi-u-londoni-do-platformi-spivinvestuvanna-v-ukrainu-dolucilisa-19-krain.html" text:style-name="Internet_20_link" text:visited-style-name="Visited_20_Internet_20_Link">
与<text:span text:style-name="T4">
重建的会议</text:span>
在伦敦：19个国家 /地区加入了乌克兰的平台</text:a>
据报道，社区发展，领土和基础设施部门讨论了在社区水平上恢复乌克兰的联合方法。 它设想建立社区恢复基金，这是对社区长期重建和抵抗的途径的关键定量。</text:p>
      <text:p text:style-name="P4">
<text:span text:style-name="T5">
foto：restoration.gov.ua</text:span>
</text:p>
      <text:p text:style-name="P4">
News Source: <text:a xlink:type="simple" xlink:href="https://www.ukrinform.ua/rubric-vidbudova/3725963-kosti-fondu-vidnovlenna-gromad-spramuut-na-vidbudovu-sesti-naselenih-punktiv-najem.html" text:style-name="Internet_20_link" text:visited-style-name="Visited_20_Internet_20_Link">
https://www.ukrinform.ua/rubric-vidbudova/3725963-kosti-fondu-vidnovlenna-gromad-spramuut-na-vidbudovu-sesti-naselenih-punktiv-najem.html</text:a>
</text:p>
      <!--NEWS-->
      <text:h text:style-name="P10" text:outline-level="1">
<text:span text:style-name="T4">
乌克兰的目标是将GDP提高到十年中的1万亿美元 - 经济部</text:span>
</text:h>
      <text:p text:style-name="P4">
作者: Ukrinform (Person)</text:p>
      <text:p text:style-name="P4">
出版商: Укринформ (Organization)</text:p>
      <text:p text:style-name="P4">
出版时间: 2023-06-21T19:26:00+03:00</text:p>
      <text:p text:style-name="P4">
修改时间: 2023-06-21T19:26:00+03:00</text:p>
      <text:p text:style-name="P4">
描述: 乌克兰的目标是将国内生产总值（GDP）提高到十年来1万亿美元。  - 乌克林。</text:p>
      <text:p text:style-name="P4">
图片: ['<text:a xlink:type="simple" xlink:href="https://static.ukrinform.com/photos/2020_07/thumb_files/630_360_1596225390-410.jpg" text:style-name="Internet_20_link" text:visited-style-name="Visited_20_Internet_20_Link">
630_360_15962...</text:a>
']</text:p>
      <text:p text:style-name="P4">
标签: ['Мінекономіки', 'ВВП', 'Юлія Свириденко', 'Конференція з відбудови у Лондоні']</text:p>
      <text:p text:style-name="P4">
类型: Article</text:p>
      <!--METADATA-->
      <text:p text:style-name="P4">
<draw:frame draw:style-name="fr1" draw:name="Image152" text:anchor-type="as-char" svg:width="6.9236in" svg:height="3.956343in" draw:z-index="0">
<draw:image xlink:href="../Images/yкринформ/2023-06-21T19-26-00-03-00/630_360_1596225390-410.jpg" xlink:type="simple" xlink:show="embed" xlink:actuate="onLoad" draw:mime-type="image/jpeg"/>
</draw:frame>
乌克兰人将旨在增加国内生产总值(GDP)最高1万亿美元。</text:p>
      <text:p text:style-name="P4">
据《乌克林传闻》报道，关于它是乌克兰的第一届乌克兰尤利亚·斯维里德·科瓦瓦伊(Ulia Yulia Sviridenkovayae)在伦敦举行的乌克兰恢复会议上的演讲中，乌克兰尤里亚·斯维里德·森科瓦耶(Ulia Yulia Sviridenkovayae)的第一个维塞雷米尔(Viceremierk)。</text:p>
      <text:p text:style-name="P4">
“我们为自己设定了一个雄心勃勃的目标 - 实现<text:a xlink:type="simple" xlink:href="https://www.ukrinform.ua/tag-vvp" text:style-name="Internet_20_link" text:visited-style-name="Visited_20_Internet_20_Link">
GDP</text:a>
1万亿美元(在10年内-ED。). Це дозволить зробити економіку країни потужною і дозволить підвищитирівень життя", - сказала Свириденко.</text:p>
      <text:p text:style-name="P4">
<text:span text:style-name="T4">
Читайте також:</text:span>
 <text:a xlink:type="simple" xlink:href="https://www.ukrinform.ua/rubric-economy/3723191-upovilnenna-inflacii-ta-tempiv-padinna-vvp-cim-ce-poasnuetsa.html" text:style-name="Internet_20_link" text:visited-style-name="Visited_20_Internet_20_Link">
 Уповільнення інфляції та темпів падіння <text:span text:style-name="T4">
ВВП</text:span>
 : чим цепояснюється </text:a>
正如乌克林福姆报道的那样，国际货币基金组织的任务确认了对乌克兰更强大的经济复苏的期望，并改善了乌克兰乌克兰乌克兰VVP增长的预测，即在[在与战争有关的不确定性条件下“加上” 1-3％的“ Plus” 1-3％(https://www.ukrinform.ua/rubric-economy/3720545-vvp-u-i-kvartali-zris-na-24-minekonomiki.html) .</text:p>
      <text:p text:style-name="P4">
News Source: <text:a xlink:type="simple" xlink:href="https://www.ukrinform.ua/rubric-economy/3725964-ukraina-mae-na-meti-za-desat-rokiv-zbilsiti-vvp-do-1-triljona-minekonomiki.html" text:style-name="Internet_20_link" text:visited-style-name="Visited_20_Internet_20_Link">
https://www.ukrinform.ua/rubric-economy/3725964-ukraina-mae-na-meti-za-desat-rokiv-zbilsiti-vvp-do-1-triljona-minekonomiki.html</text:a>
</text:p>
      <!--NEWS-->
      <text:h text:style-name="P10" text:outline-level="1">
<text:span text:style-name="T4">
乌克兰兹尼尼特恢复了尼科波尔附近的火车</text:span>
</text:h>
      <text:p text:style-name="P4">
作者: Ukrinform (Person)</text:p>
      <text:p text:style-name="P4">
出版商: Укринформ (Organization)</text:p>
      <text:p text:style-name="P4">
出版时间: 2023-06-21T19:31:00+03:00</text:p>
      <text:p text:style-name="P4">
修改时间: 2023-06-21T19:31:00+03:00</text:p>
      <text:p text:style-name="P4">
描述: 火车在Nikopol Dnipropetrovsk地区附近的比赛中恢复了火车。 所有郊区火车都返回他们的交通时间表。  - 乌克林。</text:p>
      <text:p text:style-name="P4">
图片: ['<text:a xlink:type="simple" xlink:href="https://static.ukrinform.com/photos/2018_05/thumb_files/630_360_1525342645-9660.jpg" text:style-name="Internet_20_link" text:visited-style-name="Visited_20_Internet_20_Link">
630_360_15253...</text:a>
']</text:p>
      <text:p text:style-name="P4">
标签: ['Нікополь', 'Залізниця', 'Укрзалізниця', 'Ремонт']</text:p>
      <text:p text:style-name="P4">
类型: Article</text:p>
      <!--METADATA-->
      <text:p text:style-name="P4">
<draw:frame draw:style-name="fr1" draw:name="Image153" text:anchor-type="as-char" svg:width="6.9236in" svg:height="3.956343in" draw:z-index="0">
<draw:image xlink:href="../Images/yкринформ/2023-06-21T19-31-00-03-00/630_360_1525342645-9660.jpg" xlink:type="simple" xlink:show="embed" xlink:actuate="onLoad" draw:mime-type="image/jpeg"/>
</draw:frame>
在Dnipropetrovsk地区Nikopol附近的一次访问中，已经恢复了火车。所有郊区火车都返回了他们的时间表。</text:p>
      <text:p text:style-name="P4">
这是由JSC“ ukrzaliznytsya”在[Facebook]的新闻社报道的(https://www.facebook.com/Ukrzaliznytsia/posts/pfbid0E1GWjUTn7FeL6nJsGRuBZeMNM2Y2yBXsejGmqVmBJWoQTxHcowzui5YtQ6kTtkwVl)，报道乌克林福姆。</text:p>
      <text:p text:style-name="P4">
“乌克兰兹尼尼特(Ukrzaliznytsia)在尼科波尔(Nikopol)附近的一场比赛中恢复了火车的运动，铁路轨道下的播种弥撒。 郊区<text:a xlink:type="simple" xlink:href="https://www.ukrinform.ua/tag-potag" text:style-name="Internet_20_link" text:visited-style-name="Visited_20_Internet_20_Link">
火车</text:a>
在该地区，他们返回其标准运动时间表。”消息写道。</text:p>
      <text:p text:style-name="P4">
有人强调，使用了将近6,6000个cuble的瓦砾石和超过3.5万立方米的瓦砾来消除损坏。 维修人员安装了150 m的新铁路炉排，取代了支持网络。</text:p>
      <text:p text:style-name="P4">
将近300欧元的承运人参与了建筑材料的交付。</text:p>
      <text:p text:style-name="P4">
<text:span text:style-name="T4">
另请阅读：</text:span>
 [<text:span text:style-name="T4">
 ukrzaliznytsia </text:span>
现代化与欧盟的联系并购买(https://www.ukrinform.ua/rubric-economy/3720685-ukrzaliznica-modernizue-spolucenna-z-es-ta-zakupit-lokomotiviv-grosi-dae-ebrr.html)如<text:a xlink:type="simple" xlink:href="https://www.ukrinform.ua/rubric-ato/3721151-poblizu-nikopola-prosilo-zaliznicne-polotno.html" text:style-name="Internet_20_link" text:visited-style-name="Visited_20_Internet_20_Link">
报道</text:a>
在尼科波尔·尼科波尔(Nikopol Nikopol)附近，在卡科夫卡水力发电站(Kakhovka Hydreelectric Power Station)爆炸后，有一块铁路的地块给了一条铁路，这导致废除了郊区火车。</text:p>
      <text:p text:style-name="P4">
<text:span text:style-name="T5">
foto：ukrzaliznytsia</text:span>
</text:p>
      <text:p text:style-name="P4">
News Source: <text:a xlink:type="simple" xlink:href="https://www.ukrinform.ua/rubric-regions/3725965-ukrzaliznica-vidnovila-ruh-poizdiv-poblizu-nikopola.html" text:style-name="Internet_20_link" text:visited-style-name="Visited_20_Internet_20_Link">
https://www.ukrinform.ua/rubric-regions/3725965-ukrzaliznica-vidnovila-ruh-poizdiv-poblizu-nikopola.html</text:a>
</text:p>
      <!--NEWS-->
      <text:h text:style-name="P10" text:outline-level="1">
<text:span text:style-name="T4">
加拿大已经为乌克兰提供了88亿加元的帮助</text:span>
</text:h>
      <text:p text:style-name="P4">
作者: Ukrinform (Person)</text:p>
      <text:p text:style-name="P4">
出版商: Укринформ (Organization)</text:p>
      <text:p text:style-name="P4">
出版时间: 2023-06-21T19:35:33+03:00</text:p>
      <text:p text:style-name="P4">
修改时间: 2023-06-21T19:35:33+03:00</text:p>
      <text:p text:style-name="P4">
描述: 加拿大为乌克兰提供了超过88亿美元。 在金融，军事和人道主义援助的框架内，其中超过50亿美元。  - 直接财政援助。  - 乌克林。</text:p>
      <text:p text:style-name="P4">
图片: ['<text:a xlink:type="simple" xlink:href="https://static.ukrinform.com/photos/2023_06/thumb_files/630_360_1686403906-351.jpg" text:style-name="Internet_20_link" text:visited-style-name="Visited_20_Internet_20_Link">
630_360_16864...</text:a>
']</text:p>
      <text:p text:style-name="P4">
标签: ['Канада', 'Україна', 'допомога', 'Конференція з відбудови у Лондоні']</text:p>
      <text:p text:style-name="P4">
类型: Article</text:p>
      <!--METADATA-->
      <text:p text:style-name="P4">
<draw:frame draw:style-name="fr1" draw:name="Image155" text:anchor-type="as-char" svg:width="6.9236in" svg:height="3.956343in" draw:z-index="0">
<draw:image xlink:href="../Images/yкринформ/2023-06-21T19-35-33-03-00/630_360_1686403906-351.jpg" xlink:type="simple" xlink:show="embed" xlink:actuate="onLoad" draw:mime-type="image/jpeg"/>
</draw:frame>
加拿大人已经超过88亿加元。 在金融，军事ta虫援助的框架内，其中超过50亿美元。  - 直接财政援助。</text:p>
      <text:p text:style-name="P4">
根据乌克林事物通讯员的说法，加拿大国际发展部长加吉特·萨班(Garjit Saban)在周三在伦敦举行的乌克兰恢复国际会议上说。</text:p>
      <text:p text:style-name="P4">
他说：“加拿大为乌克兰分配了超过88亿加元的金融，军事，人道主义临时援助，其中超过50亿加元是直接的财政援助。”</text:p>
      <text:p text:style-name="P4">
根据萨班的说法，乌克兰国际货币基金的新行政帐户通过了超过43亿美元，该账户是在[加拿大]的支持下创建的(https://www.ukrinform.ua/tag-kanada)。 这位部长补充说：“这包括5亿美元，源自加拿大乌克兰主权的收入，这是世界上第一个独特的债券。”</text:p>
      <text:p text:style-name="P4">
他还指出，加拿大最近已分配了1000万欧元的人道主义援助，以克服毁灭卡科夫斯基大坝的影响，在总理贾斯汀·特鲁多(Justin Trudeau)较早访问期间，乌克兰宣布增加军事援助。</text:p>
      <text:p text:style-name="P4">
<text:span text:style-name="T4">
另请阅读：</text:span>
 <text:a xlink:type="simple" xlink:href="https://www.ukrinform.ua/rubric-vidbudova/3725945-konferencia-z-vidbudovi-u-londoni-do-platformi-spivinvestuvanna-v-ukrainu-dolucilisa-19-krain.html" text:style-name="Internet_20_link" text:visited-style-name="Visited_20_Internet_20_Link">
伦敦的重建会议：19个国家加入了乌克兰的平台</text:a>
“乌克兰人民继续向世界证明他在不合理和不合理的俄罗斯侵略中的强大程度。因此，现在我们聚集在一起不仅支持乌克兰的紧急需求，而且是长期的恢复，重建和经济未来他说：“乌克兰更安全，更开放，更能抵抗冲击。”</text:p>
      <text:p text:style-name="P4">
正如乌克林福姆报道的<text:a xlink:type="simple" xlink:href="https://www.ukrinform.ua/rubric-vidbudova/3725670-u-londoni-pocinaetsa-miznarodna-konferencia-z-vidnovlenna-ukraini.html" text:style-name="Internet_20_link" text:visited-style-name="Visited_20_Internet_20_Link">
6月21日至22日在伦敦举行了一次国际乌克兰重建会议</text:a>
 (乌克兰恢复会议). Захід є продовженням щорічнихКонференцій щодо реформ в Україні, які відбувалися з 2017 року.</text:p>
      <text:p text:style-name="P4">
<text:span text:style-name="T5">
Фото: ОП</text:span>
</text:p>
      <text:p text:style-name="P4">
News Source: <text:a xlink:type="simple" xlink:href="https://www.ukrinform.ua/rubric-polytics/3725968-kanada-nadala-ukraini-vze-88-milarda-dolariv-dopomogi.html" text:style-name="Internet_20_link" text:visited-style-name="Visited_20_Internet_20_Link">
https://www.ukrinform.ua/rubric-polytics/3725968-kanada-nadala-ukraini-vze-88-milarda-dolariv-dopomogi.html</text:a>
</text:p>
      <!--NEWS-->
      <text:h text:style-name="P10" text:outline-level="1">
<text:span text:style-name="T4">
国防军在塔夫里伊斯克方向大大移动-Tarnavsky</text:span>
</text:h>
      <text:p text:style-name="P4">
作者: Ukrinform (Person)</text:p>
      <text:p text:style-name="P4">
出版商: Укринформ (Organization)</text:p>
      <text:p text:style-name="P4">
出版时间: 2023-06-21T19:37:00+03:00</text:p>
      <text:p text:style-name="P4">
修改时间: 2023-06-21T19:37:00+03:00</text:p>
      <text:p text:style-name="P4">
描述: 在塔夫里斯克（Tavriysk）的方向上，俄罗斯军队损失了近三家杀害和受伤的公司，68架军事装备被摧毁和损坏。  - 乌克林。</text:p>
      <text:p text:style-name="P4">
图片: ['<text:a xlink:type="simple" xlink:href="https://static.ukrinform.com/photos/2023_06/thumb_files/630_360_1687365449-632.jpg" text:style-name="Internet_20_link" text:visited-style-name="Visited_20_Internet_20_Link">
630_360_16873...</text:a>
']</text:p>
      <text:p text:style-name="P4">
标签: ['Таврія', 'Війна з Росією', 'Контрнаступ']</text:p>
      <text:p text:style-name="P4">
类型: Article</text:p>
      <!--METADATA-->
      <text:p text:style-name="P4">
<draw:frame draw:style-name="fr1" draw:name="Image156" text:anchor-type="as-char" svg:width="6.9236in" svg:height="3.956343in" draw:z-index="0">
<draw:image xlink:href="../Images/yкринформ/2023-06-21T19-37-00-03-00/630_360_1687365449-632.jpg" xlink:type="simple" xlink:show="embed" xlink:actuate="onLoad" draw:mime-type="image/jpeg"/>
</draw:frame>
俄罗斯军队当天损失了三家杀害和受伤的公司，有68辆军事装备被摧毁和损坏。</text:p>
      <text:p text:style-name="P4">
乌克林福姆(Ukrinform(https://t.me/otarnavskiy/128)。</text:p>
      <text:p text:style-name="P4">
“我们的<text:a xlink:type="simple" xlink:href="https://www.ukrinform.ua/tag-armia" text:style-name="Internet_20_link" text:visited-style-name="Visited_20_Internet_20_Link">
军队</text:a>
系统地从角度敲打敌人，并继续促进。 部队的成功是显而易见的，”塔尔纳夫斯基说。</text:p>
      <text:p text:style-name="P4">
据他说，在1119年的火灾任务中，火箭部队和炮兵的部队。</text:p>
      <text:p text:style-name="P4">
“在最后一天，失去敌人的损失被杀并受伤。近三只嘴巴。</text:p>
      <text:p text:style-name="P4">
特别是，6个坦克，13个BMP，2 BBM，MTLB，3个无人机“超级车”，UAV“ Orlan-10”，5榴弹炮2S19“ MST-C”，4 lowitzers 2A65“ MST-B”飞机导弹综合大楼“箭头”，5个自推进大炮装置2C5“ HYACINT”，2个自推进大炮装置2C3“ acacia”，自propelled炮兵安装2C7“ Pion”，BM-21“ Grad”，Radar“ Zoo”动物园“ ZOO”动物园“ 。</text:p>
      <text:p text:style-name="P4">
<text:span text:style-name="T4">
另请阅读：</text:span>
 <text:a xlink:type="simple" xlink:href="https://www.ukrinform.ua/rubric-ato/3725942-ukrainski-vijskovi-znisili-rosijskij-vertolit-mi24.html" text:style-name="Internet_20_link" text:visited-style-name="Visited_20_Internet_20_Link">
乌克兰军事<text:span text:style-name="T4">
被摧毁</text:span>
俄罗斯直升机24</text:a>
敌人弹药的三个存储位置也被摧毁。</text:p>
      <text:p text:style-name="P4">
如[Ukrinform]报道(https://www.ukrinform.ua/rubric-ato/3725590-sili-oboroni-znisili-vze-blizko-222-tisac-rosijskih-zagarbnikiv.html)，从2022年2月24日至2023年6月21日，从2022年2月24日起，被淘汰了222,000名俄罗斯入侵者，过去一天有540人。</text:p>
      <text:p text:style-name="P4">
<text:span text:style-name="T5">
foto：陆军inforfor.com.ua</text:span>
</text:p>
      <text:p text:style-name="P4">
News Source: <text:a xlink:type="simple" xlink:href="https://www.ukrinform.ua/rubric-ato/3725969-sili-oboroni-pomitno-prosuvautsa-na-tavrijskomu-napramku-tarnavskij.html" text:style-name="Internet_20_link" text:visited-style-name="Visited_20_Internet_20_Link">
https://www.ukrinform.ua/rubric-ato/3725969-sili-oboroni-pomitno-prosuvautsa-na-tavrijskomu-napramku-tarnavskij.html</text:a>
</text:p>
      <!--NEWS-->
      <text:h text:style-name="P10" text:outline-level="1">
<text:span text:style-name="T4">
该州的教育机会应返回乌克兰人的家-Zelensky</text:span>
</text:h>
      <text:p text:style-name="P4">
作者: Ukrinform (Person)</text:p>
      <text:p text:style-name="P4">
出版商: Укринформ (Organization)</text:p>
      <text:p text:style-name="P4">
出版时间: 2023-06-21T19:48:00+03:00</text:p>
      <text:p text:style-name="P4">
修改时间: 2023-06-21T19:48:00+03:00</text:p>
      <text:p text:style-name="P4">
描述: 在乌克兰，有必要为该州的教育机会创造这种条件，以便将乌克兰人返回家。  - 乌克林。</text:p>
      <text:p text:style-name="P4">
图片: ['<text:a xlink:type="simple" xlink:href="https://static.ukrinform.com/photos/2023_06/thumb_files/630_360_1687365860-311.jpg" text:style-name="Internet_20_link" text:visited-style-name="Visited_20_Internet_20_Link">
630_360_16873...</text:a>
']</text:p>
      <text:p text:style-name="P4">
标签: ['Діти', 'Освіта', 'Біженці', 'Зеленський']</text:p>
      <text:p text:style-name="P4">
类型: Article</text:p>
      <!--METADATA-->
      <text:p text:style-name="P4">
<draw:frame draw:style-name="fr1" draw:name="Image157" text:anchor-type="as-char" svg:width="6.9236in" svg:height="3.956343in" draw:z-index="0">
<draw:image xlink:href="../Images/yкринформ/2023-06-21T19-48-00-03-00/630_360_1687365860-311.jpg" xlink:type="simple" xlink:show="embed" xlink:actuate="onLoad" draw:mime-type="image/jpeg"/>
</draw:frame>
在乌克兰，有必要为该州的教育机会创造条件返回家园。</text:p>
      <text:p text:style-name="P4">
沃迪米尔总统Zelenskyy在[Telegram]中撰写了有关它的文章(https://t.me/V_Zelenskiy_official/6661)，报道乌克林福姆。</text:p>
      <text:p text:style-name="P4">
“教育。转型。在这个极其艰难的时期，国家和每个为乌克兰教育工作的人的感激之情。我们的教育策略。为国家的教育机会创造条件，以使我们的人民返回乌克兰。我们为乌克兰准备的学说将获胜。(https://www.ukrinform.ua/tag-zelenskij)。</text:p>
      <text:p text:style-name="P4">
Zelensky指出，教育与科学部长Oksen Lisovov和一个教育转型团队与Viceremier-Minister Mikhail Fedorov一起在此问题上举行了非常有意义且长期的会议。</text:p>
      <text:p text:style-name="P4">
<text:span text:style-name="T4">
另请阅读：</text:span>
 <text:a xlink:type="simple" xlink:href="https://www.ukrinform.ua/rubric-society/3718520-pisla-povernenna-zza-kordonu-ditinu-mozna-zarahuvati-v-tu-samu-skolu-rozasnenna-mon.html" text:style-name="Internet_20_link" text:visited-style-name="Visited_20_Internet_20_Link">
从国外返回后，可以将孩子本身归功于学校 -  MES澄清</text:a>
据报道，欧洲委员会印刷的5堂课的第一批教科书已交付给乌克兰。</text:p>
      <text:p text:style-name="P4">
<text:span text:style-name="T5">
foto：Zelenskiy/官方</text:span>
</text:p>
      <text:p text:style-name="P4">
News Source: <text:a xlink:type="simple" xlink:href="https://www.ukrinform.ua/rubric-society/3725972-osvitni-mozlivosti-u-derzavi-maut-povertati-ukrainciv-dodomu-zelenskij.html" text:style-name="Internet_20_link" text:visited-style-name="Visited_20_Internet_20_Link">
https://www.ukrinform.ua/rubric-society/3725972-osvitni-mozlivosti-u-derzavi-maut-povertati-ukrainciv-dodomu-zelenskij.html</text:a>
</text:p>
      <!--NEWS-->
      <text:h text:style-name="P10" text:outline-level="1">
<text:span text:style-name="T4">
Yaroslav Kaczynski返回波兰政府</text:span>
</text:h>
      <text:p text:style-name="P4">
作者: Ukrinform (Person)</text:p>
      <text:p text:style-name="P4">
出版商: Укринформ (Organization)</text:p>
      <text:p text:style-name="P4">
出版时间: 2023-06-21T19:49:00+03:00</text:p>
      <text:p text:style-name="P4">
修改时间: 2023-06-21T23:49:00+03:00</text:p>
      <text:p text:style-name="P4">
描述: 波兰总统安德烈·杜达（Andrzej Duda）于6月21日星期三任命了Yaroslav Kaczynski Viceremer在Mateusz Moravtsky政府任命执政党“权利与正义”（PAS）。  - 乌克林。</text:p>
      <text:p text:style-name="P4">
图片: ['<text:a xlink:type="simple" xlink:href="https://static.ukrinform.com/photos/2020_04/thumb_files/630_360_1586352186-926.jpg" text:style-name="Internet_20_link" text:visited-style-name="Visited_20_Internet_20_Link">
630_360_15863...</text:a>
']</text:p>
      <text:p text:style-name="P4">
标签: ['Качинський', 'Польща', 'Уряд']</text:p>
      <text:p text:style-name="P4">
类型: Article</text:p>
      <!--METADATA-->
      <text:p text:style-name="P4">
<draw:frame draw:style-name="fr1" draw:name="Image158" text:anchor-type="as-char" svg:width="6.9236in" svg:height="3.956343in" draw:z-index="0">
<draw:image xlink:href="../Images/yкринформ/2023-06-21T19-49-00-03-00/630_360_1586352186-926.jpg" xlink:type="simple" xlink:show="embed" xlink:actuate="onLoad" draw:mime-type="image/jpeg"/>
</draw:frame>
安德烈·杜达(Andrzej Duda)总统在6月21日星期三任命了执政党的领导人为“权利与正义”(脚本)莫拉维斯基政府的Yaroslav Kaczynski Viceremer。</text:p>
      <text:p text:style-name="P4">
正如乌克林福姆报道的那样，它报告了<text:a xlink:type="simple" xlink:href="http://www.reuters.com/world/europe/polish-president-appoints-ruling-party-leader-deputy-pm-2023-06-21/" text:style-name="Internet_20_link" text:visited-style-name="Visited_20_Internet_20_Link">
路透</text:a>
。</text:p>
      <text:p text:style-name="P4">
值得注意的是，直到2022年6月，Kaczynski已经是国家安全和国防部政府的负责人，也是政府负责人，阿克莱皮索夫(Aklepyshov)辞去了专注于准备今年将举行的议会选举。</text:p>
      <text:p text:style-name="P4">
<text:span text:style-name="T4">
另请阅读：</text:span>
 <text:span text:style-name="T4">
 <text:a xlink:type="simple" xlink:href="https://www.ukrinform.ua/rubric-world/3699991-zaversenna-vijni-rf-proti-ukraini-kompromisom-oznacatime-novi-nebezpeki-kacinskij.html" text:style-name="Internet_20_link" text:visited-style-name="Visited_20_Internet_20_Link">
俄罗斯对乌克兰“妥协”的结束将意味着新的危险-Kaczynski</text:a>
</text:span>
</text:p>
      <text:p text:style-name="P4">
<text:a xlink:type="simple" xlink:href="http://www.polskieradio.pl/398/7856/Artykul/3193465,%D0%BF%D1%80%D0%B5%D0%B7%D0%B8%D0%B4%D0%B5%D0%BD%D1%82-%D0%B0%D0%BD%D0%B4%D0%B6%D0%B5%D0%B9-%D0%B4%D1%83%D0%B4%D0%B0-%D0%B2%D0%BD%D0%BE%D1%81%D0%B8%D1%82%D1%8C-%D0%B7%D0%BC%D1%96%D0%BD%D0%B8-%D1%83-%D1%81%D0%BA%D0%BB%D0%B0%D0%B4-%D1%80%D0%B0%D0%B4%D0%B8-%D0%BC%D1%96%D0%BD%D1%96%D1%81%D1%82%D1%80%D1%96%D0%B2" text:style-name="Internet_20_link" text:visited-style-name="Visited_20_Internet_20_Link">
波兰收音机</text:a>
他指出，国防部主管Mariusz Blaschak提交了较早的Ministers职位，文化宗教遗产部长Piotr Glinsky，Henryk Kovalchyk和国家活动部长Jacek Sasin提交了辞职。</text:p>
      <text:p text:style-name="P4">
众所周知，波兰的议会选举将于今年秋天举行，尚未确定其精确日期。 最有可能的裁决右手 - 右手右手的右手右手右手。 但是，获得的投票可能会团结起来，不参与其他政治力量。</text:p>
      <text:p text:style-name="P4">
<text:span text:style-name="T4">
另请阅读：</text:span>
 <text:span text:style-name="T4">
 <text:a xlink:type="simple" xlink:href="https://www.ukrinform.ua/rubric-world/3716534-rosia-gotue-provokacii-pered-viborami-u-polsi-kacinskij.html" text:style-name="Internet_20_link" text:visited-style-name="Visited_20_Internet_20_Link">
俄罗斯在波兰-Kachinsky举行的选举之前准备挑衅</text:a>
</text:span>
</text:p>
      <text:p text:style-name="P4">
联合权利掌权在<text:span text:style-name="T4">
 <text:a xlink:type="simple" xlink:href="https://www.ukrinform.ua/tag-polsa" text:style-name="Internet_20_link" text:visited-style-name="Visited_20_Internet_20_Link">
波兰</text:a>
</text:span>
从2015年秋季开始。 这种政治赢得了议会选举两次，独立地在西马斯和国家政府中构成了裁决。</text:p>
      <text:p text:style-name="P4">
<text:span text:style-name="T5">
foto：phar</text:span>
</text:p>
      <text:p text:style-name="P4">
News Source: <text:a xlink:type="simple" xlink:href="https://www.ukrinform.ua/rubric-world/3725799-aroslav-kacinskij-povertaetsa-v-polskij-urad.html" text:style-name="Internet_20_link" text:visited-style-name="Visited_20_Internet_20_Link">
https://www.ukrinform.ua/rubric-world/3725799-aroslav-kacinskij-povertaetsa-v-polskij-urad.html</text:a>
</text:p>
      <!--NEWS-->
      <text:h text:style-name="P10" text:outline-level="1">
<text:span text:style-name="T4">
敌人每天遭到尼科波尔区四次袭击</text:span>
</text:h>
      <text:p text:style-name="P4">
作者: Ukrinform (Person)</text:p>
      <text:p text:style-name="P4">
出版商: Укринформ (Organization)</text:p>
      <text:p text:style-name="P4">
出版时间: 2023-06-21T19:55:01+03:00</text:p>
      <text:p text:style-name="P4">
修改时间: 2023-06-21T19:55:01+03:00</text:p>
      <text:p text:style-name="P4">
描述: 敌军在白天四次袭击了尼科波尔区。  - 乌克林。</text:p>
      <text:p text:style-name="P4">
图片: ['<text:a xlink:type="simple" xlink:href="https://static.ukrinform.com/photos/2023_06/thumb_files/630_360_1687366468-857.jpg" text:style-name="Internet_20_link" text:visited-style-name="Visited_20_Internet_20_Link">
630_360_16873...</text:a>
']</text:p>
      <text:p text:style-name="P4">
标签: ['Нікополь', 'Обстріл', 'Війна з Росією']</text:p>
      <text:p text:style-name="P4">
类型: Article</text:p>
      <!--METADATA-->
      <text:p text:style-name="P4">
<draw:frame draw:style-name="fr1" draw:name="Image159" text:anchor-type="as-char" svg:width="6.9236in" svg:height="3.956343in" draw:z-index="0">
<draw:image xlink:href="../Images/yкринформ/2023-06-21T19-55-01-03-00/630_360_1687366468-857.jpg" xlink:type="simple" xlink:show="embed" xlink:actuate="onLoad" draw:mime-type="image/jpeg"/>
</draw:frame>
Honormaarmia白天四次袭击了Nikopol区。</text:p>
      <text:p text:style-name="P4">
关于<text:a xlink:type="simple" xlink:href="https://t.me/mykola_lukashuk/5170" text:style-name="Internet_20_link" text:visited-style-name="Visited_20_Internet_20_Link">
电报</text:a>
乌克林福姆报道，通知首席Properpetrovsk区域委员会Mykola Lukashuk。</text:p>
      <text:p text:style-name="P4">
“敌人四次袭击了尼科波尔区。每天三次袭击。(https://www.ukrinform.ua/tag-obstril)和米尔夫斯基社区，”帖子写道。</text:p>
      <text:p text:style-name="P4">
没有受害者。 其他社区很安静。</text:p>
      <text:p text:style-name="P4">
<text:span text:style-name="T4">
另请阅读：</text:span>
 <text:a xlink:type="simple" xlink:href="https://www.ukrinform.ua/rubric-regions/3725667-na-doneccini-cerez-obstrili-poskodzeni-lep-i-privatni-budinki-e-zertvi.html" text:style-name="Internet_20_link" text:visited-style-name="Visited_20_Internet_20_Link">
在Donetsk，通过炮击损坏的传输线和私人建筑物，有受害者</text:a>
据报道，<text:a xlink:type="simple" xlink:href="https://www.ukrinform.ua/rubric-ato/3724558-u-nikopoli-vnaslidok-rosijskogo-obstrilu-poskodzeni-dva-obekti-kriticnoi-infrastrukturi.html" text:style-name="Internet_20_link" text:visited-style-name="Visited_20_Internet_20_Link">
6月18日下午在尼科波尔开火的俄罗斯入侵者</text:a>
通过损害关键基础架构的对象。</text:p>
      <text:p text:style-name="P4">
News Source: <text:a xlink:type="simple" xlink:href="https://www.ukrinform.ua/rubric-ato/3725975-vorog-cotiri-razi-za-den-atakuvav-nikopolskij-rajon.html" text:style-name="Internet_20_link" text:visited-style-name="Visited_20_Internet_20_Link">
https://www.ukrinform.ua/rubric-ato/3725975-vorog-cotiri-razi-za-den-atakuvav-nikopolskij-rajon.html</text:a>
</text:p>
      <!--NEWS-->
      <text:h text:style-name="P10" text:outline-level="1">
<text:span text:style-name="T4">
DTEK加入了联合国恢复乌克兰能源的倡议</text:span>
</text:h>
      <text:p text:style-name="P4">
作者: Ukrinform (Person)</text:p>
      <text:p text:style-name="P4">
出版商: Укринформ (Organization)</text:p>
      <text:p text:style-name="P4">
出版时间: 2023-06-21T19:58:53+03:00</text:p>
      <text:p text:style-name="P4">
修改时间: 2023-06-21T19:58:53+03:00</text:p>
      <text:p text:style-name="P4">
描述: DTEK在联合国的支持下加入了全球联盟。  - 乌克林。</text:p>
      <text:p text:style-name="P4">
图片: ['<text:a xlink:type="simple" xlink:href="https://static.ukrinform.com/photos/2023_06/thumb_files/630_360_1687366648-474.jpg" text:style-name="Internet_20_link" text:visited-style-name="Visited_20_Internet_20_Link">
630_360_16873...</text:a>
']</text:p>
      <text:p text:style-name="P4">
标签: ['ДТЕК', 'Енергетика', 'ООН', 'Конференція з відбудови у Лондоні']</text:p>
      <text:p text:style-name="P4">
类型: Article</text:p>
      <!--METADATA-->
      <text:p text:style-name="P4">
<draw:frame draw:style-name="fr1" draw:name="Image160" text:anchor-type="as-char" svg:width="6.9236in" svg:height="3.956343in" draw:z-index="0">
<draw:image xlink:href="../Images/yкринформ/2023-06-21T19-58-53-03-00/630_360_1687366648-474.jpg" xlink:type="simple" xlink:show="embed" xlink:actuate="onLoad" draw:mime-type="image/jpeg"/>
</draw:frame>
DTEKE在联合国的支持下加入了全球联盟，联合国旨在恢复该国的能源分支，并协助其“绿色”转型。</text:p>
      <text:p text:style-name="P4">
根据乌克林福姆的说法，DTEK在[Telegram]中报告(https://t.me/dtek_ua/587)。</text:p>
      <text:p text:style-name="P4">
自第二次世界大战以来，乌克兰在欧洲国家面临着最大的能源问题。 首席执行官说：“全球国家和私人合作伙伴联盟可以加速我们的能源行业的恢复和现代化，并在其毁灭性的战争后恢复乌克兰。”(https://www.ukrinform.ua/tag-dtek)Maximutimchenko。</text:p>
      <text:p text:style-name="P4">
据他说，乌克兰战争破坏的能源基础设施的恢复将需要大量的国际努力。 根据世界银行的估计，短期重建将需要57亿美元，并在2033年完全恢复470亿美元。</text:p>
      <text:p text:style-name="P4">
<text:span text:style-name="T4">
另请阅读：</text:span>
 <text:a xlink:type="simple" xlink:href="https://www.ukrinform.ua/rubric-economy/3725956-velika-britania-gotova-investuvati-v-ukrainskij-energosektor.html" text:style-name="Internet_20_link" text:visited-style-name="Visited_20_Internet_20_Link">
英国准备投资乌克兰能源部门</text:a>
DTEK强调同时，解决紧急问题很重要。</text:p>
      <text:p text:style-name="P4">
该公司补充说：“我们尽一切努力有效地为今年冬天的乌克兰能源系统做好准备。”</text:p>
      <text:p text:style-name="P4">
据报道，DTEK ENERGO在2023年初进行了超过12亿美元的TPP维修。</text:p>
      <text:p text:style-name="P4">
<text:span text:style-name="T5">
foto：dtek</text:span>
</text:p>
      <text:p text:style-name="P4">
News Source: <text:a xlink:type="simple" xlink:href="https://www.ukrinform.ua/rubric-vidbudova/3725976-dtek-priednavsa-do-iniciativi-oon-dla-vidnovlenna-energetiki-ukraini.html" text:style-name="Internet_20_link" text:visited-style-name="Visited_20_Internet_20_Link">
https://www.ukrinform.ua/rubric-vidbudova/3725976-dtek-priednavsa-do-iniciativi-oon-dla-vidnovlenna-energetiki-ukraini.html</text:a>
</text:p>
      <!--NEWS-->
      <text:h text:style-name="P10" text:outline-level="1">
<text:span text:style-name="T4">
在洪都拉斯，妇女监狱中的防暴受害者人数增加到46</text:span>
</text:h>
      <text:p text:style-name="P4">
作者: Ukrinform (Person)</text:p>
      <text:p text:style-name="P4">
出版商: Укринформ (Organization)</text:p>
      <text:p text:style-name="P4">
出版时间: 2023-06-21T19:59:00+03:00</text:p>
      <text:p text:style-name="P4">
修改时间: 2023-06-21T19:59:00+03:00</text:p>
      <text:p text:style-name="P4">
描述: 在洪都拉斯，由于周二发生的监狱叛乱造成的受害者人数增加到46人。  - 乌克林。</text:p>
      <text:p text:style-name="P4">
图片: ['<text:a xlink:type="simple" xlink:href="https://static.ukrinform.com/photos/2023_06/thumb_files/630_360_1687366650-907.jpg" text:style-name="Internet_20_link" text:visited-style-name="Visited_20_Internet_20_Link">
630_360_16873...</text:a>
']</text:p>
      <text:p text:style-name="P4">
标签: ['Гондурас', "В'язниця", 'Жінки', 'Сутички']</text:p>
      <text:p text:style-name="P4">
类型: Article</text:p>
      <!--METADATA-->
      <text:p text:style-name="P4">
<draw:frame draw:style-name="fr1" draw:name="Image161" text:anchor-type="as-char" svg:width="6.9236in" svg:height="3.956343in" draw:z-index="0">
<draw:image xlink:href="../Images/yкринформ/2023-06-21T19-59-00-03-00/630_360_1687366650-907.jpg" xlink:type="simple" xlink:show="embed" xlink:actuate="onLoad" draw:mime-type="image/jpeg"/>
</draw:frame>
厄本杜拉斯(Urbunduras)，由于周二发生的监狱叛乱而导致的受害者人数增加到46人。</text:p>
      <text:p text:style-name="P4">
正如乌克林福姆报道的那样，它报告了<text:a xlink:type="simple" xlink:href="https://www.reuters.com/world/americas/death-toll-prison-riot-honduras-rises-48-2023-06-21/" text:style-name="Internet_20_link" text:visited-style-name="Visited_20_Internet_20_Link">
路透</text:a>
。</text:p>
      <text:p text:style-name="P4">
根据检察官办公室的发言人尤里·莫拉(Yuri Mora)的说法，由于权力已经确定了更多的囚犯遗体，受害者的数量正在增长，其中许多人“被烧焦或converted乱成骨灰”。</text:p>
      <text:p text:style-name="P4">
洪都拉斯·索马尔·卡斯特罗(Honduras Somar Castro)总裁说：“该团伙成员计划在周二在监狱中占地20公里的残酷事件，该团伙计划由该团伙成员计划，在那里有900名妇女的位置。”</text:p>
      <text:p text:style-name="P4">
据警方发言人米格尔·马丁内斯(Miguel Martinez)称，冲突发生在Barrio 18帮派的武装泵期间，该团伙保持了保安，并袭击了converting依组织“ Mara Salvatruch”的成员(MS-13).</text:p>
      <text:p text:style-name="P4">
Обидві банди, які мають коріння в Лос-Анджелесі, вже давно борються законтроль над наркоторгівлею та здирництвом. Цей довготривалий кривавийконфлікт перетворив Центральну Америку на один з найнебезпечніших регіонівсвіту.</text:p>
      <text:p text:style-name="P4">
<text:span text:style-name="T4">
Читайте також:</text:span>
 <text:a xlink:type="simple" xlink:href="https://www.ukrinform.ua/rubric-world/3725888-anomalna-speka-v-indii-kilkist-zagiblih-perevisila-pivtori-sotni.html" text:style-name="Internet_20_link" text:visited-style-name="Visited_20_Internet_20_Link">
 Аномальна <text:span text:style-name="T4">
спека</text:span>
 в Індії: кількість загиблихперевищила півтори сотні </text:a>
根据周二的库利亚西亚·威利亚耶夫(Khuliansa Williaev)的监狱制度负责人的说法，骚乱可能是对政府在上个月与监狱腐败的斗争的反应，并称其为“恐怖袭击”。</text:p>
      <text:p text:style-name="P4">
正如乌克林福姆报道的<text:a xlink:type="simple" xlink:href="https://www.ukrinform.ua/rubric-world/3725631-u-gondurasi-stavsa-bunt-u-vaznici-zaginuli-desatki-zinok.html" text:style-name="Internet_20_link" text:visited-style-name="Visited_20_Internet_20_Link">
妇女监狱中的骚乱</text:a>
在<text:a xlink:type="simple" xlink:href="https://www.ukrinform.ua/tag-gonduras" text:style-name="Internet_20_link" text:visited-style-name="Visited_20_Internet_20_Link">
洪都拉斯</text:a>
这发生在星期二，至少有41人被杀。  照片：天空新闻_</text:p>
      <text:p text:style-name="P4">
News Source: <text:a xlink:type="simple" xlink:href="https://www.ukrinform.ua/rubric-world/3725977-u-gondurasi-kilkist-zertv-buntu-v-zinocij-vaznici-zrosla-do-46.html" text:style-name="Internet_20_link" text:visited-style-name="Visited_20_Internet_20_Link">
https://www.ukrinform.ua/rubric-world/3725977-u-gondurasi-kilkist-zertv-buntu-v-zinocij-vaznici-zrosla-do-46.html</text:a>
</text:p>
      <!--NEWS-->
      <text:h text:style-name="P10" text:outline-level="1">
<text:span text:style-name="T4">
有关武装部队可能突破的信息会引起合作者的恐慌情绪 - 武装部队的总参谋部</text:span>
</text:h>
      <text:p text:style-name="P4">
作者: ['АРМІЯINFORM']</text:p>
      <text:p text:style-name="P4">
时间: 2023-06-21T20:00:00-04:00</text:p>
      <text:p text:style-name="P4">
描述: Rosiski Passpanti正在积极缝制有关ZSU交界处的交界处，这是非司法机构...与乌克兰2022年的战争，与乌克兰的最新新闻，今天与乌克兰2022年的新闻战争，今天会发生战争他们说，乌克兰和俄罗斯以及2022年与乌克兰的战争是在与乌克兰在不久的将来与乌克兰发生战争的时候在俄罗斯</text:p>
      <text:p text:style-name="P4">
图片: ['<text:a xlink:type="simple" xlink:href="https://armyinform.com.ua/wp-content/uploads/2023/06/genichesk-1.jpg" text:style-name="Internet_20_link" text:visited-style-name="Visited_20_Internet_20_Link">
genichesk-1.jpg</text:a>
']</text:p>
      <text:p text:style-name="P4">
标签: ['STOPRUSSIA', 'ГЕНІЧЕСЬК', 'ГШ ЗСУ', 'ЕВАКУАЦІЯ КОЛАБОРАНТІВ', 'КОЛАБОРАНТИ', 'НАСТУП']</text:p>
      <text:p text:style-name="P4">
类别: News</text:p>
      <!--METADATA-->
      <text:p text:style-name="P4">
<draw:frame draw:style-name="fr1" draw:name="Image162" text:anchor-type="as-char" svg:width="6.9236in" svg:height="5.246298in" draw:z-index="0">
<draw:image xlink:href="../Images/AРМІЯINFORM/2023-06-21T20-00-00-04-00/genichesk-1.jpg" xlink:type="simple" xlink:show="embed" xlink:actuate="onLoad" draw:mime-type="image/jpeg"/>
</draw:frame>
俄罗斯入侵者正在积极传播有关武装部队武装部队可能突破以准备撤离的信息。</text:p>
      <text:p text:style-name="P4">
关于它<text:a xlink:type="simple" xlink:href="https://armyinform.com.ua/" text:style-name="Internet_20_link" text:visited-style-name="Visited_20_Internet_20_Link">
写作</text:a>
乌克兰武装部队的总参谋部在早上的摘要中。</text:p>
      <text:p text:style-name="P4">
因此，在Genichesk中，合作者将收到带有详细说明和撤离点坐标的SMS，这反过来又引起了恐慌。</text:p>
      <text:p text:style-name="P4">
News Source: <text:a xlink:type="simple" xlink:href="https://armyinform.com.ua/2023/06/21/informacziya-pro-mozhlyvyj-proryv-zsu-vyklykaye-u-kolaborantiv-panichni-nastroyi-genshtab-zsu/" text:style-name="Internet_20_link" text:visited-style-name="Visited_20_Internet_20_Link">
https://armyinform.com.ua/2023/06/21/informacziya-pro-mozhlyvyj-proryv-zsu-vyklykaye-u-kolaborantiv-panichni-nastroyi-genshtab-zsu/</text:a>
</text:p>
      <!--NEWS-->
      <text:h text:style-name="P10" text:outline-level="1">
<text:span text:style-name="T4">
这些地区继续帮助因破坏卡霍夫斯卡亚水力发电站而受伤的赫尔森</text:span>
</text:h>
      <text:p text:style-name="P4">
作者: Ukrinform (Person)</text:p>
      <text:p text:style-name="P4">
出版商: Укринформ (Organization)</text:p>
      <text:p text:style-name="P4">
出版时间: 2023-06-21T20:01:00+03:00</text:p>
      <text:p text:style-name="P4">
修改时间: 2023-06-21T20:01:00+03:00</text:p>
      <text:p text:style-name="P4">
描述: 乌克兰的不同地区继续协助因卡科夫卡水力发电站的俄罗斯人所经历的苦难人民。  - 乌克林。</text:p>
      <text:p text:style-name="P4">
图片: ['<text:a xlink:type="simple" xlink:href="https://static.ukrinform.com/photos/2023_06/thumb_files/630_360_1687366833-187.jpg" text:style-name="Internet_20_link" text:visited-style-name="Visited_20_Internet_20_Link">
630_360_16873...</text:a>
']</text:p>
      <text:p text:style-name="P4">
标签: ['Херсонщина', 'допомога', 'Каховська ГЕС', 'Затоплення']</text:p>
      <text:p text:style-name="P4">
类型: Article</text:p>
      <!--METADATA-->
      <text:p text:style-name="P4">
<draw:frame draw:style-name="fr1" draw:name="Image163" text:anchor-type="as-char" svg:width="6.9236in" svg:height="3.956343in" draw:z-index="0">
<draw:image xlink:href="../Images/yкринформ/2023-06-21T20-01-00-03-00/630_360_1687366833-187.jpg" xlink:type="simple" xlink:show="embed" xlink:actuate="onLoad" draw:mime-type="image/jpeg"/>
</draw:frame>
乌克兰的不同地区继续协助遭受Kakhovsky水力发电站的赫尔森人。</text:p>
      <text:p text:style-name="P4">
这是在这些地区的区域管理的电报渠道中报告的。</text:p>
      <text:p text:style-name="P4">
特别是Chernivtsi Ova Ruslan Zalaniuk的负责人<text:a xlink:type="simple" xlink:href="https://t.me/chernivetskaODA/5028" text:style-name="Internet_20_link" text:visited-style-name="Visited_20_Internet_20_Link">
报告</text:a>
布科维纳的社区不会留在痛苦中，他们会以各种可能的方式帮助他们。</text:p>
      <text:p text:style-name="P4">
因此，从基特曼社区派遣了2种充满食物，饮用水，衣服，船只的人道主义援助(3个PC)和蛤。</text:p>
      <text:p text:style-name="P4">
来自Hlybotskaya -1珠子，配以药物，灰尘，摩托车，饮用<text:a xlink:type="simple" xlink:href="https://www.ukrinform.ua/tag-voda" text:style-name="Internet_20_link" text:visited-style-name="Visited_20_Internet_20_Link">
水</text:a>
和消毒剂。</text:p>
      <text:p text:style-name="P4">
Novoselytsky社区还向产品和水发送了1个珠子。 Mamaevskaya- 2个珠子，里面装满了产品，衣物和水。</text:p>
      <text:p text:style-name="P4">
Vyzhnytsia社区的居民向Kherson库存提供了约4吨帮助，以进行清算工作和首次需要。</text:p>
      <text:p text:style-name="P4">
Yurkivtsi，Window和Verechanka的村庄发送了5吨药品，产品，橡胶鞋和水。</text:p>
      <text:p text:style-name="P4">
有40名建筑商和5人从现场准备食物的人来自伟大的库丘罗夫到库尔森地区。</text:p>
      <text:p text:style-name="P4">
Chernihiv Ova Vyacheslav Chaus的负责人<text:a xlink:type="simple" xlink:href="https://t.me/chernigivskaODA/8226" text:style-name="Internet_20_link" text:visited-style-name="Visited_20_Internet_20_Link">
知情</text:a>
Chernihiv Cooks用美味的午餐提供。</text:p>
      <text:p text:style-name="P4">
他说：“ Chernihiv Charity Foundation“ Iskra Good”，以及Chernihiv和Igor Chernihiv和Igor一起，为Kherson提供了纽约市和地区美味的露天部分，即使是最偏远的角落。”</text:p>
      <text:p text:style-name="P4">
新闻服务<text:a xlink:type="simple" xlink:href="https://t.me/kirovohradskaODA/10004" text:style-name="Internet_20_link" text:visited-style-name="Visited_20_Internet_20_Link">
Kirovograd OVA</text:a>
报道说，Novoprazh社区的居民被收集并送往Kherson 1670升饮用水，还为长期食品的食物提供了帮助(意大利面，糖，盐和仪表板). Це вже другий вантаж допомоги від них.</text:p>
      <text:p text:style-name="P4">
Як повідомила пресслужба <text:a xlink:type="simple" xlink:href="https://t.me/khersonskaODA/7222" text:style-name="Internet_20_link" text:visited-style-name="Visited_20_Internet_20_Link">
 Херсонської ОВА </text:a>
，该地区的三个社区(Chernobayevskaya，Daryev和Belozerskaya)从Zhytomyr地区的能源收到，基里夫拉德地区，里夫纳地区Chernivtsi。 在受洪水影响的定居点中，更必要的材料板，OSB板，用于闲置，铲子，独轮车的地下室干燥的设备，用于清洁顶部街道的聚丙烯袋。从里文(Rivne)地区到Kochubeyivka，可以恢复住宅建筑物，炮击受损，建筑材料到达。 在不久的将来，计划解决他们的恢复工作。</text:p>
      <text:p text:style-name="P4">
Kherson地区委员会Yuri Sobolevsky的第一任副主席<text:a xlink:type="simple" xlink:href="https://t.me/SobolevskyiYurii/1665" text:style-name="Internet_20_link" text:visited-style-name="Visited_20_Internet_20_Link">
感谢</text:a>
ANA FF以医疗用品的形式向杰森药物提供帮助，该药物将用于进行手术干预的复苏和部门。他还感谢Kherson BF和Nimar Akhmada的支持，该手术传播了该手术。</text:p>
      <text:p text:style-name="P4">
Ternopil OVA Volodymyr Trush的负责人<text:a xlink:type="simple" xlink:href="https://t.me/ternopilskaODA/3732" text:style-name="Internet_20_link" text:visited-style-name="Visited_20_Internet_20_Link">
报告</text:a>
Ternopil公用事业有助于消除Khieverson洪水的后果。</text:p>
      <text:p text:style-name="P4">
“我们消除了敌人炮击和俄罗斯占领的影响。 他说：“垃圾，生物废物，木材的3个码头地区已经清洁。我们致力于定居点的井，并帮助该地区的居民。”他说。</text:p>
      <text:p text:style-name="P4">
Ivano-Frankivsk Ova S​​vetlana Onishchuk的负责人<text:a xlink:type="simple" xlink:href="https://t.me/onyshchuksvitlana/7487" text:style-name="Internet_20_link" text:visited-style-name="Visited_20_Internet_20_Link">
知情</text:a>
他与该地区对社会负责的业务一起为霍森派出了第三艘货物。</text:p>
      <text:p text:style-name="P4">
据她说，今天，该地区已经从该地区入侵的受害者发了近3,000封信。 最近，与枪手合作转移了50多吨的食物和饮用水。</text:p>
      <text:p text:style-name="P4">
<text:span text:style-name="T4">
另请阅读：</text:span>
 <text:a xlink:type="simple" xlink:href="https://www.ukrinform.ua/rubric-regions/3725958-nimeccina-peredala-dla-nikopolskogo-rajonu-kubovi-emnosti-dla-vodi.html" text:style-name="Internet_20_link" text:visited-style-name="Visited_20_Internet_20_Link">
德国转移到Nikopol District Cubic <text:span text:style-name="T4">
坦克</text:span>
供水</text:a>
如<text:a xlink:type="simple" xlink:href="https://t.me/citykharkivua/33683" text:style-name="Internet_20_link" text:visited-style-name="Visited_20_Internet_20_Link">
Kharkiv市议会</text:a>
，KP“ Kharkiv热网络”代表伊戈尔市市长在当天的前夕，为Khersonteploenergo MKP派遣了另一批人道主义货物。 特别是，赫尔森(Kherson)为其，发电机，胶片，长期食品发送了热枪，用于干燥，饮用水和大容器。</text:p>
      <text:p text:style-name="P4">
赫尔森和世界社区不会离开霍森。 Kherson地区理事会Prokudin的负责人<text:a xlink:type="simple" xlink:href="https://t.me/olexandrprokudin/745" text:style-name="Internet_20_link" text:visited-style-name="Visited_20_Internet_20_Link">
报告</text:a>
在全面入侵赫森地区的开始时，这为慈悲军团破产基金提供了援助。 下周，该组织将获得生产和卫生工具包以及维修套件。区域理事会负责人说：“这些汽车将提高我们的专家的流动性，并将允许更快地应对与俄罗斯武装侵略有关的挑战和消除洪水后果。”</text:p>
      <text:p text:style-name="P4">
据报道，在6月6日的晚上<text:a xlink:type="simple" xlink:href="https://www.ukrinform.ua/rubric-other_news/3720776-pidriv-rosianami-kahovskoi-ges-usi-novini.html" text:style-name="Internet_20_link" text:visited-style-name="Visited_20_Internet_20_Link">
俄罗斯军队炸毁了Greblyukakhov水力发电站</text:a>
。 截至乌赫森地区星期三早晨，在卡哈夫斯卡亚水力发电站炸毁了俄罗斯人之后，仍有20个定居点，其中17个被捕获。</text:p>
      <text:p text:style-name="P4">
News Source: <text:a xlink:type="simple" xlink:href="https://www.ukrinform.ua/rubric-regions/3725978-regioni-prodovzuut-dopomagati-hersoncam-aki-postrazdali-cerez-pidriv-kahovskoi-ges.html" text:style-name="Internet_20_link" text:visited-style-name="Visited_20_Internet_20_Link">
https://www.ukrinform.ua/rubric-regions/3725978-regioni-prodovzuut-dopomagati-hersoncam-aki-postrazdali-cerez-pidriv-kahovskoi-ges.html</text:a>
</text:p>
      <!--NEWS-->
      <text:h text:style-name="P10" text:outline-level="1">
<text:span text:style-name="T4">
乌克兰的卡利娜娜（Kalinina）在比赛的第二轮WTA 250中让位</text:span>
</text:h>
      <text:p text:style-name="P4">
作者: Ukrinform (Person)</text:p>
      <text:p text:style-name="P4">
出版商: Укринформ (Organization)</text:p>
      <text:p text:style-name="P4">
出版时间: 2023-06-21T20:03:27+03:00</text:p>
      <text:p text:style-name="P4">
修改时间: 2023-06-21T20:03:27+03:00</text:p>
      <text:p text:style-name="P4">
描述: 乌克兰网球运动员安吉丽娜·卡利尼娜（Angelina Kalinina）在伯明翰完成了WTA 250的表演。  - 乌克林。</text:p>
      <text:p text:style-name="P4">
图片: ['<text:a xlink:type="simple" xlink:href="https://static.ukrinform.com/photos/2023_06/thumb_files/630_360_1687366965-547.jpg" text:style-name="Internet_20_link" text:visited-style-name="Visited_20_Internet_20_Link">
630_360_16873...</text:a>
']</text:p>
      <text:p text:style-name="P4">
标签: ['Теніс', 'Ангеліна Калініна']</text:p>
      <text:p text:style-name="P4">
类型: Article</text:p>
      <!--METADATA-->
      <text:p text:style-name="P4">
<draw:frame draw:style-name="fr1" draw:name="Image164" text:anchor-type="as-char" svg:width="6.9236in" svg:height="3.956343in" draw:z-index="0">
<draw:image xlink:href="../Images/yкринформ/2023-06-21T20-03-27-03-00/630_360_1687366965-547.jpg" xlink:type="simple" xlink:show="embed" xlink:actuate="onLoad" draw:mime-type="image/jpeg"/>
</draw:frame>
乌克兰的Cattleman Angelina Kalinina在伯明翰完成了WTA 250的表演。</text:p>
      <text:p text:style-name="P4">
今天，6月21日，乌克兰网球运动员安吉丽娜·卡利娜(Angelina Kalinina)(№26wta)杰里特·达特(Gerriet Dart)让位(№134WTA)据报道，在比赛的第二轮比赛中，伯明翰250-3：6，6：3，1：6报道说，乌克林福姆报道。</text:p>
      <text:p text:style-name="P4">
比赛持续了1小时46分钟。 卡利尼娜(Kalinina)是乌克兰妇女在比赛中勃朗宁(Browning)的最后一位，在第一个圈子中飞行了Elina Svitolina和Marta Kostyuk。</text:p>
      <text:p text:style-name="P4">
<text:span text:style-name="T4">
另请阅读：</text:span>
 [Svitolina收到了通配符到主网(https://www.ukrinform.ua/rubric-sports/3725748-svitolina-otrimala-wild-card-do-osnovnoi-sitki-vimbldona2023.html)上周，这位乌克兰妇女在诺丁汉的第二次WTA系列250中让位于飞镖。</text:p>
      <text:p text:style-name="P4">
照片：btu.org.ua</text:p>
      <text:p text:style-name="P4">
News Source: <text:a xlink:type="simple" xlink:href="https://www.ukrinform.ua/rubric-sports/3725979-ukrainka-kalinina-postupilasa-dart-u-drugomu-koli-turniru-wta-250.html" text:style-name="Internet_20_link" text:visited-style-name="Visited_20_Internet_20_Link">
https://www.ukrinform.ua/rubric-sports/3725979-ukrainka-kalinina-postupilasa-dart-u-drugomu-koli-turniru-wta-250.html</text:a>
</text:p>
      <!--NEWS-->
      <text:h text:style-name="P10" text:outline-level="1">
<text:span text:style-name="T4">
在敖德萨，6月14日的火箭袭击受害者数量增加到四个</text:span>
</text:h>
      <text:p text:style-name="P4">
作者: Ukrinform (Person)</text:p>
      <text:p text:style-name="P4">
出版商: Укринформ (Organization)</text:p>
      <text:p text:style-name="P4">
出版时间: 2023-06-21T20:06:00+03:00</text:p>
      <text:p text:style-name="P4">
修改时间: 2023-06-21T20:06:00+03:00</text:p>
      <text:p text:style-name="P4">
描述: 在敖德萨，俄罗斯火箭袭击的受害者人数在6月14日增加到四人 - 医院在医院死亡。  - 乌克林。</text:p>
      <text:p text:style-name="P4">
图片: ['<text:a xlink:type="simple" xlink:href="https://static.ukrinform.com/photos/2023_06/thumb_files/630_360_1687366995-661.jpg" text:style-name="Internet_20_link" text:visited-style-name="Visited_20_Internet_20_Link">
630_360_16873...</text:a>
']</text:p>
      <text:p text:style-name="P4">
标签: ['Одеса', 'Загибель', 'Війна з Росією', 'Ракетний удар']</text:p>
      <text:p text:style-name="P4">
类型: Article</text:p>
      <!--METADATA-->
      <text:p text:style-name="P4">
<draw:frame draw:style-name="fr1" draw:name="Image165" text:anchor-type="as-char" svg:width="6.9236in" svg:height="3.956343in" draw:z-index="0">
<draw:image xlink:href="../Images/yкринформ/2023-06-21T20-06-00-03-00/630_360_1687366995-661.jpg" xlink:type="simple" xlink:show="embed" xlink:actuate="onLoad" draw:mime-type="image/jpeg"/>
</draw:frame>
6月14日，俄罗斯火箭袭击的受害者增加到了6月14日的四次 - 医院。</text:p>
      <text:p text:style-name="P4">
正如乌克林福姆报道的那样，这是<text:a xlink:type="simple" xlink:href="https://t.me/odesacityofficial/18496" text:style-name="Internet_20_link" text:visited-style-name="Visited_20_Internet_20_Link">
报道</text:a>
在敖德萨市议会中。</text:p>
      <text:p text:style-name="P4">
“俄罗斯人对塔夫里亚B贸易网络食品配方的导弹袭击的受害者人数增加到4。另一名男子在医院死亡。”</text:p>
      <text:p text:style-name="P4">
根据Gennady Trukhanov市长的说法，今天在国际合作伙伴的支持下，两名受影响的男子被派往<text:a xlink:type="simple" xlink:href="https://www.ukrinform.ua/tag-avstria" text:style-name="Internet_20_link" text:visited-style-name="Visited_20_Internet_20_Link">
奥地利</text:a>
。</text:p>
      <text:p text:style-name="P4">
<text:span text:style-name="T4">
另请阅读：</text:span>
 [在<text:span text:style-name="T4">
敖德萨</text:span>
由于炮击，建筑物被损坏(https://www.ukrinform.ua/rubric-regions/3723296-v-odesi-vnaslidok-obstrilu-poskodzena-budivla-kinostudii.html)据乌克林福姆报道，由于[6月14日对敖德萨的火箭罢工]给出了三名平民(https://www.ukrinform.ua/rubric-ato/3722576-raketnij-udar-po-odesi-troe-zagiblih-pid-zavalami-se-mozut-buti-ludi.html)，十多人受伤。 俄罗斯军队从黑海击中了口径。</text:p>
      <text:p text:style-name="P4">
_foto：内政部</text:p>
      <text:p text:style-name="P4">
News Source: <text:a xlink:type="simple" xlink:href="https://www.ukrinform.ua/rubric-regions/3725980-v-odesi-kilkist-zertv-raketnoi-ataki-14-cervna-zbilsilasa-do-cotiroh.html" text:style-name="Internet_20_link" text:visited-style-name="Visited_20_Internet_20_Link">
https://www.ukrinform.ua/rubric-regions/3725980-v-odesi-kilkist-zertv-raketnoi-ataki-14-cervna-zbilsilasa-do-cotiroh.html</text:a>
</text:p>
      <!--NEWS-->
      <text:h text:style-name="P10" text:outline-level="1">
<text:span text:style-name="T4">
世界银行和捐助者为乌克兰提供17.5亿美元的额外财务支持</text:span>
</text:h>
      <text:p text:style-name="P4">
作者: Ukrinform (Person)</text:p>
      <text:p text:style-name="P4">
出版商: Укринформ (Organization)</text:p>
      <text:p text:style-name="P4">
出版时间: 2023-06-21T20:10:00+03:00</text:p>
      <text:p text:style-name="P4">
修改时间: 2023-06-21T20:10:00+03:00</text:p>
      <text:p text:style-name="P4">
描述: 世界银行和捐助者向乌克兰提供了17.5亿美元的急诊和恢复措施。  - 乌克林。</text:p>
      <text:p text:style-name="P4">
图片: ['<text:a xlink:type="simple" xlink:href="https://static.ukrinform.com/photos/2018_12/thumb_files/630_360_1545153813-165.jpg" text:style-name="Internet_20_link" text:visited-style-name="Visited_20_Internet_20_Link">
630_360_15451...</text:a>
']</text:p>
      <text:p text:style-name="P4">
标签: ['Україна', 'Світовий банк', 'допомога']</text:p>
      <text:p text:style-name="P4">
类型: Article</text:p>
      <!--METADATA-->
      <text:p text:style-name="P4">
<draw:frame draw:style-name="fr1" draw:name="Image166" text:anchor-type="as-char" svg:width="6.9236in" svg:height="3.956343in" draw:z-index="0">
<draw:image xlink:href="../Images/yкринформ/2023-06-21T20-10-00-03-00/630_360_1545153813-165.jpg" xlink:type="simple" xlink:show="embed" xlink:actuate="onLoad" draw:mime-type="image/jpeg"/>
</draw:frame>
世界银行和捐助者向乌克兰提供了17.5亿美元的紧急情况和恢复措施。</text:p>
      <text:p text:style-name="P4">
正如乌克林福姆报道的那样，在[世界银行]中报道了(https://www.worldbank.org/uk/news/press-release/2023/06/21/world-bank-and-donors-provide-additional-1-75-billion-for-ukraine-in-support-of-relief-and-recovery-efforts)6月21日。</text:p>
      <text:p text:style-name="P4">
消息称：“今天，世界银行集团已宣布向乌克兰提供17.5亿美元的额外财政支持。这笔融资已分配给世界银行英国的芬兰政府金额。”</text:p>
      <text:p text:style-name="P4">
据指出，世界银行项目框架“支持州支出以确保乌克兰可持续的国家行政部门”的项目框架中提供了一套财政支持。(和平)”。 它帮助乌克兰提供政府在国家和地区一级提供服务和实施基本国家级别功能的关键能力。</text:p>
      <text:p text:style-name="P4">
<text:span text:style-name="T4">
另请阅读：</text:span>
 <text:a xlink:type="simple" xlink:href="https://www.ukrinform.ua/rubric-vidbudova/3725967-smigal-planuemo-zaluciti-do-7-milardiv-za-dopomogou-koordinacijnoi-donorskoi-platformi.html" text:style-name="Internet_20_link" text:visited-style-name="Visited_20_Internet_20_Link">
<text:span text:style-name="T4">
 Shmigal </text:span>
：我们计划在协调供体平台的帮助下吸引高达70亿美元</text:a>
为和平项目提供的额外资金是提供许多资金的延续，并将集中在医疗保健，教育，养老金支付，社会援助计划和付款员工等关键领域的进一步支持上。</text:p>
      <text:p text:style-name="P4">
在世界银行将获得商定的费用后，这些资金将转移给乌克兰政府。</text:p>
      <text:p text:style-name="P4">
世界银行业务活动银行校长比尔德说：“这一持续的国际支持对于帮助乌克兰侵占在2023年的资金需求很重要。”</text:p>
      <text:p text:style-name="P4">
随着2022年6月和平项目的开始，乌克兰政府得到了约1300万公民的支持，其中包括1000万，50万名教育工作者，145,000名公务员，56,000名公务员，56,000名紧急服务工作者和300万以上的社会援助。和内部流离失所的人。据报道，和平项目结合了贷款和赠款(一时的总数是197.45亿美元)由世界银行和其他发展伙伴提供。</text:p>
      <text:p text:style-name="P4">
与今天宣布的资金一起<text:a xlink:type="simple" xlink:href="https://www.ukrinform.ua/tag-svitovij-bank" text:style-name="Internet_20_link" text:visited-style-name="Visited_20_Internet_20_Link">
世界银行</text:a>
目前，它已动员约350亿。 um qтli的， ，〜稠，〜稠，，�ISIMET，，，盎司，e光枢。</text:p>
      <text:p text:style-name="P4">
News Source: <text:a xlink:type="simple" xlink:href="https://www.ukrinform.ua/rubric-economy/3725981-svitovij-bank-i-donori-nadaut-ukraini-175-milarda-dodatkovoi-finansovoi-pidtrimki.html" text:style-name="Internet_20_link" text:visited-style-name="Visited_20_Internet_20_Link">
https://www.ukrinform.ua/rubric-economy/3725981-svitovij-bank-i-donori-nadaut-ukraini-175-milarda-dodatkovoi-finansovoi-pidtrimki.html</text:a>
</text:p>
      <!--NEWS-->
      <text:h text:style-name="P10" text:outline-level="1">
<text:span text:style-name="T4">
乌克兰卡首都林荫大道的运动受到7月底的限制</text:span>
</text:h>
      <text:p text:style-name="P4">
作者: Ukrinform (Person)</text:p>
      <text:p text:style-name="P4">
出版商: Укринформ (Organization)</text:p>
      <text:p text:style-name="P4">
出版时间: 2023-06-21T20:11:00+03:00</text:p>
      <text:p text:style-name="P4">
修改时间: 2023-06-21T20:11:00+03:00</text:p>
      <text:p text:style-name="P4">
描述: 在乌克兰卡林荫大道莱西亚（Lesya Ukrainka Boulevard）的首都，由于目前的维修，交通受到部分限制。  - 乌克林。</text:p>
      <text:p text:style-name="P4">
图片: ['<text:a xlink:type="simple" xlink:href="https://static.ukrinform.com/photos/2023_06/thumb_files/630_360_1687367388-439.jpg" text:style-name="Internet_20_link" text:visited-style-name="Visited_20_Internet_20_Link">
630_360_16873...</text:a>
']</text:p>
      <text:p text:style-name="P4">
标签: ['Дороги', 'КМДА', 'Київ', 'Ремонт']</text:p>
      <text:p text:style-name="P4">
类型: Article</text:p>
      <!--METADATA-->
      <text:p text:style-name="P4">
<draw:frame draw:style-name="fr1" draw:name="Image167" text:anchor-type="as-char" svg:width="6.9236in" svg:height="3.956343in" draw:z-index="0">
<draw:image xlink:href="../Images/yкринформ/2023-06-21T20-11-00-03-00/630_360_1687367388-439.jpg" xlink:type="simple" xlink:show="embed" xlink:actuate="onLoad" draw:mime-type="image/jpeg"/>
</draw:frame>
在斯霉素中，由于当前的维修，乌克兰林荫大道(Lesya Lesya Uklainka Boulevard)被部分限制。</text:p>
      <text:p text:style-name="P4">
关于<text:a xlink:type="simple" xlink:href="https://t.me/KyivCityOfficial/7077" text:style-name="Internet_20_link" text:visited-style-name="Visited_20_Internet_20_Link">
电报</text:a>
乌克林福姆报道，通知基辅市政府的新闻服务。</text:p>
      <text:p text:style-name="P4">
“在乌克兰林荫大道上，由于当前的[维修]，交通受到部分限制(https://www.ukrinform.ua/tag-remont)”， - 消息说。</text:p>
      <text:p text:style-name="P4">
值得注意的是，这些作品是在两个方向上从迪亚莫佐夫街将军在现场进行的。 道路对齐路缘，舱口，格子。 随后，将对沥青涂层应用一个保护层。 此外，该存储将根据新的流量方案标记。</text:p>
      <text:p text:style-name="P4">
<text:span text:style-name="T4">
另请阅读：</text:span>
 <text:a xlink:type="simple" xlink:href="https://www.ukrinform.ua/rubric-kyiv/3725529-zliva-u-stolici-kiivavtodor-likvidovue-pidtoplenna.html" text:style-name="Internet_20_link" text:visited-style-name="Visited_20_Internet_20_Link">
首都雨：基瓦夫托多(Kyivavtodor)消除洪水</text:a>
可以澄清说，林荫大道上将有公共交通工具的车道，该车道将能够骑自行车的人，以及可以分开的地区的自行车土地。 此外，他们将安排停车位。</text:p>
      <text:p text:style-name="P4">
维修计划在7月底完成。</text:p>
      <text:p text:style-name="P4">
正如乌克林福姆报道的那样，基辅市长Vitaliy Klitschko表示，内容<text:a xlink:type="simple" xlink:href="https://www.ukrinform.ua/rubric-kyiv/3725724-u-kievi-vidnovluut-dorogi-tam-de-ce-najbils-neobhidno-klicko.html" text:style-name="Internet_20_link" text:visited-style-name="Visited_20_Internet_20_Link">
Restore Roads</text:a>
 <text:a xlink:type="simple" xlink:href="https://www.ukrinform.ua/rubric-kyiv/3725724-u-kievi-vidnovluut-dorogi-tam-de-ce-najbils-neobhidno-klicko.html" text:style-name="Internet_20_link" text:visited-style-name="Visited_20_Internet_20_Link">
 </text:a>
最必要的地方。</text:p>
      <text:p text:style-name="P4">
<text:span text:style-name="T5">
foto：小说barabash</text:span>
</text:p>
      <text:p text:style-name="P4">
News Source: <text:a xlink:type="simple" xlink:href="https://www.ukrinform.ua/rubric-kyiv/3725983-ruh-stolicnim-bulvarom-lesi-ukrainki-obmezili-do-kinca-lipna.html" text:style-name="Internet_20_link" text:visited-style-name="Visited_20_Internet_20_Link">
https://www.ukrinform.ua/rubric-kyiv/3725983-ruh-stolicnim-bulvarom-lesi-ukrainki-obmezili-do-kinca-lipna.html</text:a>
</text:p>
      <!--NEWS-->
      <text:h text:style-name="P10" text:outline-level="1">
<text:span text:style-name="T4">
尽管与俄罗斯战争状况</text:span>
</text:h>
      <text:p text:style-name="P4">
作者: Ukrinform (Person)</text:p>
      <text:p text:style-name="P4">
出版商: Укринформ (Organization)</text:p>
      <text:p text:style-name="P4">
出版时间: 2023-06-21T20:20:00+03:00</text:p>
      <text:p text:style-name="P4">
修改时间: 2023-06-21T20:20:00+03:00</text:p>
      <text:p text:style-name="P4">
描述: 北大西洋联盟不应考虑俄罗斯侵略在乌克兰行事的戒严，而应尽快邀请北约会员资格。  - 乌克林。</text:p>
      <text:p text:style-name="P4">
图片: ['<text:a xlink:type="simple" xlink:href="https://static.ukrinform.com/photos/2017_07/thumb_files/630_360_1499439744-5916.jpg" text:style-name="Internet_20_link" text:visited-style-name="Visited_20_Internet_20_Link">
630_360_14994...</text:a>
']</text:p>
      <text:p text:style-name="P4">
标签: ['НАТО', 'Україна', 'Єрмак', 'Війна з Росією']</text:p>
      <text:p text:style-name="P4">
类型: Article</text:p>
      <!--METADATA-->
      <text:p text:style-name="P4">
<draw:frame draw:style-name="fr1" draw:name="Image168" text:anchor-type="as-char" svg:width="6.9236in" svg:height="3.956343in" draw:z-index="0">
<draw:image xlink:href="../Images/yкринформ/2023-06-21T20-20-00-03-00/630_360_1499439744-5916.jpg" xlink:type="simple" xlink:show="embed" xlink:actuate="onLoad" draw:mime-type="image/jpeg"/>
</draw:frame>
北大西洋联盟不必考虑在乌克兰人的俄罗斯侵略中运作的戒严法，而要尽可能地邀请北约会员资格。</text:p>
      <text:p text:style-name="P4">
据报道，这是在周三在大西洋委员会(OP Andriy Yermak负责人)组织的在线排斥中指出的。</text:p>
      <text:p text:style-name="P4">
乌克兰当局代表说：“戒严法不能成为乌克兰邀请联盟的障碍。”</text:p>
      <text:p text:style-name="P4">
他强调，推迟了乌克兰在[北约]的成员资格的问题(https://www.ukrinform.ua/tag-nato)这是不合适的，因为否则俄罗斯将产生一切以继续战争状况。 对于事件，这意味着分配更多武器和资源的程度，以放弃侵略者。</text:p>
      <text:p text:style-name="P4">
此外，OP的负责人回忆说，明年在俄罗斯举行总统选举。 因此，乌克兰欧元 - 大西洋融合过程的进一步延迟只会增加普京政权在俄罗斯联邦的支持。</text:p>
      <text:p text:style-name="P4">
<text:span text:style-name="T4">
另请阅读：</text:span>
 <text:a xlink:type="simple" xlink:href="https://www.ukrinform.ua/rubric-ato/3725834-nato-retelno-vivcae-usi-potrebi-ukraini-abi-vcasno-ih-zabezpecuvati-pomicnik-genseka.html" text:style-name="Internet_20_link" text:visited-style-name="Visited_20_Internet_20_Link">
<text:span text:style-name="T4">
北约</text:span>
仔细研究乌克兰的所有需求以及时提供 - 秘书长的助手</text:a>
据乌克林福姆报道，下个月在维尔纽斯，北约峰会应在联盟成员国的负责人级别举行。 乌克兰在盟国面前遭受了安全酷刑，并清楚地了解了其在联盟中的全部成员资格。</text:p>
      <text:p text:style-name="P4">
News Source: <text:a xlink:type="simple" xlink:href="https://www.ukrinform.ua/rubric-polytics/3725985-v-op-zaklikaut-nadati-ukraini-zaprosenna-v-nato-popri-stan-vijni-z-rosieu.html" text:style-name="Internet_20_link" text:visited-style-name="Visited_20_Internet_20_Link">
https://www.ukrinform.ua/rubric-polytics/3725985-v-op-zaklikaut-nadati-ukraini-zaprosenna-v-nato-popri-stan-vijni-z-rosieu.html</text:a>
</text:p>
      <!--NEWS-->
      <text:h text:style-name="P10" text:outline-level="1">
<text:span text:style-name="T4">
摩尔多瓦总理称俄罗斯大使馆的“不合适的礼物”为加高兹居民</text:span>
</text:h>
      <text:p text:style-name="P4">
作者: Ukrinform (Person)</text:p>
      <text:p text:style-name="P4">
出版商: Укринформ (Organization)</text:p>
      <text:p text:style-name="P4">
出版时间: 2023-06-21T20:21:01+03:00</text:p>
      <text:p text:style-name="P4">
修改时间: 2023-06-21T20:21:01+03:00</text:p>
      <text:p text:style-name="P4">
描述: 摩尔多瓦·多林（Moldova Dorin）总理对俄罗斯大使馆在摩尔多瓦的行动发表了评论，摩尔多瓦（Moldova）的行动使一些加高齐亚（Gagauzia）的居民从100美元到500美元。  - 乌克林。</text:p>
      <text:p text:style-name="P4">
图片: ['<text:a xlink:type="simple" xlink:href="https://static.ukrinform.com/photos/2023_02/thumb_files/630_360_1676042686-366.jpg" text:style-name="Internet_20_link" text:visited-style-name="Visited_20_Internet_20_Link">
630_360_16760...</text:a>
']</text:p>
      <text:p text:style-name="P4">
标签: ['Молдова', "Прем'єр", 'Росія']</text:p>
      <text:p text:style-name="P4">
类型: Article</text:p>
      <!--METADATA-->
      <text:p text:style-name="P4">
<draw:frame draw:style-name="fr1" draw:name="Image169" text:anchor-type="as-char" svg:width="6.9236in" svg:height="3.956343in" draw:z-index="0">
<draw:image xlink:href="../Images/yкринформ/2023-06-21T20-21-01-03-00/630_360_1676042686-366.jpg" xlink:type="simple" xlink:show="embed" xlink:actuate="onLoad" draw:mime-type="image/jpeg"/>
</draw:frame>
摩尔多瓦·多林(Moldova Dorin)总理对俄罗斯大使馆在摩尔多瓦的行动发表了评论，摩尔多瓦(Moldova)的行动是由加沃西亚(Gagausia)的一些居民从100美元到500美元的行动。</text:p>
      <text:p text:style-name="P4">
正如Ukrinform报道的那样，它报告了<text:a xlink:type="simple" xlink:href="https://newsmaker.md/rus/novosti/my-prekratim-eti-neumestnye-podarki-rechan-o-razdache-deneg-posolstvom-rf-zhitelyam-gagauzii/" text:style-name="Internet_20_link" text:visited-style-name="Visited_20_Internet_20_Link">
新闻记者</text:a>
。</text:p>
      <text:p text:style-name="P4">
糊状物称这些“礼物不合适”，并说欧盟，美国和罗马尼亚对摩尔多瓦更为重要。</text:p>
      <text:p text:style-name="P4">
“在过去的许多年中，这种笨拙的手势已经较早地实行。 但更重要的是，来自欧盟，美国，欧盟成员国和罗马尼亚到加奥西亚的援助。 当局将停止这些象征性的食品储藏室礼物。” Penan说。</text:p>
      <text:p text:style-name="P4">
早些时候，摩尔多瓦南部的约有50名Komrat居民从摩尔多瓦俄罗斯大使馆收到了牺牲资金 - 从100美元到500美元。</text:p>
      <text:p text:style-name="P4">
<text:span text:style-name="T4">
另请阅读：</text:span>
 <text:a xlink:type="simple" xlink:href="https://www.ukrinform.ua/rubric-world/3722067-rosia-pragne-vidnoviti-vpliv-u-moldovi-j-vikoristati-ii-u-vijni-proti-ukraini-glava-mvs.html" text:style-name="Internet_20_link" text:visited-style-name="Visited_20_Internet_20_Link">
俄罗斯试图恢复摩尔多瓦的影响力，并使用它针对乌克兰 - 内政部负责人乌克兰的影响</text:a>
Gagauzi长老Vasily Arnaut的主席说，这些资金是根据其陈述进行分配的，该陈述需要附上医疗保健证书，家庭构成，盈利和居住地。</text:p>
      <text:p text:style-name="P4">
根据Arnaut的说法，总共付款将收到120名Gagauzia的居民。</text:p>
      <text:p text:style-name="P4">
据报道，俄罗斯联邦将仍然对[摩尔多瓦]构成严重威胁(https://www.ukrinform.ua/tag-moldova)多年来，该国在该国的尝试将被品尝。 这一观点是由Maold总统May Sandu表达的。</text:p>
      <text:p text:style-name="P4">
_foto：Facebook dorin recean _</text:p>
      <text:p text:style-name="P4">
News Source: <text:a xlink:type="simple" xlink:href="https://www.ukrinform.ua/rubric-world/3725986-premer-moldovi-nazvav-nedorecnimi-podarunkami-grosi-vid-posolstva-rf-dla-ziteliv-gagauzii.html" text:style-name="Internet_20_link" text:visited-style-name="Visited_20_Internet_20_Link">
https://www.ukrinform.ua/rubric-world/3725986-premer-moldovi-nazvav-nedorecnimi-podarunkami-grosi-vid-posolstva-rf-dla-ziteliv-gagauzii.html</text:a>
</text:p>
      <!--NEWS-->
      <text:h text:style-name="P10" text:outline-level="1">
<text:span text:style-name="T4">
战略清单，脱碳和捐助者的支持：Naftogaz和政府已与EBRD签署了一份备忘录</text:span>
</text:h>
      <text:p text:style-name="P4">
作者: Ukrinform (Person)</text:p>
      <text:p text:style-name="P4">
出版商: Укринформ (Organization)</text:p>
      <text:p text:style-name="P4">
出版时间: 2023-06-21T20:28:00+03:00</text:p>
      <text:p text:style-name="P4">
修改时间: 2023-06-21T20:28:00+03:00</text:p>
      <text:p text:style-name="P4">
描述: 对能源安全和天然气领域的脱碳的支持 - 这是备忘录的主要目的，由乌克兰政府和乌克兰的NJSC Naftogaz于6月21日与欧洲重建与发展银行（EBRD）签署。  - 乌克林。</text:p>
      <text:p text:style-name="P4">
图片: ['<text:a xlink:type="simple" xlink:href="https://static.ukrinform.com/photos/2023_06/thumb_files/630_360_1687368357-333.jpg" text:style-name="Internet_20_link" text:visited-style-name="Visited_20_Internet_20_Link">
630_360_16873...</text:a>
']</text:p>
      <text:p text:style-name="P4">
标签: ['ЄБРР', 'Нафтогаз', 'Уряд', 'Меморандум']</text:p>
      <text:p text:style-name="P4">
类型: Article</text:p>
      <!--METADATA-->
      <text:p text:style-name="P4">
<draw:frame draw:style-name="fr1" draw:name="Image170" text:anchor-type="as-char" svg:width="6.9236in" svg:height="3.956343in" draw:z-index="0">
<draw:image xlink:href="../Images/yкринформ/2023-06-21T20-28-00-03-00/630_360_1687368357-333.jpg" xlink:type="simple" xlink:show="embed" xlink:actuate="onLoad" draw:mime-type="image/jpeg"/>
</draw:frame>
支持燃气球的能源安全和脱碳 - 这是乌克兰政府和乌克兰的NJSC Naftogaz于6月21日与Zevrae重建与发展银行一起签署的主要Metamorandum(EBRD).</text:p>
      <text:p text:style-name="P4">
Як передає Укрінформ, про це повідомили в <text:a xlink:type="simple" xlink:href="https://www.naftogaz.com/news/ebrd-memorandum" text:style-name="Internet_20_link" text:visited-style-name="Visited_20_Internet_20_Link">
 Нафтогазі</text:a>
。</text:p>
      <text:p text:style-name="P4">
“尽管进行了战斗，但我们仍继续确保能源系统并寻求新的机会来保护它。 如今，国际合作伙伴的支持是乌克兰可持续性的重要因素之一。(https://www.ukrinform.ua/tag-energetika)»， - 乌克兰北约自由组织董事会主席Alexey Chernyshov说。</text:p>
      <text:p text:style-name="P4">
</text:p>
      <text:p text:style-name="P4">
签名的备忘录假定各方将在几个流中结合努力。 它：</text:p>
      <text:p text:style-name="P4">
<text:span text:style-name="T5">
创建对乌克兰能源安全和随后两个供暖季节的可持续通过至关重要的战略天然气储量； </text:span>
实施有关脱碳和减少甲烷排放的项目； <text:span text:style-name="T5">
参与捐助者支持以实施适当的措施和计划； </text:span>
能源效率的发展。</text:p>
      <text:p text:style-name="P4">
<text:span text:style-name="T4">
另请阅读：</text:span>
 <text:a xlink:type="simple" xlink:href="https://www.ukrinform.ua/rubric-economy/3722979-nacbank-ta-ebrr-obgovorili-adaptaciu-ukrainskogo-zakonodavstva-do-standartiv-evrosouzu.html" text:style-name="Internet_20_link" text:visited-style-name="Visited_20_Internet_20_Link">
国家银行和<text:span text:style-name="T4">
 ebrd </text:span>
讨论了乌克兰法律符合欧盟标准的改编</text:a>
如<text:a xlink:type="simple" xlink:href="https://www.ukrinform.ua/rubric-economy/3724817-ebrr-pidpise-z-ukrainou-dokumenti-dla-zabezpecenna-realnogo-sektoru-ekonomiki.html" text:style-name="Internet_20_link" text:visited-style-name="Visited_20_Internet_20_Link">
报道</text:a>
，欧洲重建与发展银行(EBRD)它计划本周与乌克兰签署有关该国农业部门能源安全的加强。</text:p>
      <text:p text:style-name="P4">
<text:span text:style-name="T5">
foto：www.naftogaz.com</text:span>
</text:p>
      <text:p text:style-name="P4">
News Source: <text:a xlink:type="simple" xlink:href="https://www.ukrinform.ua/rubric-economy/3725988-strategicni-zapasi-dekarbonizacia-i-donorska-pidtrimka-naftogaz-ta-urad-pidpisali-memorandum-z-ebrr.html" text:style-name="Internet_20_link" text:visited-style-name="Visited_20_Internet_20_Link">
https://www.ukrinform.ua/rubric-economy/3725988-strategicni-zapasi-dekarbonizacia-i-donorska-pidtrimka-naftogaz-ta-urad-pidpisali-memorandum-z-ebrr.html</text:a>
</text:p>
      <!--NEWS-->
      <text:h text:style-name="P10" text:outline-level="1">
<text:span text:style-name="T4">
赫尔森地区仍有几乎600栋房屋 - 克里姆森科（Klimenko）</text:span>
</text:h>
      <text:p text:style-name="P4">
作者: Ukrinform (Person)</text:p>
      <text:p text:style-name="P4">
出版商: Укринформ (Organization)</text:p>
      <text:p text:style-name="P4">
出版时间: 2023-06-21T20:33:00+03:00</text:p>
      <text:p text:style-name="P4">
修改时间: 2023-06-21T20:33:00+03:00</text:p>
      <text:p text:style-name="P4">
描述: 在过去的一周中，救援人员从近700户家庭中抽水 - 由于卡科夫卡水力发电站的爆炸，另外595户家庭仍然被淹没。  - 乌克林。</text:p>
      <text:p text:style-name="P4">
图片: ['<text:a xlink:type="simple" xlink:href="https://static.ukrinform.com/photos/2023_06/thumb_files/630_360_1686147031-809.jpg" text:style-name="Internet_20_link" text:visited-style-name="Visited_20_Internet_20_Link">
630_360_16861...</text:a>
']</text:p>
      <text:p text:style-name="P4">
标签: ['Херсонщина', 'Клименко', 'Каховська ГЕС', 'Підтоплення']</text:p>
      <text:p text:style-name="P4">
类型: Article</text:p>
      <!--METADATA-->
      <text:p text:style-name="P4">
<draw:frame draw:style-name="fr1" draw:name="Image173" text:anchor-type="as-char" svg:width="6.9236in" svg:height="3.956343in" draw:z-index="0">
<draw:image xlink:href="../Images/yкринформ/2023-06-21T20-33-00-03-00/630_360_1686147031-809.jpg" xlink:type="simple" xlink:show="embed" xlink:actuate="onLoad" draw:mime-type="image/jpeg"/>
</draw:frame>
Satanti Week救援人员从近700个家庭中抽水 - 由于Kakhovka水力发电站的爆炸，另外595个家庭仍被淹没。</text:p>
      <text:p text:style-name="P4">
关于<text:a xlink:type="simple" xlink:href="https://t.me/Klymenko_MVS/45" text:style-name="Internet_20_link" text:visited-style-name="Visited_20_Internet_20_Link">
电报</text:a>
乌克林福姆报道，伊戈尔·克里曼科(Igor Klimenko)向内部事务部长报告。</text:p>
      <text:p text:style-name="P4">
“在赫森地区，有595名房主仍然被淹没。 在上周，已经从近700个这样的家庭中抽水了。 有68个电动泵，”克里曼科说。</text:p>
      <text:p text:style-name="P4">
他指出，在同时，有10个水过滤站可以为我们的公民生产饮用水。 另外，据他说，装瓶叶现在有足够的库存至少一个月。</text:p>
      <text:p text:style-name="P4">
<text:span text:style-name="T5">
vido：[乌克兰内政部长的电报 - 通道]](https://t.me/Klymenko_MVS/45)</text:span>
</text:p>
      <text:p text:style-name="P4">
内政部负责人告知，米西森附近的工作仍在继续。</text:p>
      <text:p text:style-name="P4">
“有很多工作：矿山的普通清洁和处置。 这项工作是由以下事实设计的：在水已经消失的某些地区，有一块高度高的淤泥 - 从30至70厘米。”部长强调。</text:p>
      <text:p text:style-name="P4">
<text:span text:style-name="T4">
另请阅读：</text:span>
 <text:a xlink:type="simple" xlink:href="https://www.ukrinform.ua/rubric-regions/3725816-u-hersoni-bez-elektropostacanna-zalisautsa-se-majze-14-tisac-abonentiv.html" text:style-name="Internet_20_link" text:visited-style-name="Visited_20_Internet_20_Link">
在没有电源的Kherson中，有将近14,000个订户</text:a>
此外，内政部报告说，水从1300-1600米的海岸撤退，而Dniep​​er河几乎进入了70年的线路。</text:p>
      <text:p text:style-name="P4">
“尽管<text:a xlink:type="simple" xlink:href="https://www.ukrinform.ua/tag-obstril" text:style-name="Internet_20_link" text:visited-style-name="Visited_20_Internet_20_Link">
炮击</text:a>
，我们将工作，我们携带服务，清理街道，维修变压器变电站，发射天然气，为我们的人民发射公共交通工具。” Klimenko强调。</text:p>
      <text:p text:style-name="P4">
据乌克林福姆报道，自从救援行动开始以来，相应的专家在赫尔森发现，[消除了62矿]。(https://www.ukrinform.ua/rubric-regions/3725907-klimenko-rozpoviv-skilki-min-viavili-u-hersoni-z-pocatku-ratuvalnoi-operacii.html)_foto：内政部</text:p>
      <text:p text:style-name="P4">
News Source: <text:a xlink:type="simple" xlink:href="https://www.ukrinform.ua/rubric-regions/3725989-na-hersonsini-zalisautsa-pidtoplenimi-majze-600-domiv-klimenko.html" text:style-name="Internet_20_link" text:visited-style-name="Visited_20_Internet_20_Link">
https://www.ukrinform.ua/rubric-regions/3725989-na-hersonsini-zalisautsa-pidtoplenimi-majze-600-domiv-klimenko.html</text:a>
</text:p>
      <!--NEWS-->
      <text:h text:style-name="P10" text:outline-level="1">
<text:span text:style-name="T4">
乌克兰国家队的篮球运动员3x3：他们尽可能地在现场出现</text:span>
</text:h>
      <text:p text:style-name="P4">
作者: Ukrinform (Person)</text:p>
      <text:p text:style-name="P4">
出版商: Укринформ (Organization)</text:p>
      <text:p text:style-name="P4">
出版时间: 2023-06-21T20:41:05+03:00</text:p>
      <text:p text:style-name="P4">
修改时间: 2023-06-21T20:41:05+03:00</text:p>
      <text:p text:style-name="P4">
描述: 乌克兰的乌克兰篮球篮球队在20123年欧洲奥运会上分享了演讲的期望。  - 乌克林。</text:p>
      <text:p text:style-name="P4">
图片: ['<text:a xlink:type="simple" xlink:href="https://static.ukrinform.com/photos/2023_06/thumb_files/630_360_1687369166-717.jpg" text:style-name="Internet_20_link" text:visited-style-name="Visited_20_Internet_20_Link">
630_360_16873...</text:a>
']</text:p>
      <text:p text:style-name="P4">
标签: ['Баскетбол', 'Збірна України', 'Європейські ігри']</text:p>
      <text:p text:style-name="P4">
类型: Article</text:p>
      <!--METADATA-->
      <text:p text:style-name="P4">
<draw:frame draw:style-name="fr1" draw:name="Image174" text:anchor-type="as-char" svg:width="6.9236in" svg:height="3.956343in" draw:z-index="0">
<draw:image xlink:href="../Images/yкринформ/2023-06-21T20-41-05-03-00/630_360_1687369166-717.jpg" xlink:type="simple" xlink:show="embed" xlink:actuate="onLoad" draw:mime-type="image/jpeg"/>
</draw:frame>
乌克兰篮球3x3的篮球3x3，克里斯蒂娜·菲维奇(Christina Filevich)在欧洲运动会上分享了经济衰退的期望。</text:p>
      <text:p text:style-name="P4">
她在向乌克林福音通讯员的评论中专门讲述了这一点。</text:p>
      <text:p text:style-name="P4">
“波兰，爱沙尼亚和立陶宛是优秀的球队，因此我认为值得准备成为咨询和激烈的比赛。 在篮球3x3中，很难预测一些东西。 Litvabula是近年来最重要的国家队之一，爱沙尼亚和波兰也很有趣。 这是一个强大的团队，因此我们将尝试显示最大的结果。”她说。</text:p>
      <text:p text:style-name="P4">
这位篮球运动员强调，乌克兰国家队习惯了压力很大的比赛时间表，因此整个比赛的实力就足够了。</text:p>
      <text:p text:style-name="P4">
“我们希望我们将有能力参加繁忙的游戏日程。 这是第一次，所以我们习惯了。 我们受到保护我们国家的人的启发。他们使它变得不切实际，并使我们对自己的力量充满信心。 另外，我们感谢您的亲戚，尽管一切都相信我们。 当然，值得一提的是资金，在这么困难的时期，这是为我们提供帮助的。”菲尔维奇说。</text:p>
      <text:p text:style-name="P4">
克里斯蒂娜(Christina)还强调，乌克兰国家队的气氛很好，女孩互相支持。</text:p>
      <text:p text:style-name="P4">
“每场比赛，他们的组织都以自己的方式很有趣。 现在我喜欢一切。 该位置很有趣，一般来说，一切都很好。 它们只是出于一个目的：尽可能多地站在现场。 我们互相交流以维持，保持自己的情绪。</text:p>
      <text:p text:style-name="P4">
<text:span text:style-name="T4">
另请阅读：</text:span>
 <text:a xlink:type="simple" xlink:href="https://www.ukrinform.ua/rubric-sports/3725512-evropejski-igri2023-igri-peremozciv-igri-povagi-igri-bez-rosian.html" text:style-name="Internet_20_link" text:visited-style-name="Visited_20_Internet_20_Link">
<text:span text:style-name="T4">
欧洲</text:span>
 <text:span text:style-name="T4">
 </text:span>
游戏** -2023-获奖者，游戏，没有俄罗斯人的游戏</text:a>
据报道，比赛将于6月21日至24日举行。 乌克兰人已经进入了该小组，立陶宛，波兰和爱沙尼亚的国家队也将参加。</text:p>
      <text:p text:style-name="P4">
该小组的两个最好的球队将进入四分之一决赛，然后欧洲奥运会的战士将由Zolympic系统决定。 可以找到乌克兰国家队<text:a xlink:type="simple" xlink:href="https://www.ukrinform.ua/rubric-sports/3725132-evropejski-igri-kalendar-matciv-zinocoi-zbirnoi-ukraini-z-basketbolu-3h3.html" text:style-name="Internet_20_link" text:visited-style-name="Visited_20_Internet_20_Link">
在这里</text:a>
。</text:p>
      <text:p text:style-name="P4">
照片：fbu.ua</text:p>
      <text:p text:style-name="P4">
News Source: <text:a xlink:type="simple" xlink:href="https://www.ukrinform.ua/rubric-sports/3725992-basketbolistka-3h3-zbirnoi-ukraini-priihali-maksimalno-viklastisa-na-majdanciku.html" text:style-name="Internet_20_link" text:visited-style-name="Visited_20_Internet_20_Link">
https://www.ukrinform.ua/rubric-sports/3725992-basketbolistka-3h3-zbirnoi-ukraini-priihali-maksimalno-viklastisa-na-majdanciku.html</text:a>
</text:p>
      <!--NEWS-->
      <text:h text:style-name="P10" text:outline-level="1">
<text:span text:style-name="T4">
在利维夫，他们向乌克兰伊戈尔·达什科英雄说再见</text:span>
</text:h>
      <text:p text:style-name="P4">
作者: Ukrinform (Person)</text:p>
      <text:p text:style-name="P4">
出版商: Укринформ (Organization)</text:p>
      <text:p text:style-name="P4">
出版时间: 2023-06-21T20:44:49+03:00</text:p>
      <text:p text:style-name="P4">
修改时间: 2023-06-21T20:44:49+03:00</text:p>
      <text:p text:style-name="P4">
描述: 在利维夫，在驻军神庙中，他们与边防部后卫伊戈尔·达什科（Igor Dashko）的英雄说再见。  - 乌克林。</text:p>
      <text:p text:style-name="P4">
图片: ['<text:a xlink:type="simple" xlink:href="https://static.ukrinform.com/photos/2023_06/thumb_files/630_360_1687369147-317.jpg" text:style-name="Internet_20_link" text:visited-style-name="Visited_20_Internet_20_Link">
630_360_16873...</text:a>
']</text:p>
      <text:p text:style-name="P4">
标签: ['Львів', 'Прощання', 'Загибель', 'Війна з Росією', 'Ігор Дашко']</text:p>
      <text:p text:style-name="P4">
类型: Article</text:p>
      <!--METADATA-->
      <text:p text:style-name="P4">
<draw:frame draw:style-name="fr1" draw:name="Image175" text:anchor-type="as-char" svg:width="6.9236in" svg:height="3.956343in" draw:z-index="0">
<draw:image xlink:href="../Images/yкринформ/2023-06-21T20-44-49-03-00/630_360_1687369147-317.jpg" xlink:type="simple" xlink:show="embed" xlink:actuate="onLoad" draw:mime-type="image/jpeg"/>
</draw:frame>
在利维夫，卡尼佐纳神庙与乌克兰英雄，边防部后卫伊戈尔·达什科(Igor Dashko)说再见。</text:p>
      <text:p text:style-name="P4">
据报道<text:a xlink:type="simple" xlink:href="https://mvs.gov.ua/uk/news/u-lvovi-poproshhalisia-z-gerojem-ukrayini-igorem-daskom" text:style-name="Internet_20_link" text:visited-style-name="Visited_20_Internet_20_Link">
乌克兰内政部门户</text:a>
，报道乌克林福姆。</text:p>
      <text:p text:style-name="P4">
据报道，边防部警卫在一年前捍卫马里波尔期间去世。</text:p>
      <text:p text:style-name="P4">
“在纪念馆期间，在洛维夫的圣徒彼得和保罗的驻军神庙中，他们是英雄的纪念，并举行了城市的告别仪式。</text:p>
      <text:p text:style-name="P4">
<text:span text:style-name="T4">
另请阅读：</text:span>
 [在Chernihiv **说告别(https://www.ukrinform.ua/rubric-regions/3720540-u-cernigovi-poprosalisa-iz-zahisnikom-mariupola-mikolou-baranovskim.html)为了个人的勇气和英雄主义，在保护乌克兰的《国家主权诚信》中揭示了对乌克兰乌克兰伊戈尔·达什卡总统的无私服务，被授予乌克兰的标题英雄(死后). Також офіцеру присвоєно військове звання «полковник» (死后).</text:p>
      <text:p text:style-name="P4">
Відповідно до волевиявлення львів’ян, 29 вересня 2022 року колишню вулицюФілатова у Львові було перейменовано на честь Ігоря Дашка.</text:p>
      <text:p text:style-name="P4">
此外，以他的荣誉更名的街道现在在Sambir Tachmelnitsky。</text:p>
      <text:p text:style-name="P4">
据报道，伊戈尔出生于利维夫地区的桑比尔。 1999年，他加入了边境警卫队伍。 该官员致力于保护乌克兰西部边界的十多年。</text:p>
      <text:p text:style-name="P4">
</text:p>
      <text:p text:style-name="P4">
在[mariupol]的战斗中(https://www.ukrinform.ua/tag-mariupol)，在国防敌人的突破中，他掩盖了兄弟俩离开余地。 受了重伤。 为了不被自己俘虏，不要抓住广播电台，战士做出了艰难的决定 - 炸毁自己。 勇敢的边境警卫的最后一句话在广播中听到：“乌克兰荣耀!”</text:p>
      <text:p text:style-name="P4">
News Source: <text:a xlink:type="simple" xlink:href="https://www.ukrinform.ua/rubric-regions/3725994-u-lvovi-poprosalisa-z-geroem-ukraini-igorem-daskom.html" text:style-name="Internet_20_link" text:visited-style-name="Visited_20_Internet_20_Link">
https://www.ukrinform.ua/rubric-regions/3725994-u-lvovi-poprosalisa-z-geroem-ukraini-igorem-daskom.html</text:a>
</text:p>
      <!--NEWS-->
      <text:h text:style-name="P10" text:outline-level="1">
<text:span text:style-name="T4">
Danilov在NSDC庇护所的NSDC会议上不排除人事决定</text:span>
</text:h>
      <text:p text:style-name="P4">
作者: Ukrinform (Person)</text:p>
      <text:p text:style-name="P4">
出版商: Укринформ (Organization)</text:p>
      <text:p text:style-name="P4">
出版时间: 2023-06-21T20:45:00+03:00</text:p>
      <text:p text:style-name="P4">
修改时间: 2023-06-21T20:45:00+03:00</text:p>
      <text:p text:style-name="P4">
描述: 乌克兰国家安全与国防委员会秘书Alexey Danilov承认在NSDC未来会议上的人事决定的可能性将与乌克兰的庇护所有关。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РНБО', 'Данілов', 'Укриття', 'Єдині новини']</text:p>
      <text:p text:style-name="P4">
类型: Article</text:p>
      <!--METADATA-->
      <text:p text:style-name="P4">
<draw:frame draw:style-name="fr1" draw:name="Image179" text:anchor-type="as-char" svg:width="6.9236in" svg:height="3.956343in" draw:z-index="0">
<draw:image xlink:href="../Images/yкринформ/2023-06-21T20-45-00-03-00/630_360_1680783799-703.jpg" xlink:type="simple" xlink:show="embed" xlink:actuate="onLoad" draw:mime-type="image/jpeg"/>
</draw:frame>
乌克兰阿列克谢·丹尼洛夫(Alexey Danilov)的国家安全和辩护秘书是在NSDC未来会议上的人事决定的允许性，将是乌克兰的庇护所。</text:p>
      <text:p text:style-name="P4">
乌克林福姆报道，达尼洛夫在全国电视台的“ unin”中说。</text:p>
      <text:p text:style-name="P4">
“总统已指示聚会<text:a xlink:type="simple" xlink:href="https://www.ukrinform.ua/tag-rnbo" text:style-name="Internet_20_link" text:visited-style-name="Visited_20_Internet_20_Link">
NSDC</text:a>
。 在基辅进行的那些悲惨事件之后，任务是检查我国的所有庇护所。 这样的支票发生了。 进行了评估。 周五在会议上将解决此问题。 克利曼科部长将有一份报告。 另一位直接负责检查的部长。 报告将做出适当的决定。”丹尼洛夫说。</text:p>
      <text:p text:style-name="P4">
考虑到敏感性，它不排除可能存在人员决定。</text:p>
      <text:p text:style-name="P4">
如<text:a xlink:type="simple" xlink:href="https://www.ukrinform.ua/rubric-polytics/3723775-zelenskij-sklikae-zasidanna-rnbo.html" text:style-name="Internet_20_link" text:visited-style-name="Visited_20_Internet_20_Link">
报道</text:a>
，总统弗拉基米尔泽斯基(Vladimirzelensky)于6月23日召开了乌克兰国家安全与国防委员会的会议。</text:p>
      <text:p text:style-name="P4">
<text:span text:style-name="T4">
另请阅读：</text:span>
 <text:a xlink:type="simple" xlink:href="https://www.ukrinform.ua/rubric-kyiv/3725781-zacinene-ukritta-direktora-departamentu-kmda-vidpravili-pid-domasnij-arest.html" text:style-name="Internet_20_link" text:visited-style-name="Visited_20_Internet_20_Link">
封闭的庇护所：KSCA部门主任将房屋逮捕</text:a>
6月1日晚上，俄罗斯军队再次用火箭袭击了基辅。 他朝着Capital 10“ Iskander”的方向放手。 每个人都摧毁了抗肿瘤。 由于火箭袭击[19人受伤，其中3人来了，其中包括一个9岁的女孩)(https://www.ukrinform.ua/rubric-kyiv/3716810-policia-utocnila-informaciu-pro-zagiblih-u-kievi-dvoe-zinok-i-devatiricna-ditina.html)。</text:p>
      <text:p text:style-name="P4">
受害者的亲戚说，人们在空气焦虑期间来到的庇护所被关闭。 6月3日，法院选出了与基辅Podznyansky庇护所附近的人死亡有关的人的预防措施。</text:p>
      <text:p text:style-name="P4">
悲剧发生后，首都开始了增加的庇护所检查。</text:p>
      <text:p text:style-name="P4">
News Source: <text:a xlink:type="simple" xlink:href="https://www.ukrinform.ua/rubric-polytics/3725995-danilov-ne-viklucae-kadrovih-risen-na-zasidanni-rnbo-sodo-stanu-ukrittiv.html" text:style-name="Internet_20_link" text:visited-style-name="Visited_20_Internet_20_Link">
https://www.ukrinform.ua/rubric-polytics/3725995-danilov-ne-viklucae-kadrovih-risen-na-zasidanni-rnbo-sodo-stanu-ukrittiv.html</text:a>
</text:p>
      <!--NEWS-->
      <text:h text:style-name="P10" text:outline-level="1">
<text:span text:style-name="T4">
立陶宛人的西马斯（Seimas）启动了剥夺公民身份的花样滑冰运动员，以参加俄罗斯联邦的演出</text:span>
</text:h>
      <text:p text:style-name="P4">
作者: Ukrinform (Person)</text:p>
      <text:p text:style-name="P4">
出版商: Укринформ (Organization)</text:p>
      <text:p text:style-name="P4">
出版时间: 2023-06-21T20:54:00+03:00</text:p>
      <text:p text:style-name="P4">
修改时间: 2023-06-21T23:54:00+03:00</text:p>
      <text:p text:style-name="P4">
描述: 立陶宛议会的议长维多利亚·奇米特·尼尔森（Victoria Chmilite-Nilsen）认为，将于2022年8月在俄罗斯执行的花样溜冰者玛格丽塔·德罗布兹科（Margarita Drobzitzko）剥夺立陶宛公民身份。  - 乌克林。</text:p>
      <text:p text:style-name="P4">
图片: ['<text:a xlink:type="simple" xlink:href="https://static.ukrinform.com/photos/2023_06/thumb_files/630_360_1687376526-294.jpg" text:style-name="Internet_20_link" text:visited-style-name="Visited_20_Internet_20_Link">
630_360_16873...</text:a>
']</text:p>
      <text:p text:style-name="P4">
标签: ['Литва', 'Спорт', 'Громадянство', 'фігурне катання']</text:p>
      <text:p text:style-name="P4">
类型: Article</text:p>
      <!--METADATA-->
      <text:p text:style-name="P4">
<draw:frame draw:style-name="fr1" draw:name="Image180" text:anchor-type="as-char" svg:width="6.9236in" svg:height="3.956343in" draw:z-index="0">
<draw:image xlink:href="../Images/yкринформ/2023-06-21T20-54-00-03-00/630_360_1687376526-294.jpg" xlink:type="simple" xlink:show="embed" xlink:actuate="onLoad" draw:mime-type="image/jpeg"/>
</draw:frame>
立陶宛议长维多利亚·奇米特·尼尔森(Victoria Chmilite-Nielsen)认为，将在2022年8月在俄罗斯执行的花样滑冰运动员玛格丽塔·德罗比兹科(Margarita Drobbizko)剥夺公民身份的倡议。</text:p>
      <text:p text:style-name="P4">
她在接受采访<text:a xlink:type="simple" xlink:href="https://www.lrt.lt/naujienos/lietuvoje/2/2017772/seimo-pirmininke-apie-iniciatyva-panaikinti-pilietybe-drobiazko-tiketina-sis-sprendimas-bus-priimtas" text:style-name="Internet_20_link" text:visited-style-name="Visited_20_Internet_20_Link">
国家广播</text:a>
，报道乌克林福姆。</text:p>
      <text:p text:style-name="P4">
“他们已经谈论了很长时间了。 显然，我们已经接近了该解决方案的最后阶段。 据我所知，这得到了支持，因此可能会做出决定。” Chmilite-Nielsen说。</text:p>
      <text:p text:style-name="P4">
值得注意的是，周二，Seimas的代表们启动了立陶宛公民德比亚的取消。 根据最近采用的立法修正案，他们呼吁内政部评估剥夺公民溜冰者的理由。</text:p>
      <text:p text:style-name="P4">
<text:span text:style-name="T4">
另请阅读：</text:span>
 <text:span text:style-name="T4">
 [立陶宛习俗习俗得到了加强(https://www.ukrinform.ua/rubric-economy/3725527-mitnica-litvi-posilue-pravila-provezenna-tovariv-cerez-rf-ta-bilorus.html)</text:span>
</text:p>
      <text:p text:style-name="P4">
3月，立陶宛人<text:a xlink:type="simple" xlink:href="https://www.delfi.lt/ru/news/politics/seym-litvy-iniciiroval-lishenie-grazhdanstva-olimpiyskoy-figuristki-za-vystuplenie-na-scene-v-rossii-93726435" text:style-name="Internet_20_link" text:visited-style-name="Visited_20_Internet_20_Link">
代表</text:a>
如果护照以前被作为例外出版，则允许剥夺行动赋予该国安全或其盟友利益的人的公民身份。</text:p>
      <text:p text:style-name="P4">
玛格丽塔(Margarita)出生于莫斯科。 苏联倒闭后，立陶宛获得了一个国家，使这个国家与Vinglas Vanagas配对，并于2000年结婚。 这对夫妇参加了五次参加奥运会。Drnoblyzko和Vanagas是世界杯的冠军和两个冠军。</text:p>
      <text:p text:style-name="P4">
2022年8月，这对夫妇参加了索契的俄罗斯舞蹈表演“ Lebedineozero”。 他是由克里姆林宫议长德米特里佩斯科夫(Dmitrypeskov)的妻子塔蒂亚娜·纳维卡(Tatiana Navka)准备的。</text:p>
      <text:p text:style-name="P4">
<text:span text:style-name="T5">
foto：bns nuotr</text:span>
</text:p>
      <text:p text:style-name="P4">
News Source: <text:a xlink:type="simple" xlink:href="https://www.ukrinform.ua/rubric-sports/3726023-sejm-litvi-iniciuvav-pozbavlenna-gromadanstva-figuristki-drobazko-za-ucast-u-sou-v-rosii.html" text:style-name="Internet_20_link" text:visited-style-name="Visited_20_Internet_20_Link">
https://www.ukrinform.ua/rubric-sports/3726023-sejm-litvi-iniciuvav-pozbavlenna-gromadanstva-figuristki-drobazko-za-ucast-u-sou-v-rosii.html</text:a>
</text:p>
      <!--NEWS-->
      <text:h text:style-name="P10" text:outline-level="1">
<text:span text:style-name="T4">
乌克兰的青年足球队从欧洲锦标赛开始胜利</text:span>
</text:h>
      <text:p text:style-name="P4">
作者: Ukrinform (Person)</text:p>
      <text:p text:style-name="P4">
出版商: Укринформ (Organization)</text:p>
      <text:p text:style-name="P4">
出版时间: 2023-06-21T21:01:12+03:00</text:p>
      <text:p text:style-name="P4">
修改时间: 2023-06-21T21:01:12+03:00</text:p>
      <text:p text:style-name="P4">
描述: U-21足球国家队赢得了欧洲青年冠军的首场胜利。  - 乌克林。</text:p>
      <text:p text:style-name="P4">
图片: ['<text:a xlink:type="simple" xlink:href="https://static.ukrinform.com/photos/2023_06/thumb_files/630_360_1687370409-240.jpeg" text:style-name="Internet_20_link" text:visited-style-name="Visited_20_Internet_20_Link">
630_360_16873...</text:a>
']</text:p>
      <text:p text:style-name="P4">
标签: ['Футбол']</text:p>
      <text:p text:style-name="P4">
类型: Article</text:p>
      <!--METADATA-->
      <text:p text:style-name="P4">
<draw:frame draw:style-name="fr1" draw:name="Image181" text:anchor-type="as-char" svg:width="6.9236in" svg:height="3.956343in" draw:z-index="0">
<draw:image xlink:href="../Images/yкринформ/2023-06-21T21-01-12-03-00/630_360_1687370409-240.jpeg" xlink:type="simple" xlink:show="embed" xlink:actuate="onLoad" draw:mime-type="image/jpeg"/>
</draw:frame>
U-21足球国家队赢得了欧洲青年冠军的首场胜利。</text:p>
      <text:p text:style-name="P4">
乌克林福姆报道，在第一轮“蓝色和黄色”中，他们克服了克罗地亚的同伴-B组2-0。</text:p>
      <text:p text:style-name="P4">
乌克兰(Kashchuk)和西肯(Sican)在乌克兰(Ukraine)脱颖而出，持续了19和48分钟。</text:p>
      <text:p text:style-name="P4">
在一场平行四重奏比赛中，罗马尼亚将与西班牙一起比赛。 比赛的开始是基辅后面的O21：45。</text:p>
      <text:p text:style-name="P4">
胜利使鲁斯拉纳·罗丹(Ruslana Rotan)的病房带领该团体。</text:p>
      <text:p text:style-name="P4">
<text:span text:style-name="T4">
另请阅读：</text:span>
 <text:a xlink:type="simple" xlink:href="https://www.ukrinform.ua/rubric-sports/3725705-molodizna-zbirna-ukraini-z-futbolu-istoria-vistupiv-u-finalnih-stadiah-evro.html" text:style-name="Internet_20_link" text:visited-style-name="Visited_20_Internet_20_Link">
乌克兰青年团队<text:span text:style-name="T4">
足球</text:span>
 U：欧洲最后阶段的演讲历史</text:a>
在下一场比赛中，乌克兰青年队将于6月24日与罗马尼亚比赛。</text:p>
      <text:p text:style-name="P4">
照片：UAF</text:p>
      <text:p text:style-name="P4">
News Source: <text:a xlink:type="simple" xlink:href="https://www.ukrinform.ua/rubric-sports/3725998-molodizna-zbirna-ukraini-z-futbolu-startuvala-z-peremogi-na-cempionati-evropi.html" text:style-name="Internet_20_link" text:visited-style-name="Visited_20_Internet_20_Link">
https://www.ukrinform.ua/rubric-sports/3725998-molodizna-zbirna-ukraini-z-futbolu-startuvala-z-peremogi-na-cempionati-evropi.html</text:a>
</text:p>
      <!--NEWS-->
      <text:h text:style-name="P10" text:outline-level="1">
<text:span text:style-name="T4">
LVIV医科大学招生委员会的性别歧视将接受调查</text:span>
</text:h>
      <text:p text:style-name="P4">
作者: Ukrinform (Person)</text:p>
      <text:p text:style-name="P4">
出版商: Укринформ (Organization)</text:p>
      <text:p text:style-name="P4">
出版时间: 2023-06-21T21:07:00+03:00</text:p>
      <text:p text:style-name="P4">
修改时间: 2023-06-21T21:07:00+03:00</text:p>
      <text:p text:style-name="P4">
描述: 卫生部成立了一个委员会，以对丑闻进行丑闻，并在该部门实习期间对丹尼尔·哈利斯基国家医科大学的性别歧视声明。  - 乌克林。</text:p>
      <text:p text:style-name="P4">
图片: ['<text:a xlink:type="simple" xlink:href="https://static.ukrinform.com/photos/2023_06/thumb_files/630_360_1687370960-916.jpg" text:style-name="Internet_20_link" text:visited-style-name="Visited_20_Internet_20_Link">
630_360_16873...</text:a>
']</text:p>
      <text:p text:style-name="P4">
标签: ['Гендерна рівність', 'Львів', 'Медицина', 'МОЗ', 'Права людини', 'Університет Богомольця', 'Університет']</text:p>
      <text:p text:style-name="P4">
类型: Article</text:p>
      <!--METADATA-->
      <text:p text:style-name="P4">
<draw:frame draw:style-name="fr1" draw:name="Image182" text:anchor-type="as-char" svg:width="6.9236in" svg:height="3.956343in" draw:z-index="0">
<draw:image xlink:href="../Images/yкринформ/2023-06-21T21-07-00-03-00/630_360_1687370960-916.jpg" xlink:type="simple" xlink:show="embed" xlink:actuate="onLoad" draw:mime-type="image/jpeg"/>
</draw:frame>
在实习期间，委员会通过lviv国家医科大学指标委员会的性别歧视声明调查丑闻。</text:p>
      <text:p text:style-name="P4">
关于这个<text:a xlink:type="simple" xlink:href="https://moz.gov.ua/article/news/studenti-%e2%80%93-ne-mishen-dlja-slovesnogo-nasilstva-rektoriv-%e2%80%93-pozicija-moz" text:style-name="Internet_20_link" text:visited-style-name="Visited_20_Internet_20_Link">
报告</text:a>
乌克林福姆报道，在该部的网站上。</text:p>
      <text:p text:style-name="P4">
卫生部谴责对学生的切线态度的任何性别歧视表现。 为此，任何参与该代理商的人都将负责。 目前，卫生部已经建立了赔偿，以评估LVIV国家中年的情况。 Danylo Halytsky在酿酒厂学生分发期间。 该消息将包括卫生部和相关部门的代表。</text:p>
      <text:p text:style-name="P4">
<text:span text:style-name="T4">
另请阅读：</text:span>
 <text:span text:style-name="T4">
 <text:a xlink:type="simple" xlink:href="https://www.ukrinform.ua/rubric-society/3688752-lubinec-nagadav-ak-podati-zvernenna-do-ofisu-ombudsmana.html" text:style-name="Internet_20_link" text:visited-style-name="Visited_20_Internet_20_Link">
lubinets提醒您如何申请人类侵犯</text:a>
</text:span>
</text:p>
      <text:p text:style-name="P4">
据指出，委员会将分析情况，并对录取委员会的行动和成员进行详细评估。 一个单独的调查主题是卫生部的代表，卫生部出席了该报告的会议，但丝毫没有回应大学报告委员会的不可接受的行为。</text:p>
      <text:p text:style-name="P4">
“在战争中继续学习并计划自己在乌克兰的职业生涯的学生，我们未来的医生绝不应该成为斯拉夫暴力的目标。 性别歧视，言语暴力，偏见的态度或对学生的侮辱的任何表现都是高等教育机构及其领导层的可耻。 这样的行动不会没有惩罚。 卫生部向成为该代理人参与者的学生道歉。”卫生部指出。</text:p>
      <text:p text:style-name="P4">
<text:span text:style-name="T4">
另请阅读：</text:span>
 <text:span text:style-name="T4">
 [国外的医学生，可以参加“步进”考试(https://www.ukrinform.ua/rubric-society/3688618-studentimediki-aki-perebuvaut-za-kordonom-mozut-sklasti-ispit-krok-za-mezami-ukraini.html)</text:span>
</text:p>
      <text:p text:style-name="P4">
该部强调说：“在不久的将来将做出相应的决定。” 此外，“将对HEA学生的许多抱怨进行详细阐述，这与实习实习的程序有关。”</text:p>
      <text:p text:style-name="P4">
News Source: <text:a xlink:type="simple" xlink:href="https://www.ukrinform.ua/rubric-society/3726005-seksizm-u-prijmalnij-komisii-lvivskomu-meduniversitetu-rozsliduvatime-komisia-moz.html" text:style-name="Internet_20_link" text:visited-style-name="Visited_20_Internet_20_Link">
https://www.ukrinform.ua/rubric-society/3726005-seksizm-u-prijmalnij-komisii-lvivskomu-meduniversitetu-rozsliduvatime-komisia-moz.html</text:a>
</text:p>
      <!--NEWS-->
      <text:h text:style-name="P10" text:outline-level="1">
<text:span text:style-name="T4">
在维尔纽斯，乌克兰必须收到加入北约的邀请或计划</text:span>
</text:h>
      <text:p text:style-name="P4">
作者: Ukrinform (Person)</text:p>
      <text:p text:style-name="P4">
出版商: Укринформ (Organization)</text:p>
      <text:p text:style-name="P4">
出版时间: 2023-06-21T21:07:08+03:00</text:p>
      <text:p text:style-name="P4">
修改时间: 2023-06-21T21:07:08+03:00</text:p>
      <text:p text:style-name="P4">
描述: 北大西洋联盟必须在乌克兰在维尔纽斯举行的峰会上邀请北约达成共识，但是，如果没有发生这种情况，则有必要概述其正式会员资格的明确途径。  - 乌克林。</text:p>
      <text:p text:style-name="P4">
图片: ['<text:a xlink:type="simple" xlink:href="https://static.ukrinform.com/photos/2023_05/thumb_files/630_360_1684147437-259.jpg" text:style-name="Internet_20_link" text:visited-style-name="Visited_20_Internet_20_Link">
630_360_16841...</text:a>
']</text:p>
      <text:p text:style-name="P4">
标签: ['Расмуссен', 'Саміт НАТО', 'Україна']</text:p>
      <text:p text:style-name="P4">
类型: Article</text:p>
      <!--METADATA-->
      <text:p text:style-name="P4">
<draw:frame draw:style-name="fr1" draw:name="Image183" text:anchor-type="as-char" svg:width="6.9236in" svg:height="3.956343in" draw:z-index="0">
<draw:image xlink:href="../Images/yкринформ/2023-06-21T21-07-08-03-00/630_360_1684147437-259.jpg" xlink:type="simple" xlink:show="embed" xlink:actuate="onLoad" draw:mime-type="image/jpeg"/>
</draw:frame>
北大西洋联盟必须在乌克兰在维尔纽斯举行的峰会上邀请乌克兰对礼服达成共识，但是，如果没有发生这种情况，则有必要防止其正式成员的清晰道路。</text:p>
      <text:p text:style-name="P4">
乌克林福音通讯员报道，这是北约前秘书长Exglavlav丹麦·安德斯·弗格·拉斯穆森(Exglavlav Denmard Anders Fog Rasmussen)在周三在线排斥的周三指出的。</text:p>
      <text:p text:style-name="P4">
“乌克兰已经等待了15年(在布加勒斯特的峰会之后。)，并且它不会干扰安全。 现在是时候将乌克兰搬到一个安全的地方了，因为它是芬兰和瑞典的医疗服务。”联盟埃克斯格拉夫说。</text:p>
      <text:p text:style-name="P4">
他呼吁成员国因静态[北约]的乌克兰邀请达成共识(https://www.ukrinform.ua/tag-nato)在维尔纽斯举行的峰会上，因为如果您期望在其领土上结束战斗，它将不再付出一切努力继续侵略。</text:p>
      <text:p text:style-name="P4">
如果联盟未能在维尔纽斯达成这种同意，则有必要概述乌克兰的会员资格，这至少应该提供三个步骤，考虑了罗斯穆森。</text:p>
      <text:p text:style-name="P4">
<text:span text:style-name="T4">
另请阅读：</text:span>
 <text:a xlink:type="simple" xlink:href="https://www.ukrinform.ua/rubric-polytics/3724788-ukraina-stane-clenom-nato-ale-zaprosenna-u-vilnusi-ne-bude-stoltenberg.html" text:style-name="Internet_20_link" text:visited-style-name="Visited_20_Internet_20_Link">
乌克兰将成为北约的成员，但<text:span text:style-name="T4">
 Vilnius的邀请</text:span>
不会-Stoltenberg</text:a>
“首先，消除了对成员行动计划的需求(芯片板)因为这是芬兰和瑞典的停机时间。”北约前秘书长说。</text:p>
      <text:p text:style-name="P4">
他强调，乌克兰军队现在显然是欧洲最有能力的军队之一。</text:p>
      <text:p text:style-name="P4">
“第二，(在维尔纽斯 -  ed。)可以考虑明年北约在华盛顿扩张的声明。”</text:p>
      <text:p text:style-name="P4">
第三，建议建立一个乌克兰 - 乌克兰理事会，这将决定该国加入下行联盟的条件。</text:p>
      <text:p text:style-name="P4">
<text:span text:style-name="T4">
另请阅读：</text:span>
 [乌克兰 - 在北约，但战争结束后：如果是这样的表述？ 这是给出的(https://www.ukrinform.ua/rubric-ato/3725713-ukraina-v-nato-ale-pisla-zakincenna-vijni-u-comu-rizik-podibnogo-formuluvanna.html)正如乌克林福姆报道的那样，总统办公室称北约联盟不考虑通过俄罗斯侵略在乌克兰运作的戒严法，并<text:a xlink:type="simple" xlink:href="https://www.ukrinform.ua/rubric-polytics/3725985-v-op-zaklikaut-nadati-ukraini-zaprosenna-v-nato-popri-stan-vijni-z-rosieu.html" text:style-name="Internet_20_link" text:visited-style-name="Visited_20_Internet_20_Link">
尽快向乌克兰作为邀请在联盟中邀请乌克兰</text:a>
。</text:p>
      <text:p text:style-name="P4">
<text:span text:style-name="T5">
foto：shutterstock</text:span>
</text:p>
      <text:p text:style-name="P4">
News Source: <text:a xlink:type="simple" xlink:href="https://www.ukrinform.ua/rubric-polytics/3725999-u-vilnusi-ukraina-mae-otrimati-zaprosenna-abo-plan-vstupu-do-nato-rasmussen.html" text:style-name="Internet_20_link" text:visited-style-name="Visited_20_Internet_20_Link">
https://www.ukrinform.ua/rubric-polytics/3725999-u-vilnusi-ukraina-mae-otrimati-zaprosenna-abo-plan-vstupu-do-nato-rasmussen.html</text:a>
</text:p>
      <!--NEWS-->
      <text:h text:style-name="P10" text:outline-level="1">
<text:span text:style-name="T4">
库勒巴与新的土耳其外交部举行了第一次会议</text:span>
</text:h>
      <text:p text:style-name="P4">
作者: Ukrinform (Person)</text:p>
      <text:p text:style-name="P4">
出版商: Укринформ (Organization)</text:p>
      <text:p text:style-name="P4">
出版时间: 2023-06-21T21:09:00+03:00</text:p>
      <text:p text:style-name="P4">
修改时间: 2023-06-21T21:09:00+03:00</text:p>
      <text:p text:style-name="P4">
描述: 乌克兰Dmytro Kuleba外交大臣与新的土耳其同事Hakan Fidan在伦敦举行了第一次会议。  - 乌克林。</text:p>
      <text:p text:style-name="P4">
图片: ['<text:a xlink:type="simple" xlink:href="https://static.ukrinform.com/photos/2023_06/thumb_files/630_360_1687370794-105.jpg" text:style-name="Internet_20_link" text:visited-style-name="Visited_20_Internet_20_Link">
630_360_16873...</text:a>
']</text:p>
      <text:p text:style-name="P4">
标签: ['Дмитро Кулеба', 'МЗС', 'Україна', 'Туреччина']</text:p>
      <text:p text:style-name="P4">
类型: Article</text:p>
      <!--METADATA-->
      <text:p text:style-name="P4">
<draw:frame draw:style-name="fr1" draw:name="Image184" text:anchor-type="as-char" svg:width="6.9236in" svg:height="3.956343in" draw:z-index="0">
<draw:image xlink:href="../Images/yкринформ/2023-06-21T21-09-00-03-00/630_360_1687370794-105.jpg" xlink:type="simple" xlink:show="embed" xlink:actuate="onLoad" draw:mime-type="image/jpeg"/>
</draw:frame>
乌克兰Dmytro Kuleba的法律部长与新的土耳其同事Hakan Fidan在伦敦举行了一次会议。</text:p>
      <text:p text:style-name="P4">
乌克兰外交部在[电报]中报道了这一点(https://t.me/Ukraine_MFA/1833)，报道乌克林福姆。</text:p>
      <text:p text:style-name="P4">
“外交大臣讨论了乌克兰和[土耳其]合作的发展(https://www.ukrinform.ua/tag-tureccina)，通过主动性和扩展全球对和平公式的支持来延续黑海谷物。”</text:p>
      <text:p text:style-name="P4">
此前，伦敦的乌克兰外交负责人正在与丹麦和奥地利的MSFance负责人进行谈判。</text:p>
      <text:p text:style-name="P4">
*!(https://www.ukrinform.ua/rubric-polytics/3725957-kuleba-obgovoriv-iz-danskim-kolegou-aviacijnu-koaliciu-ta-formulu-miru.html)正如乌克林福姆报道的那样，乌克兰重建国际会议将于6月21日至22日在伦敦举行(乌克兰恢复会议). Захід єпродовженням щорічних конференцій щодо реформ в Україні, які відбувалися з2017 року.</text:p>
      <text:p text:style-name="P4">
<text:span text:style-name="T5">
Фото: МЗС України</text:span>
</text:p>
      <text:p text:style-name="P4">
News Source: <text:a xlink:type="simple" xlink:href="https://www.ukrinform.ua/rubric-polytics/3726003-kuleba-proviv-persu-zustric-z-novim-glavou-mzs-tureccini.html" text:style-name="Internet_20_link" text:visited-style-name="Visited_20_Internet_20_Link">
https://www.ukrinform.ua/rubric-polytics/3726003-kuleba-proviv-persu-zustric-z-novim-glavou-mzs-tureccini.html</text:a>
</text:p>
      <!--NEWS-->
      <text:h text:style-name="P10" text:outline-level="1">
<text:span text:style-name="T4">
梅西（Messi）于7月22日作为杯赛的一部分为Inter Mayai首次亮相</text:span>
</text:h>
      <text:p text:style-name="P4">
作者: Ukrinform (Person)</text:p>
      <text:p text:style-name="P4">
出版商: Укринформ (Organization)</text:p>
      <text:p text:style-name="P4">
出版时间: 2023-06-21T21:09:30+03:00</text:p>
      <text:p text:style-name="P4">
修改时间: 2023-06-21T21:09:30+03:00</text:p>
      <text:p text:style-name="P4">
描述: 阿根廷足球运动员莱昂内尔·梅西（Lionel Messi）于7月22日为新球队首次亮相。  - 乌克林。</text:p>
      <text:p text:style-name="P4">
图片: ['<text:a xlink:type="simple" xlink:href="https://static.ukrinform.com/photos/2023_06/thumb_files/630_360_1687370908-834.jpg" text:style-name="Internet_20_link" text:visited-style-name="Visited_20_Internet_20_Link">
630_360_16873...</text:a>
']</text:p>
      <text:p text:style-name="P4">
标签: ['Футбол', 'Мессі']</text:p>
      <text:p text:style-name="P4">
类型: Article</text:p>
      <!--METADATA-->
      <text:p text:style-name="P4">
<draw:frame draw:style-name="fr1" draw:name="Image185" text:anchor-type="as-char" svg:width="6.9236in" svg:height="3.956343in" draw:z-index="0">
<draw:image xlink:href="../Images/yкринформ/2023-06-21T21-09-30-03-00/630_360_1687370908-834.jpg" xlink:type="simple" xlink:show="embed" xlink:actuate="onLoad" draw:mime-type="image/jpeg"/>
</draw:frame>
阿根廷足球运动员莱昂内尔·梅西(Lionel Messi)于7月22日为新球队首次亮相。</text:p>
      <text:p text:style-name="P4">
这是由Inter Mayami Horge Mas总裁的[Guardian]报道的(https://www.theguardian.com/football/2023/jun/20/60m-a-year-lionel-messi-set-to-make-inter-miami-debut-on-21-july?CMP=share_btn_tw)，报道乌克林福姆。</text:p>
      <text:p text:style-name="P4">
“我们已经缔结了增加体育场拐角处座位数量的合同，规模应增加3或3.2,000，约22,000。 我们准备在接下来的四个星期内完成这些工作。 每场比赛都会有救护车。 票务的需求超过了我们可以作为订阅的数量的10倍。”</text:p>
      <text:p text:style-name="P4">
7月21日，Inter Mayai将作为联赛杯的一部分与Cruz Asul进行比赛。</text:p>
      <text:p text:style-name="P4">
*!(https://www.ukrinform.ua/rubric-sports/3725551-ronaldu-proviv-rekordnij-200j-poedinok-za-zbirnu-v-kareri.html)据报道，莱昂内尔·梅西(Lionel Messi)与PSG合同完成后加入了迈阿密国际自由球员。</text:p>
      <text:p text:style-name="P4">
照片：盖蒂图像</text:p>
      <text:p text:style-name="P4">
News Source: <text:a xlink:type="simple" xlink:href="https://www.ukrinform.ua/rubric-sports/3726001-messi-debutue-za-inter-maami-22-lipna-v-ramkah-kubka-lig.html" text:style-name="Internet_20_link" text:visited-style-name="Visited_20_Internet_20_Link">
https://www.ukrinform.ua/rubric-sports/3726001-messi-debutue-za-inter-maami-22-lipna-v-ramkah-kubka-lig.html</text:a>
</text:p>
      <!--NEWS-->
      <text:h text:style-name="P10" text:outline-level="1">
<text:span text:style-name="T4">
明天在乌克兰预测，在大多数地区 - 雨水和雷暴</text:span>
</text:h>
      <text:p text:style-name="P4">
作者: Ukrinform (Person)</text:p>
      <text:p text:style-name="P4">
出版商: Укринформ (Organization)</text:p>
      <text:p text:style-name="P4">
出版时间: 2023-06-21T21:12:00+03:00</text:p>
      <text:p text:style-name="P4">
修改时间: 2023-06-21T21:12:00+03:00</text:p>
      <text:p text:style-name="P4">
描述: 6月21日，星期三，除大多数西方和北部地区，乌克兰形式外，预计在整个乌克兰的短期降雨和雷暴。</text:p>
      <text:p text:style-name="P4">
图片: ['<text:a xlink:type="simple" xlink:href="https://static.ukrinform.com/photos/2020_07/thumb_files/630_360_1594100962-521.jpg" text:style-name="Internet_20_link" text:visited-style-name="Visited_20_Internet_20_Link">
630_360_15941...</text:a>
']</text:p>
      <text:p text:style-name="P4">
标签: ['Дощ', 'Гроза', 'Погода', 'Спека']</text:p>
      <text:p text:style-name="P4">
类型: Article</text:p>
      <!--METADATA-->
      <text:p text:style-name="P4">
<draw:frame draw:style-name="fr1" draw:name="Image186" text:anchor-type="as-char" svg:width="6.9236in" svg:height="3.956343in" draw:z-index="0">
<draw:image xlink:href="../Images/yкринформ/2023-06-21T21-12-00-03-00/630_360_1594100962-521.jpg" xlink:type="simple" xlink:show="embed" xlink:actuate="onLoad" draw:mime-type="image/jpeg"/>
</draw:frame>
6月21日，星期三，几乎所有乌克兰的短期降雨和雷暴预计，除了大多数西方和北部地区，</text:p>
      <text:p text:style-name="P4">
乌克兰形式在乌克兰水文气象学中心报道。</text:p>
      <text:p text:style-name="P4">
在晚上和早晨的西部地区，雾气。 风主要是西北，5-10 m/s。</text:p>
      <text:p text:style-name="P4">
晚上的温度为14-19°，在该国西部10-15°； 在24-29°的一天中； 下午17-22°在喀尔巴阡山脉8-13°。</text:p>
      <text:p text:style-name="P4">
在基辅和基辅地区，6月21日正在改变多云，夜间短暂生活<text:a xlink:type="simple" xlink:href="https://www.ukrinform.ua/tag-dos" text:style-name="Internet_20_link" text:visited-style-name="Visited_20_Internet_20_Link">
雨</text:a>
，下午没有降水。 晚上16-18°，下午26-28°的usobia温度； 在晚上14-19°的晚上，下午24-29°。</text:p>
      <text:p text:style-name="P4">
在接下来的两天中，只有在6月23日西部和北部地区，短期雨水，雷暴天气，乌克兰的天气仍将留在乌克兰。</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text:span text:style-name="T4">
夏季</text:span>
欧洲是历史上最温暖的人</text:a>
夜晚的温度14-19°，海洋海岸高达23°(在该国的东部11-16°); 6月22日，在东部的南部和中部地区，在25-30°下午，在西部地区，在西部地区22-27°。</text:p>
      <text:p text:style-name="P4">
在6月22日至23日在首都地区没有降水，直到6月23日下午，雷雨有降雨。 下午28-30°，晚上17-19°的基辅温度； 晚上14-19°，下午25-30°通过。</text:p>
      <text:p text:style-name="P4">
在6月24日至25日，预报员于6月24日在乌克兰的短期降雨和雷暴预测在没有降水量的东南地区。</text:p>
      <text:p text:style-name="P4">
<text:span text:style-name="T4">
另请阅读：</text:span>
 <text:a xlink:type="simple" xlink:href="https://www.ukrinform.ua/rubric-economy/3719250-kahovskij-ekocid-kostuvatime-ukraini-dodatkovo-desatki-milardiv-griven.html" text:style-name="Internet_20_link" text:visited-style-name="Visited_20_Internet_20_Link">
Kakhovsky Ecocide将使乌克兰额外花费数十亿张Hryvnias</text:a>
晚上15-21°，白天24-30°的温度在6月24日至33°的南部地区；在西部地区，晚上12-17°，下午20-25°。</text:p>
      <text:p text:style-name="P4">
6月24日至25日在基辅和该地区，短期降雨，雷暴。 下午26-28°，晚上17-19°的首都的首都温度； 在晚上15-20°的晚上，下午24-29°。</text:p>
      <text:p text:style-name="P4">
News Source: <text:a xlink:type="simple" xlink:href="https://www.ukrinform.ua/rubric-regions/3725925-v-ukraini-zavtra-prognozuut-do-29-u-bilsosti-oblastej-dosi-ta-grozi.html" text:style-name="Internet_20_link" text:visited-style-name="Visited_20_Internet_20_Link">
https://www.ukrinform.ua/rubric-regions/3725925-v-ukraini-zavtra-prognozuut-do-29-u-bilsosti-oblastej-dosi-ta-grozi.html</text:a>
</text:p>
      <!--NEWS-->
      <text:h text:style-name="P10" text:outline-level="1">
<text:span text:style-name="T4">
在赫尔森地区，一次怀疑19名合作者</text:span>
</text:h>
      <text:p text:style-name="P4">
作者: Ukrinform (Person)</text:p>
      <text:p text:style-name="P4">
出版商: Укринформ (Organization)</text:p>
      <text:p text:style-name="P4">
出版时间: 2023-06-21T21:22:13+03:00</text:p>
      <text:p text:style-name="P4">
修改时间: 2023-06-21T21:22:13+03:00</text:p>
      <text:p text:style-name="P4">
描述: SBU宣布涉嫌合作活动，他曾在犯罪分子中心入侵中心工作。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Херсонщина', 'Підозра', 'СБУ', 'Колаборант']</text:p>
      <text:p text:style-name="P4">
类型: Article</text:p>
      <!--METADATA-->
      <text:p text:style-name="P4">
<draw:frame draw:style-name="fr1" draw:name="Image187" text:anchor-type="as-char" svg:width="6.9236in" svg:height="3.956343in" draw:z-index="0">
<draw:image xlink:href="../Images/yкринформ/2023-06-21T21-22-13-03-00/630_360_1682879203-914.jpg" xlink:type="simple" xlink:show="embed" xlink:actuate="onLoad" draw:mime-type="image/jpeg"/>
</draw:frame>
Sbuogulos涉嫌一次在纳扎加尔尼基“犯罪中心”工作的十九个友好的人。</text:p>
      <text:p text:style-name="P4">
这报告了<text:a xlink:type="simple" xlink:href="https://t.me/khersonskaODA/7258" text:style-name="Internet_20_link" text:visited-style-name="Visited_20_Internet_20_Link">
电报</text:a>
库尔森，据报道乌克林福姆。</text:p>
      <text:p text:style-name="P4">
据报道(https://www.ukrinform.ua/tag-hersonsina)”。</text:p>
      <text:p text:style-name="P4">
声明说：“攻击者不仅履行了各种法医研究领域的“专家”的责任，而且还实施了占领权的计划和命令。”</text:p>
      <text:p text:style-name="P4">
目前，所有嫌疑人都躲藏在乌克兰南部的临时占领领土上。</text:p>
      <text:p text:style-name="P4">
<text:span text:style-name="T4">
另请阅读：</text:span>
 [SBU宣布七个合作者的怀疑，其中Aksenova商店]]](https://www.ukrinform.ua/rubric-society/3719053-sbu-ogolosila-pidozru-se-simom-kolaborantam-sered-akih-soratnica-aksonova.html)值得注意的是，他们每个人都威胁着长达15年的没收财产。</text:p>
      <text:p text:style-name="P4">
据报道，据报道，卢汉斯克地区的居民据说，卢汉斯克地区的居民是“国家拥有”的有组织的阿什瓦尔布尼基(Ashavarbniki)。 此外，由于缺乏侵略者，一位敖德萨的医生被判入狱11年。</text:p>
      <text:p text:style-name="P4">
News Source: <text:a xlink:type="simple" xlink:href="https://www.ukrinform.ua/rubric-regions/3726006-na-hersonsini-ogolosili-pidozru-odrazu-19-kolaborantam.html" text:style-name="Internet_20_link" text:visited-style-name="Visited_20_Internet_20_Link">
https://www.ukrinform.ua/rubric-regions/3726006-na-hersonsini-ogolosili-pidozru-odrazu-19-kolaborantam.html</text:a>
</text:p>
      <!--NEWS-->
      <text:h text:style-name="P10" text:outline-level="1">
<text:span text:style-name="T4">
西班牙将派遣NASAMS来保护北约在维尔纽斯的峰会 - 媒体</text:span>
</text:h>
      <text:p text:style-name="P4">
作者: Ukrinform (Person)</text:p>
      <text:p text:style-name="P4">
出版商: Укринформ (Organization)</text:p>
      <text:p text:style-name="P4">
出版时间: 2023-06-21T21:26:00+03:00</text:p>
      <text:p text:style-name="P4">
修改时间: 2023-06-21T21:26:00+03:00</text:p>
      <text:p text:style-name="P4">
描述: 西班牙将从邻国拉脱维亚的Lielvare的军事基地中的北约纳萨姆斯防空综合体中的北约峰会上转移到立陶宛，以保护空域。  - 乌克林。</text:p>
      <text:p text:style-name="P4">
图片: ['<text:a xlink:type="simple" xlink:href="https://static.ukrinform.com/photos/2022_07/thumb_files/630_360_1656707784-123.jpg" text:style-name="Internet_20_link" text:visited-style-name="Visited_20_Internet_20_Link">
630_360_16567...</text:a>
']</text:p>
      <text:p text:style-name="P4">
标签: ['Іспанія', 'Латвія', 'Литва', 'НАТО', 'Саміт НАТО', 'NASAMS']</text:p>
      <text:p text:style-name="P4">
类型: Article</text:p>
      <!--METADATA-->
      <text:p text:style-name="P4">
<draw:frame draw:style-name="fr1" draw:name="Image188" text:anchor-type="as-char" svg:width="6.9236in" svg:height="3.956343in" draw:z-index="0">
<draw:image xlink:href="../Images/yкринформ/2023-06-21T21-26-00-03-00/630_360_1656707784-123.jpg" xlink:type="simple" xlink:show="embed" xlink:actuate="onLoad" draw:mime-type="image/jpeg"/>
</draw:frame>
西班牙佩雷斯金(Pereskin)进入立陶宛，以保护NASAMS防空导弹综合大楼的北约峰会(Lielvare)的军事基地，这是拉脱维亚(Lielvare)的军事基地。</text:p>
      <text:p text:style-name="P4">
关于它报告<text:a xlink:type="simple" xlink:href="https://www.abc.es/internacional/espana-enviara-misiles-antiaereos-nasams-proteger-cumbre-20230620195913-nt.html" text:style-name="Internet_20_link" text:visited-style-name="Visited_20_Internet_20_Link">
ABC</text:a>
，报道乌克林福姆。</text:p>
      <text:p text:style-name="P4">
值得注意的是，还有从拉脱维亚到立陶宛的NASAMS电池，还有85名西班牙军人。</text:p>
      <text:p text:style-name="P4">
<text:span text:style-name="T5">
!</text:span>
北约**](https://www.ukrinform.ua/rubric-world/3725685-britanski-vinisuvaci-perehopili-tri-litaki-rf-bila-povitranogo-prostoru-nato.html)“这对辩护维尔纽斯峰会的贡献<text:a xlink:type="simple" xlink:href="https://www.ukrinform.ua/tag-nato" text:style-name="Internet_20_link" text:visited-style-name="Visited_20_Internet_20_Link">
北约</text:a>
我们的可靠性，与其他北约系统的兼容性以及大西洋联盟的奉献精神证明了这一点。”</text:p>
      <text:p text:style-name="P4">
据报道，北约峰会将于7月11日至12日在维尔纽斯举行。</text:p>
      <text:p text:style-name="P4">
News Source: <text:a xlink:type="simple" xlink:href="https://www.ukrinform.ua/rubric-world/3725715-ispania-vidpravit-nasams-dla-zahistu-samitu-nato-u-vilnusi-zmi.html" text:style-name="Internet_20_link" text:visited-style-name="Visited_20_Internet_20_Link">
https://www.ukrinform.ua/rubric-world/3725715-ispania-vidpravit-nasams-dla-zahistu-samitu-nato-u-vilnusi-zmi.html</text:a>
</text:p>
      <!--NEWS-->
      <text:h text:style-name="P10" text:outline-level="1">
<text:span text:style-name="T4">
在金丝雀群岛附近，被移民推翻了船 - 将近40人死亡</text:span>
</text:h>
      <text:p text:style-name="P4">
作者: Ukrinform (Person)</text:p>
      <text:p text:style-name="P4">
出版商: Укринформ (Organization)</text:p>
      <text:p text:style-name="P4">
出版时间: 2023-06-21T21:37:00+03:00</text:p>
      <text:p text:style-name="P4">
修改时间: 2023-06-21T21:37:00+03:00</text:p>
      <text:p text:style-name="P4">
描述: 一艘船扔向西班牙金丝雀群岛，有30多名移民被杀。  - 乌克林。</text:p>
      <text:p text:style-name="P4">
图片: ['<text:a xlink:type="simple" xlink:href="https://static.ukrinform.com/photos/2023_02/thumb_files/630_360_1677494588-697.jpg" text:style-name="Internet_20_link" text:visited-style-name="Visited_20_Internet_20_Link">
630_360_16774...</text:a>
']</text:p>
      <text:p text:style-name="P4">
标签: ['Мігранти', 'Загибель', 'Човен', 'Канарські острови']</text:p>
      <text:p text:style-name="P4">
类型: Article</text:p>
      <!--METADATA-->
      <text:p text:style-name="P4">
<draw:frame draw:style-name="fr1" draw:name="Image189" text:anchor-type="as-char" svg:width="6.9236in" svg:height="3.956343in" draw:z-index="0">
<draw:image xlink:href="../Images/yкринформ/2023-06-21T21-37-00-03-00/630_360_1677494588-697.jpg" xlink:type="simple" xlink:show="embed" xlink:actuate="onLoad" draw:mime-type="image/jpeg"/>
</draw:frame>
由于船只转移到西班牙海峡群岛，有30多名移民被杀。</text:p>
      <text:p text:style-name="P4">
正如乌克林福姆报道的那样，它报告了<text:a xlink:type="simple" xlink:href="https://www.reuters.com/world/one-child-dead-24-people-rescued-dinghy-sinks-en-route-spains-canary-islands-2023-06-21/" text:style-name="Internet_20_link" text:visited-style-name="Visited_20_Internet_20_Link">
路透</text:a>
。</text:p>
      <text:p text:style-name="P4">
根据初步数据，船上有59人。 西班牙监护组织的负责人步行边界海伦报告说<text:a xlink:type="simple" xlink:href="https://www.ukrinform.ua/tag-zagibel" text:style-name="Internet_20_link" text:visited-style-name="Visited_20_Internet_20_Link">
沉没</text:a>
39人。</text:p>
      <text:p text:style-name="P4">
“这艘船在西班牙水域乞求救赎超过12个小时。在幸存的人中，有24人：有22名男子和2名被运送到布祖角的妇女。”</text:p>
      <text:p text:style-name="P4">
同时，运行跨欧洲网络的救援组织警报电话说，有35人被认为失踪了。</text:p>
      <text:p text:style-name="P4">
西班牙海岸警卫队和摩洛哥当局都没有证实有多少人在船上，以及可能缺少多少人。</text:p>
      <text:p text:style-name="P4">
<text:span text:style-name="T4">
另请阅读：</text:span>
 <text:a xlink:type="simple" xlink:href="https://www.ukrinform.ua/rubric-world/3724600-u-pakistani-arestuvali-desatoh-pricetnih-do-zagibeli-migrantiv-bila-beregiv-grecii.html" text:style-name="Internet_20_link" text:visited-style-name="Visited_20_Internet_20_Link">
在巴基斯坦，逮捕了十名涉及<text:span text:style-name="T4">
移民死亡的人</text:span>
在希腊海岸附近</text:a>
西班牙海岸的消息人士报告说，路透社，摩洛哥在大加加 - 加纳里亚岛东南88英里处被救出。</text:p>
      <text:p text:style-name="P4">
西班牙贝尔警卫队的消息人士补充说：“一个孩子的尸体是由西班牙海军救援局和大加那利姆的直升机发现的。” 后来，第二个尸体是由Naviosazure商人发现的。</text:p>
      <text:p text:style-name="P4">
如[Ukrinform]报道(https://www.ukrinform.ua/rubric-world/3725712-poblizu-italijskogo-uzberezza-zatonuv-coven-iz-migrantami.html)，在6月21日晚上，一艘六米移民船在意大利岛岛附近沉没后，认为三人被认为失踪了。</text:p>
      <text:p text:style-name="P4">
<text:span text:style-name="T5">
foto：www.ansa.it</text:span>
</text:p>
      <text:p text:style-name="P4">
News Source: <text:a xlink:type="simple" xlink:href="https://www.ukrinform.ua/rubric-world/3726007-bila-kanarskih-ostroviv-perekinuvsa-coven-z-migrantami-majze-40-zagiblih.html" text:style-name="Internet_20_link" text:visited-style-name="Visited_20_Internet_20_Link">
https://www.ukrinform.ua/rubric-world/3726007-bila-kanarskih-ostroviv-perekinuvsa-coven-z-migrantami-majze-40-zagiblih.html</text:a>
</text:p>
      <!--NEWS-->
      <text:h text:style-name="P10" text:outline-level="1">
<text:span text:style-name="T4">
在巴黎爆炸的汽油 - 几座建筑物点燃，16人受伤</text:span>
</text:h>
      <text:p text:style-name="P4">
作者: Ukrinform (Person)</text:p>
      <text:p text:style-name="P4">
出版商: Укринформ (Organization)</text:p>
      <text:p text:style-name="P4">
出版时间: 2023-06-21T21:42:00+03:00</text:p>
      <text:p text:style-name="P4">
修改时间: 2023-06-21T21:42:00+03:00</text:p>
      <text:p text:style-name="P4">
描述: 在巴黎第五区，发生了气体爆炸，捕获了几座建筑物，至少16人受伤。 其中七个处于危急状态。  - 乌克林。</text:p>
      <text:p text:style-name="P4">
图片: ['<text:a xlink:type="simple" xlink:href="https://static.ukrinform.com/photos/2023_06/thumb_files/630_360_1687370028-732.jpg" text:style-name="Internet_20_link" text:visited-style-name="Visited_20_Internet_20_Link">
630_360_16873...</text:a>
']</text:p>
      <text:p text:style-name="P4">
标签: ['Газ', 'Париж', 'Пожежа', 'Вибух']</text:p>
      <text:p text:style-name="P4">
类型: Article</text:p>
      <!--METADATA-->
      <text:p text:style-name="P4">
<draw:frame draw:style-name="fr1" draw:name="Image190" text:anchor-type="as-char" svg:width="6.9236in" svg:height="3.956343in" draw:z-index="0">
<draw:image xlink:href="../Images/yкринформ/2023-06-21T21-42-00-03-00/630_360_1687370028-732.jpg" xlink:type="simple" xlink:show="embed" xlink:actuate="onLoad" draw:mime-type="image/jpeg"/>
</draw:frame>
在巴黎，巴黎发生了气体爆炸，该气体陷入了几个空洞，至少有16人受伤。 其中七个很关键。</text:p>
      <text:p text:style-name="P4">
根据乌克林福姆的报道，它报告了<text:a xlink:type="simple" xlink:href="https://www.theguardian.com/world/2023/jun/21/gas-explosion-in-paris-has-set-buildings-on-fire-says-local-official" text:style-name="Internet_20_link" text:visited-style-name="Visited_20_Internet_20_Link">
监护人</text:a>
参考地方当局。</text:p>
      <text:p text:style-name="P4">
警方要求人们避开瓦尔德格拉斯(Val-De Gras)区域后，一座建筑物的立面倒塌了，大火倒塌，大火洒到了附近的建筑物上。</text:p>
      <text:p text:style-name="Quotations">

<text:p text:style-name="P4">
vidéodel'uppersionRapportéeDansle5èmearondissement de paris&gt;
 Plusieurs ImmeublesétamentTouché<text:a xlink:type="simple" xlink:href="https://twitter.com/hashtag/Paris" text:style-name="Internet_20_link" text:visited-style-name="Visited_20_Internet_20_Link">
#Paris&gt;
</text:a>
<text:a xlink:type="simple" xlink:href="https://t.co/0AQwBoILsm" text:style-name="Internet_20_link" text:visited-style-name="Visited_20_Internet_20_Link">
&gt;
 pic.twitter.com/0aqwboilsm</text:a>
&gt;
&gt;
  - 警报(@aiertesinfos)<text:a xlink:type="simple" xlink:href="https://twitter.com/AIertesinfos/status/1671539291204337666" text:style-name="Internet_20_link" text:visited-style-name="Visited_20_Internet_20_Link">
2023年6月21日&gt;
</text:a>
&gt;
 <text:a xlink:type="simple" xlink:href="https://twitter.com/hashtag/Explosion" text:style-name="Internet_20_link" text:visited-style-name="Visited_20_Internet_20_Link">
#Explosion&gt;
</text:a>
&gt;
毁灭者发生在第五ardissement：我的思想转到&gt;
受害者及其亲人，也是<text:a xlink:type="simple" xlink:href="https://twitter.com/PompiersParis" text:style-name="Internet_20_link" text:visited-style-name="Visited_20_Internet_20_Link">
@pompiersparis&gt;
</text:a>
正在进行干预正在进行的BSPP。 <text:a xlink:type="simple" xlink:href="https://twitter.com/hashtag/%C3%89lus" text:style-name="Internet_20_link" text:visited-style-name="Visited_20_Internet_20_Link">
#peletect&gt;
</text:a>
de <text:a xlink:type="simple" xlink:href="https://twitter.com/hashtag/Paris" text:style-name="Internet_20_link" text:visited-style-name="Visited_20_Internet_20_Link">
&gt;
 #paris</text:a>
在&gt;
团结中。 <text:a xlink:type="simple" xlink:href="https://twitter.com/hashtag/Paris5" text:style-name="Internet_20_link" text:visited-style-name="Visited_20_Internet_20_Link">
#PARIS5&gt;
</text:a>
<text:a xlink:type="simple" xlink:href="https://t.co/aMxgJTS63E" text:style-name="Internet_20_link" text:visited-style-name="Visited_20_Internet_20_Link">
&gt;
 pic.twitter.com/amxgjts63e</text:a>
&gt;
&gt;
 -Rachida dati n(约会)<text:a xlink:type="simple" xlink:href="https://twitter.com/datirachida/status/1671555434879098881" text:style-name="Internet_20_link" text:visited-style-name="Visited_20_Internet_20_Link">
2023年6月21日&gt;
</text:a>
&gt;
巴黎中部的爆炸受伤16人&gt;
&gt;
七个人处于危急状态，在巴黎第五次爆炸爆炸后，有9人处于严重状态。 根据检察官的说法，尚未确定爆炸的原因。…<text:a xlink:type="simple" xlink:href="https://t.co/pMb7NrIWhG" text:style-name="Internet_20_link" text:visited-style-name="Visited_20_Internet_20_Link">
&gt;
 pic.twitter.com/pmb7nriwhg</text:a>
&gt;
&gt;
  -  Sprinter(@Sprinter99880)<text:a xlink:type="simple" xlink:href="https://twitter.com/Sprinter99880/status/1671564572258336813" text:style-name="Internet_20_link" text:visited-style-name="Visited_20_Internet_20_Link">
2023年6月21日&gt;
</text:a>
下午5:00之后，当地居民谈到了一个<text:a xlink:type="simple" xlink:href="https://www.ukrinform.ua/tag-vibuh" text:style-name="Internet_20_link" text:visited-style-name="Visited_20_Internet_20_Link">
爆炸</text:a>
一个较小。</text:p>

</text:p>
      <text:p text:style-name="P4">
</text:p>
      <text:p text:style-name="P4">
一些目击者报告说，巨大的烟雾正在上升。</text:p>
      <text:p text:style-name="P4">
“爆炸发生在建筑物内的圣雅克街277号，那里有巴黎美国学院，这是一所双语时装与设计学校，”  - 称巴黎警察劳伦特·努尼斯(Laurent Nunes)的老板。</text:p>
      <text:p text:style-name="P4">
<text:span text:style-name="T4">
另请阅读：</text:span>
 <text:a xlink:type="simple" xlink:href="https://www.ukrinform.ua/rubric-regions/3725734-u-harkovi-cerez-udar-bliskavki-zagorivsa-gazogin.html" text:style-name="Internet_20_link" text:visited-style-name="Visited_20_Internet_20_Link">
在Kharkiv，因为闪电击中<text:span text:style-name="T4">
 gas </text:span>
 gin</text:a>
大约在18:45当地时代警方报告说，大火受到控制，并且正在进行救援工作。</text:p>
      <text:p text:style-name="P4">
<text:span text:style-name="T5">
foto：www.libration.fr / twitter / matthias benda</text:span>
</text:p>
      <text:p text:style-name="P4">
News Source: <text:a xlink:type="simple" xlink:href="https://www.ukrinform.ua/rubric-world/3725982-u-parizi-vibuhnuv-gaz-zagorilisa-kilka-budivel.html" text:style-name="Internet_20_link" text:visited-style-name="Visited_20_Internet_20_Link">
https://www.ukrinform.ua/rubric-world/3725982-u-parizi-vibuhnuv-gaz-zagorilisa-kilka-budivel.html</text:a>
</text:p>
      <!--NEWS-->
      <text:h text:style-name="P10" text:outline-level="1">
<text:span text:style-name="T4">
Dnipro返回70年前的频道</text:span>
</text:h>
      <text:p text:style-name="P4">
作者: Ukrinform (Person)</text:p>
      <text:p text:style-name="P4">
出版商: Укринформ (Organization)</text:p>
      <text:p text:style-name="P4">
出版时间: 2023-06-21T21:48:00+03:00</text:p>
      <text:p text:style-name="P4">
修改时间: 2023-06-21T21:48:00+03:00</text:p>
      <text:p text:style-name="P4">
描述: DNIEPER实际上返回其70年前的河道，从Kakhovka水库的海岸退缩，经过1300-1600米。  - 乌克林。</text:p>
      <text:p text:style-name="P4">
图片: ['<text:a xlink:type="simple" xlink:href="https://static.ukrinform.com/photos/2023_06/thumb_files/630_360_1686570955-345.jpg" text:style-name="Internet_20_link" text:visited-style-name="Visited_20_Internet_20_Link">
630_360_16865...</text:a>
']</text:p>
      <text:p text:style-name="P4">
标签: ['Дніпро', 'Вода', 'Каховська ГЕС']</text:p>
      <text:p text:style-name="P4">
类型: Article</text:p>
      <!--METADATA-->
      <text:p text:style-name="P4">
<draw:frame draw:style-name="fr1" draw:name="Image193" text:anchor-type="as-char" svg:width="6.9236in" svg:height="3.956343in" draw:z-index="0">
<draw:image xlink:href="../Images/yкринформ/2023-06-21T21-48-00-03-00/630_360_1686570955-345.jpg" xlink:type="simple" xlink:show="embed" xlink:actuate="onLoad" draw:mime-type="image/jpeg"/>
</draw:frame>
Dniproproproproproprother返回他的生产线，他在70年前，她从Kakhovka水库海岸部署了1300-1600米。</text:p>
      <text:p text:style-name="P4">
关于它<text:a xlink:type="simple" xlink:href="https://t.me/shtab_kakhovska_hes/1133" text:style-name="Internet_20_link" text:visited-style-name="Visited_20_Internet_20_Link">
报告</text:a>
在官方信息电报通道中，乌克霍夫斯卡亚水电站被堆叠在一起。</text:p>
      <text:p text:style-name="P4">
“水从海岸退回了1300-1600米。dnieper实际上变成了70年前的渠道。目前，他们进行了所有必要的计算，可以允许对人口的水需求预测，声明说。</text:p>
      <text:p text:style-name="P4">
<text:span text:style-name="T4">
另请阅读：</text:span>
 <text:span text:style-name="T4">
 <text:a xlink:type="simple" xlink:href="https://www.ukrinform.ua/rubric-culture/3725722-cerez-pidriv-kahovskoi-ges-pid-zagrozou-15-nacpamatok-na-zaporizzi.html" text:style-name="Internet_20_link" text:visited-style-name="Visited_20_Internet_20_Link">
由于威胁下的Kakhovskaya水力发电站的爆炸15国家总统Zaporozhye</text:a>
</text:span>
</text:p>
      <text:p text:style-name="P4">
如图所述，消除卡克霍夫斯卡亚水力发电厂后果的紧迫需求之一是水。 饮酒和技术。 现在被带来了。 但是当局正在尽一切可能在最短的任期内完成大量的大地侦察工作，以创建井。</text:p>
      <text:p text:style-name="P4">
同时，现场的10个用于饮用水清洁的过滤站正在运行。</text:p>
      <text:p text:style-name="P4">
<text:span text:style-name="T4">
另请阅读：</text:span>
 <text:span text:style-name="T4">
 <text:a xlink:type="simple" xlink:href="https://www.ukrinform.ua/rubric-regions/3725940-hersonvodokanal-otrimav-portativnu-laboratoriu-dla-analizu-akosti-vodi.html" text:style-name="Internet_20_link" text:visited-style-name="Visited_20_Internet_20_Link">
Khersonvodokanal收到了便携式水质分析实验室</text:a>
</text:span>
</text:p>
      <text:p text:style-name="P4">
目前至少有一个月的储备为所有人提供饮用水。</text:p>
      <text:p text:style-name="P4">
正如乌克林福姆报道的，6月6日晚上，俄罗斯军队破坏了大坝<text:span text:style-name="T4">
 <text:a xlink:type="simple" xlink:href="https://www.ukrinform.ua/tag-kahovska-ges" text:style-name="Internet_20_link" text:visited-style-name="Visited_20_Internet_20_Link">
Kakhovskaya水力发电站</text:a>
</text:span>
。 Uchhydroenergo表示，它已被完全销毁，无法回收。</text:p>
      <text:p text:style-name="P4">
News Source: <text:a xlink:type="simple" xlink:href="https://www.ukrinform.ua/rubric-regions/3726010-dnipro-povertaetsa-v-ruslo-v-akomu-vin-buv-70-rokiv-tomu.html" text:style-name="Internet_20_link" text:visited-style-name="Visited_20_Internet_20_Link">
https://www.ukrinform.ua/rubric-regions/3726010-dnipro-povertaetsa-v-ruslo-v-akomu-vin-buv-70-rokiv-tomu.html</text:a>
</text:p>
      <!--NEWS-->
      <text:h text:style-name="P10" text:outline-level="1">
<text:span text:style-name="T4">
自从俄罗斯联邦大规模侵略以来</text:span>
</text:h>
      <text:p text:style-name="P4">
作者: ['АРМІЯINFORM']</text:p>
      <text:p text:style-name="P4">
时间: 2023-06-21T22:00:00-04:00</text:p>
      <text:p text:style-name="P4">
描述: Zagalni Boyov，在02.24.22到06/21/23 Orintovo成为：...与乌克兰2022年战争，与乌克兰的战争，今天与乌克兰的最新新闻，今天与乌克兰的新闻战争，今天与乌克兰的新闻战争，今天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zavantazhennya-1.png" text:style-name="Internet_20_link" text:visited-style-name="Visited_20_Internet_20_Link">
zavantazhennya-1.png</text:a>
']</text:p>
      <text:p text:style-name="P4">
标签: ['АГРЕСІЯ РФ', 'ВТОРГНЕННЯ РФ', 'ВТРАТИ ВОРОГА', 'ГШ ЗСУ']</text:p>
      <text:p text:style-name="P4">
类别: News</text:p>
      <!--METADATA-->
      <text:p text:style-name="P4">
<draw:frame draw:style-name="fr1" draw:name="Image194" text:anchor-type="as-char" svg:width="6.9236in" svg:height="6.993535in" draw:z-index="0">
<draw:image xlink:href="../Images/AРМІЯINFORM/2023-06-21T22-00-00-04-00/zavantazhennya-1.png" xlink:type="simple" xlink:show="embed" xlink:actuate="onLoad" draw:mime-type="image/png"/>
</draw:frame>
从24.02.22到21.06.23的敌人的总损失将是定向的：</text:p>
      <text:p text:style-name="P4">
<text:span text:style-name="T4">
<text:span text:style-name="T5">
人员 -  </text:span>
* 222000(+540)淘汰的人</text:span>
<text:span text:style-name="T5">
坦克 -  </text:span>
<text:span text:style-name="T5">
 4006(+9)</text:span>
<text:span text:style-name="T4">
战斗装甲车 -  </text:span>
 7771(+21)<text:span text:style-name="T4">
<text:span text:style-name="T5">
炮兵系统 -  </text:span>
<text:span text:style-name="T5">
 3920(+32)</text:span>
 </text:span>
 rszv- <text:span text:style-name="T4">
 615(+1)</text:span>
<text:span text:style-name="T5">
防防防防防空防 -  </text:span>
<text:span text:style-name="T5">
 375(+3)</text:span>
<text:span text:style-name="T4">
飞机 -  </text:span>
 314(0)<text:span text:style-name="T4">
<text:span text:style-name="T5">
直升机 -  </text:span>
* 306(0)</text:span>
<text:span text:style-name="T5">
无人机手术战术水平 -  </text:span>
<text:span text:style-name="T5">
 3428(+35)</text:span>
<text:span text:style-name="T4">
有翼的导弹 -  </text:span>
 1214(0)<text:span text:style-name="T4">
<text:span text:style-name="T5">
船 /船 -  </text:span>
* 18(0)</text:span>
<text:span text:style-name="T5">
汽车设备和坦克 -  </text:span>
<text:span text:style-name="T5">
 6667(+22)</text:span>
<text:span text:style-name="T4">
特殊技术 -  </text:span>
 539(+8)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1.06.23。</text:p>
      <text:p text:style-name="P4">
News Source: <text:a xlink:type="simple" xlink:href="https://armyinform.com.ua/2023/06/21/ponad-4000-tankiv-rosarmiyi-znyshhyly-syly-oborony-ukrayiny-z-pochatku-shyrokomasshtabnoyi-agresiyi-rf/" text:style-name="Internet_20_link" text:visited-style-name="Visited_20_Internet_20_Link">
https://armyinform.com.ua/2023/06/21/ponad-4000-tankiv-rosarmiyi-znyshhyly-syly-oborony-ukrayiny-z-pochatku-shyrokomasshtabnoyi-agresiyi-rf/</text:a>
</text:p>
      <!--NEWS-->
      <text:h text:style-name="P10" text:outline-level="1">
<text:span text:style-name="T4">
Eastfruit：Cherry Mass Sale-价格比去年高70％</text:span>
</text:h>
      <text:p text:style-name="P4">
作者: Ukrinform (Person)</text:p>
      <text:p text:style-name="P4">
出版商: Укринформ (Organization)</text:p>
      <text:p text:style-name="P4">
出版时间: 2023-06-21T22:00:20+03:00</text:p>
      <text:p text:style-name="P4">
修改时间: 2023-06-21T22:00:20+03:00</text:p>
      <text:p text:style-name="P4">
描述: </text:p>
      <text:p text:style-name="P4">
。 2022°Μ。  - I的，。: </text:p>
      <text:p text:style-name="P4">
图片: ['<text:a xlink:type="simple" xlink:href="https://static.ukrinform.com/photos/2021_06/thumb_files/630_360_1624982301-281.jpg" text:style-name="Internet_20_link" text:visited-style-name="Visited_20_Internet_20_Link">
630_360_16249...</text:a>
']</text:p>
      <text:p text:style-name="P4">
标签: ['Ціни', 'Продаж', 'Ягоди', 'Ринок']</text:p>
      <text:p text:style-name="P4">
类型: Article</text:p>
      <!--METADATA-->
      <text:p text:style-name="P4">
<draw:frame draw:style-name="fr1" draw:name="Image195" text:anchor-type="as-char" svg:width="6.9236in" svg:height="3.956343in" draw:z-index="0">
<draw:image xlink:href="../Images/yкринформ/2023-06-21T22-00-20-03-00/630_360_1624982301-281.jpg" xlink:type="simple" xlink:show="embed" xlink:actuate="onLoad" draw:mime-type="image/jpeg"/>
</draw:frame>
在乌克兰人中，樱桃的大规模销售，第一方的价格为50-70 UAH/kg，平均比2022年初的贵70％高70％。</text:p>
      <text:p text:style-name="P4">
根据乌克林福姆的报道，它报告了[Eastfruit。 这是给出的(https://east-fruit.com/uk/novyny/ukrayinski-sadivnyky-rozpochaly-masovyy-prodazh-vyshni/)“至于价格，樱桃乌克兰园丁的第一个主要政党准备以50-70 UAH/公斤的价格发货($ 1,37-1,91 / kg)声明说：“比去年初的贵70％。”</text:p>
      <text:p text:style-name="P4">
值得注意的是，上周在乌克兰开始收获樱桃。 但是，乌克兰市场当地农场的樱桃的第一方仅出现在本周。 根据该项目的专家，今年的销售季节几周后始于几周后。</text:p>
      <text:p text:style-name="P4">
根据园丁的说法，今天对樱桃的需求很高。 但是，在市场参与者的代词中，本赛季的樱桃总收集将略高于去年，这与由于春季上半年景观而导致的这些茎的丧失有关。 因此，第一英寸樱桃派对的销售价格远高于去年。</text:p>
      <text:p text:style-name="P4">
<text:span text:style-name="T4">
另请阅读：</text:span>
 <text:a xlink:type="simple" xlink:href="https://www.ukrinform.ua/rubric-economy/3721941-v-ukraini-cerez-nestabilni-postavki-podorozcala-polunica-eastfruit.html" text:style-name="Internet_20_link" text:visited-style-name="Visited_20_Internet_20_Link">
由于不稳定的交货而在乌克兰上升 - 草莓 -  <text:span text:style-name="T4">
 Eastfruit </text:span>
</text:a>
同时，当今大多数园丁都将石头数据的质量评估为中等或更低。 由于天气不良，樱桃的口径很小，并且已经开始在树上破裂和腐烂。</text:p>
      <text:p text:style-name="P4">
据报道，在2022年在乌克兰，本赛季开始时市场上市场上市场上的樱桃被销售15-35 UAH/kg($ 0,51-1,20 / kg).</text:p>
      <text:p text:style-name="P4">
News Source: <text:a xlink:type="simple" xlink:href="https://www.ukrinform.ua/rubric-economy/3726011-eastfruit-v-ukraini-startuvav-masovij-prodaz-visni-cini-na-70-vise-za-torisni.html" text:style-name="Internet_20_link" text:visited-style-name="Visited_20_Internet_20_Link">
https://www.ukrinform.ua/rubric-economy/3726011-eastfruit-v-ukraini-startuvav-masovij-prodaz-visni-cini-na-70-vise-za-torisni.html</text:a>
</text:p>
      <!--NEWS-->
      <text:h text:style-name="P10" text:outline-level="1">
<text:span text:style-name="T4">
在莫斯科，发现苏联热核炸弹的创建者之一被发现死亡 - 媒体</text:span>
</text:h>
      <text:p text:style-name="P4">
作者: Ukrinform (Person)</text:p>
      <text:p text:style-name="P4">
出版商: Укринформ (Organization)</text:p>
      <text:p text:style-name="P4">
出版时间: 2023-06-21T22:04:00+03:00</text:p>
      <text:p text:style-name="P4">
修改时间: 2023-06-21T22:04:00+03:00</text:p>
      <text:p text:style-name="P4">
描述: 在莫斯科中心，发现92岁的核物理学家Grigory Kligory Kligory Kligory Kligory Kligory Kligory Kligory Klinishov是第一阶段两阶段热核炸弹RDS-37的创造者。  - 乌克林。</text:p>
      <text:p text:style-name="P4">
图片: ['<text:a xlink:type="simple" xlink:href="https://static.ukrinform.com/photos/2023_06/thumb_files/630_360_1687373884-527.jpg" text:style-name="Internet_20_link" text:visited-style-name="Visited_20_Internet_20_Link">
630_360_16873...</text:a>
']</text:p>
      <text:p text:style-name="P4">
标签: ['Москва', 'Смерть', 'Ядерна зброя', 'Росія']</text:p>
      <text:p text:style-name="P4">
类型: Article</text:p>
      <!--METADATA-->
      <text:p text:style-name="P4">
<draw:frame draw:style-name="fr1" draw:name="Image196" text:anchor-type="as-char" svg:width="6.9236in" svg:height="3.956343in" draw:z-index="0">
<draw:image xlink:href="../Images/yкринформ/2023-06-21T22-04-00-03-00/630_360_1687373884-527.jpg" xlink:type="simple" xlink:show="embed" xlink:actuate="onLoad" draw:mime-type="image/jpeg"/>
</draw:frame>
在Centrimoskov，发现了92岁的核物理学家Grigory Kligory Kligory Kligory Kligory Kligory Kligory One的创作者，这是第一个苏联两阶段的Thermon-Copper Bomb RDS-37。</text:p>
      <text:p text:style-name="P4">
正如乌克林福姆报道的那样，它报告了<text:a xlink:type="simple" xlink:href="https://meduza.io/news/2023/06/21/v-moskve-pokonchil-s-soboy-odin-iz-sozdateley-sovetskoy-termoyadernoy-bomby-rds-37-grigoriy-klinishov" text:style-name="Internet_20_link" text:visited-style-name="Visited_20_Internet_20_Link">
美杜莎</text:a>
。</text:p>
      <text:p text:style-name="P4">
“在紧急服务中指出，科学家确实<text:a xlink:type="simple" xlink:href="https://www.ukrinform.ua/tag-samogubstvo" text:style-name="Internet_20_link" text:visited-style-name="Visited_20_Internet_20_Link">
自杀</text:a>
。 克里诺维诺夫自杀，在这消息中他对亲人说再见。”  - 在消息中说。</text:p>
      <text:p text:style-name="P4">
值得注意的是，物理体是6月17日在公寓的公寓中发现的。</text:p>
      <text:p text:style-name="P4">
RDS-37热核炸弹的测试于1955年11月22日举行，即Valemipatin垃圾填埋场。</text:p>
      <text:p text:style-name="P4">
<text:span text:style-name="T4">
另请阅读：</text:span>
 <text:a xlink:type="simple" xlink:href="https://www.ukrinform.ua/rubric-world/3710640-u-rosii-rozrobnikiv-giperzvukovih-raket-arestuvali-za-derzzradu.html" text:style-name="Internet_20_link" text:visited-style-name="Visited_20_Internet_20_Link">
在<text:span text:style-name="T4">
俄罗斯</text:span>
 <text:span text:style-name="T4">
 </text:span>
开发人员<text:span text:style-name="T4">
 </text:span>
 Hypersonic <text:span text:style-name="T4">
 </text:span>
 <text:span text:style-name="T4">
 </text:span>
导弹<text:span text:style-name="T4">
<text:span text:style-name="T5">
*被逮捕的</text:span>
*为</text:span>
州议会**</text:a>
然后，由于冲击波，一座建筑物在59个定居点中遭到破坏，数十人受伤。</text:p>
      <text:p text:style-name="P4">
Hryhoriy Klinishov不仅参与了RDS-37的创建，而且还参与了下一代炸弹的热核电含量的发展。</text:p>
      <text:p text:style-name="P4">
News Source: <text:a xlink:type="simple" xlink:href="https://www.ukrinform.ua/rubric-world/3726012-u-moskvi-znajsli-mertvim-odnogo-iz-tvorciv-radanskoi-termoadernoi-bombi-zmi.html" text:style-name="Internet_20_link" text:visited-style-name="Visited_20_Internet_20_Link">
https://www.ukrinform.ua/rubric-world/3726012-u-moskvi-znajsli-mertvim-odnogo-iz-tvorciv-radanskoi-termoadernoi-bombi-zmi.html</text:a>
</text:p>
      <!--NEWS-->
      <text:h text:style-name="P10" text:outline-level="1">
<text:span text:style-name="T4">
在赫尔森地区的右岸，水从三千所房屋中出发 - 欧瓦的负责人</text:span>
</text:h>
      <text:p text:style-name="P4">
作者: Ukrinform (Person)</text:p>
      <text:p text:style-name="P4">
出版商: Укринформ (Organization)</text:p>
      <text:p text:style-name="P4">
出版时间: 2023-06-21T22:13:00+03:00</text:p>
      <text:p text:style-name="P4">
修改时间: 2023-06-21T22:13:00+03:00</text:p>
      <text:p text:style-name="P4">
描述: 在赫尔森地区的右岸，水从三千栋房屋中出发。  - 乌克林。</text:p>
      <text:p text:style-name="P4">
图片: ['<text:a xlink:type="simple" xlink:href="https://static.ukrinform.com/photos/2023_06/thumb_files/630_360_1686056975-847.jpg" text:style-name="Internet_20_link" text:visited-style-name="Visited_20_Internet_20_Link">
630_360_16860...</text:a>
']</text:p>
      <text:p text:style-name="P4">
标签: ['Херсонщина', 'Вода', 'Каховська ГЕС', 'Затоплення']</text:p>
      <text:p text:style-name="P4">
类型: Article</text:p>
      <!--METADATA-->
      <text:p text:style-name="P4">
<draw:frame draw:style-name="fr1" draw:name="Image197" text:anchor-type="as-char" svg:width="6.9236in" svg:height="3.956343in" draw:z-index="0">
<draw:image xlink:href="../Images/yкринформ/2023-06-21T22-13-00-03-00/630_360_1686056975-847.jpg" xlink:type="simple" xlink:show="embed" xlink:actuate="onLoad" draw:mime-type="image/jpeg"/>
</draw:frame>
赫尔森地区的右岸已经离开了三千所房屋。</text:p>
      <text:p text:style-name="P4">
关于<text:a xlink:type="simple" xlink:href="https://t.me/olexandrprokudin/753" text:style-name="Internet_20_link" text:visited-style-name="Visited_20_Internet_20_Link">
电报</text:a>
乌克林福姆报道说，亚历山大·普罗普林(Alexander Proudin)的亚历山大·普鲁丁(Alexander Proudin)报道。</text:p>
      <text:p text:style-name="P4">
“在右岸<text:a xlink:type="simple" xlink:href="https://www.ukrinform.ua/tag-hersonsina" text:style-name="Internet_20_link" text:visited-style-name="Visited_20_Internet_20_Link">
Kherson地区</text:a>
来自3300多户房屋。 他们立即开始工作。”他说。</text:p>
      <text:p text:style-name="P4">
据HOVA主席称，爆炸物受到领土的检查，专家将修复损坏的通信，公用事业，救援人员清理和抽水从被洪水淹没的场所中。</text:p>
      <text:p text:style-name="P4">
据Proudin称，每个人都在早上至深夜工作，以便在俄罗斯恐怖袭击后，赫森地区将尽快康复。</text:p>
      <text:p text:style-name="P4">
<text:span text:style-name="T4">
另请阅读：</text:span>
 <text:a xlink:type="simple" xlink:href="https://www.ukrinform.ua/rubric-regions/3725989-na-hersonsini-zalisautsa-pidtoplenimi-majze-600-domiv-klimenko.html" text:style-name="Internet_20_link" text:visited-style-name="Visited_20_Internet_20_Link">
在Kherson地区几乎有600 <text:span text:style-name="T4">
房屋被淹没</text:span>
 -Klimenko</text:a>
正如乌克林福姆(Ukrinform)早些时候报道的那样，在卡科夫卡水库中，水从岸上掉下来，<text:a xlink:type="simple" xlink:href="https://www.ukrinform.ua/rubric-regions/3726010-dnipro-povertaetsa-v-ruslo-v-akomu-vin-buv-70-rokiv-tomu.html" text:style-name="Internet_20_link" text:visited-style-name="Visited_20_Internet_20_Link">
dnipro返回了70年前的频道</text:a>
。</text:p>
      <text:p text:style-name="P4">
如<text:a xlink:type="simple" xlink:href="https://www.ukrinform.ua/rubric-other_news/3723441-pidriv-rosianami-kahovskoi-ges-usi-novini.html" text:style-name="Internet_20_link" text:visited-style-name="Visited_20_Internet_20_Link">
报道</text:a>
，在6月6日晚上，俄罗斯人炸毁了Kakhovsk水力发电站。 被摧毁的大坝没有完全敲击。</text:p>
      <text:p text:style-name="P4">
News Source: <text:a xlink:type="simple" xlink:href="https://www.ukrinform.ua/rubric-regions/3726013-na-pravoberezzi-hersonsini-voda-vidijsla-vid-troh-tisac-osel-golova-ova.html" text:style-name="Internet_20_link" text:visited-style-name="Visited_20_Internet_20_Link">
https://www.ukrinform.ua/rubric-regions/3726013-na-pravoberezzi-hersonsini-voda-vidijsla-vid-troh-tisac-osel-golova-ova.html</text:a>
</text:p>
      <!--NEWS-->
      <text:h text:style-name="P10" text:outline-level="1">
<text:span text:style-name="T4">
EBRD今年将以6亿欧元的支持支持乌克兰能源 -  Shmigal</text:span>
</text:h>
      <text:p text:style-name="P4">
作者: Ukrinform (Person)</text:p>
      <text:p text:style-name="P4">
出版商: Укринформ (Organization)</text:p>
      <text:p text:style-name="P4">
出版时间: 2023-06-21T22:19:00+03:00</text:p>
      <text:p text:style-name="P4">
修改时间: 2023-06-21T22:19:00+03:00</text:p>
      <text:p text:style-name="P4">
描述: 欧洲重建和发展银行今年将以6亿欧元的价格为乌克兰能源提供支持。  - 乌克林。</text:p>
      <text:p text:style-name="P4">
图片: ['<text:a xlink:type="simple" xlink:href="https://static.ukrinform.com/photos/2023_06/thumb_files/630_360_1687375041-214.jpg" text:style-name="Internet_20_link" text:visited-style-name="Visited_20_Internet_20_Link">
630_360_16873...</text:a>
']</text:p>
      <text:p text:style-name="P4">
标签: ['ЄБРР', 'Економіка', 'Енергетика', 'Шмигаль']</text:p>
      <text:p text:style-name="P4">
类型: Article</text:p>
      <!--METADATA-->
      <text:p text:style-name="P4">
<draw:frame draw:style-name="fr1" draw:name="Image198" text:anchor-type="as-char" svg:width="6.9236in" svg:height="3.956343in" draw:z-index="0">
<draw:image xlink:href="../Images/yкринформ/2023-06-21T22-19-00-03-00/630_360_1687375041-214.jpg" xlink:type="simple" xlink:show="embed" xlink:actuate="onLoad" draw:mime-type="image/jpeg"/>
</draw:frame>
欧洲重建和发展银行今年将以6亿欧元的价格为乌克兰能源提供支持。</text:p>
      <text:p text:style-name="P4">
根据乌克林福姆的说法，乌克兰总理丹尼斯·施米加尔(Denis Shmigal)在[Telegram]中报道(https://t.me/Denys_Smyhal/5462)。</text:p>
      <text:p text:style-name="P4">
总理指出，6月21日星期三，银行和乌克里德诺戈，Ukrenergo和Naftogaz签署了许多备忘录。</text:p>
      <text:p text:style-name="P4">
“我们加强了乌克兰的天然气部门。 备忘录<text:a xlink:type="simple" xlink:href="https://www.ukrinform.ua/tag-ebrr" text:style-name="Internet_20_link" text:visited-style-name="Visited_20_Internet_20_Link">
EBRD</text:a>
Shmigal说。</text:p>
      <text:p text:style-name="P4">
总理还报告了与EBRD在水力发电领域的合作新阶段。</text:p>
      <text:p text:style-name="P4">
“银行将协助水力发电厂的恢复和现代化，增强其可靠性和效率。 在释放了卡科夫卡水库领土之后，我们计划开发水力发电站的路线图，”他说。</text:p>
      <text:p text:style-name="P4">
Schmigal还指出，EBRD将支持Ukrenergo。 “目的是赋予公司资源来支付关键成本。 特别是为了确保稳定的营地传输和电力调度。 对于政府而言，采取一系列恢复措施以最大程度地提高电力基础设施非常重要，”他说。</text:p>
      <text:p text:style-name="P4">
<text:span text:style-name="T4">
另请阅读：</text:span>
 <text:a xlink:type="simple" xlink:href="https://www.ukrinform.ua/rubric-economy/3722979-nacbank-ta-ebrr-obgovorili-adaptaciu-ukrainskogo-zakonodavstva-do-standartiv-evrosouzu.html" text:style-name="Internet_20_link" text:visited-style-name="Visited_20_Internet_20_Link">
国家银行和<text:span text:style-name="T4">
 ebrd </text:span>
讨论了乌克兰法律符合欧盟标准的改编</text:a>
据报道，EBRD与乌克兰的关系已经存在了30多年，不仅从事投资项目的实施，而且还向乌克兰当局提供了2022  -  2023年实施的协助。 该银行还准备支持重建进一步的资金和专有技术，并且已经收到了理事会的回应，以准备为最终的最终资本增长做准备，以最大程度地支持对乌克兰的支持。</text:p>
      <text:p text:style-name="P4">
<text:span text:style-name="T5">
foto：Denis Shmigal / Telegram</text:span>
</text:p>
      <text:p text:style-name="P4">
News Source: <text:a xlink:type="simple" xlink:href="https://www.ukrinform.ua/rubric-economy/3726017-ebrr-cogoric-pidtrimae-ukrainsku-energetiku-na-600-miljoniv-smigal.html" text:style-name="Internet_20_link" text:visited-style-name="Visited_20_Internet_20_Link">
https://www.ukrinform.ua/rubric-economy/3726017-ebrr-cogoric-pidtrimae-ukrainsku-energetiku-na-600-miljoniv-smigal.html</text:a>
</text:p>
      <!--NEWS-->
      <text:h text:style-name="P10" text:outline-level="1">
<text:span text:style-name="T4">
国家没有看到需要改变俄罗斯联邦核勒索的力量</text:span>
</text:h>
      <text:p text:style-name="P4">
作者: Ukrinform (Person)</text:p>
      <text:p text:style-name="P4">
出版商: Укринформ (Organization)</text:p>
      <text:p text:style-name="P4">
出版时间: 2023-06-21T22:24:00+03:00</text:p>
      <text:p text:style-name="P4">
修改时间: 2023-06-21T22:24:00+03:00</text:p>
      <text:p text:style-name="P4">
描述: 美国继续监视围绕俄罗斯联邦和白俄罗斯同意的事件发展，以转移战术核武器，但仍未看到需要改变自己的核力量的安排以做出回应。  - 乌克林。</text:p>
      <text:p text:style-name="P4">
图片: ['<text:a xlink:type="simple" xlink:href="https://static.ukrinform.com/photos/2016_04/thumb_files/630_360_1460964573-7662.jpg" text:style-name="Internet_20_link" text:visited-style-name="Visited_20_Internet_20_Link">
630_360_14609...</text:a>
']</text:p>
      <text:p text:style-name="P4">
标签: ['Білорусь', 'США', 'Ядерна зброя', 'Агресія РФ', 'Війна з Росією']</text:p>
      <text:p text:style-name="P4">
类型: Article</text:p>
      <!--METADATA-->
      <text:p text:style-name="P4">
<draw:frame draw:style-name="fr1" draw:name="Image199" text:anchor-type="as-char" svg:width="6.9236in" svg:height="3.956343in" draw:z-index="0">
<draw:image xlink:href="../Images/yкринформ/2023-06-21T22-24-00-03-00/630_360_1460964573-7662.jpg" xlink:type="simple" xlink:show="embed" xlink:actuate="onLoad" draw:mime-type="image/jpeg"/>
</draw:frame>
这种联系继续监视围绕俄罗斯联邦和白俄罗斯同意的事件发展，以继续进行战术核武器，并且仍然没有必要确定自己的核力量的安排。</text:p>
      <text:p text:style-name="P4">
乌克林福姆报告了他自己的记者，这是在美国副州政府瓦特·帕特尔(Vedant Patel)在华盛顿举行的周三举行的。</text:p>
      <text:p text:style-name="P4">
“我们已经看到俄罗斯和白俄罗斯之间达成协议的报道，并继续积极监视局势，发展和后果。”拜登总统。</text:p>
      <text:p text:style-name="P4">
<text:span text:style-name="T4">
另请阅读：</text:span>
 <text:span text:style-name="T4">
 <text:a xlink:type="simple" xlink:href="https://www.ukrinform.ua/rubric-ato/3725455-zodnu-adernu-boegolovku-rf-se-ne-peremistila-u-bilorus-budanov.html" text:style-name="Internet_20_link" text:visited-style-name="Visited_20_Internet_20_Link">
没有俄罗斯联邦的核弹头尚未搬到白俄罗斯 - 布达诺夫</text:a>
</text:span>
</text:p>
      <text:p text:style-name="P4">
同时，帕特尔强调：“我们还没有看到任何理由改变自己的核力量地位。”</text:p>
      <text:p text:style-name="P4">
此外，他提醒了美国的立场，包括贝登总统，克里姆林宫对核武器的言论是一个鲁ck的营地。</text:p>
      <text:p text:style-name="P4">
美国国务院发言人说：“这也强调了普京总统在此问题上的伪善。”</text:p>
      <text:p text:style-name="P4">
<text:span text:style-name="T4">
另请阅读：</text:span>
 <text:span text:style-name="T4">
 <text:a xlink:type="simple" xlink:href="https://www.ukrinform.ua/rubric-ato/3725174-zagroza-vikoristanna-putinim-adernoi-zbroi-e-realnou-bajden.html" text:style-name="Internet_20_link" text:visited-style-name="Visited_20_Internet_20_Link">
普京使用核武器的威胁是真实的 -  baiden</text:a>
</text:span>
</text:p>
      <text:p text:style-name="P4">
正如乌克林福姆报道的那样，美国总统乔·拜登(Joe Biden)说，他认为_ <text:span text:style-name="T4">
 <text:a xlink:type="simple" xlink:href="https://www.ukrinform.ua/tag-raketnij-udar" text:style-name="Internet_20_link" text:visited-style-name="Visited_20_Internet_20_Link">
使用俄罗斯的战术核武器</text:a>
</text:span>
 _真正的威胁。 同时，他称俄罗斯和白俄罗斯政权在白俄罗斯施加核武器的“绝对不利”协议。</text:p>
      <text:p text:style-name="P4">
News Source: <text:a xlink:type="simple" xlink:href="https://www.ukrinform.ua/rubric-world/3726016-stati-ne-bacat-neobhidnosti-zminuvati-rozstanovku-svoih-sil-u-vidpovid-na-adernij-santaz-rf.html" text:style-name="Internet_20_link" text:visited-style-name="Visited_20_Internet_20_Link">
https://www.ukrinform.ua/rubric-world/3726016-stati-ne-bacat-neobhidnosti-zminuvati-rozstanovku-svoih-sil-u-vidpovid-na-adernij-santaz-rf.html</text:a>
</text:p>
      <!--NEWS-->
      <text:h text:style-name="P10" text:outline-level="1">
<text:span text:style-name="T4">
在乌兹戈罗德（Uzhgorod），数百人向三位死去的战士说再见</text:span>
</text:h>
      <text:p text:style-name="P4">
作者: Ukrinform (Person)</text:p>
      <text:p text:style-name="P4">
出版商: Укринформ (Organization)</text:p>
      <text:p text:style-name="P4">
出版时间: 2023-06-21T22:31:00+03:00</text:p>
      <text:p text:style-name="P4">
修改时间: 2023-06-21T22:31:00+03:00</text:p>
      <text:p text:style-name="P4">
描述: 在乌兹戈罗德（Uzhgorod），数百名跨汽车人与68个transcarpathia terbrone的三个死英雄道别，他们被埋葬在荣耀之旅中。  - 乌克林。</text:p>
      <text:p text:style-name="P4">
图片: ['<text:a xlink:type="simple" xlink:href="https://static.ukrinform.com/photos/2023_06/thumb_files/630_360_1687375872-589.jpg" text:style-name="Internet_20_link" text:visited-style-name="Visited_20_Internet_20_Link">
630_360_16873...</text:a>
']</text:p>
      <text:p text:style-name="P4">
标签: ['Похорон', 'Ужгород', 'Загибель', 'Війна з Росією']</text:p>
      <text:p text:style-name="P4">
类型: Article</text:p>
      <!--METADATA-->
      <text:p text:style-name="P4">
<draw:frame draw:style-name="fr1" draw:name="Image200" text:anchor-type="as-char" svg:width="6.9236in" svg:height="3.956343in" draw:z-index="0">
<draw:image xlink:href="../Images/yкринформ/2023-06-21T22-31-00-03-00/630_360_1687375872-589.jpg" xlink:type="simple" xlink:show="embed" xlink:actuate="onLoad" draw:mime-type="image/jpeg"/>
</draw:frame>
在Uzhgorodisotic Transcarpathians中，他们告别了Transcarpathia的68 Bartalionteroboroborons的三名死英雄，他们被埋葬在荣耀之旅中。</text:p>
      <text:p text:style-name="P4">
这是在[Facebook]中报道的(https://www.facebook.com/permalink.php?story_fbid=pfbid02nNv7piin8qz3qMsHJUv3Z277eDhPpVoTzkerWfVUEUAcuGfQZPHV6MhuvHY4QcJ7l&amp;id=100064902481459)Uzhgorod市议会，据报道。</text:p>
      <text:p text:style-name="P4">
“今天，6月21日，区域中心的中央广场与现在的毛毡英雄一起举行。SergeyTyagiy，Ivan Gutai，Bogdankhodanich，Bogdankhodanich于2023年5月11日去世，捍卫<text:a xlink:type="simple" xlink:href="https://www.ukrinform.ua/tag-ukraina" text:style-name="Internet_20_link" text:visited-style-name="Visited_20_Internet_20_Link">
乌克兰</text:a>
在与俄罗斯灰烬的战斗的前面，”  - 信息写着。</text:p>
      <text:p text:style-name="P4">
勇士被埋葬在乌兹戈罗德(Uzhgorod)的荣耀之旅中。</text:p>
      <text:p text:style-name="P4">
Bogdan Khodanich于1970年3月30日出生于Uzhgorod。 自1992年以来，他曾在ucreximbank工作，一直是该部门的负责人，并在该机构工作了将近31年。 2019年，Bogdan Khodanich参加了TE Transcarpathian地区会议。 在2022年2月24日，他去了志愿者，以保护乌克兰人民免受俄罗斯入侵者的侵害，并在Silro第一分支的第二排第二公司的第68营中服役。 他是第一步枪车厢的射手。 他喜欢旅行，走在顶部。 他所有的当地山脊和草地都很熟悉。 他称自己的军事生活为“游览”乌克兰。 后卫有一个母亲，妻子，有28年的生活，还有一个女儿。</text:p>
      <text:p text:style-name="P4">
谢尔盖·扎吉(Sergey Zagiy)于1979年1月15日出生在Feodosia(克里米亚)军队。 他在Sukhoputnivsk的敖德萨研究所接受了军事教育，直到2005年，他在乌克兰武装部队的官僚中享有尊严。 自2000年以来，他在乌兹戈罗德(Uzhgorod)生活和工作。 没有工作，他喜欢技术新颖性，可以在日常生活中使用它们。 2006年，他结婚了。 一个心爱的男人，一个有爱的父亲的父亲和女儿。 2022年2月25日，一个68营的三个101旅就成为一个排的行列，因为他拥有高级中尉的头衔，后来成为指挥官(队长)第二步枪公司。 他在不同的方向为乌克兰辩护。 英勇的妻子，两个孩子，父母。</text:p>
      <text:p text:style-name="P4">
<text:span text:style-name="T4">
另请阅读：</text:span>
 <text:a xlink:type="simple" xlink:href="https://www.ukrinform.ua/rubric-regions/3725994-u-lvovi-poprosalisa-z-geroem-ukraini-igorem-daskom.html" text:style-name="Internet_20_link" text:visited-style-name="Visited_20_Internet_20_Link">
在Lviv中与乌克兰Igor Dashko英雄说再见</text:a>
</text:p>
      <text:p text:style-name="P4">
据报道，有一天，他们还为乌克兰献出了生命，以乌克兰 - 瓦伦丁·梅什科(Valentin Meshko)，维塔利克·库西克(Vitalik Ku​​sik)，爱德华·佩莱佩夫(Edward Pylypev)。</text:p>
      <text:p text:style-name="P4">
悲惨的哀悼步态经过了城市的中央街，到达了荣耀的山丘 - 英雄被所有军事荣誉埋葬。</text:p>
      <text:p text:style-name="P4">
<text:span text:style-name="T5">
foto：Uzhgorod市议会</text:span>
</text:p>
      <text:p text:style-name="P4">
News Source: <text:a xlink:type="simple" xlink:href="https://www.ukrinform.ua/rubric-regions/3726019-v-uzgorodi-sotni-ludej-prijsli-poprosatisa-iz-troma-zagiblimi-voinami.html" text:style-name="Internet_20_link" text:visited-style-name="Visited_20_Internet_20_Link">
https://www.ukrinform.ua/rubric-regions/3726019-v-uzgorodi-sotni-ludej-prijsli-poprosatisa-iz-troma-zagiblimi-voinami.html</text:a>
</text:p>
      <!--NEWS-->
      <text:h text:style-name="P10" text:outline-level="1">
<text:span text:style-name="T4">
Zelensky在前面激烈的战斗：在南部有我们的运动前进</text:span>
</text:h>
      <text:p text:style-name="P4">
作者: Ukrinform (Person)</text:p>
      <text:p text:style-name="P4">
出版商: Укринформ (Organization)</text:p>
      <text:p text:style-name="P4">
出版时间: 2023-06-21T22:35:00+03:00</text:p>
      <text:p text:style-name="P4">
修改时间: 2023-06-21T22:35:00+03:00</text:p>
      <text:p text:style-name="P4">
描述: 武装部队的武装部队与俄罗斯入侵者的战线不同。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ЗСУ', 'Звернення', 'Зеленський', 'Війна з Росією']</text:p>
      <text:p text:style-name="P4">
类型: Article</text:p>
      <!--METADATA-->
      <text:p text:style-name="P4">
<draw:frame draw:style-name="fr1" draw:name="Image201" text:anchor-type="as-char" svg:width="6.9236in" svg:height="3.956343in" draw:z-index="0">
<draw:image xlink:href="../Images/yкринформ/2023-06-21T22-35-00-03-00/630_360_1687376812-770.jpeg" xlink:type="simple" xlink:show="embed" xlink:actuate="onLoad" draw:mime-type="image/jpeg"/>
</draw:frame>
与俄罗斯入侵者在阵线不同方向上进行的艰难战斗将发生转变。</text:p>
      <text:p text:style-name="P4">
在您的[上诉]中(https://www.youtube.com/watch?v=3bKj0aqMNLs)乌克林福姆报道，沃迪米尔·泽伦斯基(Volodymyr Zelenskyy)总统说，第483战争结束时，杜克兰人。</text:p>
      <text:p text:style-name="P4">
<text:span text:style-name="T4">
 <text:span text:style-name="T5">
我希望健康，亲爱的乌克兰人!</text:span>
 </text:span>
</text:p>
      <text:p text:style-name="P4">
第一的。 正面。 艰苦的战斗。 南 - 摧毁敌人。 顿涅茨克地区正在摧毁模具。 库班斯基的方向 - 至少俄罗斯恐怖分子计划，我们将摧毁敌人。</text:p>
      <text:p text:style-name="P4">
在南部，有我们前进的运动。 谢谢你，战士!在东方 - 我们保留防守。 我非常感谢，每个人，每位俄罗斯直升机。 每个都很重要。</text:p>
      <text:p text:style-name="P4">
第二。 伦敦。 如今，我们与英国的合作已经开始了一次特别会议，以进行乌克兰的修复。</text:p>
      <text:p text:style-name="P4">
我感谢您，英国，提供了新的财政支持计划。 谢谢美国人，是帮助我们的基础设施和能源的吸力。 谢谢欧盟，欧洲委员会主席Ursula von der Liaien，这是我们重建500亿欧元的金融工具。</text:p>
      <text:p text:style-name="P4">
在伦敦这次会议的含义不仅是为了产生我们的合作伙伴的努力，而且是为了支持我们对国际业务的转变。 乌克兰代表团目前正在英国工作 - 政府，办公室，Verkhovna Rada和公共部门。 乌克兰对我国越来越多的发展的恢复的各个方面将由我们直接需要的世界人物来代表我们的行业，城市，社区，整个国家。 乌克兰的任务是将人民的道德领导转变为我国的经济领导。 首先，在我们的人民中，所有的先决条件都是在我们的奇妙的坚固中。</text:p>
      <text:p text:style-name="P4">
第三。 最后，批准了针对俄罗斯的新制裁一揽子制裁。其规范的一部分是根据国际制裁集团的提案准备的，国际制裁集团在迈克尔·麦克福(Michael McFol)和安德里·埃尔马克(Andriy Ermak)的主席下工作。 该包裹将限制俄罗斯在欧洲仍获得它们的利润，并且还将重叠一些绕过先前强加的制裁的方式。 这是优先任务的瞬间。</text:p>
      <text:p text:style-name="P4">
我们所有的合作伙伴都充分了解了如何重叠所有绕过制裁的方式。 然而，恐怖分子仍然可以使用世界上人们制定的各种组成部分，技术和金融方案的产品，但要欣赏自由和国际法。还有一个。</text:p>
      <text:p text:style-name="P4">
他接受了来到乌克兰的外国大使的证书。 新大使。 总共有60多个国家的使馆和代表国以及20多个国际组织的代表。</text:p>
      <text:p text:style-name="P4">
在乌克兰工作，与乌克兰合作是要相信乌克兰和乌克兰人。尽管州兹洛(State-Zlo)正在尝试做的一切，但与我们同在。 全面战争的483天。 正是在我们国家，全球希望集中于全球。 自由将获胜。 乌克兰将获胜。</text:p>
      <text:p text:style-name="P4">
我感谢每个正在为乌克兰战斗和工作的人!</text:p>
      <text:p text:style-name="P4">
荣耀所有加强自由的人!</text:p>
      <text:p text:style-name="P4">
<text:span text:style-name="T4">
 <text:span text:style-name="T5">
荣耀与乌克兰!</text:span>
 </text:span>
</text:p>
      <text:p text:style-name="P4">
News Source: <text:a xlink:type="simple" xlink:href="https://www.ukrinform.ua/rubric-ato/3726024-zelenskij-pro-zapekli-boi-na-fronti-na-pivdni-e-nas-ruh-upered.html" text:style-name="Internet_20_link" text:visited-style-name="Visited_20_Internet_20_Link">
https://www.ukrinform.ua/rubric-ato/3726024-zelenskij-pro-zapekli-boi-na-fronti-na-pivdni-e-nas-ruh-upered.html</text:a>
</text:p>
      <!--NEWS-->
      <text:h text:style-name="P10" text:outline-level="1">
<text:span text:style-name="T4">
Nastya Stanko将成为编辑-In -in -In -in Dockition.info”</text:span>
</text:h>
      <text:p text:style-name="P4">
作者: Ukrinform (Person)</text:p>
      <text:p text:style-name="P4">
出版商: Укринформ (Organization)</text:p>
      <text:p text:style-name="P4">
出版时间: 2023-06-21T22:38:00+03:00</text:p>
      <text:p text:style-name="P4">
修改时间: 2023-06-21T22:38:00+03:00</text:p>
      <text:p text:style-name="P4">
描述: 公共Nastyko的前编辑 - 主持人和军事记者将成为调查的新编辑。  - 乌克林。</text:p>
      <text:p text:style-name="P4">
图片: ['<text:a xlink:type="simple" xlink:href="https://static.ukrinform.com/photos/2023_06/thumb_files/630_360_1687376027-412.jpg" text:style-name="Internet_20_link" text:visited-style-name="Visited_20_Internet_20_Link">
630_360_16873...</text:a>
']</text:p>
      <text:p text:style-name="P4">
标签: ['Призначення', 'Журналіст', 'Слідство.Інфо']</text:p>
      <text:p text:style-name="P4">
类型: Article</text:p>
      <!--METADATA-->
      <text:p text:style-name="P4">
<draw:frame draw:style-name="fr1" draw:name="Image202" text:anchor-type="as-char" svg:width="6.9236in" svg:height="3.956343in" draw:z-index="0">
<draw:image xlink:href="../Images/yкринформ/2023-06-21T22-38-00-03-00/630_360_1687376027-412.jpg" xlink:type="simple" xlink:show="embed" xlink:actuate="onLoad" draw:mime-type="image/jpeg"/>
</draw:frame>
“公共” Nastya Stanko Stanenova的前首席编辑和军事记者编辑 - 调查机构新闻调查机构的主持人。</text:p>
      <text:p text:style-name="P4">
正如乌克林福姆报道的那样，它报道了“ <text:a xlink:type="simple" xlink:href="https://detector.media/infospace/article/212793/2023-06-21-golovnoyu-redaktorkoyu-slidstvoinfo-stane-nastya-stanko/" text:style-name="Internet_20_link" text:visited-style-name="Visited_20_Internet_20_Link">
媒体检测器</text:a>
”。</text:p>
      <text:p text:style-name="P4">
“ Stanko将领导媒体团队在去年进行更新，并将从事“调查”的操作管理，这是消息所在。</text:p>
      <text:p text:style-name="P4">
取而代之的是，负责编辑委员会的Anna Babinets仍然是该出版物的执行董事。 值得注意的是，在家庭环境下，它主要集中在代理机构的战略发展上。</text:p>
      <text:p text:style-name="P4">
据报道，Nastya Stanko在公开场合工作了将近十年，而他的主编一年半是主持人。</text:p>
      <text:p text:style-name="P4">
记者报道了迈丹(Maidan)上的事件，唐巴斯(Donbass)的俄罗斯侵略和封面，被SO称为“ LNR”捕获。</text:p>
      <text:p text:style-name="P4">
为了调查2016年2月20日的2016年2月20日事件的“裂缝”，2016年生动的革命，斯坦科与安吉丽娜·卡里亚基纳(Angelina Karyakina)一起获得了Fest Grand Prime Minzhigorye。</text:p>
      <text:p text:style-name="P4">
<text:span text:style-name="T4">
另请阅读：</text:span>
 <text:a xlink:type="simple" xlink:href="https://www.ukrinform.ua/rubric-society/3724819-u-bonni-zurnalisti-zibralisa-na-globalnij-mediaforum.html" text:style-name="Internet_20_link" text:visited-style-name="Visited_20_Internet_20_Link">
在波恩<text:span text:style-name="T4">
新闻工作者</text:span>
并聚集在全球媒体上</text:a>
2018年，Nasta Stanko正在调查SBU的秘密绝缘体。 她在纽约获得了国际新闻自由奖，2019年，穆伊获得了国际妇女媒体基金会的勇气。 在乌克兰，Nastya Stanko在四年中成为记者竞赛“荣誉”的决赛。</text:p>
      <text:p text:style-name="P4">
在2022年2月将俄罗斯入侵俄罗斯进入乌克兰之后，该机器正在军事报告中，定期访问前线领土，并发布了来自热点的报告。</text:p>
      <text:p text:style-name="P4">
News Source: <text:a xlink:type="simple" xlink:href="https://www.ukrinform.ua/rubric-society/3726020-golovnou-redaktorkou-slidstvoinfo-stane-nasta-stanko.html" text:style-name="Internet_20_link" text:visited-style-name="Visited_20_Internet_20_Link">
https://www.ukrinform.ua/rubric-society/3726020-golovnou-redaktorkou-slidstvoinfo-stane-nasta-stanko.html</text:a>
</text:p>
      <!--NEWS-->
      <text:h text:style-name="P10" text:outline-level="1">
<text:span text:style-name="T4">
英国准备支持乌克兰加入北约的简化程序</text:span>
</text:h>
      <text:p text:style-name="P4">
作者: Ukrinform (Person)</text:p>
      <text:p text:style-name="P4">
出版商: Укринформ (Organization)</text:p>
      <text:p text:style-name="P4">
出版时间: 2023-06-21T22:41:00+03:00</text:p>
      <text:p text:style-name="P4">
修改时间: 2023-06-21T22:41:00+03:00</text:p>
      <text:p text:style-name="P4">
描述: 在简化程序下，英国将支持乌克兰加入北约。  - 乌克林。</text:p>
      <text:p text:style-name="P4">
图片: ['<text:a xlink:type="simple" xlink:href="https://static.ukrinform.com/photos/2023_06/thumb_files/630_360_1685693006-991.jpg" text:style-name="Internet_20_link" text:visited-style-name="Visited_20_Internet_20_Link">
630_360_16856...</text:a>
']</text:p>
      <text:p text:style-name="P4">
标签: ['Британія', 'НАТО', 'Україна', 'Війна з Росією']</text:p>
      <text:p text:style-name="P4">
类型: Article</text:p>
      <!--METADATA-->
      <text:p text:style-name="P4">
<draw:frame draw:style-name="fr1" draw:name="Image203" text:anchor-type="as-char" svg:width="6.9236in" svg:height="3.956343in" draw:z-index="0">
<draw:image xlink:href="../Images/yкринформ/2023-06-21T22-41-00-03-00/630_360_1685693006-991.jpg" xlink:type="simple" xlink:show="embed" xlink:actuate="onLoad" draw:mime-type="image/jpeg"/>
</draw:frame>
大型内阁将在简化的程序下支持乌克兰加入北约。</text:p>
      <text:p text:style-name="P4">
根据乌克林福姆的报道，它报告了<text:a xlink:type="simple" xlink:href="https://www.theguardian.com/world/live/2023/jun/21/russia-ukraine-war-live-ukrainian-forces-destroying-the-enemy-zelenskiy-says-major-aid-packages-to-be-unveiled-in-london" text:style-name="Internet_20_link" text:visited-style-name="Visited_20_Internet_20_Link">
监护人</text:a>
关于英国外交部长詹姆斯·克莱维利的声明。</text:p>
      <text:p text:style-name="P4">
克莱维利(Kleverli)指出，英国将支持关于乌克兰通过的成员行动阶段阶段缺乏stinel的提议(芯片板)参加军事联盟。</text:p>
      <text:p text:style-name="P4">
增值税流程规定，候选国家获得成绩和建议，寡妇正在采取措施满足北约的国防和其他报价标准。</text:p>
      <text:p text:style-name="P4">
<text:span text:style-name="T4">
另请阅读：</text:span>
 <text:span text:style-name="T4">
 <text:a xlink:type="simple" xlink:href="https://www.ukrinform.ua/rubric-economy/3725688-premer-britanii-ogolosiv-velikij-paket-finansovoi-pidtrimki-dla-ukraini.html" text:style-name="Internet_20_link" text:visited-style-name="Visited_20_Internet_20_Link">
英国总理宣布了大量的乌克兰财政支持</text:a>
</text:span>
</text:p>
      <text:p text:style-name="P4">
如果乌克兰实际上错过了这个阶段，它实际上将与联盟的新成员 - 芬兰一类。 为了进行比较，北工作塞亚斯参加了2020年推出的20年计划。</text:p>
      <text:p text:style-name="P4">
克莱弗利说：“我们已经看到乌克兰迅速发展和发展。北约的非正式部长们说，对联盟成员的行动计划的许多要求已经在实施。”</text:p>
      <text:p text:style-name="P4">
<text:span text:style-name="T4">
另请阅读：</text:span>
 <text:span text:style-name="T4">
 <text:a xlink:type="simple" xlink:href="https://www.ukrinform.ua/rubric-polytics/3726004-rumunia-pidtrimala-vstup-ukraini-v-nato-kuleba.html" text:style-name="Internet_20_link" text:visited-style-name="Visited_20_Internet_20_Link">
罗马尼亚支持乌克兰的北约介绍-Kuleba</text:a>
</text:span>
</text:p>
      <text:p text:style-name="P4">
他补充说，乌克兰将在反俄罗斯侵略的对抗期间改革其武装力量。</text:p>
      <text:p text:style-name="P4">
“我认为，如果我们离开了成员资格的行动计划，英国的立场将非常有利，他认识到瑞典和芬兰都要求这一点。乌克兰人表明了他们对改革部队的承诺，并在战场上表现出来。我认为这是如此。所有盟友都会做到这一点，”部长总结道。</text:p>
      <text:p text:style-name="P4">
<text:span text:style-name="T4">
另请阅读：</text:span>
 <text:span text:style-name="T4">
 <text:a xlink:type="simple" xlink:href="https://www.ukrinform.ua/rubric-polytics/3725999-u-vilnusi-ukraina-mae-otrimati-zaprosenna-abo-plan-vstupu-do-nato-rasmussen.html" text:style-name="Internet_20_link" text:visited-style-name="Visited_20_Internet_20_Link">
在维尔纽斯·乌克兰(Vilnius Ukraine)必须收到邀请或北约 - 拉斯穆森计划</text:a>
 </text:span>
</text:p>
      <text:p text:style-name="P4">
下个月，北约峰会应在联盟成员国负责人级别的维尔纽斯举行。 乌克兰在<text:span text:style-name="T4">
 [北约]将盟友放在盟友面前(https://www.ukrinform.ua/tag-nato)</text:span>
安全保证的问题，以及前往其在联盟中的全部成员资格的前景。</text:p>
      <text:p text:style-name="P4">
News Source: <text:a xlink:type="simple" xlink:href="https://www.ukrinform.ua/rubric-ato/3726021-britania-gotova-pidtrimati-sprosenu-proceduru-vstupu-ukraini-do-nato.html" text:style-name="Internet_20_link" text:visited-style-name="Visited_20_Internet_20_Link">
https://www.ukrinform.ua/rubric-ato/3726021-britania-gotova-pidtrimati-sprosenu-proceduru-vstupu-ukraini-do-nato.html</text:a>
</text:p>
      <!--NEWS-->
      <text:h text:style-name="P10" text:outline-level="1">
<text:span text:style-name="T4">
国务院建议非洲国家不要相信普京的“和平意图”</text:span>
</text:h>
      <text:p text:style-name="P4">
作者: Ukrinform (Person)</text:p>
      <text:p text:style-name="P4">
出版商: Укринформ (Organization)</text:p>
      <text:p text:style-name="P4">
出版时间: 2023-06-21T22:42:00+03:00</text:p>
      <text:p text:style-name="P4">
修改时间: 2023-06-21T22:42:00+03:00</text:p>
      <text:p text:style-name="P4">
描述: 美国建议不要相信普京关于在乌克兰举行“和平谈判”的意图的话，而是要研究俄罗斯联邦的直接行动，俄罗斯联邦继续侵略，包括对乌克兰平民人口和基础设施。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Африка', 'Путін', 'Держдеп', 'Війна з Росією']</text:p>
      <text:p text:style-name="P4">
类型: Article</text:p>
      <!--METADATA-->
      <text:p text:style-name="P4">
<draw:frame draw:style-name="fr1" draw:name="Image204" text:anchor-type="as-char" svg:width="6.9236in" svg:height="3.956343in" draw:z-index="0">
<draw:image xlink:href="../Images/yкринформ/2023-06-21T22-42-00-03-00/630_360_1666031974-150.jpg" xlink:type="simple" xlink:show="embed" xlink:actuate="onLoad" draw:mime-type="image/jpeg"/>
</draw:frame>
建议组合不要相信普京关于他打算在乌克兰进行“和平间隔”的意图的话，而是要研究俄罗斯联邦的直接行动，俄罗斯联邦的直接行动损害了他的侵略性，包括对乌克兰的伊尼德堡公民人口。</text:p>
      <text:p text:style-name="P4">
据报道，这是关于扎尔坎方声明的国务院Vedant Patel副发言人的评论，称俄罗斯联邦总统被授予和平解决方案。</text:p>
      <text:p text:style-name="P4">
“行动比言语大，我只是再婚(Dociev- ed。)当他们在城市促进和讨论和平方面时，”帕特尔说。</text:p>
      <text:p text:style-name="P4">
因此，国务院代表对声明[普京]发表了评论(https://www.ukrinform.ua/tag-putin)对于非洲国家的领导人来说，也就是说，他从未放弃和平谈判，甚至向他们展示了关于中立和保证乌克兰安全的如此和平条约。</text:p>
      <text:p text:style-name="P4">
帕特尔说：“关于轰炸基辅的俄罗斯的行动，他在公寓楼，医院诅咒平民和能源基础设施，很明显，他们对建立和平与停止这场战争没有重大兴趣。”</text:p>
      <text:p text:style-name="P4">
他还强调，在这种情况下，他想要坚实的和平，并试图继续侵略邻国。</text:p>
      <text:p text:style-name="P4">
*!(https://www.ukrinform.ua/rubric-polytics/3724439-v-ofisi-prezidenta-prokomentuvali-slova-putina-pid-cas-vizitu-afrikanskoi-delegacii-v-rosiu.html)正如乌克林福姆报道的那样，非洲领导人的代表团上周辞职，访问了基辅和<text:a xlink:type="simple" xlink:href="https://www.ukrinform.ua/rubric-world/3724252-lideri-krain-afriki-pribuli-do-rf-dla-peregovoriv.html" text:style-name="Internet_20_link" text:visited-style-name="Visited_20_Internet_20_Link">
莫斯科</text:a>
为乌克兰与俄罗斯联邦之间的监管进行谈判。 在乌克兰首都，由于俄罗斯向Rocketamica开枪，非洲国家元首被迫在炸弹庇护所里花一些时间。</text:p>
      <text:p text:style-name="P4">
News Source: <text:a xlink:type="simple" xlink:href="https://www.ukrinform.ua/rubric-world/3726022-derzdep-poradiv-afrikanskim-krainam-ne-dovirati-mirnim-namiram-putina.html" text:style-name="Internet_20_link" text:visited-style-name="Visited_20_Internet_20_Link">
https://www.ukrinform.ua/rubric-world/3726022-derzdep-poradiv-afrikanskim-krainam-ne-dovirati-mirnim-namiram-putina.html</text:a>
</text:p>
      <!--NEWS-->
      <text:h text:style-name="P10" text:outline-level="1">
<text:span text:style-name="T4">
乌克兰的道德领导应转变为经济-Zelensky</text:span>
</text:h>
      <text:p text:style-name="P4">
作者: Ukrinform (Person)</text:p>
      <text:p text:style-name="P4">
出版商: Укринформ (Organization)</text:p>
      <text:p text:style-name="P4">
出版时间: 2023-06-21T22:50:00+03:00</text:p>
      <text:p text:style-name="P4">
修改时间: 2023-06-21T22:50:00+03:00</text:p>
      <text:p text:style-name="P4">
描述: 乌克兰的任务是将我们人民的道德领导层转变为我们国家的经济领导。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Бізнес', 'Економіка', 'Зеленський', 'Конференція з відбудови у Лондоні']</text:p>
      <text:p text:style-name="P4">
类型: Article</text:p>
      <!--METADATA-->
      <text:p text:style-name="P4">
<draw:frame draw:style-name="fr1" draw:name="Image205" text:anchor-type="as-char" svg:width="6.9236in" svg:height="3.956343in" draw:z-index="0">
<draw:image xlink:href="../Images/yкринформ/2023-06-21T22-50-00-03-00/630_360_1685119271-129.jpeg" xlink:type="simple" xlink:show="embed" xlink:actuate="onLoad" draw:mime-type="image/jpeg"/>
</draw:frame>
乌克兰前是改变我们国家对国家守卫领导的道德领导的任务。</text:p>
      <text:p text:style-name="P4">
沃迪米尔总统Zelenskyy在[上诉]中说了这一点(https://t.me/V_Zelenskiy_official/6665)，报道乌克林福姆。</text:p>
      <text:p text:style-name="P4">
“今天，我们与英国的合作举行了一次特别会议，以参考乌克兰。我感谢英国的新套餐，我们重建了500亿欧元。伦敦这次会议的含义不仅是为了产生努力我们的合作伙伴说，但要支持我们的转型和国际<text:a xlink:type="simple" xlink:href="https://www.ukrinform.ua/tag-biznes" text:style-name="Internet_20_link" text:visited-style-name="Visited_20_Internet_20_Link">
业务</text:a>
”， - 泽伦斯基说。</text:p>
      <text:p text:style-name="P4">
<text:span text:style-name="T5">
viso：<text:a xlink:type="simple" xlink:href="https://t.me/V_Zelenskiy_official/6665" text:style-name="Internet_20_link" text:visited-style-name="Visited_20_Internet_20_Link">
op</text:a>
</text:span>
</text:p>
      <text:p text:style-name="P4">
他指出，乌克兰恢复的各个方面和国家的进一步发展将由世界业务的人物代表，这些人物在乌克兰特别需要。</text:p>
      <text:p text:style-name="P4">
总统总结总统说：“乌克兰的任务是我们人民的道德领导地位，改变了我们国家的经济领导才能。总统总统总结说。</text:p>
      <text:p text:style-name="P4">
<text:span text:style-name="T4">
另请阅读：</text:span>
 <text:a xlink:type="simple" xlink:href="https://www.ukrinform.ua/rubric-society/3725972-osvitni-mozlivosti-u-derzavi-maut-povertati-ukrainciv-dodomu-zelenskij.html" text:style-name="Internet_20_link" text:visited-style-name="Visited_20_Internet_20_Link">
该州的教育机会应返回乌克兰人 -  <text:span text:style-name="T4">
 Zelensky </text:span>
</text:a>
正如乌克兰人报道的那样，乌克兰恢复的国际会议于6月21日在伦敦开始，该会议将确定我们国家的主要，中期和有前途的任务。</text:p>
      <text:p text:style-name="P4">
News Source: <text:a xlink:type="simple" xlink:href="https://www.ukrinform.ua/rubric-economy/3726025-moralne-liderstvo-nasogo-narodu-treba-transformuvati-v-ekonomicne-liderstvo-ukraini-zelenskij.html" text:style-name="Internet_20_link" text:visited-style-name="Visited_20_Internet_20_Link">
https://www.ukrinform.ua/rubric-economy/3726025-moralne-liderstvo-nasogo-narodu-treba-transformuvati-v-ekonomicne-liderstvo-ukraini-zelenskij.html</text:a>
</text:p>
      <!--NEWS-->
      <text:h text:style-name="P10" text:outline-level="1">
<text:span text:style-name="T4">
乌克兰帕夫洛夫的乌克兰国旗：我们希望乌克兰人从这里了解好消息</text:span>
</text:h>
      <text:p text:style-name="P4">
作者: Ukrinform (Person)</text:p>
      <text:p text:style-name="P4">
出版商: Укринформ (Organization)</text:p>
      <text:p text:style-name="P4">
出版时间: 2023-06-21T23:03:00+03:00</text:p>
      <text:p text:style-name="P4">
修改时间: 2023-06-21T23:03:00+03:00</text:p>
      <text:p text:style-name="P4">
描述: 欧洲奥运会阿纳斯塔西娅·帕夫洛娃（Anastasia Pavlova）的乌克兰弓箭手和国家队对参加欧洲运动会的参与期望。  - 乌克林。</text:p>
      <text:p text:style-name="P4">
图片: ['<text:a xlink:type="simple" xlink:href="https://static.ukrinform.com/photos/2023_06/thumb_files/630_360_1687377726-830.jpg" text:style-name="Internet_20_link" text:visited-style-name="Visited_20_Internet_20_Link">
630_360_16873...</text:a>
']</text:p>
      <text:p text:style-name="P4">
标签: ['Європейські ігри']</text:p>
      <text:p text:style-name="P4">
类型: Article</text:p>
      <!--METADATA-->
      <text:p text:style-name="P4">
<draw:frame draw:style-name="fr1" draw:name="Image206" text:anchor-type="as-char" svg:width="6.9236in" svg:height="3.956343in" draw:z-index="0">
<draw:image xlink:href="../Images/yкринформ/2023-06-21T23-03-00-03-00/630_360_1687377726-830.jpg" xlink:type="simple" xlink:show="embed" xlink:actuate="onLoad" draw:mime-type="image/jpeg"/>
</draw:frame>
欧洲奥运会阿纳斯塔西娅·帕夫洛夫瓦(Anastasia Pavlovva)的乌克兰卢特里安(Lutrian)和国家队的国旗付出了期望，他们希望参加欧洲运动会-2023-the Europe。</text:p>
      <text:p text:style-name="P4">
她在向乌克林福音通讯员的评论中专门讲述了这一点。</text:p>
      <text:p text:style-name="P4">
“我想展示我最好的结果，让人们为我感到骄傲，以便我们的演讲被人们记住。 我尚未完全理解为所有人，因为我们昨天才到达。 一切都发生得太快了：我们走了很多，因为我们的射击基地很远。 在他们的比赛中，这是一个普遍的故事。 明天我们将在主聚合物上拍摄 我们希望好消息成为乌克兰人，”帕夫洛娃说。</text:p>
      <text:p text:style-name="P4">
她还指出，她一直不用担心，因为她已经成为旗帜 - 乌克兰在被问到。 弓箭手说，表演这座城市非常光荣。</text:p>
      <text:p text:style-name="P4">
<text:span text:style-name="T4">
另请阅读：</text:span>
 <text:a xlink:type="simple" xlink:href="https://www.ukrinform.ua/rubric-sports/3725512-evropejski-igri2023-igri-peremozciv-igri-povagi-igri-bez-rosian.html" text:style-name="Internet_20_link" text:visited-style-name="Visited_20_Internet_20_Link">
<text:span text:style-name="T4">
欧洲</text:span>
 <text:span text:style-name="T4">
 </text:span>
游戏** -2023-获奖者，游戏，没有俄罗斯人的游戏</text:a>
据报道，今天6月21日，将在克拉科夫举行2023年埃维加运动会的开幕式。 在仪式上，乌克兰的襟翼将是Anastasia Pavlova的弓箭手和Kanosti-Kanist Andrei Rybachok。</text:p>
      <text:p text:style-name="P4">
比赛将持续从6月21日至7月2日。</text:p>
      <text:p text:style-name="P4">
照片：盖蒂图像</text:p>
      <text:p text:style-name="P4">
News Source: <text:a xlink:type="simple" xlink:href="https://www.ukrinform.ua/rubric-sports/3726027-ukrainskij-praporonosec-pavlova-hocetsa-sob-ukrainnci-diznavalisa-zvidsi-horosi-novini.html" text:style-name="Internet_20_link" text:visited-style-name="Visited_20_Internet_20_Link">
https://www.ukrinform.ua/rubric-sports/3726027-ukrainskij-praporonosec-pavlova-hocetsa-sob-ukrainnci-diznavalisa-zvidsi-horosi-novini.html</text:a>
</text:p>
      <!--NEWS-->
      <text:h text:style-name="P10" text:outline-level="1">
<text:span text:style-name="T4">
Zelensky已接受挪威，瑞士，阿塞拜疆，巴基斯坦和冰岛的证书证书</text:span>
</text:h>
      <text:p text:style-name="P4">
作者: Ukrinform (Person)</text:p>
      <text:p text:style-name="P4">
出版商: Укринформ (Organization)</text:p>
      <text:p text:style-name="P4">
出版时间: 2023-06-21T23:11:00+03:00</text:p>
      <text:p text:style-name="P4">
修改时间: 2023-06-21T23:11:00+03:00</text:p>
      <text:p text:style-name="P4">
描述: 总统弗拉基米尔·泽伦斯基（Vladimir Zelensky）接受了瑞士联邦大使菲利克斯·鲍曼（Felix Baumann）的诺维吉亚海军桑德·安德森（Norwegia Heline Sand Andresen）王国的证书，阿塞拜疆共和国西摩·马尔达利耶耶夫（Azymour Mardaliyev）大使，大使。  - 乌克林。</text:p>
      <text:p text:style-name="P4">
图片: ['<text:a xlink:type="simple" xlink:href="https://static.ukrinform.com/photos/2023_06/thumb_files/630_360_1687377688-126.jpeg" text:style-name="Internet_20_link" text:visited-style-name="Visited_20_Internet_20_Link">
630_360_16873...</text:a>
']</text:p>
      <text:p text:style-name="P4">
标签: ['Посол', 'Дипломати', 'Зеленський']</text:p>
      <text:p text:style-name="P4">
类型: Article</text:p>
      <!--METADATA-->
      <text:p text:style-name="P4">
<draw:frame draw:style-name="fr1" draw:name="Image207" text:anchor-type="as-char" svg:width="6.9236in" svg:height="3.956343in" draw:z-index="0">
<draw:image xlink:href="../Images/yкринформ/2023-06-21T23-11-00-03-00/630_360_1687377688-126.jpeg" xlink:type="simple" xlink:show="embed" xlink:actuate="onLoad" draw:mime-type="image/jpeg"/>
</draw:frame>
总统泽伦斯基(Zelensky)接受了挪威·海伦斯(Norway Helensand Andresen)王国的证书，瑞士·鲍曼(Felix Baumann)瑞士联邦大使，伊斯兰共和党纳迪拉·纳迪拉·哈迪尔·哈希安·哈希安·哈希安·哈希安·哈希安·哈曼(Seymlaira Haidan Haidan and Ambassador)和我们国家的伊斯兰共和党人玛达​​利耶夫(Seymour Mardaliyev)的波拉泽比贾尼(Polazerbaijani Mardaliyev)</text:p>
      <text:p text:style-name="P4">
关于它报告<text:a xlink:type="simple" xlink:href="https://www.president.gov.ua/news/glava-derzhavi-prijnyav-virchi-gramoti-u-posliv-norvegiyi-sh-83713" text:style-name="Internet_20_link" text:visited-style-name="Visited_20_Internet_20_Link">
媒体服务OP</text:a>
，报道乌克林福姆。</text:p>
      <text:p text:style-name="P4">
如图所述，传统上脊椎动物的仪式发生在国家储备“索非亚·基维斯卡”的索非亚。</text:p>
      <text:p text:style-name="P4">
Zelensky证书证书的交付时间对挪威的存储表示感谢。 他感谢挪威一方提供了全面，财务和人道主义援助，并得到了政府的批准，该援助是一项单独的五年援助计划<text:a xlink:type="simple" xlink:href="https://www.ukrinform.ua/tag-ukraina" text:style-name="Internet_20_link" text:visited-style-name="Visited_20_Internet_20_Link">
乌克兰</text:a>
约70亿欧元。</text:p>
      <text:p text:style-name="P4">
</text:p>
      <text:p text:style-name="P4">
此外，Zelensky感谢乌克兰的总统，议会和整个维特室人民的支持，尤其是提供人道主义和经济援助的人，以及逃离战争逃离战争的乌克兰人的庇护所。 他称赞政治和实践援助，自全面的俄罗斯入侵开始以来，它一直在为她的瑞士提供。</text:p>
      <text:p text:style-name="P4">
</text:p>
      <text:p text:style-name="P4">
欢迎阿塞拜疆大使西摩·马尔达利耶夫(Seymour Mardaliyev)在该国的外交任务开始时，感谢国家元首感谢乌克兰领土完整性的支持。 他还感谢阿塞拜疆人的援助，以克服俄罗斯武装侵略的后果，尤其是由俄罗斯人联合会在卡科夫斯基水力发电厂造成的俄罗斯联合会造成的灾难。</text:p>
      <text:p text:style-name="P4">
</text:p>
      <text:p text:style-name="P4">
在与冰岛大使汉尼斯·赫西森(Hannes Hesison)会面期间，总统感谢乌克兰在双边级别和国际组织内的关注。</text:p>
      <text:p text:style-name="P4">
<text:span text:style-name="T4">
 ReadMetas：</text:span>
 <text:a xlink:type="simple" xlink:href="https://www.ukrinform.ua/rubric-polytics/3703754-novij-posol-ukraini-v-latvii-rozpocav-svou-robotu.html" text:style-name="Internet_20_link" text:visited-style-name="Visited_20_Internet_20_Link">
乌克兰到拉脱维亚的新大使开始了工作</text:a>
如<text:a xlink:type="simple" xlink:href="https://www.ukrinform.ua/rubric-ato/3725240-zelenskij-priznaciv-posliv-v-indii-kolumbii-ta-brazilii.html" text:style-name="Internet_20_link" text:visited-style-name="Visited_20_Internet_20_Link">
报道</text:a>
，总统沃罗迪米尔泽伦斯基(Volodymyrzelensky)任命了乌克兰共和国哥伦比亚共和国巴西共和国的乌克兰大使。</text:p>
      <text:p text:style-name="P4">
_foto：op _</text:p>
      <text:p text:style-name="P4">
News Source: <text:a xlink:type="simple" xlink:href="https://www.ukrinform.ua/rubric-polytics/3726028-zelenskij-prijnav-virci-gramoti-u-posliv-norvegii-svejcarii-azerbajdzanu-pakistanu-ta-islandii.html" text:style-name="Internet_20_link" text:visited-style-name="Visited_20_Internet_20_Link">
https://www.ukrinform.ua/rubric-polytics/3726028-zelenskij-prijnav-virci-gramoti-u-posliv-norvegii-svejcarii-azerbajdzanu-pakistanu-ta-islandii.html</text:a>
</text:p>
      <!--NEWS-->
      <text:h text:style-name="P10" text:outline-level="1">
<text:span text:style-name="T4">
乌克兰将来计划显着增加能源和天然气出口</text:span>
</text:h>
      <text:p text:style-name="P4">
作者: Ukrinform (Person)</text:p>
      <text:p text:style-name="P4">
出版商: Укринформ (Organization)</text:p>
      <text:p text:style-name="P4">
出版时间: 2023-06-21T23:20:00+03:00</text:p>
      <text:p text:style-name="P4">
修改时间: 2023-06-21T23:20:00+03:00</text:p>
      <text:p text:style-name="P4">
描述: 将来，乌克兰将能够向欧洲出口约700个TVT小时。 能源和150亿立方米的天然气。  - 乌克林。</text:p>
      <text:p text:style-name="P4">
图片: ['<text:a xlink:type="simple" xlink:href="https://static.ukrinform.com/photos/2023_04/thumb_files/630_360_1682721995-288.jpg" text:style-name="Internet_20_link" text:visited-style-name="Visited_20_Internet_20_Link">
630_360_16827...</text:a>
']</text:p>
      <text:p text:style-name="P4">
标签: ['Експорт', 'Енергетика', 'Газ', 'Реекспорт газу']</text:p>
      <text:p text:style-name="P4">
类型: Article</text:p>
      <!--METADATA-->
      <text:p text:style-name="P4">
<draw:frame draw:style-name="fr1" draw:name="Image219" text:anchor-type="as-char" svg:width="6.9236in" svg:height="3.956343in" draw:z-index="0">
<draw:image xlink:href="../Images/yкринформ/2023-06-21T23-20-00-03-00/630_360_1682721995-288.jpg" xlink:type="simple" xlink:show="embed" xlink:actuate="onLoad" draw:mime-type="image/jpeg"/>
</draw:frame>
乌克兰将能够向欧洲出口约700个TVT小时，而天然气则可以向欧洲出口150亿立方米。</text:p>
      <text:p text:style-name="P4">
乌克林福姆(Ukrinform)表示，办公室总统斯特斯拉夫·舒尔玛(Cresidence Archensialstyslav Shurma)的副负责人在一次伦敦乌克兰恢复的会议上表示了这一点。</text:p>
      <text:p text:style-name="P4">
“当我们在乌克兰建立绿色钢铁行业时，我们将谈论150-1.6亿TVT小时。 如果我们在乌克兰建立绿色肥料行业，并向欧洲供应250万吨绿色氨，那么我们将谈论另外70个电视小时。 350万吨的氢将额外提供20吨小时。 电。 因此，总共将大约700个TVT小时。额外的容量。” Shurma说。</text:p>
      <text:p text:style-name="P4">
<text:span text:style-name="T4">
另请阅读：</text:span>
 <text:span text:style-name="T4">
 <text:a xlink:type="simple" xlink:href="https://www.ukrinform.ua/rubric-economy/3725880-agrarii-prosat-urad-vziti-zahodiv-dla-zabezpecenna-eksportu-ukrainskoi-produkcii.html" text:style-name="Internet_20_link" text:visited-style-name="Visited_20_Internet_20_Link">
Agrarians要求政府采取措施确保出口乌克兰产品</text:a>
</text:span>
</text:p>
      <text:p text:style-name="P4">
据他说，乌克兰还需要Energomix，其生产可以在10  -  30年内提供。 然后，乌克兰将能够提供140吉瓦。 风，94 GW。 太阳能和30 GW。 核能。</text:p>
      <text:p text:style-name="P4">
Shurma还强调，乌克兰将来将能够出口100亿个生物甲烷和150亿立方米的天然气。</text:p>
      <text:p text:style-name="P4">
<text:span text:style-name="T4">
另请阅读：</text:span>
 <text:span text:style-name="T4">
 <text:a xlink:type="simple" xlink:href="https://www.ukrinform.ua/rubric-economy/3724749-ukraina-moze-stati-gazovim-sejfom-dla-evropi-ekspert.html" text:style-name="Internet_20_link" text:visited-style-name="Visited_20_Internet_20_Link">
乌克兰可以成为欧洲的“天然气安全” -Expert</text:a>
</text:span>
</text:p>
      <text:p text:style-name="P4">
据报道，6月21日在伦敦举行的乌克兰国防会议开始，该会议将确定战后重建和国家现代化的优先，中期和观点任务。</text:p>
      <text:p text:style-name="P4">
News Source: <text:a xlink:type="simple" xlink:href="https://www.ukrinform.ua/rubric-economy/3726030-ukraina-v-majbutnomu-planue-znacno-zbilsiti-eksport-energii-ta-gazu.html" text:style-name="Internet_20_link" text:visited-style-name="Visited_20_Internet_20_Link">
https://www.ukrinform.ua/rubric-economy/3726030-ukraina-v-majbutnomu-planue-znacno-zbilsiti-eksport-energii-ta-gazu.html</text:a>
</text:p>
      <!--NEWS-->
      <text:h text:style-name="P10" text:outline-level="1">
<text:span text:style-name="T4">
AFS的武装部队供应合同开始根据新程序结束</text:span>
</text:h>
      <text:p text:style-name="P4">
作者: Ukrinform (Person)</text:p>
      <text:p text:style-name="P4">
出版商: Укринформ (Organization)</text:p>
      <text:p text:style-name="P4">
出版时间: 2023-06-21T23:25:00+03:00</text:p>
      <text:p text:style-name="P4">
修改时间: 2023-06-21T23:25:00+03:00</text:p>
      <text:p text:style-name="P4">
描述: 国防部已开始根据新程序签订武装部队的粮食供应合同。  - 乌克林。</text:p>
      <text:p text:style-name="P4">
图片: ['<text:a xlink:type="simple" xlink:href="https://static.ukrinform.com/photos/2023_06/thumb_files/630_360_1687378731-353.jpg" text:style-name="Internet_20_link" text:visited-style-name="Visited_20_Internet_20_Link">
630_360_16873...</text:a>
']</text:p>
      <text:p text:style-name="P4">
标签: ['Міноборони', 'Продукти', 'ЗСУ', 'Держзакупівлі']</text:p>
      <text:p text:style-name="P4">
类型: Article</text:p>
      <!--METADATA-->
      <text:p text:style-name="P4">
<draw:frame draw:style-name="fr1" draw:name="Image220" text:anchor-type="as-char" svg:width="6.9236in" svg:height="3.956343in" draw:z-index="0">
<draw:image xlink:href="../Images/yкринформ/2023-06-21T23-25-00-03-00/630_360_1687378731-353.jpg" xlink:type="simple" xlink:show="embed" xlink:actuate="onLoad" draw:mime-type="image/jpeg"/>
</draw:frame>
国防部将根据新程序签订武装部队的粮食供应合同。</text:p>
      <text:p text:style-name="P4">
乌克兰国防部在[电报]中报告了这一点(https://t.me/ministry_of_defense_ua/7708)，报道乌克林福姆。</text:p>
      <text:p text:style-name="P4">
«国防部根据6月21日的Prozorro贸易体系的结果，与获奖公司的前三个合同签订了供应[产品]的合同(https://www.ukrinform.ua/tag-produkti)武装部队根据食物准备的食物。”消息写道。</text:p>
      <text:p text:style-name="P4">
从22名确定了19个获奖者。另外16名获奖者在签署中接受了培训，该奖项是该部门的存款作为招标文件。</text:p>
      <text:p text:style-name="P4">
所有参与者拒绝了与公告条件的不一致有关的所有参与者的三个程序。 重复竞标 -  Prozorro系统中突出显示了此信息(双重程序提交文件22.06.2023的截止日期，到第三次 - 直到27.06.2023).</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text:p>
      <text:p text:style-name="P4">
Також триває низка судових процесів, на яких розглядаються позови окремихучасників торгів. Зміст заяв різний, але здебільшого їх суть полягає упретензіях до роботи Колегіального органу Міноборони з питань обороннихзакупівель.</text:p>
      <text:p text:style-name="P4">
<text:span text:style-name="T4">
Читайте також:</text:span>
 <text:a xlink:type="simple" xlink:href="https://www.ukrinform.ua/rubric-ato/3676504-minoboroni-zminilo-cini-na-produkti-dla-zsu.html" text:style-name="Internet_20_link" text:visited-style-name="Visited_20_Internet_20_Link">
 Міноборони змінило ціни на <text:span text:style-name="T4">
продукти</text:span>
 <text:span text:style-name="T4">
для</text:span>
 <text:span text:style-name="T4">
ЗСУ</text:span>
</text:a>
同时，为了最大程度地控制采购过程，就国防部公共反腐败委员会的国防采购问题引入了联盟机构。</text:p>
      <ul>
        <li>
我强调，所有过程都尽可能公开地发生。 我们正在与公众积极合作，我对此表示感谢，尤其是反犯罪，敢于敢于所有这些困难，购买继续，签署合同，与法律规定的所有程序和条款一致“采购”。 没有延迟。 乌克兰国防部副部长丹尼斯·莎拉波夫(Denis Sharapov)说，陆军曾经是并且将是完全安全的 - 这是我们的关键任务。</li>
      </ul>
      <text:p text:style-name="P4">
News Source: <text:a xlink:type="simple" xlink:href="https://www.ukrinform.ua/rubric-economy/3726031-dogovori-na-postacanna-produktiv-dla-zsu-pocali-ukladati-za-novou-procedurou.html" text:style-name="Internet_20_link" text:visited-style-name="Visited_20_Internet_20_Link">
https://www.ukrinform.ua/rubric-economy/3726031-dogovori-na-postacanna-produktiv-dla-zsu-pocali-ukladati-za-novou-procedurou.html</text:a>
</text:p>
      <!--NEWS-->
      <text:h text:style-name="P10" text:outline-level="1">
<text:span text:style-name="T4">
世界银行将向乌克兰提供5亿美元的薪水，向救援人员，老师和退休金</text:span>
</text:h>
      <text:p text:style-name="P4">
作者: Ukrinform (Person)</text:p>
      <text:p text:style-name="P4">
出版商: Укринформ (Organization)</text:p>
      <text:p text:style-name="P4">
出版时间: 2023-06-21T23:33:00+03:00</text:p>
      <text:p text:style-name="P4">
修改时间: 2023-06-21T23:33:00+03:00</text:p>
      <text:p text:style-name="P4">
描述: 在全面战争开始后，世界银行已成为动员资源来协助乌克兰的领导人之一。  - 乌克林。</text:p>
      <text:p text:style-name="P4">
图片: ['<text:a xlink:type="simple" xlink:href="https://static.ukrinform.com/photos/2023_06/thumb_files/630_360_1687379429-538.jpg" text:style-name="Internet_20_link" text:visited-style-name="Visited_20_Internet_20_Link">
630_360_16873...</text:a>
']</text:p>
      <text:p text:style-name="P4">
标签: ['Британія', 'Україна', 'Світовий банк', 'Шмигаль']</text:p>
      <text:p text:style-name="P4">
类型: Article</text:p>
      <!--METADATA-->
      <text:p text:style-name="P4">
<draw:frame draw:style-name="fr1" draw:name="Image221" text:anchor-type="as-char" svg:width="6.9236in" svg:height="3.956343in" draw:z-index="0">
<draw:image xlink:href="../Images/yкринформ/2023-06-21T23-33-00-03-00/630_360_1687379429-538.jpg" xlink:type="simple" xlink:show="embed" xlink:actuate="onLoad" draw:mime-type="image/jpeg"/>
</draw:frame>
世界银行已成为动员资源的领导者之一，以帮助乌克兰推迟一场全面的战争。</text:p>
      <text:p text:style-name="P4">
根据乌克林福姆的说法，乌克兰总理丹尼斯·施米加尔(Denis Shmigal)在[Telegram]中报道(https://t.me/Denys_Smyhal/5466)。</text:p>
      <text:p text:style-name="P4">
Smigal说：“今天，我们已经在美国，英国，英国和芬兰的支持下从17.6亿美元的援助中签署了5亿美元的5亿美元资金，”</text:p>
      <text:p text:style-name="P4">
资金将用于<text:a xlink:type="simple" xlink:href="https://www.ukrinform.ua/tag-zarplata" text:style-name="Internet_20_link" text:visited-style-name="Visited_20_Internet_20_Link">
薪水</text:a>
救援人员和教师，养老金的支付，对低收入家庭的支持，残疾儿童，内部流离失所者，单身母亲以及根据医疗保证计划支付医疗服务。</text:p>
      <text:p text:style-name="P4">
<text:span text:style-name="T4">
另请阅读：</text:span>
 <text:a xlink:type="simple" xlink:href="https://www.ukrinform.ua/rubric-vidbudova/3725967-smigal-planuemo-zaluciti-do-7-milardiv-za-dopomogou-koordinacijnoi-donorskoi-platformi.html" text:style-name="Internet_20_link" text:visited-style-name="Visited_20_Internet_20_Link">
<text:span text:style-name="T4">
 Shmigal </text:span>
：我们计划在协调供体平台的帮助下吸引高达70亿美元</text:a>
如[Ukrinform]报道(https://www.ukrinform.ua/rubric-economy/3726017-ebrr-cogoric-pidtrimae-ukrainsku-energetiku-na-600-miljoniv-smigal.html)，欧洲重建与发展银行将以今年的6亿欧元为乌克兰能源提供支持。</text:p>
      <text:p text:style-name="P4">
<text:span text:style-name="T5">
foto：Denis Shmigal / Telegram</text:span>
</text:p>
      <text:p text:style-name="P4">
News Source: <text:a xlink:type="simple" xlink:href="https://www.ukrinform.ua/rubric-economy/3726033-svitovij-bank-nadast-ukraini-500-miljoniv-na-zarplati-ratuvalnikam-vcitelam-ta-pensii.html" text:style-name="Internet_20_link" text:visited-style-name="Visited_20_Internet_20_Link">
https://www.ukrinform.ua/rubric-economy/3726033-svitovij-bank-nadast-ukraini-500-miljoniv-na-zarplati-ratuvalnikam-vcitelam-ta-pensii.html</text:a>
</text:p>
      <!--NEWS-->
      <text:h text:style-name="P10" text:outline-level="1">
<text:span text:style-name="T4">
Yaroslav Kaczynski返回波兰政府</text:span>
</text:h>
      <text:p text:style-name="P4">
作者: Ukrinform (Person)</text:p>
      <text:p text:style-name="P4">
出版商: Укринформ (Organization)</text:p>
      <text:p text:style-name="P4">
出版时间: 2023-06-21T23:49:00+03:00</text:p>
      <text:p text:style-name="P4">
修改时间: 2023-06-21T23:49:00+03:00</text:p>
      <text:p text:style-name="P4">
描述: 波兰总统安德烈·杜达（Andrzej Duda）于6月21日星期三任命了Yaroslav Kaczynski Viceremer在Mateusz Moravtsky政府任命执政党“权利与正义”（PAS）。  - 乌克林。</text:p>
      <text:p text:style-name="P4">
图片: ['<text:a xlink:type="simple" xlink:href="https://static.ukrinform.com/photos/2020_04/thumb_files/630_360_1586352186-926.jpg" text:style-name="Internet_20_link" text:visited-style-name="Visited_20_Internet_20_Link">
630_360_15863...</text:a>
']</text:p>
      <text:p text:style-name="P4">
标签: ['Качинський', 'Польща', 'Уряд']</text:p>
      <text:p text:style-name="P4">
类型: Article</text:p>
      <!--METADATA-->
      <text:p text:style-name="P4">
<draw:frame draw:style-name="fr1" draw:name="Image222" text:anchor-type="as-char" svg:width="6.9236in" svg:height="3.956343in" draw:z-index="0">
<draw:image xlink:href="../Images/yкринформ/2023-06-21T23-49-00-03-00/630_360_1586352186-926.jpg" xlink:type="simple" xlink:show="embed" xlink:actuate="onLoad" draw:mime-type="image/jpeg"/>
</draw:frame>
安德烈·杜达(Andrzej Duda)总统在6月21日星期三任命了执政党的领导人为“权利与正义”(脚本)莫拉维斯基政府的Yaroslav Kaczynski Viceremer。</text:p>
      <text:p text:style-name="P4">
正如乌克林福姆报道的那样，它报告了<text:a xlink:type="simple" xlink:href="http://www.reuters.com/world/europe/polish-president-appoints-ruling-party-leader-deputy-pm-2023-06-21/" text:style-name="Internet_20_link" text:visited-style-name="Visited_20_Internet_20_Link">
路透</text:a>
。</text:p>
      <text:p text:style-name="P4">
值得注意的是，直到2022年6月，Kaczynski已经是国家安全和国防部政府的负责人，也是政府负责人，阿克莱皮索夫(Aklepyshov)辞去了专注于准备今年将举行的议会选举。</text:p>
      <text:p text:style-name="P4">
<text:span text:style-name="T4">
另请阅读：</text:span>
 <text:span text:style-name="T4">
 <text:a xlink:type="simple" xlink:href="https://www.ukrinform.ua/rubric-world/3699991-zaversenna-vijni-rf-proti-ukraini-kompromisom-oznacatime-novi-nebezpeki-kacinskij.html" text:style-name="Internet_20_link" text:visited-style-name="Visited_20_Internet_20_Link">
俄罗斯对乌克兰“妥协”的结束将意味着新的危险-Kaczynski</text:a>
</text:span>
</text:p>
      <text:p text:style-name="P4">
<text:a xlink:type="simple" xlink:href="http://www.polskieradio.pl/398/7856/Artykul/3193465,%D0%BF%D1%80%D0%B5%D0%B7%D0%B8%D0%B4%D0%B5%D0%BD%D1%82-%D0%B0%D0%BD%D0%B4%D0%B6%D0%B5%D0%B9-%D0%B4%D1%83%D0%B4%D0%B0-%D0%B2%D0%BD%D0%BE%D1%81%D0%B8%D1%82%D1%8C-%D0%B7%D0%BC%D1%96%D0%BD%D0%B8-%D1%83-%D1%81%D0%BA%D0%BB%D0%B0%D0%B4-%D1%80%D0%B0%D0%B4%D0%B8-%D0%BC%D1%96%D0%BD%D1%96%D1%81%D1%82%D1%80%D1%96%D0%B2" text:style-name="Internet_20_link" text:visited-style-name="Visited_20_Internet_20_Link">
波兰收音机</text:a>
他指出，国防部主管Mariusz Blaschak提交了较早的Ministers职位，文化宗教遗产部长Piotr Glinsky，Henryk Kovalchyk和国家活动部长Jacek Sasin提交了辞职。</text:p>
      <text:p text:style-name="P4">
众所周知，波兰的议会选举将于今年秋天举行，尚未确定其精确日期。 最有可能的裁决右手 - 右手右手的右手右手右手。 但是，获得的投票可能会团结起来，不参与其他政治力量。</text:p>
      <text:p text:style-name="P4">
<text:span text:style-name="T4">
另请阅读：</text:span>
 <text:span text:style-name="T4">
 <text:a xlink:type="simple" xlink:href="https://www.ukrinform.ua/rubric-world/3716534-rosia-gotue-provokacii-pered-viborami-u-polsi-kacinskij.html" text:style-name="Internet_20_link" text:visited-style-name="Visited_20_Internet_20_Link">
俄罗斯在波兰-Kachinsky举行的选举之前准备挑衅</text:a>
</text:span>
</text:p>
      <text:p text:style-name="P4">
联合权利掌权在<text:span text:style-name="T4">
 <text:a xlink:type="simple" xlink:href="https://www.ukrinform.ua/tag-polsa" text:style-name="Internet_20_link" text:visited-style-name="Visited_20_Internet_20_Link">
波兰</text:a>
</text:span>
从2015年秋季开始。 这种政治赢得了议会选举两次，独立地在西马斯和国家政府中构成了裁决。</text:p>
      <text:p text:style-name="P4">
<text:span text:style-name="T5">
foto：phar</text:span>
</text:p>
      <text:p text:style-name="P4">
News Source: <text:a xlink:type="simple" xlink:href="https://www.ukrinform.ua/rubric-world/3725799-aroslav-kacinskij-povertaetsa-v-polskij-urad.html" text:style-name="Internet_20_link" text:visited-style-name="Visited_20_Internet_20_Link">
https://www.ukrinform.ua/rubric-world/3725799-aroslav-kacinskij-povertaetsa-v-polskij-urad.html</text:a>
</text:p>
      <!--NEWS-->
      <text:h text:style-name="P10" text:outline-level="1">
<text:span text:style-name="T4">
立陶宛人的西马斯（Seimas）启动了剥夺公民身份的花样滑冰运动员，以参加俄罗斯联邦的演出</text:span>
</text:h>
      <text:p text:style-name="P4">
作者: Ukrinform (Person)</text:p>
      <text:p text:style-name="P4">
出版商: Укринформ (Organization)</text:p>
      <text:p text:style-name="P4">
出版时间: 2023-06-21T23:54:00+03:00</text:p>
      <text:p text:style-name="P4">
修改时间: 2023-06-21T23:54:00+03:00</text:p>
      <text:p text:style-name="P4">
描述: 立陶宛议会的议长维多利亚·奇米特·尼尔森（Victoria Chmilite-Nilsen）认为，将于2022年8月在俄罗斯执行的花样溜冰者玛格丽塔·德罗布兹科（Margarita Drobzitzko）剥夺立陶宛公民身份。  - 乌克林。</text:p>
      <text:p text:style-name="P4">
图片: ['<text:a xlink:type="simple" xlink:href="https://static.ukrinform.com/photos/2023_06/thumb_files/630_360_1687376526-294.jpg" text:style-name="Internet_20_link" text:visited-style-name="Visited_20_Internet_20_Link">
630_360_16873...</text:a>
']</text:p>
      <text:p text:style-name="P4">
标签: ['Литва', 'Спорт', 'Громадянство', 'фігурне катання']</text:p>
      <text:p text:style-name="P4">
类型: Article</text:p>
      <!--METADATA-->
      <text:p text:style-name="P4">
<draw:frame draw:style-name="fr1" draw:name="Image223" text:anchor-type="as-char" svg:width="6.9236in" svg:height="3.956343in" draw:z-index="0">
<draw:image xlink:href="../Images/yкринформ/2023-06-21T23-54-00-03-00/630_360_1687376526-294.jpg" xlink:type="simple" xlink:show="embed" xlink:actuate="onLoad" draw:mime-type="image/jpeg"/>
</draw:frame>
立陶宛议长维多利亚·奇米特·尼尔森(Victoria Chmilite-Nielsen)认为，将在2022年8月在俄罗斯执行的花样滑冰运动员玛格丽塔·德罗比兹科(Margarita Drobbizko)剥夺公民身份的倡议。</text:p>
      <text:p text:style-name="P4">
她在接受采访<text:a xlink:type="simple" xlink:href="https://www.lrt.lt/naujienos/lietuvoje/2/2017772/seimo-pirmininke-apie-iniciatyva-panaikinti-pilietybe-drobiazko-tiketina-sis-sprendimas-bus-priimtas" text:style-name="Internet_20_link" text:visited-style-name="Visited_20_Internet_20_Link">
国家广播</text:a>
，报道乌克林福姆。</text:p>
      <text:p text:style-name="P4">
“他们已经谈论了很长时间了。 显然，我们已经接近了该解决方案的最后阶段。 据我所知，这得到了支持，因此可能会做出决定。” Chmilite-Nielsen说。</text:p>
      <text:p text:style-name="P4">
值得注意的是，周二，Seimas的代表们启动了立陶宛公民德比亚的取消。 根据最近采用的立法修正案，他们呼吁内政部评估剥夺公民溜冰者的理由。</text:p>
      <text:p text:style-name="P4">
<text:span text:style-name="T4">
另请阅读：</text:span>
 <text:span text:style-name="T4">
 [立陶宛习俗习俗得到了加强(https://www.ukrinform.ua/rubric-economy/3725527-mitnica-litvi-posilue-pravila-provezenna-tovariv-cerez-rf-ta-bilorus.html)</text:span>
</text:p>
      <text:p text:style-name="P4">
3月，立陶宛人<text:a xlink:type="simple" xlink:href="https://www.delfi.lt/ru/news/politics/seym-litvy-iniciiroval-lishenie-grazhdanstva-olimpiyskoy-figuristki-za-vystuplenie-na-scene-v-rossii-93726435" text:style-name="Internet_20_link" text:visited-style-name="Visited_20_Internet_20_Link">
代表</text:a>
如果护照以前被作为例外出版，则允许剥夺行动赋予该国安全或其盟友利益的人的公民身份。</text:p>
      <text:p text:style-name="P4">
玛格丽塔(Margarita)出生于莫斯科。 苏联倒闭后，立陶宛获得了一个国家，使这个国家与Vinglas Vanagas配对，并于2000年结婚。 这对夫妇参加了五次参加奥运会。Drnoblyzko和Vanagas是世界杯的冠军和两个冠军。</text:p>
      <text:p text:style-name="P4">
2022年8月，这对夫妇参加了索契的俄罗斯舞蹈表演“ Lebedineozero”。 他是由克里姆林宫议长德米特里佩斯科夫(Dmitrypeskov)的妻子塔蒂亚娜·纳维卡(Tatiana Navka)准备的。</text:p>
      <text:p text:style-name="P4">
<text:span text:style-name="T5">
foto：bns nuotr</text:span>
</text:p>
      <text:p text:style-name="P4">
News Source: <text:a xlink:type="simple" xlink:href="https://www.ukrinform.ua/rubric-sports/3726023-sejm-litvi-iniciuvav-pozbavlenna-gromadanstva-figuristki-drobazko-za-ucast-u-sou-v-rosii.html" text:style-name="Internet_20_link" text:visited-style-name="Visited_20_Internet_20_Link">
https://www.ukrinform.ua/rubric-sports/3726023-sejm-litvi-iniciuvav-pozbavlenna-gromadanstva-figuristki-drobazko-za-ucast-u-sou-v-rosii.html</text:a>
</text:p>
      <!--NEWS-->
      <text:h text:style-name="P10" text:outline-level="1">
<text:span text:style-name="T4">
五角大楼错误地通过62亿美元的武器夸大了给乌克兰提供的费用</text:span>
</text:h>
      <text:p text:style-name="P4">
作者: ['АРМІЯINFORM']</text:p>
      <text:p text:style-name="P4">
时间: 2023-06-21T24:00:00-04:00</text:p>
      <text:p text:style-name="P4">
描述: 五角大楼被转移了，皮斯拉·皮皮基（Pisla Pipekiki Vartostia）到多纳（Dodanna），……与乌克兰2022年的战争，与乌克兰的最新新闻战争，今天与乌克兰2022年的新闻战争，乌克兰和俄罗斯之间的战争以及何时与俄罗斯之间发生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original-6-scaled.jpg" text:style-name="Internet_20_link" text:visited-style-name="Visited_20_Internet_20_Link">
original-6-scaled.jpg</text:a>
']</text:p>
      <text:p text:style-name="P4">
标签: ['ДОПОМОГА УКРАЇНИ', 'ОЛЕКСІЙ РЕЗНІКОВ', 'ПЕНТАГОН']</text:p>
      <text:p text:style-name="P4">
类别: News</text:p>
      <!--METADATA-->
      <text:p text:style-name="P4">
<draw:frame draw:style-name="fr1" draw:name="Image224" text:anchor-type="as-char" svg:width="6.9236in" svg:height="4.586885in" draw:z-index="0">
<draw:image xlink:href="../Images/AРМІЯINFORM/2023-06-21T24-00-00-04-00/original-6-scaled.jpg" xlink:type="simple" xlink:show="embed" xlink:actuate="onLoad" draw:mime-type="image/jpeg"/>
</draw:frame>
五角大楼宣布，在对提供给乌克兰提供的武器和设备的价值进行了重新估算之后，过去两年中的差额为62亿美元。</text:p>
      <text:p text:style-name="P4">
关于它，乌克兰国防部长Alexei Reznikov <text:a xlink:type="simple" xlink:href="https://twitter.com/oleksiireznikov/status/1671364175191236609" text:style-name="Internet_20_link" text:visited-style-name="Visited_20_Internet_20_Link">
报道</text:a>
在他的Twitter中。</text:p>
      <text:p text:style-name="P4">
他强调，美国国防部将拥有更多的权力，可以为乌克兰提供额外的安全援助。</text:p>
      <text:p text:style-name="P4">
“谢谢劳埃德·奥斯汀的支持!谢谢所有美国人!”  - 这是消息中的。</text:p>
      <text:p text:style-name="P4">
根据副规定<text:a xlink:type="simple" xlink:href="https://www.defense.gov/News/Transcripts/Transcript/Article/3433535/deputy-pentagon-press-secretary-sabrina-singh-holds-a-press-briefing/" text:style-name="Internet_20_link" text:visited-style-name="Visited_20_Internet_20_Link">
五角大楼</text:a>
萨布林·辛格(Sabrin Singh)，会计分析发现，军事服务使用成本代替乌克兰乌克兰的五角大楼，而不是其资产负债表的价值。</text:p>
      <text:p text:style-name="P4">
最终计算表明，在当前财政年度，错误达到了36亿美元<text:span text:style-name="T4">
，在2022年达到26亿美元</text:span>
。</text:p>
      <text:p text:style-name="P4">
五角大楼说：“评估中的这些错误并不影响乌克兰的支持。”</text:p>
      <text:p text:style-name="P4">
News Source: <text:a xlink:type="simple" xlink:href="https://armyinform.com.ua/2023/06/21/pentagon-pomylkovo-zavyshhyv-vartist-nadanogo-ukrayini-ozbroyennya-na-62-milyarda/" text:style-name="Internet_20_link" text:visited-style-name="Visited_20_Internet_20_Link">
https://armyinform.com.ua/2023/06/21/pentagon-pomylkovo-zavyshhyv-vartist-nadanogo-ukrayini-ozbroyennya-na-62-milyarda/</text:a>
</text:p>
      <!--NEWS-->
      <text:h text:style-name="P10" text:outline-level="1">
<text:span text:style-name="T4">
在乌克兰沉默的时刻</text:span>
</text:h>
      <text:p text:style-name="P4">
作者: ['АРМІЯINFORM']</text:p>
      <text:p text:style-name="P4">
时间: 2023-06-21T2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25" text:anchor-type="as-char" svg:width="6.9236in" svg:height="3.895992in" draw:z-index="0">
<draw:image xlink:href="../Images/AРМІЯINFORM/2023-06-21T26-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1/v-ukrayini-hvylyna-movchannya/" text:style-name="Internet_20_link" text:visited-style-name="Visited_20_Internet_20_Link">
https://armyinform.com.ua/2023/06/21/v-ukrayini-hvylyna-movchannya/</text:a>
</text:p>
      <!--NEWS-->
      <text:h text:style-name="P10" text:outline-level="1">
<text:span text:style-name="T4">
法国 - 意大利samp/t已经部署并在乌克兰 - 埃曼纽尔·马克龙（Emmanuel Macron）运营</text:span>
</text:h>
      <text:p text:style-name="P4">
作者: ['АРМІЯINFORM']</text:p>
      <text:p text:style-name="P4">
时间: 2023-06-21T28:00:00-04:00</text:p>
      <text:p text:style-name="P4">
描述: Franzihuel Macron TU总统Premi Miniter Iltali George Melonis Pizl ...与乌克兰2022年的战争，与乌克兰的最新消息，今天与乌克兰2022年的战争，今天与乌克兰战争，乌克兰和俄罗斯之间的战争以及与俄罗斯之间的战争以及与In In In In In In In In In n in In In In 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6/foto-2-zrk-sampt.jpg" text:style-name="Internet_20_link" text:visited-style-name="Visited_20_Internet_20_Link">
foto-2-zrk-sampt.jpg</text:a>
']</text:p>
      <text:p text:style-name="P4">
标签: ['ЗРК SAMP/T', 'ІТАЛІЯ', 'ФРАНЦІЯ']</text:p>
      <text:p text:style-name="P4">
类别: News</text:p>
      <!--METADATA-->
      <text:p text:style-name="P4">
<draw:frame draw:style-name="fr1" draw:name="Image226" text:anchor-type="as-char" svg:width="6.9236in" svg:height="4.615733in" draw:z-index="0">
<draw:image xlink:href="../Images/AРМІЯINFORM/2023-06-21T28-00-00-04-00/foto-2-zrk-sampt.jpg" xlink:type="simple" xlink:show="embed" xlink:actuate="onLoad" draw:mime-type="image/jpeg"/>
</draw:frame>
法国总统伊曼纽尔·马克龙(Emmanuel Macron)和意大利总理乔治·莫洛尼(George Monolonii)在巴黎说，两国有一个联合和一个社区，与乌克兰联合起来。</text:p>
      <text:p text:style-name="P4">
关于它Emmanuel Macron <text:a xlink:type="simple" xlink:href="https://twitter.com/EmmanuelMacron/status/1671258241949634561" text:style-name="Internet_20_link" text:visited-style-name="Visited_20_Internet_20_Link">
写</text:a>
在他的Twitter中。</text:p>
      <text:p text:style-name="P4">
“我们对乌克兰有共同的责任：团结。 原型防御系统<text:a xlink:type="simple" xlink:href="https://armyinform.com.ua/2022/10/23/u-chomu-osoblyvosti-universalnoyi-yevro-ppo-zrk-samp-t/" text:style-name="Internet_20_link" text:visited-style-name="Visited_20_Internet_20_Link">
SAMP/T</text:a>
目前，它是部署并起作用的，这是意大利和法国在乌克兰的共同承诺的一个具体例子。”</text:p>
      <text:p text:style-name="P4">
早些时候，乔治·梅洛尼(George Meloni)在基辅沃迪米尔·泽伦斯基(Volodymyr Zelensky)与乌克兰总统的新闻发布会上<text:a xlink:type="simple" xlink:href="https://armyinform.com.ua/2023/02/21/dzhordzhi-meloni-italiya-nadast-ukrayini-try-vydy-system-ppo/" text:style-name="Internet_20_link" text:visited-style-name="Visited_20_Internet_20_Link">
报告</text:a>
意大利将为乌克兰提供三种防空物种：Samp-T防空导弹综合大楼，Skyguard Tapike。</text:p>
      <text:p text:style-name="P4">
News Source: <text:a xlink:type="simple" xlink:href="https://armyinform.com.ua/2023/06/21/franczuzko-italijskyj-zrk-samp-t-vzhe-rozgornutyj-i-funkczionuye-v-ukrayini-emmanyuel-makron/" text:style-name="Internet_20_link" text:visited-style-name="Visited_20_Internet_20_Link">
https://armyinform.com.ua/2023/06/21/franczuzko-italijskyj-zrk-samp-t-vzhe-rozgornutyj-i-funkczionuye-v-ukrayini-emmanyuel-makron/</text:a>
</text:p>
      <!--NEWS-->
      <text:h text:style-name="P10" text:outline-level="1">
<text:span text:style-name="T4">
Eastfruit：Cherry Mass Sale-价格比去年高70％</text:span>
</text:h>
      <text:p text:style-name="P4">
作者: Ukrinform (Person)</text:p>
      <text:p text:style-name="P4">
出版商: Укринформ (Organization)</text:p>
      <text:p text:style-name="P4">
出版时间: 2023-06-21T2:00:20+03:00</text:p>
      <text:p text:style-name="P4">
修改时间: 2023-06-21T22:00:20+03:00</text:p>
      <text:p text:style-name="P4">
描述: </text:p>
      <text:p text:style-name="P4">
。 2022°Μ。  - I的，。: </text:p>
      <text:p text:style-name="P4">
图片: ['<text:a xlink:type="simple" xlink:href="https://static.ukrinform.com/photos/2021_06/thumb_files/630_360_1624982301-281.jpg" text:style-name="Internet_20_link" text:visited-style-name="Visited_20_Internet_20_Link">
630_360_16249...</text:a>
']</text:p>
      <text:p text:style-name="P4">
标签: ['Ціни', 'Продаж', 'Ягоди', 'Ринок']</text:p>
      <text:p text:style-name="P4">
类型: Article</text:p>
      <!--METADATA-->
      <text:p text:style-name="P4">
<draw:frame draw:style-name="fr1" draw:name="Image227" text:anchor-type="as-char" svg:width="6.9236in" svg:height="3.956343in" draw:z-index="0">
<draw:image xlink:href="../Images/yкринформ/2023-06-21T2-00-20-03-00/630_360_1624982301-281.jpg" xlink:type="simple" xlink:show="embed" xlink:actuate="onLoad" draw:mime-type="image/jpeg"/>
</draw:frame>
在乌克兰人中，樱桃的大规模销售，第一方的价格为50-70 UAH/kg，平均比2022年初的贵70％高70％。</text:p>
      <text:p text:style-name="P4">
根据乌克林福姆的报道，它报告了[Eastfruit。 这是给出的(https://east-fruit.com/uk/novyny/ukrayinski-sadivnyky-rozpochaly-masovyy-prodazh-vyshni/)“至于价格，樱桃乌克兰园丁的第一个主要政党准备以50-70 UAH/公斤的价格发货($ 1,37-1,91 / kg)声明说：“比去年初的贵70％。”</text:p>
      <text:p text:style-name="P4">
值得注意的是，上周在乌克兰开始收获樱桃。 但是，乌克兰市场当地农场的樱桃的第一方仅出现在本周。 根据该项目的专家，今年的销售季节几周后始于几周后。</text:p>
      <text:p text:style-name="P4">
根据园丁的说法，今天对樱桃的需求很高。 但是，在市场参与者的代词中，本赛季的樱桃总收集将略高于去年，这与由于春季上半年景观而导致的这些茎的丧失有关。 因此，第一英寸樱桃派对的销售价格远高于去年。</text:p>
      <text:p text:style-name="P4">
<text:span text:style-name="T4">
另请阅读：</text:span>
 <text:a xlink:type="simple" xlink:href="https://www.ukrinform.ua/rubric-economy/3721941-v-ukraini-cerez-nestabilni-postavki-podorozcala-polunica-eastfruit.html" text:style-name="Internet_20_link" text:visited-style-name="Visited_20_Internet_20_Link">
由于不稳定的交货而在乌克兰上升 - 草莓 -  <text:span text:style-name="T4">
 Eastfruit </text:span>
</text:a>
同时，当今大多数园丁都将石头数据的质量评估为中等或更低。 由于天气不良，樱桃的口径很小，并且已经开始在树上破裂和腐烂。</text:p>
      <text:p text:style-name="P4">
据报道，在2022年在乌克兰，本赛季开始时市场上市场上市场上的樱桃被销售15-35 UAH/kg($ 0,51-1,20 / kg).</text:p>
      <text:p text:style-name="P4">
News Source: <text:a xlink:type="simple" xlink:href="https://www.ukrinform.ua/rubric-economy/3726011-eastfruit-v-ukraini-startuvav-masovij-prodaz-visni-cini-na-70-vise-za-torisni.html" text:style-name="Internet_20_link" text:visited-style-name="Visited_20_Internet_20_Link">
https://www.ukrinform.ua/rubric-economy/3726011-eastfruit-v-ukraini-startuvav-masovij-prodaz-visni-cini-na-70-vise-za-torisni.html</text:a>
</text:p>
      <!--NEWS-->
      <text:h text:style-name="P10" text:outline-level="1">
<text:span text:style-name="T4">
乌克兰军方正在训练机器人技术的基础知识</text:span>
</text:h>
      <text:p text:style-name="P4">
作者: ['Яна Задубінна']</text:p>
      <text:p text:style-name="P4">
时间: 2023-06-21T30:00:00-04:00</text:p>
      <text:p text:style-name="P4">
描述: Vitchyuzniyani Robototekhi Robototekhiki，Hutsovikh Pratsuvati与地面无人机...与乌克兰2022年的战争，与乌克兰与乌克兰的最新新闻，与乌克兰2022的新闻战争，今天上次与乌克兰的新闻战争，乌克兰和俄罗斯和俄罗斯之间的战争将会发生，他们说，2022年，是否会在不久的将来与乌克兰进行战争</text:p>
      <text:p text:style-name="P4">
图片: ['<text:a xlink:type="simple" xlink:href="https://armyinform.com.ua/wp-content/uploads/2023/06/golovna_roboty.jpg" text:style-name="Internet_20_link" text:visited-style-name="Visited_20_Internet_20_Link">
golovna_roboty.jpg</text:a>
', '<text:a xlink:type="simple" xlink:href="https://armyinform.com.ua/wp-content/uploads/2023/06/nasonov_roboty.jpg" text:style-name="Internet_20_link" text:visited-style-name="Visited_20_Internet_20_Link">
nasonov_roboty.jpg</text:a>
', '<text:a xlink:type="simple" xlink:href="https://armyinform.com.ua/wp-content/uploads/2023/06/foto1_roboty.jpg" text:style-name="Internet_20_link" text:visited-style-name="Visited_20_Internet_20_Link">
foto1_roboty.jpg</text:a>
', '<text:a xlink:type="simple" xlink:href="https://armyinform.com.ua/wp-content/uploads/2023/06/nakonechnyj_roboty.jpg" text:style-name="Internet_20_link" text:visited-style-name="Visited_20_Internet_20_Link">
nakonechnyj_roboty.jpg</text:a>
', '<text:a xlink:type="simple" xlink:href="https://armyinform.com.ua/wp-content/uploads/2023/06/foto-2_roboty.jpg" text:style-name="Internet_20_link" text:visited-style-name="Visited_20_Internet_20_Link">
foto-2_roboty.jpg</text:a>
', '<text:a xlink:type="simple" xlink:href="https://armyinform.com.ua/wp-content/uploads/2023/06/foto3_roboty.jpg" text:style-name="Internet_20_link" text:visited-style-name="Visited_20_Internet_20_Link">
foto3_roboty.jpg</text:a>
', '<text:a xlink:type="simple" xlink:href="https://armyinform.com.ua/wp-content/uploads/2023/06/foto_koshuba.jpg" text:style-name="Internet_20_link" text:visited-style-name="Visited_20_Internet_20_Link">
foto_koshuba.jpg</text:a>
', '<text:a xlink:type="simple" xlink:href="https://armyinform.com.ua/wp-content/uploads/2023/06/foto4_roboty.jpg" text:style-name="Internet_20_link" text:visited-style-name="Visited_20_Internet_20_Link">
foto4_roboty.jpg</text:a>
']</text:p>
      <text:p text:style-name="P4">
标签: ['ВТОРГНЕННЯ РФ', 'ДРОНИ', 'НАВЧАННЯ']</text:p>
      <text:p text:style-name="P4">
类别: News</text:p>
      <!--METADATA-->
      <text:p text:style-name="P4">
<draw:frame draw:style-name="fr1" draw:name="Image228" text:anchor-type="as-char" svg:width="6.9236in" svg:height="5.1927in" draw:z-index="0">
<draw:image xlink:href="../Images/AРМІЯINFORM/2023-06-21T30-00-00-04-00/golovna_roboty.jpg" xlink:type="simple" xlink:show="embed" xlink:actuate="onLoad" draw:mime-type="image/jpeg"/>
</draw:frame>
国内机器人开发人员教军基于地面的工作。 陆军通讯员参加了第一堂课，其主要目的是使学生熟悉培训场景。</text:p>
      <text:p text:style-name="P4">
整个学习过程发生在Nanit视频书籍自动平台上。 该平台包括视频教程，分为模块，聊天和支持以及作业。</text:p>
      <text:p text:style-name="P4">
<draw:frame draw:style-name="fr1" draw:name="Image229" text:anchor-type="as-char" svg:width="6.9236in" svg:height="5.1927in" draw:z-index="0">
<draw:image xlink:href="../Images/AРМІЯINFORM/2023-06-21T30-00-00-04-00/nasonov_roboty.jpg" xlink:type="simple" xlink:show="embed" xlink:actuate="onLoad" draw:mime-type="image/jpeg"/>
</draw:frame>
 - 在课程中，我们从头开始教授全面：计划，与微控制器合作，编程和焊接，以便人们可以自行连接所有组件如何开处方。 销售部门负责人Arsen Pasonov说，将来，它将有可能胜任地安排设备，并执行您需要的命令。</text:p>
      <text:p text:style-name="P4">
<text:span text:style-name="T4">
课程计划提供：</text:span>
</text:p>
      <text:p text:style-name="P4">
·获得物理和电子知识；</text:p>
      <text:p text:style-name="P4">
·学习如何收集简单的计划和复杂计划；</text:p>
      <text:p text:style-name="P4">
·通过设备及其属性搜索文档；</text:p>
      <text:p text:style-name="P4">
·学习如何在C ++中的Arduino IDE中编程；</text:p>
      <text:p text:style-name="P4">
·补充技术英语的词汇。</text:p>
      <text:p text:style-name="P4">
学生使用培训套件 - 旨在挖掘，智能或执行其他任务的百灵鸟原型。</text:p>
      <text:p text:style-name="P4">
<draw:frame draw:style-name="fr1" draw:name="Image230" text:anchor-type="as-char" svg:width="6.9236in" svg:height="5.1927in" draw:z-index="0">
<draw:image xlink:href="../Images/AРМІЯINFORM/2023-06-21T30-00-00-04-00/foto1_roboty.jpg" xlink:type="simple" xlink:show="embed" xlink:actuate="onLoad" draw:mime-type="image/jpeg"/>
</draw:frame>
毕业后，一个人将成为专业“ Terrhamodron”的专家，并且能够在IT领域工作或在战斗任务的执行中使用技能。 此外，设备的多功能性将使您能够与设备的建设一起工作，设备的建造甚至是外国模型。</text:p>
      <text:p text:style-name="P4">
<draw:frame draw:style-name="fr1" draw:name="Image231" text:anchor-type="as-char" svg:width="6.9236in" svg:height="5.1927in" draw:z-index="0">
<draw:image xlink:href="../Images/AРМІЯINFORM/2023-06-21T30-00-00-04-00/nakonechnyj_roboty.jpg" xlink:type="simple" xlink:show="embed" xlink:actuate="onLoad" draw:mime-type="image/jpeg"/>
</draw:frame>
 - 在军事事务中，需要土地无人机才能挖掘，智力或造成远程控制的炸弹。 该设备将帮助我们的士兵找到，中和并放置弹药。 主要优点是对操作员来说是安全的，因为无人机是完全自主的，因此您的任务是正确编程。 在创建无人机时，我们还考虑了不同的地形，因此该场景既可以使用轴距和伊格森纳，又可以使用。</text:p>
      <text:p text:style-name="P4">
<draw:frame draw:style-name="fr1" draw:name="Image232" text:anchor-type="as-char" svg:width="6.9236in" svg:height="5.1927in" draw:z-index="0">
<draw:image xlink:href="../Images/AРМІЯINFORM/2023-06-21T30-00-00-04-00/foto-2_roboty.jpg" xlink:type="simple" xlink:show="embed" xlink:actuate="onLoad" draw:mime-type="image/jpeg"/>
</draw:frame>
班级使用的培训套件与实用效率相关。 但是，尽管象征性的成本为5,000 UAH，但即使是训练原型也可以执行战斗任务。</text:p>
      <ul>
        <li>
该集合的所有组件均设计用于培训，它们的设计以特殊的方式设计，以便一个人能够清楚地理解。 毕竟，要掌握最简单的示例新事物，以便一个人首先要意识到这一原则， - 终于补充了伊万。</li>
      </ul>
      <text:p text:style-name="P4">
<draw:frame draw:style-name="fr1" draw:name="Image233" text:anchor-type="as-char" svg:width="6.9236in" svg:height="5.1927in" draw:z-index="0">
<draw:image xlink:href="../Images/AРМІЯINFORM/2023-06-21T30-00-00-04-00/foto3_roboty.jpg" xlink:type="simple" xlink:show="embed" xlink:actuate="onLoad" draw:mime-type="image/jpeg"/>
</draw:frame>
该课程的特殊性是课程中的每个课程都有一个实用性。 学生有机会将离线和在线培训相结合，同时得到合格的教练的不断支持。</text:p>
      <text:p text:style-name="P4">
许多军事人员还参与了另一个开发人员计划 - 在线课程的“智能家庭”，这使您可以成为安全系统，土地，空中无人机和机器人技术的专家。 毕竟，一种编程算法(即频谱和技术)在智能家园和地面无人机中都是相同的。</text:p>
      <text:p text:style-name="P4">
培训发生在自主系统上，其中最少数量的信息输入和信息来调节泛龙的主要过程。 特别是，模仿进入房屋，火警，照明，互联网，使用智能手机，发动机，电力控制。 教师是美国和乌克兰大学的高级技术教育。</text:p>
      <text:p text:style-name="P4">
所有设置均在3D打印机上打印。 现在，教育无人机的重音产量。 参加课程的军队说，他们希望在战场上变得更加多功能，并解决现场修复或改进设备的问题，因为它将节省时间来节省后方的时间单位。</text:p>
      <text:p text:style-name="P4">
<draw:frame draw:style-name="fr1" draw:name="Image234" text:anchor-type="as-char" svg:width="6.9236in" svg:height="5.1927in" draw:z-index="0">
<draw:image xlink:href="../Images/AРМІЯINFORM/2023-06-21T30-00-00-04-00/foto_koshuba.jpg" xlink:type="simple" xlink:show="embed" xlink:actuate="onLoad" draw:mime-type="image/jpeg"/>
</draw:frame>
 - 我不想浪费时间，直到受伤后接受治疗。 对我来说，这似乎是最好的选择，在我看来，在我恢复之前，这是我可以为兄弟制作有用的太极拳。 直到我可以用机枪奔跑 - 我会焊接! - 用呼叫符号“帐户”来使军队陷入困境。</text:p>
      <text:p text:style-name="P4">
<draw:frame draw:style-name="fr1" draw:name="Image235" text:anchor-type="as-char" svg:width="6.9236in" svg:height="5.1927in" draw:z-index="0">
<draw:image xlink:href="../Images/AРМІЯINFORM/2023-06-21T30-00-00-04-00/foto4_roboty.jpg" xlink:type="simple" xlink:show="embed" xlink:actuate="onLoad" draw:mime-type="image/jpeg"/>
</draw:frame>
</text:p>
      <text:p text:style-name="P4">
News Source: <text:a xlink:type="simple" xlink:href="https://armyinform.com.ua/2023/06/21/ukrayinski-vijskovi-navchayutsya-osnov-robototehniky/" text:style-name="Internet_20_link" text:visited-style-name="Visited_20_Internet_20_Link">
https://armyinform.com.ua/2023/06/21/ukrayinski-vijskovi-navchayutsya-osnov-robototehniky/</text:a>
</text:p>
      <!--NEWS-->
      <text:h text:style-name="P10" text:outline-level="1">
<text:span text:style-name="T4">
基里尔·布·巴塔诺夫（Kirill Budanov</text:span>
</text:h>
      <text:p text:style-name="P4">
作者: ['АРМІЯINFORM']</text:p>
      <text:p text:style-name="P4">
时间: 2023-06-21T32: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image-4-1.jpg" text:style-name="Internet_20_link" text:visited-style-name="Visited_20_Internet_20_Link">
image-4-1.jpg</text:a>
']</text:p>
      <text:p text:style-name="P4">
标签: ['STOPRUSSIA', 'АГРЕСІЯ РФ', 'ВТОРГНЕННЯ РФ', 'ГУР МО УКРАЇНИ', 'КАХОВСЬКА ГЕС']</text:p>
      <text:p text:style-name="P4">
类别: News</text:p>
      <!--METADATA-->
      <text:p text:style-name="P4">
<draw:frame draw:style-name="fr1" draw:name="Image236" text:anchor-type="as-char" svg:width="6.9236in" svg:height="3.894525in" draw:z-index="0">
<draw:image xlink:href="../Images/AРМІЯINFORM/2023-06-21T32-00-00-04-00/image-4-1.jpg" xlink:type="simple" xlink:show="embed" xlink:actuate="onLoad" draw:mime-type="image/jpeg"/>
</draw:frame>
乌克兰少将基里尔·布达马诺夫(Kirill Budanov)国防部情报部主要局长，国家电话“统一新闻”(透露)(https://www.youtube.com/watch?v=bk3en-Qjm_I)[Kakhovskaya hpp]上俄罗斯治疗的详细信息(https://armyinform.com.ua/tag/kahovska-ges/)他宣布了有关俄罗斯联邦在白俄罗斯的核武器安置的信息。</text:p>
      <text:p text:style-name="P4">
“人造人造的灾难，一种恐怖行为和对卡科夫斯卡雅肝的eCocid行为是故意的俄罗斯人。 最有趣的是半小时前(<text:span text:style-name="T5">
征服 -  ed .</text:span>
)在无线电网络上，他们去了Nakakhovskaya水力发电站的部队，并表示很快离开该地区。发电厂并爆炸。</text:p>
      <text:p text:style-name="P4">
据乌克兰内政部gur的负责人说，士兵左岸的所有其他职业军队都不知道爆炸 - 侵略者灾难造成的爆炸。</text:p>
      <text:p text:style-name="P4">
同时，乌克兰Gru的负责人否认了俄罗斯人已经将核武器放置在白俄罗斯的信息。</text:p>
      <text:p text:style-name="P4">
“为可能的运动做准备的过程(<text:span text:style-name="T5">
从俄罗斯到白俄罗斯的核武器-Ed </text:span>
。)它实际上继续，正在准备存储库。 截至弹头尚未动弹时。”乌克兰国防部的主管说。</text:p>
      <text:p text:style-name="P4">
除其他事项外，基里尔·布·巴塔诺夫(Kirill Budanov)指出了克里姆林宫宣传的叙事的变化 - 巨大的大胆勇敢者越来越被这个问题所取代。 或者，“如果俄罗斯失去战争会发生什么？”</text:p>
      <text:p text:style-name="P4">
据西里尔·布达马诺夫(Cyril Budanov)称，俄罗斯社会是由多诺夫纳现实(Donovna Reality)准备的，这是由于对乌克兰的犯罪战争。</text:p>
      <text:p text:style-name="P4">
<text:span text:style-name="T4">
资料来源：</text:span>
 <text:a xlink:type="simple" xlink:href="https://gur.gov.ua/content/detali-teraktu-rf-na-kakhovskii-hes-iaderna-zahroza-ta-feiky-pro-zahybel-komentari-kyryla-budanova-v-priamomu-efiri-iedynykh-novyn.html" text:style-name="Internet_20_link" text:visited-style-name="Visited_20_Internet_20_Link">
_GUR乌克兰的MOS</text:a>
</text:p>
      <text:p text:style-name="P4">
News Source: <text:a xlink:type="simple" xlink:href="https://armyinform.com.ua/2023/06/21/kyrylo-budanov-rozkryv-detali-rosijskogo-teraktu-na-kahovskij-ges/" text:style-name="Internet_20_link" text:visited-style-name="Visited_20_Internet_20_Link">
https://armyinform.com.ua/2023/06/21/kyrylo-budanov-rozkryv-detali-rosijskogo-teraktu-na-kahovskij-ges/</text:a>
</text:p>
      <!--NEWS-->
      <text:h text:style-name="P10" text:outline-level="1">
<text:span text:style-name="T4">
每天通过烟火技术中和400多个爆炸性物品</text:span>
</text:h>
      <text:p text:style-name="P4">
作者: ['АРМІЯINFORM']</text:p>
      <text:p text:style-name="P4">
时间: 2023-06-21T34: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2/rozminuvannya.jpg" text:style-name="Internet_20_link" text:visited-style-name="Visited_20_Internet_20_Link">
rozminuvannya.jpg</text:a>
']</text:p>
      <text:p text:style-name="P4">
标签: ['АГРЕСІЯ РФ', 'ВТОРГНЕННЯ РФ', 'ДСНС УКРАЇНИ', 'РОЗМІНУВАННЯ']</text:p>
      <text:p text:style-name="P4">
类别: News</text:p>
      <!--METADATA-->
      <text:p text:style-name="P4">
<draw:frame draw:style-name="fr1" draw:name="Image237" text:anchor-type="as-char" svg:width="6.9236in" svg:height="3.89773in" draw:z-index="0">
<draw:image xlink:href="../Images/AРМІЯINFORM/2023-06-21T34-00-00-04-00/rozminuvannya.jpg" xlink:type="simple" xlink:show="embed" xlink:actuate="onLoad" draw:mime-type="image/jpeg"/>
</draw:frame>
说明性照片</text:p>
      <text:p text:style-name="P4">
在最后一天，乌克兰国家服务处的烟火单位不确定的情况<text:span text:style-name="T4">
 135次</text:span>
参与了国防任务的实施。</text:p>
      <text:p text:style-name="P4">
关于它<text:a xlink:type="simple" xlink:href="https://dsns.gov.ua/uk/news/nadzvicaini-podiyi/informaciia-shhodo-diialnosti-pirotexnicnix-pidrozdiliv-dsns-128" text:style-name="Internet_20_link" text:visited-style-name="Visited_20_Internet_20_Link">
报告</text:a>
乌克兰的Sesu。</text:p>
      <text:p text:style-name="P4">
烟火单元揭示，扣押和处置<text:span text:style-name="T4">
 412独家对象</text:span>
，该物体的面积为85.71公顷。</text:p>
      <text:p text:style-name="P4">
最常工作的烟火单元工作：在哈尔基夫地区19 472次，基辅地区-7 998，顿涅茨克地区-6 180，Mykolaiv地区-5 215，Kherson地区-5 709，Chernihiv地区-4 729，Sumy，Sumy -2 215，215区域-1 121。</text:p>
      <text:p text:style-name="P4">
参考：自大规模军事入侵俄罗斯联邦以来，乌克兰领土上的总共总共是<text:span text:style-name="T4">
 403 188熄灭的物体</text:span>
和2 891公斤的爆炸性物质，包括<text:span text:style-name="T4">
 3 001航空炸弹</text:span>
。 调查了9万257公顷的领土。</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21/ponad-400-vybuhonebezpechnyh-predmetiv-zneshkodyly-pirotehniky-za-dobu/" text:style-name="Internet_20_link" text:visited-style-name="Visited_20_Internet_20_Link">
https://armyinform.com.ua/2023/06/21/ponad-400-vybuhonebezpechnyh-predmetiv-zneshkodyly-pirotehniky-za-dobu/</text:a>
</text:p>
      <!--NEWS-->
      <text:h text:style-name="P10" text:outline-level="1">
<text:span text:style-name="T4">
由于Kherson地区的Kakhovskaya水力发电站的结果，仍有20个定居点洪水泛滥</text:span>
</text:h>
      <text:p text:style-name="P4">
作者: ['АРМІЯINFORM']</text:p>
      <text:p text:style-name="P4">
时间: 2023-06-21T36:00:00-04:00</text:p>
      <text:p text:style-name="P4">
描述: 在邮政“ Kherson”的押金的DNiepre上，Zniznnya Rivnya的邮寄是相同的...与乌克兰2022年的战争，与乌克兰与乌克兰的最新消息，今天与乌克兰的新闻，乌克兰2022年的新闻战争，今天将会有一个。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6/photo_5226511300270606912_y.jpg" text:style-name="Internet_20_link" text:visited-style-name="Visited_20_Internet_20_Link">
photo_5226511300270606912_y.jpg</text:a>
']</text:p>
      <text:p text:style-name="P4">
标签: ['КАХОВСЬКА ГЕС']</text:p>
      <text:p text:style-name="P4">
类别: News</text:p>
      <!--METADATA-->
      <text:p text:style-name="P4">
<draw:frame draw:style-name="fr1" draw:name="Image238" text:anchor-type="as-char" svg:width="6.9236in" svg:height="4.615733in" draw:z-index="0">
<draw:image xlink:href="../Images/AРМІЯINFORM/2023-06-21T36-00-00-04-00/photo_5226511300270606912_y.jpg" xlink:type="simple" xlink:show="embed" xlink:actuate="onLoad" draw:mime-type="image/jpeg"/>
</draw:frame>
在Kherson职位邮政的DNIEPER上，该水平逐渐下降，并超过0.25 m(从一天开始，水平降低了1厘米). Уцьому регіоні підтоплено 3 населених пункти (595栋房屋)在右侧的Birchride dnipro。 在临时占领的情况下 -  17个定居点。</text:p>
      <text:p text:style-name="P4">
关于它<text:a xlink:type="simple" xlink:href="https://t.me/shtab_kakhovska_hes/1077" text:style-name="Internet_20_link" text:visited-style-name="Visited_20_Internet_20_Link">
报告</text:a>
消除Kakhovskaya水力发电站后果的总部。</text:p>
      <text:p text:style-name="P4">
最后一天，SES救援人员从223个地下室和房屋中抽了超过183亿吨的水。 从工作开始开始 - 超过1823亿吨795吨建筑物和地下室。</text:p>
      <text:p text:style-name="P4">
SES单元继续在9个定居点中泵送水供水。 抽出了12个家庭的250立方米的水。 一开始，总共将2,000933立方米的仪表抽出。 171家房屋所有权的水。 此外，SESSDACS专家是一个专用的紧急救援部门，Snihurivka的坦克被装满了坦克。</text:p>
      <text:p text:style-name="P4">
News Source: <text:a xlink:type="simple" xlink:href="https://armyinform.com.ua/2023/06/21/vnaslidok-pidryvu-kahovskoyi-ges-na-hersonshhyni-zalyshayutsya-pidtoplenymy-20-naselenyh-punktiv/" text:style-name="Internet_20_link" text:visited-style-name="Visited_20_Internet_20_Link">
https://armyinform.com.ua/2023/06/21/vnaslidok-pidryvu-kahovskoyi-ges-na-hersonshhyni-zalyshayutsya-pidtoplenymy-20-naselenyh-punktiv/</text:a>
</text:p>
      <!--NEWS-->
      <text:h text:style-name="P10" text:outline-level="1">
<text:span text:style-name="T4">
最高法院已确定2022年战争退伍军人的一项时间财政援助</text:span>
</text:h>
      <text:p text:style-name="P4">
作者: ['Ігор Березинський']</text:p>
      <text:p text:style-name="P4">
时间: 2023-06-21T38:00:00-04:00</text:p>
      <text:p text:style-name="P4">
描述: Vidpovydna Rishhennya Bulo是由法院从船只病房的命运带到了参考的参考。 ，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3/03/sol_9938-groshi-1536x1024-1.jpg" text:style-name="Internet_20_link" text:visited-style-name="Visited_20_Internet_20_Link">
sol_9938-groshi-1536x1024-1.jpg</text:a>
']</text:p>
      <text:p text:style-name="P4">
标签: ['СОЦІАЛЬНИЙ ЗАХИСТ']</text:p>
      <text:p text:style-name="P4">
类别: News</text:p>
      <!--METADATA-->
      <text:p text:style-name="P4">
<draw:frame draw:style-name="fr1" draw:name="Image239" text:anchor-type="as-char" svg:width="6.9236in" svg:height="4.615733in" draw:z-index="0">
<draw:image xlink:href="../Images/AРМІЯINFORM/2023-06-21T38-00-00-04-00/sol_9938-groshi-1536x1024-1.jpg" xlink:type="simple" xlink:show="embed" xlink:actuate="onLoad" draw:mime-type="image/jpeg"/>
</draw:frame>
照片说明性</text:p>
      <text:p text:style-name="P4">
适当的决定是<text:a xlink:type="simple" xlink:href="https://reyestr.court.gov.ua/Review/111536574" text:style-name="Internet_20_link" text:visited-style-name="Visited_20_Internet_20_Link">
</text:a>
最高法院是法院庭的一个并发症(案件号560/8064/22).</text:p>
      <text:p text:style-name="P4">
Так, вищезгадана колегія суддів, переглядаючи таку справу в касаційномупорядку відносно ветерана війни — особи з інвалідністю ІІ групи внаслідоквійни, дійшла висновку, що положення статті 13 Закону України «Про статусветеранів війни, гарантії їх соціального захисту» необхідно застосовувати щодовиплати у розмірі 8 мінімальних пенсій за віком для даної категорії ветеранів.</text:p>
      <text:p text:style-name="P4">
Судова палата під час ухвалення рішення звернула увагу на те, що реалізаціяправа на соціальний захист осіб, які перебувають на службі у ЗСУ та іншихвійськових формуваннях, а також членів їхніх сімей потребує запровадженнямеханізмів забезпечення їх державної підтримки. При цьому головну роль вобороні України відіграють саме Збройні Сили України та інші військовіформування, які своєю мужньою боротьбою здійснюють ефективний захистУкраїнської держави та Українського народу. Відтак усебічна підтримкавійськовослужбовців та ветеранів війни є найвищим державним інтересом і однієюз найбільш захищених конституційних цінностей України.</text:p>
      <text:p text:style-name="P4">
Відповідна постанова суду касаційної інстанції набирає законної сили з дати їїухвалення та не може бути оскаржена.</text:p>
      <text:p text:style-name="P4">
Раніше Велика Палата Верховного Суду вже розглядала аналогічну справу щодовиплати одноразової грошової допомоги до 5 травня за 2020 рік. Під часрозгляду судді акцентували увагу на тому, що на момент отримання спірноїразової грошової допомоги до 5 травня слід керуватися вимогами Закону України«Про статус ветеранів війни, гарантії їх соціального захисту», що передбачаєвиплату такої допомоги для учасників бойових дій у розмірі 5 мінімальнихпенсій за віком, інвалідам війни 1 групи — 10 мінімальних пенсій за віком, 2групи — 8 мінімальних пенсій за віком, 3 групи — 7 мінімальних пенсій завіком.</text:p>
      <text:p text:style-name="P4">
Отже, цьогорічним рішенням Верховний Суд підтвердив те, що одноразова грошовадопомога до 5 травня за 2022 рік повинна виплачуватися відповідно до розмірівмінімальних пенсій за віком, навіть в умовах воєнного стану.</text:p>
      <text:p text:style-name="P4">
News Source: <text:a xlink:type="simple" xlink:href="https://armyinform.com.ua/2023/06/21/verhovnyj-sud-vyznachyv-sumu-odnorazovoyi-groshovoyi-dopomogy-dlya-veteraniv-vijny-za-2022-rik/" text:style-name="Internet_20_link" text:visited-style-name="Visited_20_Internet_20_Link">
https://armyinform.com.ua/2023/06/21/verhovnyj-sud-vyznachyv-sumu-odnorazovoyi-groshovoyi-dopomogy-dlya-veteraniv-vijny-za-2022-rik/</text:a>
</text:p>
      <!--NEWS-->
      <text:h text:style-name="P10" text:outline-level="1">
<text:span text:style-name="T4">
在莫斯科，发现苏联热核炸弹的创建者之一被发现死亡 - 媒体</text:span>
</text:h>
      <text:p text:style-name="P4">
作者: Ukrinform (Person)</text:p>
      <text:p text:style-name="P4">
出版商: Укринформ (Organization)</text:p>
      <text:p text:style-name="P4">
出版时间: 2023-06-21T3:04:00+03:00</text:p>
      <text:p text:style-name="P4">
修改时间: 2023-06-21T22:04:00+03:00</text:p>
      <text:p text:style-name="P4">
描述: 在莫斯科中心，发现92岁的核物理学家Grigory Kligory Kligory Kligory Kligory Kligory Kligory Kligory Klinishov是第一阶段两阶段热核炸弹RDS-37的创造者。  - 乌克林。</text:p>
      <text:p text:style-name="P4">
图片: ['<text:a xlink:type="simple" xlink:href="https://static.ukrinform.com/photos/2023_06/thumb_files/630_360_1687373884-527.jpg" text:style-name="Internet_20_link" text:visited-style-name="Visited_20_Internet_20_Link">
630_360_16873...</text:a>
']</text:p>
      <text:p text:style-name="P4">
标签: ['Москва', 'Смерть', 'Ядерна зброя', 'Росія']</text:p>
      <text:p text:style-name="P4">
类型: Article</text:p>
      <!--METADATA-->
      <text:p text:style-name="P4">
<draw:frame draw:style-name="fr1" draw:name="Image240" text:anchor-type="as-char" svg:width="6.9236in" svg:height="3.956343in" draw:z-index="0">
<draw:image xlink:href="../Images/yкринформ/2023-06-21T3-04-00-03-00/630_360_1687373884-527.jpg" xlink:type="simple" xlink:show="embed" xlink:actuate="onLoad" draw:mime-type="image/jpeg"/>
</draw:frame>
在Centrimoskov，发现了92岁的核物理学家Grigory Kligory Kligory Kligory Kligory Kligory Kligory One的创作者，这是第一个苏联两阶段的Thermon-Copper Bomb RDS-37。</text:p>
      <text:p text:style-name="P4">
正如乌克林福姆报道的那样，它报告了<text:a xlink:type="simple" xlink:href="https://meduza.io/news/2023/06/21/v-moskve-pokonchil-s-soboy-odin-iz-sozdateley-sovetskoy-termoyadernoy-bomby-rds-37-grigoriy-klinishov" text:style-name="Internet_20_link" text:visited-style-name="Visited_20_Internet_20_Link">
美杜莎</text:a>
。</text:p>
      <text:p text:style-name="P4">
“在紧急服务中指出，科学家确实<text:a xlink:type="simple" xlink:href="https://www.ukrinform.ua/tag-samogubstvo" text:style-name="Internet_20_link" text:visited-style-name="Visited_20_Internet_20_Link">
自杀</text:a>
。 克里诺维诺夫自杀，在这消息中他对亲人说再见。”  - 在消息中说。</text:p>
      <text:p text:style-name="P4">
值得注意的是，物理体是6月17日在公寓的公寓中发现的。</text:p>
      <text:p text:style-name="P4">
RDS-37热核炸弹的测试于1955年11月22日举行，即Valemipatin垃圾填埋场。</text:p>
      <text:p text:style-name="P4">
<text:span text:style-name="T4">
另请阅读：</text:span>
 <text:a xlink:type="simple" xlink:href="https://www.ukrinform.ua/rubric-world/3710640-u-rosii-rozrobnikiv-giperzvukovih-raket-arestuvali-za-derzzradu.html" text:style-name="Internet_20_link" text:visited-style-name="Visited_20_Internet_20_Link">
在<text:span text:style-name="T4">
俄罗斯</text:span>
 <text:span text:style-name="T4">
 </text:span>
开发人员<text:span text:style-name="T4">
 </text:span>
 Hypersonic <text:span text:style-name="T4">
 </text:span>
 <text:span text:style-name="T4">
 </text:span>
导弹<text:span text:style-name="T4">
<text:span text:style-name="T5">
*被逮捕的</text:span>
*为</text:span>
州议会**</text:a>
然后，由于冲击波，一座建筑物在59个定居点中遭到破坏，数十人受伤。</text:p>
      <text:p text:style-name="P4">
Hryhoriy Klinishov不仅参与了RDS-37的创建，而且还参与了下一代炸弹的热核电含量的发展。</text:p>
      <text:p text:style-name="P4">
News Source: <text:a xlink:type="simple" xlink:href="https://www.ukrinform.ua/rubric-world/3726012-u-moskvi-znajsli-mertvim-odnogo-iz-tvorciv-radanskoi-termoadernoi-bombi-zmi.html" text:style-name="Internet_20_link" text:visited-style-name="Visited_20_Internet_20_Link">
https://www.ukrinform.ua/rubric-world/3726012-u-moskvi-znajsli-mertvim-odnogo-iz-tvorciv-radanskoi-termoadernoi-bombi-zmi.html</text:a>
</text:p>
      <!--NEWS-->
      <text:h text:style-name="P10" text:outline-level="1">
<text:span text:style-name="T4">
您在比赛中的胜利激发了战场的灵感：总统祝贺运动员 -  III欧洲奥运会的参与者</text:span>
</text:h>
      <text:p text:style-name="P4">
作者: ['АРМІЯINFORM']</text:p>
      <text:p text:style-name="P4">
时间: 2023-06-21T40:00:00-04:00</text:p>
      <text:p text:style-name="P4">
描述: 克拉科维（Krakowi）的索戈德尼（Sogodni）隆隆了complopeiski t。 乌克兰vid是体育...与乌克兰2022年的战争，与乌克兰的最新消息，今天与乌克兰的新闻战争，2022年的新闻战争，今天将在乌克兰和俄罗斯之间发动战争，当2022年与乌克兰的战争将是不管是否会在不久</text:p>
      <text:p text:style-name="P4">
图片: ['<text:a xlink:type="simple" xlink:href="https://armyinform.com.ua/wp-content/uploads/2023/06/f10-1.jpg" text:style-name="Internet_20_link" text:visited-style-name="Visited_20_Internet_20_Link">
f10-1.jpg</text:a>
']</text:p>
      <text:p text:style-name="P4">
标签: ['III\xa0ЄВРОПЕЙСЬКІ ІГРИ', 'АРМІЙСЬКІ СПОРТСМЕНИ', 'ВОЛОДИМИР ЗЕЛЕНСЬКИЙ', 'КРАКОВ']</text:p>
      <text:p text:style-name="P4">
类别: News</text:p>
      <!--METADATA-->
      <text:p text:style-name="P4">
<draw:frame draw:style-name="fr1" draw:name="Image241" text:anchor-type="as-char" svg:width="6.9236in" svg:height="4.690181in" draw:z-index="0">
<draw:image xlink:href="../Images/AРМІЯINFORM/2023-06-21T40-00-00-04-00/f10-1.jpg" xlink:type="simple" xlink:show="embed" xlink:actuate="onLoad" draw:mime-type="image/jpeg"/>
</draw:frame>
说明性照片</text:p>
      <text:p text:style-name="P4">
<text:span text:style-name="T4">
今天<text:a xlink:type="simple" xlink:href="https://armyinform.com.ua/2023/06/19/88-armijskyh-sportsmeniv-u-skladi-naczionalnoyi-zbirnoyi-vizmut-uchast-v-yevropejskyh-igrah-u-polshhi/" text:style-name="Internet_20_link" text:visited-style-name="Visited_20_Internet_20_Link">
开始</text:a>
III欧洲奥运会。 来自260名运动员的体育活动，其中三分之一 - 陆军。</text:span>
从乌克兰出发。</text:p>
      <text:p text:style-name="P4">
陆军运动员将参加15次运动：拳击，莫恩自行车 - 路面晚餐，射击，皮划艇和独木舟，柔道，空手道，攀岩，跳水，射击，步枪，射击围栏和灯光。</text:p>
      <text:p text:style-name="P4">
在III欧洲奥运会乌克兰Volodymyr Zelenskyy的主席开始时<text:a xlink:type="simple" xlink:href="https://www.president.gov.ua/news/vitannya-prezidenta-ukrayini-sportsmenam-nacionalnoyi-zbirno-83689" text:style-name="Internet_20_link" text:visited-style-name="Visited_20_Internet_20_Link">
祝贺</text:a>
乌克兰国家指挥的运动员：</text:p>
      <text:p text:style-name="P4">
“非常高兴欢迎您参加重要的体育赛事 - 乌克兰运动员参加克拉科夫III欧洲运动会。</text:p>
      <text:p text:style-name="P4">
一年多来，我们国家一直在与俄罗斯入侵者斗争。</text:p>
      <text:p text:style-name="P4">
我们保护我们的自由和民主，保护我们的生命，我们的皇帝价值观，这也是奥运会的核心 - 和谐与全面发展，相互尊重，建立了国家与人民之间的和平。</text:p>
      <text:p text:style-name="P4">
现在，您有能力代表乌克兰参加国际竞技场。 真诚地愿意实现自己的机会，证明乌克兰运动的梦想和希望。</text:p>
      <text:p text:style-name="P4">
知道，比赛中的每一次胜利都将我们所有人与敌人巩固，并在前线启发战士，这给了我们的青年希望。</text:p>
      <text:p text:style-name="P4">
信仰，身体力量和运动对您好运。</text:p>
      <text:p text:style-name="P4">
有一个很好的胜利方法!</text:p>
      <text:p text:style-name="P4">
荣耀乌克兰!”</text:p>
      <text:p text:style-name="P4">
News Source: <text:a xlink:type="simple" xlink:href="https://armyinform.com.ua/2023/06/21/vasha-peremoga-u-zmagannyah-nadyhaye-voyiniv-na-fronti-prezydent-pryvitav-sportsmeniv-uchasnykiv-iii-yevropejskyh-igor/" text:style-name="Internet_20_link" text:visited-style-name="Visited_20_Internet_20_Link">
https://armyinform.com.ua/2023/06/21/vasha-peremoga-u-zmagannyah-nadyhaye-voyiniv-na-fronti-prezydent-pryvitav-sportsmeniv-uchasnykiv-iii-yevropejskyh-igor/</text:a>
</text:p>
      <!--NEWS-->
      <text:h text:style-name="P10" text:outline-level="1">
<text:span text:style-name="T4">
安娜·马利亚（Anna Malyar）：在Bigorivka的方向 -  Shipylivka我们的军队固定在达到边界</text:span>
</text:h>
      <text:p text:style-name="P4">
作者: ['АРМІЯINFORM']</text:p>
      <text:p text:style-name="P4">
时间: 2023-06-21T42:00:00-04:00</text:p>
      <text:p text:style-name="P4">
描述: 乌克兰辩护的能力是梅利托波斯基（Melitopolsky）的领先前进的他妈的……与乌克兰2022年的战争，今天与乌克兰的最新消息，今天与乌克兰2022年的新闻战争，乌克兰和俄罗斯之间的战争将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2/12/photo_2022-12-15_12-35-48.jpg" text:style-name="Internet_20_link" text:visited-style-name="Visited_20_Internet_20_Link">
photo_2022-12-15_12-35-48.jpg</text:a>
']</text:p>
      <text:p text:style-name="P4">
标签: ['АГРЕСІЯ РФ', 'ВТОРГНЕННЯ РФ', 'ГАННА МАЛЯР']</text:p>
      <text:p text:style-name="P4">
类别: News</text:p>
      <!--METADATA-->
      <text:p text:style-name="P4">
<draw:frame draw:style-name="fr1" draw:name="Image242" text:anchor-type="as-char" svg:width="6.9236in" svg:height="4.615733in" draw:z-index="0">
<draw:image xlink:href="../Images/AРМІЯINFORM/2023-06-21T42-00-00-04-00/photo_2022-12-15_12-35-48.jpg" xlink:type="simple" xlink:show="embed" xlink:actuate="onLoad" draw:mime-type="image/jpeg"/>
</draw:frame>
国防副部长安娜·马利亚(Anna Malyar)。 Dmitry Yurchenko摄影。</text:p>
      <text:p text:style-name="P4">
乌克兰的防守部队继续在梅利托波尔和贝迪恩斯克的方向上采取进攻行动。 在最后一天，它们取得了部分成功，固定在到达的边界上并升级了前线。</text:p>
      <text:p text:style-name="P4">
关于它<text:a xlink:type="simple" xlink:href="https://t.me/annamaliar/864" text:style-name="Internet_20_link" text:visited-style-name="Visited_20_Internet_20_Link">
写</text:a>
乌克兰国防部副部长安娜·马里亚尔(Anna Malyar)在电报中。</text:p>
      <text:p text:style-name="P4">
“在东方，我们的捍卫者继续限制俄罗斯和巴赫穆特方向的大规模进攻。 特别是激烈的战斗继续沿着Yampolivka地区的Lyman方向和Donetsk地区的Serebryansk林业。 在Bigorivka的指导下 -  Shipylivka，我们的伟大行动部队取得了部分成功。 现在，它们已固定在成就上。”安娜·马里亚尔(Anna Malyar)说。</text:p>
      <text:p text:style-name="P4">
据她说，东方仍然是敌人进攻的主要方向。 目标是进入顿涅茨克和卢汉斯克地区的边界。</text:p>
      <text:p text:style-name="P4">
“在巴赫穆特(Bakhmut)附近，情况没有变化，每天有几个战斗果酱，这条线是稳定的。 总的来说，我们的部队在东方担任职务，反映出不断的敌对袭击并造成最大损失。</text:p>
      <text:p text:style-name="P4">
News Source: <text:a xlink:type="simple" xlink:href="https://armyinform.com.ua/2023/06/21/ganna-malyar-na-napryamku-bilogorivka-shypylivka-nashi-vijskovi-zakriplyuyutsya-na-dosyagnutyh-rubezhah/" text:style-name="Internet_20_link" text:visited-style-name="Visited_20_Internet_20_Link">
https://armyinform.com.ua/2023/06/21/ganna-malyar-na-napryamku-bilogorivka-shypylivka-nashi-vijskovi-zakriplyuyutsya-na-dosyagnutyh-rubezhah/</text:a>
</text:p>
      <!--NEWS-->
      <text:h text:style-name="P10" text:outline-level="1">
<text:span text:style-name="T4">
“疯狂的童年”  - 一部关于强迫驱逐和俄罗斯儿童俄罗斯的电影</text:span>
</text:h>
      <text:p text:style-name="P4">
作者: ['Яна Задубінна']</text:p>
      <text:p text:style-name="P4">
时间: 2023-06-21T44:00:00-04:00</text:p>
      <text:p text:style-name="P4">
描述: Viishov关于Primusova Devortat的Viishov纪录片，由乌克兰死亡的Rusifsky撰写...与乌克兰2022年的战争，与乌克兰与乌克兰的最新新闻，今天与乌克兰2022年的新闻战争，乌克兰与乌克兰之间的战争将在乌克兰和俄罗斯之间发生战争，当乌克兰与乌克兰战争时他们说，在2022年，是否会在不久的将来与乌克兰发生战争</text:p>
      <text:p text:style-name="P4">
图片: ['<text:a xlink:type="simple" xlink:href="https://armyinform.com.ua/wp-content/uploads/2023/06/golovna-41.jpg" text:style-name="Internet_20_link" text:visited-style-name="Visited_20_Internet_20_Link">
golovna-41.jpg</text:a>
', '<text:a xlink:type="simple" xlink:href="https://armyinform.com.ua/wp-content/uploads/2023/06/foto_dity.jpg" text:style-name="Internet_20_link" text:visited-style-name="Visited_20_Internet_20_Link">
foto_dity.jpg</text:a>
']</text:p>
      <text:p text:style-name="P4">
标签: ['ВТОРГНЕННЯ РФ', 'ДІТИ ВІЙНИ']</text:p>
      <text:p text:style-name="P4">
类别: News</text:p>
      <!--METADATA-->
      <text:p text:style-name="P4">
<draw:frame draw:style-name="fr1" draw:name="Image243" text:anchor-type="as-char" svg:width="6.9236in" svg:height="3.894525in" draw:z-index="0">
<draw:image xlink:href="../Images/AРМІЯINFORM/2023-06-21T44-00-00-04-00/golovna-41.jpg" xlink:type="simple" xlink:show="embed" xlink:actuate="onLoad" draw:mime-type="image/jpeg"/>
</draw:frame>
关于乌克兰儿童“恶意童年”的强迫驱逐出境和俄罗斯化的纪录片。 该项目是由乌克兰媒体在线的团队于2023年在保护儿童之日之前创建的。</text:p>
      <text:p text:style-name="P4">
在其中，孩子们及其父母在线告诉团队。UA他们自己的故事。 一些英雄被俘虏，有人被强行被带到健康营，而另一些英雄则在这样被称为过滤措施中与父母离婚。 在这些“营地”中，俄罗斯人通常从事俄罗斯的儿童化，禁止乌克兰人并打电话回家。</text:p>
      <text:p text:style-name="P4">
自大规模入侵开始以来，俄罗斯非法出口了19,000多名乌克兰儿童，现在将近400名返回家园。</text:p>
      <text:p text:style-name="P4">
“这是对俄罗斯从乌克兰暂时占领的领土绑架乌克兰儿童的当前状况和证据基础的研究。 在电影中，孩子和父亲讲了自己的故事。 他们中的一些人被俘虏，有人被迫进入一个健康营，在这样的过滤活动中，有人与父母分开。 “残缺不全的童年”正在记录儿童针对乌克兰人民的证词，”该分区的创始人说。</text:p>
      <text:p text:style-name="P4">
<draw:frame draw:style-name="fr1" draw:name="Image244" text:anchor-type="as-char" svg:width="6.9236in" svg:height="3.121029in" draw:z-index="0">
<draw:image xlink:href="../Images/AРМІЯINFORM/2023-06-21T44-00-00-04-00/foto_dity.jpg" xlink:type="simple" xlink:show="embed" xlink:actuate="onLoad" draw:mime-type="image/jpeg"/>
</draw:frame>
电影史上显示的是，乌克兰乌克兰的绑架儿童是一个明确计划且组织良好的过程，用于典型情况：欺骗或谋杀父母，孤儿，驱逐出境，驱逐出境 - 驱逐出境和过滤营地。</text:p>
      <text:p text:style-name="P4">
“这些部分很小，大多数人都无法食用，而且肉饼就像是一种方式。 在他们之后，这变得非常糟糕，开始变得恶心，吃得比教父更多的食用……”  - 被救出的孩子说。</text:p>
      <text:p text:style-name="P4">
这部电影可在[乌克兰人]上发行(https://www.youtube.com/watch?v=oo5pNMIXilk)和<text:a xlink:type="simple" xlink:href="https://www.youtube.com/watch" text:style-name="Internet_20_link" text:visited-style-name="Visited_20_Internet_20_Link">
英语</text:a>
语言。</text:p>
      <text:p text:style-name="P4">
News Source: <text:a xlink:type="simple" xlink:href="https://armyinform.com.ua/2023/06/21/ponivechene-dytynstvo-film-pro-prymusovu-deportacziyu-ta-rusyfikacziyu-ukrayinskyh-ditej/" text:style-name="Internet_20_link" text:visited-style-name="Visited_20_Internet_20_Link">
https://armyinform.com.ua/2023/06/21/ponivechene-dytynstvo-film-pro-prymusovu-deportacziyu-ta-rusyfikacziyu-ukrayinskyh-ditej/</text:a>
</text:p>
      <!--NEWS-->
      <text:h text:style-name="P10" text:outline-level="1">
<text:span text:style-name="T4">
国民国民大学乌克兰获得了战旗</text:span>
</text:h>
      <text:p text:style-name="P4">
作者: ['АРМІЯINFORM']</text:p>
      <text:p text:style-name="P4">
时间: 2023-06-21T46:00:00-04:00</text:p>
      <text:p text:style-name="P4">
描述: 在国家非verite中，乌克兰（NOOU）受伤的Zakhid，Yaki Pershiy的Pid Hour ...与乌克兰2022年的战争，与乌克兰与乌克兰的最新新闻，与乌克兰的新闻，与乌克兰2022的最新新闻，今天，将会有今天的新闻，将会有他们说，与乌克兰在2022年与乌克兰的战争时，是否会在不久的将来与乌克兰发生战争，他们说，与乌克兰的战争，今天的乌克兰新闻，乌克兰新闻，乌克兰媒体的乌克兰媒体新闻。俄语</text:p>
      <text:p text:style-name="P4">
图片: ['<text:a xlink:type="simple" xlink:href="https://armyinform.com.ua/wp-content/uploads/2023/06/355662973_640792604746687_6521103263611019014_n.jpg" text:style-name="Internet_20_link" text:visited-style-name="Visited_20_Internet_20_Link">
355662973_640792604746687_6521103263611019014_n.jpg</text:a>
', '<text:a xlink:type="simple" xlink:href="https://armyinform.com.ua/wp-content/uploads/2023/06/355487829_640792578080023_526740382305744000_n-e1687336363247-150x150.jpg" text:style-name="Internet_20_link" text:visited-style-name="Visited_20_Internet_20_Link">
355487829_640792578080023_526740382305744000_n-e1687336363247-150x150.jpg</text:a>
', '<text:a xlink:type="simple" xlink:href="https://armyinform.com.ua/wp-content/uploads/2023/06/355609098_640792591413355_5125391310278845781_n-150x150.jpg" text:style-name="Internet_20_link" text:visited-style-name="Visited_20_Internet_20_Link">
355609098_640792591413355_5125391310278845781_n-150x150.jpg</text:a>
', '<text:a xlink:type="simple" xlink:href="https://armyinform.com.ua/wp-content/uploads/2023/06/355124007_640800758079205_2074272961423757336_n-150x150.jpg" text:style-name="Internet_20_link" text:visited-style-name="Visited_20_Internet_20_Link">
355124007_640800758079205_2074272961423757336_n-150x150.jpg</text:a>
', '<text:a xlink:type="simple" xlink:href="https://armyinform.com.ua/wp-content/uploads/2023/06/355277321_640792874746660_2800721107925628974_n-150x150.jpg" text:style-name="Internet_20_link" text:visited-style-name="Visited_20_Internet_20_Link">
355277321_640792874746660_2800721107925628974_n-150x150.jpg</text:a>
', '<text:a xlink:type="simple" xlink:href="https://armyinform.com.ua/wp-content/uploads/2023/06/352399099_640792904746657_8074630699984237429_n-150x150.jpg" text:style-name="Internet_20_link" text:visited-style-name="Visited_20_Internet_20_Link">
352399099_640792904746657_8074630699984237429_n-150x150.jpg</text:a>
', '<text:a xlink:type="simple" xlink:href="https://armyinform.com.ua/wp-content/uploads/2023/06/355677451_640792781413336_8225873240738717759_n-150x150.jpg" text:style-name="Internet_20_link" text:visited-style-name="Visited_20_Internet_20_Link">
355677451_640792781413336_8225873240738717759_n-150x150.jpg</text:a>
']</text:p>
      <text:p text:style-name="P4">
标签: ['БОЙОВИЙ ПРАПОР', 'МИХАЙЛО КОВАЛЬ', 'НАЦІОНАЛЬНИЙ УНІВЕРСИТЕТ ОБОРОНИ УКРАЇНИ', 'ОЛЕКСАНДР ПАВЛЮК']</text:p>
      <text:p text:style-name="P4">
类别: News</text:p>
      <!--METADATA-->
      <text:p text:style-name="P4">
<draw:frame draw:style-name="fr1" draw:name="Image245" text:anchor-type="as-char" svg:width="6.9236in" svg:height="4.186193in" draw:z-index="0">
<draw:image xlink:href="../Images/AРМІЯINFORM/2023-06-21T46-00-00-04-00/355662973_640792604746687_6521103263611019014_n.jpg" xlink:type="simple" xlink:show="embed" xlink:actuate="onLoad" draw:mime-type="image/jpeg"/>
</draw:frame>
在乌克兰国民国民大学(nuou)该活动是在乌克兰中尉的第一任国防部副部长Oleksandrpavlyuk宣布乌克兰总统的荣誉证书，并将军方移交给了国防部国防大学乌克兰国民大学。</text:p>
      <text:p text:style-name="P4">
关于它<text:a xlink:type="simple" xlink:href="https://nuou.org.ua/u/news/naczonalnij-unversitet-oboroni-ukrani-otrimav-bojovij-prapor!.html" text:style-name="Internet_20_link" text:visited-style-name="Visited_20_Internet_20_Link">
报告</text:a>
乌克兰国民国民大学的新闻服务。</text:p>
      <text:p text:style-name="P4">
Oleksandr Pavlyuk中将代表乌克兰部长和国家司令部的军事领导和许多集体集体表示感谢为武装部队。</text:p>
      <text:p text:style-name="P4">
<text:a xlink:type="simple" xlink:href="https://armyinform.com.ua/wp-content/uploads/2023/06/355487829_640792578080023_526740382305744000_n-e1687336363247.jpg" text:style-name="Internet_20_link" text:visited-style-name="Visited_20_Internet_20_Link">
!(Images/AРМІЯINFORM/2023-06-21T46-00-00-04-00/355487829_640792578080023_526740382305744000_n-e1687336363247-150x150.jpg)</text:a>
</text:p>
      <text:p text:style-name="P4">
<text:a xlink:type="simple" xlink:href="https://armyinform.com.ua/wp-content/uploads/2023/06/355609098_640792591413355_5125391310278845781_n.jpg" text:style-name="Internet_20_link" text:visited-style-name="Visited_20_Internet_20_Link">
<draw:frame draw:style-name="fr1" draw:name="Image246" text:anchor-type="as-char" svg:width="6.9236in" svg:height="6.9236in" draw:z-index="0">
<draw:image xlink:href="../Images/AРМІЯINFORM/2023-06-21T46-00-00-04-00/355609098_640792591413355_5125391310278845781_n-150x150.jpg" xlink:type="simple" xlink:show="embed" xlink:actuate="onLoad" draw:mime-type="image/jpeg"/>
</draw:frame>
</text:a>
</text:p>
      <text:p text:style-name="P4">
<text:a xlink:type="simple" xlink:href="https://armyinform.com.ua/wp-content/uploads/2023/06/355124007_640800758079205_2074272961423757336_n.jpg" text:style-name="Internet_20_link" text:visited-style-name="Visited_20_Internet_20_Link">
<draw:frame draw:style-name="fr1" draw:name="Image247" text:anchor-type="as-char" svg:width="6.9236in" svg:height="6.9236in" draw:z-index="0">
<draw:image xlink:href="../Images/AРМІЯINFORM/2023-06-21T46-00-00-04-00/355124007_640800758079205_2074272961423757336_n-150x150.jpg" xlink:type="simple" xlink:show="embed" xlink:actuate="onLoad" draw:mime-type="image/jpeg"/>
</draw:frame>
</text:a>
</text:p>
      <text:p text:style-name="P4">
<text:a xlink:type="simple" xlink:href="https://armyinform.com.ua/wp-content/uploads/2023/06/355277321_640792874746660_2800721107925628974_n.jpg" text:style-name="Internet_20_link" text:visited-style-name="Visited_20_Internet_20_Link">
<draw:frame draw:style-name="fr1" draw:name="Image248" text:anchor-type="as-char" svg:width="6.9236in" svg:height="6.9236in" draw:z-index="0">
<draw:image xlink:href="../Images/AРМІЯINFORM/2023-06-21T46-00-00-04-00/355277321_640792874746660_2800721107925628974_n-150x150.jpg" xlink:type="simple" xlink:show="embed" xlink:actuate="onLoad" draw:mime-type="image/jpeg"/>
</draw:frame>
</text:a>
</text:p>
      <text:p text:style-name="P4">
<text:a xlink:type="simple" xlink:href="https://armyinform.com.ua/wp-content/uploads/2023/06/352399099_640792904746657_8074630699984237429_n.jpg" text:style-name="Internet_20_link" text:visited-style-name="Visited_20_Internet_20_Link">
<draw:frame draw:style-name="fr1" draw:name="Image249" text:anchor-type="as-char" svg:width="6.9236in" svg:height="6.9236in" draw:z-index="0">
<draw:image xlink:href="../Images/AРМІЯINFORM/2023-06-21T46-00-00-04-00/352399099_640792904746657_8074630699984237429_n-150x150.jpg" xlink:type="simple" xlink:show="embed" xlink:actuate="onLoad" draw:mime-type="image/jpeg"/>
</draw:frame>
</text:a>
</text:p>
      <text:p text:style-name="P4">
<text:a xlink:type="simple" xlink:href="https://armyinform.com.ua/wp-content/uploads/2023/06/355677451_640792781413336_8225873240738717759_n.jpg" text:style-name="Internet_20_link" text:visited-style-name="Visited_20_Internet_20_Link">
<draw:frame draw:style-name="fr1" draw:name="Image250" text:anchor-type="as-char" svg:width="6.9236in" svg:height="6.9236in" draw:z-index="0">
<draw:image xlink:href="../Images/AРМІЯINFORM/2023-06-21T46-00-00-04-00/355677451_640792781413336_8225873240738717759_n-150x150.jpg" xlink:type="simple" xlink:show="embed" xlink:actuate="onLoad" draw:mime-type="image/jpeg"/>
</draw:frame>
</text:a>
</text:p>
      <text:p text:style-name="P4">
重要的是，该大学被授予乌克兰国民国民大学当天的旗帜。 在这种情况下，教育机构的代表保留了乌克兰国防部，乌克兰武装部队总司令和乌克兰国民国民大学校长的主持人的奖励和奖项。</text:p>
      <text:p text:style-name="P4">
News Source: <text:a xlink:type="simple" xlink:href="https://armyinform.com.ua/2023/06/21/naczionalnyj-universytet-oborony-ukrayiny-otrymav-bojovyj-prapor/" text:style-name="Internet_20_link" text:visited-style-name="Visited_20_Internet_20_Link">
https://armyinform.com.ua/2023/06/21/naczionalnyj-universytet-oborony-ukrayiny-otrymav-bojovyj-prapor/</text:a>
</text:p>
      <!--NEWS-->
      <text:h text:style-name="P10" text:outline-level="1">
<text:span text:style-name="T4">
俄罗斯将机芯导弹带入了黑海</text:span>
</text:h>
      <text:p text:style-name="P4">
作者: ['АРМІЯINFORM']</text:p>
      <text:p text:style-name="P4">
时间: 2023-06-21T48:00:00-04:00</text:p>
      <text:p text:style-name="P4">
描述: Chorne Sea在Boyovo Cherguvannea中看到了俄罗斯蠕虫的Ranku 21村庄，由Chorne Sea的一枚导弹...与乌克兰2022年的战争，与乌克兰与乌克兰的最新新闻，今天与乌克兰2022年的新闻战争，今天将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ВМС ЗС УКРАЇНИ', 'РАКЕТИ «КАЛІБР»', 'ЧОРНЕ МОРЕ']</text:p>
      <text:p text:style-name="P4">
类别: News</text:p>
      <!--METADATA-->
      <text:p text:style-name="P4">
<draw:frame draw:style-name="fr1" draw:name="Image251" text:anchor-type="as-char" svg:width="6.9236in" svg:height="4.615733in" draw:z-index="0">
<draw:image xlink:href="../Images/AРМІЯINFORM/2023-06-21T48-00-00-04-00/raketa-kalibr-pusk-chorne-more.jpg" xlink:type="simple" xlink:show="embed" xlink:actuate="onLoad" draw:mime-type="image/jpeg"/>
</draw:frame>
说明性照片</text:p>
      <text:p text:style-name="P4">
截至6月21日上午，俄罗斯带着八个口径带到了黑海。</text:p>
      <text:p text:style-name="P4">
关于它<text:a xlink:type="simple" xlink:href="https://t.me/ukrainian_navy/3376" text:style-name="Internet_20_link" text:visited-style-name="Visited_20_Internet_20_Link">
报告</text:a>
海军。</text:p>
      <text:p text:style-name="P4">
亚佐夫海有一艘敌方船。 战斗税的中间地球最多是八艘敌军，其中包括一艘马车导弹，总计16枚导弹。</text:p>
      <text:p text:style-name="P4">
在白天，为了俄罗斯联邦的利益，凯希·耶尼卡尔海峡的通过：</text:p>
      <text:p text:style-name="P4">
<text:span text:style-name="T5">
到达亚佐夫海-27艘船，其中11艘从Bosphorus海峡迁移； </text:span>
到黑海 -  13艘船，其中10艘沿Bosphorus的方向移动。</text:p>
      <text:p text:style-name="P4">
俄罗斯联邦继续违反《 1974年海洋保护人类生命的国际公约》。(Solas)通过关闭自动识别系统(AIS)，在亚佐夫海的民用船上。</text:p>
      <text:p text:style-name="P4">
News Source: <text:a xlink:type="simple" xlink:href="https://armyinform.com.ua/2023/06/21/armiya-rf-vyvela-v-chorne-more-nosij-raket-kalibr/" text:style-name="Internet_20_link" text:visited-style-name="Visited_20_Internet_20_Link">
https://armyinform.com.ua/2023/06/21/armiya-rf-vyvela-v-chorne-more-nosij-raket-kalibr/</text:a>
</text:p>
      <!--NEWS-->
      <text:h text:style-name="P10" text:outline-level="1">
<text:span text:style-name="T4">
在赫尔森地区的右岸，水从三千所房屋中出发 - 欧瓦的负责人</text:span>
</text:h>
      <text:p text:style-name="P4">
作者: Ukrinform (Person)</text:p>
      <text:p text:style-name="P4">
出版商: Укринформ (Organization)</text:p>
      <text:p text:style-name="P4">
出版时间: 2023-06-21T4:13:00+03:00</text:p>
      <text:p text:style-name="P4">
修改时间: 2023-06-21T22:13:00+03:00</text:p>
      <text:p text:style-name="P4">
描述: 在赫尔森地区的右岸，水从三千栋房屋中出发。  - 乌克林。</text:p>
      <text:p text:style-name="P4">
图片: ['<text:a xlink:type="simple" xlink:href="https://static.ukrinform.com/photos/2023_06/thumb_files/630_360_1686056975-847.jpg" text:style-name="Internet_20_link" text:visited-style-name="Visited_20_Internet_20_Link">
630_360_16860...</text:a>
']</text:p>
      <text:p text:style-name="P4">
标签: ['Херсонщина', 'Вода', 'Каховська ГЕС', 'Затоплення']</text:p>
      <text:p text:style-name="P4">
类型: Article</text:p>
      <!--METADATA-->
      <text:p text:style-name="P4">
<draw:frame draw:style-name="fr1" draw:name="Image252" text:anchor-type="as-char" svg:width="6.9236in" svg:height="3.956343in" draw:z-index="0">
<draw:image xlink:href="../Images/yкринформ/2023-06-21T4-13-00-03-00/630_360_1686056975-847.jpg" xlink:type="simple" xlink:show="embed" xlink:actuate="onLoad" draw:mime-type="image/jpeg"/>
</draw:frame>
赫尔森地区的右岸已经离开了三千所房屋。</text:p>
      <text:p text:style-name="P4">
关于<text:a xlink:type="simple" xlink:href="https://t.me/olexandrprokudin/753" text:style-name="Internet_20_link" text:visited-style-name="Visited_20_Internet_20_Link">
电报</text:a>
乌克林福姆报道说，亚历山大·普罗普林(Alexander Proudin)的亚历山大·普鲁丁(Alexander Proudin)报道。</text:p>
      <text:p text:style-name="P4">
“在右岸<text:a xlink:type="simple" xlink:href="https://www.ukrinform.ua/tag-hersonsina" text:style-name="Internet_20_link" text:visited-style-name="Visited_20_Internet_20_Link">
Kherson地区</text:a>
来自3300多户房屋。 他们立即开始工作。”他说。</text:p>
      <text:p text:style-name="P4">
据HOVA主席称，爆炸物受到领土的检查，专家将修复损坏的通信，公用事业，救援人员清理和抽水从被洪水淹没的场所中。</text:p>
      <text:p text:style-name="P4">
据Proudin称，每个人都在早上至深夜工作，以便在俄罗斯恐怖袭击后，赫森地区将尽快康复。</text:p>
      <text:p text:style-name="P4">
<text:span text:style-name="T4">
另请阅读：</text:span>
 <text:a xlink:type="simple" xlink:href="https://www.ukrinform.ua/rubric-regions/3725989-na-hersonsini-zalisautsa-pidtoplenimi-majze-600-domiv-klimenko.html" text:style-name="Internet_20_link" text:visited-style-name="Visited_20_Internet_20_Link">
在Kherson地区几乎有600 <text:span text:style-name="T4">
房屋被淹没</text:span>
 -Klimenko</text:a>
正如乌克林福姆(Ukrinform)早些时候报道的那样，在卡科夫卡水库中，水从岸上掉下来，<text:a xlink:type="simple" xlink:href="https://www.ukrinform.ua/rubric-regions/3726010-dnipro-povertaetsa-v-ruslo-v-akomu-vin-buv-70-rokiv-tomu.html" text:style-name="Internet_20_link" text:visited-style-name="Visited_20_Internet_20_Link">
dnipro返回了70年前的频道</text:a>
。</text:p>
      <text:p text:style-name="P4">
如<text:a xlink:type="simple" xlink:href="https://www.ukrinform.ua/rubric-other_news/3723441-pidriv-rosianami-kahovskoi-ges-usi-novini.html" text:style-name="Internet_20_link" text:visited-style-name="Visited_20_Internet_20_Link">
报道</text:a>
，在6月6日晚上，俄罗斯人炸毁了Kakhovsk水力发电站。 被摧毁的大坝没有完全敲击。</text:p>
      <text:p text:style-name="P4">
News Source: <text:a xlink:type="simple" xlink:href="https://www.ukrinform.ua/rubric-regions/3726013-na-pravoberezzi-hersonsini-voda-vidijsla-vid-troh-tisac-osel-golova-ova.html" text:style-name="Internet_20_link" text:visited-style-name="Visited_20_Internet_20_Link">
https://www.ukrinform.ua/rubric-regions/3726013-na-pravoberezzi-hersonsini-voda-vidijsla-vid-troh-tisac-osel-golova-ova.html</text:a>
</text:p>
      <!--NEWS-->
      <text:h text:style-name="P10" text:outline-level="1">
<text:span text:style-name="T4">
“轻率主义”的首映。 疾病史”</text:span>
</text:h>
      <text:p text:style-name="P4">
作者: ['Світлана Кирган']</text:p>
      <text:p text:style-name="P4">
时间: 2023-06-21T50:00:00-04:00</text:p>
      <text:p text:style-name="P4">
描述: 在首都，纪录片部门拍摄了关于罗西斯基侵略的原因……与乌克兰2022年的战争，与乌克兰的战争是今天的最新消息，这是与乌克兰2022年的新闻战争，今天是威尔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6/golovne-foto-2-e1687338902566.jpg" text:style-name="Internet_20_link" text:visited-style-name="Visited_20_Internet_20_Link">
golovne-foto-2-e1687338902566.jpg</text:a>
', '<text:a xlink:type="simple" xlink:href="https://armyinform.com.ua/wp-content/uploads/2023/06/foto-1-12.jpg" text:style-name="Internet_20_link" text:visited-style-name="Visited_20_Internet_20_Link">
foto-1-12.jpg</text:a>
', '<text:a xlink:type="simple" xlink:href="https://armyinform.com.ua/wp-content/uploads/2023/06/foto-2-12.jpg" text:style-name="Internet_20_link" text:visited-style-name="Visited_20_Internet_20_Link">
foto-2-12.jpg</text:a>
', '<text:a xlink:type="simple" xlink:href="https://armyinform.com.ua/wp-content/uploads/2023/06/foto-3-10.jpg" text:style-name="Internet_20_link" text:visited-style-name="Visited_20_Internet_20_Link">
foto-3-10.jpg</text:a>
']</text:p>
      <text:p text:style-name="P4">
标签: []</text:p>
      <text:p text:style-name="P4">
类别: News</text:p>
      <!--METADATA-->
      <text:p text:style-name="P4">
<draw:frame draw:style-name="fr1" draw:name="Image253" text:anchor-type="as-char" svg:width="6.9236in" svg:height="4.996621in" draw:z-index="0">
<draw:image xlink:href="../Images/AРМІЯINFORM/2023-06-21T50-00-00-04-00/golovne-foto-2-e1687338902566.jpg" xlink:type="simple" xlink:show="embed" xlink:actuate="onLoad" draw:mime-type="image/jpeg"/>
</draw:frame>
在首都，关于俄罗斯侵略和残酷行为的纪录片的首映。 疾病的历史。”</text:p>
      <text:p text:style-name="P4">
纪录片的作者是乌克兰记者阿基姆·加里莫夫(Akim Galimov)，他与国际专家团队一起探索了从犯罪者和抢劫者国家发现的历史先进。</text:p>
      <text:p text:style-name="P4">
<draw:frame draw:style-name="fr1" draw:name="Image254" text:anchor-type="as-char" svg:width="6.9236in" svg:height="3.894525in" draw:z-index="0">
<draw:image xlink:href="../Images/AРМІЯINFORM/2023-06-21T50-00-00-04-00/foto-1-12.jpg" xlink:type="simple" xlink:show="embed" xlink:actuate="onLoad" draw:mime-type="image/jpeg"/>
</draw:frame>
 - 在我看来，世界上许多看到了来自Bucha或Irpen的框架的人问自己，怪物国家是21世纪的可能性吗？ 我们的团队已经探索了历史已有6年以上了，很明显，俄罗斯侵略的深刻原因藏在他们的过去。了解到这些原因，乌克兰人和世界将能够通过俄罗斯侵略，阿基姆(Akim)的准备。加里莫夫表达了他的意见。</text:p>
      <text:p text:style-name="P4">
*!Akima Galimov的电影正在收集数百万次观看次数。 总周期纪录片“乌克兰”。 返回历史”已获得约1700万的YouTube观看次数。 真实的历史YouTube频道已经花了几个月的时间才进入了最受欢迎的乌克兰历史博客的前十名。</text:p>
      <text:p text:style-name="P4">
该团队去年4月开始制作电影。 在开放后捕获的领土上滚动和杀害人们的恐怖信息是研究轻率性本质的原因。</text:p>
      <text:p text:style-name="P4">
<draw:frame draw:style-name="fr1" draw:name="Image255" text:anchor-type="as-char" svg:width="6.9236in" svg:height="6.9236in" draw:z-index="0">
<draw:image xlink:href="../Images/AРМІЯINFORM/2023-06-21T50-00-00-04-00/foto-2-12.jpg" xlink:type="simple" xlink:show="embed" xlink:actuate="onLoad" draw:mime-type="image/jpeg"/>
</draw:frame>
 - 最近，Verkhovna Rada将“ Rashism”的概念合法化，在法律上将其归于俄罗斯存在的政权名称。 在许多根本上，许多人似乎似乎都是新的，因此我们称俄罗斯政客为俄罗斯政治主义，而俄罗斯人则被轻率的人称为俄罗斯人。 但是，这是一个非常重要和必要的解决方案。首先，与西方的伙伴进行交流，因为现在这种丑陋现象的迹象已经固定。 因此，这一切都进入了法律飞机。</text:p>
      <text:p text:style-name="P4">
<draw:frame draw:style-name="fr1" draw:name="Image256" text:anchor-type="as-char" svg:width="6.9236in" svg:height="6.9236in" draw:z-index="0">
<draw:image xlink:href="../Images/AРМІЯINFORM/2023-06-21T50-00-00-04-00/foto-3-10.jpg" xlink:type="simple" xlink:show="embed" xlink:actuate="onLoad" draw:mime-type="image/jpeg"/>
</draw:frame>
国际专家已经讲述了什么古老的传统在俄罗斯引起了高水平的家庭暴力，因为军队中的“祖父”将利亚斯主义者转变为残酷的execution子手，而教会则提高了信徒的谦卑。 这部电影的首席英雄是漫画人物，是由电影专为电影创作的。 这是一个叫伊万的俄罗斯人的集体形象。 电影中使用了伊万的塔拉佩卡的所有思想 - 从俄罗斯社交网络中取出的真实短语。</text:p>
      <text:p text:style-name="P4">
这部电影还揭示了设法用食物勒索人们的俄罗斯统治者的话题。</text:p>
      <text:p text:style-name="P4">
乌克兰和国际专家加入了新纪录片。 其中包括历史学家亚历山大·阿尔菲罗夫(Alexander Alfiorov)，美国历史学家，作家，普利策奖的获得者安妮·上诉人，法国历史学家和神学家，历史学家安托万·阿扎科夫斯基(Antoine Azhakovsky)。 枪击事件是在美国，法国，波兰和乌克兰。</text:p>
      <text:p text:style-name="P4">
查看Akima Galimov的新纪录片“ Rashism。 该疾病的历史将于6月23日在1+1个乌克兰。</text:p>
      <text:p text:style-name="P4">
News Source: <text:a xlink:type="simple" xlink:href="https://armyinform.com.ua/2023/06/21/u-kyyevi-vidbulasya-premyera-filmu-rashyzm-istoriya-hvoroby/" text:style-name="Internet_20_link" text:visited-style-name="Visited_20_Internet_20_Link">
https://armyinform.com.ua/2023/06/21/u-kyyevi-vidbulasya-premyera-filmu-rashyzm-istoriya-hvoroby/</text:a>
</text:p>
      <!--NEWS-->
      <text:h text:style-name="P10" text:outline-level="1">
<text:span text:style-name="T4">
在Kakhovskaya水力发电站之后，设置了200多名失踪人员</text:span>
</text:h>
      <text:p text:style-name="P4">
作者: ['АРМІЯINFORM']</text:p>
      <text:p text:style-name="P4">
时间: 2023-06-21T52:00:00-04:00</text:p>
      <text:p text:style-name="P4">
描述: 法律的经济学校是由Wnaslikov联盟的Navlikh的Mixesnormsnoye发起的...与乌克兰2022年的战争，与乌克兰的最新新闻，《与乌克兰的新闻战争》，与乌克兰的新闻战争2022年，战争是今天的最后一场战争，将会发生一场战争他们说，在乌克兰和俄罗斯之间以及与乌克兰的战争将在2022年与乌克兰的战争之间</text:p>
      <text:p text:style-name="P4">
图片: ['<text:a xlink:type="simple" xlink:href="https://armyinform.com.ua/wp-content/uploads/2023/06/6483984532cfd3.34542848.webp" text:style-name="Internet_20_link" text:visited-style-name="Visited_20_Internet_20_Link">
6483984532cfd3.34542848.webp</text:a>
']</text:p>
      <text:p text:style-name="P4">
标签: ['STOPRUSSIA', 'АГРЕСІЯ РФ', 'БЕЗВІСТИ ЗНИКЛІ', 'КАХОВСЬКА ГЕС', 'МІНРЕІНТЕГРАЦІЇ']</text:p>
      <text:p text:style-name="P4">
类别: News</text:p>
      <!--METADATA-->
      <text:p text:style-name="P4">
<draw:frame draw:style-name="fr1" draw:name="Image257" text:anchor-type="as-char" svg:width="6.9236in" svg:height="3.894525in" draw:z-index="0">
<draw:image xlink:href="../ConvertedIMGs/AРМІЯINFORM/2023-06-21T52-00-00-04-00/6483984532cfd3.34542848.png" xlink:type="simple" xlink:show="embed" xlink:actuate="onLoad" draw:mime-type="image/png"/>
</draw:frame>
执法人员在赫森地区建立了200多名失踪人员的位置。</text:p>
      <text:p text:style-name="P4">
关于它<text:a xlink:type="simple" xlink:href="https://minre.gov.ua/2023/06/20/vstanovleno-misczeznahodzhennya-ponad-200-znyklyh-bezvisty-osib-vnaslidok-ekoczydu-na-hersonshhyni/" text:style-name="Internet_20_link" text:visited-style-name="Visited_20_Internet_20_Link">
报告</text:a>
乌克兰临时占领领土的重新融入部。</text:p>
      <text:p text:style-name="P4">
“在申诉专家失踪人员的热线上，他们继续在卡科夫斯克水力发电厂通过俄罗斯的恐怖分子法案而丧生的失踪人员。 目前，有311项上诉是收藏家。 约90％的上诉与赫森地区失踪领土有关。</text:p>
      <text:p text:style-name="P4">
截至今天，<text:span text:style-name="T4">
 202 </text:span>
居民的位置设法建立了。</text:p>
      <text:p text:style-name="P4">
由于大坝的爆炸而缺失的缺失仍然被认为是<text:span text:style-name="T4">
 109 </text:span>
。 他们的法律被转移给国家警察进行搜查和调查行动，”该部门被要求。</text:p>
      <text:p text:style-name="P4">
我们将提醒，如果您所爱的人在特殊情况下消失了，请向专员的热线报告：<text:span text:style-name="T4">
 0 800 339 247。(095)896-04-21。</text:span>
</text:p>
      <text:p text:style-name="P4">
News Source: <text:a xlink:type="simple" xlink:href="https://armyinform.com.ua/2023/06/21/pislya-pidryvu-kahovskoyi-ges-vstanovleno-misczeperebuvannya-ponad-200-znyklyh-bezvisty-osib/" text:style-name="Internet_20_link" text:visited-style-name="Visited_20_Internet_20_Link">
https://armyinform.com.ua/2023/06/21/pislya-pidryvu-kahovskoyi-ges-vstanovleno-misczeperebuvannya-ponad-200-znyklyh-bezvisty-osib/</text:a>
</text:p>
      <!--NEWS-->
      <text:h text:style-name="P10" text:outline-level="1">
<text:span text:style-name="T4">
敌人带来了越过火箭发射器的战斗职责</text:span>
</text:h>
      <text:p text:style-name="P4">
作者: ['АРМІЯINFORM']</text:p>
      <text:p text:style-name="P4">
时间: 2023-06-21T53:00:00-04:00</text:p>
      <text:p text:style-name="P4">
描述: 关于tslodomlya在他自己的公司Storinzi的Facebook上，指挥官的指挥...与乌克兰2022年的战争，与乌克兰的最新新闻，今天与乌克兰的新闻，今天与乌克兰的新闻战争，今天上次与乌克兰的新闻战争，乌克兰和俄罗斯之间以及俄罗斯和俄罗斯之间的战争，什么时候，他们在2022年与乌克兰与乌克兰的战争，无论是否将在不久</text:p>
      <text:p text:style-name="P4">
图片: ['<text:a xlink:type="simple" xlink:href="https://armyinform.com.ua/wp-content/uploads/2023/06/admiral-makarov-fregat.jpg" text:style-name="Internet_20_link" text:visited-style-name="Visited_20_Internet_20_Link">
admiral-makarov-fregat.jpg</text:a>
']</text:p>
      <text:p text:style-name="P4">
标签: ['STOPRUSSIA', 'АГРЕСІЯ РФ', 'ВІЙНА', 'ОК «ПІВДЕНЬ»', 'РАКЕТИ «КАЛІБР»', 'ЧОРНЕ МОРЕ']</text:p>
      <text:p text:style-name="P4">
类别: News</text:p>
      <!--METADATA-->
      <text:p text:style-name="P4">
<draw:frame draw:style-name="fr1" draw:name="Image258" text:anchor-type="as-char" svg:width="6.9236in" svg:height="3.871446in" draw:z-index="0">
<draw:image xlink:href="../Images/AРМІЯINFORM/2023-06-21T53-00-00-04-00/admiral-makarov-fregat.jpg" xlink:type="simple" xlink:show="embed" xlink:actuate="onLoad" draw:mime-type="image/jpeg"/>
</draw:frame>
关于它<text:a xlink:type="simple" xlink:href="https://www.facebook.com/OperationalCommandSouth/posts/pfbid036B4VGu5gKK7v7yuSGn3W9BCPzw9gtCt5fFvgGGTa3ZaxQci7tUyBPtapcwu5xJ5cl" text:style-name="Internet_20_link" text:visited-style-name="Visited_20_Internet_20_Link">
报告</text:a>
在其官方Facebook页面上，南方的运营命令。</text:p>
      <text:p text:style-name="P4">
“截至目前，黑海的船舶集团已增加到8个单位：Makarov海军上将加入，配备了八个“口径”，这是信息。</text:p>
      <text:p text:style-name="P4">
“火箭危险的水平增加了!空气警报信号不知道，我们进入庇护所。</text:p>
      <text:p text:style-name="P4">
News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NEWS-->
      <text:h text:style-name="P10" text:outline-level="1">
<text:span text:style-name="T4">
乌克兰在任何地方都在等待，那里仍然存在占领，并且知道：如果俄罗斯倒下，那不是永远的 - 乌克兰总统</text:span>
</text:h>
      <text:p text:style-name="P4">
作者: ['АРМІЯINFORM']</text:p>
      <text:p text:style-name="P4">
时间: 2023-06-21T54:00:00-04:00</text:p>
      <text:p text:style-name="P4">
描述: 乌克兰总统沃罗迪米尔·泽伦斯基（Volodymyr Zelensky）附上了蒂姆加索沃（Timchasovo Perpules）的Ko Kosantsi ...与乌克兰2022年的战争，与乌克兰的最新新闻，今天与乌克兰2022年的新闻战争，今天与乌克兰的2022年战争，乌克兰和俄罗斯之间的战争以及俄罗斯和俄罗斯之间的战争是否会他们说，乌克兰在2022年是否会有一年的时间，在不久的将来是否会与乌克兰进行战争</text:p>
      <text:p text:style-name="P4">
图片: ['<text:a xlink:type="simple" xlink:href="https://armyinform.com.ua/wp-content/uploads/2023/06/photo_5231259605659666147_y.jpg" text:style-name="Internet_20_link" text:visited-style-name="Visited_20_Internet_20_Link">
photo_5231259605659666147_y.jpg</text:a>
', '<text:a xlink:type="simple" xlink:href="https://armyinform.com.ua/wp-content/uploads/2023/06/photo_5231259605659666151_y-150x150.jpg" text:style-name="Internet_20_link" text:visited-style-name="Visited_20_Internet_20_Link">
photo_5231259605659666151_y-150x150.jpg</text:a>
', '<text:a xlink:type="simple" xlink:href="https://armyinform.com.ua/wp-content/uploads/2023/06/photo_5231259605659666145_y-150x150.jpg" text:style-name="Internet_20_link" text:visited-style-name="Visited_20_Internet_20_Link">
photo_5231259605659666145_y-150x150.jpg</text:a>
', '<text:a xlink:type="simple" xlink:href="https://armyinform.com.ua/wp-content/uploads/2023/06/photo_5231259605659666146_y-150x150.jpg" text:style-name="Internet_20_link" text:visited-style-name="Visited_20_Internet_20_Link">
photo_5231259605659666146_y-150x150.jpg</text:a>
', '<text:a xlink:type="simple" xlink:href="https://armyinform.com.ua/wp-content/uploads/2023/06/photo_5231259605659666149_y-150x150.jpg" text:style-name="Internet_20_link" text:visited-style-name="Visited_20_Internet_20_Link">
photo_5231259605659666149_y-150x150.jpg</text:a>
']</text:p>
      <text:p text:style-name="P4">
标签: ['ВІЙНА', 'ПРЕЗИДЕНТ УКРАЇНИ']</text:p>
      <text:p text:style-name="P4">
类别: News</text:p>
      <!--METADATA-->
      <text:p text:style-name="P4">
<draw:frame draw:style-name="fr1" draw:name="Image259" text:anchor-type="as-char" svg:width="6.9236in" svg:height="4.621503in" draw:z-index="0">
<draw:image xlink:href="../Images/AРМІЯINFORM/2023-06-21T54-00-00-04-00/photo_5231259605659666147_y.jpg" xlink:type="simple" xlink:show="embed" xlink:actuate="onLoad" draw:mime-type="image/jpeg"/>
</draw:frame>
乌克兰沃迪米尔Zelensky总统指出，临时提到的领土上的乌克兰人正在等待，并认为乌克兰将返回。</text:p>
      <text:p text:style-name="P4">
国家元首<text:a xlink:type="simple" xlink:href="https://t.me/V_Zelenskiy_official/6659" text:style-name="Internet_20_link" text:visited-style-name="Visited_20_Internet_20_Link">
写</text:a>
电报是。</text:p>
      <text:p text:style-name="P4">
“当他们遇到乌克兰旗下城市的乌克兰旗时，我们看到快乐的人 - 乌克兰返回的地方。 人们返回，武装部队都是。 这意味着我们到处都在等待，那里仍有职业。 他们正在等待乌克兰返回的乌克兰。 他们正在等待和众所周知：如果俄罗斯跌倒，那不是永远的。”他的帖子写道。</text:p>
      <text:p text:style-name="P4">
<text:a xlink:type="simple" xlink:href="https://armyinform.com.ua/wp-content/uploads/2023/06/photo_5231259605659666151_y.jpg" text:style-name="Internet_20_link" text:visited-style-name="Visited_20_Internet_20_Link">
!(Images/AРМІЯINFORM/2023-06-21T54-00-00-04-00/photo_5231259605659666151_y-150x150.jpg)</text:a>
</text:p>
      <text:p text:style-name="P4">
<text:a xlink:type="simple" xlink:href="https://armyinform.com.ua/wp-content/uploads/2023/06/photo_5231259605659666145_y.jpg" text:style-name="Internet_20_link" text:visited-style-name="Visited_20_Internet_20_Link">
<draw:frame draw:style-name="fr1" draw:name="Image260" text:anchor-type="as-char" svg:width="6.9236in" svg:height="6.9236in" draw:z-index="0">
<draw:image xlink:href="../Images/AРМІЯINFORM/2023-06-21T54-00-00-04-00/photo_5231259605659666145_y-150x150.jpg" xlink:type="simple" xlink:show="embed" xlink:actuate="onLoad" draw:mime-type="image/jpeg"/>
</draw:frame>
</text:a>
</text:p>
      <text:p text:style-name="P4">
<text:a xlink:type="simple" xlink:href="https://armyinform.com.ua/wp-content/uploads/2023/06/photo_5231259605659666146_y.jpg" text:style-name="Internet_20_link" text:visited-style-name="Visited_20_Internet_20_Link">
<draw:frame draw:style-name="fr1" draw:name="Image261" text:anchor-type="as-char" svg:width="6.9236in" svg:height="6.9236in" draw:z-index="0">
<draw:image xlink:href="../Images/AРМІЯINFORM/2023-06-21T54-00-00-04-00/photo_5231259605659666146_y-150x150.jpg" xlink:type="simple" xlink:show="embed" xlink:actuate="onLoad" draw:mime-type="image/jpeg"/>
</draw:frame>
</text:a>
</text:p>
      <text:p text:style-name="P4">
<text:a xlink:type="simple" xlink:href="https://armyinform.com.ua/wp-content/uploads/2023/06/photo_5231259605659666149_y.jpg" text:style-name="Internet_20_link" text:visited-style-name="Visited_20_Internet_20_Link">
<draw:frame draw:style-name="fr1" draw:name="Image262" text:anchor-type="as-char" svg:width="6.9236in" svg:height="6.9236in" draw:z-index="0">
<draw:image xlink:href="../Images/AРМІЯINFORM/2023-06-21T54-00-00-04-00/photo_5231259605659666149_y-150x150.jpg" xlink:type="simple" xlink:show="embed" xlink:actuate="onLoad" draw:mime-type="image/jpeg"/>
</draw:frame>
</text:a>
</text:p>
      <text:p text:style-name="P4">
News Source: <text:a xlink:type="simple" xlink:href="https://armyinform.com.ua/2023/06/21/ukrayinu-chekayut-usyudy-de-shhe-ye-okupacziya-i-znayut-yakshho-rosiya-vderlasya-to-cze-ne-nazavzhdy-prezydent-ukrayiny/" text:style-name="Internet_20_link" text:visited-style-name="Visited_20_Internet_20_Link">
https://armyinform.com.ua/2023/06/21/ukrayinu-chekayut-usyudy-de-shhe-ye-okupacziya-i-znayut-yakshho-rosiya-vderlasya-to-cze-ne-nazavzhdy-prezydent-ukrayiny/</text:a>
</text:p>
      <!--NEWS-->
      <text:h text:style-name="P10" text:outline-level="1">
<text:span text:style-name="T4">
古尔的拦截：“我们没有被告知有多少我们已经死了”  - 关于损失的冲动者</text:span>
</text:h>
      <text:p text:style-name="P4">
作者: ['АРМІЯINFORM']</text:p>
      <text:p text:style-name="P4">
时间: 2023-06-21T55:00:00-04:00</text:p>
      <text:p text:style-name="P4">
描述: “是的，已经在基辅在*巴厘岛，一枚炸弹，以便“真菌”在那里升起……与乌克兰2022的战争，与乌克兰的战争是今天的最新消息，今天与乌克兰的新闻战2022是今天的最后一场。 ，乌克兰之间会发生战争，俄罗斯和2022年与乌克兰的战争将在不久的将来与乌克兰与乌克兰的战争，乌克兰的战争，今天的乌克兰新闻，乌克兰的新闻，乌克兰媒体的新闻俄语</text:p>
      <text:p text:style-name="P4">
图片: ['<text:a xlink:type="simple" xlink:href="https://armyinform.com.ua/wp-content/uploads/2023/03/gurperehoplennya.jpg" text:style-name="Internet_20_link" text:visited-style-name="Visited_20_Internet_20_Link">
gurperehoplennya.jpg</text:a>
']</text:p>
      <text:p text:style-name="P4">
标签: ['STOP RUSSIA', 'ВТОРГНЕННЯ РФ', 'ГУР', 'ПЕРЕХОПЛЕННЯ']</text:p>
      <text:p text:style-name="P4">
类别: News</text:p>
      <!--METADATA-->
      <text:p text:style-name="P4">
<draw:frame draw:style-name="fr1" draw:name="Image263" text:anchor-type="as-char" svg:width="6.9236in" svg:height="3.894525in" draw:z-index="0">
<draw:image xlink:href="../Images/AРМІЯINFORM/2023-06-21T55-00-00-04-00/gurperehoplennya.jpg" xlink:type="simple" xlink:show="embed" xlink:actuate="onLoad" draw:mime-type="image/jpeg"/>
</draw:frame>
“是的，基耶夫的基辅将有一枚炸弹，其中“真菌”在其中，掉进了其中，”俄罗斯占领者梦想着。</text:p>
      <text:p text:style-name="P4">
在与他的同事的交谈中，俄罗斯联邦的服务员讲述了死者的印象，每个人都保持沉默：</text:p>
      <text:p text:style-name="P4">
·占用者通过有关如何避免动员的建议分享 - 通过离婚和对孩子的护理注册；</text:p>
      <text:p text:style-name="P4">
·“我们不通过任何交流？ 不，我没有通过它们*；</text:p>
      <text:p text:style-name="P4">
·“ C*Ka，Cogd Bahkaet，甚至挤压”；</text:p>
      <text:p text:style-name="P4">
·“我们*我不说话，挤压。”</text:p>
      <text:p text:style-name="P4">
军事情报官员说：“对于针对乌克兰犯下的每项军事犯罪，将有有效的付款。”</text:p>
      <text:p text:style-name="P4">
News Source: <text:a xlink:type="simple" xlink:href="https://armyinform.com.ua/2023/06/21/perehoplennya-gur-nam-ne-kazhut-skilky-mayemo-zagyblyh-voyak-rf-pro-vtraty/" text:style-name="Internet_20_link" text:visited-style-name="Visited_20_Internet_20_Link">
https://armyinform.com.ua/2023/06/21/perehoplennya-gur-nam-ne-kazhut-skilky-mayemo-zagyblyh-voyak-rf-pro-vtraty/</text:a>
</text:p>
      <!--NEWS-->
      <text:h text:style-name="P10" text:outline-level="1">
<text:span text:style-name="T4">
加拿大讲师继续教乌克兰新兵</text:span>
</text:h>
      <text:p text:style-name="P4">
作者: ['АРМІЯINFORM']</text:p>
      <text:p text:style-name="P4">
时间: 2023-06-21T56:00:00-04:00</text:p>
      <text:p text:style-name="P4">
描述: Viiskovi Istrustori至Istractions 3rd Battaliyon Canadian，Easy Pikhotia ...与乌克兰2022年的战争，与乌克兰的最新新闻，今天与乌克兰2022年与乌克兰2022的战争，今天将在乌克兰和俄罗斯之间发生战争，以及与乌克兰的战争这将是不久的</text:p>
      <text:p text:style-name="P4">
图片: ['<text:a xlink:type="simple" xlink:href="https://armyinform.com.ua/wp-content/uploads/2023/06/353022172_609404498039299_1295194778260920192_n.jpg" text:style-name="Internet_20_link" text:visited-style-name="Visited_20_Internet_20_Link">
353022172_609404498039299_1295194778260920192_n.jpg</text:a>
', '<text:a xlink:type="simple" xlink:href="https://armyinform.com.ua/wp-content/uploads/2023/06/353022134_609404338039315_8212338600108230935_n-150x150.jpg" text:style-name="Internet_20_link" text:visited-style-name="Visited_20_Internet_20_Link">
353022134_609404338039315_8212338600108230935_n-150x150.jpg</text:a>
', '<text:a xlink:type="simple" xlink:href="https://armyinform.com.ua/wp-content/uploads/2023/06/353442936_609404414705974_7503303243395904954_n-150x150.jpg" text:style-name="Internet_20_link" text:visited-style-name="Visited_20_Internet_20_Link">
353442936_609404414705974_7503303243395904954_n-150x150.jpg</text:a>
', '<text:a xlink:type="simple" xlink:href="https://armyinform.com.ua/wp-content/uploads/2023/06/353822068_609404104706005_5292703062845888592_n-150x150.jpg" text:style-name="Internet_20_link" text:visited-style-name="Visited_20_Internet_20_Link">
353822068_609404104706005_5292703062845888592_n-150x150.jpg</text:a>
', '<text:a xlink:type="simple" xlink:href="https://armyinform.com.ua/wp-content/uploads/2023/06/355154977_609404161372666_3846348972352070216_n-150x150.jpg" text:style-name="Internet_20_link" text:visited-style-name="Visited_20_Internet_20_Link">
355154977_609404161372666_3846348972352070216_n-150x150.jpg</text:a>
', '<text:a xlink:type="simple" xlink:href="https://armyinform.com.ua/wp-content/uploads/2023/06/355453953_609404364705979_467095134099632659_n-150x150.jpg" text:style-name="Internet_20_link" text:visited-style-name="Visited_20_Internet_20_Link">
355453953_609404364705979_467095134099632659_n-150x150.jpg</text:a>
', '<text:a xlink:type="simple" xlink:href="https://armyinform.com.ua/wp-content/uploads/2023/06/355652718_609404304705985_3630667605927078982_n-150x150.jpg" text:style-name="Internet_20_link" text:visited-style-name="Visited_20_Internet_20_Link">
355652718_609404304705985_3630667605927078982_n-150x150.jpg</text:a>
']</text:p>
      <text:p text:style-name="P4">
标签: ['STOPRUSSIA', 'ВІЙНА', 'ВІЙСЬКОВІ ТРЕНУВАННЯ', 'ВТОРГНЕННЯ РФ', 'ГШ ЗС УКРАЇНИ']</text:p>
      <text:p text:style-name="P4">
类别: News</text:p>
      <!--METADATA-->
      <text:p text:style-name="P4">
<draw:frame draw:style-name="fr1" draw:name="Image264" text:anchor-type="as-char" svg:width="6.9236in" svg:height="4.615733in" draw:z-index="0">
<draw:image xlink:href="../Images/AРМІЯINFORM/2023-06-21T56-00-00-04-00/353022172_609404498039299_1295194778260920192_n.jpg" xlink:type="simple" xlink:show="embed" xlink:actuate="onLoad" draw:mime-type="image/jpeg"/>
</draw:frame>
加拿大第三加拿大机械旅的加拿大轻步兵帕特里夏第三营的军事讲师和讲师是英国第三加拿大加拿大武装部的机械旅。</text:p>
      <text:p text:style-name="P4">
关于它<text:a xlink:type="simple" xlink:href="https://www.facebook.com/GeneralStaff.ua/posts/pfbid02Yz73w9Hre6dXSorSzTE2qFGYGwjAmvL984t7nFhp46GMH7W7Q7wTgw1rvtRYyJ5rl" text:style-name="Internet_20_link" text:visited-style-name="Visited_20_Internet_20_Link">
报告</text:a>
武装部队的总人员。</text:p>
      <text:p text:style-name="P4">
«维持城市化地形的敌对行动，使用下一代Nlaw的便携式光量武器处理(下一代轻型反坦克武器)，Domedic援助的基本原则 - 这些培训模块是根据理论上的乌克兰武装部队的加拿大武装部队的教练和讲师的专家指导进行了研究的。</text:p>
      <text:p text:style-name="P4">
特别是，对通道和进入房屋的检查进行了检查，在居住的捐款中撤离受害者，准备，癫痫发作，清洁和维护建筑物和复杂。</text:p>
      <text:p text:style-name="P4">
<text:a xlink:type="simple" xlink:href="https://armyinform.com.ua/wp-content/uploads/2023/06/353022134_609404338039315_8212338600108230935_n.jpg" text:style-name="Internet_20_link" text:visited-style-name="Visited_20_Internet_20_Link">
!(Images/AРМІЯINFORM/2023-06-21T56-00-00-04-00/353022134_609404338039315_8212338600108230935_n-150x150.jpg)</text:a>
</text:p>
      <text:p text:style-name="P4">
<text:a xlink:type="simple" xlink:href="https://armyinform.com.ua/wp-content/uploads/2023/06/353442936_609404414705974_7503303243395904954_n.jpg" text:style-name="Internet_20_link" text:visited-style-name="Visited_20_Internet_20_Link">
<draw:frame draw:style-name="fr1" draw:name="Image265" text:anchor-type="as-char" svg:width="6.9236in" svg:height="6.9236in" draw:z-index="0">
<draw:image xlink:href="../Images/AРМІЯINFORM/2023-06-21T56-00-00-04-00/353442936_609404414705974_7503303243395904954_n-150x150.jpg" xlink:type="simple" xlink:show="embed" xlink:actuate="onLoad" draw:mime-type="image/jpeg"/>
</draw:frame>
</text:a>
</text:p>
      <text:p text:style-name="P4">
<text:a xlink:type="simple" xlink:href="https://armyinform.com.ua/wp-content/uploads/2023/06/353822068_609404104706005_5292703062845888592_n.jpg" text:style-name="Internet_20_link" text:visited-style-name="Visited_20_Internet_20_Link">
<draw:frame draw:style-name="fr1" draw:name="Image266" text:anchor-type="as-char" svg:width="6.9236in" svg:height="6.9236in" draw:z-index="0">
<draw:image xlink:href="../Images/AРМІЯINFORM/2023-06-21T56-00-00-04-00/353822068_609404104706005_5292703062845888592_n-150x150.jpg" xlink:type="simple" xlink:show="embed" xlink:actuate="onLoad" draw:mime-type="image/jpeg"/>
</draw:frame>
</text:a>
</text:p>
      <text:p text:style-name="P4">
<text:a xlink:type="simple" xlink:href="https://armyinform.com.ua/wp-content/uploads/2023/06/355154977_609404161372666_3846348972352070216_n.jpg" text:style-name="Internet_20_link" text:visited-style-name="Visited_20_Internet_20_Link">
<draw:frame draw:style-name="fr1" draw:name="Image267" text:anchor-type="as-char" svg:width="6.9236in" svg:height="6.9236in" draw:z-index="0">
<draw:image xlink:href="../Images/AРМІЯINFORM/2023-06-21T56-00-00-04-00/355154977_609404161372666_3846348972352070216_n-150x150.jpg" xlink:type="simple" xlink:show="embed" xlink:actuate="onLoad" draw:mime-type="image/jpeg"/>
</draw:frame>
</text:a>
</text:p>
      <text:p text:style-name="P4">
<text:a xlink:type="simple" xlink:href="https://armyinform.com.ua/wp-content/uploads/2023/06/355453953_609404364705979_467095134099632659_n.jpg" text:style-name="Internet_20_link" text:visited-style-name="Visited_20_Internet_20_Link">
<draw:frame draw:style-name="fr1" draw:name="Image268" text:anchor-type="as-char" svg:width="6.9236in" svg:height="6.9236in" draw:z-index="0">
<draw:image xlink:href="../Images/AРМІЯINFORM/2023-06-21T56-00-00-04-00/355453953_609404364705979_467095134099632659_n-150x150.jpg" xlink:type="simple" xlink:show="embed" xlink:actuate="onLoad" draw:mime-type="image/jpeg"/>
</draw:frame>
</text:a>
</text:p>
      <text:p text:style-name="P4">
所有这些训练模块使乌克兰武装部队的军事人员专业准备，并准备在乌克兰免受俄罗斯侵略者保护期间的战斗条件。</text:p>
      <text:p text:style-name="P4">
这项准备使您能够掌握必要的战术技能，提高乌克兰武装部队行为的安全和专业精神，以便军方可以熟练地使用必要的战术知识来保护乌克兰。</text:p>
      <text:p text:style-name="P4">
值得注意的是，英国和北爱尔兰的英国继续支持乌克兰人民，并不断与督察合作，以对乌克兰的持续支持，以响应俄罗斯。</text:p>
      <text:p text:style-name="P4">
加拿大的军事人员和军事人员在英国的gerrium中利用他们的经验，教乌克兰贵族并确保他们的运作准备就绪。</text:p>
      <text:p text:style-name="P4">
News Source: <text:a xlink:type="simple" xlink:href="https://armyinform.com.ua/2023/06/21/kanadski-instruktory-prodovzhuyut-navchaty-ukrayinskyh-novobrancziv/" text:style-name="Internet_20_link" text:visited-style-name="Visited_20_Internet_20_Link">
https://armyinform.com.ua/2023/06/21/kanadski-instruktory-prodovzhuyut-navchaty-ukrayinskyh-novobrancziv/</text:a>
</text:p>
      <!--NEWS-->
      <text:h text:style-name="P10" text:outline-level="1">
<text:span text:style-name="T4">
Kakhovskaya Hydroe Hepheus的受害者将获得一份国家的财政援助</text:span>
</text:h>
      <text:p text:style-name="P4">
作者: ['АРМІЯINFORM']</text:p>
      <text:p text:style-name="P4">
时间: 2023-06-21T57:00:00-04:00</text:p>
      <text:p text:style-name="P4">
描述: 对于Piditrimkamki乌克兰人来说，他建立了Vnaslikok Pisdriva Greb kakhovo Ges，...与乌克兰2022年的战争，与乌克兰与乌克兰的最新新闻，今天与乌克兰的新闻战争，今天上次与乌克兰的新闻战争，乌克兰和俄罗斯和俄罗斯和俄罗斯之间的战争将会发生，这是一场战争他们在2022年与乌克兰有一年</text:p>
      <text:p text:style-name="P4">
图片: ['<text:a xlink:type="simple" xlink:href="https://armyinform.com.ua/wp-content/uploads/2023/06/2006-1.jpg" text:style-name="Internet_20_link" text:visited-style-name="Visited_20_Internet_20_Link">
2006-1.jpg</text:a>
']</text:p>
      <text:p text:style-name="P4">
标签: ['ГРОШОВА ДОПОМОГА', 'КАХОВСЬКА ГЕС', 'МІНІСТЕРСТВО СОЦІАЛЬНОЇ ПОЛІТИКИ УКРАЇНИ']</text:p>
      <text:p text:style-name="P4">
类别: News</text:p>
      <!--METADATA-->
      <text:p text:style-name="P4">
<draw:frame draw:style-name="fr1" draw:name="Image269" text:anchor-type="as-char" svg:width="6.9236in" svg:height="6.9236in" draw:z-index="0">
<draw:image xlink:href="../Images/AРМІЯINFORM/2023-06-21T57-00-00-04-00/2006-1.jpg" xlink:type="simple" xlink:show="embed" xlink:actuate="onLoad" draw:mime-type="image/jpeg"/>
</draw:frame>
为了支持卡科夫斯基水力发电厂的破坏影响的乌克兰人，从国家预算中分配了超过5.64亿UAH，以支付一项时间的物料现金援助。 关于它<text:a xlink:type="simple" xlink:href="https://www.msp.gov.ua/news/22909.html" text:style-name="Internet_20_link" text:visited-style-name="Visited_20_Internet_20_Link">
报告</text:a>
乌克兰社会政策部。</text:p>
      <text:p text:style-name="P4">
6月19日，政府批准了一项由社会政策部制定的决议，该决议是由霍尔森·塔米科洛(Kherson Tamikolaiv)地区的每个受害地区的受害者所采用的，以牺牲储备基金为代价。</text:p>
      <text:p text:style-name="P4">
受害者被认为是那些在紧急情况下 -</text:p>
      <text:p text:style-name="P4">
<text:span text:style-name="T5">
在Mykolaiv和Kherson地区洪水泛滥地区的定居点中生活/注册/声明。 位于洪水区的定居点列表以及街道和地址清单(如果可能的话)由尼古拉夫和霍森地区军事行政部门批准； </text:span>
在2023年6月6日之后，从俄罗斯联邦暂时占领的尼古拉夫和赫尔森地区的领土，该地区位于这些地区洪水范围内。</text:p>
      <text:p text:style-name="P4">
人口的社会保护机构将任命财政援助。</text:p>
      <text:p text:style-name="P4">
为了获得帮助，提交受害者就足够了。</text:p>
      <text:p text:style-name="P4">
文件必须介绍：</text:p>
      <text:p text:style-name="P4">
<text:span text:style-name="T5">
证明个人或内部的文件， </text:span>
证实纳税人注册卡的注册号的文件， *用于儿童出生证明或出生。 关于未成年子女的信息包含在一位父母的声明中。</text:p>
      <text:p text:style-name="P4">
在这种情况下，可以由他的法定代表或监护权和监护机构的授权人员提交有关被公认为无行为能力的人提供财政援助的声明。</text:p>
      <text:p text:style-name="P4">
请注意，如果丢失了文件，一个人可以开扫描或影印本，或使用单州人群登记册和其他州信息资源中的信息。</text:p>
      <text:p text:style-name="P4">
有必要在2023年3月31日之前向社会保障机构申请(包括).</text:p>
      <text:p text:style-name="P4">
Отримати кошти можна буде через АТ «Укрпошта» або через установи уповноваженихбанків з можливістю їх зняття через платіжні термінали.</text:p>
      <text:p text:style-name="P4">
那些由于丹霍夫斯基水力发电厂的破坏而遭到损害的公民也将有权补偿该州的国家续订机制。 由乌克兰的社区，领土和基础设施的发展制定的相关政府决议在6月16日的一次政府会议上批准。</text:p>
      <text:p text:style-name="P4">
News Source: <text:a xlink:type="simple" xlink:href="https://armyinform.com.ua/2023/06/21/postrazhdali-vid-pidryvu-kahovskoyi-ges-otrymayut-odnorazovu-groshovu-dopomogu-vid-derzhavy/" text:style-name="Internet_20_link" text:visited-style-name="Visited_20_Internet_20_Link">
https://armyinform.com.ua/2023/06/21/postrazhdali-vid-pidryvu-kahovskoyi-ges-otrymayut-odnorazovu-groshovu-dopomogu-vid-derzhavy/</text:a>
</text:p>
      <!--NEWS-->
      <text:h text:style-name="P10" text:outline-level="1">
<text:span text:style-name="T4">
波恩会议：国际社会听说了乌克兰俄罗斯联邦的环境犯罪</text:span>
</text:h>
      <text:p text:style-name="P4">
作者: ['АРМІЯINFORM']</text:p>
      <text:p text:style-name="P4">
时间: 2023-06-21T58:00:00-04:00</text:p>
      <text:p text:style-name="P4">
描述: PID Hour Bonnco会议乌克兰代表团将Majeads的代表团固定在有关...与乌克兰2022年的战争，与乌克兰的最新新闻，今天与乌克兰2022年的新闻战争，乌克兰和俄罗斯之间的战争以及乌克兰之间的战争，何时与乌克兰战争他们说，在2022年，是否会在不久的将来与乌克兰发生战争</text:p>
      <text:p text:style-name="P4">
图片: ['<text:a xlink:type="simple" xlink:href="https://armyinform.com.ua/wp-content/uploads/2023/06/kahovskages01.jpg" text:style-name="Internet_20_link" text:visited-style-name="Visited_20_Internet_20_Link">
kahovskages01.jpg</text:a>
']</text:p>
      <text:p text:style-name="P4">
标签: ['АГРЕСІЯ РФ', 'КАХОВСЬКА ГЕС']</text:p>
      <text:p text:style-name="P4">
类别: News</text:p>
      <!--METADATA-->
      <text:p text:style-name="P4">
<draw:frame draw:style-name="fr1" draw:name="Image270" text:anchor-type="as-char" svg:width="6.9236in" svg:height="3.894525in" draw:z-index="0">
<draw:image xlink:href="../Images/AРМІЯINFORM/2023-06-21T58-00-00-04-00/kahovskages01.jpg" xlink:type="simple" xlink:show="embed" xlink:actuate="onLoad" draw:mime-type="image/jpeg"/>
</draw:frame>
在波恩会议期间，乌克兰代表团向国际法介绍了格雷布利卡科夫HPP有目的的灾难性后果。</text:p>
      <text:p text:style-name="P4">
关于它<text:a xlink:type="simple" xlink:href="https://t.me/shtab_kakhovska_hes/1084" text:style-name="Internet_20_link" text:visited-style-name="Visited_20_Internet_20_Link">
报告</text:a>
消除Kakhovskaya水力发电站后果的总部。</text:p>
      <text:p text:style-name="P4">
波恩气候变化会议是一次国际会议，参与国家讨论了《联合国公约》，《京都议定书》和《巴黎协定》的话题，该协议将在今年阿联酋的全球气候峰会上进行审议。</text:p>
      <text:p text:style-name="P4">
正如报告中指出的那样，为了吸引气候会议的代表注意，俄罗斯武装侵略性反对环境的负面影响问题以及IECOAACTIVIST试图的气候危机的加深。 他们举行了抗议行动，以支持乌克兰，这是著名的气候活动家格雷塔·塔伯格(Greta Tunberg)加入的。</text:p>
      <text:p text:style-name="P4">
News Source: <text:a xlink:type="simple" xlink:href="https://armyinform.com.ua/2023/06/21/bonnska-konferencziya-mizhnarodna-spilnota-pochula-pro-ekologichni-zlochyny-rf-v-ukrayini/" text:style-name="Internet_20_link" text:visited-style-name="Visited_20_Internet_20_Link">
https://armyinform.com.ua/2023/06/21/bonnska-konferencziya-mizhnarodna-spilnota-pochula-pro-ekologichni-zlochyny-rf-v-ukrayini/</text:a>
</text:p>
      <!--NEWS-->
      <text:h text:style-name="P10" text:outline-level="1">
<text:span text:style-name="T4">
白天，我们的大炮击中了3个管理点，IP的3个站点，18个敌人的艺术单位</text:span>
</text:h>
      <text:p text:style-name="P4">
作者: ['АРМІЯINFORM']</text:p>
      <text:p text:style-name="P4">
时间: 2023-06-21T59:00:00-04:00</text:p>
      <text:p text:style-name="P4">
描述: 关于乌克兰兹布罗尼部队总部的总部，关于TSE的TSE。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标签: ['STOPRUSSIA', 'АРТИЛЕРИСТИ', 'ВІЙНА', 'ВТОРГНЕННЯ РФ', 'ГЕНЕРАЛЬНИЙ ШТАБ ЗС УКРАЇНИ', 'ГШ ЗСУ', 'ПІДРОЗДІЛИ РАКЕТНИХ ВІЙСЬК І\xa0АРТИЛЕРІЇ', 'РАНКОВЕ ЗВЕДЕННЯ']</text:p>
      <text:p text:style-name="P4">
类别: News</text:p>
      <!--METADATA-->
      <text:p text:style-name="P4">
<draw:frame draw:style-name="fr1" draw:name="Image271" text:anchor-type="as-char" svg:width="6.9236in" svg:height="4.622144in" draw:z-index="0">
<draw:image xlink:href="../ConvertedIMGs/AРМІЯINFORM/2023-06-21T59-00-00-04-00/323438263_687407886219153_7819518616379973794_n.png" xlink:type="simple" xlink:show="embed" xlink:actuate="onLoad" draw:mime-type="image/png"/>
</draw:frame>
说明性照片</text:p>
      <text:p text:style-name="P4">
<text:span text:style-name="T4">
🔥俄罗斯入侵的情况</text:span>
</text:p>
      <text:p text:style-name="P4">
关于您早上的摘要<text:a xlink:type="simple" xlink:href="https://www.facebook.com/GeneralStaff.ua/posts/pfbid0zupXEu8ro7DMospQpLhL6imqqqwTT6iwXKJcTu3wxXXryfs6EL84q7r66WtA9gPDl" text:style-name="Internet_20_link" text:visited-style-name="Visited_20_Internet_20_Link">
报告</text:a>
乌克兰武装部队的总参谋部。</text:p>
      <text:p text:style-name="P4">
导弹和​​炮兵部队被三个管理点，一名人员和军事设备，三个小时站，18个火炮部队，火灾位置，单防空和六个更重要的敌方物体击中。</text:p>
      <text:p text:style-name="P4">
国防军的航空在集中敌人的个人组成和三支防空导弹综合体中击中了九杆。</text:p>
      <text:p text:style-name="P4">
我们的捍卫者还摧毁了四个敌人侦察无人机。</text:p>
      <text:p text:style-name="P4">
News Source: <text:a xlink:type="simple" xlink:href="https://armyinform.com.ua/2023/06/21/nasha-artyleriya-protyagom-doby-urazyla-3-punkty-upravlinnya-3-stancziyi-reb-18-artpidrozdiliv-voroga/" text:style-name="Internet_20_link" text:visited-style-name="Visited_20_Internet_20_Link">
https://armyinform.com.ua/2023/06/21/nasha-artyleriya-protyagom-doby-urazyla-3-punkty-upravlinnya-3-stancziyi-reb-18-artpidrozdiliv-voroga/</text:a>
</text:p>
      <!--NEWS-->
      <text:h text:style-name="P10" text:outline-level="1">
<text:span text:style-name="T4">
EBRD今年将以6亿欧元的支持支持乌克兰能源 -  Shmigal</text:span>
</text:h>
      <text:p text:style-name="P4">
作者: Ukrinform (Person)</text:p>
      <text:p text:style-name="P4">
出版商: Укринформ (Organization)</text:p>
      <text:p text:style-name="P4">
出版时间: 2023-06-21T5:19:00+03:00</text:p>
      <text:p text:style-name="P4">
修改时间: 2023-06-21T22:19:00+03:00</text:p>
      <text:p text:style-name="P4">
描述: 欧洲重建和发展银行今年将以6亿欧元的价格为乌克兰能源提供支持。  - 乌克林。</text:p>
      <text:p text:style-name="P4">
图片: ['<text:a xlink:type="simple" xlink:href="https://static.ukrinform.com/photos/2023_06/thumb_files/630_360_1687375041-214.jpg" text:style-name="Internet_20_link" text:visited-style-name="Visited_20_Internet_20_Link">
630_360_16873...</text:a>
']</text:p>
      <text:p text:style-name="P4">
标签: ['ЄБРР', 'Економіка', 'Енергетика', 'Шмигаль']</text:p>
      <text:p text:style-name="P4">
类型: Article</text:p>
      <!--METADATA-->
      <text:p text:style-name="P4">
<draw:frame draw:style-name="fr1" draw:name="Image272" text:anchor-type="as-char" svg:width="6.9236in" svg:height="3.956343in" draw:z-index="0">
<draw:image xlink:href="../Images/yкринформ/2023-06-21T5-19-00-03-00/630_360_1687375041-214.jpg" xlink:type="simple" xlink:show="embed" xlink:actuate="onLoad" draw:mime-type="image/jpeg"/>
</draw:frame>
欧洲重建和发展银行今年将以6亿欧元的价格为乌克兰能源提供支持。</text:p>
      <text:p text:style-name="P4">
根据乌克林福姆的说法，乌克兰总理丹尼斯·施米加尔(Denis Shmigal)在[Telegram]中报道(https://t.me/Denys_Smyhal/5462)。</text:p>
      <text:p text:style-name="P4">
总理指出，6月21日星期三，银行和乌克里德诺戈，Ukrenergo和Naftogaz签署了许多备忘录。</text:p>
      <text:p text:style-name="P4">
“我们加强了乌克兰的天然气部门。 备忘录<text:a xlink:type="simple" xlink:href="https://www.ukrinform.ua/tag-ebrr" text:style-name="Internet_20_link" text:visited-style-name="Visited_20_Internet_20_Link">
EBRD</text:a>
Shmigal说。</text:p>
      <text:p text:style-name="P4">
总理还报告了与EBRD在水力发电领域的合作新阶段。</text:p>
      <text:p text:style-name="P4">
“银行将协助水力发电厂的恢复和现代化，增强其可靠性和效率。 在释放了卡科夫卡水库领土之后，我们计划开发水力发电站的路线图，”他说。</text:p>
      <text:p text:style-name="P4">
Schmigal还指出，EBRD将支持Ukrenergo。 “目的是赋予公司资源来支付关键成本。 特别是为了确保稳定的营地传输和电力调度。 对于政府而言，采取一系列恢复措施以最大程度地提高电力基础设施非常重要，”他说。</text:p>
      <text:p text:style-name="P4">
<text:span text:style-name="T4">
另请阅读：</text:span>
 <text:a xlink:type="simple" xlink:href="https://www.ukrinform.ua/rubric-economy/3722979-nacbank-ta-ebrr-obgovorili-adaptaciu-ukrainskogo-zakonodavstva-do-standartiv-evrosouzu.html" text:style-name="Internet_20_link" text:visited-style-name="Visited_20_Internet_20_Link">
国家银行和<text:span text:style-name="T4">
 ebrd </text:span>
讨论了乌克兰法律符合欧盟标准的改编</text:a>
据报道，EBRD与乌克兰的关系已经存在了30多年，不仅从事投资项目的实施，而且还向乌克兰当局提供了2022  -  2023年实施的协助。 该银行还准备支持重建进一步的资金和专有技术，并且已经收到了理事会的回应，以准备为最终的最终资本增长做准备，以最大程度地支持对乌克兰的支持。</text:p>
      <text:p text:style-name="P4">
<text:span text:style-name="T5">
foto：Denis Shmigal / Telegram</text:span>
</text:p>
      <text:p text:style-name="P4">
News Source: <text:a xlink:type="simple" xlink:href="https://www.ukrinform.ua/rubric-economy/3726017-ebrr-cogoric-pidtrimae-ukrainsku-energetiku-na-600-miljoniv-smigal.html" text:style-name="Internet_20_link" text:visited-style-name="Visited_20_Internet_20_Link">
https://www.ukrinform.ua/rubric-economy/3726017-ebrr-cogoric-pidtrimae-ukrainsku-energetiku-na-600-miljoniv-smigal.html</text:a>
</text:p>
      <!--NEWS-->
      <text:h text:style-name="P10" text:outline-level="1">
<text:span text:style-name="T4">
Baltops23：北约在波罗的海的大规模训练</text:span>
</text:h>
      <text:p text:style-name="P4">
作者: ['АРМІЯINFORM']</text:p>
      <text:p text:style-name="P4">
时间: 2023-06-21T60:00:00-04:00</text:p>
      <text:p text:style-name="P4">
描述: 在Baltiysko Mor，伟大的Spilni Namannya Baltops23，Tizhni Tizhni。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230604-n-jc445-1409.jpg" text:style-name="Internet_20_link" text:visited-style-name="Visited_20_Internet_20_Link">
230604-n-jc445-1409.jpg</text:a>
']</text:p>
      <text:p text:style-name="P4">
标签: ['БАЛТІЙСЬКЕ МОРЕ', 'ВІЙСЬКОВІ НАВЧАННЯ', 'НАТО']</text:p>
      <text:p text:style-name="P4">
类别: News</text:p>
      <!--METADATA-->
      <text:p text:style-name="P4">
<draw:frame draw:style-name="fr1" draw:name="Image273" text:anchor-type="as-char" svg:width="6.9236in" svg:height="4.275323in" draw:z-index="0">
<draw:image xlink:href="../Images/AРМІЯINFORM/2023-06-21T60-00-00-04-00/230604-n-jc445-1409.jpg" xlink:type="simple" xlink:show="embed" xlink:actuate="onLoad" draw:mime-type="image/jpeg"/>
</draw:frame>
Baltops23联合演习已经在波罗的海持续数周完成。</text:p>
      <text:p text:style-name="P4">
关于它<text:a xlink:type="simple" xlink:href="https://twitter.com/NATO_MARCOM/status/1671093741535346691" text:style-name="Internet_20_link" text:visited-style-name="Visited_20_Internet_20_Link">
报告</text:a>
北约在Twitter上的新闻服务。</text:p>
      <text:p text:style-name="P4">
来自20个国家的约6,000名士兵，有50艘船参加了演习。今年，芬兰首先加入了他们的演习。</text:p>
      <text:p text:style-name="P4">
在海上演习期间，船只进行了战术操纵，宗教战争，炮兵和小规模的小规模活动，矿山 - 相互行动和反空气防御训练。</text:p>
      <text:p text:style-name="Quotations">

<text:p text:style-name="P4">
成功练习&gt;
 <text:a xlink:type="simple" xlink:href="https://twitter.com/hashtag/BALTOPS23" text:style-name="Internet_20_link" text:visited-style-name="Visited_20_Internet_20_Link">
#baltops23</text:a>
&gt;
在波罗的海结束了。 6000 ppl，19个盟友 +瑞典和50艘船首次参加了一个盟国。 这项&gt;
独特的培训活动加强了北约的综合回应，提高了该地区的安全……&gt;
 <text:a xlink:type="simple" xlink:href="https://t.co/tOcgAHbqa9" text:style-name="Internet_20_link" text:visited-style-name="Visited_20_Internet_20_Link">
pic.twitter.com/tocgahbqa9</text:a>
&gt;
&gt;
  - 北约海事司令部(@nato_marcom)<text:a xlink:type="simple" xlink:href="https://twitter.com/NATO_MARCOM/status/1671093741535346691" text:style-name="Internet_20_link" text:visited-style-name="Visited_20_Internet_20_Link">
6月20日，&gt;
 2023年</text:a>
“在波罗的海地区进行了两周的激烈，合并的运营之后，他们是一个团队的团队搬家。 Baltops23证明了他的意图，证实了我们的集体防御能力，并证明了北约海军的准备比以往任何时候都更加强大。” <text:a xlink:type="simple" xlink:href="https://www.c6f.navy.mil/Press-Room/News/Article/3430772/baltops-23-concludes-in-kiel-germany/" text:style-name="Internet_20_link" text:visited-style-name="Visited_20_Internet_20_Link">
总结</text:a>
指挥官和辅助北约海军部队以及第六舰队Shaviceadmiral Thomas Ishi。</text:p>

</text:p>
      <text:p text:style-name="P4">
News Source: <text:a xlink:type="simple" xlink:href="https://armyinform.com.ua/2023/06/21/baltops23-u-baltijskomu-mori-zavershylys-masshtabni-navchannya-nato/" text:style-name="Internet_20_link" text:visited-style-name="Visited_20_Internet_20_Link">
https://armyinform.com.ua/2023/06/21/baltops23-u-baltijskomu-mori-zavershylys-masshtabni-navchannya-nato/</text:a>
</text:p>
      <!--NEWS-->
      <text:h text:style-name="P10" text:outline-level="1">
<text:span text:style-name="T4">
到了晚上，空中国防军摧毁了赫梅尔尼特斯基（Khmelnytskyi）的所有六个“沙哈斯”</text:span>
</text:h>
      <text:p text:style-name="P4">
作者: ['АРМІЯINFORM']</text:p>
      <text:p text:style-name="P4">
时间: 2023-06-21T61:00:00-04:00</text:p>
      <text:p text:style-name="P4">
描述: Unochi 21蠕虫在非Khmelnitschin愚蠢的ZSU LIKVILIA黎明力量...与乌克兰2022年的战争，与乌克兰的最新新闻，今天与乌克兰2022年的新闻战争，今天，乌克兰和俄罗斯和俄罗斯和俄罗斯和俄罗斯和俄罗斯与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oip-2.jpg" text:style-name="Internet_20_link" text:visited-style-name="Visited_20_Internet_20_Link">
oip-2.jpg</text:a>
']</text:p>
      <text:p text:style-name="P4">
标签: ['АТАКА ДРОНІВ', 'ПОВІТРЯНІ СИЛИ ЗБРОЙНИХ СИЛ УКРАЇНИ']</text:p>
      <text:p text:style-name="P4">
类别: News</text:p>
      <!--METADATA-->
      <text:p text:style-name="P4">
<draw:frame draw:style-name="fr1" draw:name="Image274" text:anchor-type="as-char" svg:width="6.9236in" svg:height="4.615733in" draw:z-index="0">
<draw:image xlink:href="../Images/AРМІЯINFORM/2023-06-21T61-00-00-04-00/oip-2.jpg" xlink:type="simple" xlink:show="embed" xlink:actuate="onLoad" draw:mime-type="image/jpeg"/>
</draw:frame>
6月21日，在Khmelnytsky地区上方的天空中，空中力量的部队和手段都被侵略者释放的所有六个无人机耸了耸肩。</text:p>
      <text:p text:style-name="P4">
关于它<text:a xlink:type="simple" xlink:href="https://t.me/kpszsu/2712" text:style-name="Internet_20_link" text:visited-style-name="Visited_20_Internet_20_Link">
报告</text:a>
武装部队司令部的新闻服务。</text:p>
      <text:p text:style-name="P4">
值得注意的是，敌人从北方击中。</text:p>
      <text:p text:style-name="P4">
同样在最后一天，乌克兰的国防军降落了四个不同类型的敌方情报部队。</text:p>
      <text:p text:style-name="P4">
飞机航空制造了数十架飞机，被占领部队的柱子，设备和后方击中，包括西方伙伴提供的印象手段。</text:p>
      <text:p text:style-name="P4">
News Source: <text:a xlink:type="simple" xlink:href="https://armyinform.com.ua/2023/06/21/unochi-syly-ppo-znyshhyly-usi-shist-shahediv-nad-hmelnychchynoyu/" text:style-name="Internet_20_link" text:visited-style-name="Visited_20_Internet_20_Link">
https://armyinform.com.ua/2023/06/21/unochi-syly-ppo-znyshhyly-usi-shist-shahediv-nad-hmelnychchynoyu/</text:a>
</text:p>
      <!--NEWS-->
      <text:h text:style-name="P10" text:outline-level="1">
<text:span text:style-name="T4">
与一家国际公司合作，国家安全部门停止了乌克兰组织的网络攻击</text:span>
</text:h>
      <text:p text:style-name="P4">
作者: ['АРМІЯINFORM']</text:p>
      <text:p text:style-name="P4">
时间: 2023-06-21T62:00:00-04:00</text:p>
      <text:p text:style-name="P4">
描述: 竞争者Osvichenishinishinisary Cert-UA的Uryavara Reparonnia，Yaka Dix在...与乌克兰2022年的战争，与乌克兰与乌克兰的最新新闻，今天与乌克兰的新闻战争，今天与乌克兰的新闻战争最后一次，乌克兰和俄罗斯之间的战争将会发生战争与乌克兰在2022年的关系与否，在不久的将来，乌克兰与乌克兰的战争，今天的乌克兰新闻，乌克兰新闻，乌克兰媒体的战争</text:p>
      <text:p text:style-name="P4">
图片: ['<text:a xlink:type="simple" xlink:href="https://armyinform.com.ua/wp-content/uploads/2023/04/kiberbezpeka.jpg" text:style-name="Internet_20_link" text:visited-style-name="Visited_20_Internet_20_Link">
kiberbezpeka.jpg</text:a>
']</text:p>
      <text:p text:style-name="P4">
标签: ['CERT-UA', 'RECORDED FUTURE', 'ДЕРЖСПЕЦЗВ’ЯЗКУ', 'КІБЕРЗАГРОЗИ']</text:p>
      <text:p text:style-name="P4">
类别: News</text:p>
      <!--METADATA-->
      <text:p text:style-name="P4">
<draw:frame draw:style-name="fr1" draw:name="Image275" text:anchor-type="as-char" svg:width="6.9236in" svg:height="3.894525in" draw:z-index="0">
<draw:image xlink:href="../Images/AРМІЯINFORM/2023-06-21T62-00-00-04-00/kiberbezpeka.jpg" xlink:type="simple" xlink:show="embed" xlink:actuate="onLoad" draw:mime-type="image/jpeg"/>
</draw:frame>
网络安全。 说明性图像</text:p>
      <text:p text:style-name="P4">
乌克兰Cert-UA的政府响应团队与国家通讯秘书处合作，报告了APT28 APT28 Group的网络威胁(也被称为Pawn Storm，Fancy Bear，Bluedelta).</text:p>
      <text:p text:style-name="P4">
Про це<text:a xlink:type="simple" xlink:href="https://www.facebook.com/dsszzi/posts/pfbid0fdj85zAE9TXeQeZfue5Xts8KXV1aBevJt4Z1DpR5CN3eM6uvyMjvL3DgytLfjNJrl" text:style-name="Internet_20_link" text:visited-style-name="Visited_20_Internet_20_Link">
повідомляє</text:a>
乌克兰特殊传播和信息保护的国家服务。</text:p>
      <text:p text:style-name="P4">
已经确定，间谍活动试图进行使用(网络返回的软件)但是，通过发送有关乌克兰情况的当前新闻的电子邮件。</text:p>
      <text:p text:style-name="P4">
特别是，“乌克兰news@meta [。。(nv.ua). Подібні листи були надіслані на адреси більше ніж40 українських організацій.</text:p>
      <text:p text:style-name="P4">
Фахівці CERT-UA наголошують, що реалізації загрози сприяло використаннязастарілої версії Roundcube (1.4.1). Спроби реалізації кіберзагрози допомігвиявити оперативний обмін інформацією з фахівцями компанії Recorded Future.</text:p>
      <text:p text:style-name="P4">
«Цей кейс — чудовий зразок спільної роботи CERT-UA та міжнародної компаніїRecorded Future, що дозволила ідентифікувати інфраструктуру, з якоїугруповання АРТ28 здійснювало атаки на українські організації», — зазначивзаступник голови Держспецзв’язку Віктор Жора.</text:p>
      <text:p text:style-name="P4">
News Source: <text:a xlink:type="simple" xlink:href="https://armyinform.com.ua/2023/06/21/derzhspeczzvyazku-u-spivpraczi-z-mizhnarodnoyu-kompaniyeyu-zupynyly-kiberataku-na-ukrayinski-organizacziyi/" text:style-name="Internet_20_link" text:visited-style-name="Visited_20_Internet_20_Link">
https://armyinform.com.ua/2023/06/21/derzhspeczzvyazku-u-spivpraczi-z-mizhnarodnoyu-kompaniyeyu-zupynyly-kiberataku-na-ukrayinski-organizacziyi/</text:a>
</text:p>
      <!--NEWS-->
      <text:h text:style-name="P10" text:outline-level="1">
<text:span text:style-name="T4">
乌克兰外交部与美国国务卿讨论了加强武装反抗的步骤</text:span>
</text:h>
      <text:p text:style-name="P4">
作者: ['АРМІЯINFORM']</text:p>
      <text:p text:style-name="P4">
时间: 2023-06-21T63:00:00-04:00</text:p>
      <text:p text:style-name="P4">
描述: 在伦敦的Zustrichi，伦敦 - 劳恩·赫里斯·德米特罗·库勒巴（Dmitro Kuleba）讨论过...与乌克兰2022年的战争，与乌克兰的最新新闻，今天与乌克兰的新闻，乌克兰2022年上次与乌克兰的新闻战争，乌克兰和俄罗斯之间的战争是否会发生战争与乌克兰与乌克兰的战争将是不可行</text:p>
      <text:p text:style-name="P4">
图片: ['<text:a xlink:type="simple" xlink:href="https://armyinform.com.ua/wp-content/uploads/2023/06/fzfe6kswaa8ckqm.jpg" text:style-name="Internet_20_link" text:visited-style-name="Visited_20_Internet_20_Link">
fzfe6kswaa8ckqm.jpg</text:a>
']</text:p>
      <text:p text:style-name="P4">
标签: ['ГЛАВА МЗС УКРАЇНИ', 'ДЕРЖСЕКРЕТАР США', 'ДМИТРО КУЛЕБА', 'ЕНТОНІ БЛІНКЕН', 'КОНТРНАСТУП']</text:p>
      <text:p text:style-name="P4">
类别: News</text:p>
      <!--METADATA-->
      <text:p text:style-name="P4">
<draw:frame draw:style-name="fr1" draw:name="Image276" text:anchor-type="as-char" svg:width="6.9236in" svg:height="4.615733in" draw:z-index="0">
<draw:image xlink:href="../Images/AРМІЯINFORM/2023-06-21T63-00-00-04-00/fzfe6kswaa8ckqm.jpg" xlink:type="simple" xlink:show="embed" xlink:actuate="onLoad" draw:mime-type="image/jpeg"/>
</draw:frame>
在伦敦举行的一次会议上，乌克兰德米特里·库莱·库勒巴布伯布伯沃森(Dmitry Kulebobbobbobbobobupobobupovose)与美国国务卿安东尼·布林肯(Anthony Blinken)，乌克兰的反对行动以及北约北约成员的首脑会议决定。</text:p>
      <text:p text:style-name="P4">
这在[Twitter]的乌克兰部长页面上说明了这一点(https://twitter.com/DmytroKuleba/status/1671221303041196044).</text:p>
      <text:p text:style-name="P4">
«У Лондоні я зустрівся з Ентоні Блінкеном і подякував США за підтримку. Миобговорили наступні кроки зі зміцнення контрнаступального потенціалу України,підготовку підсумків Вільнюського саміту щодо перспектив членства України вНАТО та посилення глобальної підтримки Формули миру», — написав Дмитро Кулеба.</text:p>
      <text:p text:style-name="P4">
News Source: <text:a xlink:type="simple" xlink:href="https://armyinform.com.ua/2023/06/21/glava-mzs-ukrayiny-obgovoryv-z-derzhsekretarem-ssha-kroky-po-zmicznennyu-kontrnastupu-zsu/" text:style-name="Internet_20_link" text:visited-style-name="Visited_20_Internet_20_Link">
https://armyinform.com.ua/2023/06/21/glava-mzs-ukrayiny-obgovoryv-z-derzhsekretarem-ssha-kroky-po-zmicznennyu-kontrnastupu-zsu/</text:a>
</text:p>
      <!--NEWS-->
      <text:h text:style-name="P10" text:outline-level="1">
<text:span text:style-name="T4">
6月22日在军事媒体中心简报</text:span>
</text:h>
      <text:p text:style-name="P4">
作者: ['АРМІЯINFORM']</text:p>
      <text:p text:style-name="P4">
时间: 2023-06-21T64:00:00-04:00</text:p>
      <text:p text:style-name="P4">
描述: 22蠕虫，大约11：00，军事媒体中心宽阔的brifigine由部队代表...与乌克兰2022年的战争，与乌克兰的战争是今天的最新消息，今天与乌克兰的新闻战2022是今天的最后一场新闻乌克兰和俄罗斯之间以及何时，何时，何时，何时，何时，何时，何时，何时，何时，何时，何时，何时，何时与乌克兰在2022年进行战争，将与乌克兰发生战争不久的将来，与乌克兰的战争，今天的乌克兰新闻，乌克兰的新闻，乌克兰媒体的俄罗斯媒体</text:p>
      <text:p text:style-name="P4">
图片: ['<text:a xlink:type="simple" xlink:href="https://armyinform.com.ua/wp-content/uploads/2022/09/big-mmc.jpg" text:style-name="Internet_20_link" text:visited-style-name="Visited_20_Internet_20_Link">
big-mmc.jpg</text:a>
']</text:p>
      <text:p text:style-name="P4">
标签: ['БРИФІНГ', 'ДЕРЖСПЕЦЗВ’ЯЗКУ', 'ДСНС УКРАЇНИ', 'НАЦГВАРДІЯ']</text:p>
      <text:p text:style-name="P4">
类别: News</text:p>
      <!--METADATA-->
      <text:p text:style-name="P4">
<draw:frame draw:style-name="fr1" draw:name="Image277" text:anchor-type="as-char" svg:width="6.9236in" svg:height="3.894525in" draw:z-index="0">
<draw:image xlink:href="../Images/AРМІЯINFORM/2023-06-21T64-00-00-04-00/big-mmc.jpg" xlink:type="simple" xlink:show="embed" xlink:actuate="onLoad" draw:mime-type="image/jpeg"/>
</draw:frame>
简报</text:p>
      <text:p text:style-name="P4">
<text:span text:style-name="T4">
 6月22日，11：00，</text:span>
军事媒体中心将举行乌克兰安全和国防军的简报。</text:p>
      <text:p text:style-name="P4">
在简报中将讨论以下问题：</text:p>
      <ul>
        <li>
国民警卫队的部队参与俄罗斯反乌克兰联合会的武装侵略；  - 使乌克兰界面领土的SES单位脱颖而出； 。  - 最新的Cyber​​war，并在网络空间中呼吁。</li>
      </ul>
      <text:p text:style-name="P4">
<text:span text:style-name="T4">
简报参与者：</text:span>
</text:p>
      <text:p text:style-name="P4">
•乌克兰上校Mykola Urshalovych的国民警卫队正式部门规划部副主任； •公民保护局SESU上校Sergey Reva的人道主义组织部门负责人； •民用保护局乌克兰上校亚历山大·霍伦兹(Alexander Khorunzh)发言人； •国家服务部发言人特别通信和信息保护的乌克兰康德拉绍夫(Kondrashov)。</text:p>
      <text:p text:style-name="P4">
需要媒体代表的认证，并将持续到6月22日10:00。</text:p>
      <text:p text:style-name="P4">
将认证申请提交给：psmodu@post.mil.gov.uaiz，其名称，名字和记者的名字，出版物的名称，武装部队认证的数量，联系电话。</text:p>
      <text:p text:style-name="P4">
News Source: <text:a xlink:type="simple" xlink:href="https://armyinform.com.ua/2023/06/21/22-chervnya-u-military-media-center-bryfing-predstavnykiv-syl-bezpeky-ta-oborony-ukrayiny/" text:style-name="Internet_20_link" text:visited-style-name="Visited_20_Internet_20_Link">
https://armyinform.com.ua/2023/06/21/22-chervnya-u-military-media-center-bryfing-predstavnykiv-syl-bezpeky-ta-oborony-ukrayiny/</text:a>
</text:p>
      <!--NEWS-->
      <text:h text:style-name="P10" text:outline-level="1">
<text:span text:style-name="T4">
海员的亲密囚犯会见了协调总部的代表</text:span>
</text:h>
      <text:p text:style-name="P4">
作者: ['АРМІЯINFORM']</text:p>
      <text:p text:style-name="P4">
时间: 2023-06-21T65:00:00-04:00</text:p>
      <text:p text:style-name="P4">
描述: 在在线Zustinchi的协调总部，Rodin Viskovo服务的Rodinas ...与2022年与乌克兰的战争，今天与乌克兰最新新闻的战争，与乌克兰2022的新闻战2022是今天的战争，将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5/ksh5-1.jpg" text:style-name="Internet_20_link" text:visited-style-name="Visited_20_Internet_20_Link">
ksh5-1.jpg</text:a>
']</text:p>
      <text:p text:style-name="P4">
标签: ['ВІЙСЬКОВІ МОРЯКИ', 'КООРДИНАЦІЙНИЙ ШТАБ З ПИТАНЬ ПОВОДЖЕННЯ З ВІЙСЬКОВОПОЛОНЕНИМИ']</text:p>
      <text:p text:style-name="P4">
类别: News</text:p>
      <!--METADATA-->
      <text:p text:style-name="P4">
<draw:frame draw:style-name="fr1" draw:name="Image278" text:anchor-type="as-char" svg:width="6.9236in" svg:height="4.011043in" draw:z-index="0">
<draw:image xlink:href="../Images/AРМІЯINFORM/2023-06-21T65-00-00-04-00/ksh5-1.jpg" xlink:type="simple" xlink:show="embed" xlink:actuate="onLoad" draw:mime-type="image/jpeg"/>
</draw:frame>
协调总部在武装部队海军海军部的家庭军人协会举行了在线会议。 协调员的代表与退化和近亲囚犯进行了交流。</text:p>
      <text:p text:style-name="P4">
关于它<text:a xlink:type="simple" xlink:href="https://t.me/Koord_shtab/1280" text:style-name="Internet_20_link" text:visited-style-name="Visited_20_Internet_20_Link">
报告</text:a>
协调询问战俘的询问总部。</text:p>
      <text:p text:style-name="P4">
除其他外，囚犯的亲戚对有关亲人的信息感兴趣。 根据总部的说法，侵略国没有正式宣布战俘的地点：这适用于俄罗斯联邦领土和临时占领的乌克兰领土的自由场所。 关于囚犯健康状况的信息没有类似的情况 - 俄罗斯一方没有官方信息。</text:p>
      <text:p text:style-name="P4">
应当指出，失踪人员和囚犯的亲戚收集并将大量重要信息传输给协调总部。 有关健康和可能维护场所的宝贵信息是由捍卫者从囚禁中转移的。</text:p>
      <text:p text:style-name="P4">
另外，员工代表提请注意信息安全问题。 他质疑战俘的成员保持警惕，并从可疑的未经验证的消息来源接收信息。 俄罗斯以任何方式尤其是通过操纵vinformation Fast的操纵来浮动进入乌克兰社会。</text:p>
      <text:p text:style-name="P4">
News Source: <text:a xlink:type="simple" xlink:href="https://armyinform.com.ua/2023/06/21/blyzki-polonenyh-moryakiv-zustrilysya-z-predstavnykamy-koordynaczijnogo-shtabu/" text:style-name="Internet_20_link" text:visited-style-name="Visited_20_Internet_20_Link">
https://armyinform.com.ua/2023/06/21/blyzki-polonenyh-moryakiv-zustrilysya-z-predstavnykamy-koordynaczijnogo-shtabu/</text:a>
</text:p>
      <!--NEWS-->
      <text:h text:style-name="P10" text:outline-level="1">
<text:span text:style-name="T4">
英国宣布向乌克兰提供超过30亿美元的新经济援助计划</text:span>
</text:h>
      <text:p text:style-name="P4">
作者: ['АРМІЯINFORM']</text:p>
      <text:p text:style-name="P4">
时间: 2023-06-21T66:00:00-04:00</text:p>
      <text:p text:style-name="P4">
描述: 乌克兰总统沃罗迪米尔·泽伦斯基（Volodymyr Zelensky）关于新奇的新颖性……与乌克兰的战争，与乌克兰的战争，今天与乌克兰的最新新闻，《与乌克兰的新闻战争》，今天上次与乌克兰的新闻战争，乌克兰和俄罗斯与俄罗斯之间以及乌克兰之间的战争，当他们说，在2022年，无论是否有一年，是否会在不久的将来与乌克兰进行战争</text:p>
      <text:p text:style-name="P4">
图片: ['<text:a xlink:type="simple" xlink:href="https://armyinform.com.ua/wp-content/uploads/2023/06/72d0b4126311b01d81544da8ff3b6498_1646777548_extra_large.jpeg" text:style-name="Internet_20_link" text:visited-style-name="Visited_20_Internet_20_Link">
72d0b4126311b01d81544da8ff3b6498_1646777548_extra_large.jpeg</text:a>
']</text:p>
      <text:p text:style-name="P4">
标签: ['ВІДНОВЛЕННЯ УКРАЇНИ', 'КОНФЕРЕНЦІЯ', 'ЛОНДОН', 'ПРЕЗИДЕНТ УКРАЇНИ']</text:p>
      <text:p text:style-name="P4">
类别: News</text:p>
      <!--METADATA-->
      <text:p text:style-name="P4">
<draw:frame draw:style-name="fr1" draw:name="Image279" text:anchor-type="as-char" svg:width="6.9236in" svg:height="4.613521in" draw:z-index="0">
<draw:image xlink:href="../Images/AРМІЯINFORM/2023-06-21T66-00-00-04-00/72d0b4126311b01d81544da8ff3b6498_1646777548_extra_large.jpeg" xlink:type="simple" xlink:show="embed" xlink:actuate="onLoad" draw:mime-type="image/jpeg"/>
</draw:frame>
乌克兰沃罗迪米尔·泽伦斯基(Volodymyr Zelensky)主席报告了伦敦乌克兰重建国际会议的第一个重要新闻。</text:p>
      <text:p text:style-name="P4">
国家元首<text:a xlink:type="simple" xlink:href="https://twitter.com/ZelenskyyUa/status/1671474517200314372" text:style-name="Internet_20_link" text:visited-style-name="Visited_20_Internet_20_Link">
写</text:a>
在他的Twitter中。</text:p>
      <text:p text:style-name="P4">
英国总理瑞莎·斯纳克(Risha Snak)宣布为乌克兰提供30亿美元的新财政支持。</text:p>
      <text:p text:style-name="P4">
欧盟委员会主席Ursula von der Lyen提出了一种新机制，以支持乌克兰的恢复，价值500亿欧元。</text:p>
      <text:p text:style-name="P4">
“欧盟委员会提供了有关乌克兰取得的进展的最新信息。 我们将在终点线之前一起工作。 我们想将乌克兰书籍与欧洲投资相结合。” <text:a xlink:type="simple" xlink:href="https://twitter.com/vonderleyen/status/1671440832086392835" text:style-name="Internet_20_link" text:visited-style-name="Visited_20_Internet_20_Link">
说</text:a>
Ursula von der Lyen。</text:p>
      <text:p text:style-name="P4">
美国国务卿安东尼·布林肯(Anthony Blinken)还宣布了新的援助套餐。乌克兰的能源和基础设施为13亿美元。</text:p>
      <text:p text:style-name="P4">
“我很高兴看到如此众多的盟友，合作伙伴和公司共同支持俄罗斯战争后的乌克兰恢复。 公平的模仿和平将不仅通过长期军事力量，而且是其经济，民主和人民的力量。”(https://twitter.com/SecBlinken/status/1671477560541171712?cxt=HHwWgMC-4Yj_o7IuAAAA)安东尼眨眼。</text:p>
      <text:p text:style-name="P4">
Volodymyr Zelensky感谢合作伙伴的支持，并强调，由于统一和联合以及几个，乌克兰的更新将变得更加可预测。</text:p>
      <text:p text:style-name="P4">
News Source: <text:a xlink:type="simple" xlink:href="https://armyinform.com.ua/2023/06/21/brytaniya-ogolosyla-pro-nadannya-ukrayini-novogo-paketu-finansovoyi-dopomogy-na-ponad-3-milyardy/" text:style-name="Internet_20_link" text:visited-style-name="Visited_20_Internet_20_Link">
https://armyinform.com.ua/2023/06/21/brytaniya-ogolosyla-pro-nadannya-ukrayini-novogo-paketu-finansovoyi-dopomogy-na-ponad-3-milyardy/</text:a>
</text:p>
      <!--NEWS-->
      <text:h text:style-name="P10" text:outline-level="1">
<text:span text:style-name="T4">
武装部队的武装部队被俘虏的船只被处置在临时占领的克里米亚</text:span>
</text:h>
      <text:p text:style-name="P4">
作者: ['Іветта Василенко']</text:p>
      <text:p text:style-name="P4">
时间: 2023-06-21T67:00:00-04:00</text:p>
      <text:p text:style-name="P4">
描述: 蒂姆乔斯沃（Timchasovo）允许的Crim的Rosiskis Porto非法在UTILIZA保留地进行...与乌克兰2022年的战争，与乌克兰与乌克兰的最新新闻战争，今天与乌克兰2022年上次与乌克兰的新闻战争，乌克兰和俄罗斯和俄罗斯和战争之间的战争会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ilyustratyvne-foto.jpg" text:style-name="Internet_20_link" text:visited-style-name="Visited_20_Internet_20_Link">
ilyustratyvne-foto.jpg</text:a>
']</text:p>
      <text:p text:style-name="P4">
标签: ['АР КРИМ', 'ВІЙСЬКОВІ КОРАБЛІ', 'ВТОРГНЕННЯ РФ']</text:p>
      <text:p text:style-name="P4">
类别: News</text:p>
      <!--METADATA-->
      <text:p text:style-name="P4">
<draw:frame draw:style-name="fr1" draw:name="Image280" text:anchor-type="as-char" svg:width="6.9236in" svg:height="5.186406in" draw:z-index="0">
<draw:image xlink:href="../Images/AРМІЯINFORM/2023-06-21T67-00-00-04-00/ilyustratyvne-foto.jpg" xlink:type="simple" xlink:show="embed" xlink:actuate="onLoad" draw:mime-type="image/jpeg"/>
</draw:frame>
在克里米亚暂时占领的俄罗斯入侵者开始非法处理乌克兰武装部队海军的船只。</text:p>
      <text:p text:style-name="P4">
关于它<text:a xlink:type="simple" xlink:href="https://ppu.gov.ua/press-center/operatyvna-informatsiia-shchodo-sytuatsii-na-tymchasovo-okupovaniy-terytorii-avtonomnoi-respubliky-krym-ta-mista-sevastopolia-stanom-na-19-chervnia-2023-roku/" text:style-name="Internet_20_link" text:visited-style-name="Visited_20_Internet_20_Link">
报告</text:a>
乌克兰的代表总裁在克里米亚。</text:p>
      <text:p text:style-name="P4">
这是关于2014年在克里米亚半岛占领期间俄罗斯军人捕获的那些船只。</text:p>
      <ul>
        <li>
占领者开始在塞瓦斯托波尔和多努兹拉夫被捕获的非法处置(克里米亚半岛西部的湖泊。  -  _ ed。)2014年后，海军海军舰船在克里米亚被占领。 据称，Inkerman的一个既法基地被送来“ Dniep​​er”和“ Kherson”，Marine Tales“ Chernihiv”和“ Cherkasy”，Corveta“ Lutsk”和“ Khmelnitsky”， -</li>
      </ul>
      <text:p text:style-name="P4">
应该提醒的是，Cherkasy Marine Machinek是国家海军的最后一艘船，该船在2014年3月抵抗了俄罗斯入侵者。 电影“ Cherkasy”致力于该船船员的英勇行为。</text:p>
      <text:p text:style-name="P4">
News Source: <text:a xlink:type="simple" xlink:href="https://armyinform.com.ua/2023/06/21/zahopleni-korabli-vms-zsu-rashysty-utylizuyut-v-tymchasovo-okupovanomu-krymu/" text:style-name="Internet_20_link" text:visited-style-name="Visited_20_Internet_20_Link">
https://armyinform.com.ua/2023/06/21/zahopleni-korabli-vms-zsu-rashysty-utylizuyut-v-tymchasovo-okupovanomu-krymu/</text:a>
</text:p>
      <!--NEWS-->
      <text:h text:style-name="P10" text:outline-level="1">
<text:span text:style-name="T4">
新卡科夫卡的新军事纽带出现在行动中</text:span>
</text:h>
      <text:p text:style-name="P4">
作者: ['АРМІЯINFORM']</text:p>
      <text:p text:style-name="P4">
时间: 2023-06-21T68:00:00-04:00</text:p>
      <text:p text:style-name="P4">
描述: 在Zezunka，区域主义者“ Nova Kakhovka”将DII送给Nova Viyskov，Yaka Maj的BET Yaka Maj百分比...与乌克兰2022年的战争，与乌克兰的最新新闻，今天与乌克兰2022年新闻的战争，今天将在那里与乌克兰的2022年战争成为乌克兰和俄罗斯之间的战争，以及何时，何时，何时，何时，何时，何时，何时，何时，何时，何时，何时，2022年与乌克兰的战争将在不久的将来与乌克兰发生战争乌克兰，乌克兰今天的新闻，乌克兰媒体的乌克兰新闻在俄罗斯</text:p>
      <text:p text:style-name="P4">
图片: ['<text:a xlink:type="simple" xlink:href="https://armyinform.com.ua/wp-content/uploads/2023/06/photo_5809057806484090996_y-e1687347341764.jpg" text:style-name="Internet_20_link" text:visited-style-name="Visited_20_Internet_20_Link">
photo_5809057806484090996_y-e1687347341764.jpg</text:a>
']</text:p>
      <text:p text:style-name="P4">
标签: ['ВІЙСЬКОВІ ОБЛІГАЦІЇ', 'МІНЦИФРИ']</text:p>
      <text:p text:style-name="P4">
类别: News</text:p>
      <!--METADATA-->
      <text:p text:style-name="P4">
<draw:frame draw:style-name="fr1" draw:name="Image281" text:anchor-type="as-char" svg:width="6.9236in" svg:height="5.1927in" draw:z-index="0">
<draw:image xlink:href="../Images/AРМІЯINFORM/2023-06-21T68-00-00-04-00/photo_5809057806484090996_y-e1687347341764.jpg" xlink:type="simple" xlink:show="embed" xlink:actuate="onLoad" draw:mime-type="image/jpeg"/>
</draw:frame>
在申请中，诉讼被添加了新的<text:a xlink:type="simple" xlink:href="https://armyinform.com.ua/2023/05/01/pro-vijskovi-obligacziyi-vid-a-do-ya/" text:style-name="Internet_20_link" text:visited-style-name="Visited_20_Internet_20_Link">
军事债券</text:a>
Nova Kakhovka的利率和付款日期为2024年，其利率和付款日期为18.2％。</text:p>
      <text:p text:style-name="P4">
关于它<text:a xlink:type="simple" xlink:href="https://t.me/mintsyfra/4168" text:style-name="Internet_20_link" text:visited-style-name="Visited_20_Internet_20_Link">
报告</text:a>
乌克兰部的新闻服务。</text:p>
      <text:p text:style-name="P4">
他们提醒，购买军事债券是对每个存款人的和平和保证利润的投资。</text:p>
      <text:p text:style-name="P4">
国防部强调说：“债券中的每个Hryvnia都支持该国的经济，Apotim返回您的费用。”</text:p>
      <text:p text:style-name="P4">
该部门补充说，如今，Usastosun收到了购买Mariupol债券的每个人，付款：这是捐款的金额和百分比。</text:p>
      <text:p text:style-name="P4">
<text:span text:style-name="T4">
如何购买新的kakhovka债券：</text:span>
</text:p>
      <text:p text:style-name="P4">
<text:span text:style-name="T5">
首先，您需要采取行动； </text:span>
在主屏幕上选择“军事纽带”； <text:span text:style-name="T5">
选择债券，合伙人和数量； </text:span>
通过任何卡签名并付款； *债券将在3天内出现在文件旁边。</text:p>
      <text:p text:style-name="P4">
“两周前，俄罗斯恐怖分子摧毁了卡科夫卡水力发电站，安排了一个赛车。 坚不可摧的乌克兰人积极参与消除对受害者的后果和援助。 新的卡科夫卡债券在行动中是一种有效的帮助方式。 购买以支持国家的经济，帮助国防军并获得保证的利润。</text:p>
      <text:p text:style-name="P4">
News Source: <text:a xlink:type="simple" xlink:href="https://armyinform.com.ua/2023/06/21/u-diyi-zyavylas-nova-vijskova-obligacziya-nova-kahovka/" text:style-name="Internet_20_link" text:visited-style-name="Visited_20_Internet_20_Link">
https://armyinform.com.ua/2023/06/21/u-diyi-zyavylas-nova-vijskova-obligacziya-nova-kahovka/</text:a>
</text:p>
      <!--NEWS-->
      <text:h text:style-name="P10" text:outline-level="1">
<text:span text:style-name="T4">
Ruslan Stefanchuk与意大利参议院前往乌克兰前往北约的负责人讨论了</text:span>
</text:h>
      <text:p text:style-name="P4">
作者: ['АРМІЯINFORM']</text:p>
      <text:p text:style-name="P4">
时间: 2023-06-21T69:00:00-04:00</text:p>
      <text:p text:style-name="P4">
描述: 为了乌克兰的鲁斯兰·斯特凡库克（Ruslan Stefanchuk），至高无上的负责人，与参议院纳蒂斯科（Venatiysko）的负责人讨论了……与乌克兰2022年的战争，与乌克兰的战争是今天的最新新闻，这是与乌克兰的新闻战争，与乌克兰的新闻战争，与乌克兰2022年的《新闻》 2022年。今天，乌克兰与俄罗斯之间的战争以及2022年与乌克兰的战争时是否会发生一年的战争，无论是否有一年今日新闻，乌克兰新闻在乌克兰媒体的俄罗斯新闻</text:p>
      <text:p text:style-name="P4">
图片: ['<text:a xlink:type="simple" xlink:href="https://armyinform.com.ua/wp-content/uploads/2023/06/355083234_663931278887047_1566604600794140193_n.jpg" text:style-name="Internet_20_link" text:visited-style-name="Visited_20_Internet_20_Link">
355083234_663931278887047_1566604600794140193_n.jpg</text:a>
']</text:p>
      <text:p text:style-name="P4">
标签: ['ІТАЛІЯ', 'РУСЛАН СТЕФАНЧУК', 'САМІТ НАТО']</text:p>
      <text:p text:style-name="P4">
类别: News</text:p>
      <!--METADATA-->
      <text:p text:style-name="P4">
<draw:frame draw:style-name="fr1" draw:name="Image282" text:anchor-type="as-char" svg:width="6.9236in" svg:height="4.617987in" draw:z-index="0">
<draw:image xlink:href="../Images/AРМІЯINFORM/2023-06-21T69-00-00-04-00/355083234_663931278887047_1566604600794140193_n.jpg" xlink:type="simple" xlink:show="embed" xlink:actuate="onLoad" draw:mime-type="image/jpeg"/>
</draw:frame>
乌克兰·鲁斯兰·斯特凡库克(Ukraine Ruslan Stefanchuk)的Verkhovna Rada董事长与乌克兰乌克兰乌克兰(Ukraine)加入Doplnichno -Atlantic Atlantlantic Alliance的Senatutali Rusefer of Inyadiy La Rusz主席讨论了。</text:p>
      <text:p text:style-name="P4">
他<text:a xlink:type="simple" xlink:href="https://www.facebook.com/stefanchuk.official/posts/pfbid02wgdeD4ytJER3gcecc1cZTKgPU2F6zFiS9pANiFACLFeZ47skPhpAJH23xqdrYAYnl" text:style-name="Internet_20_link" text:visited-style-name="Visited_20_Internet_20_Link">
报告</text:a>
在他的Facebook中。</text:p>
      <text:p text:style-name="P4">
“一个极为重要的问题是乌克兰加入北约。 这个话题是在意大利共和国拉鲁萨参议院负责人的视频会议格式中提出的。 许多议会支持我们在联盟中的会员资格。峰会应成为一个平台，在该平台上，将介绍乌克兰征服乌克兰的方式和明确定义的时间范围。</text:p>
      <text:p text:style-name="P4">
鲁斯兰·斯特凡库克(Ruslan Stefanchuk)呼吁意大利议会决定乌克兰参加北约参加维尔纽斯联盟峰会的决定。</text:p>
      <text:p text:style-name="P4">
北约的下一个峰会已知<text:a xlink:type="simple" xlink:href="https://armyinform.com.ua/2022/11/09/nastupnyj-samit-nato-vidbudetsya-vlitku-2023-roku-v-lytvi/" text:style-name="Internet_20_link" text:visited-style-name="Visited_20_Internet_20_Link">
将发生</text:a>
2023年7月11日至12日在维尔纽斯。</text:p>
      <text:p text:style-name="P4">
News Source: <text:a xlink:type="simple" xlink:href="https://armyinform.com.ua/2023/06/21/ruslan-stefanchuk-obgovoryv-z-glavoyu-senatu-italiyi-pryyednannya-ukrayiny-do-nato/" text:style-name="Internet_20_link" text:visited-style-name="Visited_20_Internet_20_Link">
https://armyinform.com.ua/2023/06/21/ruslan-stefanchuk-obgovoryv-z-glavoyu-senatu-italiyi-pryyednannya-ukrayiny-do-nato/</text:a>
</text:p>
      <!--NEWS-->
      <text:h text:style-name="P10" text:outline-level="1">
<text:span text:style-name="T4">
国家没有看到需要改变俄罗斯联邦核勒索的力量</text:span>
</text:h>
      <text:p text:style-name="P4">
作者: Ukrinform (Person)</text:p>
      <text:p text:style-name="P4">
出版商: Укринформ (Organization)</text:p>
      <text:p text:style-name="P4">
出版时间: 2023-06-21T6:24:00+03:00</text:p>
      <text:p text:style-name="P4">
修改时间: 2023-06-21T22:24:00+03:00</text:p>
      <text:p text:style-name="P4">
描述: 美国继续监视围绕俄罗斯联邦和白俄罗斯同意的事件发展，以转移战术核武器，但仍未看到需要改变自己的核力量的安排以做出回应。  - 乌克林。</text:p>
      <text:p text:style-name="P4">
图片: ['<text:a xlink:type="simple" xlink:href="https://static.ukrinform.com/photos/2016_04/thumb_files/630_360_1460964573-7662.jpg" text:style-name="Internet_20_link" text:visited-style-name="Visited_20_Internet_20_Link">
630_360_14609...</text:a>
']</text:p>
      <text:p text:style-name="P4">
标签: ['Білорусь', 'США', 'Ядерна зброя', 'Агресія РФ', 'Війна з Росією']</text:p>
      <text:p text:style-name="P4">
类型: Article</text:p>
      <!--METADATA-->
      <text:p text:style-name="P4">
<draw:frame draw:style-name="fr1" draw:name="Image283" text:anchor-type="as-char" svg:width="6.9236in" svg:height="3.956343in" draw:z-index="0">
<draw:image xlink:href="../Images/yкринформ/2023-06-21T6-24-00-03-00/630_360_1460964573-7662.jpg" xlink:type="simple" xlink:show="embed" xlink:actuate="onLoad" draw:mime-type="image/jpeg"/>
</draw:frame>
这种联系继续监视围绕俄罗斯联邦和白俄罗斯同意的事件发展，以继续进行战术核武器，并且仍然没有必要确定自己的核力量的安排。</text:p>
      <text:p text:style-name="P4">
乌克林福姆报告了他自己的记者，这是在美国副州政府瓦特·帕特尔(Vedant Patel)在华盛顿举行的周三举行的。</text:p>
      <text:p text:style-name="P4">
“我们已经看到俄罗斯和白俄罗斯之间达成协议的报道，并继续积极监视局势，发展和后果。”拜登总统。</text:p>
      <text:p text:style-name="P4">
<text:span text:style-name="T4">
另请阅读：</text:span>
 <text:span text:style-name="T4">
 <text:a xlink:type="simple" xlink:href="https://www.ukrinform.ua/rubric-ato/3725455-zodnu-adernu-boegolovku-rf-se-ne-peremistila-u-bilorus-budanov.html" text:style-name="Internet_20_link" text:visited-style-name="Visited_20_Internet_20_Link">
没有俄罗斯联邦的核弹头尚未搬到白俄罗斯 - 布达诺夫</text:a>
</text:span>
</text:p>
      <text:p text:style-name="P4">
同时，帕特尔强调：“我们还没有看到任何理由改变自己的核力量地位。”</text:p>
      <text:p text:style-name="P4">
此外，他提醒了美国的立场，包括贝登总统，克里姆林宫对核武器的言论是一个鲁ck的营地。</text:p>
      <text:p text:style-name="P4">
美国国务院发言人说：“这也强调了普京总统在此问题上的伪善。”</text:p>
      <text:p text:style-name="P4">
<text:span text:style-name="T4">
另请阅读：</text:span>
 <text:span text:style-name="T4">
 <text:a xlink:type="simple" xlink:href="https://www.ukrinform.ua/rubric-ato/3725174-zagroza-vikoristanna-putinim-adernoi-zbroi-e-realnou-bajden.html" text:style-name="Internet_20_link" text:visited-style-name="Visited_20_Internet_20_Link">
普京使用核武器的威胁是真实的 -  baiden</text:a>
</text:span>
</text:p>
      <text:p text:style-name="P4">
正如乌克林福姆报道的那样，美国总统乔·拜登(Joe Biden)说，他认为_ <text:span text:style-name="T4">
 <text:a xlink:type="simple" xlink:href="https://www.ukrinform.ua/tag-raketnij-udar" text:style-name="Internet_20_link" text:visited-style-name="Visited_20_Internet_20_Link">
使用俄罗斯的战术核武器</text:a>
</text:span>
 _真正的威胁。 同时，他称俄罗斯和白俄罗斯政权在白俄罗斯施加核武器的“绝对不利”协议。</text:p>
      <text:p text:style-name="P4">
News Source: <text:a xlink:type="simple" xlink:href="https://www.ukrinform.ua/rubric-world/3726016-stati-ne-bacat-neobhidnosti-zminuvati-rozstanovku-svoih-sil-u-vidpovid-na-adernij-santaz-rf.html" text:style-name="Internet_20_link" text:visited-style-name="Visited_20_Internet_20_Link">
https://www.ukrinform.ua/rubric-world/3726016-stati-ne-bacat-neobhidnosti-zminuvati-rozstanovku-svoih-sil-u-vidpovid-na-adernij-santaz-rf.html</text:a>
</text:p>
      <!--NEWS-->
      <text:h text:style-name="P10" text:outline-level="1">
<text:span text:style-name="T4">
GUR呼吁媒体和公众检查代表情报表达的人的合规性</text:span>
</text:h>
      <text:p text:style-name="P4">
作者: ['АРМІЯINFORM']</text:p>
      <text:p text:style-name="P4">
时间: 2023-06-21T70:00:00-04:00</text:p>
      <text:p text:style-name="P4">
描述: 戈洛夫纳（Golovna）管理乌克兰国防部的罗斯维斯（Rosveski），乌克兰国防部的vipades出现在...与乌克兰2022年的战争中，与乌克兰与乌克兰的最新新闻，今天与乌克兰2022年的新闻战争，今天上次与乌克兰的新闻战，乌克兰和俄罗斯之间的战争将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2121_520.jpeg" text:style-name="Internet_20_link" text:visited-style-name="Visited_20_Internet_20_Link">
2121_520.jpeg</text:a>
']</text:p>
      <text:p text:style-name="P4">
标签: ['ГУР МО УКРАЇНИ', 'ЗМІ']</text:p>
      <text:p text:style-name="P4">
类别: News</text:p>
      <!--METADATA-->
      <text:p text:style-name="P4">
<draw:frame draw:style-name="fr1" draw:name="Image284" text:anchor-type="as-char" svg:width="6.9236in" svg:height="4.32725in" draw:z-index="0">
<draw:image xlink:href="../Images/AРМІЯINFORM/2023-06-21T70-00-00-04-00/2121_520.jpeg" xlink:type="simple" xlink:show="embed" xlink:actuate="onLoad" draw:mime-type="image/jpeg"/>
</draw:frame>
乌克兰国防部情报局总统局捕获了公开代表自己的信息空间的案例，就像乌克兰军事情报的雇员一样，但实际上，他们与乌克兰无关。</text:p>
      <text:p text:style-name="P4">
关于它<text:a xlink:type="simple" xlink:href="https://gur.gov.ua/content/hur-mo-ukrainy-informuie-shchodo-osib-iaki-publichno-reprezentuiut-sebe-nachebto-spivrobitnykamy-ukrainskoi-voiennoi-rozvidky.html" text:style-name="Internet_20_link" text:visited-style-name="Visited_20_Internet_20_Link">
告知</text:a>
Mov Intelligence局。</text:p>
      <text:p text:style-name="P4">
“适当的行为用于自我弹力，但同时为国家的信息安全带来了严重的风险。</text:p>
      <text:p text:style-name="P4">
_ <text:span text:style-name="T4">
我们要求乌克兰媒体和公众舆论领袖的代表核实被邀请参加会议/访谈/广播的人的真正富豪。</text:span>
 _ <text:span text:style-name="T5">
 _ </text:span>
 _ _ _</text:p>
      <text:p text:style-name="P4">
官方评论和代表乌克兰国防部情报局主要委员会向社会告知社会仅提供了该人的相关责任。</text:p>
      <text:p text:style-name="P4">
乌克兰国防部表现出对媒体代表的尊重和开放性，因此可以考虑一个或另一个对话者在乌克兰军事情报中的参与，通过呼吁该部门的新闻社，”  - 证词写道。</text:p>
      <text:p text:style-name="P4">
News Source: <text:a xlink:type="simple" xlink:href="https://armyinform.com.ua/2023/06/21/gur-zaklykaye-zmi-ta-gromadskist-pereviryaty-vidpovidnist-osib-shho-vyslovlyuyutsya-vid-imeni-rozvidky/" text:style-name="Internet_20_link" text:visited-style-name="Visited_20_Internet_20_Link">
https://armyinform.com.ua/2023/06/21/gur-zaklykaye-zmi-ta-gromadskist-pereviryaty-vidpovidnist-osib-shho-vyslovlyuyutsya-vid-imeni-rozvidky/</text:a>
</text:p>
      <!--NEWS-->
      <text:h text:style-name="P10" text:outline-level="1">
<text:span text:style-name="T4">
早晨，俄罗斯联邦的军队向Sumy和Chernihiv边界的迫击炮射击</text:span>
</text:h>
      <text:p text:style-name="P4">
作者: ['АРМІЯINFORM']</text:p>
      <text:p text:style-name="P4">
时间: 2023-06-21T71:00:00-04:00</text:p>
      <text:p text:style-name="P4">
描述: syogodnis，21蠕虫，10:00 rosiskis permatoptskiyinis visskka trichi正在进行中...与乌克兰2022年的战争，与乌克兰的最新新闻，与乌克兰的新闻，乌克兰2022年的新闻战争，最后一次与乌克兰和俄罗斯与俄罗斯以及2022年的战争，乌克兰战争，他们说，与否，是否会在不久的将来与乌克兰进行战争</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АГРЕСІЯ РФ', 'ВТОРГНЕННЯ РФ', 'ОБСТРІЛИ ПРИКОРДОННЯ', 'СУМЩИНА', 'ЧЕРНІГІВЩИНА']</text:p>
      <text:p text:style-name="P4">
类别: News</text:p>
      <!--METADATA-->
      <text:p text:style-name="P4">
<draw:frame draw:style-name="fr1" draw:name="Image285" text:anchor-type="as-char" svg:width="6.9236in" svg:height="4.034754in" draw:z-index="0">
<draw:image xlink:href="../Images/AРМІЯINFORM/2023-06-21T71-00-00-04-00/obstrily-prykordonnya-e1685522829617.jpg" xlink:type="simple" xlink:show="embed" xlink:actuate="onLoad" draw:mime-type="image/jpeg"/>
</draw:frame>
说明性照片</text:p>
      <text:p text:style-name="P4">
今天，从6月21日起，截至10:00，俄罗斯占领军三次开火了切尼希夫和苏米地区的边界地区。</text:p>
      <text:p text:style-name="P4">
关于它<text:a xlink:type="simple" xlink:href="https://t.me/ok_pivnich1/3364" text:style-name="Internet_20_link" text:visited-style-name="Visited_20_Internet_20_Link">
报告</text:a>
操作命令“北”。</text:p>
      <text:p text:style-name="P4">
从03:10到03:15的Sumy地区，在Photovizh沉降区域中，有2个教区，可能是120毫米。 从06:00到06:20记录了12个花园，大概是82毫米和20个教区，可能是AGS。</text:p>
      <text:p text:style-name="P4">
从08:30到08:50，在Chernihiv地区记录了17个教区，可能在Karpovichi定居点的地区换82毫米。</text:p>
      <text:p text:style-name="P4">
当地人口的损失或对平民基础设施的损失没有损失。</text:p>
      <text:p text:style-name="P4">
News Source: <text:a xlink:type="simple" xlink:href="https://armyinform.com.ua/2023/06/21/zranku-armiya-rf-obstrilyala-z-minometiv-prykordonnya-sumshhyny-i-chernigivshhyny/" text:style-name="Internet_20_link" text:visited-style-name="Visited_20_Internet_20_Link">
https://armyinform.com.ua/2023/06/21/zranku-armiya-rf-obstrilyala-z-minometiv-prykordonnya-sumshhyny-i-chernigivshhyny/</text:a>
</text:p>
      <!--NEWS-->
      <text:h text:style-name="P10" text:outline-level="1">
<text:span text:style-name="T4">
士兵和战斗人员将可以免费参观这本书</text:span>
</text:h>
      <text:p text:style-name="P4">
作者: ['АРМІЯINFORM']</text:p>
      <text:p text:style-name="P4">
时间: 2023-06-21T72:00:00-04:00</text:p>
      <text:p text:style-name="P4">
描述: 22 Chervnya大约17:00在Ofitsiin Vidkrittya Xim节的猕猴桃Vidbuh举行...与乌克兰2022年的战争，与乌克兰的最新新闻，今天与乌克兰2022年的新闻战争，乌克兰和俄罗斯和俄罗斯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5-42-e1687349515352.jpg" text:style-name="Internet_20_link" text:visited-style-name="Visited_20_Internet_20_Link">
5-42-e1687349515352.jpg</text:a>
']</text:p>
      <text:p text:style-name="P4">
标签: ['КНИЖКОВИЙ АРСЕНАЛ', 'ХІ МІЖНАРОДНИЙ ФЕСТИВАЛЬ']</text:p>
      <text:p text:style-name="P4">
类别: News</text:p>
      <!--METADATA-->
      <text:p text:style-name="P4">
<draw:frame draw:style-name="fr1" draw:name="Image286" text:anchor-type="as-char" svg:width="6.9236in" svg:height="3.479109in" draw:z-index="0">
<draw:image xlink:href="../Images/AРМІЯINFORM/2023-06-21T72-00-00-04-00/5-42-e1687349515352.jpg" xlink:type="simple" xlink:show="embed" xlink:actuate="onLoad" draw:mime-type="image/jpeg"/>
</draw:frame>
<text:span text:style-name="T4">
 6月22日</text:span>
 <text:span text:style-name="T4">
在基辅的下午5:00 </text:span>
将举行国际节日“阿森纳”的正式开幕，该节将持续到6月25日。</text:p>
      <text:p text:style-name="P4">
在协助下(https://mva.gov.ua/ua/news/uchasniki-bojovih-dij-vijskovosluzhbovci-chleni-simej-zagiblih-zmozhut-bezkoshtovno-vidvidati-mizhnarodnij-festival-knizhkovij-arsenal)阿森纳将介绍有关俄罗斯 - 乌克兰战争的一部分出版物。 在整个音乐节中，可以在艺术阿森纳**的一楼购买资深主题。</text:p>
      <text:p text:style-name="P4">
对于敌对行动的参与者，军人，活动的死去战士的家庭成员 - 免费!</text:p>
      <text:p text:style-name="P4">
访客正在等待：</text:p>
      <text:p text:style-name="P4">
<text:span text:style-name="T5">
书展-5个主题部分(“非战斗”，“小说”，“儿童读物”，“漫画和图形散文”，“ Artcnig”)，以及《鲁索·乌克兰战争》的书； </text:span>
重点主题中的大约100个活动“当一切都重要”，文学节目，针对儿童和青少年的计划，艺术文学实验室的计划，Art Arsenal的文学实验室，Dovzhenko-Center的特别计划，乌克兰笔的特别计划，乌克兰笔的特殊计划，以及表演性活动和大师班； * 7展览项目。</text:p>
      <text:p text:style-name="P4">
熟悉节日的节目[可以(https://book.artarsenal.in.ua/podiyi/).</text:p>
      <text:p text:style-name="P4">
News Source: <text:a xlink:type="simple" xlink:href="https://armyinform.com.ua/2023/06/21/vijskovosluzhbovczi-ta-uchasnyky-bojovyh-dij-zmozhut-bezkoshtovno-vidvidaty-knyzhkovyj-arsenal/" text:style-name="Internet_20_link" text:visited-style-name="Visited_20_Internet_20_Link">
https://armyinform.com.ua/2023/06/21/vijskovosluzhbovczi-ta-uchasnyky-bojovyh-dij-zmozhut-bezkoshtovno-vidvidaty-knyzhkovyj-arsenal/</text:a>
</text:p>
      <!--NEWS-->
      <text:h text:style-name="P10" text:outline-level="1">
<text:span text:style-name="T4">
FSB代理被拘留，乌克兰五个地区的电代码击中</text:span>
</text:h>
      <text:p text:style-name="P4">
作者: ['АРМІЯINFORM']</text:p>
      <text:p text:style-name="P4">
时间: 2023-06-21T73:00:00-04:00</text:p>
      <text:p text:style-name="P4">
描述: 在乌克兰乌克兰市的Riznikh地区的Bagatatapniy特种作战小时，一个经纪人...与乌克兰2022的战争，与乌克兰的最新新闻，今天与乌克兰的新闻，今天与乌克兰2022的战争，今天，乌克兰和俄罗斯和俄罗斯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47487ebb-c188-4394-89b8-c25ea16c088d.jpg" text:style-name="Internet_20_link" text:visited-style-name="Visited_20_Internet_20_Link">
47487ebb-c188-4394-89b8-c25ea16c088d.jpg</text:a>
']</text:p>
      <text:p text:style-name="P4">
标签: ['АГЕНТИ ФСБ', 'АГРЕСІЯ РФ', 'ОБСТРІЛИ ІНФРАСТРУКТУРИ', 'СБУ']</text:p>
      <text:p text:style-name="P4">
类别: News</text:p>
      <!--METADATA-->
      <text:p text:style-name="P4">
<draw:frame draw:style-name="fr1" draw:name="Image287" text:anchor-type="as-char" svg:width="6.9236in" svg:height="4.615733in" draw:z-index="0">
<draw:image xlink:href="../Images/AРМІЯINFORM/2023-06-21T73-00-00-04-00/47487ebb-c188-4394-89b8-c25ea16c088d.jpg" xlink:type="simple" xlink:show="embed" xlink:actuate="onLoad" draw:mime-type="image/jpeg"/>
</draw:frame>
在多个阶段的特殊操作中，在乌克兰的不同地区暴露了另一位FSB代理。 在侵略者的指示下，他收集了有关粘土电动变电站在哈尔基夫，苏米，波尔塔瓦，顿涅茨克和卢汉斯克地区的位置的信息。 攻击者受到生命监禁的威胁。</text:p>
      <text:p text:style-name="P4">
关于它<text:a xlink:type="simple" xlink:href="https://ssu.gov.ua/novyny/sbu-zatrymala-spliachoho-ahenta-fsb-yakyi-hotuvav-novi-udary-rf-po-elektropidstantsiiakh-v-5-oblastiakh-ukrainy" text:style-name="Internet_20_link" text:visited-style-name="Visited_20_Internet_20_Link">
报告</text:a>
乌克兰的安全服务。</text:p>
      <text:p text:style-name="P4">
俄罗斯特工向占领者报告了能量物体的估计电压，在敌人炮击后的损坏水平。 该情报需要侵略者准备新的情报，并进行重复的空袭，以完全断开乌克兰的5个地区。</text:p>
      <text:p text:style-name="P4">
在侦察任务FSSB期间，攻击者被拘留在哈尔基夫。 根据调查，敌对的助理是Ukrenergo区域部门的官员，他领导该集团优化电力损失和计算。</text:p>
      <text:p text:style-name="P4">
可以确定的是，俄罗斯情报部门在Avere -Scale入侵之前很久就招募了它，并转移到了“睡眠政权”。 20122年2月24日之后，FSB“激活”了其代理商，并确定了针对乌克兰进行情报和颠覆性活动的任务。</text:p>
      <text:p text:style-name="P4">
预公开的封闭管道通信用于通信。 叛徒通过临时占领的戈洛夫卡(Gorlovka)的“联络员”传输给占领者。</text:p>
      <text:p text:style-name="P4">
当在被拘留者的居住地进行搜索时，发现了手机，笔记本电脑和平板电脑，并发现了犯罪行为的证据。 他被告知涉嫌在戒严构状态下犯下的州前背叛。</text:p>
      <text:p text:style-name="P4">
他现在被拘留。 正在进行调查以确定所有犯罪。 攻击者受到生命监禁的威胁。</text:p>
      <text:p text:style-name="P4">
News Source: <text:a xlink:type="simple" xlink:href="https://armyinform.com.ua/2023/06/21/zatrymano-agenta-fsb-yakyj-gotuvav-udary-po-elektropidstancziyah-v-pyaty-oblastyah-ukrayiny/" text:style-name="Internet_20_link" text:visited-style-name="Visited_20_Internet_20_Link">
https://armyinform.com.ua/2023/06/21/zatrymano-agenta-fsb-yakyj-gotuvav-udary-po-elektropidstancziyah-v-pyaty-oblastyah-ukrayiny/</text:a>
</text:p>
      <!--NEWS-->
      <text:h text:style-name="P10" text:outline-level="1">
<text:span text:style-name="T4">
德国将一个新的军事援助党移交给了乌克兰：炮弹，拖拉机和半拖车</text:span>
</text:h>
      <text:p text:style-name="P4">
作者: ['АРМІЯINFORM']</text:p>
      <text:p text:style-name="P4">
时间: 2023-06-21T74:00:00-04:00</text:p>
      <text:p text:style-name="P4">
描述: Nimechini关于Vissokovo Duphmo的乌克兰蠕虫包装的纳丹尼的分队。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6320cb73e8b5000018510f37.webp" text:style-name="Internet_20_link" text:visited-style-name="Visited_20_Internet_20_Link">
6320cb73e8b5000018510f37.webp</text:a>
']</text:p>
      <text:p text:style-name="P4">
标签: ['БЕЗПЕКОВА ДОПОМОГА УКРАЇНІ', 'НІМЕЧЧИНА']</text:p>
      <text:p text:style-name="P4">
类别: News</text:p>
      <!--METADATA-->
      <text:p text:style-name="P4">
<draw:frame draw:style-name="fr1" draw:name="Image288" text:anchor-type="as-char" svg:width="6.9236in" svg:height="3.4618in" draw:z-index="0">
<draw:image xlink:href="../ConvertedIMGs/AРМІЯINFORM/2023-06-21T74-00-00-04-00/6320cb73e8b5000018510f37.png" xlink:type="simple" xlink:show="embed" xlink:actuate="onLoad" draw:mime-type="image/png"/>
</draw:frame>
德国政府报告说，为乌克兰提供常规的军事援助方案。</text:p>
      <text:p text:style-name="P4">
关于这个<text:a xlink:type="simple" xlink:href="https://www.bundesregierung.de/breg-en/news/military-support-ukraine-2054992" text:style-name="Internet_20_link" text:visited-style-name="Visited_20_Internet_20_Link">
被引用</text:a>
德国政府的纳赛特。</text:p>
      <text:p text:style-name="P4">
值得注意的是，援助的新部分包括数千名155毫米炮罐，155毫米高精度托管弹药，六名后卫。</text:p>
      <text:p text:style-name="P4">
此外，两个侧拖式拖拉机HX81带有车轮公式8x8和两个拖车。</text:p>
      <text:p text:style-name="P4">
早些时候，德国已经转移到乌克兰的Bandvagn 206毛毛虫，弹药到Gepard Anti -Aircraft自推销装置，矢量侦察无人机，边境服务机器，反货币机构系统和陆军配置。 还有几个<text:a xlink:type="simple" xlink:href="https://armyinform.com.ua/2023/03/30/nimechchyna-peredala-ukrayini-chergovu-partiyu-dopomogy-dlya-frontu/" text:style-name="Internet_20_link" text:visited-style-name="Visited_20_Internet_20_Link">
政党</text:a>
Loopard 2A6坦克，<text:a xlink:type="simple" xlink:href="https://armyinform.com.ua/2023/04/19/nimechchyna-nadala-ukrayini-chergovyj-paket-vijskovoyi-dopomogy-do-yakogo-vhodyt-zrk-patriot/" text:style-name="Internet_20_link" text:visited-style-name="Visited_20_Internet_20_Link">
爱国者反学山脉综合体</text:a>
，[反飞机自行(https://armyinform.com.ua/2023/02/08/nimechchyna-peredala-ukrayini-novyj-paket-vijskovoyi-dopomogy-zokrema-gepard-ta-boyeprypasy/)和弹药等等。</text:p>
      <text:p text:style-name="P4">
News Source: <text:a xlink:type="simple" xlink:href="https://armyinform.com.ua/2023/06/21/nimechchyna-peredala-ukrayini-novu-partiyu-vijskovoyi-dopomogy-snaryady-tyagachi-ta-napivprychepy/" text:style-name="Internet_20_link" text:visited-style-name="Visited_20_Internet_20_Link">
https://armyinform.com.ua/2023/06/21/nimechchyna-peredala-ukrayini-novu-partiyu-vijskovoyi-dopomogy-snaryady-tyagachi-ta-napivprychepy/</text:a>
</text:p>
      <!--NEWS-->
      <text:h text:style-name="P10" text:outline-level="1">
<text:span text:style-name="T4">
检察官办公室已记录了112,000多个针对乌克兰的罪行</text:span>
</text:h>
      <text:p text:style-name="P4">
作者: ['АРМІЯINFORM']</text:p>
      <text:p text:style-name="P4">
时间: 2023-06-21T75: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21062023ua.jpg" text:style-name="Internet_20_link" text:visited-style-name="Visited_20_Internet_20_Link">
warcrime-21062023ua.jpg</text:a>
', '<text:a xlink:type="simple" xlink:href="https://armyinform.com.ua/wp-content/uploads/2023/06/warcrime-21062023en.jpg" text:style-name="Internet_20_link" text:visited-style-name="Visited_20_Internet_20_Link">
warcrime-21062023en.jpg</text:a>
']</text:p>
      <text:p text:style-name="P4">
标签: ['ОФІС ГЕНЕРАЛЬНОГО ПРОКУРОРА УКРАЇНИ']</text:p>
      <text:p text:style-name="P4">
类别: News</text:p>
      <!--METADATA-->
      <text:p text:style-name="P4">
<draw:frame draw:style-name="fr1" draw:name="Image289" text:anchor-type="as-char" svg:width="6.9236in" svg:height="4.448413in" draw:z-index="0">
<draw:image xlink:href="../Images/AРМІЯINFORM/2023-06-21T75-00-00-04-00/warcrime-21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21日，它已注册：</text:p>
      <ul>
        <li>
94 707军事犯罪， * 17 294违反乌克兰国家安全的罪行。</li>
      </ul>
      <text:p text:style-name="P4">
此外，根据少年检察官的官方数据，有1517名儿童受俄罗斯侵略的影响，其中包括：</text:p>
      <ul>
        <li>
490-儿童被杀， * 1027-儿童因严重程度的不同程度受伤。</li>
      </ul>
      <text:p text:style-name="P4">
该部门强调，这些数字不是最终的，因为在暂时占据的有形领土上的积极战斗场所的安装中继续进行工作。</text:p>
      <text:p text:style-name="P4">
<draw:frame draw:style-name="fr1" draw:name="Image290" text:anchor-type="as-char" svg:width="6.9236in" svg:height="4.448413in" draw:z-index="0">
<draw:image xlink:href="../Images/AРМІЯINFORM/2023-06-21T75-00-00-04-00/warcrime-21062023en.jpg" xlink:type="simple" xlink:show="embed" xlink:actuate="onLoad" draw:mime-type="image/jpeg"/>
</draw:frame>
</text:p>
      <text:p text:style-name="P4">
News Source: <text:a xlink:type="simple" xlink:href="https://armyinform.com.ua/2023/06/21/ofis-generalnogo-prokurora-zadokumentuvav-ponad-112-tysyach-zlochyniv-proty-ukrayiny/" text:style-name="Internet_20_link" text:visited-style-name="Visited_20_Internet_20_Link">
https://armyinform.com.ua/2023/06/21/ofis-generalnogo-prokurora-zadokumentuvav-ponad-112-tysyach-zlochyniv-proty-ukrayiny/</text:a>
</text:p>
      <!--NEWS-->
      <text:h text:style-name="P10" text:outline-level="1">
<text:span text:style-name="T4">
命令下属搬到备用位置，他仍然要掩盖</text:span>
</text:h>
      <text:p text:style-name="P4">
作者: ['Володимир Загребельний']</text:p>
      <text:p text:style-name="P4">
时间: 2023-06-21T76:00:00-04:00</text:p>
      <text:p text:style-name="P4">
描述: vistank的“乌克兰人 - 鲁斯蒂”的空间由伊利亚伊恩（Iselyan）的国家博物馆（National Museum of Iselyan）撰写。乌克兰与俄罗斯之间的战争，以及何时，何时，何时，何时，何时，何时，何时，何时，何时，何时，何时与乌克兰在2022年进行战争，将在不久的将来与乌克兰发生战争与乌克兰的战争，今天的乌克兰新闻，乌克兰媒体的乌克兰新闻在俄罗斯</text:p>
      <text:p text:style-name="P4">
图片: ['<text:a xlink:type="simple" xlink:href="https://armyinform.com.ua/wp-content/uploads/2023/06/foto-golovna.jpg" text:style-name="Internet_20_link" text:visited-style-name="Visited_20_Internet_20_Link">
foto-golovna.jpg</text:a>
', '<text:a xlink:type="simple" xlink:href="https://armyinform.com.ua/wp-content/uploads/2023/06/foto-1-13-150x150.jpg" text:style-name="Internet_20_link" text:visited-style-name="Visited_20_Internet_20_Link">
foto-1-13-150x150.jpg</text:a>
', '<text:a xlink:type="simple" xlink:href="https://armyinform.com.ua/wp-content/uploads/2023/06/foto-4-10-150x150.jpg" text:style-name="Internet_20_link" text:visited-style-name="Visited_20_Internet_20_Link">
foto-4-10-150x150.jpg</text:a>
', '<text:a xlink:type="simple" xlink:href="https://armyinform.com.ua/wp-content/uploads/2023/06/foto-2-13-150x150.jpg" text:style-name="Internet_20_link" text:visited-style-name="Visited_20_Internet_20_Link">
foto-2-13-150x150.jpg</text:a>
', '<text:a xlink:type="simple" xlink:href="https://armyinform.com.ua/wp-content/uploads/2023/06/foto-3-11-150x150.jpg" text:style-name="Internet_20_link" text:visited-style-name="Visited_20_Internet_20_Link">
foto-3-11-150x150.jpg</text:a>
', '<text:a xlink:type="simple" xlink:href="https://armyinform.com.ua/wp-content/uploads/2023/06/foto-5-8-150x150.jpg" text:style-name="Internet_20_link" text:visited-style-name="Visited_20_Internet_20_Link">
foto-5-8-150x150.jpg</text:a>
', '<text:a xlink:type="simple" xlink:href="https://armyinform.com.ua/wp-content/uploads/2022/12/volodymyr-zagrebelnyj-2.jpg" text:style-name="Internet_20_link" text:visited-style-name="Visited_20_Internet_20_Link">
volodymyr-zagrebelnyj-2.jpg</text:a>
']</text:p>
      <text:p text:style-name="P4">
标签: ['ВТОРГНЕННЯ РФ', 'ВШАНУВАННЯ', 'ГЕРОЇ НЕ ВМИРАЮТЬ']</text:p>
      <text:p text:style-name="P4">
类别: News</text:p>
      <!--METADATA-->
      <text:p text:style-name="P4">
<draw:frame draw:style-name="fr1" draw:name="Image291" text:anchor-type="as-char" svg:width="6.9236in" svg:height="4.615733in" draw:z-index="0">
<draw:image xlink:href="../Images/AРМІЯINFORM/2023-06-21T76-00-00-04-00/foto-golovna.jpg" xlink:type="simple" xlink:show="embed" xlink:actuate="onLoad" draw:mime-type="image/jpeg"/>
</draw:frame>
在第二次世界大战中国家乌克兰历史博物馆的展览“乌克兰 - 怪异”的空间中，纪念乌克兰少校Bogdanaracata的英雄，是第一个总统的运营总统赫特玛纳普特拉·多罗申科(Hetmanapetra doroshenko)的行动名称。乌克兰于2022年6月20日去世。</text:p>
      <text:p text:style-name="P4">
最近，为了纪念乌克兰英雄的夸张，在战争博物馆引入了一种新传统，在此期间，亲戚，兄弟，同事，熟悉那些为乌克兰献出生命的人。</text:p>
      <text:p text:style-name="P4">
根据博物馆尤里·萨维克(Yuriy Savchuk)博物馆主任的说法，“不是为了灰烬，所以他们不会留下，而是要为火而记住我们的博物馆，在我们的博物馆，世界上关于我们的英雄。 这种记忆要求报仇，随后的几代人记住了名称的名称。”</text:p>
      <text:p text:style-name="P4">
乌克兰Bogdan Karatko的英雄于1994年1月6日出生于Vinnitsa。 2010年，他加入了美国国家内政学院塔文尼部队的公共安全警察部门的教育与科学研究所内部部队的教职员工。 自2014年7月以来，他在乌克兰国民警卫队的各个方面都在各个方面任职。</text:p>
      <text:p text:style-name="P4">
<text:a xlink:type="simple" xlink:href="https://armyinform.com.ua/wp-content/uploads/2023/06/foto-1-13.jpg" text:style-name="Internet_20_link" text:visited-style-name="Visited_20_Internet_20_Link">
!(Images/AРМІЯINFORM/2023-06-21T76-00-00-04-00/foto-1-13-150x150.jpg)</text:a>
</text:p>
      <text:p text:style-name="P4">
<text:a xlink:type="simple" xlink:href="https://armyinform.com.ua/wp-content/uploads/2023/06/foto-4-10.jpg" text:style-name="Internet_20_link" text:visited-style-name="Visited_20_Internet_20_Link">
<draw:frame draw:style-name="fr1" draw:name="Image292" text:anchor-type="as-char" svg:width="6.9236in" svg:height="6.9236in" draw:z-index="0">
<draw:image xlink:href="../Images/AРМІЯINFORM/2023-06-21T76-00-00-04-00/foto-4-10-150x150.jpg" xlink:type="simple" xlink:show="embed" xlink:actuate="onLoad" draw:mime-type="image/jpeg"/>
</draw:frame>
</text:a>
“尽管Bogdan巨大的负担总是有时间从事公共活动。 他组织了我们100多名乌扎比格军人参加乌克兰英雄的参与。 他总是有很多计划。 Bogdan Neduvic运动员，但总是有时间参加专业人士参加比赛。</text:p>
      <text:p text:style-name="P4">
根据跑步“为乌克兰英雄的奔跑”的规则，每个参与者都收到了他经营的英雄的铭文。 Volodymyr承诺，他的下一场比赛将以Bohdan Karvatka的名字为名。</text:p>
      <text:p text:style-name="P4">
为了个人的勇气和英雄主义，在20122年9月16日，乌克兰忠诚的国家主权国家主权，对军事誓言的忠诚，乌克兰总统授予了乌克兰英雄的头衔，并授予了金星的命令，少校Karvatya Bohdan Vladislavovich-死后。</text:p>
      <text:p text:style-name="P4">
<text:a xlink:type="simple" xlink:href="https://armyinform.com.ua/wp-content/uploads/2023/06/foto-2-13.jpg" text:style-name="Internet_20_link" text:visited-style-name="Visited_20_Internet_20_Link">
<draw:frame draw:style-name="fr1" draw:name="Image293" text:anchor-type="as-char" svg:width="6.9236in" svg:height="6.9236in" draw:z-index="0">
<draw:image xlink:href="../Images/AРМІЯINFORM/2023-06-21T76-00-00-04-00/foto-2-13-150x150.jpg" xlink:type="simple" xlink:show="embed" xlink:actuate="onLoad" draw:mime-type="image/jpeg"/>
</draw:frame>
</text:a>
</text:p>
      <text:p text:style-name="P4">
<text:a xlink:type="simple" xlink:href="https://armyinform.com.ua/wp-content/uploads/2023/06/foto-3-11.jpg" text:style-name="Internet_20_link" text:visited-style-name="Visited_20_Internet_20_Link">
<draw:frame draw:style-name="fr1" draw:name="Image294" text:anchor-type="as-char" svg:width="6.9236in" svg:height="6.9236in" draw:z-index="0">
<draw:image xlink:href="../Images/AРМІЯINFORM/2023-06-21T76-00-00-04-00/foto-3-11-150x150.jpg" xlink:type="simple" xlink:show="embed" xlink:actuate="onLoad" draw:mime-type="image/jpeg"/>
</draw:frame>
</text:a>
</text:p>
      <text:p text:style-name="P4">
<text:a xlink:type="simple" xlink:href="https://armyinform.com.ua/wp-content/uploads/2023/06/foto-5-8.jpg" text:style-name="Internet_20_link" text:visited-style-name="Visited_20_Internet_20_Link">
<draw:frame draw:style-name="fr1" draw:name="Image295" text:anchor-type="as-char" svg:width="6.9236in" svg:height="6.9236in" draw:z-index="0">
<draw:image xlink:href="../Images/AРМІЯINFORM/2023-06-21T76-00-00-04-00/foto-5-8-150x150.jpg" xlink:type="simple" xlink:show="embed" xlink:actuate="onLoad" draw:mime-type="image/jpeg"/>
</draw:frame>
</text:a>
第二天，即2022年6月20日，Bohdan Karvatka被指示占领Lisichansk北部郊区的边境防御，并制作Severodonetsk和Bakhmut Fire -Heads -Bakhmut -Bakhmut的火灾盖，这移动单独的电动机 - 企业营。 守卫职位的武装炮击三个小时保持了防守。 当保护结构实际上被摧毁时，种族主义者进行了进攻，并有一件被包围的漆。 卡瓦特科少校命令下属离开地下室，他仍在用机枪上的大火掩盖他们。 军官带来了将近十二名入侵者，直到他致命。</text:p>
      <text:p text:style-name="P4">
乌克兰英雄战争博物馆来到母亲，兄弟，妻子，战斗分支和朋友。</text:p>
      <text:p text:style-name="P4">
<text:span text:style-name="T5">
opto作者</text:span>
</text:p>
      <text:p text:style-name="P4">
<draw:frame draw:style-name="fr1" draw:name="Image296" text:anchor-type="as-char" svg:width="6.9236in" svg:height="6.9236in" draw:z-index="0">
<draw:image xlink:href="../Images/AРМІЯINFORM/2023-06-21T76-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陆军通讯员</text:p>
      <text:p text:style-name="P4">
News Source: <text:a xlink:type="simple" xlink:href="https://armyinform.com.ua/2023/06/21/nakazav-pidleglym-vidhodyty-na-zapasni-pozycziyi-a-sam-zalyshyvsya-yih-prykryvaty/" text:style-name="Internet_20_link" text:visited-style-name="Visited_20_Internet_20_Link">
https://armyinform.com.ua/2023/06/21/nakazav-pidleglym-vidhodyty-na-zapasni-pozycziyi-a-sam-zalyshyvsya-yih-prykryvaty/</text:a>
</text:p>
      <!--NEWS-->
      <text:h text:style-name="P10" text:outline-level="1">
<text:span text:style-name="T4">
俄罗斯联邦的部队最后一天在乌克兰杀死了四名平民，15人受伤</text:span>
</text:h>
      <text:p text:style-name="P4">
作者: ['АРМІЯINFORM']</text:p>
      <text:p text:style-name="P4">
时间: 2023-06-21T77:00:00-04:00</text:p>
      <text:p text:style-name="P4">
描述: Rosiyski Vissyka的最后一遍解雇了乌克兰10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photo_5230971185720838866_y.jpg" text:style-name="Internet_20_link" text:visited-style-name="Visited_20_Internet_20_Link">
photo_5230971185720838866_y.jpg</text:a>
']</text:p>
      <text:p text:style-name="P4">
标签: ['ВОРОЖІ ОБСТРІЛИ']</text:p>
      <text:p text:style-name="P4">
类别: News</text:p>
      <!--METADATA-->
      <text:p text:style-name="P4">
<draw:frame draw:style-name="fr1" draw:name="Image297" text:anchor-type="as-char" svg:width="6.9236in" svg:height="4.896171in" draw:z-index="0">
<draw:image xlink:href="../Images/AРМІЯINFORM/2023-06-21T77-00-00-04-00/photo_5230971185720838866_y.jpg" xlink:type="simple" xlink:show="embed" xlink:actuate="onLoad" draw:mime-type="image/jpeg"/>
</draw:frame>
在最后一天，俄罗斯军队向乌克兰10个地区的领土开火。</text:p>
      <text:p text:style-name="P4">
关于它<text:a xlink:type="simple" xlink:href="https://t.me/militarymediacenter/2310" text:style-name="Internet_20_link" text:visited-style-name="Visited_20_Internet_20_Link">
报告</text:a>
军事媒体中心。</text:p>
      <text:p text:style-name="P4">
声明说：“从不同类型的武器 - 迫击炮，坦克，炮兵，RSZV，ZRK，UAV，战术航空-156个定居点和67个对象 - 基础设施受到攻击。”</text:p>
      <text:p text:style-name="P4">
根据初步信息，有4人被杀，15人受伤。</text:p>
      <text:p text:style-name="P4">
News Source: <text:a xlink:type="simple" xlink:href="https://armyinform.com.ua/2023/06/21/vijska-rf-mynuloyi-doby-vbyly-v-ukrayini-chetvero-czyvilnyh-15-poranenyh/" text:style-name="Internet_20_link" text:visited-style-name="Visited_20_Internet_20_Link">
https://armyinform.com.ua/2023/06/21/vijska-rf-mynuloyi-doby-vbyly-v-ukrayini-chetvero-czyvilnyh-15-poranenyh/</text:a>
</text:p>
      <!--NEWS-->
      <text:h text:style-name="P10" text:outline-level="1">
<text:span text:style-name="T4">
当我们建造乌克兰时，我们将在伦敦的一次会议上建立自由 - 维拉迪米尔·泽伦斯基的在线退出</text:span>
</text:h>
      <text:p text:style-name="P4">
作者: ['АРМІЯINFORM']</text:p>
      <text:p text:style-name="P4">
时间: 2023-06-21T78:00:00-04:00</text:p>
      <text:p text:style-name="P4">
描述: 乌克兰总统，对乌克兰人的好话，关于我们的Viezikovikh，...与乌克兰2022年的战争，与乌克兰的最新新闻，今天与乌克兰2022年的新闻战争，乌克兰和俄罗斯与俄罗斯和俄罗斯之间的战争将在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6/b781fbae56c7d4eb8bc9e394156a6da6_1687340120_extra_large.jpeg" text:style-name="Internet_20_link" text:visited-style-name="Visited_20_Internet_20_Link">
b781fbae56c7d4eb8bc9e394156a6da6_1687340120_extra_large.jpeg</text:a>
']</text:p>
      <text:p text:style-name="P4">
标签: ['ВЕЛИКА БРИТАНІЯ', 'ВИСТУП ПРЕЗИДЕНТА УКРАЇНИ', 'ВОЛОДИМИР ЗЕЛЕНСЬКИЙ', 'КОНФЕРЕНЦІЯ У ЛОНДОНІ']</text:p>
      <text:p text:style-name="P4">
类别: News</text:p>
      <!--METADATA-->
      <text:p text:style-name="P4">
<draw:frame draw:style-name="fr1" draw:name="Image298" text:anchor-type="as-char" svg:width="6.9236in" svg:height="4.604691in" draw:z-index="0">
<draw:image xlink:href="../Images/AРМІЯINFORM/2023-06-21T78-00-00-04-00/b781fbae56c7d4eb8bc9e394156a6da6_1687340120_extra_large.jpeg" xlink:type="simple" xlink:show="embed" xlink:actuate="onLoad" draw:mime-type="image/jpeg"/>
</draw:frame>
乌克兰总统感谢Risha Snak对乌克兰，关于我们的军队的好话，以及王国为乌克兰提供乌克兰人的领导和支持。</text:p>
      <text:p text:style-name="P4">
_ <text:span text:style-name="T4">
” </text:span>
 _谢谢您，我们真的是为了捍卫自由的单身。</text:p>
      <text:p text:style-name="P4">
<text:span text:style-name="T4">
 <text:span text:style-name="T5">
政治，商业和舆论的尊敬的领导者!</text:span>
 </text:span>
</text:p>
      <text:p text:style-name="P4">
<text:span text:style-name="T4">
 <text:span text:style-name="T5">
亲爱的总统，总理，部长，秘书，公司负责人和国际组织!</text:span>
 </text:span>
 **</text:p>
      <text:p text:style-name="P4">
<text:span text:style-name="T4">
 <text:span text:style-name="T5">
当然还有昂贵的记者!</text:span>
 </text:span>
</text:p>
      <text:p text:style-name="P4">
说到恢复，我们谈论了数百万个工作，数十亿公司和数万亿GDP。 不仅对于乌克兰，而且对于我们所有的国家。 尽管有任何不同的“普京”，他们的大脑被战争的梦coped毒，但他们希望并将自由生活的国家自由生活。</text:p>
      <text:p text:style-name="P4">
增长的基础始终是价值。 在这两项强大的投资之前，都有信任和我们正在与您一起准备的增长，应该在建筑物不会落下的信心之前。 这不是关于砖，而是关于生活的。</text:p>
      <text:p text:style-name="P4">
世界各地的土地上充斥着让人联想到过去战争的废墟。 而且，不幸的是，世界上插入的地区的政策充满了对这种仇恨的痛苦观念，这表明了未来的可能战争。</text:p>
      <text:p text:style-name="P4">
即使没有人可以净化人性的深度，即发生的事件发生在表面上并摧毁和杀死，但我们与您同在 - 现在 - 现在 - 俄罗斯的侵略是为了改变邪恶的道路，也就是说，对于任何新的侵略。</text:p>
      <text:p text:style-name="P4">
世界的眼睛看着我们。 以及我们是否将击败俄罗斯对萨马塔克的侵略，因为自由应得的击败，也就是说，对我们的价值观而没有妥协。</text:p>
      <text:p text:style-name="P4">
这个世界看起来，我们是否会恢复正常的生活，以使我们的频率形成导致侵略者的意识形态失败。</text:p>
      <text:p text:style-name="P4">
通过捍卫乌克兰，我们保护自由，当我们建立乌克兰时，我们将建立自由。 国家，地区，大陆，世界...这是一项全球任务。</text:p>
      <text:p text:style-name="P4">
我想谢谢你。 当然，我感谢瑞士，德国，法国，意大利 - 我们同意恢复关键原则的每个国家。在本次会议上，我们必须从愿景到协议，以及从协议以及相关项目。<text:span text:style-name="T4">
所以，第一个项目：我们加强了Unity </text:span>
。</text:p>
      <text:p text:style-name="P4">
乌克兰已经设法使欧盟成为从未有过的欧洲联盟。这是一个真正的价值统一，在许多政治，经济，制裁，人道主义决定中都表达。 乌克兰激活了所有的银石，欧盟是为此构思的。</text:p>
      <text:p text:style-name="P4">
乌克兰还激活了北约的道德力量。 这对我们所有人都很重要。 Svetzaraz看到了什么？ 他是否认识到北约在保护和平方面的道德领导？ 这只有在乌克兰联盟才有可能。</text:p>
      <text:p text:style-name="P4">
正如乌克兰已经属于欧盟有价值的空间一样，我们已经归北约的安全空间拥有。 事实上。 正如乌克兰已经成为欧盟 - 关节市场的一部分，并且进入了正式会员身份一样，我们已经成为联盟中令人痛苦的自由空间，并且仅在政治上以政治认识到这一现实的领导者的勇气。</text:p>
      <text:p text:style-name="P4">
得益于相同的价值观，我们与英国，美国，加拿大，日本，澳大利亚，所有欧盟成员等民主世界建立了强大的双边联盟...在全球民主观点中。</text:p>
      <text:p text:style-name="P4">
通过建立我们的联盟，我们保护人们更习惯的自由水平。</text:p>
      <text:p text:style-name="P4">
<text:span text:style-name="T4">
第二：我们正在增强稳定性。</text:span>
</text:p>
      <text:p text:style-name="P4">
世界上至少有6亿消费者直接取决于我们的农业生产。 这是粮食安全的巨大潜力。</text:p>
      <text:p text:style-name="P4">
在这场战争期间，当俄罗斯封锁我们的港口并摧毁了黑色和亚佐夫海中的自由时，世界看到祖兹兰的谷物是。 没有它，在不同国家，价格危机和社会崩溃存在威胁。</text:p>
      <text:p text:style-name="P4">
现在，我们已经在两个出口计划中部分恢复了海上食物的运动。 从摩洛哥到索马里，从中国到黎巴嫩，从西班牙到巴基斯坦的印度，这是一个稳定的社会经济领域……各种方面，各种影响，阿拉萨 - 对稳定的贡献。</text:p>
      <text:p text:style-name="P4">
另一个类似领域是能量。</text:p>
      <text:p text:style-name="P4">
我认为，没有其他选择经济的“绿色”转变，俄罗斯的侵略证明，在“绿色”转型中，安全的主要基础之一。完成了世界的整个地区可能取决于一个供应商，例如俄罗斯。</text:p>
      <text:p text:style-name="P4">
“绿色”能量可以保证实际的能量稳定性。通过在乌克兰建立农业和能源能力，我们保护PCCHAOS的世界。</text:p>
      <text:p text:style-name="P4">
<text:span text:style-name="T4">
第三点：增加增长</text:span>
。</text:p>
      <text:p text:style-name="P4">
世界上没有这样的地方像乌克兰那样建造和重建许多物体。 俄罗斯侵略的每一天都是诺维林。 成千上万的被摧毁的房屋，残缺不全的产业，烧毁了生命……俄罗斯最近犯下了欧洲最大的欧洲犯罪，受到了卡科维德堡的破坏和卡科霍夫卡水力发电厂的其他结构。</text:p>
      <text:p text:style-name="P4">
这是什么意思？ 在乌克兰，十到十年来欧洲经济，工业和技术增长的最大来源。 它不仅是构造。</text:p>
      <text:p text:style-name="P4">
例如，能量的“绿色”转化在逻辑上刺激了“绿色”冶金和“绿色”肥料等行业的发展。</text:p>
      <text:p text:style-name="P4">
得益于自然资源和工业传统，乌克兰可以成为“绿色”冶金的全球中心之一。 另外，我们为锂的现代资源经济提供了大量的存款。</text:p>
      <text:p text:style-name="P4">
通过与乌克兰和乌克兰建造，我们保护我们的国家和公司免受经济衰退。</text:p>
      <text:p text:style-name="P4">
<text:span text:style-name="T4">
第四项：增加安全性</text:span>
。</text:p>
      <text:p text:style-name="P4">
这场战争表明，这种有效的保护需要在现代世界中进行侵略。需要武器，以及在何种程度上缺乏基础设施，以及优先的生产，哪些技术在很大程度上挽救了生命和优质系统，使科学成为可能战场上的小说现实。</text:p>
      <text:p text:style-name="P4">
从战斗无人机的生产到习惯大炮。 从覆盖整个国家甚至该地区的空气罩到每所学校的庇护所。 建造的AInfrastructure不会被伊朗“ Shahaned”摧毁到一个网络空间，即使在持续的网络攻击条件下，该空间也保持稳定。</text:p>
      <text:p text:style-name="P4">
我们在乌克兰做所有这一切，在所有这些方面，我们都需要合作伙伴的经验。</text:p>
      <text:p text:style-name="P4">
通过共同建立安全，我们说服了世界，民主无法克服。</text:p>
      <text:p text:style-name="P4">
<text:span text:style-name="T4">
最后，第五点是民主</text:span>
。</text:p>
      <text:p text:style-name="P4">
俄罗斯入侵乌克兰不仅是为了窃取我们的土地，我们的资源和人民。 显然，没有乌克兰就不会有俄罗斯帝国。</text:p>
      <text:p text:style-name="P4">
而且很明显，俄罗斯的所有者非常害怕我们的民主。什么？</text:p>
      <text:p text:style-name="P4">
因为民主铺平了法治的道路，所以与您一起清除了我们国家勤奋原则的腐败：每个人都很重要。 这是非常重要的。</text:p>
      <text:p text:style-name="P4">
当然，民主是乌克兰人的性格。 而且我们仍然会加强它，这在俄罗斯的想法或所做的事情很重要。即使是俄罗斯的完整侵略也没有阻止我们的内部改革。</text:p>
      <text:p text:style-name="P4">
乌克兰将以与现在相关的方式与诚实的法院联系。 一步一步，我们会来。</text:p>
      <text:p text:style-name="P4">
多亏了数字化转型，我们将向世界展示国家如何在官方和奇卡尼亚公民之间取得联系，而无需接触。 所有公共服务都可以并且将被转化为在线业务或向任何其他国家服务获得社会援助。</text:p>
      <text:p text:style-name="P4">
而且，顺便说一句，我们已经将数字化出口到其他地区和国家。我们已经学会了与爱沙尼亚的这种合作，我们将继续与哥伦比亚和赞比亚一起。 Yauna只是一个开始。 请务必询问我们的委员会，我们的政府官员。 由于技术，这确实是社会进步的一个例子。</text:p>
      <text:p text:style-name="P4">
到2月24日，我们开始拆除起源于苏维埃时期的古老的寡头经济关系模型。 这不仅仅是寡头的人。 这是关于改变经济关系的方法。</text:p>
      <text:p text:style-name="P4">
银行体系的财务和稳定性的透明度，竞争市场的自由化，保证每个郊区实体的平等和合理条件是我们在所有领域都取得了长达24个忧虑，现在非常重要。 通过在乌克兰建立机构和持续的改革，我们保护民主，并将其作为我们地区每个人的希望，即民主将占主导地位。</text:p>
      <text:p text:style-name="P4">
<text:span text:style-name="T5">
<text:span text:style-name="T4">
女士们，先生们!</text:span>
</text:span>
</text:p>
      <text:p text:style-name="P4">
通过建造乌克兰，我们建造了一个以上的国家。 我们建立了一个世界，即我们这一代和之后的生活。 是和平吗？ 干净的？ 是民主吗？ 这取决于每个人和所有人。</text:p>
      <text:p text:style-name="P4">
我邀请你们所有人去乌克兰!顺便说一句，总理瑞希先生，我们在基辅见过。</text:p>
      <text:p text:style-name="P4">
<text:span text:style-name="T5">
<text:span text:style-name="T4">
感谢您的关注!感谢您的支持!</text:span>
</text:span>
</text:p>
      <text:p text:style-name="P4">
_ <text:span text:style-name="T4">
谢谢你，英国!</text:span>
 _</text:p>
      <text:p text:style-name="P4">
_ <text:span text:style-name="T4">
荣耀到乌克兰!”， - 乌克兰总统说。</text:span>
 _</text:p>
      <text:p text:style-name="P4">
News Source: <text:a xlink:type="simple" xlink:href="https://armyinform.com.ua/2023/06/21/koly-my-zbuduyemo-ukrayinu-my-zbuduyemo-svobodu-onlajn-vystup-volodymyra-zelenskogo-na-konferencziyi-v-londoni/" text:style-name="Internet_20_link" text:visited-style-name="Visited_20_Internet_20_Link">
https://armyinform.com.ua/2023/06/21/koly-my-zbuduyemo-ukrayinu-my-zbuduyemo-svobodu-onlajn-vystup-volodymyra-zelenskogo-na-konferencziyi-v-londoni/</text:a>
</text:p>
      <!--NEWS-->
      <text:h text:style-name="P10" text:outline-level="1">
<text:span text:style-name="T4">
空军官员在国际军事五项全能比赛中赢得了金牌</text:span>
</text:h>
      <text:p text:style-name="P4">
作者: ['Олександр Колесник']</text:p>
      <text:p text:style-name="P4">
时间: 2023-06-21T79:00:00-04:00</text:p>
      <text:p text:style-name="P4">
描述: 捷克人已经完成了Mijenski Zmagannya Z Viiskova P'Yatiborship，他们在Misti举行了……与乌克兰2022年的战争，与乌克兰的最新新闻，《与乌克兰的新闻战》，2022年与乌克兰的新闻战争，乌克兰和俄罗斯和俄罗斯何时以及何时何时又是乌克兰的战争，战争，2022年与乌克兰的战争，这将是与否，他们说，在不久的将来，将与乌克兰发生战争，他们说，今天与乌克兰的战争，今天的乌克兰新闻，乌克兰媒体在俄罗斯的乌克兰新闻</text:p>
      <text:p text:style-name="P4">
图片: ['<text:a xlink:type="simple" xlink:href="https://armyinform.com.ua/wp-content/uploads/2023/06/02-16.jpg" text:style-name="Internet_20_link" text:visited-style-name="Visited_20_Internet_20_Link">
02-16.jpg</text:a>
']</text:p>
      <text:p text:style-name="P4">
标签: ['ЗМАГАННЯ З ВІЙСЬКОВОГО П’ЯТИБОРСТВА', 'ПОВІТРЯНЕ КОМАНДУВАННЯ «СХІД»']</text:p>
      <text:p text:style-name="P4">
类别: News</text:p>
      <!--METADATA-->
      <text:p text:style-name="P4">
<draw:frame draw:style-name="fr1" draw:name="Image299" text:anchor-type="as-char" svg:width="6.9236in" svg:height="5.204239in" draw:z-index="0">
<draw:image xlink:href="../Images/AРМІЯINFORM/2023-06-21T79-00-00-04-00/02-16.jpg" xlink:type="simple" xlink:show="embed" xlink:actuate="onLoad" draw:mime-type="image/jpeg"/>
</draw:frame>
捷克共和国已经完成了维斯科夫的国际军事五场比赛。 我们在德国，巴林，芬兰，捷克共和国，阿拉伯联合酋长国，拉脱维亚和奥地利的体育斗争中的军事人员参加了准确性(cism)，在tadality的准确性上，手榴弹的金属克服了整个粗糙地形的8公里距离。</text:p>
      <text:p text:style-name="P4">
根据东航空指挥部服务的说法，在单独的手榴弹上，抛出了良好的排名的准确性和范围，当选了Slobid Radiotechnical Brigade Roman Smytyukh中尉的军官。</text:p>
      <text:p text:style-name="P4">
完成比赛后，罗马分享了他的印象，并说这是克服障碍条的最复杂的(cism).</text:p>
      <text:p text:style-name="P4">
— Оскільки там треба мати дуже сильно розвинену витривалість й бути технічнопідготовленим для подолання таких перешкод, — поділився офіцер.</text:p>
      <text:p text:style-name="P4">
Загалом, за підсумками чемпіонату, збірна команда Збройних Сил України посілапочесне друге місце, поступившись у конкурентній боротьбі Німеччині.</text:p>
      <text:p text:style-name="P4">
— Ми пишаємося спортивними досягненнями наших офіцерів, — зазначили вповітряному командуванні «Схід». — Вони не лише захищають небо, а ще й гіднопредставляють Україну на світових спортивних майданчиках.</text:p>
      <text:p text:style-name="P4">
<text:span text:style-name="T5">
Фото Романа Смитюха</text:span>
</text:p>
      <text:p text:style-name="P4">
News Source: <text:a xlink:type="simple" xlink:href="https://armyinform.com.ua/2023/06/21/oficzer-povitryanyh-syl-vyborov-zoloto-na-mizhnarodnyh-zmagannyah-z-vijskovogo-pyatyborstva/" text:style-name="Internet_20_link" text:visited-style-name="Visited_20_Internet_20_Link">
https://armyinform.com.ua/2023/06/21/oficzer-povitryanyh-syl-vyborov-zoloto-na-mizhnarodnyh-zmagannyah-z-vijskovogo-pyatyborstva/</text:a>
</text:p>
      <!--NEWS-->
      <text:h text:style-name="P10" text:outline-level="1">
<text:span text:style-name="T4">
在乌兹戈罗德（Uzhgorod），数百人向三位死去的战士说再见</text:span>
</text:h>
      <text:p text:style-name="P4">
作者: Ukrinform (Person)</text:p>
      <text:p text:style-name="P4">
出版商: Укринформ (Organization)</text:p>
      <text:p text:style-name="P4">
出版时间: 2023-06-21T7:31:00+03:00</text:p>
      <text:p text:style-name="P4">
修改时间: 2023-06-21T22:31:00+03:00</text:p>
      <text:p text:style-name="P4">
描述: 在乌兹戈罗德（Uzhgorod），数百名跨汽车人与68个transcarpathia terbrone的三个死英雄道别，他们被埋葬在荣耀之旅中。  - 乌克林。</text:p>
      <text:p text:style-name="P4">
图片: ['<text:a xlink:type="simple" xlink:href="https://static.ukrinform.com/photos/2023_06/thumb_files/630_360_1687375872-589.jpg" text:style-name="Internet_20_link" text:visited-style-name="Visited_20_Internet_20_Link">
630_360_16873...</text:a>
']</text:p>
      <text:p text:style-name="P4">
标签: ['Похорон', 'Ужгород', 'Загибель', 'Війна з Росією']</text:p>
      <text:p text:style-name="P4">
类型: Article</text:p>
      <!--METADATA-->
      <text:p text:style-name="P4">
<draw:frame draw:style-name="fr1" draw:name="Image300" text:anchor-type="as-char" svg:width="6.9236in" svg:height="3.956343in" draw:z-index="0">
<draw:image xlink:href="../Images/yкринформ/2023-06-21T7-31-00-03-00/630_360_1687375872-589.jpg" xlink:type="simple" xlink:show="embed" xlink:actuate="onLoad" draw:mime-type="image/jpeg"/>
</draw:frame>
在Uzhgorodisotic Transcarpathians中，他们告别了Transcarpathia的68 Bartalionteroboroborons的三名死英雄，他们被埋葬在荣耀之旅中。</text:p>
      <text:p text:style-name="P4">
这是在[Facebook]中报道的(https://www.facebook.com/permalink.php?story_fbid=pfbid02nNv7piin8qz3qMsHJUv3Z277eDhPpVoTzkerWfVUEUAcuGfQZPHV6MhuvHY4QcJ7l&amp;id=100064902481459)Uzhgorod市议会，据报道。</text:p>
      <text:p text:style-name="P4">
“今天，6月21日，区域中心的中央广场与现在的毛毡英雄一起举行。SergeyTyagiy，Ivan Gutai，Bogdankhodanich，Bogdankhodanich于2023年5月11日去世，捍卫<text:a xlink:type="simple" xlink:href="https://www.ukrinform.ua/tag-ukraina" text:style-name="Internet_20_link" text:visited-style-name="Visited_20_Internet_20_Link">
乌克兰</text:a>
在与俄罗斯灰烬的战斗的前面，”  - 信息写着。</text:p>
      <text:p text:style-name="P4">
勇士被埋葬在乌兹戈罗德(Uzhgorod)的荣耀之旅中。</text:p>
      <text:p text:style-name="P4">
Bogdan Khodanich于1970年3月30日出生于Uzhgorod。 自1992年以来，他曾在ucreximbank工作，一直是该部门的负责人，并在该机构工作了将近31年。 2019年，Bogdan Khodanich参加了TE Transcarpathian地区会议。 在2022年2月24日，他去了志愿者，以保护乌克兰人民免受俄罗斯入侵者的侵害，并在Silro第一分支的第二排第二公司的第68营中服役。 他是第一步枪车厢的射手。 他喜欢旅行，走在顶部。 他所有的当地山脊和草地都很熟悉。 他称自己的军事生活为“游览”乌克兰。 后卫有一个母亲，妻子，有28年的生活，还有一个女儿。</text:p>
      <text:p text:style-name="P4">
谢尔盖·扎吉(Sergey Zagiy)于1979年1月15日出生在Feodosia(克里米亚)军队。 他在Sukhoputnivsk的敖德萨研究所接受了军事教育，直到2005年，他在乌克兰武装部队的官僚中享有尊严。 自2000年以来，他在乌兹戈罗德(Uzhgorod)生活和工作。 没有工作，他喜欢技术新颖性，可以在日常生活中使用它们。 2006年，他结婚了。 一个心爱的男人，一个有爱的父亲的父亲和女儿。 2022年2月25日，一个68营的三个101旅就成为一个排的行列，因为他拥有高级中尉的头衔，后来成为指挥官(队长)第二步枪公司。 他在不同的方向为乌克兰辩护。 英勇的妻子，两个孩子，父母。</text:p>
      <text:p text:style-name="P4">
<text:span text:style-name="T4">
另请阅读：</text:span>
 <text:a xlink:type="simple" xlink:href="https://www.ukrinform.ua/rubric-regions/3725994-u-lvovi-poprosalisa-z-geroem-ukraini-igorem-daskom.html" text:style-name="Internet_20_link" text:visited-style-name="Visited_20_Internet_20_Link">
在Lviv中与乌克兰Igor Dashko英雄说再见</text:a>
</text:p>
      <text:p text:style-name="P4">
据报道，有一天，他们还为乌克兰献出了生命，以乌克兰 - 瓦伦丁·梅什科(Valentin Meshko)，维塔利克·库西克(Vitalik Ku​​sik)，爱德华·佩莱佩夫(Edward Pylypev)。</text:p>
      <text:p text:style-name="P4">
悲惨的哀悼步态经过了城市的中央街，到达了荣耀的山丘 - 英雄被所有军事荣誉埋葬。</text:p>
      <text:p text:style-name="P4">
<text:span text:style-name="T5">
foto：Uzhgorod市议会</text:span>
</text:p>
      <text:p text:style-name="P4">
News Source: <text:a xlink:type="simple" xlink:href="https://www.ukrinform.ua/rubric-regions/3726019-v-uzgorodi-sotni-ludej-prijsli-poprosatisa-iz-troma-zagiblimi-voinami.html" text:style-name="Internet_20_link" text:visited-style-name="Visited_20_Internet_20_Link">
https://www.ukrinform.ua/rubric-regions/3726019-v-uzgorodi-sotni-ludej-prijsli-poprosatisa-iz-troma-zagiblimi-voinami.html</text:a>
</text:p>
      <!--NEWS-->
      <text:h text:style-name="P10" text:outline-level="1">
<text:span text:style-name="T4">
因此，开始检查被损坏或破坏的住宅</text:span>
</text:h>
      <text:p text:style-name="P4">
作者: ['АРМІЯINFORM']</text:p>
      <text:p text:style-name="P4">
时间: 2023-06-21T80:00:00-04:00</text:p>
      <text:p text:style-name="P4">
描述: 在赫尔森地区，他们铆接了Zhitl的饥饿，这是一名核Zroznoye占据的vnaslikok ...与乌克兰2022年的战争，与乌克兰的最新新闻，与乌克兰的新闻，乌克兰2022年的战争，今天的最后一场新闻，将在乌克兰和乌克兰之间进行战争，并将发生一场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КАХОВСЬКА ГЕС', 'ПІДРИВ КАХОВСЬКОЇ ГЕС', 'ПОШКОДЖЕНЕ ЖИТЛО']</text:p>
      <text:p text:style-name="P4">
类别: News</text:p>
      <!--METADATA-->
      <text:p text:style-name="P4">
<draw:frame draw:style-name="fr1" draw:name="Image301" text:anchor-type="as-char" svg:width="6.9236in" svg:height="4.622144in" draw:z-index="0">
<draw:image xlink:href="../Images/AРМІЯINFORM/2023-06-21T80-00-00-04-00/303ec098-933f-4741-85d8-f883a75615cd.jpg" xlink:type="simple" xlink:show="embed" xlink:actuate="onLoad" draw:mime-type="image/jpeg"/>
</draw:frame>
说明性照片</text:p>
      <text:p text:style-name="P4">
在Kherson地区，由于Kakhovka水力发电站的爆炸，委员会开始检查损坏或破坏的住房。</text:p>
      <text:p text:style-name="P4">
关于它<text:a xlink:type="simple" xlink:href="https://t.me/shtab_kakhovska_hes/1095" text:style-name="Internet_20_link" text:visited-style-name="Visited_20_Internet_20_Link">
报告</text:a>
消除Kakhovskaya水力发电站后果的总部。</text:p>
      <text:p text:style-name="P4">
这些委员会是在对洪水最感兴趣的8个社区的地方当局下创建的。 特别是：</text:p>
      <ul>
        <li>
Belozersk定居军事管理； <text:span text:style-name="T5">
达里夫斯基村军事管理； * Kalinovsk定居军事管理； * Novokakhovsk市政府； </text:span>
斯坦尼斯拉夫斯基村军事管理； * Tyagyn农村军事管理； *赫尔森市军事管理； * Chernobayiv农村军事管理。</li>
      </ul>
      <text:p text:style-name="P4">
News Source: <text:a xlink:type="simple" xlink:href="https://armyinform.com.ua/2023/06/21/rozpochato-obstezhennya-zhytla-poshkodzhenogo-abo-zrujnovanogo-vnaslidok-pidryvu-kahovskoyi-ges/" text:style-name="Internet_20_link" text:visited-style-name="Visited_20_Internet_20_Link">
https://armyinform.com.ua/2023/06/21/rozpochato-obstezhennya-zhytla-poshkodzhenogo-abo-zrujnovanogo-vnaslidok-pidryvu-kahovskoyi-ges/</text:a>
</text:p>
      <!--NEWS-->
      <text:h text:style-name="P10" text:outline-level="1">
<text:span text:style-name="T4">
乌克兰和英国的官员讨论了由于Kakhovskaya水电站引起的核安全问题</text:span>
</text:h>
      <text:p text:style-name="P4">
作者: ['АРМІЯINFORM']</text:p>
      <text:p text:style-name="P4">
时间: 2023-06-21T81:00:00-04:00</text:p>
      <text:p text:style-name="P4">
描述: 罗西基（Rosieki）恐怖袭击的核胡说八道的核胡说八道，timchasovo的胡说八道...与乌克兰2022年的战争，与乌克兰的战争是今天的最新新闻，今天与乌克兰的新闻战争是2022年的新闻战争，这是今天的最后一场，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6/78b6bbfe4657adcf1480f0586fe23baf.jpg" text:style-name="Internet_20_link" text:visited-style-name="Visited_20_Internet_20_Link">
78b6bbfe4657adcf1480f0586fe23baf.jpg</text:a>
']</text:p>
      <text:p text:style-name="P4">
标签: ['КАХОВСЬКА ГЕС']</text:p>
      <text:p text:style-name="P4">
类别: News</text:p>
      <!--METADATA-->
      <text:p text:style-name="P4">
<draw:frame draw:style-name="fr1" draw:name="Image302" text:anchor-type="as-char" svg:width="6.9236in" svg:height="3.891902in" draw:z-index="0">
<draw:image xlink:href="../Images/AРМІЯINFORM/2023-06-21T81-00-00-04-00/78b6bbfe4657adcf1480f0586fe23baf.jpg" xlink:type="simple" xlink:show="embed" xlink:actuate="onLoad" draw:mime-type="image/jpeg"/>
</draw:frame>
核安全和俄罗斯恐怖袭击的影响<text:a xlink:type="simple" xlink:href="https://armyinform.com.ua/tag/kahovska-ges/" text:style-name="Internet_20_link" text:visited-style-name="Visited_20_Internet_20_Link">
Kakhovskaya HEP</text:a>
在乌克兰赫尔曼·赫尔曼·盖申科(Ukraine Herman Galushchenko)会议上讨论了由临时工作的Zaporizhzhya NPP的安全性，以及英国电力市场和天然气监管机构的管理(Ofgem).</text:p>
      <text:p text:style-name="P4">
Про це <text:a xlink:type="simple" xlink:href="https://t.me/shtab_kakhovska_hes/1085" text:style-name="Internet_20_link" text:visited-style-name="Visited_20_Internet_20_Link">
повідомляє</text:a>
消除Kakhovskaya水力发电站后果的总部。</text:p>
      <ul>
        <li>
通过其行动，俄罗斯再次向世界证明了这一世界，该世界忽略了核和辐射安全的所有基本原则，而恐怖分子国家的唯一负责任的世界应成为俄罗斯核心技术的排除在世界市场上，乌克兰能源部长强调。</li>
      </ul>
      <text:p text:style-name="P4">
此外，Herman Galushchenko强调需要使Entso-Entas提高商业交换的能力，以增加进口进口的进口，最高2 gw。</text:p>
      <text:p text:style-name="P4">
News Source: <text:a xlink:type="simple" xlink:href="https://armyinform.com.ua/2023/06/21/pytannya-yadernoyi-bezpeky-cherez-pidryv-kahovskoyi-ges-obgovoryly-posadovczi-ukrayiny-ta-brytaniyi/" text:style-name="Internet_20_link" text:visited-style-name="Visited_20_Internet_20_Link">
https://armyinform.com.ua/2023/06/21/pytannya-yadernoyi-bezpeky-cherez-pidryv-kahovskoyi-ges-obgovoryly-posadovczi-ukrayiny-ta-brytaniyi/</text:a>
</text:p>
      <!--NEWS-->
      <text:h text:style-name="P10" text:outline-level="1">
<text:span text:style-name="T4">
乌克兰后卫击倒了俄罗斯直升机MI-24</text:span>
</text:h>
      <text:p text:style-name="P4">
作者: ['АРМІЯINFORM']</text:p>
      <text:p text:style-name="P4">
时间: 2023-06-21T82:00:00-04:00</text:p>
      <text:p text:style-name="P4">
描述: 关于ZS乌克兰人的总部，这是他的Storinzi Facebutsi的总部。 “ Garna ...与乌克兰2022年的战争，与乌克兰的最新新闻战争，与乌克兰2022年的新闻战争今天的最后一场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6/355490148_609581381354944_5534295748382861619_n.jpg" text:style-name="Internet_20_link" text:visited-style-name="Visited_20_Internet_20_Link">
355490148_609581381354944_5534295748382861619_n.jpg</text:a>
']</text:p>
      <text:p text:style-name="P4">
标签: ['STOPRUSSIA', 'АГРЕСІЯ РФ', 'ВТОРГНЕННЯ РФ', 'ГШ ЗСУ', 'ЗНИЩЕНО ВЕРТОЛІТ РФ', 'МІ-24']</text:p>
      <text:p text:style-name="P4">
类别: News</text:p>
      <!--METADATA-->
      <text:p text:style-name="P4">
<draw:frame draw:style-name="fr1" draw:name="Image303" text:anchor-type="as-char" svg:width="6.9236in" svg:height="5.135541in" draw:z-index="0">
<draw:image xlink:href="../Images/AРМІЯINFORM/2023-06-21T82-00-00-04-00/355490148_609581381354944_5534295748382861619_n.jpg" xlink:type="simple" xlink:show="embed" xlink:actuate="onLoad" draw:mime-type="image/jpeg"/>
</draw:frame>
照片说明性</text:p>
      <text:p text:style-name="P4">
关于它<text:a xlink:type="simple" xlink:href="https://www.facebook.com/GeneralStaff.ua/posts/pfbid02YaBs6m1DL2uh4rHtDFxLytdB1oiGDELBwYTKYuc1MHxRNGLEaLBgEMDR8NzGt5zGl" text:style-name="Internet_20_link" text:visited-style-name="Visited_20_Internet_20_Link">
报告</text:a>
乌克兰武装部队的总参谋部在其Facebook页面上。</text:p>
      <text:p text:style-name="P4">
“好消息。 今天，我们的战士击落了俄罗斯MI-24直升机。</text:p>
      <text:p text:style-name="P4">
让我们站起来赢!”  - 消息读到。</text:p>
      <text:p text:style-name="P4">
News Source: <text:a xlink:type="simple" xlink:href="https://armyinform.com.ua/2023/06/21/ukrayinski-zahysnyky-zbyly-rosijskyj-vertolit-mi-24/" text:style-name="Internet_20_link" text:visited-style-name="Visited_20_Internet_20_Link">
https://armyinform.com.ua/2023/06/21/ukrayinski-zahysnyky-zbyly-rosijskyj-vertolit-mi-24/</text:a>
</text:p>
      <!--NEWS-->
      <text:h text:style-name="P10" text:outline-level="1">
<text:span text:style-name="T4">
乌克兰环境保护和自然资源部长在与同事与欧盟的会议上讲述了后果</text:span>
</text:h>
      <text:p text:style-name="P4">
作者: ['АРМІЯINFORM']</text:p>
      <text:p text:style-name="P4">
时间: 2023-06-21T83:00:00-04:00</text:p>
      <text:p text:style-name="P4">
描述: Miniger Zakhist Dovkille，乌克兰Ruslan Pylylets的自然资源要求...与乌克兰2022年的战争，与乌克兰的最新新闻战争，今天与乌克兰2022年的新闻战争，乌克兰与俄罗斯和俄罗斯之间的战争将发生，当他们说，乌克兰在2022年将是与乌克兰的战争</text:p>
      <text:p text:style-name="P4">
图片: ['<text:a xlink:type="simple" xlink:href="https://armyinform.com.ua/wp-content/uploads/2023/06/66c3e4f7-31c6-434e-81cd-38697cd0f4cf-e1687347586475.jpg" text:style-name="Internet_20_link" text:visited-style-name="Visited_20_Internet_20_Link">
66c3e4f7-31c6-434e-81cd-38697cd0f4cf-e1687347586475.jpg</text:a>
']</text:p>
      <text:p text:style-name="P4">
标签: ['YES', 'КАХОВСЬКА ГЕС', 'МІНІСТР ЗАХИСТУ ДОВКІЛЛЯ ТА ПРИРОДНИХ РЕСУРСІВ УКРАЇНИ']</text:p>
      <text:p text:style-name="P4">
类别: News</text:p>
      <!--METADATA-->
      <text:p text:style-name="P4">
<draw:frame draw:style-name="fr1" draw:name="Image304" text:anchor-type="as-char" svg:width="6.9236in" svg:height="4.205446in" draw:z-index="0">
<draw:image xlink:href="../Images/AРМІЯINFORM/2023-06-21T83-00-00-04-00/66c3e4f7-31c6-434e-81cd-38697cd0f4cf-e1687347586475.jpg" xlink:type="simple" xlink:show="embed" xlink:actuate="onLoad" draw:mime-type="image/jpeg"/>
</draw:frame>
乌克兰Ruslan Streletslan的环境和自然资源保护部长要求同事访问乌克兰，以便他们自己的眼睛看到战争导致的事情。 他们意识到俄罗斯是什么。 因为今天只能在乌克兰看到这一点。</text:p>
      <text:p text:style-name="P4">
关于它<text:a xlink:type="simple" xlink:href="https://t.me/shtab_kakhovska_hes/1081" text:style-name="Internet_20_link" text:visited-style-name="Visited_20_Internet_20_Link">
报告</text:a>
消除Kakhovskaya水力发电站后果的总部。</text:p>
      <ul>
        <li>
不幸的是，有些事情我们永远不会恢复。 这些是黑海爆炸后的生态系统<text:a xlink:type="simple" xlink:href="https://armyinform.com.ua/tag/kahovska-ges/" text:style-name="Internet_20_link" text:visited-style-name="Visited_20_Internet_20_Link">
Kakhovskaya Hins</text:a>
. Це — 20 тисяч тварин, якіпотенційно загинули. Це ендемічні види, що траплялися лише на півдні України.Це збитки, які неможливо оцінити в грошовому еквіваленті, — наголосив РусланСтрілець.</li>
      </ul>
      <text:p text:style-name="P4">
Він зазначив, що разом із країнами-партнерами Україна розробила унікальніметодології для оцінки екологічних втрат. За понад рік великої війни збиткивже перевищили 52 мільярди євро.</text:p>
      <text:p text:style-name="P4">
Також міністр захисту довкілля та природних ресурсів подякував європейськимколегам та Єврокомісії за підтримку України.</text:p>
      <text:p text:style-name="P4">
News Source: <text:a xlink:type="simple" xlink:href="https://armyinform.com.ua/2023/06/21/ministr-zahystu-dovkillya-ta-pryrodnyh-resursiv-ukrayiny-na-zustrichi-z-kolegamy-z-yes-rozpoviv-pro-naslidky-pidryvu-kahovskoyi-ges/" text:style-name="Internet_20_link" text:visited-style-name="Visited_20_Internet_20_Link">
https://armyinform.com.ua/2023/06/21/ministr-zahystu-dovkillya-ta-pryrodnyh-resursiv-ukrayiny-na-zustrichi-z-kolegamy-z-yes-rozpoviv-pro-naslidky-pidryvu-kahovskoyi-ges/</text:a>
</text:p>
      <!--NEWS-->
      <text:h text:style-name="P10" text:outline-level="1">
<text:span text:style-name="T4">
白天，国防部队摧毁了所有敌人的无人机Shahd，Rashists在乌克兰使用</text:span>
</text:h>
      <text:p text:style-name="P4">
作者: ['АРМІЯINFORM']</text:p>
      <text:p text:style-name="P4">
时间: 2023-06-21T84:00:00-04:00</text:p>
      <text:p text:style-name="P4">
描述: 关于ZS乌克兰人的总参谋长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12/bpla.png" text:style-name="Internet_20_link" text:visited-style-name="Visited_20_Internet_20_Link">
bpla.png</text:a>
']</text:p>
      <text:p text:style-name="P4">
标签: []</text:p>
      <text:p text:style-name="P4">
类别: News</text:p>
      <!--METADATA-->
      <text:p text:style-name="P4">
<draw:frame draw:style-name="fr1" draw:name="Image305" text:anchor-type="as-char" svg:width="6.9236in" svg:height="4.587285in" draw:z-index="0">
<draw:image xlink:href="../Images/AРМІЯINFORM/2023-06-21T84-00-00-04-00/bpla.png" xlink:type="simple" xlink:show="embed" xlink:actuate="onLoad" draw:mime-type="image/png"/>
</draw:frame>
说明性照片<text:span text:style-name="T4">
🔥俄罗斯入侵的情况</text:span>
</text:p>
      <text:p text:style-name="P4">
关于它<text:a xlink:type="simple" xlink:href="https://www.facebook.com/GeneralStaff.ua/posts/pfbid02pzpwsPvBezrvEGnAkMnG4Y6Q1TbQoXKhtQ9f5TEGHzUciygGgpW6FsZYsxyko3JAl" text:style-name="Internet_20_link" text:visited-style-name="Visited_20_Internet_20_Link">
报告</text:a>
乌克兰武装部队的总人员在有关俄罗斯协调的迅速信息中。</text:p>
      <text:p text:style-name="P4">
“俄罗斯对乌克兰的大规模武装侵略的四百八十三天正在进行中。</text:p>
      <text:p text:style-name="P4">
俄罗斯联邦继续杀死乌克兰的平民，并继续战争的法律和习俗，使用恐怖策略，罢工，军事和平民遗址的贝壳。</text:p>
      <text:p text:style-name="P4">
白天，敌人造成了30多次航空罢工，尤其是伊朗的6次冲击无人机SHAHD-136/131正在考虑。 所有的“沙希迪”都摧毁了捍卫者。 此外，占领者在我们的部队和定居点的位置上从火箭射击系统中进行了23次炮击。 不幸的是，在平民中丧生并受伤，其他平民房屋受到平民基础设施的破坏。</text:p>
      <text:p text:style-name="P4">
乌克兰整个乌克兰的火箭和航空罢工的可能性很高。”</text:p>
      <text:p text:style-name="P4">
News Source: <text:a xlink:type="simple" xlink:href="https://armyinform.com.ua/2023/06/21/protyagom-doby-syly-oborony-znyshhyly-usi-vorozhi-bpla-shahed-yaki-rashysty-zastosovuvaly-po-ukrayini/" text:style-name="Internet_20_link" text:visited-style-name="Visited_20_Internet_20_Link">
https://armyinform.com.ua/2023/06/21/protyagom-doby-syly-oborony-znyshhyly-usi-vorozhi-bpla-shahed-yaki-rashysty-zastosovuvaly-po-ukrayini/</text:a>
</text:p>
      <!--NEWS-->
      <text:h text:style-name="P10" text:outline-level="1">
<text:span text:style-name="T4">
提供的原材料用于生产“口径”：俄罗斯寡头受到怀疑</text:span>
</text:h>
      <text:p text:style-name="P4">
作者: ['АРМІЯINFORM']</text:p>
      <text:p text:style-name="P4">
时间: 2023-06-21T85:00:00-04:00</text:p>
      <text:p text:style-name="P4">
描述: Zibrazo docazova基地的俄罗斯联邦Mikhail Shelkova的Pidsankanica Oligarkh，Yaki意识到...与乌克兰2022年战争，与乌克兰的最新新闻，今天与乌克兰2022年的新闻战争，今天与乌克兰2022年的新闻战争，乌克兰和俄罗斯，俄罗斯和俄罗斯和俄罗斯和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novyj-proekt-43-1-632x356-1.webp" text:style-name="Internet_20_link" text:visited-style-name="Visited_20_Internet_20_Link">
novyj-proekt-43-1-632x356-1.webp</text:a>
']</text:p>
      <text:p text:style-name="P4">
标签: ['STOPRUSSIA', 'ВТОРГНЕННЯ РФ', 'СБУ']</text:p>
      <text:p text:style-name="P4">
类别: News</text:p>
      <!--METADATA-->
      <text:p text:style-name="P4">
<draw:frame draw:style-name="fr1" draw:name="Image306" text:anchor-type="as-char" svg:width="6.9236in" svg:height="3.900003in" draw:z-index="0">
<draw:image xlink:href="../ConvertedIMGs/AРМІЯINFORM/2023-06-21T85-00-00-04-00/novyj-proekt-43-1-632x356-1.png" xlink:type="simple" xlink:show="embed" xlink:actuate="onLoad" draw:mime-type="image/png"/>
</draw:frame>
证据基地是从俄罗斯米哈伊尔·谢尔科夫(Mikhail Shelkov)联合会的波登托克寡头(Podantok)寡头收集的，这与乌克兰侵略者的乌克兰钛原材料的隐藏供应计划不利。 为了实现设备，俄罗斯使用了Dnipropetrovsk地区的受控LLC“ Demurinsky矿业和加工厂”。</text:p>
      <text:p text:style-name="P4">
关于它<text:a xlink:type="simple" xlink:href="https://ssu.gov.ua/novyny/sbu-povidomyla-pro-pidozru-rosiiskomu-oliharkhu-yakyi-postachav-do-rf-ukrainsku-tytanovu-syrovynu-dlia-vyrobnytstva-kalibriv" text:style-name="Internet_20_link" text:visited-style-name="Visited_20_Internet_20_Link">
告知</text:a>
乌克兰的安全服务。</text:p>
      <text:p text:style-name="P4">
乌克兰公司矿床的罕见矿物是高质量钛的生产中必不可少的组成部分。 正是他们是通过俄罗斯军事工业综合体的企业命名为俄罗斯联邦提供的。 其中包括<text:span text:style-name="T4">
机翼火箭的制造商“机芯”，MIG-35和SU-35战斗机以及KA-52。</text:span>
</text:p>
      <text:p text:style-name="P4">
根据SBU的材料，今年2月初，demurine开采和加工厂被转移到乌克兰州的州财产。 但是，Schiekovkovka已成为乌克兰矿业公司的实益所有者，仍然对俄罗斯联邦的阻尼入侵。 企业的实际管理通过俄罗斯垄断者实现，以生产PJSC“ Corporation Vmpo-Avisma”的钛。 他与该公司首席执行官的顾问一起进行了这项活动。</text:p>
      <text:p text:style-name="P4">
根据调查，它是武装俄罗斯联邦占领集团的最大制造商的结构的一部分，该组织正在与乌克兰作战。</text:p>
      <text:p text:style-name="P4">
同时，在2022年2月24日之后，谢尔科夫想掩盖他在我国的工业资产态度，以避免制裁。 为此，它试图在Dnipropetrovsk地区的商业结构控制下传达乌克兰矿业企业的正式管理。</text:p>
      <text:p text:style-name="P4">
SBU工作人员暴露了设备，及时阻止了设备，并将100％的俄罗斯财产传输到乌克兰的收入中。</text:p>
      <text:p text:style-name="P4">
根据收集的证据，Shiekov被告知涉嫌融资，致力于暴力变革或推翻宪法制度或扣押国家权力，乌克兰领土或国家边界的变化。</text:p>
      <text:p text:style-name="P4">
由于参与俄罗斯的人，复杂的诉讼继续使他们对对我们国家的罪行负责。</text:p>
      <text:p text:style-name="P4">
News Source: <text:a xlink:type="simple" xlink:href="https://armyinform.com.ua/2023/06/21/postachav-syrovynu-dlya-vyrobnycztva-kalibriv-rosijskyj-oligarh-otrymav-pidozru/" text:style-name="Internet_20_link" text:visited-style-name="Visited_20_Internet_20_Link">
https://armyinform.com.ua/2023/06/21/postachav-syrovynu-dlya-vyrobnycztva-kalibriv-rosijskyj-oligarh-otrymav-pidozru/</text:a>
</text:p>
      <!--NEWS-->
      <text:h text:style-name="P10" text:outline-level="1">
<text:span text:style-name="T4">
乌克兰的后卫击退了30多次敌人袭击 - 在巴赫穆特，利曼，阿夫迪夫卡和马林卡附近继续进行激烈的战斗。</text:span>
</text:h>
      <text:p text:style-name="P4">
作者: ['АРМІЯINFORM']</text:p>
      <text:p text:style-name="P4">
时间: 2023-06-21T86:00:00-04:00</text:p>
      <text:p text:style-name="P4">
描述: 关于ZS乌克兰人的总部。 “对手是纳达尔·佐斯维（Nadal Zoservzhu）……与乌克兰2022年的战争，与乌克兰的最新新闻，今天与乌克兰2022年的新闻战争，乌克兰与乌克兰之间的战争，当与乌克兰的战争将是一场战争，这将是，是否是在不久的将来与乌克兰的战争，今天与乌克兰的战争，今天的乌克兰新闻，乌克兰新闻，乌克兰媒体在俄罗斯</text:p>
      <text:p text:style-name="P4">
图片: ['<text:a xlink:type="simple" xlink:href="https://armyinform.com.ua/wp-content/uploads/2023/06/355150040_609591384687277_1362427847836931971_n.jpg" text:style-name="Internet_20_link" text:visited-style-name="Visited_20_Internet_20_Link">
355150040_609591384687277_1362427847836931971_n.jpg</text:a>
']</text:p>
      <text:p text:style-name="P4">
标签: ['STOPRUSSIA', 'АГРЕСІЯ РФ', 'ВТОРГНЕННЯ РФ', 'ГШ ЗСУ']</text:p>
      <text:p text:style-name="P4">
类别: News</text:p>
      <!--METADATA-->
      <text:p text:style-name="P4">
<draw:frame draw:style-name="fr1" draw:name="Image307" text:anchor-type="as-char" svg:width="6.9236in" svg:height="5.424676in" draw:z-index="0">
<draw:image xlink:href="../Images/AРМІЯINFORM/2023-06-21T86-00-00-04-00/355150040_609591384687277_1362427847836931971_n.jpg" xlink:type="simple" xlink:show="embed" xlink:actuate="onLoad" draw:mime-type="image/jpeg"/>
</draw:frame>
说明性照片<text:span text:style-name="T4">
🔥俄罗斯入侵的情况</text:span>
</text:p>
      <text:p text:style-name="P4">
关于它<text:a xlink:type="simple" xlink:href="https://www.facebook.com/GeneralStaff.ua/posts/pfbid02pzpwsPvBezrvEGnAkMnG4Y6Q1TbQoXKhtQ9f5TEGHzUciygGgpW6FsZYsxyko3JAl" text:style-name="Internet_20_link" text:visited-style-name="Visited_20_Internet_20_Link">
报告</text:a>
乌克兰武装部队的总参谋部。</text:p>
      <text:p text:style-name="P4">
“敌人继续专注于利马，巴赫穆特，阿夫迪夫和马里因的巴赫穆特，阿夫迪夫和马林斯基的指示。 在期间有30多次战斗冲突。</text:p>
      <text:p text:style-name="P4">
<text:span text:style-name="T4">
在Volyn和Polissya </text:span>
操作情况，没有重大变化。</text:p>
      <text:p text:style-name="P4">
未检测到进攻群体形成的迹象。</text:p>
      <text:p text:style-name="P4">
在白俄罗斯共和国的垃圾填埋场，在将俄罗斯联合会武装部队的部队的战斗准备措施之前，将其送往维护乌克兰战斗领土的领域。</text:p>
      <text:p text:style-name="P4">
<text:span text:style-name="T4">
在Siversky和Slobozhansky的指示中</text:span>
敌人在与乌克兰边境地区保留了军事发病率。 他击中了莱昂尼夫卡(Leonivka)，切尔尼希夫地区(Chernihiv Region)和沃尔森(Volfinesum)地区的休闲点。 对居住的Hrynivka，Yeline，Karpovichi，Chernihiv地区的Leonivka进行了迫击炮和炮击； 中间 - 布达，小，照片假，新埃德尔，托尔芬，春天，春季，kindrativka，lock，Stepne Sumy地区，以及Unicorb，Udi，Udi，兽医，Cossack Lopan，High Tier，High Tier，Lipka，Lipka，Alyisivka，Alyisivka，Buguchansky，Old Tarytsa，Old Tarytsa，Old Tarytsa ，Bochkovo，Pletenivka，Little Vovcha，Barbarian，Budarki，Crushed，Aniskine，Aniskine，Milove in Kharkiv。</text:p>
      <text:p text:style-name="P4">
<text:span text:style-name="T4">
在kupyansk方向</text:span>
敌人在Sinkiv Khkivarka地区袭击。 敌人的炮兵和迫击炮炮击是第一个，是菲洛利夫卡，诺沃特林斯克，两年，西方，马苏蒂夫卡，基斯利夫卡，布雷斯特·哈尔基夫地区。</text:p>
      <text:p text:style-name="P4">
<text:span text:style-name="T4">
在利马方向</text:span>
敌人在顿涅茨克地区对Dibrova Dibuvsky地区和Srebryanka进行了不成功的进攻行动。</text:p>
      <text:p text:style-name="P4">
他在Novoyegorovka和Lugansk地区的Bigorivka地区和Siversk -Donetsk袭击了航空罢工。 Visistelmakhivka，Nevskoye，Dibrova，Kuzmin，Luhansk的Bigorivka和Thornske和Thornske，Verkhnyamyanskoye的炮击，唐内茨克地区的Rozdolivka。他击中了库尔迪乌米夫卡(Kurdyumivka)和顿涅茨克(Donetsk)地区纽约附近的航空罢工。 Vasyukivka，Orikhovo-Vasylivka，Bogdanivka，Kalinovka，Yar，Ivanivske，Okarivka，Bila Gora，Konstantinovka，友谊和北顿Netsk地区受伤。</text:p>
      <text:p text:style-name="P4">
<text:span text:style-name="T4">
在Avdeevsky方向</text:span>
敌人对Sivensky和Pervomaisky Donetsk地区进行了不成功的进攻行动。 他击中了Avdiivka，Severene和Pervomaisky的航空射击。</text:p>
      <text:p text:style-name="P4">
他对定居点，陶瓷，Novokalinovo，Berdychi，Steppe，Avdiivka，Tonenko，Tonenko，Severene，Pervomaisko，Netaylovo和Nevelskoye Donetsk地区进行了炮击。</text:p>
      <text:p text:style-name="P4">
<text:span text:style-name="T4">
在Mariinsky的方向</text:span>
敌人朝着海军陆战队的方向进行了进攻行动，没有成功。 他在Krasnogorivka地区击中中风。 这次，他对定居点的炮击Krasnogorivka，Zoryan，Sharp，Marinka，St. George，Kurakhovo和Donetsk地区的胜利。</text:p>
      <text:p text:style-name="P4">
<text:span text:style-name="T4">
在矿物方向上</text:span>
敌人朝着非洛夫米卡利维卡和煤炭的方向执行了进攻行动，没有成功。 他在Donetsk地区的Rivmivkaivka袭击了航空罢工。 他在定居点Paraskaskovivka，Novomikhailivka，Konstantinovka，Elizabeth，Katerynivka，Bogoyavlenka，Blessed，Prychistivka，Golden Niva和Great Novosilkadonnets地区。</text:p>
      <text:p text:style-name="P4">
<text:span text:style-name="T4">
在Zaporizhzhya和Kherson的指示</text:span>
敌人继续行动。 他在毕达霍扎普兹(Pyathatokzapozhye)地区执行了不成功的进攻行动。 敌人在Taspinogorsk Donetsk地区的变形区域袭击了航空击球。 对新近分泌的，非弹性，优雅，马卡里夫卡，斯托罗萨沃，泽洛诺波尔，塞洛尼波尔，蒂尔里维卡，诺瓦皮尔，伯拉特斯克顿涅茨克地区进行了炮弹炮击。 列瓦尼，红色，gulyaipole，Novoandriivka，Steppe，Pyatykhatki，Pubkovo，Kamyansk Zaporizhzhya地区； Golden Balka, Mikhailivka, Novoalexandrivka, Dudchans, Kachkarakivka, Payakhov, Cossack, Mykolaivka, Burguka, Ivanivka, Sadovo, Dniep​​er, Dniep​​er, Youth, Winter, Bilozer, Romaskovo, Kherson, Kerson, Dnipro, Dnipro, and Kerson. —This in the信息。</text:p>
      <text:p text:style-name="P4">
News Source: <text:a xlink:type="simple" xlink:href="https://armyinform.com.ua/2023/06/21/ukrayinski-zahysnyky-vidbyly-ponad-30-atak-voroga-vazhki-boyi-tryvayut-poblyzu-bahmuta-lymana-avdiyivky-ta-maryinky/" text:style-name="Internet_20_link" text:visited-style-name="Visited_20_Internet_20_Link">
https://armyinform.com.ua/2023/06/21/ukrayinski-zahysnyky-vidbyly-ponad-30-atak-voroga-vazhki-boyi-tryvayut-poblyzu-bahmuta-lymana-avdiyivky-ta-maryinky/</text:a>
</text:p>
      <!--NEWS-->
      <text:h text:style-name="P10" text:outline-level="1">
<text:span text:style-name="T4">
欧盟已同意对俄罗斯的第11包</text:span>
</text:h>
      <text:p text:style-name="P4">
作者: ['АРМІЯINFORM']</text:p>
      <text:p text:style-name="P4">
时间: 2023-06-21T87:00:00-04:00</text:p>
      <text:p text:style-name="P4">
描述: Soogodnis，21个蠕虫，焦虑的联盟，第11套圣克西亚蚂蚁...与乌克兰2022年的战争，与乌克兰的最新新闻，今天与乌克兰的新闻，今天与乌克兰2022年的新闻战争，乌克兰和俄罗斯之间以及俄罗斯之间以及俄罗斯之间的战争将发生，战争，战争，与乌克兰的战争将于2022</text:p>
      <text:p text:style-name="P4">
图片: ['<text:a xlink:type="simple" xlink:href="https://armyinform.com.ua/wp-content/uploads/2021/05/1483691557-9833-sanktsiji-proti-rf-koshtuvali-evrosoyuzu-176-mlrd-evro-u-2015-rotsi.jpg" text:style-name="Internet_20_link" text:visited-style-name="Visited_20_Internet_20_Link">
1483691557-9833-sanktsiji-proti-rf-koshtuvali-evrosoyuzu-176-mlrd-evro-u-2015-rotsi.jpg</text:a>
']</text:p>
      <text:p text:style-name="P4">
标签: ['САНКЦІЇ РФ']</text:p>
      <text:p text:style-name="P4">
类别: News</text:p>
      <!--METADATA-->
      <text:p text:style-name="P4">
<draw:frame draw:style-name="fr1" draw:name="Image308" text:anchor-type="as-char" svg:width="6.9236in" svg:height="4.394863in" draw:z-index="0">
<draw:image xlink:href="../Images/AРМІЯINFORM/2023-06-21T87-00-00-04-00/1483691557-9833-sanktsiji-proti-rf-koshtuvali-evrosoyuzu-176-mlrd-evro-u-2015-rotsi.jpg" xlink:type="simple" xlink:show="embed" xlink:actuate="onLoad" draw:mime-type="image/jpeg"/>
</draw:frame>
今天，6月21日，欧盟的大使同意了俄罗斯的第11套制裁措施。</text:p>
      <text:p text:style-name="P4">
关于它<text:a xlink:type="simple" xlink:href="https://twitter.com/sweden2023eu/status/1671501823084052486" text:style-name="Internet_20_link" text:visited-style-name="Visited_20_Internet_20_Link">
报告</text:a>
瑞典主持欧盟理事会。</text:p>
      <text:p text:style-name="P4">
瑞典总统说：“该计划包括旨在抵消制裁和个人批评家的途径的措施。”</text:p>
      <text:p text:style-name="P4">
欧洲委员会主席Ursula von der Lyen在[Twitter]中写道(https://twitter.com/vonderleyen/status/1671502787295821824?cxt=HHwWgIC-3bq7r7IuAAAA)这欢迎第11套制裁方案的政治协议。</text:p>
      <text:p text:style-name="P4">
“这将在普京军事机器上进行另一次罢工，以加强针对克里姆林宫支持组织的专业知识限制。 她反对旁路的工具将不允许俄罗斯获得副本。”她拥有。</text:p>
      <text:p text:style-name="P4">
应该指出的是，近几个月来，欧盟已经为响应乌克兰的保护而提出了一套新的，已经是第11名，这是对俄罗斯联邦的一系列制裁。</text:p>
      <text:p text:style-name="P4">
回想<text:a xlink:type="simple" xlink:href="https://armyinform.com.ua/2023/02/26/yes-uhvalyv-desyatyj-paket-sankczij-proty-rosiyi/" text:style-name="Internet_20_link" text:visited-style-name="Visited_20_Internet_20_Link">
第十包</text:a>
<text:a xlink:type="simple" xlink:href="https://armyinform.com.ua/2023/02/26/yes-uhvalyv-desyatyj-paket-sankczij-proty-rosiyi/" text:style-name="Internet_20_link" text:visited-style-name="Visited_20_Internet_20_Link">
t</text:a>
他于2023年2月批准了对俄罗斯的制裁。</text:p>
      <text:p text:style-name="P4">
News Source: <text:a xlink:type="simple" xlink:href="https://armyinform.com.ua/2023/06/21/yes-pogodyv-11-j-paket-sankczij-proty-rf/" text:style-name="Internet_20_link" text:visited-style-name="Visited_20_Internet_20_Link">
https://armyinform.com.ua/2023/06/21/yes-pogodyv-11-j-paket-sankczij-proty-rf/</text:a>
</text:p>
      <!--NEWS-->
      <text:h text:style-name="P10" text:outline-level="1">
<text:span text:style-name="T4">
由于俄罗斯人的巨大损失，从最前沿夺走了“风暴”支队</text:span>
</text:h>
      <text:p text:style-name="P4">
作者: ['Оксана Уретій']</text:p>
      <text:p text:style-name="P4">
时间: 2023-06-21T88:00:00-04:00</text:p>
      <text:p text:style-name="P4">
描述: 对于多布（Dob）辩护塔夫里斯基（Tavriysky）的力量，与乌克兰2022年战争，与乌克兰与乌克兰的最新新闻，今天与乌克兰2022年的新闻战争，今天上次与乌克兰的新闻战争，乌克兰和俄罗斯与俄罗斯之间的战争，何时会发生战争，何时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text:p>
      <text:p text:style-name="P4">
类别: News</text:p>
      <!--METADATA-->
      <text:p text:style-name="P4">
<draw:frame draw:style-name="fr1" draw:name="Image309" text:anchor-type="as-char" svg:width="6.9236in" svg:height="4.858059in" draw:z-index="0">
<draw:image xlink:href="../Images/AРМІЯINFORM/2023-06-21T88-00-00-04-00/photo_2023-06-06_11-11-13.jpg" xlink:type="simple" xlink:show="embed" xlink:actuate="onLoad" draw:mime-type="image/jpeg"/>
</draw:frame>
Valery Shershn</text:p>
      <text:p text:style-name="P4">
在过去的24小时内，塔夫里斯基国防军在南部，尤其是贝迪恩斯克和梅利托波尔尽可能集中。 在电视马拉松的空中“唯一新闻” <text:a xlink:type="simple" xlink:href="https://www.youtube.com/watch" text:style-name="Internet_20_link" text:visited-style-name="Visited_20_Internet_20_Link">
告诉</text:a>
瓦莱里·谢尔什(Valery Shershn)该方向联合出版社中心的发言人。</text:p>
      <text:p text:style-name="P4">
他指出，乌克兰的所有者正在搬家，为他们的祖国的每一米而战。</text:p>
      <ul>
        <li>
这是我们攻击的那种向量：诺诺达尼洛夫卡 - 机器人，小托克马克卡 - 柳树，自由领域-Makarivka。 我们在这里取得了部分成功，我们对达到的限制进行了固定。 同时，敌人试图防止我们部队的进步并遭受巨大的损失。</li>
      </ul>
      <text:p text:style-name="P4">
如果我们谈论国防行动，在塔夫里亚拿破仑面前面对俄罗斯入侵者的最热点是Marinka地区。 这里有很多战斗冲突。 在顿涅茨克地区的东部，从侧面袭击乌克兰军队是敌人的，并承担捕获马林卡(Marjinka)的任务，以创造占领阿夫迪夫卡(Avdiivka)的条件。 这是通过俄罗斯占领部队的范围进行投资的 - 进入顿涅茨克地区的行政边界</text:p>
      <ul>
        <li>
是的，在马林因斯基的方向上，袭击团体的敌人每天花11件衬衫，抓住了第一个梯队的排据点，在晚上3次，记录了3次风暴。  - 与此同时，防御塔罗维亚方向的力量得到了可靠的捍卫，他们保持了防御的胜利。没有成功，我们给予了不错的击退。</li>
      </ul>
      <text:p text:style-name="P4">
该官员还指出，取消俄罗斯储备需要造成巨大的损失。</text:p>
      <ul>
        <li>
我肯定知道，入侵者的一个单位，即“风暴”，遭受了沉重的损失，并分配了用于恢复战斗能力的损失。 这也将与其他人在一起。我们的战士非常了解他们的敌人，并知道如何有效地与他作战。</li>
      </ul>
      <text:p text:style-name="P4">
此外，瓦莱里·谢尔什(Valery Shersh)强调，塔夫里斯基(Tavriysky)方向的塔拉特勒(Taarathillery)的火箭部队在白天完成了1119年的军事任务。</text:p>
      <text:p text:style-name="P4">
News Source: <text:a xlink:type="simple" xlink:href="https://armyinform.com.ua/2023/06/21/cherez-velyki-vtraty-rosiyany-vidvodyat-zagin-shtorm-z-peredovoyi/" text:style-name="Internet_20_link" text:visited-style-name="Visited_20_Internet_20_Link">
https://armyinform.com.ua/2023/06/21/cherez-velyki-vtraty-rosiyany-vidvodyat-zagin-shtorm-z-peredovoyi/</text:a>
</text:p>
      <!--NEWS-->
      <text:h text:style-name="P10" text:outline-level="1">
<text:span text:style-name="T4">
最多15年和8年，三名NFF参与者被判处与武装部队作战</text:span>
</text:h>
      <text:p text:style-name="P4">
作者: ['АРМІЯINFORM']</text:p>
      <text:p text:style-name="P4">
时间: 2023-06-21T89:00:00-04:00</text:p>
      <text:p text:style-name="P4">
描述: 对于佛朗哥的Publnoye指控，Donetsko，该地区的Mikolavsko地区...与乌克兰2022年的战争，与乌克兰的最新新闻，今天与乌克兰的新闻战争，今天与乌克兰2022年的新闻战争，乌克兰和俄罗斯之间的战争将在乌克兰和俄罗斯之间发生战争，他们在2022年与乌克兰与乌克兰的战争，无论是否将在不久</text:p>
      <text:p text:style-name="P4">
图片: ['<text:a xlink:type="simple" xlink:href="https://armyinform.com.ua/wp-content/uploads/2023/06/216b917a-fffe-4686-9165-866cbcb50819.jpg" text:style-name="Internet_20_link" text:visited-style-name="Visited_20_Internet_20_Link">
216b917a-fffe-4686-9165-866cbcb50819.jpg</text:a>
', '<text:a xlink:type="simple" xlink:href="https://armyinform.com.ua/wp-content/uploads/2023/06/fa4ee087-4bc6-484e-9c08-68b3c08ad725-150x150.jpg" text:style-name="Internet_20_link" text:visited-style-name="Visited_20_Internet_20_Link">
fa4ee087-4bc6-484e-9c08-68b3c08ad725-150x150.jpg</text:a>
', '<text:a xlink:type="simple" xlink:href="https://armyinform.com.ua/wp-content/uploads/2023/06/192cffbc-d724-425b-a5cc-28f8c932a798-150x150.jpg" text:style-name="Internet_20_link" text:visited-style-name="Visited_20_Internet_20_Link">
192cffbc-d724-425b-a5cc-28f8c932a798-150x150.jpg</text:a>
', '<text:a xlink:type="simple" xlink:href="https://armyinform.com.ua/wp-content/uploads/2023/06/588615de-3f02-41ce-ab20-93f62a9081a3-150x150.jpg" text:style-name="Internet_20_link" text:visited-style-name="Visited_20_Internet_20_Link">
588615de-3f02-41ce-ab20-93f62a9081a3-150x150.jpg</text:a>
']</text:p>
      <text:p text:style-name="P4">
标签: ['STOPRUSSIA', 'АГРЕСІЯ РФ', 'ВТОРГНЕННЯ РФ', 'КОЛАБОРАНТИ', 'ОФІС ГЕНЕРАЛЬНОГО ПРОКУРОРА УКРАЇНИ']</text:p>
      <text:p text:style-name="P4">
类别: News</text:p>
      <!--METADATA-->
      <text:p text:style-name="P4">
<draw:frame draw:style-name="fr1" draw:name="Image310" text:anchor-type="as-char" svg:width="6.9236in" svg:height="5.237082in" draw:z-index="0">
<draw:image xlink:href="../Images/AРМІЯINFORM/2023-06-21T89-00-00-04-00/216b917a-fffe-4686-9165-866cbcb50819.jpg" xlink:type="simple" xlink:show="embed" xlink:actuate="onLoad" draw:mime-type="image/jpeg"/>
</draw:frame>
为了起诉伊万诺·弗兰基夫斯克(Ivano-Frankivsk)，顿涅茨克(Donetsk)和mykolaiv地区办事处，所谓的“人民民兵”(People's Rileitia)副指挥官，LNR箭被判处15年徒刑，而DNR Arrow则被拉特(Lattice)判处8年。 。 关于它<text:a xlink:type="simple" xlink:href="https://t.me/pgo_gov_ua/13661" text:style-name="Internet_20_link" text:visited-style-name="Visited_20_Internet_20_Link">
报告</text:a>
检察官在电报中的办公室。</text:p>
      <text:p text:style-name="P4">
<text:a xlink:type="simple" xlink:href="https://armyinform.com.ua/wp-content/uploads/2023/06/fa4ee087-4bc6-484e-9c08-68b3c08ad725.jpg" text:style-name="Internet_20_link" text:visited-style-name="Visited_20_Internet_20_Link">
!(Images/AРМІЯINFORM/2023-06-21T89-00-00-04-00/fa4ee087-4bc6-484e-9c08-68b3c08ad725-150x150.jpg)</text:a>
</text:p>
      <text:p text:style-name="P4">
<text:a xlink:type="simple" xlink:href="https://armyinform.com.ua/wp-content/uploads/2023/06/192cffbc-d724-425b-a5cc-28f8c932a798.jpg" text:style-name="Internet_20_link" text:visited-style-name="Visited_20_Internet_20_Link">
<draw:frame draw:style-name="fr1" draw:name="Image311" text:anchor-type="as-char" svg:width="6.9236in" svg:height="6.9236in" draw:z-index="0">
<draw:image xlink:href="../Images/AРМІЯINFORM/2023-06-21T89-00-00-04-00/192cffbc-d724-425b-a5cc-28f8c932a798-150x150.jpg" xlink:type="simple" xlink:show="embed" xlink:actuate="onLoad" draw:mime-type="image/jpeg"/>
</draw:frame>
</text:a>
</text:p>
      <text:p text:style-name="P4">
<text:a xlink:type="simple" xlink:href="https://armyinform.com.ua/wp-content/uploads/2023/06/588615de-3f02-41ce-ab20-93f62a9081a3.jpg" text:style-name="Internet_20_link" text:visited-style-name="Visited_20_Internet_20_Link">
<draw:frame draw:style-name="fr1" draw:name="Image312" text:anchor-type="as-char" svg:width="6.9236in" svg:height="6.9236in" draw:z-index="0">
<draw:image xlink:href="../Images/AРМІЯINFORM/2023-06-21T89-00-00-04-00/588615de-3f02-41ce-ab20-93f62a9081a3-150x150.jpg" xlink:type="simple" xlink:show="embed" xlink:actuate="onLoad" draw:mime-type="image/jpeg"/>
</draw:frame>
</text:a>
检察官证明，卢汉斯克地区的居民于2015年开始以称为“人民民兵”的“ LNR”的单位进行战斗。 在该公司副司令的全面入侵开始时，该武装部队单独旅的步兵营。</text:p>
      <text:p text:style-name="P4">
2022年2月21日，他越过了西弗斯基捐赠者及其单位的分界线。 他还在卢汉斯克地区Navovdiiv地区的领土上执行了战斗任务。</text:p>
      <text:p text:style-name="P4">
另一位被告 - 卢汉斯克地区的居民接受了军事训练，以便获得以侵略国武装形式执行战斗任务的技能。 他被归功于箭头，其中包括俄罗斯联邦武装部队第106空降师的组成。</text:p>
      <text:p text:style-name="P4">
他参加了针对乌克兰武装部队的敌对行动，在哈尔基夫，卢甘斯克，赫森和米科洛维州的暂时占领领土上。</text:p>
      <text:p text:style-name="P4">
法院还证明，2015年1月，顿涅茨克居民以自己的倡议为主动，将NFF“ DNR”“ Vidalka Don陆军”带走。</text:p>
      <text:p text:style-name="P4">
解除了该部队的武装后，他携带了Vadminumbud营“ Vostok”的后卫几个月，并守卫了DNR假边界。</text:p>
      <text:p text:style-name="P4">
回到平民生活中，被定罪的人曾是一名汽车和建造者，但在全面入侵乌克兰的俄罗斯联合会开始时，被动员起来。</text:p>
      <text:p text:style-name="P4">
这三个都被武装部队拘留。 他们正在等待句子。预审调查是由SBU进行的。</text:p>
      <text:p text:style-name="P4">
News Source: <text:a xlink:type="simple" xlink:href="https://armyinform.com.ua/2023/06/21/do-15-i-8-rokiv-za-gratamy-zasudzheno-troh-uchasnykiv-nzf-rf-yaki-voyuvaly-proty-zsu/" text:style-name="Internet_20_link" text:visited-style-name="Visited_20_Internet_20_Link">
https://armyinform.com.ua/2023/06/21/do-15-i-8-rokiv-za-gratamy-zasudzheno-troh-uchasnykiv-nzf-rf-yaki-voyuvaly-proty-zsu/</text:a>
</text:p>
      <!--NEWS-->
      <text:h text:style-name="P10" text:outline-level="1">
<text:span text:style-name="T4">
斯洛伐克议会以乌克兰人民的种族灭绝意识</text:span>
</text:h>
      <text:p text:style-name="P4">
作者: ['АРМІЯINFORM']</text:p>
      <text:p text:style-name="P4">
时间: 2023-06-21T8:00:00-04:00</text:p>
      <text:p text:style-name="P4">
描述: 斯洛维奇尼·维兹诺夫·霍洛多尔（Slovichini Vyznovanov Holodomor）1932- 1933年与乌克兰种族灭绝的摇滚...与乌克兰2022年与乌克兰的战争，与乌克兰的最新新闻，今天与乌克兰的新闻战争，今天与乌克兰的2022年与乌克兰的最新新闻进行战争，他们在2022年与乌克兰进行战争</text:p>
      <text:p text:style-name="P4">
图片: ['<text:a xlink:type="simple" xlink:href="https://armyinform.com.ua/wp-content/uploads/2021/11/muzej-golodomoru.jpg" text:style-name="Internet_20_link" text:visited-style-name="Visited_20_Internet_20_Link">
muzej-golodomoru.jpg</text:a>
']</text:p>
      <text:p text:style-name="P4">
标签: ['ВИЗНАННЯ ГОЛОДОМОРУ ГЕНОЦИДОМ', 'ПРЕЗИДЕНТ УКРАЇНИ', 'СЛОВАЧЧИНА']</text:p>
      <text:p text:style-name="P4">
类别: News</text:p>
      <!--METADATA-->
      <text:p text:style-name="P4">
<draw:frame draw:style-name="fr1" draw:name="Image313" text:anchor-type="as-char" svg:width="6.9236in" svg:height="4.615733in" draw:z-index="0">
<draw:image xlink:href="../Images/AРМІЯINFORM/2023-06-21T8-00-00-04-00/muzej-golodomoru.jpg" xlink:type="simple" xlink:show="embed" xlink:actuate="onLoad" draw:mime-type="image/jpeg"/>
</draw:frame>
照片：Dmitry Yurchenko/陆军</text:p>
      <text:p text:style-name="P4">
斯洛伐克的议会认识到1932  -  1933年的holodomor被反乌克兰人的种族灭绝。</text:p>
      <text:p text:style-name="P4">
乌克兰沃迪米尔·泽伦斯基(Ukraine Volodymyr Zelensky)总统感谢斯洛伐克议会。</text:p>
      <text:p text:style-name="P4">
“我感谢斯洛伐克议会对乌克兰人民种族灭绝的1932  -  1933年全体态度的认可。 及时的决定，对恢复历史正义和尊重数百万无辜受害者的重大贡献。”  - 重点<text:a xlink:type="simple" xlink:href="https://twitter.com/ZelenskyyUa/status/1671183137978699777" text:style-name="Internet_20_link" text:visited-style-name="Visited_20_Internet_20_Link">
Twitter</text:a>
和国家元首。</text:p>
      <text:p text:style-name="P4">
News Source: <text:a xlink:type="simple" xlink:href="https://armyinform.com.ua/2023/06/21/parlament-slovachchyny-vyznav-golodomor-genoczydom-ukrayinskogo-narodu/" text:style-name="Internet_20_link" text:visited-style-name="Visited_20_Internet_20_Link">
https://armyinform.com.ua/2023/06/21/parlament-slovachchyny-vyznav-golodomor-genoczydom-ukrayinskogo-narodu/</text:a>
</text:p>
      <!--NEWS-->
      <text:h text:style-name="P10" text:outline-level="1">
<text:span text:style-name="T4">
Zelensky在前面激烈的战斗：在南部有我们的运动前进</text:span>
</text:h>
      <text:p text:style-name="P4">
作者: Ukrinform (Person)</text:p>
      <text:p text:style-name="P4">
出版商: Укринформ (Organization)</text:p>
      <text:p text:style-name="P4">
出版时间: 2023-06-21T8:35:00+03:00</text:p>
      <text:p text:style-name="P4">
修改时间: 2023-06-21T22:35:00+03:00</text:p>
      <text:p text:style-name="P4">
描述: 武装部队的武装部队与俄罗斯入侵者的战线不同。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ЗСУ', 'Звернення', 'Зеленський', 'Війна з Росією']</text:p>
      <text:p text:style-name="P4">
类型: Article</text:p>
      <!--METADATA-->
      <text:p text:style-name="P4">
<draw:frame draw:style-name="fr1" draw:name="Image314" text:anchor-type="as-char" svg:width="6.9236in" svg:height="3.956343in" draw:z-index="0">
<draw:image xlink:href="../Images/yкринформ/2023-06-21T8-35-00-03-00/630_360_1687376812-770.jpeg" xlink:type="simple" xlink:show="embed" xlink:actuate="onLoad" draw:mime-type="image/jpeg"/>
</draw:frame>
武装部队的武装部队正在用俄罗斯入侵者在前线的不同方向进行激烈的战斗。</text:p>
      <text:p text:style-name="P4">
在您的[上诉]中(https://www.youtube.com/watch?v=3bKj0aqMNLs)乌克林福姆报道，沃迪米尔·泽伦斯基(Volodymyr Zelenskyy)总统说，第483战争结束时，杜克兰人。</text:p>
      <text:p text:style-name="P4">
<text:span text:style-name="T4">
 <text:span text:style-name="T5">
我希望健康，亲爱的乌克兰人!</text:span>
 </text:span>
</text:p>
      <text:p text:style-name="P4">
第一的。 正面。 艰苦的战斗。 南 - 摧毁敌人。 顿涅茨克地区正在摧毁模具。 库班斯基的方向 - 至少俄罗斯恐怖分子计划，我们将摧毁敌人。</text:p>
      <text:p text:style-name="P4">
在南部，有我们前进的运动。 谢谢你，战士!在东方 - 我们保留防守。 我非常感谢，每个人，每位俄罗斯直升机。 每个都很重要。</text:p>
      <text:p text:style-name="P4">
第二。 伦敦。 如今，我们与英国的合作已经开始了一次特别会议，以进行乌克兰的修复。</text:p>
      <text:p text:style-name="P4">
我感谢您，英国，提供了新的财政支持计划。 谢谢美国人，是帮助我们的基础设施和能源的吸力。 谢谢欧盟，欧洲委员会主席Ursula von der Liaien，这是我们重建500亿欧元的金融工具。</text:p>
      <text:p text:style-name="P4">
在伦敦这次会议的含义不仅是为了产生我们的合作伙伴的努力，而且是为了支持我们对国际业务的转变。 乌克兰代表团目前正在英国工作 - 政府，办公室，Verkhovna Rada和公共部门。 乌克兰对我国越来越多的发展的恢复的各个方面将由我们直接需要的世界人物来代表我们的行业，城市，社区，整个国家。 乌克兰的任务是将人民的道德领导转变为我国的经济领导。 首先，在我们的人民中，所有的先决条件都是在我们的奇妙的坚固中。</text:p>
      <text:p text:style-name="P4">
第三。 最后，批准了针对俄罗斯的新制裁一揽子制裁。其规范的一部分是根据国际制裁集团的提案准备的，国际制裁集团在迈克尔·麦克福(Michael McFol)和安德里·埃尔马克(Andriy Ermak)的主席下工作。 该包裹将限制俄罗斯在欧洲仍获得它们的利润，并且还将重叠一些绕过先前强加的制裁的方式。 这是优先任务的瞬间。</text:p>
      <text:p text:style-name="P4">
我们所有的合作伙伴都充分了解了如何重叠所有绕过制裁的方式。 然而，恐怖分子仍然可以使用世界上人们制定的各种组成部分，技术和金融方案的产品，但要欣赏自由和国际法。还有一个。</text:p>
      <text:p text:style-name="P4">
他接受了来到乌克兰的外国大使的证书。 新大使。 总共有60多个国家的使馆和代表国以及20多个国际组织的代表。</text:p>
      <text:p text:style-name="P4">
在乌克兰工作，与乌克兰合作是要相信乌克兰和乌克兰人。尽管州兹洛(State-Zlo)正在尝试做的一切，但与我们同在。 全面战争的483天。 正是在我们国家，全球希望集中于全球。 自由将获胜。 乌克兰将获胜。</text:p>
      <text:p text:style-name="P4">
我感谢每个正在为乌克兰战斗和工作的人!</text:p>
      <text:p text:style-name="P4">
荣耀所有加强自由的人!</text:p>
      <text:p text:style-name="P4">
<text:span text:style-name="T4">
 <text:span text:style-name="T5">
荣耀与乌克兰!</text:span>
 </text:span>
</text:p>
      <text:p text:style-name="P4">
News Source: <text:a xlink:type="simple" xlink:href="https://www.ukrinform.ua/rubric-ato/3726024-zelenskij-pro-zapekli-boi-na-fronti-na-pivdni-e-nas-ruh-upered.html" text:style-name="Internet_20_link" text:visited-style-name="Visited_20_Internet_20_Link">
https://www.ukrinform.ua/rubric-ato/3726024-zelenskij-pro-zapekli-boi-na-fronti-na-pivdni-e-nas-ruh-upered.html</text:a>
</text:p>
      <!--NEWS-->
      <text:h text:style-name="P10" text:outline-level="1">
<text:span text:style-name="T4">
在赫尔森，水已经从32个定居点撤退</text:span>
</text:h>
      <text:p text:style-name="P4">
作者: ['АРМІЯINFORM']</text:p>
      <text:p text:style-name="P4">
时间: 2023-06-21T90:00:00-04:00</text:p>
      <text:p text:style-name="P4">
描述: Srednean Ryven Derli在Khersonshchini上，我必须获得56厘米。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6/photo_5201956740311141038_y.jpg" text:style-name="Internet_20_link" text:visited-style-name="Visited_20_Internet_20_Link">
photo_5201956740311141038_y.jpg</text:a>
']</text:p>
      <text:p text:style-name="P4">
标签: ['STOPRUSSIA', 'КАХОВСЬКА ГЕС', 'ПІДРИВ КАХОВСЬКОЇ ГЕС']</text:p>
      <text:p text:style-name="P4">
类别: News</text:p>
      <!--METADATA-->
      <text:p text:style-name="P4">
<draw:frame draw:style-name="fr1" draw:name="Image315" text:anchor-type="as-char" svg:width="6.9236in" svg:height="5.1927in" draw:z-index="0">
<draw:image xlink:href="../Images/AРМІЯINFORM/2023-06-21T90-00-00-04-00/photo_5201956740311141038_y.jpg" xlink:type="simple" xlink:show="embed" xlink:actuate="onLoad" draw:mime-type="image/jpeg"/>
</draw:frame>
赫尔森地区的平均水位继续下降，现为56厘米。 水从该地区的32个定居点退出。 右桦木只有3个定居点仍被洪水淹没(Kherson，Novogredneveta Blessed).</text:p>
      <text:p text:style-name="P4">
Про це <text:a xlink:type="simple" xlink:href="https://t.me/shtab_kakhovska_hes/1079" text:style-name="Internet_20_link" text:visited-style-name="Visited_20_Internet_20_Link">
повідомляє</text:a>
消除Kakhovskaya水力发电站后果的总部。</text:p>
      <text:p text:style-name="P4">
<text:span text:style-name="T5">
爆炸性设备检查了将近420公顷的领土，这可能导致洪水造成爆炸性物体。 </text:span>
能源的最后一天恢复了Kherson中2个变压器变电站的运行，并连接到432个订户的网络。 他们还通过淹没了右岸Mykilsk的定居点来治愈后者的镇定。 该地区的能源恢复工作仍在继续。 * 在村里。 Ingulets设法恢复了集中式供水，专家正在洗涤网络并将水样品从其供水到实验室。 直到确认水是安全的，只能用作技术水。</text:p>
      <text:p text:style-name="P4">
News Source: <text:a xlink:type="simple" xlink:href="https://armyinform.com.ua/2023/06/21/na-hersonshhyni-voda-vzhe-vidstupyla-vid-32-naselenyh-punktiv/" text:style-name="Internet_20_link" text:visited-style-name="Visited_20_Internet_20_Link">
https://armyinform.com.ua/2023/06/21/na-hersonshhyni-voda-vzhe-vidstupyla-vid-32-naselenyh-punktiv/</text:a>
</text:p>
      <!--NEWS-->
      <text:h text:style-name="P10" text:outline-level="1">
<text:span text:style-name="T4">
在基辅地区，进行了迫击炮计算的培训</text:span>
</text:h>
      <text:p text:style-name="P4">
作者: ['Микола Давидовський']</text:p>
      <text:p text:style-name="P4">
时间: 2023-06-21T91:00:00-04:00</text:p>
      <text:p text:style-name="P4">
描述: 在ZSU邮报的Teritaranian防御部队的同一个旅中，趋势将被举行...与2022年与乌克兰的战争，与乌克兰的战争是今天的最新消息，即与乌克兰2022年的新闻战争。 ，乌克兰和俄罗斯之间以及2022年与乌克兰的战争之间会发生战争今天，乌克兰新闻在乌克兰媒体的俄罗斯人</text:p>
      <text:p text:style-name="P4">
图片: ['<text:a xlink:type="simple" xlink:href="https://armyinform.com.ua/wp-content/uploads/2023/06/2023-06-14-21.35.49.mp4.00_00_05_06.still001.jpg" text:style-name="Internet_20_link" text:visited-style-name="Visited_20_Internet_20_Link">
2023-06-14-21.35.49.mp4.00_00_05_06.still001.jpg</text:a>
', '<text:a xlink:type="simple" xlink:href="https://armyinform.com.ua/wp-content/uploads/2023/06/enej.jpg" text:style-name="Internet_20_link" text:visited-style-name="Visited_20_Internet_20_Link">
enej.jpg</text:a>
', '<text:a xlink:type="simple" xlink:href="https://armyinform.com.ua/wp-content/uploads/2023/06/izyum.jpg" text:style-name="Internet_20_link" text:visited-style-name="Visited_20_Internet_20_Link">
izyum.jpg</text:a>
', '<text:a xlink:type="simple" xlink:href="https://armyinform.com.ua/wp-content/uploads/2023/06/img_0133-150x150.jpg" text:style-name="Internet_20_link" text:visited-style-name="Visited_20_Internet_20_Link">
img_0133-150x150.jpg</text:a>
', '<text:a xlink:type="simple" xlink:href="https://armyinform.com.ua/wp-content/uploads/2023/06/gh010022.mp4.14_03_46_02.still001-1-150x150.jpg" text:style-name="Internet_20_link" text:visited-style-name="Visited_20_Internet_20_Link">
gh010022.mp4.14_03_46_02.still001-1-150x150.jpg</text:a>
', '<text:a xlink:type="simple" xlink:href="https://armyinform.com.ua/wp-content/uploads/2023/06/gh010020.mp4.14_03_16_16.still001-1-150x150.jpg" text:style-name="Internet_20_link" text:visited-style-name="Visited_20_Internet_20_Link">
gh010020.mp4.14_03_16_16.still001-1-150x150.jpg</text:a>
', '<text:a xlink:type="simple" xlink:href="https://armyinform.com.ua/wp-content/uploads/2023/06/mvi_0100.mp4.00_00_10_23.still001-150x150.jpg" text:style-name="Internet_20_link" text:visited-style-name="Visited_20_Internet_20_Link">
mvi_0100.mp4.00_00_10_23.still001-150x150.jpg</text:a>
']</text:p>
      <text:p text:style-name="P4">
标签: ['ВІЙСЬКОВІ НАВЧАННЯ', 'МІНОМЕТНИКИ', 'ТЕРИТОРІАЛЬНА ОБОРОНА']</text:p>
      <text:p text:style-name="P4">
类别: News</text:p>
      <!--METADATA-->
      <text:p text:style-name="P4">
<draw:frame draw:style-name="fr1" draw:name="Image316" text:anchor-type="as-char" svg:width="6.9236in" svg:height="3.894525in" draw:z-index="0">
<draw:image xlink:href="../Images/AРМІЯINFORM/2023-06-21T91-00-00-04-00/2023-06-14-21.35.49.mp4.00_00_05_06.still001.jpg" xlink:type="simple" xlink:show="embed" xlink:actuate="onLoad" draw:mime-type="image/jpeg"/>
</draw:frame>
在武装部队的武装部队的一支船员中，迫击炮炮台不断地工作。 这次，基辅地区涉及一个迫击炮排。 该单元的服务为120毫米迫击炮。 在准备完整的过程之后，士兵将被移至前线，从种族主义者中释放临时占领的领土。</text:p>
      <text:p text:style-name="P4">
<draw:frame draw:style-name="fr1" draw:name="Image317" text:anchor-type="as-char" svg:width="6.9236in" svg:height="3.894525in" draw:z-index="0">
<draw:image xlink:href="../Images/AРМІЯINFORM/2023-06-21T91-00-00-04-00/enej.jpg" xlink:type="simple" xlink:show="embed" xlink:actuate="onLoad" draw:mime-type="image/jpeg"/>
</draw:frame>
埃涅阿斯指挥官-in</text:p>
      <ul>
        <li>
今天他们进行了战斗训练课。 在战斗计算中解决的教育问题中：部署和职业的战斗位置，地形方向以及确定目标的基本方向，对目标的火灾损害，倒塌并离开位置，移至该地区期望， - 告诉记者”。</li>
      </ul>
      <text:p text:style-name="P4">
让我们熟悉计算指挥官，呼号“ Izum”上的服务员。他管理该服务的战斗工作，执行高级电池官的指示(迫击炮排的指挥官)并负责服务执行任务的持续准备。</text:p>
      <text:p text:style-name="P4">
<draw:frame draw:style-name="fr1" draw:name="Image318" text:anchor-type="as-char" svg:width="6.9236in" svg:height="3.894525in" draw:z-index="0">
<draw:image xlink:href="../Images/AРМІЯINFORM/2023-06-21T91-00-00-04-00/izyum.jpg" xlink:type="simple" xlink:show="embed" xlink:actuate="onLoad" draw:mime-type="image/jpeg"/>
</draw:frame>
指挥官-IN-司令“葡萄干”</text:p>
      <ul>
        <li>
我们使用的砂浆旨在摧毁一个活力的敌人，装甲车辆，该车辆固定在适当的位置，对独木舟的损坏等。</li>
      </ul>
      <text:p text:style-name="P4">
迫击炮成功的关键是，计算的准确性，计算速度，目标病变的准确性，当然还有分区情报中数据传输。</text:p>
      <text:p text:style-name="P4">
<text:a xlink:type="simple" xlink:href="https://armyinform.com.ua/wp-content/uploads/2023/06/img_0133.jpg" text:style-name="Internet_20_link" text:visited-style-name="Visited_20_Internet_20_Link">
!(Images/AРМІЯINFORM/2023-06-21T91-00-00-04-00/img_0133-150x150.jpg)</text:a>
</text:p>
      <text:p text:style-name="P4">
<text:a xlink:type="simple" xlink:href="https://armyinform.com.ua/wp-content/uploads/2023/06/gh010022.mp4.14_03_46_02.still001-1.jpg" text:style-name="Internet_20_link" text:visited-style-name="Visited_20_Internet_20_Link">
<draw:frame draw:style-name="fr1" draw:name="Image319" text:anchor-type="as-char" svg:width="6.9236in" svg:height="6.9236in" draw:z-index="0">
<draw:image xlink:href="../Images/AРМІЯINFORM/2023-06-21T91-00-00-04-00/gh010022.mp4.14_03_46_02.still001-1-150x150.jpg" xlink:type="simple" xlink:show="embed" xlink:actuate="onLoad" draw:mime-type="image/jpeg"/>
</draw:frame>
</text:a>
</text:p>
      <text:p text:style-name="P4">
<text:a xlink:type="simple" xlink:href="https://armyinform.com.ua/wp-content/uploads/2023/06/gh010020.mp4.14_03_16_16.still001-1.jpg" text:style-name="Internet_20_link" text:visited-style-name="Visited_20_Internet_20_Link">
<draw:frame draw:style-name="fr1" draw:name="Image320" text:anchor-type="as-char" svg:width="6.9236in" svg:height="6.9236in" draw:z-index="0">
<draw:image xlink:href="../Images/AРМІЯINFORM/2023-06-21T91-00-00-04-00/gh010020.mp4.14_03_16_16.still001-1-150x150.jpg" xlink:type="simple" xlink:show="embed" xlink:actuate="onLoad" draw:mime-type="image/jpeg"/>
</draw:frame>
</text:a>
</text:p>
      <text:p text:style-name="P4">
<text:a xlink:type="simple" xlink:href="https://armyinform.com.ua/wp-content/uploads/2023/06/mvi_0100.mp4.00_00_10_23.still001.jpg" text:style-name="Internet_20_link" text:visited-style-name="Visited_20_Internet_20_Link">
<draw:frame draw:style-name="fr1" draw:name="Image321" text:anchor-type="as-char" svg:width="6.9236in" svg:height="6.9236in" draw:z-index="0">
<draw:image xlink:href="../Images/AРМІЯINFORM/2023-06-21T91-00-00-04-00/mvi_0100.mp4.00_00_10_23.still001-150x150.jpg" xlink:type="simple" xlink:show="embed" xlink:actuate="onLoad" draw:mime-type="image/jpeg"/>
</draw:frame>
</text:a>
</text:p>
      <text:p text:style-name="P4">
在培训垃圾填埋场中培训迫击炮将继续创新。 领先 - 电池的协调并在夜间发射变化以及情况的困难条件。</text:p>
      <text:p text:style-name="P4">
<text:span text:style-name="T5">
foto和视频作者</text:span>
</text:p>
      <text:p text:style-name="P4">
News Source: <text:a xlink:type="simple" xlink:href="https://armyinform.com.ua/2023/06/21/na-kyyivshhyni-vidbulysya-trenuvannya-minometnyh-rozrahunkiv/" text:style-name="Internet_20_link" text:visited-style-name="Visited_20_Internet_20_Link">
https://armyinform.com.ua/2023/06/21/na-kyyivshhyni-vidbulysya-trenuvannya-minometnyh-rozrahunkiv/</text:a>
</text:p>
      <!--NEWS-->
      <text:h text:style-name="P10" text:outline-level="1">
<text:span text:style-name="T4">
在白俄罗斯，俄罗斯联邦武装部队为乌克兰的战争而准备的部队仍在继续</text:span>
</text:h>
      <text:p text:style-name="P4">
作者: ['АРМІЯINFORM']</text:p>
      <text:p text:style-name="P4">
时间: 2023-06-21T92:00:00-04:00</text:p>
      <text:p text:style-name="P4">
描述: 关于ZS乌克兰人的总参谋长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7/2e8764c661d48e9e87932ed2ad7f0386.webp" text:style-name="Internet_20_link" text:visited-style-name="Visited_20_Internet_20_Link">
2e8764c661d48e9e87932ed2ad7f0386.webp</text:a>
']</text:p>
      <text:p text:style-name="P4">
标签: ['STOPRUSSIA', 'АГРЕСІЯ РФ', 'ВТОРГНЕННЯ РФ', 'ГШ ЗСУ', 'НАВЧАННЯ В БІЛОРУСІ', 'ПІДГОТОВКА В РФ', 'РЕСПУБЛІКА БІЛОРУСЬ']</text:p>
      <text:p text:style-name="P4">
类别: News</text:p>
      <!--METADATA-->
      <text:p text:style-name="P4">
<draw:frame draw:style-name="fr1" draw:name="Image322" text:anchor-type="as-char" svg:width="6.9236in" svg:height="5.1927in" draw:z-index="0">
<draw:image xlink:href="../ConvertedIMGs/AРМІЯINFORM/2023-06-21T92-00-00-04-00/2e8764c661d48e9e87932ed2ad7f0386.png" xlink:type="simple" xlink:show="embed" xlink:actuate="onLoad" draw:mime-type="image/png"/>
</draw:frame>
说明性照片<text:span text:style-name="T4">
🔥俄罗斯入侵的情况</text:span>
</text:p>
      <text:p text:style-name="P4">
关于它<text:a xlink:type="simple" xlink:href="https://www.facebook.com/GeneralStaff.ua/posts/pfbid02pzpwsPvBezrvEGnAkMnG4Y6Q1TbQoXKhtQ9f5TEGHzUciygGgpW6FsZYsxyko3JAl" text:style-name="Internet_20_link" text:visited-style-name="Visited_20_Internet_20_Link">
报告</text:a>
乌克兰武装部队的总人员在有关俄罗斯协调的迅速信息中。</text:p>
      <text:p text:style-name="P4">
值得注意的是，白天发生了30多次乌克兰捍卫者和俄罗斯入侵者的战斗冲突。 利马，巴赫穆特，阿夫迪夫和马林斯基的指示进行了激烈的战斗，敌人和晚餐的主要努力。 还报道说，在将俄罗斯联邦武装部队的部队派往乌克兰之前，在白俄罗斯共和国领土继续进行。</text:p>
      <text:p text:style-name="P4">
“在Volyn和Polissya的指示中，运营状况没有重大变化。</text:p>
      <text:p text:style-name="P4">
未检测到进攻群体形成的迹象。</text:p>
      <text:p text:style-name="P4">
在白俄罗斯共和国的垃圾填埋场，在将俄罗斯联合会武装部队的单位骨盆制定措施之前，将其送往乌克兰战斗领土的维护领域，”该报告写道。</text:p>
      <text:p text:style-name="P4">
News Source: <text:a xlink:type="simple" xlink:href="https://armyinform.com.ua/2023/06/21/u-bilorusi-tryvaye-pidgotovka-pidrozdiliv-zs-rf-dlya-vidpravky-na-vijnu-v-ukrayinu/" text:style-name="Internet_20_link" text:visited-style-name="Visited_20_Internet_20_Link">
https://armyinform.com.ua/2023/06/21/u-bilorusi-tryvaye-pidgotovka-pidrozdiliv-zs-rf-dlya-vidpravky-na-vijnu-v-ukrayinu/</text:a>
</text:p>
      <!--NEWS-->
      <text:h text:style-name="P10" text:outline-level="1">
<text:span text:style-name="T4">
乌克兰航空每天在俄罗斯人的技术和集中度中取得了18次跳动</text:span>
</text:h>
      <text:p text:style-name="P4">
作者: ['АРМІЯINFORM']</text:p>
      <text:p text:style-name="P4">
时间: 2023-06-21T93: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ВІАЦІЯ ЗСУ', 'АВІАЦІЯ СИЛ ОБОРОНИ', 'АГРЕСІЯ РФ', 'БОЙОВІ ВТРАТИ РФ', 'ВТОРГНЕННЯ РФ', 'ГШ ЗСУ']</text:p>
      <text:p text:style-name="P4">
类别: News</text:p>
      <!--METADATA-->
      <text:p text:style-name="P4">
<draw:frame draw:style-name="fr1" draw:name="Image323" text:anchor-type="as-char" svg:width="6.9236in" svg:height="3.894525in" draw:z-index="0">
<draw:image xlink:href="../Images/AРМІЯINFORM/2023-06-21T93-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2pzpwsPvBezrvEGnAkMnG4Y6Q1TbQoXKhtQ9f5TEGHzUciygGgpW6FsZYsxyko3JAl" text:style-name="Internet_20_link" text:visited-style-name="Visited_20_Internet_20_Link">
报告</text:a>
乌克兰武装部队的总参谋部。</text:p>
      <text:p text:style-name="P4">
“每天的国防军航空在敌人的个人工作人员集中的领域和敌人的防空导弹综合大楼中进行了12次跳动。 此外，后卫摧毁了俄罗斯MI-24冲击直升机。</text:p>
      <text:p text:style-name="P4">
敌人的弹药组成的管理点击中了火箭部队和炮兵部门。”</text:p>
      <text:p text:style-name="P4">
News Source: <text:a xlink:type="simple" xlink:href="https://armyinform.com.ua/2023/06/21/ukrayinska-aviacziya-za-dobu-zavdala-18-udariv-po-tehniczi-ta-rajonah-zoseredzhennya-rosiyan/" text:style-name="Internet_20_link" text:visited-style-name="Visited_20_Internet_20_Link">
https://armyinform.com.ua/2023/06/21/ukrayinska-aviacziya-za-dobu-zavdala-18-udariv-po-tehniczi-ta-rajonah-zoseredzhennya-rosiyan/</text:a>
</text:p>
      <!--NEWS-->
      <text:h text:style-name="P10" text:outline-level="1">
<text:span text:style-name="T4">
伦敦重建会议：19个国家加入了乌克兰的平台</text:span>
</text:h>
      <text:p text:style-name="P4">
作者: ['АРМІЯINFORM']</text:p>
      <text:p text:style-name="P4">
时间: 2023-06-21T94:00:00-04:00</text:p>
      <text:p text:style-name="P4">
描述: 伦敦PID曾参加过Zwannnaya Vidnnnya Ukrainian-2023（URC-2023）的会议。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630_360_1687361672-416.jpg" text:style-name="Internet_20_link" text:visited-style-name="Visited_20_Internet_20_Link">
630_360_1687361672-416.jpg</text:a>
']</text:p>
      <text:p text:style-name="P4">
标签: []</text:p>
      <text:p text:style-name="P4">
类别: News</text:p>
      <!--METADATA-->
      <text:p text:style-name="P4">
<draw:frame draw:style-name="fr1" draw:name="Image324" text:anchor-type="as-char" svg:width="6.9236in" svg:height="3.956343in" draw:z-index="0">
<draw:image xlink:href="../Images/AРМІЯINFORM/2023-06-21T94-00-00-04-00/630_360_1687361672-416.jpg" xlink:type="simple" xlink:show="embed" xlink:actuate="onLoad" draw:mime-type="image/jpeg"/>
</draw:frame>
在乌克兰2023年重新连接会议期间在伦敦举行(URC-2023)与taporganizations EBRD之间的进一步合作签署了一份备忘录(发展金融机构，DFI)至于投资努力的协调(共同投资)致乌克兰，经济的特别私营部门。 该平台已经加入了来自19个国家 /地区的DFI。 关于它<text:a xlink:type="simple" xlink:href="https://me.gov.ua/News/Detail" text:style-name="Internet_20_link" text:visited-style-name="Visited_20_Internet_20_Link">
报告</text:a>
经济部新闻社服务。</text:p>
      <text:p text:style-name="P4">
该活动是由乌克兰经济少数人乌克兰乌克兰尤利亚·斯维里德科(Yulia Sviridenko)，EBRD总统雷纳·巴索(Rena-Basso)，DFI领导人，外交事务副国务卿，国家和国家发展国家副部长Leo Dortya和其他英国发展的首位少女参加。</text:p>
      <text:p text:style-name="P4">
“乌克兰的战后重建将主要归功于私人首都。 因此，对我们而言，协调国际金融机构为乌克兰进行更有效，更大的重建的努力，重点是私营部门。 我们的合作应有助于恢复乌克兰人民生活的经济，工业，基础设施和正常化。”</text:p>
      <text:p text:style-name="P4">
根据活动的参与者的说法，乌克兰在重建期间的财务需求超越了任何单独的机构。 因此，将需要乌克兰投资平台才能在合作伙伴之间进行仔细协调，以最大程度地提高其措施的效率和影响。</text:p>
      <text:p text:style-name="P4">
世界上的DFI和EBRD还试图将该平台扩展到将来会投资于乌克兰的机构的更多搜索。</text:p>
      <text:p text:style-name="P4">
回想一下，2023年5月12日在东京发展的发展组织(发展金融机构，DFI)G7国家 -  JBIC(日本)，JICA(日本)，CDP(意大利)，找到加拿大(加拿大)，proparco(法国)，DFC(美国)，Bii(英国)，DEG(德国)以及欧洲重建与发展银行(EBRD)协商并同意在EBRD和双边发展机构之间建立平台。 她的工作将在乌克兰的机构间捐助者平台协调中得到确定的需求。</text:p>
      <text:p text:style-name="P4">
News Source: <text:a xlink:type="simple" xlink:href="https://armyinform.com.ua/2023/06/21/konferencziya-z-vidbudovy-v-londoni-do-platformy-spivinvestuvannya-v-ukrayinu-doluchylysya-19-krayin/" text:style-name="Internet_20_link" text:visited-style-name="Visited_20_Internet_20_Link">
https://armyinform.com.ua/2023/06/21/konferencziya-z-vidbudovy-v-londoni-do-platformy-spivinvestuvannya-v-ukrayinu-doluchylysya-19-krayin/</text:a>
</text:p>
      <!--NEWS-->
      <text:h text:style-name="P10" text:outline-level="1">
<text:span text:style-name="T4">
SBU已经开始调查近92,000个关于俄罗斯侵略的刑事诉讼-Vasyl Malyuk</text:span>
</text:h>
      <text:p text:style-name="P4">
作者: ['АРМІЯINFORM']</text:p>
      <text:p text:style-name="P4">
时间: 2023-06-21T95:00:00-04:00</text:p>
      <text:p text:style-name="P4">
描述: 诺米（Normy）与上级发票的Rozdov Rosslijannya一起服务...与乌克兰2022年的战争，与乌克兰的最新消息，今天与乌克兰的新闻，乌克兰2022年的新闻战争，乌克兰和俄罗斯之间的战争以及乌克兰之间的战争，以及乌克兰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f95ea536335f70ce0d23d3355ebe0907.jpg" text:style-name="Internet_20_link" text:visited-style-name="Visited_20_Internet_20_Link">
f95ea536335f70ce0d23d3355ebe0907.jpg</text:a>
', '<text:a xlink:type="simple" xlink:href="https://armyinform.com.ua/wp-content/uploads/2023/06/374c670bc2855e2a0e31de761d8da9bf.jpg" text:style-name="Internet_20_link" text:visited-style-name="Visited_20_Internet_20_Link">
374c670bc2855e2a0e31de761d8da9bf.jpg</text:a>
']</text:p>
      <text:p text:style-name="P4">
标签: ['STOPRUSSIA', 'АГРЕСІЯ РФ', 'ВАСИЛЬ МАЛЮК', 'СБУ']</text:p>
      <text:p text:style-name="P4">
类别: News</text:p>
      <!--METADATA-->
      <text:p text:style-name="P4">
<draw:frame draw:style-name="fr1" draw:name="Image325" text:anchor-type="as-char" svg:width="6.9236in" svg:height="4.615733in" draw:z-index="0">
<draw:image xlink:href="../Images/AРМІЯINFORM/2023-06-21T95-00-00-04-00/f95ea536335f70ce0d23d3355ebe0907.jpg" xlink:type="simple" xlink:show="embed" xlink:actuate="onLoad" draw:mime-type="image/jpeg"/>
</draw:frame>
自全面入侵开始以来，安全局在与俄罗斯侵略俄罗斯联邦针对乌克兰的侵略有关的近92,000个刑事诉讼中开始了预审。 其中，大约有43,000起有关俄罗斯违反战争法的案件正在进行中。</text:p>
      <text:p text:style-name="P4">
SBU董事长Vasyl Malyuk在机构间工作组的一次会议上宣布了这一点，该会议涉及检察长声音的执法和国家机构的相互作用。</text:p>
      <text:p text:style-name="P4">
他指出，对俄罗斯犯罪的调查对乌克兰人和整个世界都非常重要。</text:p>
      <text:p text:style-name="P4">
<draw:frame draw:style-name="fr1" draw:name="Image326" text:anchor-type="as-char" svg:width="6.9236in" svg:height="4.615733in" draw:z-index="0">
<draw:image xlink:href="../Images/AРМІЯINFORM/2023-06-21T95-00-00-04-00/374c670bc2855e2a0e31de761d8da9bf.jpg" xlink:type="simple" xlink:show="embed" xlink:actuate="onLoad" draw:mime-type="image/jpeg"/>
</draw:frame>
“迄今为止，SBU正在调查ART下的近43000个诉讼程序。 438-战争法律和习俗的罪行。 而且我们不仅记录了这些犯罪。 我们可以在乌克兰立法框架内负担所有必要的程序行动。</text:p>
      <text:p text:style-name="P4">
首先，它涉及俄罗斯陆军联合会的最高军事政治领导。</text:p>
      <text:p text:style-name="P4">
根据瓦西尔·马利克(Vasyl Malyuk)的说法，已有448名俄罗斯官员的军事罪犯，其中包括25多名部队和军队家族的指挥官，已报告给448名军事罪犯。</text:p>
      <text:p text:style-name="P4">
还建立了具体犯罪。 例如，宣布了一个重型轰炸团蒂莫申上校的贵族。 调查发现，他于今年1月和2022年6月在克雷姆纽克(Kremenchuk)的阿姆斯托(Amstor)购物中心对乌德尼普拉(Udnipra)住宅的导弹罢工负责。</text:p>
      <text:p text:style-name="P4">
总共有95项刑事诉讼被送往法院，针对俄罗斯联邦的俄罗斯和政治领导人的142人，其中22人已被定罪。</text:p>
      <text:p text:style-name="P4">
“国际刑事法院关于逮捕普京和利维夫 - 比洛娃的裁决只是一个开始。 我们必须提供一个有力的证据基础，以完全通过Tseshles。” Vasily Malyuk强调。</text:p>
      <text:p text:style-name="P4">
他补充说，国际结构也参与了这项工作，这些案件正在调查有关俄罗斯对乌克兰的侵略的“主要”诉讼。</text:p>
      <text:p text:style-name="P4">
情报服务本身应用现代方法来解决俄罗斯联邦的军事犯罪。这不仅是对犯罪场所的检查，而且是对开放数据的分析，使用不同的软件产品，与军事和办公室检察官的系统性互动。</text:p>
      <text:p text:style-name="P4">
News Source: <text:a xlink:type="simple" xlink:href="https://armyinform.com.ua/2023/06/21/sbu-rozpochala-rozsliduvannya-majzhe-92-tysyach-kryminalnyh-provadzhen-shhodo-agresiyi-rf-vasyl-malyuk/" text:style-name="Internet_20_link" text:visited-style-name="Visited_20_Internet_20_Link">
https://armyinform.com.ua/2023/06/21/sbu-rozpochala-rozsliduvannya-majzhe-92-tysyach-kryminalnyh-provadzhen-shhodo-agresiyi-rf-vasyl-malyuk/</text:a>
</text:p>
      <!--NEWS-->
      <text:h text:style-name="P10" text:outline-level="1">
<text:span text:style-name="T4">
乌克兰和联合国已同意建立一个社区恢复基金</text:span>
</text:h>
      <text:p text:style-name="P4">
作者: ['АРМІЯINFORM']</text:p>
      <text:p text:style-name="P4">
时间: 2023-06-21T96:00:00-04:00</text:p>
      <text:p text:style-name="P4">
描述: 作为乌克兰恢复会议的一部分，主权机构的负责人受到这种影响……与乌克兰2022年的战争，与乌克兰的最新新闻，今天与乌克兰2022年的新闻战争，乌克兰与乌克兰2022年的战争，乌克兰与乌克兰之间的战争是否会发生俄罗斯以及2022年与乌克兰的战争在不论是否会有一年的时候，在不久的将来是否会与乌克兰进行战争，他们说，今天与乌克兰的战争，今天的乌克兰的新闻</text:p>
      <text:p text:style-name="P4">
图片: ['<text:a xlink:type="simple" xlink:href="https://armyinform.com.ua/wp-content/uploads/2023/06/1-69.jpg" text:style-name="Internet_20_link" text:visited-style-name="Visited_20_Internet_20_Link">
1-69.jpg</text:a>
']</text:p>
      <text:p text:style-name="P4">
标签: ['ВІДБУДОВА УКРАЇНИ', 'ВІДНОВЛЕННЯ ГРОМАД', 'ООН']</text:p>
      <text:p text:style-name="P4">
类别: News</text:p>
      <!--METADATA-->
      <text:p text:style-name="P4">
<draw:frame draw:style-name="fr1" draw:name="Image327" text:anchor-type="as-char" svg:width="6.9236in" svg:height="6.9236in" draw:z-index="0">
<draw:image xlink:href="../Images/AРМІЯINFORM/2023-06-21T96-00-00-04-00/1-69.jpg" xlink:type="simple" xlink:show="embed" xlink:actuate="onLoad" draw:mime-type="image/jpeg"/>
</draw:frame>
作为乌克兰恢复会议的一部分，乌克兰穆斯塔法·纳耶姆(Ukraine Mustafa Nayem)的国家恢复与基础设施发展发展局长参加了乌克兰·库布拉科夫(Ukraine Oleksandr Kubrakov)副总理和乌克兰·丹尼兹·布朗(Ukraine Deniz Brown)的联合国协调员的会议。 在会议的重点 - 实施联合方法，以恢复社区一级。 各方已同意社区恢复基金的这些需求。 关于它<text:a xlink:type="simple" xlink:href="https://restoration.gov.ua/press/news/55693.html" text:style-name="Internet_20_link" text:visited-style-name="Visited_20_Internet_20_Link">
报告</text:a>
国家基础设施恢复和发展的国家机构。</text:p>
      <text:p text:style-name="P4">
该基金将促进社区的长期康复和可持续性，其关键领域将是恢复住房，关键，社会基础设施，以及人道主义的贬低和支持当地企业。 它将从重建定居点的实验项目中扣除，这些定居点受俄罗斯军事入侵影响最大的定居点：trostyanets，Mictyanets，Mictus，Borodyanka，Moshchun，Poskrovsky和Berry。</text:p>
      <text:p text:style-name="P4">
恢复机构已经与贝里和波克罗夫斯基社区举行了第一次会议，并向他们展示了村庄的一般概念。</text:p>
      <text:p text:style-name="P4">
“我们的国家首先遇到了如此毁灭的规模以及对该国部分地区进行复杂重建的需求。 现在，恢复机构优先考虑执行哪个方向不仅取决于单个社区或领土的生活，而且还取决于整个国家的生活。恢复机构。</text:p>
      <text:p text:style-name="P4">
在接下来的5年中，基金会的需求计划动员3亿美元。开始融资-5000万美元。</text:p>
      <text:p text:style-name="P4">
根据丹尼兹·布朗(Deniz Brown)的说法，联合国和乌克兰政府将因恢复哈尔基夫地区(包括哈尔基夫城市和伊齐的城市)的命名而受到社会中心方法的成功进行大修。 联合国帮助社区改变，拆卸，恢复住房，学校，医疗机构以及政府的通讯，以提供尚未离开该地区的人的基本服务。</text:p>
      <text:p text:style-name="P4">
该部和联合国将共同努力，优先考虑社区通知的项目，并在与肇事者进行公众咨询框架内同意。</text:p>
      <text:p text:style-name="P4">
应当指出的是，联合国计划在乌克兰结束时分配超过10亿美元的计划。</text:p>
      <text:p text:style-name="P4">
News Source: <text:a xlink:type="simple" xlink:href="https://armyinform.com.ua/2023/06/21/ukrayina-ta-oon-domovylysya-pro-stvorennya-fondu-vidnovlennya-gromad/" text:style-name="Internet_20_link" text:visited-style-name="Visited_20_Internet_20_Link">
https://armyinform.com.ua/2023/06/21/ukrayina-ta-oon-domovylysya-pro-stvorennya-fondu-vidnovlennya-gromad/</text:a>
</text:p>
      <!--NEWS-->
      <text:h text:style-name="P10" text:outline-level="1">
<text:span text:style-name="T4">
国家元首接受了挪威，瑞士，阿塞拜疆，巴基斯坦和冰岛大使的证书证书</text:span>
</text:h>
      <text:p text:style-name="P4">
作者: ['АРМІЯINFORM']</text:p>
      <text:p text:style-name="P4">
时间: 2023-06-21T97:00:00-04:00</text:p>
      <text:p text:style-name="P4">
描述: 乌克兰沃罗迪米尔·泽伦斯基（Volodymyr Zelensky）总裁曾给诺维吉亚大使维尔奇（Virchi），与乌克兰2022年的战争，与乌克兰的最新新闻，今天与乌克兰的新闻战争，今天与乌克兰的新闻战争，乌克兰和俄罗斯与俄罗斯之间以及战争之间会发生战争他们在2022年与乌克兰有一年</text:p>
      <text:p text:style-name="P4">
图片: ['<text:a xlink:type="simple" xlink:href="https://armyinform.com.ua/wp-content/uploads/2023/06/5a0233833c3c386e284fe00f1080296d_1687366959_extra_large.jpeg" text:style-name="Internet_20_link" text:visited-style-name="Visited_20_Internet_20_Link">
5a0233833c3c386e284fe00f1080296d_1687366959_extra_large.jpeg</text:a>
']</text:p>
      <text:p text:style-name="P4">
标签: ['ПРЕЗИДЕНТ УКРАЇНИ']</text:p>
      <text:p text:style-name="P4">
类别: News</text:p>
      <!--METADATA-->
      <text:p text:style-name="P4">
<draw:frame draw:style-name="fr1" draw:name="Image328" text:anchor-type="as-char" svg:width="6.9236in" svg:height="4.604691in" draw:z-index="0">
<draw:image xlink:href="../Images/AРМІЯINFORM/2023-06-21T97-00-00-04-00/5a0233833c3c386e284fe00f1080296d_1687366959_extra_large.jpeg" xlink:type="simple" xlink:show="embed" xlink:actuate="onLoad" draw:mime-type="image/jpeg"/>
</draw:frame>
乌克兰沃迪米尔·泽伦斯基(Ukraine Volodymyr Zelensky)总裁接受了诺维吉亚·海伦·桑德·安德森(Norwegia Helen Sand Andresen)证书，瑞士联邦大使费利克斯·鲍曼(Felix Baumann)，大使国家。</text:p>
      <text:p text:style-name="P4">
传统上，判决的仪式在索非亚基夫斯卡地区储备金举行。</text:p>
      <text:p text:style-name="P4">
总统从挪威大使海伦·桑德·安德森(Helen Sand Andresen)获得证书，并在乌克兰打招呼，并希望他在外交任务负责人中有效工作。</text:p>
      <text:p text:style-name="P4">
“这项工作将是一定的挑战，因为乌克兰为其穷人而战。 但是，我们很高兴挪威的人民和政府是总理，他的团队，在真理的一方。 非常感激您能与民主打交道，当然还有乌克兰人民。</text:p>
      <text:p text:style-name="P4">
总统对乌克兰的支持表示感谢。 他是一个感谢政党，他提供了全面的军事，金融ta虫援助，以及挪威政府对乌克兰的单独和五年援助计划的批准，约有70亿欧元。</text:p>
      <text:p text:style-name="P4">
“这是领导支持。 Volodymyr Zelenskyy强调。</text:p>
      <text:p text:style-name="P4">
国家元首指出，乌克兰尼亚纳尔方面提供的国防援助的重要性，并赞扬挪威准备加入该国支持我们国家的诱惑联盟。</text:p>
      <text:p text:style-name="P4">
总统表示希望从挪威积极支持乌克兰的欧洲 - 大西洋融合道路的具体预测，在北约维尔纽斯峰会上提供了我们国家的安全保证，以及参与防御和平峰会的参与。</text:p>
      <text:p text:style-name="P4">
在与瑞士联合会大使的对话中，费利克斯·鲍曼诺曼·诺曼瓦洛迪尔·泽伦斯基(Felix Baumannomnomavolodir Zelensky)指出，我们的州正在经历瑞士的支持。</text:p>
      <text:p text:style-name="P4">
他回忆说，乌克兰修复的第一次会议在瑞士城市卢加诺举行。 今天，在伦敦，已经有第三次会议致力于重建乌克兰。</text:p>
      <text:p text:style-name="P4">
“我们非常感谢这个艰难的存款项目的成功开始。 当然，我们面前面临许多挑战，但我们感谢您。”国家格拉瓦(Glava)说：“重要的是，尽管拥有中立地位，但瑞士除了保护我们的国家，自由和民主之外，并没有保留。”</text:p>
      <text:p text:style-name="P4">
沃迪米尔·泽伦斯基(Volodymyr Zelensky)邀请瑞士参加乌克兰和平公式和全球和平峰会的特定公众。</text:p>
      <text:p text:style-name="P4">
总统认为，在乌克兰的重建和恢复以及人道主义贬低的背景下，evishavatius双边合作的优先领域。</text:p>
      <text:p text:style-name="P4">
他对在议会维特策中实施相关倡议的实施表示希望，旨在改变将公开向乌克兰开放瑞士国防商品的立法。</text:p>
      <text:p text:style-name="P4">
欢迎阿塞拜疆大使西摩·马尔达利耶夫(Seymour Mardaliyev)在该国的外交任务开始时，感谢国家元首感谢乌克兰领土完整性的支持。</text:p>
      <text:p text:style-name="P4">
沃迪米尔·泽伦斯基(Volodymyr Zelensky)向总统阿塞拜杰尼勒姆·阿里耶夫(Azerbaijjanilham Aliyev)表示了最热烈的祝贺，并指出他们最近在奇西诺(Chisinau)的会议富有成效，因为讨论了许多构成共同利益的问题。 特别是，在重建欧彭市时，这个国家是同意的。</text:p>
      <text:p text:style-name="P4">
“我们的团队已经在进行这一安排。 这将是对乌克兰战后恢复的特定贡献，”国家负责人强调。</text:p>
      <text:p text:style-name="P4">
乌克兰总统还感谢阿塞拜疆乌克兰人的热烈欢迎，他们逃离了俄罗斯的侵略。</text:p>
      <text:p text:style-name="P4">
他还感谢阿塞拜疆提供的人道主义援助。 Volodymyr Zelensky向全球和平峰会实施了乌克兰和平陶萨的公式，对阿塞拜疆的井井有条表示了希望。</text:p>
      <text:p text:style-name="P4">
总统已邀请阿塞拜疆业务加入乌克兰的基础设施和能源项目的实施。</text:p>
      <text:p text:style-name="P4">
国家元首接受巴基斯坦纳迪尔·汗(Nadir Khan)的驻伊斯兰共和国大使的证书，他表示相信有必要进一步加强两国之间的有益合作，并感谢对乌克兰人民的巴基斯坦义务援助。</text:p>
      <text:p text:style-name="P4">
总统说：“我要感谢贵国在如此艰难的时期，锁以及我们领土完整性的支持。”“乌克兰仍然是世界粮食安全的可靠保证人。 准备积极参与巴基斯坦的粮食安全，”国家负责人宣布。</text:p>
      <text:p text:style-name="P4">
在与冰岛大使汉尼斯·赫西森(Hannes Hesison)会面期间，总统感谢乌克兰在双边级别和国际组织内的关注。</text:p>
      <text:p text:style-name="P4">
总统说：“我感谢您得到乌克兰的支持，我们的领土诚信和主权。我也感谢您在乌克兰和平公式的冰岛支持下。”</text:p>
      <text:p text:style-name="P4">
Volodymyr Zelensky向冰岛表示祝贺欧洲委员会的成功主席最近在雷克雅未克举行了该组织的峰会，其中之一是建立了由俄罗斯对乌克兰侵略的损失登记册。</text:p>
      <text:p text:style-name="P4">
国家负责人强调了有效支持乌克兰欧洲 - 大西洋融合的重要性，这在北约峰会前夕尤其重要。</text:p>
      <text:p text:style-name="P4">
Volodymyr Zelensky分别指出，冰岛最近决定关闭莫斯科的职位，这成为与我们乌克兰在与侵略者作斗争中的雄辩信号。</text:p>
      <text:p text:style-name="P4">
News Source: <text:a xlink:type="simple" xlink:href="https://armyinform.com.ua/2023/06/21/glava-derzhavy-pryjnyav-virchi-gramoty-u-posliv-norvegiyi-shvejczariyi-azerbajdzhanu-pakystanu-ta-islandiyi/" text:style-name="Internet_20_link" text:visited-style-name="Visited_20_Internet_20_Link">
https://armyinform.com.ua/2023/06/21/glava-derzhavy-pryjnyav-virchi-gramoty-u-posliv-norvegiyi-shvejczariyi-azerbajdzhanu-pakystanu-ta-islandiyi/</text:a>
</text:p>
      <!--NEWS-->
      <text:h text:style-name="P10" text:outline-level="1">
<text:span text:style-name="T4">
全球希望专注于我们的国家，我们的人民将为他们辩护：乌克兰将赢得胜利-Volodymyr Zelenskyy</text:span>
</text:h>
      <text:p text:style-name="P4">
作者: ['АРМІЯINFORM']</text:p>
      <text:p text:style-name="P4">
时间: 2023-06-21T98:00:00-04:00</text:p>
      <text:p text:style-name="P4">
描述: 在谈到了乌克兰沃罗迪米尔·泽伦斯基（Volodymyr Zelensky）的总统在他的录像带之前……与乌克兰2022年的战争，与乌克兰的战争是今天的最新新闻，与乌克兰2022的新闻战是今天的最后一场战争，将会发生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标签: []</text:p>
      <text:p text:style-name="P4">
类别: News</text:p>
      <!--METADATA-->
      <text:p text:style-name="P4">
<draw:frame draw:style-name="fr1" draw:name="Image329" text:anchor-type="as-char" svg:width="6.9236in" svg:height="3.871446in" draw:z-index="0">
<draw:image xlink:href="../Images/AРМІЯINFORM/2023-06-21T98-00-00-04-00/2cc8b226388c9e314d6eff8edcd54f4d_1686857689_extra_large.png" xlink:type="simple" xlink:show="embed" xlink:actuate="onLoad" draw:mime-type="image/png"/>
</draw:frame>
Volodymyr Zelenskyy  关于它<text:a xlink:type="simple" xlink:href="https://www.president.gov.ua/news/same-na-nashij-derzhavi-sfokusovani-globalni-nadiyi-i-nashi-83717" text:style-name="Internet_20_link" text:visited-style-name="Visited_20_Internet_20_Link">
说</text:a>
乌克兰Volodymyrzelensky总裁在他致乌克兰人的视频地址中。</text:p>
      <text:p text:style-name="P4">
<text:span text:style-name="T5">
“我希望健康，亲爱的乌克兰人!</text:span>
</text:p>
      <text:p text:style-name="P4">
第一的。 正面。 艰苦的战斗。 南 - 摧毁敌人。 顿涅茨克地区正在摧毁模具。 Kupjansky的方向_  -  _至少将在那里计划俄罗斯恐怖分子，我们将摧毁敌人。</text:p>
      <text:p text:style-name="P4">
在南部，有我们前进的运动。 谢谢你，战士!在东方_-_我们保留防守。 我非常感谢，每个人，每位俄罗斯直升机。 每个都很重要。</text:p>
      <text:p text:style-name="P4">
第二。 伦敦。 如今，我们与英国的合作已经开始了一次特别会议，以进行乌克兰的修复。</text:p>
      <text:p text:style-name="P4">
我感谢您，英国，提供了新的财政支持计划。 谢谢美国人，是帮助我们的基础设施和能源的吸力。 谢谢欧盟，欧洲委员会主席Ursula von der Liaien，这是我们重建500亿欧元的金融工具。</text:p>
      <text:p text:style-name="P4">
伦敦这次会议的含义不仅是为了产生国家的努力_  -  <text:span text:style-name="T5">
我们的合作伙伴，而是要保持国际业务的转变。 乌克兰代表团目前在英国</text:span>
  -  _政府，办公室，Verkhovna Rada，公共部门。 乌克兰对我们国家进一步发展的恢复的各个方面将由我们直接需要的世界业务的人物来代表我们的行业，城市，社区，整个国家。 乌克兰的任务是将我们人民的道德化转变为我们国家的经济领导。这首先是我们的人民，在我们美丽的人民中。</text:p>
      <text:p text:style-name="P4">
第三。 最后，批准了针对俄罗斯的新制裁一揽子制裁。其规范的一部分是根据国际制裁集团的提案准备的，国际制裁集团在迈克尔·麦克福(Michael McFol)和安德里·埃尔马克(Andriy Ermak)的主席下工作。 该包裹将限制俄罗斯在欧洲仍获得它们的利润，并且还将重叠一些绕过先前强加的制裁的方式。 这是优先任务的瞬间。</text:p>
      <text:p text:style-name="P4">
我们所有的合作伙伴都充分了解了如何重叠所有绕过制裁的方式。 然而，恐怖分子仍然可以使用世界上人们制定的各种组成部分，技术和金融方案的产品，但要欣赏自由和国际法。还有一个。</text:p>
      <text:p text:style-name="P4">
他接受了来到乌克兰的外国大使的证书。 新大使。 总共有60多个国家的使馆和代表国以及20多个国际组织的代表。</text:p>
      <text:p text:style-name="P4">
在乌克兰工作，与乌克兰合作_  -  _相信乌克兰和乌克兰人。 尽管国家枪正在尝试做的一切，但世界仍与我们同在。 全面战争的第483天。 正是在我国，人们充满希望。 我们的人民将证明这些希望是合理的。 自由将获胜。 乌克兰将获胜。</text:p>
      <text:p text:style-name="P4">
我感谢每个正在为乌克兰战斗和工作的人!</text:p>
      <text:p text:style-name="P4">
荣耀所有加强自由的人!</text:p>
      <text:p text:style-name="P4">
<text:span text:style-name="T5">
Slav乌克兰!</text:span>
 _»， - 乌克兰总统说。</text:p>
      <text:p text:style-name="P4">
News Source: <text:a xlink:type="simple" xlink:href="https://armyinform.com.ua/2023/06/21/na-nashij-derzhavi-sfokusovani-globalni-nadiyi-i-nashi-lyudy-yih-vypravdayut-ukrayina-peremozhe-volodymyr-zelenskyj/" text:style-name="Internet_20_link" text:visited-style-name="Visited_20_Internet_20_Link">
https://armyinform.com.ua/2023/06/21/na-nashij-derzhavi-sfokusovani-globalni-nadiyi-i-nashi-lyudy-yih-vypravdayut-ukrayina-peremozhe-volodymyr-zelenskyj/</text:a>
</text:p>
      <!--NEWS-->
      <text:h text:style-name="P10" text:outline-level="1">
<text:span text:style-name="T4">
短的。 战争。 第483天</text:span>
</text:h>
      <text:p text:style-name="P4">
作者: ['АРМІЯINFORM']</text:p>
      <text:p text:style-name="P4">
时间: 2023-06-2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ВІЙНА ДЕНЬ 483', 'ГШ ЗС УКРАЇНИ']</text:p>
      <text:p text:style-name="P4">
类别: News</text:p>
      <!--METADATA-->
      <text:p text:style-name="P4">
News Source: <text:a xlink:type="simple" xlink:href="https://armyinform.com.ua/2023/06/21/korotko-vijna-den-483-videodajdzhest/" text:style-name="Internet_20_link" text:visited-style-name="Visited_20_Internet_20_Link">
https://armyinform.com.ua/2023/06/21/korotko-vijna-den-483-videodajdzhest/</text:a>
</text:p>
      <!--NEWS-->
      <text:h text:style-name="P10" text:outline-level="1">
<text:span text:style-name="T4">
Nastya Stanko将成为编辑-In -in -In -in Dockition.info”</text:span>
</text:h>
      <text:p text:style-name="P4">
作者: Ukrinform (Person)</text:p>
      <text:p text:style-name="P4">
出版商: Укринформ (Organization)</text:p>
      <text:p text:style-name="P4">
出版时间: 2023-06-21T9:38:00+03:00</text:p>
      <text:p text:style-name="P4">
修改时间: 2023-06-21T22:38:00+03:00</text:p>
      <text:p text:style-name="P4">
描述: 公共Nastyko的前编辑 - 主持人和军事记者将成为调查的新编辑。  - 乌克林。</text:p>
      <text:p text:style-name="P4">
图片: ['<text:a xlink:type="simple" xlink:href="https://static.ukrinform.com/photos/2023_06/thumb_files/630_360_1687376027-412.jpg" text:style-name="Internet_20_link" text:visited-style-name="Visited_20_Internet_20_Link">
630_360_16873...</text:a>
']</text:p>
      <text:p text:style-name="P4">
标签: ['Призначення', 'Журналіст', 'Слідство.Інфо']</text:p>
      <text:p text:style-name="P4">
类型: Article</text:p>
      <!--METADATA-->
      <text:p text:style-name="P4">
<draw:frame draw:style-name="fr1" draw:name="Image330" text:anchor-type="as-char" svg:width="6.9236in" svg:height="3.956343in" draw:z-index="0">
<draw:image xlink:href="../Images/yкринформ/2023-06-21T9-38-00-03-00/630_360_1687376027-412.jpg" xlink:type="simple" xlink:show="embed" xlink:actuate="onLoad" draw:mime-type="image/jpeg"/>
</draw:frame>
“公共” Nastya Stanko Stanenova的前首席编辑和军事记者编辑 - 调查机构新闻调查机构的主持人。</text:p>
      <text:p text:style-name="P4">
正如乌克林福姆报道的那样，它报道了“ <text:a xlink:type="simple" xlink:href="https://detector.media/infospace/article/212793/2023-06-21-golovnoyu-redaktorkoyu-slidstvoinfo-stane-nastya-stanko/" text:style-name="Internet_20_link" text:visited-style-name="Visited_20_Internet_20_Link">
媒体检测器</text:a>
”。</text:p>
      <text:p text:style-name="P4">
“ Stanko将领导媒体团队在去年进行更新，并将从事“调查”的操作管理，这是消息所在。</text:p>
      <text:p text:style-name="P4">
取而代之的是，负责编辑委员会的Anna Babinets仍然是该出版物的执行董事。 值得注意的是，在家庭环境下，它主要集中在代理机构的战略发展上。</text:p>
      <text:p text:style-name="P4">
据报道，Nastya Stanko在公开场合工作了将近十年，而他的主编一年半是主持人。</text:p>
      <text:p text:style-name="P4">
记者报道了迈丹(Maidan)上的事件，唐巴斯(Donbass)的俄罗斯侵略和封面，被SO称为“ LNR”捕获。</text:p>
      <text:p text:style-name="P4">
为了调查2016年2月20日的2016年2月20日事件的“裂缝”，2016年生动的革命，斯坦科与安吉丽娜·卡里亚基纳(Angelina Karyakina)一起获得了Fest Grand Prime Minzhigorye。</text:p>
      <text:p text:style-name="P4">
<text:span text:style-name="T4">
另请阅读：</text:span>
 <text:a xlink:type="simple" xlink:href="https://www.ukrinform.ua/rubric-society/3724819-u-bonni-zurnalisti-zibralisa-na-globalnij-mediaforum.html" text:style-name="Internet_20_link" text:visited-style-name="Visited_20_Internet_20_Link">
在波恩<text:span text:style-name="T4">
新闻工作者</text:span>
并聚集在全球媒体上</text:a>
2018年，Nasta Stanko正在调查SBU的秘密绝缘体。 她在纽约获得了国际新闻自由奖，2019年，穆伊获得了国际妇女媒体基金会的勇气。 在乌克兰，Nastya Stanko在四年中成为记者竞赛“荣誉”的决赛。</text:p>
      <text:p text:style-name="P4">
在2022年2月将俄罗斯入侵俄罗斯进入乌克兰之后，该机器正在军事报告中，定期访问前线领土，并发布了来自热点的报告。</text:p>
      <text:p text:style-name="P4">
News Source: <text:a xlink:type="simple" xlink:href="https://www.ukrinform.ua/rubric-society/3726020-golovnou-redaktorkou-slidstvoinfo-stane-nasta-stanko.html" text:style-name="Internet_20_link" text:visited-style-name="Visited_20_Internet_20_Link">
https://www.ukrinform.ua/rubric-society/3726020-golovnou-redaktorkou-slidstvoinfo-stane-nasta-stanko.html</text:a>
</text:p>
      <!--NEWS-->
      <text:h text:style-name="P10" text:outline-level="1">
<text:span text:style-name="T4">
足球：尤文图斯购买了马赛·米利卡（Marseille Milika）</text:span>
</text:h>
      <text:p text:style-name="P4">
作者: Ukrinform (Person)</text:p>
      <text:p text:style-name="P4">
出版商: Укринформ (Organization)</text:p>
      <text:p text:style-name="P4">
出版时间: 2023-06-22T-1:14:00+03:00</text:p>
      <text:p text:style-name="P4">
修改时间: 2023-06-22T00:14:00+03:00</text:p>
      <text:p text:style-name="P4">
描述: 租约后，尤文图斯·图林斯基（Juventus Turinsky）购买了马赛·阿卡迪斯·米利卡（Marseille Arkadyusz Milica）的波兰前锋。  - 乌克林。</text:p>
      <text:p text:style-name="P4">
图片: ['<text:a xlink:type="simple" xlink:href="https://static.ukrinform.com/photos/2023_06/thumb_files/630_360_1687381565-313.jpg" text:style-name="Internet_20_link" text:visited-style-name="Visited_20_Internet_20_Link">
630_360_16873...</text:a>
']</text:p>
      <text:p text:style-name="P4">
标签: ['Футбол', 'Ювентус']</text:p>
      <text:p text:style-name="P4">
类型: Article</text:p>
      <!--METADATA-->
      <text:p text:style-name="P4">
<draw:frame draw:style-name="fr1" draw:name="Image331" text:anchor-type="as-char" svg:width="6.9236in" svg:height="3.956343in" draw:z-index="0">
<draw:image xlink:href="../Images/yкринформ/2023-06-22T-1-14-00-03-00/630_360_1687381565-313.jpg" xlink:type="simple" xlink:show="embed" xlink:actuate="onLoad" draw:mime-type="image/jpeg"/>
</draw:frame>
租约后，尤文图斯·图林斯基(Juventus Turinsky)购买了马赛·阿卡迪斯·米利卡(Marseille Arkadyusz Milica)的波兰前锋。</text:p>
      <text:p text:style-name="P4">
据报道<text:a xlink:type="simple" xlink:href="https://www.juventus.com/en/news/articles/official-milik-continues-at-juventus" text:style-name="Internet_20_link" text:visited-style-name="Visited_20_Internet_20_Link">
新闻服务</text:a>
Biankonra，乌克林福姆报道。</text:p>
      <text:p text:style-name="P4">
根据<text:a xlink:type="simple" xlink:href="https://rmcsport.bfmtv.com/football/transferts/mercato-c-est-officiel-milik-quitte-definitivement-l-om-pour-la-juve_AV-202306210858.html" text:style-name="Internet_20_link" text:visited-style-name="Visited_20_Internet_20_Link">
RMC Sport</text:a>
，意大利俱乐部将向法国支付630万欧元。 该金额将支付三年。 还提供了110万欧元的奖金，但未拨款。</text:p>
      <text:p text:style-name="P4">
与29岁杆的合同是在2026年6月30日之前计算的。</text:p>
      <text:p text:style-name="P4">
在尤文图斯的租约期间，米利克(Milik)攻入9球，并在39杆中获得了1个助手。</text:p>
      <text:p text:style-name="P4">
<text:span text:style-name="T4">
另请阅读：</text:span>
 <text:a xlink:type="simple" xlink:href="https://www.ukrinform.ua/rubric-sports/3726001-messi-debutue-za-inter-maami-22-lipna-v-ramkah-kubka-lig.html" text:style-name="Internet_20_link" text:visited-style-name="Visited_20_Internet_20_Link">
Messi于7月22日作为Kubil的一部分为Inter Mayami首次亮相</text:a>
据报道，尤文图斯在2022/2023赛季中排名第七。</text:p>
      <text:p text:style-name="P4">
照片：juventus.com</text:p>
      <text:p text:style-name="P4">
News Source: <text:a xlink:type="simple" xlink:href="https://www.ukrinform.ua/rubric-sports/3726036-futbol-uventus-vikupiv-u-marsela-milika.html" text:style-name="Internet_20_link" text:visited-style-name="Visited_20_Internet_20_Link">
https://www.ukrinform.ua/rubric-sports/3726036-futbol-uventus-vikupiv-u-marsela-milika.html</text:a>
</text:p>
      <!--NEWS-->
      <text:h text:style-name="P10" text:outline-level="1">
<text:span text:style-name="T4">
Gutzait：感谢武装部队，我们能够代表乌克兰参加体育竞技场</text:span>
</text:h>
      <text:p text:style-name="P4">
作者: Ukrinform (Person)</text:p>
      <text:p text:style-name="P4">
出版商: Укринформ (Organization)</text:p>
      <text:p text:style-name="P4">
出版时间: 2023-06-22T-2:02:00+03:00</text:p>
      <text:p text:style-name="P4">
修改时间: 2023-06-22T00:02:00+03:00</text:p>
      <text:p text:style-name="P4">
描述: 乌克兰青年和体育部长，国家奥林匹克委员会主席瓦迪姆·古扎特（Vadim Gutzait）估计，乌克兰在2023年在克拉科夫举行的欧洲奥运会上的奖牌机会。  - 乌克林。</text:p>
      <text:p text:style-name="P4">
图片: ['<text:a xlink:type="simple" xlink:href="https://static.ukrinform.com/photos/2023_06/thumb_files/630_360_1687380985-126.jpg" text:style-name="Internet_20_link" text:visited-style-name="Visited_20_Internet_20_Link">
630_360_16873...</text:a>
']</text:p>
      <text:p text:style-name="P4">
标签: ['НОК України', 'Міністерство молоді та спорту', 'Європейські ігри', 'Вадим Гутцайт']</text:p>
      <text:p text:style-name="P4">
类型: Article</text:p>
      <!--METADATA-->
      <text:p text:style-name="P4">
<draw:frame draw:style-name="fr1" draw:name="Image332" text:anchor-type="as-char" svg:width="6.9236in" svg:height="3.956343in" draw:z-index="0">
<draw:image xlink:href="../Images/yкринформ/2023-06-22T-2-02-00-03-00/630_360_1687380985-126.jpg" xlink:type="simple" xlink:show="embed" xlink:actuate="onLoad" draw:mime-type="image/jpeg"/>
</draw:frame>
乌克兰青年和体育部长，国家奥林匹克委员会主席瓦迪亚扎特(Vadimutzait)评估了乌克兰在2023年欧洲奥运会期间的奖牌机会。</text:p>
      <text:p text:style-name="P4">
他在对乌克林福姆的评论中专门讲述了这一点。</text:p>
      <text:p text:style-name="P4">
“多亏了乌克兰的武装部队，我们才能够在该国代表乌克兰。 战争持续了一年多。 从最初的几天开始，要培养我们的运动员，将运动保留在乌克兰，以确保运动训练。 欧洲所有最好的球队都将争夺奖牌，因此很难。 我们正在参加巴黎奥运会。 感谢我们所有的合作伙伴，全国境内的人们，我们获得了最大的组成。 263人有机会在这一水平的比赛中代表乌克兰。”他说。</text:p>
      <text:p text:style-name="P4">
NOC总统放弃了预测，但保证每个乌克兰运动员都有获得奖牌的潜力。</text:p>
      <text:p text:style-name="P4">
“很难预测一些东西。 我们了解所有困难，尤其是与Zapsychologicy状态有关的困难。 我指望每个运动员，因为每个人都有领奖台。 最主要的是相信自己，相信教练，并且不确定我们所有的乌克兰都在后面。 我希望所有运动员都好运和获胜，”古扎特说。</text:p>
      <text:p text:style-name="P4">
他还强调，从事白俄罗斯俄罗斯人的叙述仍在继续，并呼吁乌克兰运动员参加这场斗争。</text:p>
      <text:p text:style-name="P4">
“我们希望自3月以来三个月内完成的富有成果的工作能够取得成果。 国际奥委会应该看到，不准时返回伊比利洛斯的俄罗斯人参加比赛。 我们需要继续工作。 运动员尤其是胜利，谈论我国正在发生的事情。 他们是要对朋友施加压力的运动员，这反过来将受到国家奥运会委员会和联邦的影响。 俄罗斯人和白俄罗斯人不参加运动。”  - 青年和体育部长总结了。</text:p>
      <text:p text:style-name="P4">
<text:span text:style-name="T4">
另请阅读：</text:span>
 <text:a xlink:type="simple" xlink:href="https://www.ukrinform.ua/rubric-sports/3725512-evropejski-igri2023-igri-peremozciv-igri-povagi-igri-bez-rosian.html" text:style-name="Internet_20_link" text:visited-style-name="Visited_20_Internet_20_Link">
<text:span text:style-name="T4">
欧洲</text:span>
 <text:span text:style-name="T4">
 </text:span>
游戏** -2023-获奖者，游戏，没有俄罗斯人的游戏</text:a>
据报道，今天6月21日，2023年欧洲奥运会的开幕式在克拉科夫举行。</text:p>
      <text:p text:style-name="P4">
比赛将持续从6月21日至7月2日。</text:p>
      <text:p text:style-name="P4">
News Source: <text:a xlink:type="simple" xlink:href="https://www.ukrinform.ua/rubric-sports/3726035-gutcajt-zavdaki-zsu-mi-maemo-zmogu-predstavlati-ukrainu-na-sportivnij-areni.html" text:style-name="Internet_20_link" text:visited-style-name="Visited_20_Internet_20_Link">
https://www.ukrinform.ua/rubric-sports/3726035-gutcajt-zavdaki-zsu-mi-maemo-zmogu-predstavlati-ukrainu-na-sportivnij-areni.html</text:a>
</text:p>
      <!--NEWS-->
      <text:h text:style-name="P10" text:outline-level="1">
<text:span text:style-name="T4">
Gutzait：感谢武装部队，我们能够代表乌克兰参加体育竞技场</text:span>
</text:h>
      <text:p text:style-name="P4">
作者: Ukrinform (Person)</text:p>
      <text:p text:style-name="P4">
出版商: Укринформ (Organization)</text:p>
      <text:p text:style-name="P4">
出版时间: 2023-06-22T00:02:00+03:00</text:p>
      <text:p text:style-name="P4">
修改时间: 2023-06-22T00:02:00+03:00</text:p>
      <text:p text:style-name="P4">
描述: 乌克兰青年和体育部长，国家奥林匹克委员会主席瓦迪姆·古扎特（Vadim Gutzait）估计，乌克兰在2023年在克拉科夫举行的欧洲奥运会上的奖牌机会。  - 乌克林。</text:p>
      <text:p text:style-name="P4">
图片: ['<text:a xlink:type="simple" xlink:href="https://static.ukrinform.com/photos/2023_06/thumb_files/630_360_1687380985-126.jpg" text:style-name="Internet_20_link" text:visited-style-name="Visited_20_Internet_20_Link">
630_360_16873...</text:a>
']</text:p>
      <text:p text:style-name="P4">
标签: ['НОК України', 'Міністерство молоді та спорту', 'Європейські ігри', 'Вадим Гутцайт']</text:p>
      <text:p text:style-name="P4">
类型: Article</text:p>
      <!--METADATA-->
      <text:p text:style-name="P4">
<draw:frame draw:style-name="fr1" draw:name="Image333" text:anchor-type="as-char" svg:width="6.9236in" svg:height="3.956343in" draw:z-index="0">
<draw:image xlink:href="../Images/yкринформ/2023-06-22T00-02-00-03-00/630_360_1687380985-126.jpg" xlink:type="simple" xlink:show="embed" xlink:actuate="onLoad" draw:mime-type="image/jpeg"/>
</draw:frame>
乌克兰青年和体育部长，国家奥林匹克委员会主席瓦迪亚扎特(Vadimutzait)评估了乌克兰在2023年欧洲奥运会期间的奖牌机会。</text:p>
      <text:p text:style-name="P4">
他在对乌克林福姆的评论中专门讲述了这一点。</text:p>
      <text:p text:style-name="P4">
“多亏了乌克兰的武装部队，我们才能够在该国代表乌克兰。 战争持续了一年多。 从最初的几天开始，要培养我们的运动员，将运动保留在乌克兰，以确保运动训练。 欧洲所有最好的球队都将争夺奖牌，因此很难。 我们正在参加巴黎奥运会。 感谢我们所有的合作伙伴，全国境内的人们，我们获得了最大的组成。 263人有机会在这一水平的比赛中代表乌克兰。”他说。</text:p>
      <text:p text:style-name="P4">
NOC总统放弃了预测，但保证每个乌克兰运动员都有获得奖牌的潜力。</text:p>
      <text:p text:style-name="P4">
“很难预测一些东西。 我们了解所有困难，尤其是与Zapsychologicy状态有关的困难。 我指望每个运动员，因为每个人都有领奖台。 最主要的是相信自己，相信教练，并且不确定我们所有的乌克兰都在后面。 我希望所有运动员都好运和获胜，”古扎特说。</text:p>
      <text:p text:style-name="P4">
他还强调，从事白俄罗斯俄罗斯人的叙述仍在继续，并呼吁乌克兰运动员参加这场斗争。</text:p>
      <text:p text:style-name="P4">
“我们希望自3月以来三个月内完成的富有成果的工作能够取得成果。 国际奥委会应该看到，不准时返回伊比利洛斯的俄罗斯人参加比赛。 我们需要继续工作。 运动员尤其是胜利，谈论我国正在发生的事情。 他们是要对朋友施加压力的运动员，这反过来将受到国家奥运会委员会和联邦的影响。 俄罗斯人和白俄罗斯人不参加运动。”  - 青年和体育部长总结了。</text:p>
      <text:p text:style-name="P4">
<text:span text:style-name="T4">
另请阅读：</text:span>
 <text:a xlink:type="simple" xlink:href="https://www.ukrinform.ua/rubric-sports/3725512-evropejski-igri2023-igri-peremozciv-igri-povagi-igri-bez-rosian.html" text:style-name="Internet_20_link" text:visited-style-name="Visited_20_Internet_20_Link">
<text:span text:style-name="T4">
欧洲</text:span>
 <text:span text:style-name="T4">
 </text:span>
游戏** -2023-获奖者，游戏，没有俄罗斯人的游戏</text:a>
据报道，今天6月21日，2023年欧洲奥运会的开幕式在克拉科夫举行。</text:p>
      <text:p text:style-name="P4">
比赛将持续从6月21日至7月2日。</text:p>
      <text:p text:style-name="P4">
News Source: <text:a xlink:type="simple" xlink:href="https://www.ukrinform.ua/rubric-sports/3726035-gutcajt-zavdaki-zsu-mi-maemo-zmogu-predstavlati-ukrainu-na-sportivnij-areni.html" text:style-name="Internet_20_link" text:visited-style-name="Visited_20_Internet_20_Link">
https://www.ukrinform.ua/rubric-sports/3726035-gutcajt-zavdaki-zsu-mi-maemo-zmogu-predstavlati-ukrainu-na-sportivnij-areni.html</text:a>
</text:p>
      <!--NEWS-->
      <text:h text:style-name="P10" text:outline-level="1">
<text:span text:style-name="T4">
足球：尤文图斯购买了马赛·米利卡（Marseille Milika）</text:span>
</text:h>
      <text:p text:style-name="P4">
作者: Ukrinform (Person)</text:p>
      <text:p text:style-name="P4">
出版商: Укринформ (Organization)</text:p>
      <text:p text:style-name="P4">
出版时间: 2023-06-22T00:14:00+03:00</text:p>
      <text:p text:style-name="P4">
修改时间: 2023-06-22T00:14:00+03:00</text:p>
      <text:p text:style-name="P4">
描述: 租约后，尤文图斯·图林斯基（Juventus Turinsky）购买了马赛·阿卡迪斯·米利卡（Marseille Arkadyusz Milica）的波兰前锋。  - 乌克林。</text:p>
      <text:p text:style-name="P4">
图片: ['<text:a xlink:type="simple" xlink:href="https://static.ukrinform.com/photos/2023_06/thumb_files/630_360_1687381565-313.jpg" text:style-name="Internet_20_link" text:visited-style-name="Visited_20_Internet_20_Link">
630_360_16873...</text:a>
']</text:p>
      <text:p text:style-name="P4">
标签: ['Футбол', 'Ювентус']</text:p>
      <text:p text:style-name="P4">
类型: Article</text:p>
      <!--METADATA-->
      <text:p text:style-name="P4">
<draw:frame draw:style-name="fr1" draw:name="Image334" text:anchor-type="as-char" svg:width="6.9236in" svg:height="3.956343in" draw:z-index="0">
<draw:image xlink:href="../Images/yкринформ/2023-06-22T00-14-00-03-00/630_360_1687381565-313.jpg" xlink:type="simple" xlink:show="embed" xlink:actuate="onLoad" draw:mime-type="image/jpeg"/>
</draw:frame>
租约后，尤文图斯·图林斯基(Juventus Turinsky)购买了马赛·阿卡迪斯·米利卡(Marseille Arkadyusz Milica)的波兰前锋。</text:p>
      <text:p text:style-name="P4">
据报道<text:a xlink:type="simple" xlink:href="https://www.juventus.com/en/news/articles/official-milik-continues-at-juventus" text:style-name="Internet_20_link" text:visited-style-name="Visited_20_Internet_20_Link">
新闻服务</text:a>
Biankonra，乌克林福姆报道。</text:p>
      <text:p text:style-name="P4">
根据<text:a xlink:type="simple" xlink:href="https://rmcsport.bfmtv.com/football/transferts/mercato-c-est-officiel-milik-quitte-definitivement-l-om-pour-la-juve_AV-202306210858.html" text:style-name="Internet_20_link" text:visited-style-name="Visited_20_Internet_20_Link">
RMC Sport</text:a>
，意大利俱乐部将向法国支付630万欧元。 该金额将支付三年。 还提供了110万欧元的奖金，但未拨款。</text:p>
      <text:p text:style-name="P4">
与29岁杆的合同是在2026年6月30日之前计算的。</text:p>
      <text:p text:style-name="P4">
在尤文图斯的租约期间，米利克(Milik)攻入9球，并在39杆中获得了1个助手。</text:p>
      <text:p text:style-name="P4">
<text:span text:style-name="T4">
另请阅读：</text:span>
 <text:a xlink:type="simple" xlink:href="https://www.ukrinform.ua/rubric-sports/3726001-messi-debutue-za-inter-maami-22-lipna-v-ramkah-kubka-lig.html" text:style-name="Internet_20_link" text:visited-style-name="Visited_20_Internet_20_Link">
Messi于7月22日作为Kubil的一部分为Inter Mayami首次亮相</text:a>
据报道，尤文图斯在2022/2023赛季中排名第七。</text:p>
      <text:p text:style-name="P4">
照片：juventus.com</text:p>
      <text:p text:style-name="P4">
News Source: <text:a xlink:type="simple" xlink:href="https://www.ukrinform.ua/rubric-sports/3726036-futbol-uventus-vikupiv-u-marsela-milika.html" text:style-name="Internet_20_link" text:visited-style-name="Visited_20_Internet_20_Link">
https://www.ukrinform.ua/rubric-sports/3726036-futbol-uventus-vikupiv-u-marsela-milika.html</text:a>
</text:p>
      <!--NEWS-->
      <text:h text:style-name="P10" text:outline-level="1">
<text:span text:style-name="T4">
贝尔博（Berbok）称乌克兰进入欧盟的主要状况</text:span>
</text:h>
      <text:p text:style-name="P4">
作者: Ukrinform (Person)</text:p>
      <text:p text:style-name="P4">
出版商: Укринформ (Organization)</text:p>
      <text:p text:style-name="P4">
出版时间: 2023-06-22T00:21:00+03:00</text:p>
      <text:p text:style-name="P4">
修改时间: 2023-06-22T00:21:00+03:00</text:p>
      <text:p text:style-name="P4">
描述: 德国外交大臣安娜伦·贝布（Annalen Berb）呼吁乌克兰结束“裙带关系和腐败30年”，加入欧盟。  - 乌克林。</text:p>
      <text:p text:style-name="P4">
图片: ['<text:a xlink:type="simple" xlink:href="https://static.ukrinform.com/photos/2022_08/thumb_files/630_360_1661958577-366.jpg" text:style-name="Internet_20_link" text:visited-style-name="Visited_20_Internet_20_Link">
630_360_16619...</text:a>
']</text:p>
      <text:p text:style-name="P4">
标签: ['Євросоюз', 'Німеччина', 'Україна']</text:p>
      <text:p text:style-name="P4">
类型: Article</text:p>
      <!--METADATA-->
      <text:p text:style-name="P4">
<draw:frame draw:style-name="fr1" draw:name="Image335" text:anchor-type="as-char" svg:width="6.9236in" svg:height="3.956343in" draw:z-index="0">
<draw:image xlink:href="../Images/yкринформ/2023-06-22T00-21-00-03-00/630_360_1661958577-366.jpg" xlink:type="simple" xlink:show="embed" xlink:actuate="onLoad" draw:mime-type="image/jpeg"/>
</draw:frame>
德国的负责人安娜琳·贝布(Annalen Berb)呼吁乌克兰(Ukraine)结束“卡明和腐败30年”，加入了欧盟。</text:p>
      <text:p text:style-name="P4">
正如乌克林福姆报道了<text:a xlink:type="simple" xlink:href="https://www.welt.de/politik/ausland/article245981648/Ukraine-News-Kiewer-Geheimdienst-bestaetigt-russischen-Angriff-auf-eigene-Zentrale.html" text:style-name="Internet_20_link" text:visited-style-name="Visited_20_Internet_20_Link">
Die Welt</text:a>
她在伦敦关于乌克兰恢复会议的伦敦说。</text:p>
      <text:p text:style-name="P4">
同时，贝尔博克指出，乌克兰的改革步骤目前正在“令人难以置信的速度”，并强调我们的国家已经取得了改革的进步，尤其是在自由媒体和法治领域，这是得到德国的支持。</text:p>
      <text:p text:style-name="P4">
<text:span text:style-name="T4">
另请阅读：</text:span>
 <text:span text:style-name="T4">
 [乌克兰从灰烬中升起(https://www.ukrinform.ua/rubric-polytics/3725764-ukraina-pidnimaetsa-z-popelu-vijni-ta-boretsa-za-evropejske-majbutne-ursula-fon-der-laen.html)</text:span>
</text:p>
      <text:p text:style-name="P4">
部长们强调：“但是，很明显，未来需要进一步的进步才能结束30年的裙带关系，有必要清楚地指出，腐败也应该完成。”成为“令人难以置信的速度”。</text:p>
      <text:p text:style-name="P4">
<text:span text:style-name="T4">
另请阅读：</text:span>
 <text:span text:style-name="T4">
 <text:a xlink:type="simple" xlink:href="https://www.ukrinform.ua/rubric-polytics/3725754-berbok-mi-hocemo-sob-ukraina-vigrala-cu-vijnu-ta-mir.html" text:style-name="Internet_20_link" text:visited-style-name="Visited_20_Internet_20_Link">
Berbok：我们希望乌克兰赢得这场战争与和平</text:a>
</text:span>
</text:p>
      <text:p text:style-name="P4">
她还强调，毫无疑问，乌克兰仍然加入欧盟。</text:p>
      <text:p text:style-name="P4">
“因此，私营公司在该国重建中的投资更为主导，因为它们最终加强了欧洲国内市场。乌克兰可以成为加强<text:span text:style-name="T4">
 [欧洲]的决定性因素。(https://www.ukrinform.ua/tag-evrosouz)</text:span>
国内市场，尤其是纯粹的能源。”部长说。</text:p>
      <text:p text:style-name="P4">
据报道，_ <text:span text:style-name="T4">
 [英国于6月21日举行了一次会议。 这是给出的(https://www.ukrinform.ua/rubric-vidbudova/3725670-u-londoni-pocinaetsa-miznarodna-konferencia-z-vidnovlenna-ukraini.html)</text:span>
 _</text:p>
      <text:p text:style-name="P4">
News Source: <text:a xlink:type="simple" xlink:href="https://www.ukrinform.ua/rubric-polytics/3726037-berbok-nazvala-golovnu-umovu-vstupu-ukraini-do-evrosouzu.html" text:style-name="Internet_20_link" text:visited-style-name="Visited_20_Internet_20_Link">
https://www.ukrinform.ua/rubric-polytics/3726037-berbok-nazvala-golovnu-umovu-vstupu-ukraini-do-evrosouzu.html</text:a>
</text:p>
      <!--NEWS-->
      <text:h text:style-name="P10" text:outline-level="1">
<text:span text:style-name="T4">
国务院计划在Baiden关于“独裁者” SI的声明后继续与中国互动</text:span>
</text:h>
      <text:p text:style-name="P4">
作者: Ukrinform (Person)</text:p>
      <text:p text:style-name="P4">
出版商: Укринформ (Organization)</text:p>
      <text:p text:style-name="P4">
出版时间: 2023-06-22T00:35:00+03:00</text:p>
      <text:p text:style-name="P4">
修改时间: 2023-06-22T00:35:00+03:00</text:p>
      <text:p text:style-name="P4">
描述: 美国国务院承认，与中国的关系存在差异，但即使在拜登（Si Jinping）的急切陈述之后，也表达了对进一步互动和继续谈判的希望。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Байден', 'Китай', 'Сі Цзіньпін', 'США']</text:p>
      <text:p text:style-name="P4">
类型: Article</text:p>
      <!--METADATA-->
      <text:p text:style-name="P4">
<draw:frame draw:style-name="fr1" draw:name="Image336" text:anchor-type="as-char" svg:width="6.9236in" svg:height="3.956343in" draw:z-index="0">
<draw:image xlink:href="../Images/yкринформ/2023-06-22T00-35-00-03-00/630_360_1521097272-9495.jpg" xlink:type="simple" xlink:show="embed" xlink:actuate="onLoad" draw:mime-type="image/jpeg"/>
</draw:frame>
美国国务院承认，与中国的关系存在差异，但是，即使在Baiden对Si Jinping的敏锐陈述之后，也希望进行进一步互动和继续进行谈判。</text:p>
      <text:p text:style-name="P4">
据报道，相关声明是在周三在副地区政府韦德特·帕特尔(Vedant Patel)的简报中发表的。</text:p>
      <text:p text:style-name="P4">
“因为没有人感到惊讶的是，我们当然有我们同意的差异和事物，总统(拜登 -  ed。)认为外交努力，包括最近一次国务卿(北京 -  ed。)，有一种负责调节紧张局势的方式。”国务院说。</text:p>
      <text:p text:style-name="P4">
<text:span text:style-name="T4">
另请阅读：</text:span>
 <text:span text:style-name="T4">
 <text:a xlink:type="simple" xlink:href="https://www.ukrinform.ua/rubric-world/3725612-bajden-nazvav-si-czinpina-diktatorom.html" text:style-name="Internet_20_link" text:visited-style-name="Visited_20_Internet_20_Link">
拜登称为xi jinping独裁者</text:a>
</text:span>
</text:p>
      <text:p text:style-name="P4">
回答一个问题，上一位总统最近的评论是否会影响(https://www.ukrinform.ua/tag-bajden)**在政府计划访问中国时，帕特尔指出，华盛顿在等待进一步的互动“正确的时机”。</text:p>
      <text:p text:style-name="P4">
正如乌克林福姆报道的那样，美国总统乔·拜登(Joe Biden)周二在加利福尼亚举行的一项竞选活动中_ <text:span text:style-name="T4">
(https://www.ukrinform.ua/rubric-world/3725612-bajden-nazvav-si-czinpina-diktatorom.html)</text:span>
 _。</text:p>
      <text:p text:style-name="P4">
<text:span text:style-name="T4">
另请阅读：</text:span>
 <text:span text:style-name="T4">
 <text:a xlink:type="simple" xlink:href="https://www.ukrinform.ua/rubric-world/3725721-kitaj-oburili-slova-bajdena-pro-diktatora.html" text:style-name="Internet_20_link" text:visited-style-name="Visited_20_Internet_20_Link">
中国激怒了拜登关于“独裁者”的话</text:a>
</text:span>
</text:p>
      <text:p text:style-name="P4">
白宫的代理负责人仍将中国称为“本质上”的独裁统治，但是，在访问北京两天后，安东尼·布林克根州长安东尼·布林克根(Anthony Blinken)的国家秘书在两个国家都被称为积极对话。</text:p>
      <text:p text:style-name="P4">
News Source: <text:a xlink:type="simple" xlink:href="https://www.ukrinform.ua/rubric-world/3726038-derzdep-planue-j-nadali-vzaemodiati-z-kitaem-pisla-zaavi-bajdena-pro-diktatora-si.html" text:style-name="Internet_20_link" text:visited-style-name="Visited_20_Internet_20_Link">
https://www.ukrinform.ua/rubric-world/3726038-derzdep-planue-j-nadali-vzaemodiati-z-kitaem-pisla-zaavi-bajdena-pro-diktatora-si.html</text:a>
</text:p>
      <!--NEWS-->
      <text:h text:style-name="P10" text:outline-level="1">
<text:span text:style-name="T4">
乌克兰可以将能源领域的投资机会提高到近4000亿美元</text:span>
</text:h>
      <text:p text:style-name="P4">
作者: Ukrinform (Person)</text:p>
      <text:p text:style-name="P4">
出版商: Укринформ (Organization)</text:p>
      <text:p text:style-name="P4">
出版时间: 2023-06-22T00:44:00+03:00</text:p>
      <text:p text:style-name="P4">
修改时间: 2023-06-22T00:44:00+03:00</text:p>
      <text:p text:style-name="P4">
描述: 根据新的能源战略，乌克兰新能源产能的投资机会为3830亿美元。  - 乌克林。</text:p>
      <text:p text:style-name="P4">
图片: ['<text:a xlink:type="simple" xlink:href="https://static.ukrinform.com/photos/2023_06/thumb_files/630_360_1687384068-330.jpg" text:style-name="Internet_20_link" text:visited-style-name="Visited_20_Internet_20_Link">
630_360_16873...</text:a>
']</text:p>
      <text:p text:style-name="P4">
标签: ['Економіка', 'Енергетика', 'Євросоюз', 'Інвестиції', 'Україна']</text:p>
      <text:p text:style-name="P4">
类型: Article</text:p>
      <!--METADATA-->
      <text:p text:style-name="P4">
<draw:frame draw:style-name="fr1" draw:name="Image337" text:anchor-type="as-char" svg:width="6.9236in" svg:height="3.956343in" draw:z-index="0">
<draw:image xlink:href="../Images/yкринформ/2023-06-22T00-44-00-03-00/630_360_1687384068-330.jpg" xlink:type="simple" xlink:show="embed" xlink:actuate="onLoad" draw:mime-type="image/jpeg"/>
</draw:frame>
根据新的能源战略，乌克兰新能源部分的投资机会为3830亿美元。</text:p>
      <text:p text:style-name="P4">
乌克林福姆(Ukrinform)表示，这在能源战略中一直在乌克兰能源部在伦敦恢复伦敦的恢复会议上提出，直到2050年，乌克兰能源部大臣乌克兰能源部赫尔曼·赫尔曼·盖申科(Ukraine Herman Galushchenko)。</text:p>
      <text:p text:style-name="P4">
消息说：“通常，新能源产能的投资机会为3830亿美元。45亿美元。”</text:p>
      <text:p text:style-name="P4">
<text:span text:style-name="T4">
另请阅读：</text:span>
 <text:span text:style-name="T4">
 <text:a xlink:type="simple" xlink:href="https://www.ukrinform.ua/rubric-polytics/3725853-donorska-platforma-dopomoze-ukraini-prosuvati-reformi-na-slahu-do-es-fon-der-laen.html" text:style-name="Internet_20_link" text:visited-style-name="Visited_20_Internet_20_Link">
捐助者平台将帮助乌克兰促进通往欧盟的道路的改革-Von der Lyen</text:a>
</text:span>
</text:p>
      <text:p text:style-name="P4">
值得注意的是，乌克兰到2050(储能) - 高达38 gW，原子生成 - 最多30 gW，Tabionergetic能力的TPP-高达18 gW，氢化 - 高达9 GW。</text:p>
      <text:p text:style-name="P4">
该战略的关键任务是将乌克兰转变为欧洲的能源枢纽，这将有助于非洲最终通过乌克兰生产的纯净能源来摆脱对俄罗斯挖掘燃料的依赖。</text:p>
      <text:p text:style-name="P4">
“由于乌克兰必须成为欧盟成员，因此我们的能源部门拥有能源市场和欧盟安全目标的法定部分。 欧盟可以授予乌克兰：我们准备向欧洲合作伙伴绿色电力公司，欧洲最大的地下气体存储设施，氢生产和生产的潜力<text:span text:style-name="T4">
 <text:a xlink:type="simple" xlink:href="https://www.ukrinform.ua/tag-energetika" text:style-name="Internet_20_link" text:visited-style-name="Visited_20_Internet_20_Link">
Energy</text:a>
</text:span>
设备不仅用于恢复乌克兰，而且还用于整个欧洲的能源过渡。”部长说。</text:p>
      <text:p text:style-name="P4">
<text:span text:style-name="T4">
另请阅读：</text:span>
 <text:span text:style-name="T4">
 <text:a xlink:type="simple" xlink:href="https://www.ukrinform.ua/rubric-vidbudova/3725518-specialnij-fond-dopomogi-ukraini-bude-obumovlenij-reformami-ta-ruhom-do-es-evrokomisia.html" text:style-name="Internet_20_link" text:visited-style-name="Visited_20_Internet_20_Link">
乌克兰的特殊援助基金将直接向欧盟委员会的欧盟委员会改革</text:a>
</text:span>
</text:p>
      <text:p text:style-name="P4">
Galushchenko强调，为了吸引投资者，即使在战争条件下，乌克兰当局也会做出决定，以使改革能够使能源市场化。能源部补充说：“能源战略为发展统计经济学的发展提供了几种情况，这些方案取决于战争结束的截止日期，国内生产总值增长的增长，人口状况以及乌克兰融入欧盟的融合。”</text:p>
      <text:p text:style-name="P4">
<text:span text:style-name="T4">
另请阅读：</text:span>
 <text:span text:style-name="T4">
 <text:a xlink:type="simple" xlink:href="https://www.ukrinform.ua/rubric-economy/3725964-ukraina-mae-na-meti-za-desat-rokiv-zbilsiti-vvp-do-1-triljona-minekonomiki.html" text:style-name="Internet_20_link" text:visited-style-name="Visited_20_Internet_20_Link">
乌克兰的目标是将GDP增加到十年来的1万亿美元 - 经济部</text:a>
</text:span>
</text:p>
      <text:p text:style-name="P4">
据报道，6月21日在伦敦举行的乌克兰国防会议开始，该会议将确定战后重建和国家现代化的优先，中期和观点任务。</text:p>
      <text:p text:style-name="P4">
<text:span text:style-name="T5">
foto：mev.gov.ua</text:span>
</text:p>
      <text:p text:style-name="P4">
News Source: <text:a xlink:type="simple" xlink:href="https://www.ukrinform.ua/rubric-economy/3726039-ukraina-moze-zbilsiti-investicijni-mozlivosti-v-energosektori-do-majze-400-milardiv.html" text:style-name="Internet_20_link" text:visited-style-name="Visited_20_Internet_20_Link">
https://www.ukrinform.ua/rubric-economy/3726039-ukraina-moze-zbilsiti-investicijni-mozlivosti-v-energosektori-do-majze-400-milardiv.html</text:a>
</text:p>
      <!--NEWS-->
      <text:h text:style-name="P10" text:outline-level="1">
<text:span text:style-name="T4">
在乌克兰今年20个活力中心 - 社会政策部将配备</text:span>
</text:h>
      <text:p text:style-name="P4">
作者: Ukrinform (Person)</text:p>
      <text:p text:style-name="P4">
出版商: Укринформ (Organization)</text:p>
      <text:p text:style-name="P4">
出版时间: 2023-06-22T00:54:00+03:00</text:p>
      <text:p text:style-name="P4">
修改时间: 2023-06-22T00:54:00+03:00</text:p>
      <text:p text:style-name="P4">
描述: 到今年年底，乌克兰将配备20个活力中心，其中各种社会机构的工作将得到协调。  - 乌克林。</text:p>
      <text:p text:style-name="P4">
图片: ['<text:a xlink:type="simple" xlink:href="https://static.ukrinform.com/photos/2022_12/thumb_files/630_360_1670246438-440.jpg" text:style-name="Internet_20_link" text:visited-style-name="Visited_20_Internet_20_Link">
630_360_16702...</text:a>
']</text:p>
      <text:p text:style-name="P4">
标签: ['Ізраїль', 'Мінсоцполітики', 'Україна']</text:p>
      <text:p text:style-name="P4">
类型: Article</text:p>
      <!--METADATA-->
      <text:p text:style-name="P4">
<draw:frame draw:style-name="fr1" draw:name="Image338" text:anchor-type="as-char" svg:width="6.9236in" svg:height="3.956343in" draw:z-index="0">
<draw:image xlink:href="../Images/yкринформ/2023-06-22T00-54-00-03-00/630_360_1670246438-440.jpg" xlink:type="simple" xlink:show="embed" xlink:actuate="onLoad" draw:mime-type="image/jpeg"/>
</draw:frame>
到乌克兰结束时，将有20个活力中心，其中将有各种社会机构的协调工作。</text:p>
      <text:p text:style-name="P4">
社会政策部长奥克斯·佐尔诺维奇(Oxyan Zholnovich)在对以色列的工作访问期间向社会政策部报告了社会政策部长Oxyan Zholnovich分享了该中心安排的计划。</text:p>
      <text:p text:style-name="P4">
“到2023年底，计划在乌克兰装备20个活力中心...</text:p>
      <text:p text:style-name="P4">
<text:span text:style-name="T4">
另请阅读：</text:span>
 <text:span text:style-name="T4">
 <text:a xlink:type="simple" xlink:href="https://www.ukrinform.ua/rubric-society/3725031-navcanna-v-izraili-z-nadanna-psihologicnoi-dopomogi-projsli-5000-ukrainciv-zelenska.html" text:style-name="Internet_20_link" text:visited-style-name="Visited_20_Internet_20_Link">
在以色列提供心理援助的教育已经通过了5000名乌克兰人-Zelenska</text:a>
</text:span>
</text:p>
      <text:p text:style-name="P4">
乔尔诺维奇认为，这种中心在欧文的投影已经开始 - 这是受俄罗斯在基辅地区侵略最大的城市之一。</text:p>
      <text:p text:style-name="P4">
“为了完整的项目启动，有必要为超过7000多名社会工作者，心理学家和案件做好准备。</text:p>
      <text:p text:style-name="P4">
正如该机构之前报道的那样，_ <text:span text:style-name="T4">
 <text:a xlink:type="simple" xlink:href="https://www.ukrinform.ua/rubric-vidbudova/3716189-v-ukraini-za-prikladom-izrailu-zavitsa-20-centriv-zittestijkosti.html" text:style-name="Internet_20_link" text:visited-style-name="Visited_20_Internet_20_Link">
中心将工作</text:a>
</text:span>
 _多学科指挥和信息经理，他们将协助为各种社会服务和学习活动的依恋提供咨询。还设想心理学家和志愿者协调员的工作。</text:p>
      <text:p text:style-name="P4">
以色列专家将在与以色列大使馆与以色列大使馆的社会政策部达成协议中。</text:p>
      <text:p text:style-name="P4">
News Source: <text:a xlink:type="simple" xlink:href="https://www.ukrinform.ua/rubric-ato/3726040-v-ukraini-cogoric-oblastuut-20-centriv-zittestijkosti-minsocpolitiki.html" text:style-name="Internet_20_link" text:visited-style-name="Visited_20_Internet_20_Link">
https://www.ukrinform.ua/rubric-ato/3726040-v-ukraini-cogoric-oblastuut-20-centriv-zittestijkosti-minsocpolitiki.html</text:a>
</text:p>
      <!--NEWS-->
      <text:h text:style-name="P10" text:outline-level="1">
<text:span text:style-name="T4">
乌克兰侦察兵在克里姆林宫引起愤怒</text:span>
</text:h>
      <text:p text:style-name="P4">
作者: ['АРМІЯINFORM']</text:p>
      <text:p text:style-name="P4">
时间: 2023-06-22T99:00:00-04:00</text:p>
      <text:p text:style-name="P4">
描述: 英国杂志《经济学人》发表了有关负责人管理负责人的成熟……与乌克兰2022年的战争，今天与乌克兰最新新闻，今天与乌克兰2022年的新闻战争，乌克兰与俄罗斯，俄罗斯和俄罗斯和俄罗斯和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20230621-02.jpg" text:style-name="Internet_20_link" text:visited-style-name="Visited_20_Internet_20_Link">
20230621-02.jpg</text:a>
']</text:p>
      <text:p text:style-name="P4">
标签: ['ГУР МОУ', 'КИРИЛО БУДАНОВ', 'РОЗВІДКА']</text:p>
      <text:p text:style-name="P4">
类别: News</text:p>
      <!--METADATA-->
      <text:p text:style-name="P4">
<draw:frame draw:style-name="fr1" draw:name="Image339" text:anchor-type="as-char" svg:width="6.9236in" svg:height="3.894525in" draw:z-index="0">
<draw:image xlink:href="../Images/AРМІЯINFORM/2023-06-22T99-00-00-04-00/20230621-02.jpg" xlink:type="simple" xlink:show="embed" xlink:actuate="onLoad" draw:mime-type="image/jpeg"/>
</draw:frame>
英国杂志经济学家发布了<text:a xlink:type="simple" xlink:href="https://www.economist.com/europe/2023/06/20/ukraines-spymaster-has-got-under-the-kremlins-skin" text:style-name="Internet_20_link" text:visited-style-name="Visited_20_Internet_20_Link">
材料</text:a>
基里尔·布·巴塔诺夫(Kiril Budanov)以及在与俄罗斯的一场全面战争中领导他的部门的角色，围绕乌克兰情报局的主要局长。</text:p>
      <text:p text:style-name="P4">
该出版物的记者与他的下属官员基里尔·布达诺夫(Kirill Budanov)进行了交谈，以及西方大国的情报，以打开乌克兰军事情报局长的性格。</text:p>
      <text:p text:style-name="P4">
基里尔·布达塔诺夫(Kirill Budanov)本人被问及由反国家侵略者执导的大胆特殊行动，以及俄罗斯的核威胁。</text:p>
      <text:p text:style-name="P4">
“我们在战争中。 克里姆林宫的无人机向世界表明，俄罗斯的防御只是一个波姆金村庄，”西里尔·基里尔(Cyril Kirill)引用了经济学家的话说，并指出乌克兰没有确认其参与俄罗斯气味的特种作品。</text:p>
      <text:p text:style-name="P4">
乌克兰国防部gur的负责人强调，如果没有俄罗斯的战略击败，就不会有权力的统治，并且使用核武器侵略者的风险很低。</text:p>
      <text:p text:style-name="P4">
“作为侦察经理，我告诉你 - 这不会。 有了我所有不幸的俄语，统治这个国家的白痴并不多。”基里洛布达诺夫说。</text:p>
      <text:p text:style-name="P4">
News Source: <text:a xlink:type="simple" xlink:href="https://armyinform.com.ua/2023/06/22/ukrayinskyj-rozvidnyk-vyklykaye-lyut-u-kremli/" text:style-name="Internet_20_link" text:visited-style-name="Visited_20_Internet_20_Link">
https://armyinform.com.ua/2023/06/22/ukrayinskyj-rozvidnyk-vyklykaye-lyut-u-kreml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